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automatic-styles/>
  <office:body>
    <office:spreadsheet>
      <table:table table:name="Sheet1"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Mousse de Chocolate Ao Leite 80 g</text:p>
          </table:table-cell>
          <table:table-cell office:value-type="string">
            <text:p>Procedência: Brasil – SP</text:p>
          </table:table-cell>
          <table:table-cell office:value-type="string">
            <text:p>Peso Bruto: 1,20Kg</text:p>
          </table:table-cell>
          <table:table-cell office:value-type="string">
            <text:p>Peso Líquido: 0,960g</text:p>
          </table:table-cell>
          <table:table-cell office:value-type="string">
            <text:p>Embalagem: Papelão Ondulado</text:p>
          </table:table-cell>
          <table:table-cell office:value-type="string">
            <text:p>Quantidade: Caixa c/12 UNI </text:p>
          </table:table-cell>
          <table:table-cell office:value-type="string">
            <text:p>Formato de venda: Caixa</text:p>
          </table:table-cell>
          <table:table-cell office:value-type="string">
            <text:p> Obs:  Mousse Sabor Chocolate Ao Leite( UMA VEZ DESCONGELADO, NÃO RECONGELAR)</text:p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Torta Holandesa 80g</text:p>
          </table:table-cell>
          <table:table-cell office:value-type="string">
            <text:p>Procedência: Brasil – SP</text:p>
          </table:table-cell>
          <table:table-cell office:value-type="string">
            <text:p>Peso Bruto: 1,20Kg</text:p>
          </table:table-cell>
          <table:table-cell office:value-type="string">
            <text:p>Peso Líquido: 0,960g</text:p>
          </table:table-cell>
          <table:table-cell office:value-type="string">
            <text:p>Embalagem: Papelão Ondulado</text:p>
          </table:table-cell>
          <table:table-cell office:value-type="string">
            <text:p>Quantidade: Caixa c/12 UNI </text:p>
          </table:table-cell>
          <table:table-cell office:value-type="string">
            <text:p>Formato de venda: Caixa</text:p>
          </table:table-cell>
          <table:table-cell office:value-type="string">
            <text:p>Obs:  Base de Biscoito Doce, Creme Holandes Com Cobertura de Chocolate de Enfeite de Biscoito Coberto de Chocolate( UMA VEZ DESCONGELADO, NÃO RECONGELAR)</text:p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>Mousse de Creme Chocolate e Biscoito Negresco 80g</text:p>
          </table:table-cell>
          <table:table-cell office:value-type="string">
            <text:p>Procedência: Brasil – SP</text:p>
          </table:table-cell>
          <table:table-cell office:value-type="string">
            <text:p>Peso Bruto: 1,20Kg</text:p>
          </table:table-cell>
          <table:table-cell office:value-type="string">
            <text:p>Peso Líquido: 0,960g</text:p>
          </table:table-cell>
          <table:table-cell office:value-type="string">
            <text:p>Embalagem: Papelão Ondulado</text:p>
          </table:table-cell>
          <table:table-cell office:value-type="string">
            <text:p>Quantidade: Caixa c/12 UNI </text:p>
          </table:table-cell>
          <table:table-cell office:value-type="string">
            <text:p>Formato de venda: Caixa</text:p>
          </table:table-cell>
          <table:table-cell office:value-type="string">
            <text:p>Obs:  Mousse e Creme Com Chocolate e Cobertura de Biscoito Granulado de Chocolate( UMA VEZ DESCONGELADO, NÃO RECONGELAR)</text:p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Pudim de Leite 90g</text:p>
          </table:table-cell>
          <table:table-cell office:value-type="string">
            <text:p>Procedência: Brasil – SP</text:p>
          </table:table-cell>
          <table:table-cell office:value-type="string">
            <text:p>Peso Bruto: 1,29Kg</text:p>
          </table:table-cell>
          <table:table-cell office:value-type="string">
            <text:p>Peso Líquido: 1,08Kg</text:p>
          </table:table-cell>
          <table:table-cell office:value-type="string">
            <text:p>Embalagem: Papelão Ondulado</text:p>
          </table:table-cell>
          <table:table-cell office:value-type="string">
            <text:p>Quantidade: Caixa c/12 UNI </text:p>
          </table:table-cell>
          <table:table-cell office:value-type="string">
            <text:p>Formato de venda: Caixa</text:p>
          </table:table-cell>
          <table:table-cell office:value-type="string">
            <text:p>Obs:  Pudim de Leite Com Calda de Caramelo( UMA VEZ DESCONGELADO, NÃO RECONGELAR)</text:p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>Mussarela Vó Alzira Frizzo</text:p>
          </table:table-cell>
          <table:table-cell office:value-type="string">
            <text:p>Procedência: Brasil</text:p>
          </table:table-cell>
          <table:table-cell office:value-type="string">
            <text:p>Peso Bruto: 3,92 Kg (Aproximadamente)</text:p>
          </table:table-cell>
          <table:table-cell office:value-type="string">
            <text:p>Peso Liquido: 3,88 Kg</text:p>
          </table:table-cell>
          <table:table-cell office:value-type="string">
            <text:p>Embalagem: Vácuo</text:p>
          </table:table-cell>
          <table:table-cell office:value-type="string">
            <text:p>Quantidade: 6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Leite Integral IFrizzo (GP2)</text:p>
          </table:table-cell>
          <table:table-cell office:value-type="string">
            <text:p>Procedência: Brasil</text:p>
          </table:table-cell>
          <table:table-cell office:value-type="string">
            <text:p>Volume: 1L</text:p>
          </table:table-cell>
          <table:table-cell office:value-type="string">
            <text:p>Embalagem: Caixa</text:p>
          </table:table-cell>
          <table:table-cell office:value-type="string">
            <text:p>Quantidade: Caixa C/ 12 unid de 1L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>Creme de Cebola Qualimax 1 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acote 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>Peperoni Fatiado Cardeal 500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>Peperoni Fatiado Cardeal 500g ( R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>Peperoni Peça Cardeal 1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eperoni Peça Cardeal 1kg  (R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ocolis Cong Golden Foods Premium 2,5 Kg (GP2)</text:p>
          </table:table-cell>
          <table:table-cell office:value-type="string">
            <text:p> Procedencia: Bèlgica</text:p>
          </table:table-cell>
          <table:table-cell office:value-type="string">
            <text:p>Peso Bruto: 2,5 Kg</text:p>
          </table:table-cell>
          <table:table-cell office:value-type="string">
            <text:p>Embalagem: Pacote de plástico&lt;br/&gt;</text:p>
            <text:p>Quantidade: Caixa C/ 4 Pct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rocolis Cong Golden Foods Premium 2,5 Kg (R)</text:p>
          </table:table-cell>
          <table:table-cell office:value-type="string">
            <text:p>Procedencia: Bèlgica</text:p>
          </table:table-cell>
          <table:table-cell office:value-type="string">
            <text:p>Peso Bruto: 2,5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anteiga Multibom S/Sal 5Kg (GP2)</text:p>
          </table:table-cell>
          <table:table-cell office:value-type="string">
            <text:p>Procedência: Brasil – Rondonia&lt;br/&gt;</text:p>
            <text:p>Peso líquido: 5kg</text:p>
          </table:table-cell>
          <table:table-cell office:value-type="string">
            <text:p>Embalagem: Lataria</text:p>
          </table:table-cell>
          <table:table-cell office:value-type="string">
            <text:p>Quantidade: Avulso</text:p>
          </table:table-cell>
          <table:table-cell office:value-type="string">
            <text:p>Formato de venda: 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</text:p>
          </table:table-cell>
          <table:table-cell office:value-type="string">
            <text:p>Parmesão Santa Maria 5 Kg</text:p>
          </table:table-cell>
          <table:table-cell office:value-type="string">
            <text:p>Procedencia: Barbacena  – MG</text:p>
          </table:table-cell>
          <table:table-cell office:value-type="string">
            <text:p>Peso Bruto: 5 Kg</text:p>
          </table:table-cell>
          <table:table-cell office:value-type="string">
            <text:p>Peso Li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Fardo C/ 5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ocolis Cong. Cantu 2Kg (GP2)</text:p>
          </table:table-cell>
          <table:table-cell office:value-type="string">
            <text:p>Procedencia:  Murtosa – Portugal</text:p>
          </table:table-cell>
          <table:table-cell office:value-type="string">
            <text:p>Peso Bruto: 2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ussarela Lirio dos Vales</text:p>
          </table:table-cell>
          <table:table-cell office:value-type="string">
            <text:p>Procedência : Brasil – MT</text:p>
          </table:table-cell>
          <table:table-cell office:value-type="string">
            <text:p>Peso bruto:4,313 kg (aproximados)</text:p>
          </table:table-cell>
          <table:table-cell office:value-type="string">
            <text:p>Peso liquido:4,30 Kg (kg aproximados)</text:p>
          </table:table-cell>
          <table:table-cell office:value-type="string">
            <text:p>Embalagem:plastica a va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nteiga La Salle S/Sal 5Kg</text:p>
          </table:table-cell>
          <table:table-cell office:value-type="string">
            <text:p> Procedencia: Brasil –  PR</text:p>
          </table:table-cell>
          <table:table-cell office:value-type="string">
            <text:p>Peso Liquido: 5 Kg</text:p>
          </table:table-cell>
          <table:table-cell office:value-type="string">
            <text:p>Embalagem: Papelão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</text:p>
          </table:table-cell>
          <table:table-cell office:value-type="string">
            <text:p>Frango a Passarinho C.Vale IQF 15 Kg (GP2)</text:p>
          </table:table-cell>
          <table:table-cell office:value-type="string">
            <text:p>Procedência: Brasil – PR</text:p>
          </table:table-cell>
          <table:table-cell office:value-type="string">
            <text:p>Peso Bruto: 15 Kg (Caixa)</text:p>
          </table:table-cell>
          <table:table-cell office:value-type="string">
            <text:p>Peso Liquido: 1 Kg ( Pct)</text:p>
          </table:table-cell>
          <table:table-cell office:value-type="string">
            <text:p>Embalagem: Envelopada </text:p>
          </table:table-cell>
          <table:table-cell office:value-type="string">
            <text:p>Quantidade: Caixa C/ 15 Pct</text:p>
          </table:table-cell>
          <table:table-cell office:value-type="string">
            <text:p>Formato de venda: Cx </text:p>
          </table:table-cell>
          <table:table-cell office:value-type="string">
            <text:p>Obs: IQF </text:p>
          </table:table-cell>
          <table:table-cell office:value-type="string">
            <text:p/>
          </table:table-cell>
        </table:table-row>
        <table:table-row>
          <table:table-cell office:value-type="string">
            <text:p>20</text:p>
          </table:table-cell>
          <table:table-cell office:value-type="string">
            <text:p>Ervilha Vegetal Cong. Jardim Frio 2,5 Kg(GP2)</text:p>
          </table:table-cell>
          <table:table-cell office:value-type="string">
            <text:p> Procedencia: Portugal</text:p>
          </table:table-cell>
          <table:table-cell office:value-type="string">
            <text:p>Peso Bruto: 2,560 Kg</text:p>
          </table:table-cell>
          <table:table-cell office:value-type="string">
            <text:p>Peso Líquido: 2,5 K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</text:p>
          </table:table-cell>
          <table:table-cell office:value-type="string">
            <text:p>Agua Mineral Crystal C/ Gas 1,5l C/06 UND</text:p>
          </table:table-cell>
          <table:table-cell office:value-type="string">
            <text:p>Procedencia: Mogi das Cruzes- SP</text:p>
          </table:table-cell>
          <table:table-cell office:value-type="string">
            <text:p>Volume: 1,5 L</text:p>
          </table:table-cell>
          <table:table-cell office:value-type="string">
            <text:p>Embalagem: Pet</text:p>
          </table:table-cell>
          <table:table-cell office:value-type="string">
            <text:p>Quantidade: Fardo C/ 6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</text:p>
          </table:table-cell>
          <table:table-cell office:value-type="string">
            <text:p>Camarão 7 Barbas Descascado Congelado Azul Marinho 800g (GP2)</text:p>
          </table:table-cell>
          <table:table-cell office:value-type="string">
            <text:p>Procedencia: Brasil – SP</text:p>
          </table:table-cell>
          <table:table-cell office:value-type="string">
            <text:p>Peso Bruto: 18,5 Kg ( Caixa)</text:p>
          </table:table-cell>
          <table:table-cell office:value-type="string">
            <text:p> Peso Líquido: 16 Kg (Caixa)</text:p>
          </table:table-cell>
          <table:table-cell office:value-type="string">
            <text:p>Peso Líquido: 800 g (Pct) </text:p>
          </table:table-cell>
          <table:table-cell office:value-type="string">
            <text:p> Embalagem: Pacote plástico&lt;br/&gt;</text:p>
            <text:p>Quantidade: Caixa C/ 20 Pct de 800g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</text:p>
          </table:table-cell>
          <table:table-cell office:value-type="string">
            <text:p>Camarão 7 Barbas Descascado Congelado Azul Marinho 800g (R)</text:p>
          </table:table-cell>
          <table:table-cell office:value-type="string">
            <text:p> Procedencia: Brasil – SP</text:p>
          </table:table-cell>
          <table:table-cell office:value-type="string">
            <text:p>Peso Bruto: 18,5 Kg ( Caixa)</text:p>
          </table:table-cell>
          <table:table-cell office:value-type="string">
            <text:p> Peso Líquido: 16 Kg (Caixa)</text:p>
          </table:table-cell>
          <table:table-cell office:value-type="string">
            <text:p>Peso Líquido: 800 g (Pct) </text:p>
          </table:table-cell>
          <table:table-cell office:value-type="string">
            <text:p>  Embalagem: Pacote plástico</text:p>
          </table:table-cell>
          <table:table-cell office:value-type="string">
            <text:p>Quantidade: Caixa C/ 20 Pct de 800g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</table:table-row>
        <table:table-row>
          <table:table-cell office:value-type="string">
            <text:p>24</text:p>
          </table:table-cell>
          <table:table-cell office:value-type="string">
            <text:p>Café Melitta Pouch 500 g</text:p>
          </table:table-cell>
          <table:table-cell office:value-type="string">
            <text:p> Procedência: Brasil – SP&lt;br/&gt;</text:p>
            <text:p>Peso Bruto: 550 Kg </text:p>
          </table:table-cell>
          <table:table-cell office:value-type="string">
            <text:p>Peso Líquido: 500 Kg</text:p>
          </table:table-cell>
          <table:table-cell office:value-type="string">
            <text:p>Embalagem Primária: Pacote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</text:p>
          </table:table-cell>
          <table:table-cell office:value-type="string">
            <text:p>Salame  Fatiado Aurora 100g</text:p>
          </table:table-cell>
          <table:table-cell office:value-type="string">
            <text:p>Procedência: Chapecó – SC</text:p>
          </table:table-cell>
          <table:table-cell office:value-type="string">
            <text:p>Peso Bruto: 100 G</text:p>
          </table:table-cell>
          <table:table-cell office:value-type="string">
            <text:p>Embalagem: A vácuo</text:p>
          </table:table-cell>
          <table:table-cell office:value-type="string">
            <text:p>Quantidade: Caixa C/ 3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</text:p>
          </table:table-cell>
          <table:table-cell office:value-type="string">
            <text:p>Cerveja Corona Extra Long Neck 355 ml Cx 24 Uni</text:p>
          </table:table-cell>
          <table:table-cell office:value-type="string">
            <text:p>Procedencia: México</text:p>
          </table:table-cell>
          <table:table-cell office:value-type="string">
            <text:p> Volume: 355 ml</text:p>
          </table:table-cell>
          <table:table-cell office:value-type="string">
            <text:p>Teor Alcoolico: 4,6 %</text:p>
          </table:table-cell>
          <table:table-cell office:value-type="string">
            <text:p> Embalagem: Caixa</text:p>
          </table:table-cell>
          <table:table-cell office:value-type="string">
            <text:p>Quantidade: Caixa C/ 24 Gr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</text:p>
          </table:table-cell>
          <table:table-cell office:value-type="string">
            <text:p>Alcaparra Media Bruzzo 2 Kg (GP7)</text:p>
          </table:table-cell>
          <table:table-cell office:value-type="string">
            <text:p>Procedência: Brasil – Peruana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</text:p>
          </table:table-cell>
          <table:table-cell office:value-type="string">
            <text:p>Az. Preta Azapa Gigante Bruzzo 90×110 2 Kg (GP7)</text:p>
          </table:table-cell>
          <table:table-cell office:value-type="string">
            <text:p>Procedência: Brasil – Peruana</text:p>
          </table:table-cell>
          <table:table-cell office:value-type="string">
            <text:p>Peso Líquido: 3 Kg</text:p>
          </table:table-cell>
          <table:table-cell office:value-type="string">
            <text:p>Peso drenado: 2 Kg</text:p>
          </table:table-cell>
          <table:table-cell office:value-type="string">
            <text:p>Embalagem: Balde 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</text:p>
          </table:table-cell>
          <table:table-cell office:value-type="string">
            <text:p>Queijo Parmesão Tirolez 7 Kg</text:p>
          </table:table-cell>
          <table:table-cell office:value-type="string">
            <text:p>Procedência: Brasil – SP</text:p>
          </table:table-cell>
          <table:table-cell office:value-type="string">
            <text:p>Peso bruto: 7,025 Kg</text:p>
          </table:table-cell>
          <table:table-cell office:value-type="string">
            <text:p>Peso líquido: 6,807 Kg</text:p>
          </table:table-cell>
          <table:table-cell office:value-type="string">
            <text:p>Embalagem: Plástica termo encolhivel</text:p>
          </table:table-cell>
          <table:table-cell office:value-type="string">
            <text:p>Quantidade: Caixa C/ 1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</text:p>
          </table:table-cell>
          <table:table-cell office:value-type="string">
            <text:p>Alcool Gel Tupi 80% 10Kg</text:p>
          </table:table-cell>
          <table:table-cell office:value-type="string">
            <text:p> Procedência: Brasil – SP</text:p>
          </table:table-cell>
          <table:table-cell office:value-type="string">
            <text:p>Peso Bruto: 10 Kg</text:p>
          </table:table-cell>
          <table:table-cell office:value-type="string">
            <text:p> Peso líquido: 10 Kg&lt;br/&gt;</text:p>
            <text:p> Embalagem: Bombona (Balde)</text:p>
          </table:table-cell>
          <table:table-cell office:value-type="string">
            <text:p>Quantidade: Avulso</text:p>
          </table:table-cell>
          <table:table-cell office:value-type="string">
            <text:p>Formato de venda: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</text:p>
          </table:table-cell>
          <table:table-cell office:value-type="string">
            <text:p>Alcatra C/maminha S/ OssoResfriado Marfrig Cx 23Kg</text:p>
          </table:table-cell>
          <table:table-cell office:value-type="string">
            <text:p> Procedência: Brasil- Chupinguaia -RO&lt;br/&gt;</text:p>
            <text:p>Peso bruto: 24,200kg </text:p>
          </table:table-cell>
          <table:table-cell office:value-type="string">
            <text:p>Peso líquido: 23,301 kg </text:p>
          </table:table-cell>
          <table:table-cell office:value-type="string">
            <text:p>Embalagem Primária:Embalagem Plastica Selada</text:p>
          </table:table-cell>
          <table:table-cell office:value-type="string">
            <text:p> Embalagem Secundária: Caixa Papelão Média 24 Kg</text:p>
          </table:table-cell>
          <table:table-cell office:value-type="string">
            <text:p>Quantidade média por caixa: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</text:p>
          </table:table-cell>
          <table:table-cell office:value-type="string">
            <text:p>Capa de Filé S/ Osso Resfriado Marfrig Cx 24 Kg</text:p>
          </table:table-cell>
          <table:table-cell office:value-type="string">
            <text:p>Procedência: Brasil- MT</text:p>
          </table:table-cell>
          <table:table-cell office:value-type="string">
            <text:p>Peso Bruto: 26,380 Kg  (aproximado)</text:p>
          </table:table-cell>
          <table:table-cell office:value-type="string">
            <text:p>Peso Líquido: 25,444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Kg  </text:p>
          </table:table-cell>
          <table:table-cell office:value-type="string">
            <text:p>Quantidade: Caixa C/ 10 Pct (aproximado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33</text:p>
          </table:table-cell>
          <table:table-cell office:value-type="string">
            <text:p>Rabo Cong. Bonivo Frigo Nosso 25 kg</text:p>
          </table:table-cell>
          <table:table-cell office:value-type="string">
            <text:p>Procedência: Brasil- Rio Branco – Acre</text:p>
          </table:table-cell>
          <table:table-cell office:value-type="string">
            <text:p>Peso bruto: 24,900kg (Média)</text:p>
          </table:table-cell>
          <table:table-cell office:value-type="string">
            <text:p>Peso líquido: 23,70 kg (Média)</text:p>
          </table:table-cell>
          <table:table-cell office:value-type="string">
            <text:p>Embalagem Primária:Embalagem Plastica Selada</text:p>
          </table:table-cell>
          <table:table-cell office:value-type="string">
            <text:p>  Embalagem Secundária: Caixa Papelão Média 24,90 Kg</text:p>
          </table:table-cell>
          <table:table-cell office:value-type="string">
            <text:p>  Quantidade: Caixa C/ 18 Pct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34</text:p>
          </table:table-cell>
          <table:table-cell office:value-type="string">
            <text:p>Requeijão Scalon 1,8 Kg</text:p>
          </table:table-cell>
          <table:table-cell office:value-type="string">
            <text:p>Procedência: Brasil – 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 </text:p>
          </table:table-cell>
          <table:table-cell office:value-type="string">
            <text:p>Obs: Sem Amido </text:p>
          </table:table-cell>
          <table:table-cell office:value-type="string">
            <text:p/>
          </table:table-cell>
        </table:table-row>
        <table:table-row>
          <table:table-cell office:value-type="string">
            <text:p>35</text:p>
          </table:table-cell>
          <table:table-cell office:value-type="string">
            <text:p>Chocolate em Pó Nestle 50% Cacau 2Kg</text:p>
          </table:table-cell>
          <table:table-cell office:value-type="string">
            <text:p> Procedência: Brasil&lt;br/&gt;</text:p>
            <text:p>Peso Bruto: 2Kg</text:p>
          </table:table-cell>
          <table:table-cell office:value-type="string">
            <text:p>Peso Líquido: 2Kg</text:p>
          </table:table-cell>
          <table:table-cell office:value-type="string">
            <text:p>Embalagem: Caixa com 6 Pcts de 2kg</text:p>
          </table:table-cell>
          <table:table-cell office:value-type="string">
            <text:p>Quantidade: 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</text:p>
          </table:table-cell>
          <table:table-cell office:value-type="string">
            <text:p>Az. Preta Fatiada Paladoro 2Kg (GP7)</text:p>
          </table:table-cell>
          <table:table-cell office:value-type="string">
            <text:p>Procedência: SP</text:p>
          </table:table-cell>
          <table:table-cell office:value-type="string">
            <text:p>Peso Bruto: 3,94 Kg</text:p>
          </table:table-cell>
          <table:table-cell office:value-type="string">
            <text:p>Peso Liquido: 3,3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4 BD</text:p>
          </table:table-cell>
          <table:table-cell office:value-type="string">
            <text:p>Formato de venda: BD  </text:p>
          </table:table-cell>
          <table:table-cell office:value-type="string">
            <text:p/>
          </table:table-cell>
        </table:table-row>
        <table:table-row>
          <table:table-cell office:value-type="string">
            <text:p>37</text:p>
          </table:table-cell>
          <table:table-cell office:value-type="string">
            <text:p>Brigadeiro Moça 2,57Kg</text:p>
          </table:table-cell>
          <table:table-cell office:value-type="string">
            <text:p>Procedência: Brasil</text:p>
          </table:table-cell>
          <table:table-cell office:value-type="string">
            <text:p>Peso Líquido: 2,57 Kg</text:p>
          </table:table-cell>
          <table:table-cell office:value-type="string">
            <text:p>Embalagem: Lata</text:p>
          </table:table-cell>
          <table:table-cell office:value-type="string">
            <text:p>Quantidade: Caixa C/ 6 UN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</text:p>
          </table:table-cell>
          <table:table-cell office:value-type="string">
            <text:p>Az. Verde Media 28×32 Safra Real (Barrica) 60 Kg(GP7)</text:p>
          </table:table-cell>
          <table:table-cell office:value-type="string">
            <text:p>Procedência: Argentina</text:p>
          </table:table-cell>
          <table:table-cell office:value-type="string">
            <text:p>Peso Bruto: 90Kg</text:p>
          </table:table-cell>
          <table:table-cell office:value-type="string">
            <text:p>Peso Liquido: 58Kg</text:p>
          </table:table-cell>
          <table:table-cell office:value-type="string">
            <text:p>Embalagem: Barr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</text:p>
          </table:table-cell>
          <table:table-cell office:value-type="string">
            <text:p>Farinha (Promocional) Rosa Branca Pastel (GP2</text:p>
          </table:table-cell>
          <table:table-cell office:value-type="string">
            <text:p> 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</text:p>
          </table:table-cell>
          <table:table-cell office:value-type="string">
            <text:p>Molho Shoyu Satis Ajinomoto 5L</text:p>
          </table:table-cell>
          <table:table-cell office:value-type="string">
            <text:p>Procedência:Brasil – Limeira – SP</text:p>
          </table:table-cell>
          <table:table-cell office:value-type="string">
            <text:p>Peso Líquido: 5 L</text:p>
          </table:table-cell>
          <table:table-cell office:value-type="string">
            <text:p>Embalagem: Galão</text:p>
          </table:table-cell>
          <table:table-cell office:value-type="string">
            <text:p>Quantidade: Avulso</text:p>
          </table:table-cell>
          <table:table-cell office:value-type="string">
            <text:p>Formato de venda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</text:p>
          </table:table-cell>
          <table:table-cell office:value-type="string">
            <text:p>Molho Shoyu Satis Ajinomoto 870ml</text:p>
          </table:table-cell>
          <table:table-cell office:value-type="string">
            <text:p>Procedencia: Brasil -SP</text:p>
          </table:table-cell>
          <table:table-cell office:value-type="string">
            <text:p>Volume:  500 ml</text:p>
          </table:table-cell>
          <table:table-cell office:value-type="string">
            <text:p>Embalagem: Caixa</text:p>
          </table:table-cell>
          <table:table-cell office:value-type="string">
            <text:p>Quantidade: Caixa C/ 6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</text:p>
          </table:table-cell>
          <table:table-cell office:value-type="string">
            <text:p>Atum Ralado Gomes da Costa 1Kg</text:p>
          </table:table-cell>
          <table:table-cell office:value-type="string">
            <text:p>Procedência: Brasil – Itajai – SC</text:p>
          </table:table-cell>
          <table:table-cell office:value-type="string">
            <text:p>Peso Bruto: 1Kg</text:p>
          </table:table-cell>
          <table:table-cell office:value-type="string">
            <text:p>Peso Líquido:1Kg</text:p>
          </table:table-cell>
          <table:table-cell office:value-type="string">
            <text:p>Embalagem: Pounch</text:p>
          </table:table-cell>
          <table:table-cell office:value-type="string">
            <text:p>Quantidade: Caixa C/ 6 Unid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</text:p>
          </table:table-cell>
          <table:table-cell office:value-type="string">
            <text:p>Sardinha em Oleo Gomes da Costa 250gr</text:p>
          </table:table-cell>
          <table:table-cell office:value-type="string">
            <text:p>Procedência: Santa Catarina – Itajai</text:p>
          </table:table-cell>
          <table:table-cell office:value-type="string">
            <text:p>Peso Liquido: 250g</text:p>
          </table:table-cell>
          <table:table-cell office:value-type="string">
            <text:p>Peso Drenado: 163g</text:p>
          </table:table-cell>
          <table:table-cell office:value-type="string">
            <text:p>Embalagem: Lata</text:p>
          </table:table-cell>
          <table:table-cell office:value-type="string">
            <text:p>Quantidade: Caixa C/ 48 unid</text:p>
          </table:table-cell>
          <table:table-cell office:value-type="string">
            <text:p>Formato de venda: L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</text:p>
          </table:table-cell>
          <table:table-cell office:value-type="string">
            <text:p>Farinha (Promocional) Anaconda Pastel 25Kg(GP2)</text:p>
          </table:table-cell>
          <table:table-cell office:value-type="string">
            <text:p>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</text:p>
          </table:table-cell>
          <table:table-cell office:value-type="string">
            <text:p>Ponta de Peito Frigo Nosso Cx 2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</text:p>
          </table:table-cell>
          <table:table-cell office:value-type="string">
            <text:p>Cerveja Black Princess 355ml</text:p>
          </table:table-cell>
          <table:table-cell office:value-type="string">
            <text:p> Procedência: Brasil&lt;br/&gt;</text:p>
            <text:p>Peso Bruto: 355gr</text:p>
          </table:table-cell>
          <table:table-cell office:value-type="string">
            <text:p>Peso Líquido: 355gr</text:p>
          </table:table-cell>
          <table:table-cell office:value-type="string">
            <text:p>Quantidade: Cada caixa conté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</text:p>
          </table:table-cell>
          <table:table-cell office:value-type="string">
            <text:p>Carne Seca Traseiro Friboi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acote 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</text:p>
          </table:table-cell>
          <table:table-cell office:value-type="string">
            <text:p>Margarina Amelia Uso Geral 80% c/ sal 3kg (GP2)</text:p>
          </table:table-cell>
          <table:table-cell office:value-type="string">
            <text:p>Procedência: Brasil – SP</text:p>
          </table:table-cell>
          <table:table-cell office:value-type="string">
            <text:p>Peso Bruto: 3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4 Unid</text:p>
          </table:table-cell>
          <table:table-cell office:value-type="string">
            <text:p>Formato de venda: Balde </text:p>
          </table:table-cell>
          <table:table-cell office:value-type="string">
            <text:p>Obs: 80% de Lipídios s/ 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</text:p>
          </table:table-cell>
          <table:table-cell office:value-type="string">
            <text:p>Batata (promocional) Congelada Pct 2,5Kg(GP2)</text:p>
          </table:table-cell>
          <table:table-cell office:value-type="string">
            <text:p> Procedencia: Brasil  – SP</text:p>
          </table:table-cell>
          <table:table-cell office:value-type="string">
            <text:p>Peso Liquido: 2,50 Kg</text:p>
          </table:table-cell>
          <table:table-cell office:value-type="string">
            <text:p>Embalagem: Pct</text:p>
          </table:table-cell>
          <table:table-cell office:value-type="string">
            <text:p>Quantidade: Avulso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</text:p>
          </table:table-cell>
          <table:table-cell office:value-type="string">
            <text:p>Lombo Tipo Canadense Seara 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</text:p>
          </table:table-cell>
          <table:table-cell office:value-type="string">
            <text:p>Calabresa Curva Seara 2,5Kg</text:p>
          </table:table-cell>
          <table:table-cell office:value-type="string">
            <text:p>Prodecencia: Brasil – SC</text:p>
          </table:table-cell>
          <table:table-cell office:value-type="string">
            <text:p>Peso Brut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</text:p>
          </table:table-cell>
          <table:table-cell office:value-type="string">
            <text:p>Banha Animal Seara 1Kg</text:p>
          </table:table-cell>
          <table:table-cell office:value-type="string">
            <text:p>Procedência: Brasil – SC</text:p>
          </table:table-cell>
          <table:table-cell office:value-type="string">
            <text:p>Peso Bruto: 1 Kg</text:p>
          </table:table-cell>
          <table:table-cell office:value-type="string">
            <text:p>Embalagem: Caixa Papelão</text:p>
          </table:table-cell>
          <table:table-cell office:value-type="string">
            <text:p>Quantidade: Caixa C/ 30 Pct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</text:p>
          </table:table-cell>
          <table:table-cell office:value-type="string">
            <text:p>Apresuntado Seara Pç 3,6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</text:p>
          </table:table-cell>
          <table:table-cell office:value-type="string">
            <text:p>Azeite Composto Carmelita 500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</text:p>
          </table:table-cell>
          <table:table-cell office:value-type="string">
            <text:p>Atum em Pedaços Marcol 500gr</text:p>
          </table:table-cell>
          <table:table-cell office:value-type="string">
            <text:p>Procedência:  Brasil – Equador</text:p>
          </table:table-cell>
          <table:table-cell office:value-type="string">
            <text:p>Peso Bruto: 500gr</text:p>
          </table:table-cell>
          <table:table-cell office:value-type="string">
            <text:p>Peso Drenado: 475gr</text:p>
          </table:table-cell>
          <table:table-cell office:value-type="string">
            <text:p>Embalagem: Sachê</text:p>
          </table:table-cell>
          <table:table-cell office:value-type="string">
            <text:p>Quantidade: Caixa  C/ 10 Pct</text:p>
          </table:table-cell>
          <table:table-cell office:value-type="string">
            <text:p>Formato de venda: Pct </text:p>
          </table:table-cell>
          <table:table-cell office:value-type="string">
            <text:p>Obs:  Atum em pedaços com óleo comestível e água </text:p>
          </table:table-cell>
          <table:table-cell office:value-type="string">
            <text:p/>
          </table:table-cell>
        </table:table-row>
        <table:table-row>
          <table:table-cell office:value-type="string">
            <text:p>56</text:p>
          </table:table-cell>
          <table:table-cell office:value-type="string">
            <text:p>Leite Integral Bonolat (GP2)</text:p>
          </table:table-cell>
          <table:table-cell office:value-type="string">
            <text:p>Procedência: Brasil</text:p>
          </table:table-cell>
          <table:table-cell office:value-type="string">
            <text:p>Volume: 1L</text:p>
          </table:table-cell>
          <table:table-cell office:value-type="string">
            <text:p>Embalagem: Caixa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</text:p>
          </table:table-cell>
          <table:table-cell office:value-type="string">
            <text:p>Az. Verde s/ Caroço Safra Real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</text:p>
          </table:table-cell>
          <table:table-cell office:value-type="string">
            <text:p>Manteiga Piloto 5Kg s/s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</text:p>
          </table:table-cell>
          <table:table-cell office:value-type="string">
            <text:p>Paleta s/ Músculo Frigo Nosso Cx 17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</text:p>
          </table:table-cell>
          <table:table-cell office:value-type="string">
            <text:p>Azeite de Oliva Extra Virgem Terrano 500ml</text:p>
          </table:table-cell>
          <table:table-cell office:value-type="string">
            <text:p>Procedência: Espanha</text:p>
          </table:table-cell>
          <table:table-cell office:value-type="string">
            <text:p>Volume: 500 ml</text:p>
          </table:table-cell>
          <table:table-cell office:value-type="string">
            <text:p> 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</text:p>
          </table:table-cell>
          <table:table-cell office:value-type="string">
            <text:p>Azeite de Oliva Extra Virgem Terrano 5L</text:p>
          </table:table-cell>
          <table:table-cell office:value-type="string">
            <text:p>Procedência: Portugal</text:p>
          </table:table-cell>
          <table:table-cell office:value-type="string">
            <text:p>Peso Líquido: 5litros</text:p>
          </table:table-cell>
          <table:table-cell office:value-type="string">
            <text:p> 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</text:p>
          </table:table-cell>
          <table:table-cell office:value-type="string">
            <text:p>Óleo de Soja Coamo 900ml(GP2)</text:p>
          </table:table-cell>
          <table:table-cell office:value-type="string">
            <text:p>Procedência: Brasil – Campo Mourão – PR</text:p>
          </table:table-cell>
          <table:table-cell office:value-type="string">
            <text:p>Volume: 900 ml</text:p>
          </table:table-cell>
          <table:table-cell office:value-type="string">
            <text:p>Embalagem: Frasco Plástico </text:p>
          </table:table-cell>
          <table:table-cell office:value-type="string">
            <text:p>Quantidade:Caixa C/ 20 Fr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</text:p>
          </table:table-cell>
          <table:table-cell office:value-type="string">
            <text:p>Az. Verde Media Safra Real 28×32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</text:p>
          </table:table-cell>
          <table:table-cell office:value-type="string">
            <text:p>Az. Preta Miuda Safra Real 32×45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</text:p>
          </table:table-cell>
          <table:table-cell office:value-type="string">
            <text:p>Az. Preta Fatiada Safra Real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</text:p>
          </table:table-cell>
          <table:table-cell office:value-type="string">
            <text:p>Az. Verde Media Safra Real 24×28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</text:p>
          </table:table-cell>
          <table:table-cell office:value-type="string">
            <text:p>Az. Verde Fatiada Safra Real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</text:p>
          </table:table-cell>
          <table:table-cell office:value-type="string">
            <text:p>Az. Preta Média Safra Real 28×32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</text:p>
          </table:table-cell>
          <table:table-cell office:value-type="string">
            <text:p>Az. Preta Azapa Safra Real 20×24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</text:p>
          </table:table-cell>
          <table:table-cell office:value-type="string">
            <text:p>Az. Chilena Azapa Média Safra Real 20×24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</text:p>
          </table:table-cell>
          <table:table-cell office:value-type="string">
            <text:p>Az. Verde Media Safra Real 28×32 15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</text:p>
          </table:table-cell>
          <table:table-cell office:value-type="string">
            <text:p>Mortadela Pauliceia 5Kg</text:p>
          </table:table-cell>
          <table:table-cell office:value-type="string">
            <text:p> Procedência: Brasil – SP</text:p>
          </table:table-cell>
          <table:table-cell office:value-type="string">
            <text:p>Peso Bruto: 5,040 Kg (aproximado) </text:p>
          </table:table-cell>
          <table:table-cell office:value-type="string">
            <text:p>Peso Liquido: 5,023 Kg (aproximado) </text:p>
          </table:table-cell>
          <table:table-cell office:value-type="string">
            <text:p>Embalagem: Plástica a vácuo</text:p>
          </table:table-cell>
          <table:table-cell office:value-type="string">
            <text:p>Quantidade: Caixa  C/ 4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</text:p>
          </table:table-cell>
          <table:table-cell office:value-type="string">
            <text:p>Presunto Magro Pauliceia Marba 3,5Kg</text:p>
          </table:table-cell>
          <table:table-cell office:value-type="string">
            <text:p>Procedência: Brasil – São Bernado do Campo – SP</text:p>
          </table:table-cell>
          <table:table-cell office:value-type="string">
            <text:p>Peso Bruto: 3,56 Kg (Aproximados)</text:p>
          </table:table-cell>
          <table:table-cell office:value-type="string">
            <text:p>Peso liquido: 3,54 Kg (Aproximados)</text:p>
          </table:table-cell>
          <table:table-cell office:value-type="string">
            <text:p>Embalagem: Plástica a vácuo </text:p>
          </table:table-cell>
          <table:table-cell office:value-type="string">
            <text:p>Quantidade: Caixa C/ 4 Unid</text:p>
          </table:table-cell>
          <table:table-cell office:value-type="string">
            <text:p>Formato de venda: Kg</text:p>
          </table:table-cell>
          <table:table-cell office:value-type="string">
            <text:p>OBS: Presunto Cozido Sem Capa de Gordura </text:p>
          </table:table-cell>
          <table:table-cell office:value-type="string">
            <text:p/>
          </table:table-cell>
        </table:table-row>
        <table:table-row>
          <table:table-cell office:value-type="string">
            <text:p>74</text:p>
          </table:table-cell>
          <table:table-cell office:value-type="string">
            <text:p>Pão de Queijo Recheado Congelado Catupiry 1Kg(gp2)</text:p>
          </table:table-cell>
          <table:table-cell office:value-type="string">
            <text:p>Procedência: Brasil</text:p>
          </table:table-cell>
          <table:table-cell office:value-type="string">
            <text:p>Peso Bruto: 1 Kg </text:p>
          </table:table-cell>
          <table:table-cell office:value-type="string">
            <text:p>Peso Líquido: 1 Kg</text:p>
          </table:table-cell>
          <table:table-cell office:value-type="string">
            <text:p>Embalagem Primária: Pacote</text:p>
          </table:table-cell>
          <table:table-cell office:value-type="string">
            <text:p>Embalagem Secundária: Caixa com 9 pacotes</text:p>
          </table:table-cell>
          <table:table-cell office:value-type="string">
            <text:p>OBS:  Recheado com catupiry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</text:p>
          </table:table-cell>
          <table:table-cell office:value-type="string">
            <text:p>Pão de Queijo Congelado Aurora 1Kg(GP2)</text:p>
          </table:table-cell>
          <table:table-cell office:value-type="string">
            <text:p>Procedência: Brasil – São Gabriel do Oeste – MG</text:p>
          </table:table-cell>
          <table:table-cell office:value-type="string">
            <text:p>Peso Líquido: 1 K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</text:p>
          </table:table-cell>
          <table:table-cell office:value-type="string">
            <text:p>Macarrão Pena D. Benta 500g</text:p>
          </table:table-cell>
          <table:table-cell office:value-type="string">
            <text:p>Procedência: Brasil – BA</text:p>
          </table:table-cell>
          <table:table-cell office:value-type="string">
            <text:p>Peso Líquido: 500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2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</text:p>
          </table:table-cell>
          <table:table-cell office:value-type="string">
            <text:p>Macarrão Parafuso Petybon 500g</text:p>
          </table:table-cell>
          <table:table-cell office:value-type="string">
            <text:p>Procedência: Brasil MG</text:p>
          </table:table-cell>
          <table:table-cell office:value-type="string">
            <text:p>Peso Líquido: 500 G</text:p>
          </table:table-cell>
          <table:table-cell office:value-type="string">
            <text:p>Embalagem Primária: Pacote plástico</text:p>
          </table:table-cell>
          <table:table-cell office:value-type="string">
            <text:p>Quantidade: Caixa C/ 18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</text:p>
          </table:table-cell>
          <table:table-cell office:value-type="string">
            <text:p>Macarrão Parafuso D. Benta 500g</text:p>
          </table:table-cell>
          <table:table-cell office:value-type="string">
            <text:p>Procedência: Brasil – BA</text:p>
          </table:table-cell>
          <table:table-cell office:value-type="string">
            <text:p>Peso Bruto: 500 g </text:p>
          </table:table-cell>
          <table:table-cell office:value-type="string">
            <text:p>Embalagem Primária: Pacote plástico</text:p>
          </table:table-cell>
          <table:table-cell office:value-type="string">
            <text:p>Quantidade: Caixa C/ 2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</text:p>
          </table:table-cell>
          <table:table-cell office:value-type="string">
            <text:p>Macarrão Capelli D`Angelo Petybom 500g</text:p>
          </table:table-cell>
          <table:table-cell office:value-type="string">
            <text:p>Procedência: Brasil</text:p>
          </table:table-cell>
          <table:table-cell office:value-type="string">
            <text:p>Peso Bruto: 0,500g </text:p>
          </table:table-cell>
          <table:table-cell office:value-type="string">
            <text:p>Peso Líquido: 0,500g</text:p>
          </table:table-cell>
          <table:table-cell office:value-type="string">
            <text:p>Embalagem Primária: Embalagem plástica</text:p>
          </table:table-cell>
          <table:table-cell office:value-type="string">
            <text:p>Embalagem Secundária: Caixa com 18 pacotes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</text:p>
          </table:table-cell>
          <table:table-cell office:value-type="string">
            <text:p>Massa P/ Pastel Délio 1Kg</text:p>
          </table:table-cell>
          <table:table-cell office:value-type="string">
            <text:p>Procedencia: Brasil – SP</text:p>
          </table:table-cell>
          <table:table-cell office:value-type="string">
            <text:p>Peso bruto: 1,01 kg</text:p>
          </table:table-cell>
          <table:table-cell office:value-type="string">
            <text:p>Peso liquido : 1,0 kg</text:p>
          </table:table-cell>
          <table:table-cell office:value-type="string">
            <text:p>Embalagem : plastica semi vácuo</text:p>
          </table:table-cell>
          <table:table-cell office:value-type="string">
            <text:p>Puantidade :  Sacola C/ 15 Pct</text:p>
          </table:table-cell>
          <table:table-cell office:value-type="string">
            <text:p>Formato de venda: Pct</text:p>
          </table:table-cell>
          <table:table-cell office:value-type="string">
            <text:p>OBS: Massa Especial para Pastel e Lasanha</text:p>
          </table:table-cell>
          <table:table-cell office:value-type="string">
            <text:p/>
          </table:table-cell>
        </table:table-row>
        <table:table-row>
          <table:table-cell office:value-type="string">
            <text:p>81</text:p>
          </table:table-cell>
          <table:table-cell office:value-type="string">
            <text:p>Macarrão Espaguete Nº 8 D. Benta 500g</text:p>
          </table:table-cell>
          <table:table-cell office:value-type="string">
            <text:p>Procedência: Brasil – BA</text:p>
          </table:table-cell>
          <table:table-cell office:value-type="string">
            <text:p>Peso Líquido: 500g</text:p>
          </table:table-cell>
          <table:table-cell office:value-type="string">
            <text:p>Embalagem: Plástica</text:p>
          </table:table-cell>
          <table:table-cell office:value-type="string">
            <text:p>Quantidade: Fardo C/ 24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</text:p>
          </table:table-cell>
          <table:table-cell office:value-type="string">
            <text:p>Steak de Frango Perdigão Cx 3Kg(GP2)</text:p>
          </table:table-cell>
          <table:table-cell office:value-type="string">
            <text:p>Procedência: Brasil – GO</text:p>
          </table:table-cell>
          <table:table-cell office:value-type="string">
            <text:p>Peso Liquido: 3,0 Kg</text:p>
          </table:table-cell>
          <table:table-cell office:value-type="string">
            <text:p>Embalagem: Caixa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>Obs: Embalado individualmente , cada unidade pesa 100gramas caixa contém 30 Steak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</text:p>
          </table:table-cell>
          <table:table-cell office:value-type="string">
            <text:p>Mousse de Chocolate Qualimax 510g</text:p>
          </table:table-cell>
          <table:table-cell office:value-type="string">
            <text:p>Procedência: Brasil</text:p>
          </table:table-cell>
          <table:table-cell office:value-type="string">
            <text:p>Peso Bruto: 0,510 g </text:p>
          </table:table-cell>
          <table:table-cell office:value-type="string">
            <text:p>Peso Líquido: 0,510 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20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</text:p>
          </table:table-cell>
          <table:table-cell office:value-type="string">
            <text:p>Mousse de Maracujá Qualimax 510g</text:p>
          </table:table-cell>
          <table:table-cell office:value-type="string">
            <text:p>Procedência: Brasil</text:p>
          </table:table-cell>
          <table:table-cell office:value-type="string">
            <text:p>Peso Bruto: 0,510 g </text:p>
          </table:table-cell>
          <table:table-cell office:value-type="string">
            <text:p>Peso Líquido: 0,510 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20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</text:p>
          </table:table-cell>
          <table:table-cell office:value-type="string">
            <text:p>Chester Tradicional Perdigão 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</text:p>
          </table:table-cell>
          <table:table-cell office:value-type="string">
            <text:p>Tender Tenro Suino Sadia 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</text:p>
          </table:table-cell>
          <table:table-cell office:value-type="string">
            <text:p>Pernil Suino Cong. C/ Osso Aurora 6,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</text:p>
          </table:table-cell>
          <table:table-cell office:value-type="string">
            <text:p>Rabo Suino Salg Paulistinha 5Kg</text:p>
          </table:table-cell>
          <table:table-cell office:value-type="string">
            <text:p>Procedência: Brasil – Araçariguama </text:p>
          </table:table-cell>
          <table:table-cell office:value-type="string">
            <text:p>Peso líquido: 5 kg</text:p>
          </table:table-cell>
          <table:table-cell office:value-type="string">
            <text:p>Embalagem: Saco Plástico Selad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</text:p>
          </table:table-cell>
          <table:table-cell office:value-type="string">
            <text:p>Pés Suino Salg Paulistinha 5Kg</text:p>
          </table:table-cell>
          <table:table-cell office:value-type="string">
            <text:p>Procedência: Brasil&lt;br/&gt;</text:p>
            <text:p>Peso líquido: 5 kg&lt;br/&gt;</text:p>
            <text:p>Peso drenado: 5 kg&lt;br/&gt;</text:p>
            <text:p>Embalagem: Saco Plástico Sela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0</text:p>
          </table:table-cell>
          <table:table-cell office:value-type="string">
            <text:p>Orelha Suina Salg Paulistinha 5Kg</text:p>
          </table:table-cell>
          <table:table-cell office:value-type="string">
            <text:p>Procedência: Brasil&lt;br/&gt;</text:p>
            <text:p>Peso líquido: 5 kg&lt;br/&gt;</text:p>
            <text:p>Peso drenado: 5 kg&lt;br/&gt;</text:p>
            <text:p>Embalagem: Saco Plástico Sela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</text:p>
          </table:table-cell>
          <table:table-cell office:value-type="string">
            <text:p>Lingua Salg Paulistinha 5Kg</text:p>
          </table:table-cell>
          <table:table-cell office:value-type="string">
            <text:p>Procedência: Brasil&lt;br/&gt;</text:p>
            <text:p>Peso líquido: 5 kg&lt;br/&gt;</text:p>
            <text:p>Peso drenado: 5 kg&lt;br/&gt;</text:p>
            <text:p>Embalagem: Saco Plástico Sela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</text:p>
          </table:table-cell>
          <table:table-cell office:value-type="string">
            <text:p>Pernil Suino Salg Paulistinha 5Kg</text:p>
          </table:table-cell>
          <table:table-cell office:value-type="string">
            <text:p>Procedência: Brasil&lt;br/&gt;</text:p>
            <text:p>Peso líquido: 5 Kg&lt;br/&gt;</text:p>
            <text:p>Peso drenado: 5 Kg&lt;br/&gt;</text:p>
            <text:p>Embalagem: Saco Plástico Sela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3</text:p>
          </table:table-cell>
          <table:table-cell office:value-type="string">
            <text:p>Costela Suina Salg Paulistinha 5Kg</text:p>
          </table:table-cell>
          <table:table-cell office:value-type="string">
            <text:p>Procedência: Brasil – Araçariguama </text:p>
          </table:table-cell>
          <table:table-cell office:value-type="string">
            <text:p>Peso líquido: 5 kg</text:p>
          </table:table-cell>
          <table:table-cell office:value-type="string">
            <text:p>Embalagem: Saco Plástico Selado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</text:p>
          </table:table-cell>
          <table:table-cell office:value-type="string">
            <text:p>Carne Seca Traseiro Friboi  5Kg</text:p>
          </table:table-cell>
          <table:table-cell office:value-type="string">
            <text:p>Procedência: Brasil – SP</text:p>
          </table:table-cell>
          <table:table-cell office:value-type="string">
            <text:p>Peso Líquido: 5 Kg</text:p>
          </table:table-cell>
          <table:table-cell office:value-type="string">
            <text:p>Embalagem: Pacote </text:p>
          </table:table-cell>
          <table:table-cell office:value-type="string">
            <text:p>Quantidade: Caixa C/ 2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5</text:p>
          </table:table-cell>
          <table:table-cell office:value-type="string">
            <text:p>Carne Seca Dianteiro Qualymeat 5Kg</text:p>
          </table:table-cell>
          <table:table-cell office:value-type="string">
            <text:p> Procedência: Brasil – SP</text:p>
          </table:table-cell>
          <table:table-cell office:value-type="string">
            <text:p>Peso Bruto: 5,030 Kg</text:p>
          </table:table-cell>
          <table:table-cell office:value-type="string">
            <text:p>Peso Liquido: 5 Kg</text:p>
          </table:table-cell>
          <table:table-cell office:value-type="string">
            <text:p>Embalagem: Plástica a vacuo </text:p>
          </table:table-cell>
          <table:table-cell office:value-type="string">
            <text:p>Quantidade : Caixa C/ 6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</text:p>
          </table:table-cell>
          <table:table-cell office:value-type="string">
            <text:p>Carne Seca  Coxão Duro (Traseiro) Real Sabor 5 kg</text:p>
          </table:table-cell>
          <table:table-cell office:value-type="string">
            <text:p>Procedência: Brasil- SP</text:p>
          </table:table-cell>
          <table:table-cell office:value-type="string">
            <text:p>Peso Bruto: 30 Kg (Caixa)</text:p>
          </table:table-cell>
          <table:table-cell office:value-type="string">
            <text:p>Peso Liquido:5 Kg (Pç)</text:p>
          </table:table-cell>
          <table:table-cell office:value-type="string">
            <text:p> Embalagem: Plástica a vacuo </text:p>
          </table:table-cell>
          <table:table-cell office:value-type="string">
            <text:p>Quantidade : Caixa C/ 6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</text:p>
          </table:table-cell>
          <table:table-cell office:value-type="string">
            <text:p>Carne Seca Dianteiro Qualymeat 500g</text:p>
          </table:table-cell>
          <table:table-cell office:value-type="string">
            <text:p>Procedência: Brasil – SP</text:p>
          </table:table-cell>
          <table:table-cell office:value-type="string">
            <text:p>Peso bruto: 500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</text:p>
          </table:table-cell>
          <table:table-cell office:value-type="string">
            <text:p>Carne Seca Dianteiro Real Sabor 500g</text:p>
          </table:table-cell>
          <table:table-cell office:value-type="string">
            <text:p>Procedência: Brasil- SP</text:p>
          </table:table-cell>
          <table:table-cell office:value-type="string">
            <text:p>Peso Bruto: 30 Kg ( Caixa)</text:p>
          </table:table-cell>
          <table:table-cell office:value-type="string">
            <text:p>Peso Liquido: 500 g ( Pç)</text:p>
          </table:table-cell>
          <table:table-cell office:value-type="string">
            <text:p> Embalagem: Plástica a vacuo </text:p>
          </table:table-cell>
          <table:table-cell office:value-type="string">
            <text:p>Quantidade : Caixa C/ 60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</text:p>
          </table:table-cell>
          <table:table-cell office:value-type="string">
            <text:p>Carne Seca Dianteiro Real Sabor 500g</text:p>
          </table:table-cell>
          <table:table-cell office:value-type="string">
            <text:p>Procedência: Brasil- SP</text:p>
          </table:table-cell>
          <table:table-cell office:value-type="string">
            <text:p>Peso Bruto: 30 Kg ( Caixa)</text:p>
          </table:table-cell>
          <table:table-cell office:value-type="string">
            <text:p>Peso Liquido: 500 g ( Pç)</text:p>
          </table:table-cell>
          <table:table-cell office:value-type="string">
            <text:p> Embalagem: Plástica a vacuo </text:p>
          </table:table-cell>
          <table:table-cell office:value-type="string">
            <text:p>Quantidade : Caixa C/ 60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</text:p>
          </table:table-cell>
          <table:table-cell office:value-type="string">
            <text:p>Cupim Bovino Salgado Vilheto 30Kg</text:p>
          </table:table-cell>
          <table:table-cell office:value-type="string">
            <text:p>Procedência: Brasil – Barueri- SP</text:p>
          </table:table-cell>
          <table:table-cell office:value-type="string">
            <text:p>Peso Bruto: 30,850 Kg</text:p>
          </table:table-cell>
          <table:table-cell office:value-type="string">
            <text:p>Peso Líquido: 30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 / 1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Carne Seca Dianteiro Vilheto 500g</text:p>
          </table:table-cell>
          <table:table-cell office:value-type="string">
            <text:p>Procedência: Brasil&lt;br/&gt;</text:p>
            <text:p>Peso bruto: 500gr&lt;br/&gt;</text:p>
            <text:p>Peso líquido: 500gr&lt;br/&gt;</text:p>
            <text:p>Embalagem: Plástica a vácuo&lt;br/&gt;</text:p>
            <text:p>Quantidade: 60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</text:p>
          </table:table-cell>
          <table:table-cell office:value-type="string">
            <text:p>Carne Seca Traseiro Vilheto 1Kg</text:p>
          </table:table-cell>
          <table:table-cell office:value-type="string">
            <text:p>Procedência: Brasil – SP</text:p>
          </table:table-cell>
          <table:table-cell office:value-type="string">
            <text:p>Peso bruto: 1,02 kg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30 Unid&lt;br/&gt;</text:p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Carne Seca Dianteiro Vilheto 1Kg</text:p>
          </table:table-cell>
          <table:table-cell office:value-type="string">
            <text:p>Procedência:Brasil – SP</text:p>
          </table:table-cell>
          <table:table-cell office:value-type="string">
            <text:p>Peso bruto:1,02kg</text:p>
          </table:table-cell>
          <table:table-cell office:value-type="string">
            <text:p>Peso liquido:1,00kg</text:p>
          </table:table-cell>
          <table:table-cell office:value-type="string">
            <text:p>Embalagem:plastica a vacuo</text:p>
          </table:table-cell>
          <table:table-cell office:value-type="string">
            <text:p>Quantidade: Caixa C/ 30 Unid</text:p>
          </table:table-cell>
          <table:table-cell office:value-type="string">
            <text:p>Formato de venda: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</text:p>
          </table:table-cell>
          <table:table-cell office:value-type="string">
            <text:p>Carne Seca Dianteiro Vilheto 5Kg</text:p>
          </table:table-cell>
          <table:table-cell office:value-type="string">
            <text:p>Procedência: Brasil – SP</text:p>
          </table:table-cell>
          <table:table-cell office:value-type="string">
            <text:p>Peso Bruto: 5,26 Kg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Sagu de Mandioca PQ 1Kg</text:p>
          </table:table-cell>
          <table:table-cell office:value-type="string">
            <text:p>Procedência: Brasil</text:p>
          </table:table-cell>
          <table:table-cell office:value-type="string">
            <text:p>Peso Bruto: 1Kg </text:p>
          </table:table-cell>
          <table:table-cell office:value-type="string">
            <text:p>Peso Líquido: 1 Kg</text:p>
          </table:table-cell>
          <table:table-cell office:value-type="string">
            <text:p>Embalagem Primária: Pacote plástico</text:p>
          </table:table-cell>
          <table:table-cell office:value-type="string">
            <text:p>Embalagem Secundária: Caixa com 10 pacote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Farinha  de Mandioca Grossa PQ 3Kg</text:p>
          </table:table-cell>
          <table:table-cell office:value-type="string">
            <text:p> Procedência: Brasil – Serra Negra -SP</text:p>
          </table:table-cell>
          <table:table-cell office:value-type="string">
            <text:p>Peso líquido: 3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Farinha de Milho em Flocos PQ 1 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Amido de Milho Qualimax 1Kg</text:p>
          </table:table-cell>
          <table:table-cell office:value-type="string">
            <text:p>Procedência: Brasil – SP</text:p>
          </table:table-cell>
          <table:table-cell office:value-type="string">
            <text:p>Peso Liquido: 1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Maizena Tradicional 500g</text:p>
          </table:table-cell>
          <table:table-cell office:value-type="string">
            <text:p>Procedência: Brasil</text:p>
          </table:table-cell>
          <table:table-cell office:value-type="string">
            <text:p>Peso Bruto: 500 g</text:p>
          </table:table-cell>
          <table:table-cell office:value-type="string">
            <text:p>Peso Líquido: 500 g</text:p>
          </table:table-cell>
          <table:table-cell office:value-type="string">
            <text:p>Embalagem Primária: Caixa de papelão</text:p>
          </table:table-cell>
          <table:table-cell office:value-type="string">
            <text:p>Embalagem Secundária: Caixa com 40 caixetas.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Farinha de Rosca PQ 5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bruto: 5 Kg</text:p>
          </table:table-cell>
          <table:table-cell office:value-type="string">
            <text:p>Peso líquido: 5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Amido de Milho PQ 1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Farinha Fina de Mandioca PQ 1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</text:p>
          </table:table-cell>
          <table:table-cell office:value-type="string">
            <text:p>Farinha Fina de Mandioca PQ 5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5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6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</text:p>
          </table:table-cell>
          <table:table-cell office:value-type="string">
            <text:p>Fubá Mimoso PQ 5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5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</text:p>
          </table:table-cell>
          <table:table-cell office:value-type="string">
            <text:p>Fubá de Milho Mimoso PQ 1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Farinha (Promocional) Pizza Nita Fdo 25kg (GP2)</text:p>
          </table:table-cell>
          <table:table-cell office:value-type="string">
            <text:p>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Farinha (Promocional) Pastel Nita Fdo 25kg (GP2)</text:p>
          </table:table-cell>
          <table:table-cell office:value-type="string">
            <text:p> Procedência: Brasil – SP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</text:p>
          </table:table-cell>
          <table:table-cell office:value-type="string">
            <text:p>Farinha Rosa Branca Pastel Fdo 25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Farinha Rosa Branca Pastel Fdo 25kg (GP2)</text:p>
          </table:table-cell>
          <table:table-cell office:value-type="string">
            <text:p>Procedência: Brasil – SP</text:p>
          </table:table-cell>
          <table:table-cell office:value-type="string">
            <text:p>Peso Bruto: 25Kg</text:p>
          </table:table-cell>
          <table:table-cell office:value-type="string">
            <text:p>Peso Liquido: 25Kg</text:p>
          </table:table-cell>
          <table:table-cell office:value-type="string">
            <text:p>Embalagem: saco plastico atoxico</text:p>
          </table:table-cell>
          <table:table-cell office:value-type="string">
            <text:p>Quantidade: Fardo C/ 5 Pct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Farinha Pizza Nita Fdo 25kg (GP2)</text:p>
          </table:table-cell>
          <table:table-cell office:value-type="string">
            <text:p>Procedência: Brasil-Santos</text:p>
          </table:table-cell>
          <table:table-cell office:value-type="string">
            <text:p>Peso Bruto: 25 Kg </text:p>
          </table:table-cell>
          <table:table-cell office:value-type="string">
            <text:p>Peso Líquido: 25 Kg</text:p>
          </table:table-cell>
          <table:table-cell office:value-type="string">
            <text:p>Embalagem: Pacote de papel</text:p>
          </table:table-cell>
          <table:table-cell office:value-type="string">
            <text:p>Quantidade: Fardo C/ 5 Pct</text:p>
          </table:table-cell>
          <table:table-cell office:value-type="string">
            <text:p>Formato de venda: 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Farinha (Promocional) Anaconda Fdo 25Kg(GP7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: Papel / Secundaria: Plástico</text:p>
          </table:table-cell>
          <table:table-cell office:value-type="string">
            <text:p>Quantidade: Fardo C/ 5 pacotes de 5kg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Farinha (Promocional) Rosa Branca Pizza (GP2)</text:p>
          </table:table-cell>
          <table:table-cell office:value-type="string">
            <text:p> 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 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Farinha Anaconda Pizza  Fdo 25kg (GP7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 papel-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Farinha (Promocional) 101 25Kg (GP2)</text:p>
          </table:table-cell>
          <table:table-cell office:value-type="string">
            <text:p>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Farinha (Promocional) Rosa Branca Pizza (GP2)</text:p>
          </table:table-cell>
          <table:table-cell office:value-type="string">
            <text:p>Procedência: Brasil</text:p>
          </table:table-cell>
          <table:table-cell office:value-type="string">
            <text:p>			Peso Bruto: 25Kg</text:p>
          </table:table-cell>
          <table:table-cell office:value-type="string">
            <text:p>			Peso Liquido: 25Kg</text:p>
          </table:table-cell>
          <table:table-cell office:value-type="string">
            <text:p>			Embalagem: saco plastico atoxico</text:p>
          </table:table-cell>
          <table:table-cell office:value-type="string">
            <text:p>			Quantidade: fardo com 5 pacotes de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Farinha Anaconda Premium Fdo. 10x1Kg(R)</text:p>
          </table:table-cell>
          <table:table-cell office:value-type="string">
            <text:p>Procedência: Brasil</text:p>
          </table:table-cell>
          <table:table-cell office:value-type="string">
            <text:p>Peso bruto: 10 Kg</text:p>
          </table:table-cell>
          <table:table-cell office:value-type="string">
            <text:p>Peso líquido: 10 Kg</text:p>
          </table:table-cell>
          <table:table-cell office:value-type="string">
            <text:p>Quantidade: Fardo c/ 10 pacotes de 1 Kg</text:p>
          </table:table-cell>
          <table:table-cell office:value-type="string">
            <text:p>Produto Premium Multiu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Farinha Anaconda Integral 10x1Kg</text:p>
          </table:table-cell>
          <table:table-cell office:value-type="string">
            <text:p>Procedência: Brasil – SP</text:p>
          </table:table-cell>
          <table:table-cell office:value-type="string">
            <text:p>Peso Bruto: 1 Kg </text:p>
          </table:table-cell>
          <table:table-cell office:value-type="string">
            <text:p>Peso Líquido: 1 Kg</text:p>
          </table:table-cell>
          <table:table-cell office:value-type="string">
            <text:p>Embalagem Primária: Pacote de papel</text:p>
          </table:table-cell>
          <table:table-cell office:value-type="string">
            <text:p>Embalagem Secundária: Fardo com 10 pacotes&lt;br/&gt;</text:p>
            <text:p>Formato de venda: F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Farinha 101 Pizza Premium Fdo 25Kg</text:p>
          </table:table-cell>
          <table:table-cell office:value-type="string">
            <text:p>Procedência: Brasil – São Caetano do Sul – SP</text:p>
          </table:table-cell>
          <table:table-cell office:value-type="string">
            <text:p>Peso Bruto: 25 Kg </text:p>
          </table:table-cell>
          <table:table-cell office:value-type="string">
            <text:p>Peso Líquido: 25 Kg</text:p>
          </table:table-cell>
          <table:table-cell office:value-type="string">
            <text:p>Embalagem Primária: Pacote de papel</text:p>
          </table:table-cell>
          <table:table-cell office:value-type="string">
            <text:p>Embalagem Secundária: Fardo C/ 5 pacotes de 5 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</text:p>
          </table:table-cell>
          <table:table-cell office:value-type="string">
            <text:p>Farinha 101 Pastel Premium Fdo 25Kg(GP2)</text:p>
          </table:table-cell>
          <table:table-cell office:value-type="string">
            <text:p>Procedência: Brasil – São Caetano do Sul – SP</text:p>
          </table:table-cell>
          <table:table-cell office:value-type="string">
            <text:p>Peso Bruto: 25 Kg </text:p>
          </table:table-cell>
          <table:table-cell office:value-type="string">
            <text:p>Peso Líquido: 25 Kg</text:p>
          </table:table-cell>
          <table:table-cell office:value-type="string">
            <text:p>Embalagem Primária: Pacote plástico</text:p>
          </table:table-cell>
          <table:table-cell office:value-type="string">
            <text:p>Embalagem Secundária: Fardo C/ 5 Pct de 5 Kg </text:p>
          </table:table-cell>
          <table:table-cell office:value-type="string">
            <text:p>Formato de veda: F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Farinha de Trigo Dona Benta 10×1 Trad. (GP2)</text:p>
          </table:table-cell>
          <table:table-cell office:value-type="string">
            <text:p>Procedência: Brasil – BA</text:p>
          </table:table-cell>
          <table:table-cell office:value-type="string">
            <text:p>Peso bruto: 10 Kg</text:p>
          </table:table-cell>
          <table:table-cell office:value-type="string">
            <text:p>Peso líquido: 10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 10 Pct de 1 Kg</text:p>
          </table:table-cell>
          <table:table-cell office:value-type="string">
            <text:p>Formato de venda: F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Farinha Pizza Mirella 25Kg(R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Embalagem: saco plastico</text:p>
          </table:table-cell>
          <table:table-cell office:value-type="string">
            <text:p>Quantidade: Fardo C/ 5 Pcts de 5 Kg</text:p>
          </table:table-cell>
          <table:table-cell office:value-type="string">
            <text:p>Formato de venda: Fardo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Farinha Pizza Mirella 25Kg (GP3)</text:p>
          </table:table-cell>
          <table:table-cell office:value-type="string">
            <text:p>Procedência: Brasil</text:p>
          </table:table-cell>
          <table:table-cell office:value-type="string">
            <text:p>			Peso Liquido: 25 kg</text:p>
          </table:table-cell>
          <table:table-cell office:value-type="string">
            <text:p>			Peso Drenado: 25 kg</text:p>
          </table:table-cell>
          <table:table-cell office:value-type="string">
            <text:p>			Embalagem: saco plastico</text:p>
          </table:table-cell>
          <table:table-cell office:value-type="string">
            <text:p>			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Farinha Pizza Mirella 25Kg (GP2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Embalagem: saco plastico</text:p>
          </table:table-cell>
          <table:table-cell office:value-type="string">
            <text:p>Quantidade: Fardo C/ 5 Pcts de 5 Kg</text:p>
          </table:table-cell>
          <table:table-cell office:value-type="string">
            <text:p>Formato de venda: Fardo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Farinha Anaconda Pastel 25Kg(R)</text:p>
          </table:table-cell>
          <table:table-cell office:value-type="string">
            <text:p>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</text:p>
          </table:table-cell>
          <table:table-cell office:value-type="string">
            <text:p>Farinha Rosa Branca Pizza Fdo 25Kg(R)</text:p>
          </table:table-cell>
          <table:table-cell office:value-type="string">
            <text:p>Procedência: Brasil</text:p>
          </table:table-cell>
          <table:table-cell office:value-type="string">
            <text:p>Peso Bruto: 25Kg</text:p>
          </table:table-cell>
          <table:table-cell office:value-type="string">
            <text:p>Peso Liquido: 25Kg</text:p>
          </table:table-cell>
          <table:table-cell office:value-type="string">
            <text:p>Embalagem: saco plastico atoxico</text:p>
          </table:table-cell>
          <table:table-cell office:value-type="string">
            <text:p>Quantidade: fardo com 5 pacotes de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Farinha Rosa Branca Pizza Fdo 25Kg(R)</text:p>
          </table:table-cell>
          <table:table-cell office:value-type="string">
            <text:p>Procedência: Brasil – SP</text:p>
          </table:table-cell>
          <table:table-cell office:value-type="string">
            <text:p>Peso Liquido: 25Kg</text:p>
          </table:table-cell>
          <table:table-cell office:value-type="string">
            <text:p>Embalagem: saco plastico atoxico</text:p>
          </table:table-cell>
          <table:table-cell office:value-type="string">
            <text:p>Quantidade: Fardo C/ 5 Pct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Farinha (Promocional)  Fidalga e Panfacil 25Kg (GP2)</text:p>
          </table:table-cell>
          <table:table-cell office:value-type="string">
            <text:p> Procedência: Brasil – SP&lt;br/&gt;</text:p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Farinha Bunge Pastel e M. Frescas 25Kg (R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: papel / Secundaria: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Farinha Bunge Para Pizza Especial 25Kg (R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Farinha Sol Especial Fdo 25Kg(R)</text:p>
          </table:table-cell>
          <table:table-cell office:value-type="string">
            <text:p>Procedência: Brasil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5 pacotes de 5kg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Farinha de Trigo Lili Fdo 25Kg (R)</text:p>
          </table:table-cell>
          <table:table-cell office:value-type="string">
            <text:p>Procedência: Brasil – BA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5 Pct de 5 Kg</text:p>
          </table:table-cell>
          <table:table-cell office:value-type="string">
            <text:p>Formato de venda: F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</text:p>
          </table:table-cell>
          <table:table-cell office:value-type="string">
            <text:p>Farinha Fidalga Especial 25Kg(R)</text:p>
          </table:table-cell>
          <table:table-cell office:value-type="string">
            <text:p>Procedência: Brasil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 Primaria: papel / Secundaria: plastico</text:p>
          </table:table-cell>
          <table:table-cell office:value-type="string">
            <text:p>Quantidade: Fardo c/5 pacotes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Trigo P/ Kibe PQ 5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5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Farinha Anaconda Premium Fdo. 10x1Kg(GP2)</text:p>
          </table:table-cell>
          <table:table-cell office:value-type="string">
            <text:p>Procedência: Brasil</text:p>
          </table:table-cell>
          <table:table-cell office:value-type="string">
            <text:p>Peso bruto: 10 Kg</text:p>
          </table:table-cell>
          <table:table-cell office:value-type="string">
            <text:p>Peso líquido: 10 Kg</text:p>
          </table:table-cell>
          <table:table-cell office:value-type="string">
            <text:p>Quantidade: Fardo c/ 10 pacotes de 1 Kg</text:p>
          </table:table-cell>
          <table:table-cell office:value-type="string">
            <text:p>Produto Premium Multiu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Farinha PanFácil Premium 25Kg (R)</text:p>
          </table:table-cell>
          <table:table-cell office:value-type="string">
            <text:p>Procedência: Brasil</text:p>
          </table:table-cell>
          <table:table-cell office:value-type="string">
            <text:p>Peso Bruto: 25,000Kg</text:p>
          </table:table-cell>
          <table:table-cell office:value-type="string">
            <text:p>Peso Liquido: 25,000kg</text:p>
          </table:table-cell>
          <table:table-cell office:value-type="string">
            <text:p>Embalagem: Pacotes de papel</text:p>
          </table:table-cell>
          <table:table-cell office:value-type="string">
            <text:p>Quantidade: cada fardo contém 5 pacotes de 5,00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</text:p>
          </table:table-cell>
          <table:table-cell office:value-type="string">
            <text:p>Farinha PanFácil Premium 25Kg (GP2)</text:p>
          </table:table-cell>
          <table:table-cell office:value-type="string">
            <text:p>Procedência: Brasil&lt;br/&gt;</text:p>
            <text:p>Peso Bruto: 25 Kg&lt;br/&gt;</text:p>
            <text:p>Peso Líquido: 25 Kg&lt;br/&gt;</text:p>
            <text:p>Embalagem: Pacotes de papel&lt;br/&gt;</text:p>
            <text:p>Quantidade: Cada fardo contém 5 pacotes de 5 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</text:p>
          </table:table-cell>
          <table:table-cell office:value-type="string">
            <text:p>Farinha Fidalga Fdo10 x 1Kg (GP2)</text:p>
          </table:table-cell>
          <table:table-cell office:value-type="string">
            <text:p>Procedência: Brasil – Canoas – RS</text:p>
          </table:table-cell>
          <table:table-cell office:value-type="string">
            <text:p>Peso Liquido: 10 Kg (Fardo)</text:p>
          </table:table-cell>
          <table:table-cell office:value-type="string">
            <text:p>Peso Liquido: 1 Kg (Pct) </text:p>
          </table:table-cell>
          <table:table-cell office:value-type="string">
            <text:p>Embalagem: Fardo</text:p>
          </table:table-cell>
          <table:table-cell office:value-type="string">
            <text:p>Quantidade: Fardo C/ 10 Pcts de 1 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Farinha de Trigo Lili Fdo 25Kg (gp2)</text:p>
          </table:table-cell>
          <table:table-cell office:value-type="string">
            <text:p>Procedência: Brasil – BA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5 Pct de 5 Kg</text:p>
          </table:table-cell>
          <table:table-cell office:value-type="string">
            <text:p>Formato de venda: F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Farinha 101 Premium Fdo 25Kg (GP2)</text:p>
          </table:table-cell>
          <table:table-cell office:value-type="string">
            <text:p>Procedência: Brasil – São Caetano do Sul  – SP</text:p>
          </table:table-cell>
          <table:table-cell office:value-type="string">
            <text:p>Peso Líquido: 25 Kg</text:p>
          </table:table-cell>
          <table:table-cell office:value-type="string">
            <text:p>Peso Bruto: 25 Kg</text:p>
          </table:table-cell>
          <table:table-cell office:value-type="string">
            <text:p>Embalagem: Embalagem de papel</text:p>
          </table:table-cell>
          <table:table-cell office:value-type="string">
            <text:p>Quantidade: Fardo C/ 5 Pct de 5Kg</text:p>
          </table:table-cell>
          <table:table-cell office:value-type="string">
            <text:p>Formato de venda: F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arinha Rosa Branca Pizza Fdo 25kg (GP2)</text:p>
          </table:table-cell>
          <table:table-cell office:value-type="string">
            <text:p>Procedência: Brasil – SP</text:p>
          </table:table-cell>
          <table:table-cell office:value-type="string">
            <text:p>Peso Liquido: 25Kg</text:p>
          </table:table-cell>
          <table:table-cell office:value-type="string">
            <text:p> Embalagem: saco plastico atoxico</text:p>
          </table:table-cell>
          <table:table-cell office:value-type="string">
            <text:p>Quantidade: Fardo C/ 5 Pct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Farinha Rosa Branca Pizza Fdo 25kg (GP2)</text:p>
          </table:table-cell>
          <table:table-cell office:value-type="string">
            <text:p>Procedência: Brasil</text:p>
          </table:table-cell>
          <table:table-cell office:value-type="string">
            <text:p>			Peso Bruto: 25Kg</text:p>
          </table:table-cell>
          <table:table-cell office:value-type="string">
            <text:p>			Peso Liquido: 25Kg</text:p>
          </table:table-cell>
          <table:table-cell office:value-type="string">
            <text:p>			Embalagem: saco plastico atoxico</text:p>
          </table:table-cell>
          <table:table-cell office:value-type="string">
            <text:p>			Quantidade: fardo com 5 pacotes de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Farinha Bunge Pastel e M. Frescas 25Kg (GP2)</text:p>
          </table:table-cell>
          <table:table-cell office:value-type="string">
            <text:p>Procedência: Brasil – SP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Primaria: papel / Secundaria: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Farinha Rosa Branca Pizza Fdo 25kg (GP2)</text:p>
          </table:table-cell>
          <table:table-cell office:value-type="string">
            <text:p>Procedência: Brasil</text:p>
          </table:table-cell>
          <table:table-cell office:value-type="string">
            <text:p>			Peso Bruto: 25Kg</text:p>
          </table:table-cell>
          <table:table-cell office:value-type="string">
            <text:p>			Peso Liquido: 25Kg</text:p>
          </table:table-cell>
          <table:table-cell office:value-type="string">
            <text:p>			Embalagem: saco plastico atoxico</text:p>
          </table:table-cell>
          <table:table-cell office:value-type="string">
            <text:p>			Quantidade: fardo com 5 pacotes de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Farinha Rosa Branca Pizza Fdo 25kg (GP2)</text:p>
          </table:table-cell>
          <table:table-cell office:value-type="string">
            <text:p>Procedência: Brasil</text:p>
          </table:table-cell>
          <table:table-cell office:value-type="string">
            <text:p>			Peso Bruto: 25Kg</text:p>
          </table:table-cell>
          <table:table-cell office:value-type="string">
            <text:p>			Peso Liquido: 25Kg</text:p>
          </table:table-cell>
          <table:table-cell office:value-type="string">
            <text:p>			Embalagem: saco plastico atoxico</text:p>
          </table:table-cell>
          <table:table-cell office:value-type="string">
            <text:p>			Quantidade: fardo com 5 pacotes de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Farinha Bunge P/ Pizza Especial  25Kg (GP2)</text:p>
          </table:table-cell>
          <table:table-cell office:value-type="string">
            <text:p>Procedência: Brasil – SP</text:p>
          </table:table-cell>
          <table:table-cell office:value-type="string">
            <text:p>Peso Bruto: 25Kg</text:p>
          </table:table-cell>
          <table:table-cell office:value-type="string">
            <text:p>Peso Líquido: 25Kg</text:p>
          </table:table-cell>
          <table:table-cell office:value-type="string">
            <text:p>Embalagem:Primaria papel-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Farinha Anaconda Pastel 25Kg(GP2)</text:p>
          </table:table-cell>
          <table:table-cell office:value-type="string">
            <text:p>Procedência: Brasil – SP</text:p>
          </table:table-cell>
          <table:table-cell office:value-type="string">
            <text:p>Peso Líquido: 25 Kg</text:p>
          </table:table-cell>
          <table:table-cell office:value-type="string">
            <text:p>Embalagem:Primaria papel / Secundaria plastico</text:p>
          </table:table-cell>
          <table:table-cell office:value-type="string">
            <text:p>Quantidade: Fardo C/ 5 pacotes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Farinha Sol Especial Fdo 10X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Farinha Fidalga Especial 25Kg (GP2)</text:p>
          </table:table-cell>
          <table:table-cell office:value-type="string">
            <text:p>Procedência: Brasil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 Primaria – papel / secundaria – plastico</text:p>
          </table:table-cell>
          <table:table-cell office:value-type="string">
            <text:p>Quantidade: Fardo c/5 pacotes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Farinha Anaconda Especial Fdo 25kg (GP7)</text:p>
          </table:table-cell>
          <table:table-cell office:value-type="string">
            <text:p>Procedência: Brasil</text:p>
          </table:table-cell>
          <table:table-cell office:value-type="string">
            <text:p>Peso Bruto: 25,060 Kg</text:p>
          </table:table-cell>
          <table:table-cell office:value-type="string">
            <text:p>Peso Líquido: 25 Kg</text:p>
          </table:table-cell>
          <table:table-cell office:value-type="string">
            <text:p>Embalagem: Pacotes de papel</text:p>
          </table:table-cell>
          <table:table-cell office:value-type="string">
            <text:p>Quantidade: Fardo c/ 5 pacotes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Farinha Sol Especial Fdo 25Kg (GP2)</text:p>
          </table:table-cell>
          <table:table-cell office:value-type="string">
            <text:p>Procedência: Brasil</text:p>
          </table:table-cell>
          <table:table-cell office:value-type="string">
            <text:p>Peso Bruto: 25 Kg</text:p>
          </table:table-cell>
          <table:table-cell office:value-type="string">
            <text:p>Peso Líquido: 25 Kg</text:p>
          </table:table-cell>
          <table:table-cell office:value-type="string">
            <text:p>Embalagem: Saco plástico atóxico</text:p>
          </table:table-cell>
          <table:table-cell office:value-type="string">
            <text:p>Quantidade: Fardo c/ 5 pacotes de 5kg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Farinha de Trigo Dona Benta Fdo 25Kg(GP2)</text:p>
          </table:table-cell>
          <table:table-cell office:value-type="string">
            <text:p>Procedência: Brasil</text:p>
          </table:table-cell>
          <table:table-cell office:value-type="string">
            <text:p>Peso Bruto: 25kg</text:p>
          </table:table-cell>
          <table:table-cell office:value-type="string">
            <text:p>Peso Liquido: 25kg</text:p>
          </table:table-cell>
          <table:table-cell office:value-type="string">
            <text:p>Embalagem:saco plastico </text:p>
          </table:table-cell>
          <table:table-cell office:value-type="string">
            <text:p>Quantidade: Fardo c/5 pacotes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Tomate Triturado P/ Pizza Ekma 6x2K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: Bag</text:p>
          </table:table-cell>
          <table:table-cell office:value-type="string">
            <text:p>Quantidade: Caixa C/ 6 UN</text:p>
          </table:table-cell>
          <table:table-cell office:value-type="string">
            <text:p>Formato de venda: Cx </text:p>
          </table:table-cell>
          <table:table-cell office:value-type="string">
            <text:p>OBS: Com tempe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Molho Base P/ Pizza Cepêra Bag 2K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 Primária: Bag</text:p>
          </table:table-cell>
          <table:table-cell office:value-type="string">
            <text:p>Quantidade: Caixa C/ 6 Bag</text:p>
          </table:table-cell>
          <table:table-cell office:value-type="string">
            <text:p>Formato de venda: Ba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Mistura Para Molho de Tomate Nutrimental 500gr</text:p>
          </table:table-cell>
          <table:table-cell office:value-type="string">
            <text:p>Procedência: Brasil</text:p>
          </table:table-cell>
          <table:table-cell office:value-type="string">
            <text:p>Peso: 500gr</text:p>
          </table:table-cell>
          <table:table-cell office:value-type="string">
            <text:p>Embalagem: Plástica</text:p>
          </table:table-cell>
          <table:table-cell office:value-type="string">
            <text:p>Quantidade: 10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Polpa de Tomate Ekma Concentrado Bag 6Kg</text:p>
          </table:table-cell>
          <table:table-cell office:value-type="string">
            <text:p> Procedência: Brasileira&lt;br/&gt;</text:p>
            <text:p>Peso líquido: 10Kg</text:p>
          </table:table-cell>
          <table:table-cell office:value-type="string">
            <text:p>Peso drenado: 10Kg</text:p>
          </table:table-cell>
          <table:table-cell office:value-type="string">
            <text:p>Embalagem: Bag em Caixa de Papelão com Bico Dosador</text:p>
          </table:table-cell>
          <table:table-cell office:value-type="string">
            <text:p>Quantidade: 2 uni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Molho Barbecue Ekma 3,5Kg</text:p>
          </table:table-cell>
          <table:table-cell office:value-type="string">
            <text:p>Procedência: Brasil – SP</text:p>
          </table:table-cell>
          <table:table-cell office:value-type="string">
            <text:p>Peso Líquido: 3,50 Kg</text:p>
          </table:table-cell>
          <table:table-cell office:value-type="string">
            <text:p>Embalagem: Frasco plastico</text:p>
          </table:table-cell>
          <table:table-cell office:value-type="string">
            <text:p>Quantidade: Caixa C/ 6 Fr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olho Barbecue Lanchero 900ml</text:p>
          </table:table-cell>
          <table:table-cell office:value-type="string">
            <text:p> Procedência: Brasil&lt;br/&gt;</text:p>
            <text:p>Peso Liquido: 900ml&lt;br/&gt;</text:p>
            <text:p>Embalagem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Catchup Hellmann´s 380g</text:p>
          </table:table-cell>
          <table:table-cell office:value-type="string">
            <text:p>Procedência: Brasil – GO</text:p>
          </table:table-cell>
          <table:table-cell office:value-type="string">
            <text:p>Peso Líquido: 380g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24 Unid</text:p>
          </table:table-cell>
          <table:table-cell office:value-type="string">
            <text:p>Formato de venda: U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Molho P/ Salada Parmesão C/Ervas Finas Hellmann´s 475ml</text:p>
          </table:table-cell>
          <table:table-cell office:value-type="string">
            <text:p>Procedência: Paraguai</text:p>
          </table:table-cell>
          <table:table-cell office:value-type="string">
            <text:p>Peso Bruto: 475ml</text:p>
          </table:table-cell>
          <table:table-cell office:value-type="string">
            <text:p>Peso Líquido: 475ml</text:p>
          </table:table-cell>
          <table:table-cell office:value-type="string">
            <text:p>Embalagem Primária: Frasco plástico </text:p>
          </table:table-cell>
          <table:table-cell office:value-type="string">
            <text:p>Embalagem Secundária: Caixa com 6 frasc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Molho P/ Salada Limão C/ Alecrim Hellmann´s 475ml</text:p>
          </table:table-cell>
          <table:table-cell office:value-type="string">
            <text:p>Procedência: Paraguai</text:p>
          </table:table-cell>
          <table:table-cell office:value-type="string">
            <text:p>Peso Bruto: 475ml</text:p>
          </table:table-cell>
          <table:table-cell office:value-type="string">
            <text:p>Peso Líquido: 475ml</text:p>
          </table:table-cell>
          <table:table-cell office:value-type="string">
            <text:p>Embalagem Primária: Frasco plástico </text:p>
          </table:table-cell>
          <table:table-cell office:value-type="string">
            <text:p>Embalagem Secundária: Caixa com 6 frasc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Molho P/ Salada Rose Hellmann´s 475ml</text:p>
          </table:table-cell>
          <table:table-cell office:value-type="string">
            <text:p>Procedência: GO</text:p>
          </table:table-cell>
          <table:table-cell office:value-type="string">
            <text:p>Volume: 475 ml</text:p>
          </table:table-cell>
          <table:table-cell office:value-type="string">
            <text:p>Embalagem: Pet plástico </text:p>
          </table:table-cell>
          <table:table-cell office:value-type="string">
            <text:p>Quantidade: Caixa C/ 6 pets  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Mostarda Hellmann`s 170g</text:p>
          </table:table-cell>
          <table:table-cell office:value-type="string">
            <text:p>Procedência: Brasil</text:p>
          </table:table-cell>
          <table:table-cell office:value-type="string">
            <text:p>Peso Bruto: 170g</text:p>
          </table:table-cell>
          <table:table-cell office:value-type="string">
            <text:p>Peso Líquido: 170g</text:p>
          </table:table-cell>
          <table:table-cell office:value-type="string">
            <text:p>Embalagem Primária: Pet plastico </text:p>
          </table:table-cell>
          <table:table-cell office:value-type="string">
            <text:p>Embalagem Secundária: Caixa com 24 pe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Extrato de Tomate (Extratomato) Tarantella 1,1Kg</text:p>
          </table:table-cell>
          <table:table-cell office:value-type="string">
            <text:p>Procedência: Brasil – GO</text:p>
          </table:table-cell>
          <table:table-cell office:value-type="string">
            <text:p>Peso Líquido: 1,01 Kg</text:p>
          </table:table-cell>
          <table:table-cell office:value-type="string">
            <text:p>Embalagem Primária: Tetra Park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Molho P/ Salada Caseiro Hellmann´s 475ml</text:p>
          </table:table-cell>
          <table:table-cell office:value-type="string">
            <text:p>Procedência: GO</text:p>
          </table:table-cell>
          <table:table-cell office:value-type="string">
            <text:p>Volume: 475 ml</text:p>
          </table:table-cell>
          <table:table-cell office:value-type="string">
            <text:p>Embalagem: Pet plástico </text:p>
          </table:table-cell>
          <table:table-cell office:value-type="string">
            <text:p>Quantidade: Caixa C/ 6 pets  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Molho de Tomate (Tradicional) Tarantella 1,06Kg</text:p>
          </table:table-cell>
          <table:table-cell office:value-type="string">
            <text:p>Procedência: Brasil – SP</text:p>
          </table:table-cell>
          <table:table-cell office:value-type="string">
            <text:p>Peso líquido:1,06 Kg</text:p>
          </table:table-cell>
          <table:table-cell office:value-type="string">
            <text:p>Embalagem: Fasco plástico</text:p>
          </table:table-cell>
          <table:table-cell office:value-type="string">
            <text:p>Quantidade: Caixa C/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Polpa de Tomate (Tomato) Tarantella 1,06Kg</text:p>
          </table:table-cell>
          <table:table-cell office:value-type="string">
            <text:p>Procedência: Brasil  – MG</text:p>
          </table:table-cell>
          <table:table-cell office:value-type="string">
            <text:p>Peso Líquido: 1,06 Kg</text:p>
          </table:table-cell>
          <table:table-cell office:value-type="string">
            <text:p>Embalagem Primária: Tetra Park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Extrato de tomate Elefante 1,1Kg</text:p>
          </table:table-cell>
          <table:table-cell office:value-type="string">
            <text:p>Procedência: Brasil  – MG</text:p>
          </table:table-cell>
          <table:table-cell office:value-type="string">
            <text:p>Peso Líquido: 1,01 Kg</text:p>
          </table:table-cell>
          <table:table-cell office:value-type="string">
            <text:p>Embalagem Primária: Tetra Park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Catchup Cepêra 1,01Kg</text:p>
          </table:table-cell>
          <table:table-cell office:value-type="string">
            <text:p>Procedência: Brasil – SP</text:p>
          </table:table-cell>
          <table:table-cell office:value-type="string">
            <text:p>Peso Líquido: 1,01 Kg</text:p>
          </table:table-cell>
          <table:table-cell office:value-type="string">
            <text:p>Embalagem Primária: Frasco pla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Molho Barbecue Cepêra 1,01Kg</text:p>
          </table:table-cell>
          <table:table-cell office:value-type="string">
            <text:p>Procedência: Brasil</text:p>
          </table:table-cell>
          <table:table-cell office:value-type="string">
            <text:p>Peso Bruto: 1,01 Kg</text:p>
          </table:table-cell>
          <table:table-cell office:value-type="string">
            <text:p>Peso Líquido: 1,01 Kg</text:p>
          </table:table-cell>
          <table:table-cell office:value-type="string">
            <text:p>Embalagem Primária: Frasco plastico</text:p>
          </table:table-cell>
          <table:table-cell office:value-type="string">
            <text:p>Quantidade: Caixa C/ 12 UN</text:p>
          </table:table-cell>
          <table:table-cell office:value-type="string">
            <text:p>Formato de venda: FR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Molho Shoyu Cepêra Tradicional 1,01L</text:p>
          </table:table-cell>
          <table:table-cell office:value-type="string">
            <text:p>Procedência: Brasil – SP</text:p>
          </table:table-cell>
          <table:table-cell office:value-type="string">
            <text:p>Volume: 1,01L</text:p>
          </table:table-cell>
          <table:table-cell office:value-type="string">
            <text:p>Embalagem Primária: Frasco de vidro</text:p>
          </table:table-cell>
          <table:table-cell office:value-type="string">
            <text:p>Quantidade: Caixa C/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olho de Pimenta Calabrês Cepêra 1,01L</text:p>
          </table:table-cell>
          <table:table-cell office:value-type="string">
            <text:p>Procedência: Brasil – SP</text:p>
          </table:table-cell>
          <table:table-cell office:value-type="string">
            <text:p>Volume: 1,01L</text:p>
          </table:table-cell>
          <table:table-cell office:value-type="string">
            <text:p>Embalagem Primária: Frasco pla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Molho Inglês Cepêra 1,01L</text:p>
          </table:table-cell>
          <table:table-cell office:value-type="string">
            <text:p>Procedência: Brasil</text:p>
          </table:table-cell>
          <table:table-cell office:value-type="string">
            <text:p>Peso Bruto: 1,01 l</text:p>
          </table:table-cell>
          <table:table-cell office:value-type="string">
            <text:p>Peso Líquido: 1,01 l</text:p>
          </table:table-cell>
          <table:table-cell office:value-type="string">
            <text:p>Embalagem Primária: Frasco plastico</text:p>
          </table:table-cell>
          <table:table-cell office:value-type="string">
            <text:p>Embalagem Secundária: Caixa com 12 frasc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Mostarda Cepêra 1,01Kg</text:p>
          </table:table-cell>
          <table:table-cell office:value-type="string">
            <text:p>Procedência: Brasil</text:p>
          </table:table-cell>
          <table:table-cell office:value-type="string">
            <text:p>Peso Bruto: 1,01 kG</text:p>
          </table:table-cell>
          <table:table-cell office:value-type="string">
            <text:p>Peso Líquido: 1,01 kG</text:p>
          </table:table-cell>
          <table:table-cell office:value-type="string">
            <text:p>Embalagem Primária: Frasco plastico</text:p>
          </table:table-cell>
          <table:table-cell office:value-type="string">
            <text:p>Embalagem Secundária: Caixa com 12 frasc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Molho Tradicional Mamma Doro Cepêra 2Kg</text:p>
          </table:table-cell>
          <table:table-cell office:value-type="string">
            <text:p>Procedência: Brasil</text:p>
          </table:table-cell>
          <table:table-cell office:value-type="string">
            <text:p>Peso Bruto: 1,01 Kg</text:p>
          </table:table-cell>
          <table:table-cell office:value-type="string">
            <text:p>Peso Líquido: 1,01 Kg</text:p>
          </table:table-cell>
          <table:table-cell office:value-type="string">
            <text:p>Embalagem Primária: Frasco plastico</text:p>
          </table:table-cell>
          <table:table-cell office:value-type="string">
            <text:p>Quantidade: Caixa C/ 12 UN&lt;br/&gt;</text:p>
            <text:p>Formato de venda: F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Mostarda Hemmer 200g</text:p>
          </table:table-cell>
          <table:table-cell office:value-type="string">
            <text:p>Procedência: Brasil-Santa Catarina</text:p>
          </table:table-cell>
          <table:table-cell office:value-type="string">
            <text:p>Peso Líquido: 200 g</text:p>
          </table:table-cell>
          <table:table-cell office:value-type="string">
            <text:p>Embalagem Primária: Pet plástico</text:p>
          </table:table-cell>
          <table:table-cell office:value-type="string">
            <text:p>Quantidade: Caixa C/ 25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Molho de Pimenta Vermelha Extra Forte Cepêra 60ml</text:p>
          </table:table-cell>
          <table:table-cell office:value-type="string">
            <text:p>Procedência: Brasil – SP</text:p>
          </table:table-cell>
          <table:table-cell office:value-type="string">
            <text:p>Procedência: Brasil – SP</text:p>
          </table:table-cell>
          <table:table-cell office:value-type="string">
            <text:p>Volume: 60 ml</text:p>
          </table:table-cell>
          <table:table-cell office:value-type="string">
            <text:p>Embalagem Primária: Frasco de vidro</text:p>
          </table:table-cell>
          <table:table-cell office:value-type="string">
            <text:p>Quantidade: Caixa C/ 12 Unid&lt;br/&gt;</text:p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Molho de Pimenta Habanero Mexicano Cepêra 60ml</text:p>
          </table:table-cell>
          <table:table-cell office:value-type="string">
            <text:p>Procedência: Brasil – SP</text:p>
          </table:table-cell>
          <table:table-cell office:value-type="string">
            <text:p>Volume: 60ml</text:p>
          </table:table-cell>
          <table:table-cell office:value-type="string">
            <text:p>Embalagem: Frasco de vidro</text:p>
          </table:table-cell>
          <table:table-cell office:value-type="string">
            <text:p>Quantidade: Caixa C/ 12 un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Molho de Pimenta Verde Extra Forte Cepêra 60ml</text:p>
          </table:table-cell>
          <table:table-cell office:value-type="string">
            <text:p>Procedência: Brasil – Sp</text:p>
          </table:table-cell>
          <table:table-cell office:value-type="string">
            <text:p>Volume: 60 ml</text:p>
          </table:table-cell>
          <table:table-cell office:value-type="string">
            <text:p>Embalagem Primária: Frasco de vidro</text:p>
          </table:table-cell>
          <table:table-cell office:value-type="string">
            <text:p>Quantidade: Caixa C/ 12 Fra&lt;br/&gt;</text:p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Molho de Pimenta Chipotle Cepêra 60ml</text:p>
          </table:table-cell>
          <table:table-cell office:value-type="string">
            <text:p>Procedência: Brasil</text:p>
          </table:table-cell>
          <table:table-cell office:value-type="string">
            <text:p>Peso Bruto: 0,60ml</text:p>
          </table:table-cell>
          <table:table-cell office:value-type="string">
            <text:p>Peso Líquido: 0,60ml</text:p>
          </table:table-cell>
          <table:table-cell office:value-type="string">
            <text:p>Embalagem Primária: Frasco de vidro</text:p>
          </table:table-cell>
          <table:table-cell office:value-type="string">
            <text:p>Embalagem Secundária: Caixa com 12 Frasco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Catchup Cepêra 400g</text:p>
          </table:table-cell>
          <table:table-cell office:value-type="string">
            <text:p>Procedência: Brasil</text:p>
          </table:table-cell>
          <table:table-cell office:value-type="string">
            <text:p>Peso Bruto: 0,400g</text:p>
          </table:table-cell>
          <table:table-cell office:value-type="string">
            <text:p>Peso Líquido: 0,400g</text:p>
          </table:table-cell>
          <table:table-cell office:value-type="string">
            <text:p>Embalagem Primária: Frasco plastico</text:p>
          </table:table-cell>
          <table:table-cell office:value-type="string">
            <text:p>Embalagem Secundária: Caixa com 24 frasco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Mostarda Cepêra 370g</text:p>
          </table:table-cell>
          <table:table-cell office:value-type="string">
            <text:p>Procedência: Brasil</text:p>
          </table:table-cell>
          <table:table-cell office:value-type="string">
            <text:p>Peso Bruto: 0,360g</text:p>
          </table:table-cell>
          <table:table-cell office:value-type="string">
            <text:p>Peso Líquido: 0,360g</text:p>
          </table:table-cell>
          <table:table-cell office:value-type="string">
            <text:p>Embalagem Primária: Frasco plastico</text:p>
          </table:table-cell>
          <table:table-cell office:value-type="string">
            <text:p>Embalagem Secundária: Caixa com 24 frasco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Molho de Pimenta Cepêra 150ml</text:p>
          </table:table-cell>
          <table:table-cell office:value-type="string">
            <text:p>Procedência: Brasil – SP</text:p>
          </table:table-cell>
          <table:table-cell office:value-type="string">
            <text:p>Volume: 150 ml</text:p>
          </table:table-cell>
          <table:table-cell office:value-type="string">
            <text:p>Embalagem: Frasco de vidro</text:p>
          </table:table-cell>
          <table:table-cell office:value-type="string">
            <text:p>Quantidade: Caixa C/24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Molho de Alho Cepêra 150ml</text:p>
          </table:table-cell>
          <table:table-cell office:value-type="string">
            <text:p>Procedência: Brasil – SP</text:p>
          </table:table-cell>
          <table:table-cell office:value-type="string">
            <text:p>Volume: 150 ml</text:p>
          </table:table-cell>
          <table:table-cell office:value-type="string">
            <text:p>Embalagem: Frasco de vidro</text:p>
          </table:table-cell>
          <table:table-cell office:value-type="string">
            <text:p>Quantidade: Caixa C/24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Molho Shoyu Cepêra 150ml</text:p>
          </table:table-cell>
          <table:table-cell office:value-type="string">
            <text:p>Procedência: Brasil – SP</text:p>
          </table:table-cell>
          <table:table-cell office:value-type="string">
            <text:p>Volume: 150 m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24 un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Pimenta C/ Azeite Gallo  6x50ml</text:p>
          </table:table-cell>
          <table:table-cell office:value-type="string">
            <text:p>Procedência: Portugal</text:p>
          </table:table-cell>
          <table:table-cell office:value-type="string">
            <text:p>Volume: 50 ml</text:p>
          </table:table-cell>
          <table:table-cell office:value-type="string">
            <text:p>Embalagem Primária: Garrafinhas de vidro</text:p>
          </table:table-cell>
          <table:table-cell office:value-type="string">
            <text:p>Quantidade: Caixa C/ 6 gar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olho Inglês Cepêra 150ml</text:p>
          </table:table-cell>
          <table:table-cell office:value-type="string">
            <text:p>Procedência: Brasil</text:p>
          </table:table-cell>
          <table:table-cell office:value-type="string">
            <text:p>Peso Bruto: 0,150ml</text:p>
          </table:table-cell>
          <table:table-cell office:value-type="string">
            <text:p>Peso Líquido: 0,150ml</text:p>
          </table:table-cell>
          <table:table-cell office:value-type="string">
            <text:p>Embalagem Primária: Frasco plastico</text:p>
          </table:table-cell>
          <table:table-cell office:value-type="string">
            <text:p>Embalagem Secundária: Caixa com 24 frasco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Molho P/ Salada French Ekma 120x18g</text:p>
          </table:table-cell>
          <table:table-cell office:value-type="string">
            <text:p>Procedência: Brasil – SP</text:p>
          </table:table-cell>
          <table:table-cell office:value-type="string">
            <text:p>Peso Líquido: 2,16 Kg</text:p>
          </table:table-cell>
          <table:table-cell office:value-type="string">
            <text:p>Embalagem Primária: Caixa</text:p>
          </table:table-cell>
          <table:table-cell office:value-type="string">
            <text:p>Quantidade: Caixa C/ 120 x 18g  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Mistura P/ Purê de Batatas Knorr 1,1Kg</text:p>
          </table:table-cell>
          <table:table-cell office:value-type="string">
            <text:p>Procedência: Brasil – GO</text:p>
          </table:table-cell>
          <table:table-cell office:value-type="string">
            <text:p>Peso Bruto: 1,12 Kg</text:p>
          </table:table-cell>
          <table:table-cell office:value-type="string">
            <text:p>Peso Líquido: 1,01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Mistura P/ Purê de Batatas Qualimax 800g</text:p>
          </table:table-cell>
          <table:table-cell office:value-type="string">
            <text:p>Procedência: Brasil – SP</text:p>
          </table:table-cell>
          <table:table-cell office:value-type="string">
            <text:p>Peso Bruto: 4,8 Kg (Caixa)</text:p>
          </table:table-cell>
          <table:table-cell office:value-type="string">
            <text:p>Peso Líquido: 800g (Pct)</text:p>
          </table:table-cell>
          <table:table-cell office:value-type="string">
            <text:p>Embalagem: Pacote 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Molho de Soja Shoyu Oriental Tozan 5L</text:p>
          </table:table-cell>
          <table:table-cell office:value-type="string">
            <text:p>Procedência: Brasil – Campinas- SP</text:p>
          </table:table-cell>
          <table:table-cell office:value-type="string">
            <text:p>Volume: 5L</text:p>
          </table:table-cell>
          <table:table-cell office:value-type="string">
            <text:p> Embalagem Primária: Galão</text:p>
          </table:table-cell>
          <table:table-cell office:value-type="string">
            <text:p> Quantidade: Caixa C/ 2 Unid</text:p>
          </table:table-cell>
          <table:table-cell office:value-type="string">
            <text:p>Formato de venda: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Molho de Soja Shoyu Light Oriental Tozan 5L</text:p>
          </table:table-cell>
          <table:table-cell office:value-type="string">
            <text:p>Procedência: Brasil – Campinas- SP</text:p>
          </table:table-cell>
          <table:table-cell office:value-type="string">
            <text:p>Volume: 5L</text:p>
          </table:table-cell>
          <table:table-cell office:value-type="string">
            <text:p> Embalagem Primária: Galão</text:p>
          </table:table-cell>
          <table:table-cell office:value-type="string">
            <text:p>Quantidade: Caixa C/ 2 Unid</text:p>
          </table:table-cell>
          <table:table-cell office:value-type="string">
            <text:p>Formato de venda: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Molho P/ Salada Queijos Liza 234ml</text:p>
          </table:table-cell>
          <table:table-cell office:value-type="string">
            <text:p>Procedência: Brasil – SP</text:p>
          </table:table-cell>
          <table:table-cell office:value-type="string">
            <text:p>Volume: 234 m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12 un</text:p>
          </table:table-cell>
          <table:table-cell office:value-type="string">
            <text:p>Formato de venda: U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Molho p/ Pizza Bonare Goias Verde Refil Cx6x2Kg (R)</text:p>
          </table:table-cell>
          <table:table-cell office:value-type="string">
            <text:p>Procedência: Brasil – Luziania – GO</text:p>
          </table:table-cell>
          <table:table-cell office:value-type="string">
            <text:p>Peso: 2 Kg</text:p>
          </table:table-cell>
          <table:table-cell office:value-type="string">
            <text:p>Embalagem: Plástica (Bag)</text:p>
          </table:table-cell>
          <table:table-cell office:value-type="string">
            <text:p>Quantidade: Caixa C/ 6 Unid (Refil)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Molho P/ Salada Caseiro Light Liza 234ml</text:p>
          </table:table-cell>
          <table:table-cell office:value-type="string">
            <text:p>Procedência: Brasil – SP</text:p>
          </table:table-cell>
          <table:table-cell office:value-type="string">
            <text:p>Volume: 234 ml</text:p>
          </table:table-cell>
          <table:table-cell office:value-type="string">
            <text:p> Embalagem: F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Molho P/ Salada Rose Liza 234ml</text:p>
          </table:table-cell>
          <table:table-cell office:value-type="string">
            <text:p>Procedência: Brasil – SP</text:p>
          </table:table-cell>
          <table:table-cell office:value-type="string">
            <text:p>Volume: 234 ml</text:p>
          </table:table-cell>
          <table:table-cell office:value-type="string">
            <text:p>Embalagem: F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Molho P/ Salada Limão Liza 234ml</text:p>
          </table:table-cell>
          <table:table-cell office:value-type="string">
            <text:p>Procedência: Brasil – SP</text:p>
          </table:table-cell>
          <table:table-cell office:value-type="string">
            <text:p>Peso líquido: 234 ml</text:p>
          </table:table-cell>
          <table:table-cell office:value-type="string">
            <text:p>Embalagem: F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Molho P/ Salada Mostarda e Mel Liza 234ml</text:p>
          </table:table-cell>
          <table:table-cell office:value-type="string">
            <text:p>Procedência: Brasil – SP</text:p>
          </table:table-cell>
          <table:table-cell office:value-type="string">
            <text:p>Peso líquido: 234ml</text:p>
          </table:table-cell>
          <table:table-cell office:value-type="string">
            <text:p>Embalagem: F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Catchup Ekma 400g</text:p>
          </table:table-cell>
          <table:table-cell office:value-type="string">
            <text:p>Procedência: Brasil</text:p>
          </table:table-cell>
          <table:table-cell office:value-type="string">
            <text:p>Peso Bruto: 400g</text:p>
          </table:table-cell>
          <table:table-cell office:value-type="string">
            <text:p>Peso Líquido: 400g</text:p>
          </table:table-cell>
          <table:table-cell office:value-type="string">
            <text:p>Embalagem: Caixa</text:p>
          </table:table-cell>
          <table:table-cell office:value-type="string">
            <text:p>Quantidade: 24 unidades por caixa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Mostarda Heinz 255g</text:p>
          </table:table-cell>
          <table:table-cell office:value-type="string">
            <text:p>Procedência: Brasil – Neropolis – MG</text:p>
          </table:table-cell>
          <table:table-cell office:value-type="string">
            <text:p>Peso Líquido: 255g</text:p>
          </table:table-cell>
          <table:table-cell office:value-type="string">
            <text:p>Embalagem: Fardo</text:p>
          </table:table-cell>
          <table:table-cell office:value-type="string">
            <text:p>Quantidade: Fardo C/ 16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Mostarda Ekma 200g</text:p>
          </table:table-cell>
          <table:table-cell office:value-type="string">
            <text:p>Procedência: Brasil – SP</text:p>
          </table:table-cell>
          <table:table-cell office:value-type="string">
            <text:p>Peso Líquido: 200 g</text:p>
          </table:table-cell>
          <table:table-cell office:value-type="string">
            <text:p>Embalagem: Caixa</text:p>
          </table:table-cell>
          <table:table-cell office:value-type="string">
            <text:p>Quantidade: Caixa C/ 24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Extrato de tomate Tomadoro Premium Goiás Verde 4Kg</text:p>
          </table:table-cell>
          <table:table-cell office:value-type="string">
            <text:p>Procedência: Brasil – Luziania – GO</text:p>
          </table:table-cell>
          <table:table-cell office:value-type="string">
            <text:p>Peso Líquido: 4,00 Kg</text:p>
          </table:table-cell>
          <table:table-cell office:value-type="string">
            <text:p>Embalagem: Lata</text:p>
          </table:table-cell>
          <table:table-cell office:value-type="string">
            <text:p>Quantidade: Caixa C/ 4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Catchup Heinz 397g</text:p>
          </table:table-cell>
          <table:table-cell office:value-type="string">
            <text:p>Procedência: Brasil</text:p>
          </table:table-cell>
          <table:table-cell office:value-type="string">
            <text:p>Peso Líquido: 397g</text:p>
          </table:table-cell>
          <table:table-cell office:value-type="string">
            <text:p>Embalagem: Fardo</text:p>
          </table:table-cell>
          <table:table-cell office:value-type="string">
            <text:p>Quantidade: Fardo C/ 16 Unid 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Molho de Tomate Refogado Ekma Refil Cx 6x2Kg (gp7)</text:p>
          </table:table-cell>
          <table:table-cell office:value-type="string">
            <text:p>Procedência: Brasil – SP</text:p>
          </table:table-cell>
          <table:table-cell office:value-type="string">
            <text:p>Peso Bruto: 12 Kg (Cx)</text:p>
          </table:table-cell>
          <table:table-cell office:value-type="string">
            <text:p>Peso Liquido: 2 kg (Unid) </text:p>
          </table:table-cell>
          <table:table-cell office:value-type="string">
            <text:p>Embalagem: Caix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Extrato de Tomate  Ekma Refil Cx 6×2,1Kg</text:p>
          </table:table-cell>
          <table:table-cell office:value-type="string">
            <text:p>Procedência: Brasil – SP</text:p>
          </table:table-cell>
          <table:table-cell office:value-type="string">
            <text:p>Peso Líquido: 2,1 Kg</text:p>
          </table:table-cell>
          <table:table-cell office:value-type="string">
            <text:p>Embalagem: Plástic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Extrato de tomate Bonare 4Kg</text:p>
          </table:table-cell>
          <table:table-cell office:value-type="string">
            <text:p>Procedência: Brasil – Luziania – GO</text:p>
          </table:table-cell>
          <table:table-cell office:value-type="string">
            <text:p>Peso Bruto: 4,00 Kg</text:p>
          </table:table-cell>
          <table:table-cell office:value-type="string">
            <text:p>Peso Líquido: 4,00 Kg</text:p>
          </table:table-cell>
          <table:table-cell office:value-type="string">
            <text:p>Embalagem: Lata</text:p>
          </table:table-cell>
          <table:table-cell office:value-type="string">
            <text:p>Quantidade: Caixa C/ 4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Molho Shoyu Ekma Tradicional 1,01L</text:p>
          </table:table-cell>
          <table:table-cell office:value-type="string">
            <text:p>Procedência: Brasil – SP</text:p>
          </table:table-cell>
          <table:table-cell office:value-type="string">
            <text:p>Volume: 1,01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Molho Shoyu Ekma Tradicional 5L</text:p>
          </table:table-cell>
          <table:table-cell office:value-type="string">
            <text:p>Procedência: Brasil</text:p>
          </table:table-cell>
          <table:table-cell office:value-type="string">
            <text:p>Conteúdo: 5 Lt</text:p>
          </table:table-cell>
          <table:table-cell office:value-type="string">
            <text:p>Embalagem: Frasco plástico</text:p>
          </table:table-cell>
          <table:table-cell office:value-type="string">
            <text:p>Quantidade: Galão</text:p>
          </table:table-cell>
          <table:table-cell office:value-type="string">
            <text:p>Formato de Venda: Galã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Molho Shoyu Ekma Tradicional 5L</text:p>
          </table:table-cell>
          <table:table-cell office:value-type="string">
            <text:p>Procedência: Brasil</text:p>
          </table:table-cell>
          <table:table-cell office:value-type="string">
            <text:p>Conteúdo: 5 Lt</text:p>
          </table:table-cell>
          <table:table-cell office:value-type="string">
            <text:p>Embalagem: Frasco plástico</text:p>
          </table:table-cell>
          <table:table-cell office:value-type="string">
            <text:p>Quantidade: Galão</text:p>
          </table:table-cell>
          <table:table-cell office:value-type="string">
            <text:p>Formato de Venda: Galã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Polpa de Tomate Di Salerno Bag 10Kg</text:p>
          </table:table-cell>
          <table:table-cell office:value-type="string">
            <text:p>Procedência:  Brasil</text:p>
          </table:table-cell>
          <table:table-cell office:value-type="string">
            <text:p>Peso drenado: 10Kg</text:p>
          </table:table-cell>
          <table:table-cell office:value-type="string">
            <text:p>Embalagem: Bag em Caixa de Papelão com Bico Dosador</text:p>
          </table:table-cell>
          <table:table-cell office:value-type="string">
            <text:p>Quantidade: Avulso</text:p>
          </table:table-cell>
          <table:table-cell office:value-type="string">
            <text:p>Formato de venda: Ba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Molho P/ Salada Caseiro Liza 234ml</text:p>
          </table:table-cell>
          <table:table-cell office:value-type="string">
            <text:p>Procedência: Brasil – SP</text:p>
          </table:table-cell>
          <table:table-cell office:value-type="string">
            <text:p>Peso líquido: 234ml</text:p>
          </table:table-cell>
          <table:table-cell office:value-type="string">
            <text:p> Embalagem: F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Molho P/ Salada Ervas Finas Liza 234ml</text:p>
          </table:table-cell>
          <table:table-cell office:value-type="string">
            <text:p>Procedência: Brasil – SP</text:p>
          </table:table-cell>
          <table:table-cell office:value-type="string">
            <text:p>Peso líquido: 234ml</text:p>
          </table:table-cell>
          <table:table-cell office:value-type="string">
            <text:p>Embalagem: F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Molho de Alho Istambul (Alhette) 150ml</text:p>
          </table:table-cell>
          <table:table-cell office:value-type="string">
            <text:p>Procedência: Brasil&lt;br/&gt;</text:p>
            <text:p>Peso bruto: 150gr&lt;br/&gt;</text:p>
            <text:p>Peso líquido: 150gr&lt;br/&gt;</text:p>
            <text:p>Embalagem: Frasco plástico&lt;br/&gt;</text:p>
            <text:p>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Molho Shoyu Sakura Tradicional 5L</text:p>
          </table:table-cell>
          <table:table-cell office:value-type="string">
            <text:p>Procedência: Brasil&lt;br/&gt;</text:p>
            <text:p>Peso líquido: 5 Lt&lt;br/&gt;</text:p>
            <text:p>Peso drenado: 5 Lt&lt;br/&gt;</text:p>
            <text:p>Embalagem: Frasco plástico&lt;br/&gt;</text:p>
            <text:p>Quantidade: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Molho p/ Pizza Tomadoro Goias Verde 3,1Kg</text:p>
          </table:table-cell>
          <table:table-cell office:value-type="string">
            <text:p>Procedência: Brasil – Luziania – GO</text:p>
          </table:table-cell>
          <table:table-cell office:value-type="string">
            <text:p>Peso Liquido: 3,1 g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Molho P/ Pizza Mamma Doro Cepêra 2K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: Plástica</text:p>
          </table:table-cell>
          <table:table-cell office:value-type="string">
            <text:p>Quantidade: Caixa C/ 6 Unid</text:p>
          </table:table-cell>
          <table:table-cell office:value-type="string">
            <text:p>Formato de venda: Ba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Molho p/ Pizza Bonare Goias Verde Refil Cx6x2Kg (GP2)</text:p>
          </table:table-cell>
          <table:table-cell office:value-type="string">
            <text:p>Procedência: Brasil – Luziania – GO</text:p>
          </table:table-cell>
          <table:table-cell office:value-type="string">
            <text:p>Peso: 2 Kg</text:p>
          </table:table-cell>
          <table:table-cell office:value-type="string">
            <text:p>Embalagem: Plástica (Bag)</text:p>
          </table:table-cell>
          <table:table-cell office:value-type="string">
            <text:p>Quantidade: Caixa C/ 6 Unid (Refil)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Molho de Pimenta Arabe Pimentine 150ml</text:p>
          </table:table-cell>
          <table:table-cell office:value-type="string">
            <text:p>Procedência: Brasil&lt;br/&gt;</text:p>
            <text:p>Peso bruto: 150 ml&lt;br/&gt;</text:p>
            <text:p>Peso líquido: 150 ml&lt;br/&gt;</text:p>
            <text:p>Embalagem: Frasco plástico&lt;br/&gt;</text:p>
            <text:p>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Molho de Pimenta Vermelha Caliente 150ml</text:p>
          </table:table-cell>
          <table:table-cell office:value-type="string">
            <text:p>Procedência: Brasil&lt;br/&gt;</text:p>
            <text:p>Peso bruto: 150 ml&lt;br/&gt;</text:p>
            <text:p>Peso líquido: 150 ml&lt;br/&gt;</text:p>
            <text:p>Embalagem: Frasco plástico&lt;br/&gt;</text:p>
            <text:p>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9</text:p>
          </table:table-cell>
          <table:table-cell office:value-type="string">
            <text:p>Mostarda Cepêra 3,3Kg</text:p>
          </table:table-cell>
          <table:table-cell office:value-type="string">
            <text:p>Procedência: Brasil – SP</text:p>
          </table:table-cell>
          <table:table-cell office:value-type="string">
            <text:p>Peso Liquido: 3,3 Kg</text:p>
          </table:table-cell>
          <table:table-cell office:value-type="string">
            <text:p>Embalagem: Galão Plástico</text:p>
          </table:table-cell>
          <table:table-cell office:value-type="string">
            <text:p>Quantidade: Caixa C/ 4 Unid</text:p>
          </table:table-cell>
          <table:table-cell office:value-type="string">
            <text:p>Formato de venda: Galã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Catchup Cepêra 3,5Kg</text:p>
          </table:table-cell>
          <table:table-cell office:value-type="string">
            <text:p>Procedência: Brasil – SP</text:p>
          </table:table-cell>
          <table:table-cell office:value-type="string">
            <text:p>Peso Liquido: 3,5 Kg</text:p>
          </table:table-cell>
          <table:table-cell office:value-type="string">
            <text:p>Embalagem: Galão Plástico</text:p>
          </table:table-cell>
          <table:table-cell office:value-type="string">
            <text:p>Quantidade: Caixa C/ 4 Unid</text:p>
          </table:table-cell>
          <table:table-cell office:value-type="string">
            <text:p>Formato de venda: Galã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Molho P/ Pizza Mamma Doro Cepêra 3,1Kg</text:p>
          </table:table-cell>
          <table:table-cell office:value-type="string">
            <text:p>Procedência: Brasil&lt;br/&gt;</text:p>
            <text:p>Peso Bruto: 3,45 Kg&lt;br/&gt;</text:p>
            <text:p>Peso Líquido: 3,1 Kg&lt;br/&gt;</text:p>
            <text:p>Embalagem: Lata&lt;br/&gt;</text:p>
            <text:p>Quantidade: 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Molho Inglês Lanchero 900ml</text:p>
          </table:table-cell>
          <table:table-cell office:value-type="string">
            <text:p>Procedência: Brasil – SP</text:p>
          </table:table-cell>
          <table:table-cell office:value-type="string">
            <text:p>Volume: 900 ml</text:p>
          </table:table-cell>
          <table:table-cell office:value-type="string">
            <text:p>Embalagem: Frasco</text:p>
          </table:table-cell>
          <table:table-cell office:value-type="string">
            <text:p>Quantidade: Fardo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Molho Shoyu Lanchero 900ml</text:p>
          </table:table-cell>
          <table:table-cell office:value-type="string">
            <text:p>Procedência: Brasil – SP</text:p>
          </table:table-cell>
          <table:table-cell office:value-type="string">
            <text:p>Volume: 900 ml</text:p>
          </table:table-cell>
          <table:table-cell office:value-type="string">
            <text:p>Embalagem: Frasco</text:p>
          </table:table-cell>
          <table:table-cell office:value-type="string">
            <text:p>Quantidade: Fardo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Molho de Pimenta Lanchero 900ml</text:p>
          </table:table-cell>
          <table:table-cell office:value-type="string">
            <text:p>Procedência: Brasil – SP</text:p>
          </table:table-cell>
          <table:table-cell office:value-type="string">
            <text:p>Volume: 900 ML</text:p>
          </table:table-cell>
          <table:table-cell office:value-type="string">
            <text:p>Embalagem: Frasco</text:p>
          </table:table-cell>
          <table:table-cell office:value-type="string">
            <text:p>Quantidade: Fardo C/ 12 UN</text:p>
          </table:table-cell>
          <table:table-cell office:value-type="string">
            <text:p>Formato de Venda: F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Catchup Lanchero 3,2Kg</text:p>
          </table:table-cell>
          <table:table-cell office:value-type="string">
            <text:p>Procedência: Brasil  -SP</text:p>
          </table:table-cell>
          <table:table-cell office:value-type="string">
            <text:p>Peso Liquido: 3,2 Kg</text:p>
          </table:table-cell>
          <table:table-cell office:value-type="string">
            <text:p>Embalagem: Galão</text:p>
          </table:table-cell>
          <table:table-cell office:value-type="string">
            <text:p>Quantidade: Fardo C/ 6 GL</text:p>
          </table:table-cell>
          <table:table-cell office:value-type="string">
            <text:p>Formato de venda: 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Mostarda Lanchero 3,2Kg</text:p>
          </table:table-cell>
          <table:table-cell office:value-type="string">
            <text:p>Procedência: Brasil  -SP</text:p>
          </table:table-cell>
          <table:table-cell office:value-type="string">
            <text:p>Peso Liquido: 3,2 Kg</text:p>
          </table:table-cell>
          <table:table-cell office:value-type="string">
            <text:p>Embalagem: Galão</text:p>
          </table:table-cell>
          <table:table-cell office:value-type="string">
            <text:p>Quantidade: Fardo C/ 6 GL</text:p>
          </table:table-cell>
          <table:table-cell office:value-type="string">
            <text:p>Formato de venda: 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Molho de Pimenta Vermelha Tabasco 59ml</text:p>
          </table:table-cell>
          <table:table-cell office:value-type="string">
            <text:p>Procedência: U.S.A</text:p>
          </table:table-cell>
          <table:table-cell office:value-type="string">
            <text:p>Volume: 59 ml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 Vidr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Molho de Alho Cepêra 1,01L</text:p>
          </table:table-cell>
          <table:table-cell office:value-type="string">
            <text:p>Procedência: Brasil – SP</text:p>
          </table:table-cell>
          <table:table-cell office:value-type="string">
            <text:p>Volume: 1,01 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12 UN</text:p>
          </table:table-cell>
          <table:table-cell office:value-type="string">
            <text:p>Formato de venda: F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Molho p/ Pizza Ekma Refil Cx 6x2Kg</text:p>
          </table:table-cell>
          <table:table-cell office:value-type="string">
            <text:p>Procedência: Brasil – SP</text:p>
          </table:table-cell>
          <table:table-cell office:value-type="string">
            <text:p>Peso Bruto: 12 Kg ( Cx)</text:p>
          </table:table-cell>
          <table:table-cell office:value-type="string">
            <text:p>Peso Liquido: 2 Kg ( Unid)</text:p>
          </table:table-cell>
          <table:table-cell office:value-type="string">
            <text:p>Embalagem: Plástic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Extrato de tomate Elefante 4,08 Kg</text:p>
          </table:table-cell>
          <table:table-cell office:value-type="string">
            <text:p>Procedência: Brasil – GO </text:p>
          </table:table-cell>
          <table:table-cell office:value-type="string">
            <text:p>Peso Líquido: 4,08 Kg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Molho de Alho Oishii 900ml</text:p>
          </table:table-cell>
          <table:table-cell office:value-type="string">
            <text:p>Procedência: Brasil – SP</text:p>
          </table:table-cell>
          <table:table-cell office:value-type="string">
            <text:p>Volume: 900 m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Molho Pimenta Verm. Cepêra 1,01Kg</text:p>
          </table:table-cell>
          <table:table-cell office:value-type="string">
            <text:p>Procedência: Brasil – SP</text:p>
          </table:table-cell>
          <table:table-cell office:value-type="string">
            <text:p>Volume: 1,01 L</text:p>
          </table:table-cell>
          <table:table-cell office:value-type="string">
            <text:p>Embalagem: Cx</text:p>
          </table:table-cell>
          <table:table-cell office:value-type="string">
            <text:p>Quantidade: Caixa C/ 12 UN</text:p>
          </table:table-cell>
          <table:table-cell office:value-type="string">
            <text:p>Formato de venda: F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Polpa de Tomate Quero TP 520gr</text:p>
          </table:table-cell>
          <table:table-cell office:value-type="string">
            <text:p>Procedência: Brasil</text:p>
          </table:table-cell>
          <table:table-cell office:value-type="string">
            <text:p>Peso líquido: 520gr</text:p>
          </table:table-cell>
          <table:table-cell office:value-type="string">
            <text:p>Peso drenado: 520gr</text:p>
          </table:table-cell>
          <table:table-cell office:value-type="string">
            <text:p>Embalagem: Pote tetra park</text:p>
          </table:table-cell>
          <table:table-cell office:value-type="string">
            <text:p>Quantidade: 24 p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Molho p/ Pizza Ekma 3,1Kg</text:p>
          </table:table-cell>
          <table:table-cell office:value-type="string">
            <text:p>Procedência: Brasil</text:p>
          </table:table-cell>
          <table:table-cell office:value-type="string">
            <text:p>Peso Bruto: 3,5 Kg</text:p>
          </table:table-cell>
          <table:table-cell office:value-type="string">
            <text:p>Peso Líquido: 3,1 Kg</text:p>
          </table:table-cell>
          <table:table-cell office:value-type="string">
            <text:p>Embalagem: Lata</text:p>
          </table:table-cell>
          <table:table-cell office:value-type="string">
            <text:p>Quantidade: Caixa C/ 6 UN</text:p>
          </table:table-cell>
          <table:table-cell office:value-type="string">
            <text:p>Formato de venda: L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Molho de Pimenta Quero 150ml</text:p>
          </table:table-cell>
          <table:table-cell office:value-type="string">
            <text:p>Procedência: Brasil – Neropolis – GO</text:p>
          </table:table-cell>
          <table:table-cell office:value-type="string">
            <text:p>Volume: 150 m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24 Fr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Mostarda Ekma 3,3Kg</text:p>
          </table:table-cell>
          <table:table-cell office:value-type="string">
            <text:p>Procedência: Brasil – SP</text:p>
          </table:table-cell>
          <table:table-cell office:value-type="string">
            <text:p>Peso Bruto: 3,3 kg</text:p>
          </table:table-cell>
          <table:table-cell office:value-type="string">
            <text:p>Embalagem: Galão Plástico</text:p>
          </table:table-cell>
          <table:table-cell office:value-type="string">
            <text:p>Quantidade: Caixa c/6 unid</text:p>
          </table:table-cell>
          <table:table-cell office:value-type="string">
            <text:p>Formato de venda: Galã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Molho de Pimenta Ekma 1,01 L</text:p>
          </table:table-cell>
          <table:table-cell office:value-type="string">
            <text:p>Procedência: Brasil – SP</text:p>
          </table:table-cell>
          <table:table-cell office:value-type="string">
            <text:p>Peso Líquido: 1,01l</text:p>
          </table:table-cell>
          <table:table-cell office:value-type="string">
            <text:p>Embalagem: Frasco pet</text:p>
          </table:table-cell>
          <table:table-cell office:value-type="string">
            <text:p>Quantidade: Caixa c/ 12 unidades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Catchup Ekma 3,3Kg</text:p>
          </table:table-cell>
          <table:table-cell office:value-type="string">
            <text:p>Procedência: Brasil – SP</text:p>
          </table:table-cell>
          <table:table-cell office:value-type="string">
            <text:p>Peso Bruto: 3,3 Kg</text:p>
          </table:table-cell>
          <table:table-cell office:value-type="string">
            <text:p>Embalagem: Galão plástico</text:p>
          </table:table-cell>
          <table:table-cell office:value-type="string">
            <text:p>Quantidade: Caixa c/6 galões</text:p>
          </table:table-cell>
          <table:table-cell office:value-type="string">
            <text:p>Formato de venda: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Extrato de Tomate Quero 4Kg</text:p>
          </table:table-cell>
          <table:table-cell office:value-type="string">
            <text:p>Procedência: Brasil</text:p>
          </table:table-cell>
          <table:table-cell office:value-type="string">
            <text:p>Peso bruto: 4,38kg</text:p>
          </table:table-cell>
          <table:table-cell office:value-type="string">
            <text:p>Peso Líquido: 4 Kg</text:p>
          </table:table-cell>
          <table:table-cell office:value-type="string">
            <text:p>Embalagem: Lata</text:p>
          </table:table-cell>
          <table:table-cell office:value-type="string">
            <text:p>Quantidade: Caixa c/6 unidades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Azeite de Oliva extra Virgem Carbonell  500ml</text:p>
          </table:table-cell>
          <table:table-cell office:value-type="string">
            <text:p>Procedência: Espanha</text:p>
          </table:table-cell>
          <table:table-cell office:value-type="string">
            <text:p>Peso Bruto: 500gr</text:p>
          </table:table-cell>
          <table:table-cell office:value-type="string">
            <text:p>Peso Líquido: 500gr</text:p>
          </table:table-cell>
          <table:table-cell office:value-type="string">
            <text:p>Embalagem: Vidro</text:p>
          </table:table-cell>
          <table:table-cell office:value-type="string">
            <text:p>Quantidade: 20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Azeite de Oliva Tipo Unico Gallo 250ml</text:p>
          </table:table-cell>
          <table:table-cell office:value-type="string">
            <text:p>Procedência: Portugal</text:p>
          </table:table-cell>
          <table:table-cell office:value-type="string">
            <text:p>Volume: 250 ML</text:p>
          </table:table-cell>
          <table:table-cell office:value-type="string">
            <text:p>Embalagem: Vidro</text:p>
          </table:table-cell>
          <table:table-cell office:value-type="string">
            <text:p>Quantidade: Caixa C/ 20 UN</text:p>
          </table:table-cell>
          <table:table-cell office:value-type="string">
            <text:p>Formato de venda: Vid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Azeite de Oliva Português Extra Virgem Faisão 500ml</text:p>
          </table:table-cell>
          <table:table-cell office:value-type="string">
            <text:p>Procedência: Brasil – SP</text:p>
          </table:table-cell>
          <table:table-cell office:value-type="string">
            <text:p>Peso Bruto: 500 ml</text:p>
          </table:table-cell>
          <table:table-cell office:value-type="string">
            <text:p>Peso Líquido: 500 ml</text:p>
          </table:table-cell>
          <table:table-cell office:value-type="string">
            <text:p>Embalagem Primária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Vid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Azeite de Oliva Extra Virgem Gallo 2L</text:p>
          </table:table-cell>
          <table:table-cell office:value-type="string">
            <text:p>Procedência: Brasil – SP</text:p>
          </table:table-cell>
          <table:table-cell office:value-type="string">
            <text:p>Volume: 2 L</text:p>
          </table:table-cell>
          <table:table-cell office:value-type="string">
            <text:p>Embalagem Primária: Pet plástico</text:p>
          </table:table-cell>
          <table:table-cell office:value-type="string">
            <text:p>Quantidade: Caixa C/ 6 Unid&lt;br/&gt;</text:p>
            <text:p>Formato de venda: GL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Azeite de Oliva Tipo Unico Gallo 500ml</text:p>
          </table:table-cell>
          <table:table-cell office:value-type="string">
            <text:p>Procedência: Portugal</text:p>
          </table:table-cell>
          <table:table-cell office:value-type="string">
            <text:p>Volume: 500 ml</text:p>
          </table:table-cell>
          <table:table-cell office:value-type="string">
            <text:p>Embalagem: Vidro</text:p>
          </table:table-cell>
          <table:table-cell office:value-type="string">
            <text:p>Quantidade: Caixa C/ 20 VD</text:p>
          </table:table-cell>
          <table:table-cell office:value-type="string">
            <text:p>Formato de venda: Vid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Azeite Tipo Extra Virgem Torre de Quintela 500ml</text:p>
          </table:table-cell>
          <table:table-cell office:value-type="string">
            <text:p>Procedência: Brasil – Mongaguá – Sp</text:p>
          </table:table-cell>
          <table:table-cell office:value-type="string">
            <text:p>Volume: 500 ml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Azeite de Oliva Extra Virgem Gallo 250ml</text:p>
          </table:table-cell>
          <table:table-cell office:value-type="string">
            <text:p>Procedência: Portugal</text:p>
          </table:table-cell>
          <table:table-cell office:value-type="string">
            <text:p>Volume: 250ml</text:p>
          </table:table-cell>
          <table:table-cell office:value-type="string">
            <text:p>Embalagem: Vidro</text:p>
          </table:table-cell>
          <table:table-cell office:value-type="string">
            <text:p>Quantidade: Caixa C/ 6 VD</text:p>
          </table:table-cell>
          <table:table-cell office:value-type="string">
            <text:p>Formato de venda: V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Azeite de Oliva Espanhol Malaguenza  5L</text:p>
          </table:table-cell>
          <table:table-cell office:value-type="string">
            <text:p>Procedência: Brasil – SP</text:p>
          </table:table-cell>
          <table:table-cell office:value-type="string">
            <text:p>Peso líquido: 5,010 ml</text:p>
          </table:table-cell>
          <table:table-cell office:value-type="string">
            <text:p>Embalagem: Gl</text:p>
          </table:table-cell>
          <table:table-cell office:value-type="string">
            <text:p>Quantidade: Caixa C/ 2 Gl</text:p>
          </table:table-cell>
          <table:table-cell office:value-type="string">
            <text:p>Formato de venda: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Azeite De Oliva Extra Virgem Olivenza 500ml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: Vidro</text:p>
          </table:table-cell>
          <table:table-cell office:value-type="string">
            <text:p>Quantidade: Caixa C/ 20 Unid</text:p>
          </table:table-cell>
          <table:table-cell office:value-type="string">
            <text:p>Formato de venda: Vid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Azeite de Oliva Espanhol Malaguenza  5L</text:p>
          </table:table-cell>
          <table:table-cell office:value-type="string">
            <text:p>Procedência: Brasil – SP</text:p>
          </table:table-cell>
          <table:table-cell office:value-type="string">
            <text:p>Peso líquido: 5,010 ml</text:p>
          </table:table-cell>
          <table:table-cell office:value-type="string">
            <text:p>Embalagem: Gl</text:p>
          </table:table-cell>
          <table:table-cell office:value-type="string">
            <text:p>Quantidade: Caixa C/ 2 Gl</text:p>
          </table:table-cell>
          <table:table-cell office:value-type="string">
            <text:p>Formato de venda: Ga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Azeite de Oliva Extra Virgem Gallo 500ml</text:p>
          </table:table-cell>
          <table:table-cell office:value-type="string">
            <text:p>Procedência: Portugal</text:p>
          </table:table-cell>
          <table:table-cell office:value-type="string">
            <text:p>Volume: 500 ML</text:p>
          </table:table-cell>
          <table:table-cell office:value-type="string">
            <text:p>Embalagem: Vidro</text:p>
          </table:table-cell>
          <table:table-cell office:value-type="string">
            <text:p>Quantidade: Caixa C/ 20 UN</text:p>
          </table:table-cell>
          <table:table-cell office:value-type="string">
            <text:p>Formato de venda: V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Azeite de Oliva Malaguenza Lata 500ml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: Lata</text:p>
          </table:table-cell>
          <table:table-cell office:value-type="string">
            <text:p>Quantidade: Caixa C/ 20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2</text:p>
          </table:table-cell>
          <table:table-cell office:value-type="string">
            <text:p>Azeite de Oliva Tipo Unico Gallo Lata 500ml</text:p>
          </table:table-cell>
          <table:table-cell office:value-type="string">
            <text:p>Procedência: Portugal</text:p>
          </table:table-cell>
          <table:table-cell office:value-type="string">
            <text:p>Volume: 500 ml</text:p>
          </table:table-cell>
          <table:table-cell office:value-type="string">
            <text:p>Embalagem: Lata</text:p>
          </table:table-cell>
          <table:table-cell office:value-type="string">
            <text:p>Quantidade: Caixa C/ 20 Lt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Azeite Composto Carmelita 200ml</text:p>
          </table:table-cell>
          <table:table-cell office:value-type="string">
            <text:p>Procedência: Brasil – SP</text:p>
          </table:table-cell>
          <table:table-cell office:value-type="string">
            <text:p>Volume: 200ml</text:p>
          </table:table-cell>
          <table:table-cell office:value-type="string">
            <text:p>Embalagem: Lata</text:p>
          </table:table-cell>
          <table:table-cell office:value-type="string">
            <text:p>Quantidade: Caixa C/ 24 LT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Azeite Composto Dourado Faisão Gl 5,1L</text:p>
          </table:table-cell>
          <table:table-cell office:value-type="string">
            <text:p>Procedência: Brasil – SP</text:p>
          </table:table-cell>
          <table:table-cell office:value-type="string">
            <text:p>Peso Bruto: 5,10 L</text:p>
          </table:table-cell>
          <table:table-cell office:value-type="string">
            <text:p>Peso Líquido: 5,10 L</text:p>
          </table:table-cell>
          <table:table-cell office:value-type="string">
            <text:p>Embalagem Primária: Galão</text:p>
          </table:table-cell>
          <table:table-cell office:value-type="string">
            <text:p>Quantidade: Caixa C/ 3 Gl</text:p>
          </table:table-cell>
          <table:table-cell office:value-type="string">
            <text:p>Formato de venda: Gal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Azeite Composto Pastora Gl 5,1L</text:p>
          </table:table-cell>
          <table:table-cell office:value-type="string">
            <text:p>Procedência: Brasil – SP</text:p>
          </table:table-cell>
          <table:table-cell office:value-type="string">
            <text:p>Volume: 5 L</text:p>
          </table:table-cell>
          <table:table-cell office:value-type="string">
            <text:p>Embalagem: Galão plástico</text:p>
          </table:table-cell>
          <table:table-cell office:value-type="string">
            <text:p>Quantidade: Caixa C/ 4 GL</text:p>
          </table:table-cell>
          <table:table-cell office:value-type="string">
            <text:p>Formato de venda: GL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Azeite Composto Dourado Faisão Pet 500ml</text:p>
          </table:table-cell>
          <table:table-cell office:value-type="string">
            <text:p>Procedência: Brasil -SP</text:p>
          </table:table-cell>
          <table:table-cell office:value-type="string">
            <text:p>Volume: 500 ml </text:p>
          </table:table-cell>
          <table:table-cell office:value-type="string">
            <text:p>Embalagem Primária: Pet</text:p>
          </table:table-cell>
          <table:table-cell office:value-type="string">
            <text:p>Quantidade : Caixa C/ 12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Azeite Composto Maria Lata 500ml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: Lata </text:p>
          </table:table-cell>
          <table:table-cell office:value-type="string">
            <text:p>Quantidade: Caixa C/ 20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Azeite de Dendê Cepêra 900ml</text:p>
          </table:table-cell>
          <table:table-cell office:value-type="string">
            <text:p>Procedência: Brasil – SP</text:p>
          </table:table-cell>
          <table:table-cell office:value-type="string">
            <text:p>Volume: 900 ml</text:p>
          </table:table-cell>
          <table:table-cell office:value-type="string">
            <text:p>Embalagem: Frasco Plástico.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9</text:p>
          </table:table-cell>
          <table:table-cell office:value-type="string">
            <text:p>Azeite Composto Pastora Pet 500ml</text:p>
          </table:table-cell>
          <table:table-cell office:value-type="string">
            <text:p>Procedência: Brasil&lt;br/&gt;</text:p>
            <text:p>Peso Bruto: 540 ml&lt;br/&gt;</text:p>
            <text:p>Peso Líquido: 500 ml&lt;br/&gt;</text:p>
            <text:p>Embalagem: Pet&lt;br/&gt;</text:p>
            <text:p>Quantidade: 24 Fras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0</text:p>
          </table:table-cell>
          <table:table-cell office:value-type="string">
            <text:p>Azeite Composto Faisão Lata 500ml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 Primária: Lata</text:p>
          </table:table-cell>
          <table:table-cell office:value-type="string">
            <text:p>Quantidade: Caixa C/ 12 lt&lt;br/&gt;</text:p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Suco Nectar Uva Maguary 12x1L</text:p>
          </table:table-cell>
          <table:table-cell office:value-type="string">
            <text:p>  Procedência: Brasil</text:p>
          </table:table-cell>
          <table:table-cell office:value-type="string">
            <text:p>Peso Bruto: 1Litro</text:p>
          </table:table-cell>
          <table:table-cell office:value-type="string">
            <text:p>Peso Líquido:1Litro</text:p>
          </table:table-cell>
          <table:table-cell office:value-type="string">
            <text:p>Embalagem Secundária: Caixa com 12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Suco Nectar Laranja Maguary 12x1L</text:p>
          </table:table-cell>
          <table:table-cell office:value-type="string">
            <text:p> Procedência: Brasil</text:p>
          </table:table-cell>
          <table:table-cell office:value-type="string">
            <text:p>Peso Bruto: 1Litro</text:p>
          </table:table-cell>
          <table:table-cell office:value-type="string">
            <text:p>Peso Líquido:1Litro</text:p>
          </table:table-cell>
          <table:table-cell office:value-type="string">
            <text:p>Embalagem Secundária: Caixa com 12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Suco Nectar Maracuja Maguary 12x1L</text:p>
          </table:table-cell>
          <table:table-cell office:value-type="string">
            <text:p> Procedência: Brasil</text:p>
          </table:table-cell>
          <table:table-cell office:value-type="string">
            <text:p>Peso Bruto: 1Litro</text:p>
          </table:table-cell>
          <table:table-cell office:value-type="string">
            <text:p>Peso Líquido:1Litro</text:p>
          </table:table-cell>
          <table:table-cell office:value-type="string">
            <text:p>Embalagem Secundária: Caixa com 12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Suco Concentrado Caju Maguary Pet 12x500ml</text:p>
          </table:table-cell>
          <table:table-cell office:value-type="string">
            <text:p>Procedência: Brasil</text:p>
          </table:table-cell>
          <table:table-cell office:value-type="string">
            <text:p>Peso Bruto: 500ml</text:p>
          </table:table-cell>
          <table:table-cell office:value-type="string">
            <text:p>Peso Líquido: 500ml</text:p>
          </table:table-cell>
          <table:table-cell office:value-type="string">
            <text:p>Embalagem Secundária: Caixa com 12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Gatorade Frutas Cítricas 6x500ml Perform</text:p>
          </table:table-cell>
          <table:table-cell office:value-type="string">
            <text:p>Procedência: Brasil -SP</text:p>
          </table:table-cell>
          <table:table-cell office:value-type="string">
            <text:p>Volume: 500 ml</text:p>
          </table:table-cell>
          <table:table-cell office:value-type="string">
            <text:p>Embalagem Primária: Garrafa </text:p>
          </table:table-cell>
          <table:table-cell office:value-type="string">
            <text:p>Quantidade: Caixa C /6 Unid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Suco de Uva Tinto Integral Aliança 1,5L</text:p>
          </table:table-cell>
          <table:table-cell office:value-type="string">
            <text:p>Procedência: Brasil-Caxias do sul</text:p>
          </table:table-cell>
          <table:table-cell office:value-type="string">
            <text:p>Peso Bruto: 1,5 L</text:p>
          </table:table-cell>
          <table:table-cell office:value-type="string">
            <text:p>Peso Líquido: 1,5 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6 Garrafas</text:p>
          </table:table-cell>
          <table:table-cell office:value-type="string">
            <text:p>OBS: Sem adição de açúcar e sem adição de água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Suco de Uva Tinto Integral Aliança Premier 3L</text:p>
          </table:table-cell>
          <table:table-cell office:value-type="string">
            <text:p>Procedência: Brasil-RS</text:p>
          </table:table-cell>
          <table:table-cell office:value-type="string">
            <text:p>Volume: 3L</text:p>
          </table:table-cell>
          <table:table-cell office:value-type="string">
            <text:p>Embalagem: Bag</text:p>
          </table:table-cell>
          <table:table-cell office:value-type="string">
            <text:p>Quantidade: Caixa C/ 4 Unid</text:p>
          </table:table-cell>
          <table:table-cell office:value-type="string">
            <text:p>Formato de venda: Bag </text:p>
          </table:table-cell>
          <table:table-cell office:value-type="string">
            <text:p>OBS:Sem adição de açúcar e sem adição de água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Ades Sabor Laranja 200ml</text:p>
          </table:table-cell>
          <table:table-cell office:value-type="string">
            <text:p>Procedência: Brasil – MG</text:p>
          </table:table-cell>
          <table:table-cell office:value-type="string">
            <text:p>Volume: 200 ml </text:p>
          </table:table-cell>
          <table:table-cell office:value-type="string">
            <text:p>Embalagem: Caixinha tetra park</text:p>
          </table:table-cell>
          <table:table-cell office:value-type="string">
            <text:p>Quantidade: Caixa C/ 27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9</text:p>
          </table:table-cell>
          <table:table-cell office:value-type="string">
            <text:p>Ades Sabor Abacaxi 200ml</text:p>
          </table:table-cell>
          <table:table-cell office:value-type="string">
            <text:p>Procedência: Brasil – MG</text:p>
          </table:table-cell>
          <table:table-cell office:value-type="string">
            <text:p>Volume: 200 ml</text:p>
          </table:table-cell>
          <table:table-cell office:value-type="string">
            <text:p>Embalagem: Caixinha tetra park</text:p>
          </table:table-cell>
          <table:table-cell office:value-type="string">
            <text:p>Quantidade: Caixa C/ 27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Gatorade Morango e Maracuja 6x500ml Perform</text:p>
          </table:table-cell>
          <table:table-cell office:value-type="string">
            <text:p>rocedência: Brasil -SP</text:p>
          </table:table-cell>
          <table:table-cell office:value-type="string">
            <text:p>Volume: 500 ml</text:p>
          </table:table-cell>
          <table:table-cell office:value-type="string">
            <text:p>Embalagem Primária: Garrafa </text:p>
          </table:table-cell>
          <table:table-cell office:value-type="string">
            <text:p>Quantidade: Caixa C /6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1</text:p>
          </table:table-cell>
          <table:table-cell office:value-type="string">
            <text:p>Suco Del Valle Mais Goiaba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Suco Del Valle Mais Caju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3</text:p>
          </table:table-cell>
          <table:table-cell office:value-type="string">
            <text:p>Suco Del Valle Mais Abacaxi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4</text:p>
          </table:table-cell>
          <table:table-cell office:value-type="string">
            <text:p>Suco Del Valle Mais Pêssego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Gatorade Tangerina 6x500ml Perform</text:p>
          </table:table-cell>
          <table:table-cell office:value-type="string">
            <text:p>Procedência: Brasil -SP</text:p>
          </table:table-cell>
          <table:table-cell office:value-type="string">
            <text:p>Volume: 500 ml</text:p>
          </table:table-cell>
          <table:table-cell office:value-type="string">
            <text:p>Embalagem Primária: Garrafa </text:p>
          </table:table-cell>
          <table:table-cell office:value-type="string">
            <text:p>Quantidade: Caixa C /6 Unid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6</text:p>
          </table:table-cell>
          <table:table-cell office:value-type="string">
            <text:p>Suco Del Valle Mais Maracuja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7</text:p>
          </table:table-cell>
          <table:table-cell office:value-type="string">
            <text:p>Gatorade Maracujá  6x500ml Perform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: Garrafa </text:p>
          </table:table-cell>
          <table:table-cell office:value-type="string">
            <text:p>Quantidade: Caixa C /6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8</text:p>
          </table:table-cell>
          <table:table-cell office:value-type="string">
            <text:p>Gatorade Limão  6x500ml Perform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: Garrafa </text:p>
          </table:table-cell>
          <table:table-cell office:value-type="string">
            <text:p>Quantidade: Caixa C /6 Unid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Gatorade Laranja 6x500ml Perform</text:p>
          </table:table-cell>
          <table:table-cell office:value-type="string">
            <text:p>Procedência: Brasil -SP</text:p>
          </table:table-cell>
          <table:table-cell office:value-type="string">
            <text:p>Volume: 500 ml</text:p>
          </table:table-cell>
          <table:table-cell office:value-type="string">
            <text:p>Embalagem Primária: Garrafa </text:p>
          </table:table-cell>
          <table:table-cell office:value-type="string">
            <text:p>Quantidade: Caixa C /6 Unid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0</text:p>
          </table:table-cell>
          <table:table-cell office:value-type="string">
            <text:p>Gatorade Uva 6x500ml Perform</text:p>
          </table:table-cell>
          <table:table-cell office:value-type="string">
            <text:p>Procedência: Brasil -SP</text:p>
          </table:table-cell>
          <table:table-cell office:value-type="string">
            <text:p>Volume: 500 ml</text:p>
          </table:table-cell>
          <table:table-cell office:value-type="string">
            <text:p>Embalagem Primária: Garrafa </text:p>
          </table:table-cell>
          <table:table-cell office:value-type="string">
            <text:p>Quantidade: Caixa C /6 Unid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1</text:p>
          </table:table-cell>
          <table:table-cell office:value-type="string">
            <text:p>Suco Del Valle Mais Uva 6x335ml</text:p>
          </table:table-cell>
          <table:table-cell office:value-type="string">
            <text:p>Procedência: Brasil – SP</text:p>
          </table:table-cell>
          <table:table-cell office:value-type="string">
            <text:p>Volume: 335 ml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2</text:p>
          </table:table-cell>
          <table:table-cell office:value-type="string">
            <text:p>Suco Del Valle Mais Laranja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3</text:p>
          </table:table-cell>
          <table:table-cell office:value-type="string">
            <text:p>Suco Del Valle Mais Manga 6x335ml</text:p>
          </table:table-cell>
          <table:table-cell office:value-type="string">
            <text:p>Procedência: Brasil – SP</text:p>
          </table:table-cell>
          <table:table-cell office:value-type="string">
            <text:p>Volume: 335 ml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4</text:p>
          </table:table-cell>
          <table:table-cell office:value-type="string">
            <text:p>Suco Del Valle Mais Maracujá 6x335ml</text:p>
          </table:table-cell>
          <table:table-cell office:value-type="string">
            <text:p>Procedência: Brasil – SP</text:p>
          </table:table-cell>
          <table:table-cell office:value-type="string">
            <text:p>Volume: 335 ml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5</text:p>
          </table:table-cell>
          <table:table-cell office:value-type="string">
            <text:p>Suco Del Valle Mais Pêssego 6x335ml</text:p>
          </table:table-cell>
          <table:table-cell office:value-type="string">
            <text:p>Procedência: Brasil – SP</text:p>
          </table:table-cell>
          <table:table-cell office:value-type="string">
            <text:p>Volume: 335 ml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Suco Del Valle Mais Goiaba 6x335ml</text:p>
          </table:table-cell>
          <table:table-cell office:value-type="string">
            <text:p>Procedência: Brasil – SP</text:p>
          </table:table-cell>
          <table:table-cell office:value-type="string">
            <text:p>Volume: 335 ml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7</text:p>
          </table:table-cell>
          <table:table-cell office:value-type="string">
            <text:p>Suco Del Valle Mais Uva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8</text:p>
          </table:table-cell>
          <table:table-cell office:value-type="string">
            <text:p>Suco Del Valle Mais Manga 6x1L</text:p>
          </table:table-cell>
          <table:table-cell office:value-type="string">
            <text:p>Procedência: Brasil – SP</text:p>
          </table:table-cell>
          <table:table-cell office:value-type="string">
            <text:p>Volume: 1 L</text:p>
          </table:table-cell>
          <table:table-cell office:value-type="string">
            <text:p>Embalagem: Caixa TP</text:p>
          </table:table-cell>
          <table:table-cell office:value-type="string">
            <text:p>Quantidade: Caixa C/ 6 Unid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9</text:p>
          </table:table-cell>
          <table:table-cell office:value-type="string">
            <text:p>Mistura P/ Bolo Festa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0</text:p>
          </table:table-cell>
          <table:table-cell office:value-type="string">
            <text:p>Mistura P/ Bolo Chocolate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1</text:p>
          </table:table-cell>
          <table:table-cell office:value-type="string">
            <text:p>Mistura P/ Bolo Limao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2</text:p>
          </table:table-cell>
          <table:table-cell office:value-type="string">
            <text:p>Mistura P/ Bolo Laranja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3</text:p>
          </table:table-cell>
          <table:table-cell office:value-type="string">
            <text:p>Mistura P/ Bolo Milho Verde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4</text:p>
          </table:table-cell>
          <table:table-cell office:value-type="string">
            <text:p>Mistura P/ Bolo Coco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5</text:p>
          </table:table-cell>
          <table:table-cell office:value-type="string">
            <text:p>Mistura P/ Bolo Fubá Italac 400g</text:p>
          </table:table-cell>
          <table:table-cell office:value-type="string">
            <text:p> Procedência: Brasil</text:p>
          </table:table-cell>
          <table:table-cell office:value-type="string">
            <text:p>Peso bruto: 400g</text:p>
          </table:table-cell>
          <table:table-cell office:value-type="string">
            <text:p>Peso Liquido: 400g</text:p>
          </table:table-cell>
          <table:table-cell office:value-type="string">
            <text:p>Caixa primaria: Caixa com 12 unidades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6</text:p>
          </table:table-cell>
          <table:table-cell office:value-type="string">
            <text:p>Mistura P/ Bolo Festa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 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7</text:p>
          </table:table-cell>
          <table:table-cell office:value-type="string">
            <text:p>Gelatina Qualimax Sem Sabor (Incolor) 510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8</text:p>
          </table:table-cell>
          <table:table-cell office:value-type="string">
            <text:p>Sobremesas Manjar Branco Qualimax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acote 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9</text:p>
          </table:table-cell>
          <table:table-cell office:value-type="string">
            <text:p>Suco em Pó Qualimax Limão 1Kg</text:p>
          </table:table-cell>
          <table:table-cell office:value-type="string">
            <text:p>Procedência: Brasil – SP</text:p>
          </table:table-cell>
          <table:table-cell office:value-type="string">
            <text:p>Peso Brut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0</text:p>
          </table:table-cell>
          <table:table-cell office:value-type="string">
            <text:p>Suco em Pó Qualimax Pêssego 1Kg</text:p>
          </table:table-cell>
          <table:table-cell office:value-type="string">
            <text:p>Procedência: Brasil – SP</text:p>
          </table:table-cell>
          <table:table-cell office:value-type="string">
            <text:p>Peso Liquí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1</text:p>
          </table:table-cell>
          <table:table-cell office:value-type="string">
            <text:p>Suco em Pó Qualimax Manga 1Kg</text:p>
          </table:table-cell>
          <table:table-cell office:value-type="string">
            <text:p>Procedência: Brasil – SP</text:p>
          </table:table-cell>
          <table:table-cell office:value-type="string">
            <text:p>Peso Liquí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2</text:p>
          </table:table-cell>
          <table:table-cell office:value-type="string">
            <text:p>Suco em Pó Qualimax Maracuja 1Kg</text:p>
          </table:table-cell>
          <table:table-cell office:value-type="string">
            <text:p>Procedência: Brasil -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3</text:p>
          </table:table-cell>
          <table:table-cell office:value-type="string">
            <text:p>Mistura P/ Bolo Baunilha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 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4</text:p>
          </table:table-cell>
          <table:table-cell office:value-type="string">
            <text:p>Gelatina Qualimax Pêssego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5</text:p>
          </table:table-cell>
          <table:table-cell office:value-type="string">
            <text:p>Mistura P/ Bolo Fuba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 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6</text:p>
          </table:table-cell>
          <table:table-cell office:value-type="string">
            <text:p>Mistura P/ Bolo Chocolate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 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7</text:p>
          </table:table-cell>
          <table:table-cell office:value-type="string">
            <text:p>Mistura P/ Bolo Coco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8</text:p>
          </table:table-cell>
          <table:table-cell office:value-type="string">
            <text:p>Mistura P/ Bolo Cenoura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 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9</text:p>
          </table:table-cell>
          <table:table-cell office:value-type="string">
            <text:p>Mistura P/ Bolo Laranja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 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0</text:p>
          </table:table-cell>
          <table:table-cell office:value-type="string">
            <text:p>Mistura P/ Bolo Limão Dona Benta 450g</text:p>
          </table:table-cell>
          <table:table-cell office:value-type="string">
            <text:p>Procedência: Brasil -SP</text:p>
          </table:table-cell>
          <table:table-cell office:value-type="string">
            <text:p>Peso Líquido: 450g</text:p>
          </table:table-cell>
          <table:table-cell office:value-type="string">
            <text:p>Embalagem Primária: Pacote </text:p>
          </table:table-cell>
          <table:table-cell office:value-type="string">
            <text:p>Quantidade: Caixa C/ 12 Pct</text:p>
          </table:table-cell>
          <table:table-cell office:value-type="string">
            <text:p>Formato de venda: 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1</text:p>
          </table:table-cell>
          <table:table-cell office:value-type="string">
            <text:p>Gelatina Qualimax Limao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2</text:p>
          </table:table-cell>
          <table:table-cell office:value-type="string">
            <text:p>Gelatina Qualimax Abacaxi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3</text:p>
          </table:table-cell>
          <table:table-cell office:value-type="string">
            <text:p>Gelatina Qualimax Framboesa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4</text:p>
          </table:table-cell>
          <table:table-cell office:value-type="string">
            <text:p>Suco em Pó Qualimax Goiaba 1Kg</text:p>
          </table:table-cell>
          <table:table-cell office:value-type="string">
            <text:p>Procedência: Brasil – SP</text:p>
          </table:table-cell>
          <table:table-cell office:value-type="string">
            <text:p>Peso Liqui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5</text:p>
          </table:table-cell>
          <table:table-cell office:value-type="string">
            <text:p>Gelatina Qualimax Uva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6</text:p>
          </table:table-cell>
          <table:table-cell office:value-type="string">
            <text:p>Gelatina Qualimax Morango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7</text:p>
          </table:table-cell>
          <table:table-cell office:value-type="string">
            <text:p>Suco em Pó Qualimax Cajú 1Kg</text:p>
          </table:table-cell>
          <table:table-cell office:value-type="string">
            <text:p>Procedência: Brasil – SP</text:p>
          </table:table-cell>
          <table:table-cell office:value-type="string">
            <text:p>Peso Drena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8</text:p>
          </table:table-cell>
          <table:table-cell office:value-type="string">
            <text:p>Suco em Pó Qualimax Laranja e Acerola 1Kg</text:p>
          </table:table-cell>
          <table:table-cell office:value-type="string">
            <text:p>Procedência: Brasil – SP</text:p>
          </table:table-cell>
          <table:table-cell office:value-type="string">
            <text:p>Peso Liquí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9</text:p>
          </table:table-cell>
          <table:table-cell office:value-type="string">
            <text:p>Gelatina Qualimax Cereja 1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0</text:p>
          </table:table-cell>
          <table:table-cell office:value-type="string">
            <text:p>Suco em Pó Qualimax Abacaxi 1Kg</text:p>
          </table:table-cell>
          <table:table-cell office:value-type="string">
            <text:p>Procedência: Brasil – SP</text:p>
          </table:table-cell>
          <table:table-cell office:value-type="string">
            <text:p>Peso Brut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1</text:p>
          </table:table-cell>
          <table:table-cell office:value-type="string">
            <text:p>Suco em Pó Qualimax Tangerina 1Kg</text:p>
          </table:table-cell>
          <table:table-cell office:value-type="string">
            <text:p>Procedência: Brasil – SP</text:p>
          </table:table-cell>
          <table:table-cell office:value-type="string">
            <text:p>Peso Brut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2</text:p>
          </table:table-cell>
          <table:table-cell office:value-type="string">
            <text:p>Suco em Pó Qualimax Laranja 1Kg</text:p>
          </table:table-cell>
          <table:table-cell office:value-type="string">
            <text:p>Procedência: Brasil – SP</text:p>
          </table:table-cell>
          <table:table-cell office:value-type="string">
            <text:p>Peso Brut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3</text:p>
          </table:table-cell>
          <table:table-cell office:value-type="string">
            <text:p>Suco em Pó Qualimax Uva 1Kg</text:p>
          </table:table-cell>
          <table:table-cell office:value-type="string">
            <text:p>Procedência: Brasil – SP</text:p>
          </table:table-cell>
          <table:table-cell office:value-type="string">
            <text:p>Peso Liquí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4</text:p>
          </table:table-cell>
          <table:table-cell office:value-type="string">
            <text:p>Salada de Frutas Tropicais Helomar 820 Gr</text:p>
          </table:table-cell>
          <table:table-cell office:value-type="string">
            <text:p>Procedência: Brasil&lt;br/&gt;</text:p>
            <text:p>Peso líquido: 850 Gr&lt;br/&gt;</text:p>
            <text:p>Peso drenado: 400 Gr&lt;br/&gt;</text:p>
            <text:p>Embalagem: Latas&lt;br/&gt;</text:p>
            <text:p>Quantidade: 1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5</text:p>
          </table:table-cell>
          <table:table-cell office:value-type="string">
            <text:p>Pessego em Caldas Schramm Lt 400 gr.</text:p>
          </table:table-cell>
          <table:table-cell office:value-type="string">
            <text:p>Procedência: Brasil – Pelotas- RS</text:p>
          </table:table-cell>
          <table:table-cell office:value-type="string">
            <text:p>Peso liquido: 830Kg</text:p>
          </table:table-cell>
          <table:table-cell office:value-type="string">
            <text:p>Peso drenado: 450Kg</text:p>
          </table:table-cell>
          <table:table-cell office:value-type="string">
            <text:p>Embalagem: Lata</text:p>
          </table:table-cell>
          <table:table-cell office:value-type="string">
            <text:p>Quantidade: Caixa c/ 24 latas 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6</text:p>
          </table:table-cell>
          <table:table-cell office:value-type="string">
            <text:p>Leite de Coco Ducoco 500ml</text:p>
          </table:table-cell>
          <table:table-cell office:value-type="string">
            <text:p>Procedência: Brasil – Linhares – ES</text:p>
          </table:table-cell>
          <table:table-cell office:value-type="string">
            <text:p>Volume: 500ml</text:p>
          </table:table-cell>
          <table:table-cell office:value-type="string">
            <text:p>Embalagem Primária: Garrafa de vidro</text:p>
          </table:table-cell>
          <table:table-cell office:value-type="string">
            <text:p>Quantidade: Fardo C/ 12 gar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7</text:p>
          </table:table-cell>
          <table:table-cell office:value-type="string">
            <text:p>Leite de Coco Indiano 500ml</text:p>
          </table:table-cell>
          <table:table-cell office:value-type="string">
            <text:p>Procedência: Brasil</text:p>
          </table:table-cell>
          <table:table-cell office:value-type="string">
            <text:p>Volume: 500 ml</text:p>
          </table:table-cell>
          <table:table-cell office:value-type="string">
            <text:p>Embalagem Primária: Garrafa de vidro</text:p>
          </table:table-cell>
          <table:table-cell office:value-type="string">
            <text:p>Quantidade: Caixa C/ 12 Garrafa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8</text:p>
          </table:table-cell>
          <table:table-cell office:value-type="string">
            <text:p>Leite de Coco Mais Coco 500ml</text:p>
          </table:table-cell>
          <table:table-cell office:value-type="string">
            <text:p>Procedência: Brasil – AL</text:p>
          </table:table-cell>
          <table:table-cell office:value-type="string">
            <text:p>Volume: 500 ml</text:p>
          </table:table-cell>
          <table:table-cell office:value-type="string">
            <text:p>Embalagem: Vidro 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9</text:p>
          </table:table-cell>
          <table:table-cell office:value-type="string">
            <text:p>Coco Ralado Ducoco 1Kg</text:p>
          </table:table-cell>
          <table:table-cell office:value-type="string">
            <text:p>Procedência: Brasil – Linhares – ES</text:p>
          </table:table-cell>
          <table:table-cell office:value-type="string">
            <text:p>Peso Bruto: 1,05kg</text:p>
          </table:table-cell>
          <table:table-cell office:value-type="string">
            <text:p>Peso Liquido: 1 kg</text:p>
          </table:table-cell>
          <table:table-cell office:value-type="string">
            <text:p>Embalagem: Saco plastico com fechamento a vacuo</text:p>
          </table:table-cell>
          <table:table-cell office:value-type="string">
            <text:p>Quantidade: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0</text:p>
          </table:table-cell>
          <table:table-cell office:value-type="string">
            <text:p>Goiabada Christy 500gr</text:p>
          </table:table-cell>
          <table:table-cell office:value-type="string">
            <text:p>Procedência: Brasil</text:p>
          </table:table-cell>
          <table:table-cell office:value-type="string">
            <text:p>Peso Bruto: 500 g</text:p>
          </table:table-cell>
          <table:table-cell office:value-type="string">
            <text:p>Peso Líquido: 500 g</text:p>
          </table:table-cell>
          <table:table-cell office:value-type="string">
            <text:p>Embalagem Primária: Tablete</text:p>
          </table:table-cell>
          <table:table-cell office:value-type="string">
            <text:p>Embalagem Secundária: Caixa com 12 table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1</text:p>
          </table:table-cell>
          <table:table-cell office:value-type="string">
            <text:p>Goiabada Cremosa Ralston 500g</text:p>
          </table:table-cell>
          <table:table-cell office:value-type="string">
            <text:p>Procedência: Brasil – Terra Roxa – SP</text:p>
          </table:table-cell>
          <table:table-cell office:value-type="string">
            <text:p>Peso líquido: 500g</text:p>
          </table:table-cell>
          <table:table-cell office:value-type="string">
            <text:p>Embalagem: Plástica</text:p>
          </table:table-cell>
          <table:table-cell office:value-type="string">
            <text:p>Quantidade: Caixa C/ 24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2</text:p>
          </table:table-cell>
          <table:table-cell office:value-type="string">
            <text:p>Goiabada Cremosa Stella Doro 2Kg</text:p>
          </table:table-cell>
          <table:table-cell office:value-type="string">
            <text:p>Procedência: Brasil – SP</text:p>
          </table:table-cell>
          <table:table-cell office:value-type="string">
            <text:p>Peso Bruto: 2 Kg</text:p>
          </table:table-cell>
          <table:table-cell office:value-type="string">
            <text:p>Embalagem: Plástica</text:p>
          </table:table-cell>
          <table:table-cell office:value-type="string">
            <text:p>Quantidade: Caixa C/ 8 UN</text:p>
          </table:table-cell>
          <table:table-cell office:value-type="string">
            <text:p>Formato de venda: B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3</text:p>
          </table:table-cell>
          <table:table-cell office:value-type="string">
            <text:p>Goiabada Quero 500gr</text:p>
          </table:table-cell>
          <table:table-cell office:value-type="string">
            <text:p>Procedência: Brasil&lt;br/&gt;</text:p>
            <text:p>Peso: 500gr&lt;br/&gt;</text:p>
            <text:p>Embalagem: Plástica&lt;br/&gt;</text:p>
            <text:p>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4</text:p>
          </table:table-cell>
          <table:table-cell office:value-type="string">
            <text:p>Geléia Isis Sabores Mistos 144x15g</text:p>
          </table:table-cell>
          <table:table-cell office:value-type="string">
            <text:p>Procedência: Brasil – SP</text:p>
          </table:table-cell>
          <table:table-cell office:value-type="string">
            <text:p>Peso Líquido: 2,160 Kg</text:p>
          </table:table-cell>
          <table:table-cell office:value-type="string">
            <text:p>Embalagem: Caixa</text:p>
          </table:table-cell>
          <table:table-cell office:value-type="string">
            <text:p>Quantidade: Caixa C/ 144 X 15 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5</text:p>
          </table:table-cell>
          <table:table-cell office:value-type="string">
            <text:p>Mel Isis Blister 144x15g</text:p>
          </table:table-cell>
          <table:table-cell office:value-type="string">
            <text:p>Procedência: Brasil – SP</text:p>
          </table:table-cell>
          <table:table-cell office:value-type="string">
            <text:p>Peso Líquido: 2,160 Kg</text:p>
          </table:table-cell>
          <table:table-cell office:value-type="string">
            <text:p>Embalagem: Caixa</text:p>
          </table:table-cell>
          <table:table-cell office:value-type="string">
            <text:p>Quantidade: Caixa C/ 144 X 15g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6</text:p>
          </table:table-cell>
          <table:table-cell office:value-type="string">
            <text:p>Figo em Caldas Tozzi Lt 400 gr</text:p>
          </table:table-cell>
          <table:table-cell office:value-type="string">
            <text:p>Procedência: Brasil – MG</text:p>
          </table:table-cell>
          <table:table-cell office:value-type="string">
            <text:p>Peso líquido: 850g</text:p>
          </table:table-cell>
          <table:table-cell office:value-type="string">
            <text:p>Peso drenado: 400g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7</text:p>
          </table:table-cell>
          <table:table-cell office:value-type="string">
            <text:p>Nutella Cx 60x15g</text:p>
          </table:table-cell>
          <table:table-cell office:value-type="string">
            <text:p> CAIXA DE PAPELÃO</text:p>
          </table:table-cell>
          <table:table-cell office:value-type="string">
            <text:p>60 UNIDADES DE 15 GRAMAS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8</text:p>
          </table:table-cell>
          <table:table-cell office:value-type="string">
            <text:p>Nutella 650g</text:p>
          </table:table-cell>
          <table:table-cell office:value-type="string">
            <text:p>Industria Brasil – MG</text:p>
          </table:table-cell>
          <table:table-cell office:value-type="string">
            <text:p>Peso Líquido: 650g</text:p>
          </table:table-cell>
          <table:table-cell office:value-type="string">
            <text:p>Embalagem: Pote de plástico</text:p>
          </table:table-cell>
          <table:table-cell office:value-type="string">
            <text:p>Quantidade: Caixa C/  6 unid</text:p>
          </table:table-cell>
          <table:table-cell office:value-type="string">
            <text:p>Formato de venda: Po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9</text:p>
          </table:table-cell>
          <table:table-cell office:value-type="string">
            <text:p>Doce de Leite Sweet Line  D’ALLORA  1,2Kg</text:p>
          </table:table-cell>
          <table:table-cell office:value-type="string">
            <text:p>Procedência: Brasil – MG</text:p>
          </table:table-cell>
          <table:table-cell office:value-type="string">
            <text:p>Peso Bruto: 14,4 Kg  ( Caixa)</text:p>
          </table:table-cell>
          <table:table-cell office:value-type="string">
            <text:p>Peso Líquido: 1,20 Kg ( Bis)</text:p>
          </table:table-cell>
          <table:table-cell office:value-type="string">
            <text:p>Embalagem Primária: Bisnaga plástica</text:p>
          </table:table-cell>
          <table:table-cell office:value-type="string">
            <text:p>Quantidade: Caixa C/ 12 Bis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0</text:p>
          </table:table-cell>
          <table:table-cell office:value-type="string">
            <text:p>Cobertura e Recheio de Chocolate Nestle 2,540Kg</text:p>
          </table:table-cell>
          <table:table-cell office:value-type="string">
            <text:p>Procedência: Brasil – SP</text:p>
          </table:table-cell>
          <table:table-cell office:value-type="string">
            <text:p>Peso Liquído: 2,54 Kg</text:p>
          </table:table-cell>
          <table:table-cell office:value-type="string">
            <text:p>Embalagem: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1</text:p>
          </table:table-cell>
          <table:table-cell office:value-type="string">
            <text:p>Doce de Leite Sabor de Minas 1,5Kg</text:p>
          </table:table-cell>
          <table:table-cell office:value-type="string">
            <text:p>Procedência: Brasil – MG</text:p>
          </table:table-cell>
          <table:table-cell office:value-type="string">
            <text:p>Peso Líquido: 1,5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2</text:p>
          </table:table-cell>
          <table:table-cell office:value-type="string">
            <text:p>Coco Ralado Mais Coco 1Kg</text:p>
          </table:table-cell>
          <table:table-cell office:value-type="string">
            <text:p>Procedência: Brasil – AL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3</text:p>
          </table:table-cell>
          <table:table-cell office:value-type="string">
            <text:p>Coco Ralado Indiano 100gr</text:p>
          </table:table-cell>
          <table:table-cell office:value-type="string">
            <text:p>Procedência: Brasil – RN</text:p>
          </table:table-cell>
          <table:table-cell office:value-type="string">
            <text:p>Peso Líquido: 100 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C/ 2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4</text:p>
          </table:table-cell>
          <table:table-cell office:value-type="string">
            <text:p>Chocolate em Pó Melken 33% 1,05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 à Vácuo</text:p>
          </table:table-cell>
          <table:table-cell office:value-type="string">
            <text:p>Quantidade: Caixa C/ 10 Pct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5</text:p>
          </table:table-cell>
          <table:table-cell office:value-type="string">
            <text:p>Achocolatado em Pó Italac 1kg</text:p>
          </table:table-cell>
          <table:table-cell office:value-type="string">
            <text:p> Procedência: Brasil – GO</text:p>
          </table:table-cell>
          <table:table-cell office:value-type="string">
            <text:p>Peso Bruto: 1,20 Kg</text:p>
          </table:table-cell>
          <table:table-cell office:value-type="string">
            <text:p>Peso Liqui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6</text:p>
          </table:table-cell>
          <table:table-cell office:value-type="string">
            <text:p>Achocolatado Toddynho 27x200ml</text:p>
          </table:table-cell>
          <table:table-cell office:value-type="string">
            <text:p>Procedência: Brasil – SP</text:p>
          </table:table-cell>
          <table:table-cell office:value-type="string">
            <text:p>Peso Liquido: 200 ml</text:p>
          </table:table-cell>
          <table:table-cell office:value-type="string">
            <text:p>Embalagem:Fardo</text:p>
          </table:table-cell>
          <table:table-cell office:value-type="string">
            <text:p>Quantidade: Caixa C / 27 Pct</text:p>
          </table:table-cell>
          <table:table-cell office:value-type="string">
            <text:p>Formato de venda: 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7</text:p>
          </table:table-cell>
          <table:table-cell office:value-type="string">
            <text:p>Chocolate em Pó Qualimax 50% Cacau 2Kg</text:p>
          </table:table-cell>
          <table:table-cell office:value-type="string">
            <text:p>Procedência: Brasil</text:p>
          </table:table-cell>
          <table:table-cell office:value-type="string">
            <text:p>Peso Líquido: 2 Kg</text:p>
          </table:table-cell>
          <table:table-cell office:value-type="string">
            <text:p>Embalagem: Caixa C/ 10 Pct</text:p>
          </table:table-cell>
          <table:table-cell office:value-type="string">
            <text:p>Quantidade: Caixa C/ 6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8</text:p>
          </table:table-cell>
          <table:table-cell office:value-type="string">
            <text:p>Achocolatado em Pó Qualimax 32% 1Kg</text:p>
          </table:table-cell>
          <table:table-cell office:value-type="string">
            <text:p>Procedência: Brasil</text:p>
          </table:table-cell>
          <table:table-cell office:value-type="string">
            <text:p>Peso Bruto: 1Kg</text:p>
          </table:table-cell>
          <table:table-cell office:value-type="string">
            <text:p>Peso Liquido: 1Kg</text:p>
          </table:table-cell>
          <table:table-cell office:value-type="string">
            <text:p>Embalagem: Pacote</text:p>
          </table:table-cell>
          <table:table-cell office:value-type="string">
            <text:p>Quantidade: Caixa c/ 10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9</text:p>
          </table:table-cell>
          <table:table-cell office:value-type="string">
            <text:p>Chocolate Granulado Macio Harald 1,0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 à Vácu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0</text:p>
          </table:table-cell>
          <table:table-cell office:value-type="string">
            <text:p>Chocolate em Pó 50% Cacau Melken 1,05KG</text:p>
          </table:table-cell>
          <table:table-cell office:value-type="string">
            <text:p>Procedência: Brasil – SP</text:p>
          </table:table-cell>
          <table:table-cell office:value-type="string">
            <text:p>Peso Líquido: 1,0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1</text:p>
          </table:table-cell>
          <table:table-cell office:value-type="string">
            <text:p>Chocolate Crocante Gran. Harald  1,0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 à Vácuo</text:p>
          </table:table-cell>
          <table:table-cell office:value-type="string">
            <text:p>Quantidade: Caixa C/ 10 Pct</text:p>
          </table:table-cell>
          <table:table-cell office:value-type="string">
            <text:p> 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2</text:p>
          </table:table-cell>
          <table:table-cell office:value-type="string">
            <text:p>Ovomaltine Flocos Crocante 750g</text:p>
          </table:table-cell>
          <table:table-cell office:value-type="string">
            <text:p>Procedência: Brasil – SP</text:p>
          </table:table-cell>
          <table:table-cell office:value-type="string">
            <text:p>Peso Liquido: 750 g</text:p>
          </table:table-cell>
          <table:table-cell office:value-type="string">
            <text:p>Embalagem: Caixa </text:p>
          </table:table-cell>
          <table:table-cell office:value-type="string">
            <text:p>Quantidade: Caixa C/ 12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3</text:p>
          </table:table-cell>
          <table:table-cell office:value-type="string">
            <text:p>Beijinho Sabor Coco Melken 1,01Kg</text:p>
          </table:table-cell>
          <table:table-cell office:value-type="string">
            <text:p>  Procedência: Brasil</text:p>
          </table:table-cell>
          <table:table-cell office:value-type="string">
            <text:p>Peso Bruto: 1,01 Kg</text:p>
          </table:table-cell>
          <table:table-cell office:value-type="string">
            <text:p>Peso Líquido: 1,01 Kg</text:p>
          </table:table-cell>
          <table:table-cell office:value-type="string">
            <text:p>Embalagem: Pote de plástico</text:p>
          </table:table-cell>
          <table:table-cell office:value-type="string">
            <text:p>Quantidade: 10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4</text:p>
          </table:table-cell>
          <table:table-cell office:value-type="string">
            <text:p>Chocolate Genuine Branco Cargill 2,1Kg Barra</text:p>
          </table:table-cell>
          <table:table-cell office:value-type="string">
            <text:p>Procedência: Brasil</text:p>
          </table:table-cell>
          <table:table-cell office:value-type="string">
            <text:p>Peso Bruto: 2,1 Kg </text:p>
          </table:table-cell>
          <table:table-cell office:value-type="string">
            <text:p>Peso Líquido: 2,1 Kg</text:p>
          </table:table-cell>
          <table:table-cell office:value-type="string">
            <text:p>Embalagem Primária: Barra</text:p>
          </table:table-cell>
          <table:table-cell office:value-type="string">
            <text:p>Embalagem Secundária: Caixa com 6 barras</text:p>
          </table:table-cell>
          <table:table-cell office:value-type="string">
            <text:p>OBS: Chocolate Bran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5</text:p>
          </table:table-cell>
          <table:table-cell office:value-type="string">
            <text:p>Chocolate Genuine Meio Amargo Cargill 2,1Kg Barra</text:p>
          </table:table-cell>
          <table:table-cell office:value-type="string">
            <text:p>Procedência: Brasil – SP</text:p>
          </table:table-cell>
          <table:table-cell office:value-type="string">
            <text:p>Peso Bruto: 2,1 Kg </text:p>
          </table:table-cell>
          <table:table-cell office:value-type="string">
            <text:p>Peso Líquido: 2,1 Kg</text:p>
          </table:table-cell>
          <table:table-cell office:value-type="string">
            <text:p>Embalagem: Barra</text:p>
          </table:table-cell>
          <table:table-cell office:value-type="string">
            <text:p>Quantidade: Caixa C/ 6 Unid</text:p>
          </table:table-cell>
          <table:table-cell office:value-type="string">
            <text:p>Formato de venda: UN</text:p>
          </table:table-cell>
          <table:table-cell office:value-type="string">
            <text:p>OBS: Chocolate Meio Amargo</text:p>
          </table:table-cell>
          <table:table-cell office:value-type="string">
            <text:p/>
          </table:table-cell>
        </table:table-row>
        <table:table-row>
          <table:table-cell office:value-type="string">
            <text:p>366</text:p>
          </table:table-cell>
          <table:table-cell office:value-type="string">
            <text:p>Chocolate Genuine Ao Leite Cargill 2,1Kg Barra</text:p>
          </table:table-cell>
          <table:table-cell office:value-type="string">
            <text:p>Procedência: Brasil – SP</text:p>
          </table:table-cell>
          <table:table-cell office:value-type="string">
            <text:p>Peso Bruto: 2,1 Kg </text:p>
          </table:table-cell>
          <table:table-cell office:value-type="string">
            <text:p>Peso Líquido: 2,1 Kg</text:p>
          </table:table-cell>
          <table:table-cell office:value-type="string">
            <text:p>Embalagem: Barra</text:p>
          </table:table-cell>
          <table:table-cell office:value-type="string">
            <text:p>Quantidade: Caixa C/ 6 Unid</text:p>
          </table:table-cell>
          <table:table-cell office:value-type="string">
            <text:p>Formato de venda: UN</text:p>
          </table:table-cell>
          <table:table-cell office:value-type="string">
            <text:p>OBS: Chocolate ao Leite</text:p>
          </table:table-cell>
          <table:table-cell office:value-type="string">
            <text:p/>
          </table:table-cell>
        </table:table-row>
        <table:table-row>
          <table:table-cell office:value-type="string">
            <text:p>367</text:p>
          </table:table-cell>
          <table:table-cell office:value-type="string">
            <text:p>Chocolate Meio Amargo Garoto Barra 1Kg</text:p>
          </table:table-cell>
          <table:table-cell office:value-type="string">
            <text:p>Procedência: Brasil – SP</text:p>
          </table:table-cell>
          <table:table-cell office:value-type="string">
            <text:p>Peso Drenado: 1,10 Kg</text:p>
          </table:table-cell>
          <table:table-cell office:value-type="string">
            <text:p>Peso Líquido: 1 Kg</text:p>
          </table:table-cell>
          <table:table-cell office:value-type="string">
            <text:p>Embalagem: A vácuo</text:p>
          </table:table-cell>
          <table:table-cell office:value-type="string">
            <text:p>Quantidade: Caixa C/ 12 Unid&lt;br/&gt;</text:p>
            <text:p>Formato de venda: U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8</text:p>
          </table:table-cell>
          <table:table-cell office:value-type="string">
            <text:p>Chocolate Meio Amargo Nestle 2,3Kg Barra</text:p>
          </table:table-cell>
          <table:table-cell office:value-type="string">
            <text:p>Procedência: Brasil</text:p>
          </table:table-cell>
          <table:table-cell office:value-type="string">
            <text:p>Peso Bruto: 2,3 Kg </text:p>
          </table:table-cell>
          <table:table-cell office:value-type="string">
            <text:p>Peso Líquido: 2,3 Kg</text:p>
          </table:table-cell>
          <table:table-cell office:value-type="string">
            <text:p>Embalagem Primária: Barra</text:p>
          </table:table-cell>
          <table:table-cell office:value-type="string">
            <text:p>Embalagem Secundária: Caixa com 6 barr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9</text:p>
          </table:table-cell>
          <table:table-cell office:value-type="string">
            <text:p>Chocolate Meio Amargo Nestle Barra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A vácuo</text:p>
          </table:table-cell>
          <table:table-cell office:value-type="string">
            <text:p>Quantidade: Caixa C/12 Unid</text:p>
          </table:table-cell>
          <table:table-cell office:value-type="string"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0</text:p>
          </table:table-cell>
          <table:table-cell office:value-type="string">
            <text:p>Chocolate Melken Branco Barra 1,05Kg</text:p>
          </table:table-cell>
          <table:table-cell office:value-type="string">
            <text:p>Procedência: Brasil – Santana do Parnaiba – SP</text:p>
          </table:table-cell>
          <table:table-cell office:value-type="string">
            <text:p>Peso bruto: 1,050 Kg</text:p>
          </table:table-cell>
          <table:table-cell office:value-type="string">
            <text:p>Peso líquido: 1,050 Kg</text:p>
          </table:table-cell>
          <table:table-cell office:value-type="string">
            <text:p>Embalagem: Plástica</text:p>
          </table:table-cell>
          <table:table-cell office:value-type="string">
            <text:p>Quantidade: Caixa C/ 10 Unid</text:p>
          </table:table-cell>
          <table:table-cell office:value-type="string">
            <text:p>Características: Chocolate Bran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1</text:p>
          </table:table-cell>
          <table:table-cell office:value-type="string">
            <text:p>Chocolate ao Leite Nestle em Barra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A vácu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2</text:p>
          </table:table-cell>
          <table:table-cell office:value-type="string">
            <text:p>Bombom Recheado Sonho de Valsa 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3</text:p>
          </table:table-cell>
          <table:table-cell office:value-type="string">
            <text:p>Chocolate ao Leite Melken Barra 1,05Kg</text:p>
          </table:table-cell>
          <table:table-cell office:value-type="string">
            <text:p>Procedência:Brasil</text:p>
          </table:table-cell>
          <table:table-cell office:value-type="string">
            <text:p>Peso bruto: 1,000kg</text:p>
          </table:table-cell>
          <table:table-cell office:value-type="string">
            <text:p>peso liquido:1,000kg</text:p>
          </table:table-cell>
          <table:table-cell office:value-type="string">
            <text:p>Embalagem:plastica</text:p>
          </table:table-cell>
          <table:table-cell office:value-type="string">
            <text:p>Quantidade: cada caixa contém 10 unidades</text:p>
          </table:table-cell>
          <table:table-cell office:value-type="string">
            <text:p>Caracteristicas: contém manteiga de cacau, leite em pó, gordura ve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4</text:p>
          </table:table-cell>
          <table:table-cell office:value-type="string">
            <text:p>Chocolate ao Leite Garoto em Barra 1Kg</text:p>
          </table:table-cell>
          <table:table-cell office:value-type="string">
            <text:p>Procedência: Brasil – SP</text:p>
          </table:table-cell>
          <table:table-cell office:value-type="string">
            <text:p>Peso Drenado: 1,01 kg</text:p>
          </table:table-cell>
          <table:table-cell office:value-type="string">
            <text:p>Peso Líquido: 1 kg</text:p>
          </table:table-cell>
          <table:table-cell office:value-type="string">
            <text:p>Embalagem: A Vácu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5</text:p>
          </table:table-cell>
          <table:table-cell office:value-type="string">
            <text:p>Brigadeiro Sabor Chocolate Melken 1,01Kg</text:p>
          </table:table-cell>
          <table:table-cell office:value-type="string">
            <text:p>   Procedência: Brasil&lt;br/&gt;</text:p>
            <text:p>Peso Bruto: 1,01 Kg</text:p>
          </table:table-cell>
          <table:table-cell office:value-type="string">
            <text:p>Peso Líquido: 1,01 Kg</text:p>
          </table:table-cell>
          <table:table-cell office:value-type="string">
            <text:p>Embalagem: Pote de plástico</text:p>
          </table:table-cell>
          <table:table-cell office:value-type="string">
            <text:p>Quantidade: 10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6</text:p>
          </table:table-cell>
          <table:table-cell office:value-type="string">
            <text:p>Cobertura e Recheio Melken 4Kg</text:p>
          </table:table-cell>
          <table:table-cell office:value-type="string">
            <text:p> Procedência: Brasil&lt;br/&gt;</text:p>
            <text:p>Peso Bruto: 4 Kg</text:p>
          </table:table-cell>
          <table:table-cell office:value-type="string">
            <text:p>Peso Líquido: 4Kg</text:p>
          </table:table-cell>
          <table:table-cell office:value-type="string">
            <text:p>Embalagem: Balde de plástico</text:p>
          </table:table-cell>
          <table:table-cell office:value-type="string">
            <text:p>Quantidade: 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7</text:p>
          </table:table-cell>
          <table:table-cell office:value-type="string">
            <text:p>Chocolate Forneavel Sweet Line  D’ALLORA  1,2Kg</text:p>
          </table:table-cell>
          <table:table-cell office:value-type="string">
            <text:p>Procedência: Brasil – Itapagipe – MG</text:p>
          </table:table-cell>
          <table:table-cell office:value-type="string">
            <text:p> Peso Líquido: 1.2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12 Bis</text:p>
          </table:table-cell>
          <table:table-cell office:value-type="string">
            <text:p> Formato de Venda: Bisnaga</text:p>
          </table:table-cell>
          <table:table-cell office:value-type="string">
            <text:p>Obs: Sobremesa Láctea Sabor Chocola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8</text:p>
          </table:table-cell>
          <table:table-cell office:value-type="string">
            <text:p>Chocolate Conf. ao Leite Harald 1,05Kg(R)</text:p>
          </table:table-cell>
          <table:table-cell office:value-type="string">
            <text:p>Procedência: Brasil</text:p>
          </table:table-cell>
          <table:table-cell office:value-type="string">
            <text:p>Peso Bruto: 1kg</text:p>
          </table:table-cell>
          <table:table-cell office:value-type="string">
            <text:p>Peso Líquido: 1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9</text:p>
          </table:table-cell>
          <table:table-cell office:value-type="string">
            <text:p>Chocolate Confeitero Branco Harald 1,05Kg</text:p>
          </table:table-cell>
          <table:table-cell office:value-type="string">
            <text:p>Procedência: Brasil</text:p>
          </table:table-cell>
          <table:table-cell office:value-type="string">
            <text:p>			Peso Bruto: 1 kg</text:p>
          </table:table-cell>
          <table:table-cell office:value-type="string">
            <text:p>			Peso Líquido: 1 kg</text:p>
          </table:table-cell>
          <table:table-cell office:value-type="string">
            <text:p>			Embalagem: Plástica a vácuo</text:p>
          </table:table-cell>
          <table:table-cell office:value-type="string">
            <text:p>			Quantidade: 4 bisnag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0</text:p>
          </table:table-cell>
          <table:table-cell office:value-type="string">
            <text:p>Chocolate Confeitero Branco Harald 1,05Kg</text:p>
          </table:table-cell>
          <table:table-cell office:value-type="string">
            <text:p>Procedência: Brasil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4 bisnag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1</text:p>
          </table:table-cell>
          <table:table-cell office:value-type="string">
            <text:p>Brigadeiro Sta Marina 1,35Kg</text:p>
          </table:table-cell>
          <table:table-cell office:value-type="string">
            <text:p>Procedência: Brasil – MG</text:p>
          </table:table-cell>
          <table:table-cell office:value-type="string">
            <text:p>Peso Bruto: 1,35 kg</text:p>
          </table:table-cell>
          <table:table-cell office:value-type="string">
            <text:p>Peso Líquido: 1,3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2 Unid</text:p>
          </table:table-cell>
          <table:table-cell office:value-type="string">
            <text:p>Formato de venda: Bisnaga</text:p>
          </table:table-cell>
          <table:table-cell office:value-type="string">
            <text:p>Obs: Requeijão Cremoso com Chocolate Gordura Vegeral e Amido </text:p>
          </table:table-cell>
          <table:table-cell office:value-type="string">
            <text:p/>
          </table:table-cell>
        </table:table-row>
        <table:table-row>
          <table:table-cell office:value-type="string">
            <text:p>382</text:p>
          </table:table-cell>
          <table:table-cell office:value-type="string">
            <text:p>Chocolate Conf. ao Leite Harald 1,05Kg (GP2)</text:p>
          </table:table-cell>
          <table:table-cell office:value-type="string">
            <text:p>Procedência: Brasil</text:p>
          </table:table-cell>
          <table:table-cell office:value-type="string">
            <text:p>Peso Bruto: 1kg</text:p>
          </table:table-cell>
          <table:table-cell office:value-type="string">
            <text:p>Peso Líquido: 1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3</text:p>
          </table:table-cell>
          <table:table-cell office:value-type="string">
            <text:p>Cereja Maraschino Frutas de Curicó S/ Talo 1,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4</text:p>
          </table:table-cell>
          <table:table-cell office:value-type="string">
            <text:p>Cereja Marraschino Frucol S/ Talo 2,2Kg</text:p>
          </table:table-cell>
          <table:table-cell office:value-type="string">
            <text:p>Procedência: Brasil – RO</text:p>
          </table:table-cell>
          <table:table-cell office:value-type="string">
            <text:p>Peso Líquido: 2,2 Kg</text:p>
          </table:table-cell>
          <table:table-cell office:value-type="string">
            <text:p>Peso Drenado: 2,2 Kg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5</text:p>
          </table:table-cell>
          <table:table-cell office:value-type="string">
            <text:p>Cereja Marraschino Di Salerno 720g</text:p>
          </table:table-cell>
          <table:table-cell office:value-type="string">
            <text:p>Procedência: Italia</text:p>
          </table:table-cell>
          <table:table-cell office:value-type="string">
            <text:p>Peso líquido: 720 gr</text:p>
          </table:table-cell>
          <table:table-cell office:value-type="string">
            <text:p>Peso Drenado: 500 gr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Vid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6</text:p>
          </table:table-cell>
          <table:table-cell office:value-type="string">
            <text:p>Abacaxi em Calda Cepêra 400g</text:p>
          </table:table-cell>
          <table:table-cell office:value-type="string">
            <text:p>Procedência: Brasil – SP</text:p>
          </table:table-cell>
          <table:table-cell office:value-type="string">
            <text:p>Peso Liquido: 820 g</text:p>
          </table:table-cell>
          <table:table-cell office:value-type="string">
            <text:p>Peso Drenado: 400 g</text:p>
          </table:table-cell>
          <table:table-cell office:value-type="string">
            <text:p>Embalagem: Lata</text:p>
          </table:table-cell>
          <table:table-cell office:value-type="string">
            <text:p>Quantidade: Caixa C/ 12 UN</text:p>
          </table:table-cell>
          <table:table-cell office:value-type="string">
            <text:p>Formato de venda: L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7</text:p>
          </table:table-cell>
          <table:table-cell office:value-type="string">
            <text:p>Figo em Calda Cepêra 400g</text:p>
          </table:table-cell>
          <table:table-cell office:value-type="string">
            <text:p>Procedência: Brasil</text:p>
          </table:table-cell>
          <table:table-cell office:value-type="string">
            <text:p>Peso Drenado: 0,820g</text:p>
          </table:table-cell>
          <table:table-cell office:value-type="string">
            <text:p>Peso Líquido: 0,400g</text:p>
          </table:table-cell>
          <table:table-cell office:value-type="string">
            <text:p>Embalagem Primária: Lata</text:p>
          </table:table-cell>
          <table:table-cell office:value-type="string">
            <text:p>Embalagem Secundária: Caixa com 12 lata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8</text:p>
          </table:table-cell>
          <table:table-cell office:value-type="string">
            <text:p>Ameixa em Calda Tozzi 400g</text:p>
          </table:table-cell>
          <table:table-cell office:value-type="string">
            <text:p>Procedência: Brasil&lt;br/&gt;</text:p>
            <text:p>Peso Bruto: 830gr&lt;br/&gt;</text:p>
            <text:p>Peso Líquido: 400gr&lt;br/&gt;</text:p>
            <text:p>Embalagem: Lata&lt;br/&gt;</text:p>
            <text:p>Quantidade: 12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9</text:p>
          </table:table-cell>
          <table:table-cell office:value-type="string">
            <text:p>Ameixas em Calda Cepêra 400g</text:p>
          </table:table-cell>
          <table:table-cell office:value-type="string">
            <text:p>Procedência: Brasil</text:p>
          </table:table-cell>
          <table:table-cell office:value-type="string">
            <text:p>Peso Drenado: 0,820g</text:p>
          </table:table-cell>
          <table:table-cell office:value-type="string">
            <text:p>Peso Líquido: 0,400g</text:p>
          </table:table-cell>
          <table:table-cell office:value-type="string">
            <text:p>Embalagem Primária: Lata</text:p>
          </table:table-cell>
          <table:table-cell office:value-type="string">
            <text:p>Embalagem Secundária: Caixa com 12 lata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0</text:p>
          </table:table-cell>
          <table:table-cell office:value-type="string">
            <text:p>Abacaxi em Caldas Tozzi</text:p>
          </table:table-cell>
          <table:table-cell office:value-type="string">
            <text:p>Procedência: Brasil – MG</text:p>
          </table:table-cell>
          <table:table-cell office:value-type="string">
            <text:p>Peso líquido: 830 g</text:p>
          </table:table-cell>
          <table:table-cell office:value-type="string">
            <text:p>Peso drenado: 400 g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1</text:p>
          </table:table-cell>
          <table:table-cell office:value-type="string">
            <text:p>Vinagre de Vinho Tinto Castelo 750ml</text:p>
          </table:table-cell>
          <table:table-cell office:value-type="string">
            <text:p>Procedência: Brasil – Jundiai – SP</text:p>
          </table:table-cell>
          <table:table-cell office:value-type="string">
            <text:p>Volume: 750 ml</text:p>
          </table:table-cell>
          <table:table-cell office:value-type="string">
            <text:p>Embalagem: Garrafa Plastica</text:p>
          </table:table-cell>
          <table:table-cell office:value-type="string">
            <text:p>Quantidade: Caixa C/ 12 Garr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2</text:p>
          </table:table-cell>
          <table:table-cell office:value-type="string">
            <text:p>Tempero para Sushi Tozan 5L</text:p>
          </table:table-cell>
          <table:table-cell office:value-type="string">
            <text:p>Procedência: Brasil – SP</text:p>
          </table:table-cell>
          <table:table-cell office:value-type="string">
            <text:p>Peso Líquido: 5L</text:p>
          </table:table-cell>
          <table:table-cell office:value-type="string">
            <text:p>Embalagem: Galão plástico</text:p>
          </table:table-cell>
          <table:table-cell office:value-type="string">
            <text:p>Quantidade: Caixa C/ 2 GL</text:p>
          </table:table-cell>
          <table:table-cell office:value-type="string">
            <text:p>Formato de venda: G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3</text:p>
          </table:table-cell>
          <table:table-cell office:value-type="string">
            <text:p>Vinagre de Vinho Branco Castelo 750ml</text:p>
          </table:table-cell>
          <table:table-cell office:value-type="string">
            <text:p>Procedência: Brasil – Jundiai SP</text:p>
          </table:table-cell>
          <table:table-cell office:value-type="string">
            <text:p>Volume: 750 ML&lt;br/&gt;</text:p>
            <text:p>Embalagem Primária: Garrafa Plastica</text:p>
          </table:table-cell>
          <table:table-cell office:value-type="string">
            <text:p>Embalagem: Caixa C/12 Garrafas&lt;br/&gt;</text:p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4</text:p>
          </table:table-cell>
          <table:table-cell office:value-type="string">
            <text:p>Aceto Balsâmico La Pastina 500ml</text:p>
          </table:table-cell>
          <table:table-cell office:value-type="string">
            <text:p>Procedência: Ipiranga – SP</text:p>
          </table:table-cell>
          <table:table-cell office:value-type="string">
            <text:p>Volume: 500 ml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 V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5</text:p>
          </table:table-cell>
          <table:table-cell office:value-type="string">
            <text:p>Vinagre Tinto de Vinho La Pastina 500ml</text:p>
          </table:table-cell>
          <table:table-cell office:value-type="string">
            <text:p>Procedência: Ipiranga – SP</text:p>
          </table:table-cell>
          <table:table-cell office:value-type="string">
            <text:p>Volume: 500ml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 V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6</text:p>
          </table:table-cell>
          <table:table-cell office:value-type="string">
            <text:p>Vinagre Branco de Vinho La Pastina 500ml</text:p>
          </table:table-cell>
          <table:table-cell office:value-type="string">
            <text:p>Procedência: Ipiranga – SP</text:p>
          </table:table-cell>
          <table:table-cell office:value-type="string">
            <text:p>Volume: 500 ml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 V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7</text:p>
          </table:table-cell>
          <table:table-cell office:value-type="string">
            <text:p>Vinagre Colorido Castelo 750ml</text:p>
          </table:table-cell>
          <table:table-cell office:value-type="string">
            <text:p>Procedência: Brasil – Jundiai – SP</text:p>
          </table:table-cell>
          <table:table-cell office:value-type="string">
            <text:p>Peso Bruto: 750 ml</text:p>
          </table:table-cell>
          <table:table-cell office:value-type="string">
            <text:p>Peso Líquido: 750 ml</text:p>
          </table:table-cell>
          <table:table-cell office:value-type="string">
            <text:p>Embalagem: Garrafa plástica</text:p>
          </table:table-cell>
          <table:table-cell office:value-type="string">
            <text:p>Quantidade: Caixa C/ 12 Unid&lt;br/&gt;</text:p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8</text:p>
          </table:table-cell>
          <table:table-cell office:value-type="string">
            <text:p>Vinagre Colorido Castelo 750ml</text:p>
          </table:table-cell>
          <table:table-cell office:value-type="string">
            <text:p>Procedência: Brasil</text:p>
          </table:table-cell>
          <table:table-cell office:value-type="string">
            <text:p>			Peso Bruto: 750 ml</text:p>
          </table:table-cell>
          <table:table-cell office:value-type="string">
            <text:p>			Peso Líquido: 750 ml</text:p>
          </table:table-cell>
          <table:table-cell office:value-type="string">
            <text:p>			Embalagem: Frasco plástico</text:p>
          </table:table-cell>
          <table:table-cell office:value-type="string">
            <text:p>			Quantidade: 1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9</text:p>
          </table:table-cell>
          <table:table-cell office:value-type="string">
            <text:p>Mandioca Tolete BuonoGel 2,5Kg (GP2)</text:p>
          </table:table-cell>
          <table:table-cell office:value-type="string">
            <text:p>Procedência: Brasil-SP</text:p>
          </table:table-cell>
          <table:table-cell office:value-type="string">
            <text:p>Peso Líquido: 2,5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0</text:p>
          </table:table-cell>
          <table:table-cell office:value-type="string">
            <text:p>Alho Picado Resf. Ati-Gel  Pct.1Kg (GP2)</text:p>
          </table:table-cell>
          <table:table-cell office:value-type="string">
            <text:p> Procedência: Brasil&lt;br/&gt;</text:p>
            <text:p>Peso Bruto: 1,0 Kg</text:p>
          </table:table-cell>
          <table:table-cell office:value-type="string">
            <text:p>Peso Líquido: 1,0 Kg</text:p>
          </table:table-cell>
          <table:table-cell office:value-type="string">
            <text:p>Embalagem: Saco plástico</text:p>
          </table:table-cell>
          <table:table-cell office:value-type="string">
            <text:p>Quantidade: 10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1</text:p>
          </table:table-cell>
          <table:table-cell office:value-type="string">
            <text:p>Brocolis Cong. Grano 2Kg (GP2)</text:p>
          </table:table-cell>
          <table:table-cell office:value-type="string">
            <text:p>Procedência: Brasil – Serafina Correa  – RS</text:p>
          </table:table-cell>
          <table:table-cell office:value-type="string">
            <text:p>Peso Bruto: 2 Kg</text:p>
          </table:table-cell>
          <table:table-cell office:value-type="string">
            <text:p>Embalagem Primária: Pacote plástico</text:p>
          </table:table-cell>
          <table:table-cell office:value-type="string">
            <text:p>Quantidade:Caixa C/ 5 Pct</text:p>
          </table:table-cell>
          <table:table-cell office:value-type="string">
            <text:p>Formato de venda: Pct </text:p>
          </table:table-cell>
          <table:table-cell office:value-type="string">
            <text:p>OBS: Produto natur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2</text:p>
          </table:table-cell>
          <table:table-cell office:value-type="string">
            <text:p>Couve Flor Cong. BuonoGel 2Kg (GP2)</text:p>
          </table:table-cell>
          <table:table-cell office:value-type="string">
            <text:p>Procedência: Brasil-SP</text:p>
          </table:table-cell>
          <table:table-cell office:value-type="string">
            <text:p>Peso Líquido: 2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3</text:p>
          </table:table-cell>
          <table:table-cell office:value-type="string">
            <text:p>Ervilha Natural Cong.  Dujardim BuonoGel 2,5Kg (GP2)</text:p>
          </table:table-cell>
          <table:table-cell office:value-type="string">
            <text:p>Procedência: Brasil-SP</text:p>
          </table:table-cell>
          <table:table-cell office:value-type="string">
            <text:p>Peso Drenado: 2,5 kg</text:p>
          </table:table-cell>
          <table:table-cell office:value-type="string">
            <text:p>Peso Líquido: 2,5 kg</text:p>
          </table:table-cell>
          <table:table-cell office:value-type="string">
            <text:p>Embalagem: Pacote de plástico</text:p>
          </table:table-cell>
          <table:table-cell office:value-type="string">
            <text:p>Quantidade: 4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4</text:p>
          </table:table-cell>
          <table:table-cell office:value-type="string">
            <text:p>Vagem Cong. BuonoGel 2,5Kg (GP2)</text:p>
          </table:table-cell>
          <table:table-cell office:value-type="string">
            <text:p>Procedência: Brasil-SP</text:p>
          </table:table-cell>
          <table:table-cell office:value-type="string">
            <text:p>Peso Drenado: 2,5 kg</text:p>
          </table:table-cell>
          <table:table-cell office:value-type="string">
            <text:p>Peso Líquido: 2,5 kg</text:p>
          </table:table-cell>
          <table:table-cell office:value-type="string">
            <text:p>Embalagem: Pacote de plástico</text:p>
          </table:table-cell>
          <table:table-cell office:value-type="string">
            <text:p>Quantidade: 4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5</text:p>
          </table:table-cell>
          <table:table-cell office:value-type="string">
            <text:p>Brocolis Cong. Ati-Gel 1,5 Kg</text:p>
          </table:table-cell>
          <table:table-cell office:value-type="string">
            <text:p>Procedência: Brasil -Atibaia</text:p>
          </table:table-cell>
          <table:table-cell office:value-type="string">
            <text:p>Peso Bruto: 1,55 Kg</text:p>
          </table:table-cell>
          <table:table-cell office:value-type="string">
            <text:p>Peso Líquido: 1,5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6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6</text:p>
          </table:table-cell>
          <table:table-cell office:value-type="string">
            <text:p>Jardineira Cong (Bat/Erv/Cen/Vag) BuonoGel 2,5Kg(GP2)</text:p>
          </table:table-cell>
          <table:table-cell office:value-type="string">
            <text:p>Procedência: Brasil-SP</text:p>
          </table:table-cell>
          <table:table-cell office:value-type="string">
            <text:p>Peso Líquido: 2,5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>Ingredientes: Batata / Ervilha / Cenouras / Vagem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7</text:p>
          </table:table-cell>
          <table:table-cell office:value-type="string">
            <text:p>Brocolis Cong. BuonoGel 2Kg(R)</text:p>
          </table:table-cell>
          <table:table-cell office:value-type="string">
            <text:p>Procedência: Brasil-SP</text:p>
          </table:table-cell>
          <table:table-cell office:value-type="string">
            <text:p>Peso Líquido: 2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8</text:p>
          </table:table-cell>
          <table:table-cell office:value-type="string">
            <text:p>Brocolis Cong. BuonoGel 2Kg (GP2)</text:p>
          </table:table-cell>
          <table:table-cell office:value-type="string">
            <text:p>Procedência: Brasil-SP</text:p>
          </table:table-cell>
          <table:table-cell office:value-type="string">
            <text:p>Peso Líquido: 2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9</text:p>
          </table:table-cell>
          <table:table-cell office:value-type="string">
            <text:p>Brocolis Cong. BuonoGel 2Kg (GP2)</text:p>
          </table:table-cell>
          <table:table-cell office:value-type="string">
            <text:p>Procedência: Brasil-SP&lt;br/&gt;</text:p>
            <text:p>			Peso Drenado: 2 kg&lt;br/&gt;</text:p>
            <text:p>			Peso Líquido: 2 kg&lt;br/&gt;</text:p>
            <text:p>			Embalagem: Pacote de plástico&lt;br/&gt;</text:p>
            <text:p>			Quantidade: 5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0</text:p>
          </table:table-cell>
          <table:table-cell office:value-type="string">
            <text:p>Brocolis Cong. Ati-Gel 1,5 Kg (GP2)</text:p>
          </table:table-cell>
          <table:table-cell office:value-type="string">
            <text:p>Procedência: Brasil – Atibaia</text:p>
          </table:table-cell>
          <table:table-cell office:value-type="string">
            <text:p>Peso Bruto: 1,55 Kg</text:p>
          </table:table-cell>
          <table:table-cell office:value-type="string">
            <text:p>Peso Líquido: 1,5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6 Pct</text:p>
          </table:table-cell>
          <table:table-cell office:value-type="string">
            <text:p>Formato de venda:  Pct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1</text:p>
          </table:table-cell>
          <table:table-cell office:value-type="string">
            <text:p>Tomate Seco La Tomate 2Kg</text:p>
          </table:table-cell>
          <table:table-cell office:value-type="string">
            <text:p>Procedência: Brasil</text:p>
          </table:table-cell>
          <table:table-cell office:value-type="string">
            <text:p>Peso líquido: 2 kg</text:p>
          </table:table-cell>
          <table:table-cell office:value-type="string">
            <text:p>Peso drenado: 1,40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2</text:p>
          </table:table-cell>
          <table:table-cell office:value-type="string">
            <text:p>Tomate Seco Porto Bello 2Kg</text:p>
          </table:table-cell>
          <table:table-cell office:value-type="string">
            <text:p>Procedência: Brasil – SP</text:p>
          </table:table-cell>
          <table:table-cell office:value-type="string">
            <text:p>Peso Bruto: 2,12 Kg</text:p>
          </table:table-cell>
          <table:table-cell office:value-type="string">
            <text:p>Peso Liquido: 1,01 Kg</text:p>
          </table:table-cell>
          <table:table-cell office:value-type="string">
            <text:p>Peso Drenado: 1 Kg 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</text:p>
          </table:table-cell>
          <table:table-cell office:value-type="string">
            <text:p/>
          </table:table-cell>
        </table:table-row>
        <table:table-row>
          <table:table-cell office:value-type="string">
            <text:p>413</text:p>
          </table:table-cell>
          <table:table-cell office:value-type="string">
            <text:p>Tomate Seco Arco Bello 2Kg</text:p>
          </table:table-cell>
          <table:table-cell office:value-type="string">
            <text:p>Procedência: Brasil – SP</text:p>
          </table:table-cell>
          <table:table-cell office:value-type="string">
            <text:p>Peso Bruto: 2,08 Kg </text:p>
          </table:table-cell>
          <table:table-cell office:value-type="string">
            <text:p>Peso liquido: 2 kg</text:p>
          </table:table-cell>
          <table:table-cell office:value-type="string">
            <text:p>Peso drenado: 1,4 kg</text:p>
          </table:table-cell>
          <table:table-cell office:value-type="string">
            <text:p> Embalagem:balde</text:p>
          </table:table-cell>
          <table:table-cell office:value-type="string">
            <text:p>Quantidade :Avulso</text:p>
          </table:table-cell>
          <table:table-cell office:value-type="string">
            <text:p>Formato de venda: Balde  </text:p>
          </table:table-cell>
          <table:table-cell office:value-type="string">
            <text:p/>
          </table:table-cell>
        </table:table-row>
        <table:table-row>
          <table:table-cell office:value-type="string">
            <text:p>414</text:p>
          </table:table-cell>
          <table:table-cell office:value-type="string">
            <text:p>Tomate Seco Bruzzo 2Kg</text:p>
          </table:table-cell>
          <table:table-cell office:value-type="string">
            <text:p>Procedência: Brasil – SP</text:p>
          </table:table-cell>
          <table:table-cell office:value-type="string">
            <text:p>Peso Bruto: 2,10 Kg </text:p>
          </table:table-cell>
          <table:table-cell office:value-type="string">
            <text:p>Peso líquido: 2 kg</text:p>
          </table:table-cell>
          <table:table-cell office:value-type="string">
            <text:p>Peso drenado: 1,40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Formato de venda: Balde  </text:p>
          </table:table-cell>
          <table:table-cell office:value-type="string">
            <text:p/>
          </table:table-cell>
        </table:table-row>
        <table:table-row>
          <table:table-cell office:value-type="string">
            <text:p>415</text:p>
          </table:table-cell>
          <table:table-cell office:value-type="string">
            <text:p>Tomate Seco Pucon 1,02 Kg</text:p>
          </table:table-cell>
          <table:table-cell office:value-type="string">
            <text:p>Procedência: Brasil</text:p>
          </table:table-cell>
          <table:table-cell office:value-type="string">
            <text:p>Peso Bruto: 1,08</text:p>
          </table:table-cell>
          <table:table-cell office:value-type="string">
            <text:p>Peso líquido: 1 kg</text:p>
          </table:table-cell>
          <table:table-cell office:value-type="string">
            <text:p>Peso drenado: 700gr</text:p>
          </table:table-cell>
          <table:table-cell office:value-type="string">
            <text:p>Embalagem: Pote plástico</text:p>
          </table:table-cell>
          <table:table-cell office:value-type="string">
            <text:p>Quantidade: Avulso</text:p>
          </table:table-cell>
          <table:table-cell office:value-type="string">
            <text:p>Formato de venda: 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416</text:p>
          </table:table-cell>
          <table:table-cell office:value-type="string">
            <text:p>Tomate Pelado Marcol 2,55Kg</text:p>
          </table:table-cell>
          <table:table-cell office:value-type="string">
            <text:p>Procedência: Italia</text:p>
          </table:table-cell>
          <table:table-cell office:value-type="string">
            <text:p>Peso Líquido: 2,55 Kg</text:p>
          </table:table-cell>
          <table:table-cell office:value-type="string">
            <text:p>Peso Líquido: 1,53 Kg</text:p>
          </table:table-cell>
          <table:table-cell office:value-type="string">
            <text:p>Embalagem Primária: Lata</text:p>
          </table:table-cell>
          <table:table-cell office:value-type="string">
            <text:p>Embalagem : Caixa C/ 6 Lt&lt;br/&gt;</text:p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7</text:p>
          </table:table-cell>
          <table:table-cell office:value-type="string">
            <text:p>Tomate Pelado Marcol 400gr</text:p>
          </table:table-cell>
          <table:table-cell office:value-type="string">
            <text:p> Procedência: Italia&lt;br/&gt;</text:p>
            <text:p>Peso Drenado: 250g </text:p>
          </table:table-cell>
          <table:table-cell office:value-type="string">
            <text:p>Peso Líquido:400g</text:p>
          </table:table-cell>
          <table:table-cell office:value-type="string">
            <text:p>Embalagem Primária: Lata</text:p>
          </table:table-cell>
          <table:table-cell office:value-type="string">
            <text:p>Embalagem Secundária: Caixa com 6 lat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8</text:p>
          </table:table-cell>
          <table:table-cell office:value-type="string">
            <text:p>Tomate Pelado Costazzurra 2,55Kg(GP2)</text:p>
          </table:table-cell>
          <table:table-cell office:value-type="string">
            <text:p>Procedência: Itália</text:p>
          </table:table-cell>
          <table:table-cell office:value-type="string">
            <text:p>Peso líquido: 2,55 kg</text:p>
          </table:table-cell>
          <table:table-cell office:value-type="string">
            <text:p>Peso drenado: 1,53 kg</text:p>
          </table:table-cell>
          <table:table-cell office:value-type="string">
            <text:p>Embalagem: Lata</text:p>
          </table:table-cell>
          <table:table-cell office:value-type="string">
            <text:p>Quantidade: Caixa C / 6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19</text:p>
          </table:table-cell>
          <table:table-cell office:value-type="string">
            <text:p>Tomate Pelado Arco Bello 2,5Kg</text:p>
          </table:table-cell>
          <table:table-cell office:value-type="string">
            <text:p>Procedência: Itália</text:p>
          </table:table-cell>
          <table:table-cell office:value-type="string">
            <text:p>Peso Liquido: 2,550 Kg </text:p>
          </table:table-cell>
          <table:table-cell office:value-type="string">
            <text:p>Peso Drenado: 1,530 Kg</text:p>
          </table:table-cell>
          <table:table-cell office:value-type="string">
            <text:p>Embalagem: Lata </text:p>
          </table:table-cell>
          <table:table-cell office:value-type="string">
            <text:p>Quantidade: Caixa C/ 6 LT&lt;br/&gt;</text:p>
            <text:p>Formato de venda,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0</text:p>
          </table:table-cell>
          <table:table-cell office:value-type="string">
            <text:p>Tomate Salada CX</text:p>
          </table:table-cell>
          <table:table-cell office:value-type="string">
            <text:p>Procedência: Brasil – SP</text:p>
          </table:table-cell>
          <table:table-cell office:value-type="string">
            <text:p>Peso Bruto: 21,00 kg (aproximadamente)</text:p>
          </table:table-cell>
          <table:table-cell office:value-type="string">
            <text:p>Peso Líquido: 20 kg (aproximadamente)</text:p>
          </table:table-cell>
          <table:table-cell office:value-type="string">
            <text:p>Embalagem: Caixa de Madeira</text:p>
          </table:table-cell>
          <table:table-cell office:value-type="string">
            <text:p>Quantidade: Avulso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1</text:p>
          </table:table-cell>
          <table:table-cell office:value-type="string">
            <text:p>Tomate Maduro Especial Molho CX</text:p>
          </table:table-cell>
          <table:table-cell office:value-type="string">
            <text:p>Procedência: Brasil – SP</text:p>
          </table:table-cell>
          <table:table-cell office:value-type="string">
            <text:p>Peso Bruto: 21,500 kg</text:p>
          </table:table-cell>
          <table:table-cell office:value-type="string">
            <text:p>Peso Líquido: 20 kg</text:p>
          </table:table-cell>
          <table:table-cell office:value-type="string">
            <text:p>Embalagem: Caixa de Madeira</text:p>
          </table:table-cell>
          <table:table-cell office:value-type="string">
            <text:p>Quantidade: Avulso</text:p>
          </table:table-cell>
          <table:table-cell office:value-type="string">
            <text:p>Formato de venda:  Caix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2</text:p>
          </table:table-cell>
          <table:table-cell office:value-type="string">
            <text:p>Óleo de Soja Vila Velha Bag 18L(GP2)</text:p>
          </table:table-cell>
          <table:table-cell office:value-type="string">
            <text:p>Procedência: Brasil&lt;br/&gt;</text:p>
            <text:p>Peso bruto: 18 kg&lt;br/&gt;</text:p>
            <text:p>Peso líquido: 18 kg&lt;br/&gt;</text:p>
            <text:p>Embalagem: Bag (Cx Papelão e Bag Interno de plástico com Bico)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3</text:p>
          </table:table-cell>
          <table:table-cell office:value-type="string">
            <text:p>Óleo de Soja Concórdia Lata 18L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4</text:p>
          </table:table-cell>
          <table:table-cell office:value-type="string">
            <text:p>Óleo de Soja Vila Velha 900ml (GP2)</text:p>
          </table:table-cell>
          <table:table-cell office:value-type="string">
            <text:p>Procedência: Brasil</text:p>
          </table:table-cell>
          <table:table-cell office:value-type="string">
            <text:p>Peso liquido: 900ml</text:p>
          </table:table-cell>
          <table:table-cell office:value-type="string">
            <text:p>Embalagem: Em frasco</text:p>
          </table:table-cell>
          <table:table-cell office:value-type="string">
            <text:p>Quantidade: 20 frascos por caixa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5</text:p>
          </table:table-cell>
          <table:table-cell office:value-type="string">
            <text:p>Óleo de Soja Leve 900ml(GP2)</text:p>
          </table:table-cell>
          <table:table-cell office:value-type="string">
            <text:p>Procedência: Brasil – Barigui Araucária – PR</text:p>
          </table:table-cell>
          <table:table-cell office:value-type="string">
            <text:p>Peso Líquido: 900 ml</text:p>
          </table:table-cell>
          <table:table-cell office:value-type="string">
            <text:p>Embalagem: Frasco</text:p>
          </table:table-cell>
          <table:table-cell office:value-type="string">
            <text:p>Quantidade: Caixa C/ 20 frascos</text:p>
          </table:table-cell>
          <table:table-cell office:value-type="string">
            <text:p>Formato de Venda: F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6</text:p>
          </table:table-cell>
          <table:table-cell office:value-type="string">
            <text:p>Oleo de Soja Liza 18Lt</text:p>
          </table:table-cell>
          <table:table-cell office:value-type="string">
            <text:p>Procedência: Brasil – SP</text:p>
          </table:table-cell>
          <table:table-cell office:value-type="string">
            <text:p>Volume: 18 L</text:p>
          </table:table-cell>
          <table:table-cell office:value-type="string">
            <text:p>Embalagem: Lata</text:p>
          </table:table-cell>
          <table:table-cell office:value-type="string">
            <text:p>Quantidade: Avulso&lt;br/&gt;</text:p>
            <text:p>Formato de venda: L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7</text:p>
          </table:table-cell>
          <table:table-cell office:value-type="string">
            <text:p>Óleo de Soja Liza 900ml</text:p>
          </table:table-cell>
          <table:table-cell office:value-type="string">
            <text:p>Procedência: Brasil –  SP</text:p>
          </table:table-cell>
          <table:table-cell office:value-type="string">
            <text:p>Volume: 900 ml</text:p>
          </table:table-cell>
          <table:table-cell office:value-type="string">
            <text:p>Embalagem: Em frasco</text:p>
          </table:table-cell>
          <table:table-cell office:value-type="string">
            <text:p>Quantidade: Caixa C/ 20 Fr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8</text:p>
          </table:table-cell>
          <table:table-cell office:value-type="string">
            <text:p>Óleo de Soja Concordia Bag 18 Litros (GP2)</text:p>
          </table:table-cell>
          <table:table-cell office:value-type="string">
            <text:p>Procedência: Brasil – SP</text:p>
          </table:table-cell>
          <table:table-cell office:value-type="string">
            <text:p>Volume: 18L</text:p>
          </table:table-cell>
          <table:table-cell office:value-type="string">
            <text:p>Embalagem: Bag</text:p>
          </table:table-cell>
          <table:table-cell office:value-type="string">
            <text:p>Quantidade: Avulso</text:p>
          </table:table-cell>
          <table:table-cell office:value-type="string">
            <text:p>Formato de venda: B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29</text:p>
          </table:table-cell>
          <table:table-cell office:value-type="string">
            <text:p>Óleo de Canola Liza 900ml</text:p>
          </table:table-cell>
          <table:table-cell office:value-type="string">
            <text:p>Procedência: Brasil</text:p>
          </table:table-cell>
          <table:table-cell office:value-type="string">
            <text:p>Volume: 900 ML</text:p>
          </table:table-cell>
          <table:table-cell office:value-type="string">
            <text:p>Embalagem: Frasco em pet </text:p>
          </table:table-cell>
          <table:table-cell office:value-type="string">
            <text:p>Quantidade: Caixa C/ 20 UN</text:p>
          </table:table-cell>
          <table:table-cell office:value-type="string">
            <text:p>Formato de venda:  F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0</text:p>
          </table:table-cell>
          <table:table-cell office:value-type="string">
            <text:p>Óleo de Soja Soya 900ml(GP2)</text:p>
          </table:table-cell>
          <table:table-cell office:value-type="string">
            <text:p>Procedência: Brasil</text:p>
          </table:table-cell>
          <table:table-cell office:value-type="string">
            <text:p>Peso líquido: 360 gr</text:p>
          </table:table-cell>
          <table:table-cell office:value-type="string">
            <text:p>Peso Drenado: 280gr</text:p>
          </table:table-cell>
          <table:table-cell office:value-type="string">
            <text:p>Embalagem: Caixa</text:p>
          </table:table-cell>
          <table:table-cell office:value-type="string">
            <text:p>Quantidade: 24 unidades por caixa Tetra Pak</text:p>
          </table:table-cell>
          <table:table-cell office:value-type="string"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1</text:p>
          </table:table-cell>
          <table:table-cell office:value-type="string">
            <text:p>Óleo de Girassol Liza 900ml</text:p>
          </table:table-cell>
          <table:table-cell office:value-type="string">
            <text:p>Procedência: Brasil – SP</text:p>
          </table:table-cell>
          <table:table-cell office:value-type="string">
            <text:p>Volume: 900ml</text:p>
          </table:table-cell>
          <table:table-cell office:value-type="string">
            <text:p>Embalagem: Frasco</text:p>
          </table:table-cell>
          <table:table-cell office:value-type="string">
            <text:p>Quantidade: Caixa C/ 20 Unid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2</text:p>
          </table:table-cell>
          <table:table-cell office:value-type="string">
            <text:p>Óleo de Milho Liza 900ml</text:p>
          </table:table-cell>
          <table:table-cell office:value-type="string">
            <text:p>Procedência: Brasil – SP</text:p>
          </table:table-cell>
          <table:table-cell office:value-type="string">
            <text:p>Volume: 900 ml</text:p>
          </table:table-cell>
          <table:table-cell office:value-type="string">
            <text:p>Embalagem: Frasco em pet </text:p>
          </table:table-cell>
          <table:table-cell office:value-type="string">
            <text:p>Quantidade: Caixa C/ 20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3</text:p>
          </table:table-cell>
          <table:table-cell office:value-type="string">
            <text:p>Milho Verde Predilecta 2Kg</text:p>
          </table:table-cell>
          <table:table-cell office:value-type="string">
            <text:p> Procedência: Brasil&lt;br/&gt;</text:p>
            <text:p>Peso líquido: 3,100 Kg</text:p>
          </table:table-cell>
          <table:table-cell office:value-type="string">
            <text:p>Peso drenado: 2 Kg</text:p>
          </table:table-cell>
          <table:table-cell office:value-type="string">
            <text:p>Embalagem: Lataria</text:p>
          </table:table-cell>
          <table:table-cell office:value-type="string">
            <text:p>Quantidade: 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4</text:p>
          </table:table-cell>
          <table:table-cell office:value-type="string">
            <text:p>Milho Verde Dez+ Lata Cx 24x200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5</text:p>
          </table:table-cell>
          <table:table-cell office:value-type="string">
            <text:p>Milho Verde Jussara 2Kg(GP2)</text:p>
          </table:table-cell>
          <table:table-cell office:value-type="string">
            <text:p>Procedência: Brasil- GO</text:p>
          </table:table-cell>
          <table:table-cell office:value-type="string">
            <text:p>Peso líquido: 3 Kg</text:p>
          </table:table-cell>
          <table:table-cell office:value-type="string">
            <text:p>Peso drenado: 2 Kg</text:p>
          </table:table-cell>
          <table:table-cell office:value-type="string">
            <text:p>Embalagem: Lataria</text:p>
          </table:table-cell>
          <table:table-cell office:value-type="string">
            <text:p>Quantidade: Caixa C/ 6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6</text:p>
          </table:table-cell>
          <table:table-cell office:value-type="string">
            <text:p>Milho Profissional Fugini Bag 2KG</text:p>
          </table:table-cell>
          <table:table-cell office:value-type="string">
            <text:p>  Procedência : Brasil</text:p>
          </table:table-cell>
          <table:table-cell office:value-type="string">
            <text:p>Peso Líquido: 3 Kg</text:p>
          </table:table-cell>
          <table:table-cell office:value-type="string">
            <text:p>Peso drenado: 2 Kg </text:p>
          </table:table-cell>
          <table:table-cell office:value-type="string">
            <text:p>Embalagem: Plástica</text:p>
          </table:table-cell>
          <table:table-cell office:value-type="string">
            <text:p>Quantidade: 6 Unidades por caixa de 2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7</text:p>
          </table:table-cell>
          <table:table-cell office:value-type="string">
            <text:p>Milho Verde Dez+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8</text:p>
          </table:table-cell>
          <table:table-cell office:value-type="string">
            <text:p>Milho Verde Goias Verde 2Kg(R)</text:p>
          </table:table-cell>
          <table:table-cell office:value-type="string">
            <text:p>Procedência: Brasil- Luzilania -GO</text:p>
          </table:table-cell>
          <table:table-cell office:value-type="string">
            <text:p>Peso líquido: 2 Kg</text:p>
          </table:table-cell>
          <table:table-cell office:value-type="string">
            <text:p>Peso drenado: 2 Kg</text:p>
          </table:table-cell>
          <table:table-cell office:value-type="string">
            <text:p>Embalagem: Lata</text:p>
          </table:table-cell>
          <table:table-cell office:value-type="string">
            <text:p>Quantidade: Caixa C/ 6 Lt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39</text:p>
          </table:table-cell>
          <table:table-cell office:value-type="string">
            <text:p>Milho Verde Quero 2Kg(R)</text:p>
          </table:table-cell>
          <table:table-cell office:value-type="string">
            <text:p>Procedência: Brasil – Neropolis – GO</text:p>
          </table:table-cell>
          <table:table-cell office:value-type="string">
            <text:p>Peso Bruto: 3,42 Kg</text:p>
          </table:table-cell>
          <table:table-cell office:value-type="string">
            <text:p>Peso líquido: 3,100 Kg</text:p>
          </table:table-cell>
          <table:table-cell office:value-type="string">
            <text:p>Peso Drenado: 2 Kg</text:p>
          </table:table-cell>
          <table:table-cell office:value-type="string">
            <text:p>Embalagem: Lata</text:p>
          </table:table-cell>
          <table:table-cell office:value-type="string">
            <text:p>Quantidade: Caixa C/ 6 latas</text:p>
          </table:table-cell>
          <table:table-cell office:value-type="string">
            <text:p> Formato de Vendas: Lt.</text:p>
          </table:table-cell>
          <table:table-cell office:value-type="string">
            <text:p/>
          </table:table-cell>
        </table:table-row>
        <table:table-row>
          <table:table-cell office:value-type="string">
            <text:p>440</text:p>
          </table:table-cell>
          <table:table-cell office:value-type="string">
            <text:p>Milho Verde Goias Verde Cx24x200gr(R)</text:p>
          </table:table-cell>
          <table:table-cell office:value-type="string">
            <text:p>Procedência: Brasil- Luziania – GO</text:p>
          </table:table-cell>
          <table:table-cell office:value-type="string">
            <text:p>Peso bruto: 200 Kg</text:p>
          </table:table-cell>
          <table:table-cell office:value-type="string">
            <text:p>Peso Liquido: 200 Kg</text:p>
          </table:table-cell>
          <table:table-cell office:value-type="string">
            <text:p>Embalagem: Lata</text:p>
          </table:table-cell>
          <table:table-cell office:value-type="string">
            <text:p>Quantidade: Caixa C/ 24 Lt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1</text:p>
          </table:table-cell>
          <table:table-cell office:value-type="string">
            <text:p>Milho Verde Quero lata Cx 24x200g(R)</text:p>
          </table:table-cell>
          <table:table-cell office:value-type="string">
            <text:p>Procedência: Brasil</text:p>
          </table:table-cell>
          <table:table-cell office:value-type="string">
            <text:p>Peso liquido: 4,8 Kg (Caixa)</text:p>
          </table:table-cell>
          <table:table-cell office:value-type="string">
            <text:p>Peso drenado: 4,8 Kg (Caixa)</text:p>
          </table:table-cell>
          <table:table-cell office:value-type="string">
            <text:p>Embalagem: Caixa</text:p>
          </table:table-cell>
          <table:table-cell office:value-type="string">
            <text:p>Quantidade: Caixa C/ 24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2</text:p>
          </table:table-cell>
          <table:table-cell office:value-type="string">
            <text:p>Milho Verde Fugini Sache Cx 32x200g</text:p>
          </table:table-cell>
          <table:table-cell office:value-type="string">
            <text:p>Procedência: Brasil&lt;br/&gt;</text:p>
            <text:p>Peso liquido: 0,300g&lt;br/&gt;</text:p>
            <text:p>Peso drenado: 0,200g&lt;br/&gt;</text:p>
            <text:p>Embalagem: Caixa&lt;br/&gt;</text:p>
            <text:p>Quantidade: 32 unidades por caixa Sach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3</text:p>
          </table:table-cell>
          <table:table-cell office:value-type="string">
            <text:p>Milho Verde Goias Verde 2Kg (GP2)</text:p>
          </table:table-cell>
          <table:table-cell office:value-type="string">
            <text:p>Procedência: Brasil- Luzilania -GO</text:p>
          </table:table-cell>
          <table:table-cell office:value-type="string">
            <text:p>Peso líquido: 2 Kg</text:p>
          </table:table-cell>
          <table:table-cell office:value-type="string">
            <text:p>Peso drenado: 2 Kg</text:p>
          </table:table-cell>
          <table:table-cell office:value-type="string">
            <text:p>Embalagem: Lata</text:p>
          </table:table-cell>
          <table:table-cell office:value-type="string">
            <text:p>Quantidade: Caixa C/ 6 Lt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4</text:p>
          </table:table-cell>
          <table:table-cell office:value-type="string">
            <text:p>Milho Verde Fugini  Vapor Cx 24x200g</text:p>
          </table:table-cell>
          <table:table-cell office:value-type="string">
            <text:p/>
            <text:p>Procedência: Brasil-GO&lt;br/&gt;</text:p>
            <text:p>Peso líquido: 240 gr&lt;br/&gt;</text:p>
            <text:p>Peso drenado: 160 gr&lt;br/&gt;</text:p>
            <text:p>Embalagem: Caixa&lt;br/&gt;</text:p>
            <text:p>Quantidade: 24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5</text:p>
          </table:table-cell>
          <table:table-cell office:value-type="string">
            <text:p>Milho Verde Goias Verde Cx 24X200gr (GP2)</text:p>
          </table:table-cell>
          <table:table-cell office:value-type="string">
            <text:p>Procedência: Brasil – Luziania – GO</text:p>
          </table:table-cell>
          <table:table-cell office:value-type="string">
            <text:p>Peso bruto: 200 Kg</text:p>
          </table:table-cell>
          <table:table-cell office:value-type="string">
            <text:p>Peso Liquido: 200 Kg</text:p>
          </table:table-cell>
          <table:table-cell office:value-type="string">
            <text:p>Embalagem: Lata</text:p>
          </table:table-cell>
          <table:table-cell office:value-type="string">
            <text:p>Quantidade: Caixa C/ 24 Lt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6</text:p>
          </table:table-cell>
          <table:table-cell office:value-type="string">
            <text:p>Milho Quero lata Cx 24x200g(GP2)</text:p>
          </table:table-cell>
          <table:table-cell office:value-type="string">
            <text:p>Procedência: Brasil</text:p>
          </table:table-cell>
          <table:table-cell office:value-type="string">
            <text:p>Peso liquido: 4,8 Kg (Caixa)</text:p>
          </table:table-cell>
          <table:table-cell office:value-type="string">
            <text:p>Peso drenado: 4,8 Kg (Caixa)</text:p>
          </table:table-cell>
          <table:table-cell office:value-type="string">
            <text:p>Embalagem: Caixa</text:p>
          </table:table-cell>
          <table:table-cell office:value-type="string">
            <text:p>Quantidade: Caixa C/ 24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7</text:p>
          </table:table-cell>
          <table:table-cell office:value-type="string">
            <text:p>Milho Verde Jussara 200gr</text:p>
          </table:table-cell>
          <table:table-cell office:value-type="string">
            <text:p>Procedência:Brasil – GO</text:p>
          </table:table-cell>
          <table:table-cell office:value-type="string">
            <text:p>Peso liquido: 200g</text:p>
          </table:table-cell>
          <table:table-cell office:value-type="string">
            <text:p>Peso drenado: 300g</text:p>
          </table:table-cell>
          <table:table-cell office:value-type="string">
            <text:p>Embalagem: lata</text:p>
          </table:table-cell>
          <table:table-cell office:value-type="string">
            <text:p>Quantidade: Caixa C/ 24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8</text:p>
          </table:table-cell>
          <table:table-cell office:value-type="string">
            <text:p>Gordura Vegetal de Palma 370F 15kg (GP2)</text:p>
          </table:table-cell>
          <table:table-cell office:value-type="string">
            <text:p> Balde de 1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49</text:p>
          </table:table-cell>
          <table:table-cell office:value-type="string">
            <text:p>Milho Verde Quero 2Kg (GP2)</text:p>
          </table:table-cell>
          <table:table-cell office:value-type="string">
            <text:p>Procedência: Brasil – Neropolis – GO</text:p>
          </table:table-cell>
          <table:table-cell office:value-type="string">
            <text:p>Peso Bruto: 3,42 Kg</text:p>
          </table:table-cell>
          <table:table-cell office:value-type="string">
            <text:p>Peso líquido: 3,100 Kg</text:p>
          </table:table-cell>
          <table:table-cell office:value-type="string">
            <text:p>Peso Drenado: 2 Kg</text:p>
          </table:table-cell>
          <table:table-cell office:value-type="string">
            <text:p>Embalagem: Lata</text:p>
          </table:table-cell>
          <table:table-cell office:value-type="string">
            <text:p>Quantidade: Caixa C/ 6 latas</text:p>
          </table:table-cell>
          <table:table-cell office:value-type="string">
            <text:p>Formato de Vendas: Lt.  </text:p>
          </table:table-cell>
          <table:table-cell office:value-type="string">
            <text:p/>
          </table:table-cell>
        </table:table-row>
        <table:table-row>
          <table:table-cell office:value-type="string">
            <text:p>450</text:p>
          </table:table-cell>
          <table:table-cell office:value-type="string">
            <text:p>Margarina Vegetal Ornella 80% c/ sal 15kg(GP7)</text:p>
          </table:table-cell>
          <table:table-cell office:value-type="string">
            <text:p>Procedência: Brasil</text:p>
          </table:table-cell>
          <table:table-cell office:value-type="string">
            <text:p>Peso Bruto: 15 Kg </text:p>
          </table:table-cell>
          <table:table-cell office:value-type="string">
            <text:p>Peso Líquido: 15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Avulso </text:p>
          </table:table-cell>
          <table:table-cell office:value-type="string">
            <text:p>OBS: 80% de lipídios.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1</text:p>
          </table:table-cell>
          <table:table-cell office:value-type="string">
            <text:p>Margarina Vegetal Ornella 50% 15kg(GP7)</text:p>
          </table:table-cell>
          <table:table-cell office:value-type="string">
            <text:p>Procedência: Brasil</text:p>
          </table:table-cell>
          <table:table-cell office:value-type="string">
            <text:p>Peso Bruto: 15 Kg </text:p>
          </table:table-cell>
          <table:table-cell office:value-type="string">
            <text:p>Peso Líquido: 15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Avulso </text:p>
          </table:table-cell>
          <table:table-cell office:value-type="string">
            <text:p>OBS: 50% de lipídios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2</text:p>
          </table:table-cell>
          <table:table-cell office:value-type="string">
            <text:p>Gordura Vegetal Sina Cheff Fry 15Kg (GP2)</text:p>
          </table:table-cell>
          <table:table-cell office:value-type="string">
            <text:p>Procedência: Brasil – SP</text:p>
          </table:table-cell>
          <table:table-cell office:value-type="string">
            <text:p>Peso Líquido: 15 Kg</text:p>
          </table:table-cell>
          <table:table-cell office:value-type="string">
            <text:p>Embalagem Primária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3</text:p>
          </table:table-cell>
          <table:table-cell office:value-type="string">
            <text:p>Margarina Amelia Folh e Crois Cx 12x1Kg</text:p>
          </table:table-cell>
          <table:table-cell office:value-type="string">
            <text:p>Procedência: Brasil</text:p>
          </table:table-cell>
          <table:table-cell office:value-type="string">
            <text:p>Peso Bruto: 12 Kg</text:p>
          </table:table-cell>
          <table:table-cell office:value-type="string">
            <text:p>Peso Liquido: 12 K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12Kg </text:p>
          </table:table-cell>
          <table:table-cell office:value-type="string">
            <text:p>Formato de Vendas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4</text:p>
          </table:table-cell>
          <table:table-cell office:value-type="string">
            <text:p>Oleo Vegetal Sina Cheff Fry 15Kg(R)</text:p>
          </table:table-cell>
          <table:table-cell office:value-type="string">
            <text:p>Procedência: Brasil</text:p>
          </table:table-cell>
          <table:table-cell office:value-type="string">
            <text:p>Peso Bruto: 15 Kg </text:p>
          </table:table-cell>
          <table:table-cell office:value-type="string">
            <text:p>Peso Líquido: 15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5</text:p>
          </table:table-cell>
          <table:table-cell office:value-type="string">
            <text:p>Oleo Vegetal Sina Cheff Fry 15Kg (GP2)</text:p>
          </table:table-cell>
          <table:table-cell office:value-type="string">
            <text:p>Procedência: Brasil</text:p>
          </table:table-cell>
          <table:table-cell office:value-type="string">
            <text:p>Peso Bruto: 15 Kg </text:p>
          </table:table-cell>
          <table:table-cell office:value-type="string">
            <text:p>Peso Líquido: 15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6</text:p>
          </table:table-cell>
          <table:table-cell office:value-type="string">
            <text:p>Margarina Primor 75% C/Sal 3Kg</text:p>
          </table:table-cell>
          <table:table-cell office:value-type="string">
            <text:p>Procedência: Brasil</text:p>
          </table:table-cell>
          <table:table-cell office:value-type="string">
            <text:p>Peso Bruto: 3 Kg </text:p>
          </table:table-cell>
          <table:table-cell office:value-type="string">
            <text:p>Peso Líquido: 3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Caixa com 6 balde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7</text:p>
          </table:table-cell>
          <table:table-cell office:value-type="string">
            <text:p>Margarina Doriana C/Sal 250g</text:p>
          </table:table-cell>
          <table:table-cell office:value-type="string">
            <text:p>Procedência: Brasil – Tres Passos</text:p>
          </table:table-cell>
          <table:table-cell office:value-type="string">
            <text:p>Peso Bruto: 250 g</text:p>
          </table:table-cell>
          <table:table-cell office:value-type="string">
            <text:p>Embalagem: Pote Plástico</text:p>
          </table:table-cell>
          <table:table-cell office:value-type="string">
            <text:p>Quantidade: Caixa C/ 24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8</text:p>
          </table:table-cell>
          <table:table-cell office:value-type="string">
            <text:p>Gordura Veg Palm Oil Fry Crista 14,5Kg</text:p>
          </table:table-cell>
          <table:table-cell office:value-type="string">
            <text:p>Procedência: Brasil</text:p>
          </table:table-cell>
          <table:table-cell office:value-type="string">
            <text:p>Peso Bruto: 14,5 Kg </text:p>
          </table:table-cell>
          <table:table-cell office:value-type="string">
            <text:p>Peso Líquido: 14,5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59</text:p>
          </table:table-cell>
          <table:table-cell office:value-type="string">
            <text:p>Margarina Amelia Uso Geral C/Sal 1,01kg</text:p>
          </table:table-cell>
          <table:table-cell office:value-type="string">
            <text:p>Procedência: Brasil – SP</text:p>
          </table:table-cell>
          <table:table-cell office:value-type="string">
            <text:p>Peso Bruto: 12,12 Kg (Caixa)</text:p>
          </table:table-cell>
          <table:table-cell office:value-type="string">
            <text:p>Peso Líquido: 1,01 Kg (Pct)</text:p>
          </table:table-cell>
          <table:table-cell office:value-type="string">
            <text:p>Embalagem: Bisnaga</text:p>
          </table:table-cell>
          <table:table-cell office:value-type="string">
            <text:p>Quantidade: Caixa C/ 12 Unid</text:p>
          </table:table-cell>
          <table:table-cell office:value-type="string">
            <text:p>Formato de venda: Bi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0</text:p>
          </table:table-cell>
          <table:table-cell office:value-type="string">
            <text:p>Margarina Doriana C/Sal 500gr</text:p>
          </table:table-cell>
          <table:table-cell office:value-type="string">
            <text:p>Procedência: Brasil – Tres Passos</text:p>
          </table:table-cell>
          <table:table-cell office:value-type="string">
            <text:p>Peso Bruto: 500 g</text:p>
          </table:table-cell>
          <table:table-cell office:value-type="string">
            <text:p>Embalagem: Pote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1</text:p>
          </table:table-cell>
          <table:table-cell office:value-type="string">
            <text:p>Gordura Veg Kukas Fry Crista 14,5Kg</text:p>
          </table:table-cell>
          <table:table-cell office:value-type="string">
            <text:p>Procedência: Brasil</text:p>
          </table:table-cell>
          <table:table-cell office:value-type="string">
            <text:p>Peso Bruto: 14,5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2</text:p>
          </table:table-cell>
          <table:table-cell office:value-type="string">
            <text:p>Margarina Amelia Uso Geral 50% 15kg(R)</text:p>
          </table:table-cell>
          <table:table-cell office:value-type="string">
            <text:p>Procedência: Brasil – São Caetano do Sul – SP</text:p>
          </table:table-cell>
          <table:table-cell office:value-type="string">
            <text:p>Peso Bruto: 1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 Balde </text:p>
          </table:table-cell>
          <table:table-cell office:value-type="string">
            <text:p>Obs: 50% de Lipídios S/ 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3</text:p>
          </table:table-cell>
          <table:table-cell office:value-type="string">
            <text:p>Gordura Vegetal Coamo Fry 15Kg(R)</text:p>
          </table:table-cell>
          <table:table-cell office:value-type="string">
            <text:p>Procedência: Brasil – PR</text:p>
          </table:table-cell>
          <table:table-cell office:value-type="string">
            <text:p>Peso Bruto: 15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4</text:p>
          </table:table-cell>
          <table:table-cell office:value-type="string">
            <text:p>Margarina Amelia Uso Geral 80% C/Sal 15kg(GP2)</text:p>
          </table:table-cell>
          <table:table-cell office:value-type="string">
            <text:p>Procedência: Brasil – São Caetano do Sul – SP</text:p>
          </table:table-cell>
          <table:table-cell office:value-type="string">
            <text:p>Peso: 1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 Balde </text:p>
          </table:table-cell>
          <table:table-cell office:value-type="string">
            <text:p> Obs: 50% de Lipídios S/ 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5</text:p>
          </table:table-cell>
          <table:table-cell office:value-type="string">
            <text:p>Gordura Vegetal Mesa 500g</text:p>
          </table:table-cell>
          <table:table-cell office:value-type="string">
            <text:p>Procedência: Brasil – SP</text:p>
          </table:table-cell>
          <table:table-cell office:value-type="string">
            <text:p>Peso Bruto: 6 Kg (Caixa)</text:p>
          </table:table-cell>
          <table:table-cell office:value-type="string">
            <text:p>Peso Liquido: 500g (Unid) </text:p>
          </table:table-cell>
          <table:table-cell office:value-type="string">
            <text:p>Embalagem: Bisnaga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6</text:p>
          </table:table-cell>
          <table:table-cell office:value-type="string">
            <text:p>Gordura Vegetal Coamo Fry 15Kg(GP2)</text:p>
          </table:table-cell>
          <table:table-cell office:value-type="string">
            <text:p>Procedência: Brasil – PR</text:p>
          </table:table-cell>
          <table:table-cell office:value-type="string">
            <text:p>Peso Bruto: 15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7</text:p>
          </table:table-cell>
          <table:table-cell office:value-type="string">
            <text:p>Margarina Amelia Uso Geral 50% 15kg(GP2)</text:p>
          </table:table-cell>
          <table:table-cell office:value-type="string">
            <text:p>Procedência: Brasil – São Caetano do Sul – SP</text:p>
          </table:table-cell>
          <table:table-cell office:value-type="string">
            <text:p>Peso Bruto: 15 Kg</text:p>
          </table:table-cell>
          <table:table-cell office:value-type="string">
            <text:p>Procedência: Brasil – São Caetano do Sul – SP</text:p>
          </table:table-cell>
          <table:table-cell office:value-type="string">
            <text:p>Peso Bruto: 1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 Balde </text:p>
          </table:table-cell>
          <table:table-cell office:value-type="string">
            <text:p>Obs: 50% de Lipídios S/ Sal</text:p>
          </table:table-cell>
        </table:table-row>
        <table:table-row>
          <table:table-cell office:value-type="string">
            <text:p>468</text:p>
          </table:table-cell>
          <table:table-cell office:value-type="string">
            <text:p>Gordura Veg Bunge Pró Cukin 14,5Kg (GP2)</text:p>
          </table:table-cell>
          <table:table-cell office:value-type="string">
            <text:p>Procedência: Brasil</text:p>
          </table:table-cell>
          <table:table-cell office:value-type="string">
            <text:p>Peso Bruto: 14,5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69</text:p>
          </table:table-cell>
          <table:table-cell office:value-type="string">
            <text:p>Margarina Qualy C/Sal Cx 12x500gr</text:p>
          </table:table-cell>
          <table:table-cell office:value-type="string">
            <text:p>Procedência: Brasil</text:p>
          </table:table-cell>
          <table:table-cell office:value-type="string">
            <text:p>			Peso Líquido: 500gr</text:p>
          </table:table-cell>
          <table:table-cell office:value-type="string">
            <text:p>			Embalagem: Potes</text:p>
          </table:table-cell>
          <table:table-cell office:value-type="string">
            <text:p>			Quantidade: 12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0</text:p>
          </table:table-cell>
          <table:table-cell office:value-type="string">
            <text:p>Margarina Qualy C/Sal Cx 12x500gr</text:p>
          </table:table-cell>
          <table:table-cell office:value-type="string">
            <text:p>Procedência: Brasil – PR</text:p>
          </table:table-cell>
          <table:table-cell office:value-type="string">
            <text:p>Peso Líquido: 500g</text:p>
          </table:table-cell>
          <table:table-cell office:value-type="string">
            <text:p>Embalagem: Pote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1</text:p>
          </table:table-cell>
          <table:table-cell office:value-type="string">
            <text:p>Margarina Qualy C/Sal Cx 24x250gr</text:p>
          </table:table-cell>
          <table:table-cell office:value-type="string">
            <text:p>Procedência: Brasil – PR</text:p>
          </table:table-cell>
          <table:table-cell office:value-type="string">
            <text:p>Peso Líquido: 6 K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24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2</text:p>
          </table:table-cell>
          <table:table-cell office:value-type="string">
            <text:p>Margarina Amelia Uso Geral S/ Sal Cx 12x1Kg(GP2)</text:p>
          </table:table-cell>
          <table:table-cell office:value-type="string">
            <text:p>Procedência: Brasil – SP</text:p>
          </table:table-cell>
          <table:table-cell office:value-type="string">
            <text:p>Peso Bruto: 12,12 Kg (Caixa)</text:p>
          </table:table-cell>
          <table:table-cell office:value-type="string">
            <text:p>Peso Líquido: 12 K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3</text:p>
          </table:table-cell>
          <table:table-cell office:value-type="string">
            <text:p>Margarina Qualy C/Sal Cx 24x250gr</text:p>
          </table:table-cell>
          <table:table-cell office:value-type="string">
            <text:p>Procedência: Brasil</text:p>
          </table:table-cell>
          <table:table-cell office:value-type="string">
            <text:p>			Peso Bruto: 6 Kg</text:p>
          </table:table-cell>
          <table:table-cell office:value-type="string">
            <text:p>			Peso Líquido: 6 Kg</text:p>
          </table:table-cell>
          <table:table-cell office:value-type="string">
            <text:p>			Embalagem: Pacote Plástico</text:p>
          </table:table-cell>
          <table:table-cell office:value-type="string">
            <text:p>			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4</text:p>
          </table:table-cell>
          <table:table-cell office:value-type="string">
            <text:p>Margarina Primor 75% C/Sal 15Kg (GP2)</text:p>
          </table:table-cell>
          <table:table-cell office:value-type="string">
            <text:p>Procedência: Brasil – SP</text:p>
          </table:table-cell>
          <table:table-cell office:value-type="string">
            <text:p>Peso Bruto: 1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>Obs: 75% de lipídi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5</text:p>
          </table:table-cell>
          <table:table-cell office:value-type="string">
            <text:p>Mandioca Tolete Ati Gel 2,5Kg (GP2)</text:p>
          </table:table-cell>
          <table:table-cell office:value-type="string">
            <text:p>Procedência: Brasil – Atibaia – SP</text:p>
          </table:table-cell>
          <table:table-cell office:value-type="string">
            <text:p>Peso Bruto: 2,5 k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6</text:p>
          </table:table-cell>
          <table:table-cell office:value-type="string">
            <text:p>Margarina Soya 50% Lip.C/Sal 15Kg</text:p>
          </table:table-cell>
          <table:table-cell office:value-type="string">
            <text:p>Procedência: Brasil</text:p>
          </table:table-cell>
          <table:table-cell office:value-type="string">
            <text:p>			Peso Bruto: 16 Kg</text:p>
          </table:table-cell>
          <table:table-cell office:value-type="string">
            <text:p>			Peso Líquido: 15 Kg</text:p>
          </table:table-cell>
          <table:table-cell office:value-type="string">
            <text:p>			Embalagem: Balde Plástico</text:p>
          </table:table-cell>
          <table:table-cell office:value-type="string">
            <text:p>			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7</text:p>
          </table:table-cell>
          <table:table-cell office:value-type="string">
            <text:p>Margarina Soya 50% Lip.C/Sal 15Kg</text:p>
          </table:table-cell>
          <table:table-cell office:value-type="string">
            <text:p>Procedência: Brasil</text:p>
          </table:table-cell>
          <table:table-cell office:value-type="string">
            <text:p>Peso Bruto: 16 Kg</text:p>
          </table:table-cell>
          <table:table-cell office:value-type="string">
            <text:p>Peso Líquido: 1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8</text:p>
          </table:table-cell>
          <table:table-cell office:value-type="string">
            <text:p>Margarina Primor 75% C/Sal 15Kg (GP3)</text:p>
          </table:table-cell>
          <table:table-cell office:value-type="string">
            <text:p>Procedência: Brasil</text:p>
          </table:table-cell>
          <table:table-cell office:value-type="string">
            <text:p>			Peso Bruto: 16 Kg</text:p>
          </table:table-cell>
          <table:table-cell office:value-type="string">
            <text:p>			Peso Líquido: 15 Kg</text:p>
          </table:table-cell>
          <table:table-cell office:value-type="string">
            <text:p>			Embalagem: Balde Plástico</text:p>
          </table:table-cell>
          <table:table-cell office:value-type="string">
            <text:p>			Quantidade: Avulso</text:p>
          </table:table-cell>
          <table:table-cell office:value-type="string">
            <text:p>			Características: 75% de lipídi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79</text:p>
          </table:table-cell>
          <table:table-cell office:value-type="string">
            <text:p>Maionese Lanchero Sachê 190un</text:p>
          </table:table-cell>
          <table:table-cell office:value-type="string">
            <text:p>Procedência: Brasil – SP</text:p>
          </table:table-cell>
          <table:table-cell office:value-type="string">
            <text:p>Peso Bruto: 1,440 Kg</text:p>
          </table:table-cell>
          <table:table-cell office:value-type="string">
            <text:p>Embalagem: Caixa</text:p>
          </table:table-cell>
          <table:table-cell office:value-type="string">
            <text:p>Quantidade: Caixa C/ 19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0</text:p>
          </table:table-cell>
          <table:table-cell office:value-type="string">
            <text:p>Maionese Hellmann`s 335ml</text:p>
          </table:table-cell>
          <table:table-cell office:value-type="string">
            <text:p>Procedência: Brasil</text:p>
          </table:table-cell>
          <table:table-cell office:value-type="string">
            <text:p>Peso Bruto: 335ml</text:p>
          </table:table-cell>
          <table:table-cell office:value-type="string">
            <text:p>Peso Líquido: 335ml</text:p>
          </table:table-cell>
          <table:table-cell office:value-type="string">
            <text:p>Embalagem Primária: Pet plastico </text:p>
          </table:table-cell>
          <table:table-cell office:value-type="string">
            <text:p>Embalagem Secundária: Caixa com 24 pe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1</text:p>
          </table:table-cell>
          <table:table-cell office:value-type="string">
            <text:p>Maionese Hellmann`s 500ml</text:p>
          </table:table-cell>
          <table:table-cell office:value-type="string">
            <text:p>Procedência: Brasil – GO</text:p>
          </table:table-cell>
          <table:table-cell office:value-type="string">
            <text:p>Conteúdo: 500 ml</text:p>
          </table:table-cell>
          <table:table-cell office:value-type="string">
            <text:p>Embalagem: Pet plastico </text:p>
          </table:table-cell>
          <table:table-cell office:value-type="string">
            <text:p>Quantidade: Caixa C/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2</text:p>
          </table:table-cell>
          <table:table-cell office:value-type="string">
            <text:p>Maionese Liza  Chef 2,7 Kg</text:p>
          </table:table-cell>
          <table:table-cell office:value-type="string">
            <text:p>Procedência: Brasil – SP</text:p>
          </table:table-cell>
          <table:table-cell office:value-type="string">
            <text:p>Peso líquido: 2,7 kg</text:p>
          </table:table-cell>
          <table:table-cell office:value-type="string">
            <text:p>Embalagem: Pote de plástico</text:p>
          </table:table-cell>
          <table:table-cell office:value-type="string">
            <text:p>Quantidade: Caixa C/ 6 Unid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3</text:p>
          </table:table-cell>
          <table:table-cell office:value-type="string">
            <text:p>Maionese Amelia Bis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Bisnaga</text:p>
          </table:table-cell>
          <table:table-cell office:value-type="string">
            <text:p>Quantidade: Caixa C/ 6 Unid</text:p>
          </table:table-cell>
          <table:table-cell office:value-type="string">
            <text:p>Formato de venda: Bisnag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4</text:p>
          </table:table-cell>
          <table:table-cell office:value-type="string">
            <text:p>Maionese Amelia 3Kg</text:p>
          </table:table-cell>
          <table:table-cell office:value-type="string">
            <text:p>Procedência: Brasil – SP</text:p>
          </table:table-cell>
          <table:table-cell office:value-type="string">
            <text:p>Peso liquido: 3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4 Unid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5</text:p>
          </table:table-cell>
          <table:table-cell office:value-type="string">
            <text:p>Maionese Mariana 3Kg</text:p>
          </table:table-cell>
          <table:table-cell office:value-type="string">
            <text:p>Procedência: Brasil – SP</text:p>
          </table:table-cell>
          <table:table-cell office:value-type="string">
            <text:p>Peso líquido: 3 kg</text:p>
          </table:table-cell>
          <table:table-cell office:value-type="string">
            <text:p>Embalagem: Pote de plástico</text:p>
          </table:table-cell>
          <table:table-cell office:value-type="string">
            <text:p>Quantidade: Caixa C/ 6 Unid</text:p>
          </table:table-cell>
          <table:table-cell office:value-type="string">
            <text:p>Formato de venda: 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6</text:p>
          </table:table-cell>
          <table:table-cell office:value-type="string">
            <text:p>Maionese Hellmann`s Balde 3Kg</text:p>
          </table:table-cell>
          <table:table-cell office:value-type="string">
            <text:p>Procedência: Brasil – GO</text:p>
          </table:table-cell>
          <table:table-cell office:value-type="string">
            <text:p>Peso bruto: 3,2 Kg</text:p>
          </table:table-cell>
          <table:table-cell office:value-type="string">
            <text:p>Peso líquido: 3 kg</text:p>
          </table:table-cell>
          <table:table-cell office:value-type="string">
            <text:p>Embalagem: Saco plástico a vácuo</text:p>
          </table:table-cell>
          <table:table-cell office:value-type="string">
            <text:p>Quantidade: Caixa C/ 6 Unid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7</text:p>
          </table:table-cell>
          <table:table-cell office:value-type="string">
            <text:p>Maionese Soya 3Kg</text:p>
          </table:table-cell>
          <table:table-cell office:value-type="string">
            <text:p>Procedência: Brasil – SC</text:p>
          </table:table-cell>
          <table:table-cell office:value-type="string">
            <text:p>Peso bruto: 3 Kg</text:p>
          </table:table-cell>
          <table:table-cell office:value-type="string">
            <text:p>Embalagem: Caixa Papelão</text:p>
          </table:table-cell>
          <table:table-cell office:value-type="string">
            <text:p>Quantidade: Caixa C/ 6 Unid</text:p>
          </table:table-cell>
          <table:table-cell office:value-type="string">
            <text:p>Formato de venda: 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8</text:p>
          </table:table-cell>
          <table:table-cell office:value-type="string">
            <text:p>Feijão Branco Kicaldo T1 pct 1kg</text:p>
          </table:table-cell>
          <table:table-cell office:value-type="string">
            <text:p>  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Fard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89</text:p>
          </table:table-cell>
          <table:table-cell office:value-type="string">
            <text:p>Feijão Branco Camil T1 pct 2kg</text:p>
          </table:table-cell>
          <table:table-cell office:value-type="string">
            <text:p>Procedência: Brasil – RS</text:p>
          </table:table-cell>
          <table:table-cell office:value-type="string">
            <text:p>Peso Líquido: 2Kg </text:p>
          </table:table-cell>
          <table:table-cell office:value-type="string">
            <text:p>Embalagem: Pacote</text:p>
          </table:table-cell>
          <table:table-cell office:value-type="string">
            <text:p>Quantidade: Fardo C/ 5 Unid</text:p>
          </table:table-cell>
          <table:table-cell office:value-type="string">
            <text:p>Formato de vendas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0</text:p>
          </table:table-cell>
          <table:table-cell office:value-type="string">
            <text:p>Feijão Carioca Vagem Grande T1 Fdo 10×1 Kg</text:p>
          </table:table-cell>
          <table:table-cell office:value-type="string">
            <text:p>Procedência: Brasil – SP – SP</text:p>
          </table:table-cell>
          <table:table-cell office:value-type="string">
            <text:p>Peso Liqui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1</text:p>
          </table:table-cell>
          <table:table-cell office:value-type="string">
            <text:p>Lentilha PQ 1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2</text:p>
          </table:table-cell>
          <table:table-cell office:value-type="string">
            <text:p>Grão de Bico PQ 1Kg</text:p>
          </table:table-cell>
          <table:table-cell office:value-type="string">
            <text:p>Procedência: Brasil – Serra Negra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3</text:p>
          </table:table-cell>
          <table:table-cell office:value-type="string">
            <text:p>Grão de Bico Brasil Seco 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4</text:p>
          </table:table-cell>
          <table:table-cell office:value-type="string">
            <text:p>Feijão Carioca Namorado  T1 Fdo 10×1 Kg</text:p>
          </table:table-cell>
          <table:table-cell office:value-type="string">
            <text:p>Procedência: Brasil – RS</text:p>
          </table:table-cell>
          <table:table-cell office:value-type="string">
            <text:p>Peso Bruto: 10 Kg (Fardo) </text:p>
          </table:table-cell>
          <table:table-cell office:value-type="string">
            <text:p>Peso Líquido: 1 Kg (UN)</text:p>
          </table:table-cell>
          <table:table-cell office:value-type="string">
            <text:p>Embalagem: Fardo</text:p>
          </table:table-cell>
          <table:table-cell office:value-type="string">
            <text:p>Quantidade: Fardo C/ 10 Pct</text:p>
          </table:table-cell>
          <table:table-cell office:value-type="string">
            <text:p>Formato de venda: F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5</text:p>
          </table:table-cell>
          <table:table-cell office:value-type="string">
            <text:p>Feijão Preto Namorado Fdo 10×1 Kg</text:p>
          </table:table-cell>
          <table:table-cell office:value-type="string">
            <text:p>Procedência: Brasil&lt;br/&gt;</text:p>
            <text:p>Peso Bruto: 10Kg&lt;br/&gt;</text:p>
            <text:p>Peso Liquido: 10Kg&lt;br/&gt;</text:p>
            <text:p>Embalagem: Sacos Plásticos&lt;br/&gt;</text:p>
            <text:p>Quantidade: 10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6</text:p>
          </table:table-cell>
          <table:table-cell office:value-type="string">
            <text:p>Feijão Preto Fina Flor T1 Fdo 10×1 Kg</text:p>
          </table:table-cell>
          <table:table-cell office:value-type="string">
            <text:p>Procedência: Brasil – SP</text:p>
          </table:table-cell>
          <table:table-cell office:value-type="string">
            <text:p>Peso Bruto: 10 Kg  (Fardo)</text:p>
          </table:table-cell>
          <table:table-cell office:value-type="string">
            <text:p>Peso Líquido: 1 Kg</text:p>
          </table:table-cell>
          <table:table-cell office:value-type="string">
            <text:p>Embalagem Primária: Pacote&lt;br/&gt;</text:p>
            <text:p>Quantidade: Fardo C/10 pct de 1 kg</text:p>
          </table:table-cell>
          <table:table-cell office:value-type="string">
            <text:p>Formato de venda: F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7</text:p>
          </table:table-cell>
          <table:table-cell office:value-type="string">
            <text:p>Feijão Carioca Fina Flor T1 Fdo 10×1 Kg</text:p>
          </table:table-cell>
          <table:table-cell office:value-type="string">
            <text:p>Procedência: Brasil – SP</text:p>
          </table:table-cell>
          <table:table-cell office:value-type="string">
            <text:p>Peso Bruto: 10 Kg (Fardo) </text:p>
          </table:table-cell>
          <table:table-cell office:value-type="string">
            <text:p>Peso Líquido: 1 Kg</text:p>
          </table:table-cell>
          <table:table-cell office:value-type="string">
            <text:p>Embalagem Primária: Pacote</text:p>
          </table:table-cell>
          <table:table-cell office:value-type="string">
            <text:p>Quantidade: Fardo C/10 pct de 1 kg</text:p>
          </table:table-cell>
          <table:table-cell office:value-type="string">
            <text:p>Formato de venda: F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8</text:p>
          </table:table-cell>
          <table:table-cell office:value-type="string">
            <text:p>Feijão Preto Camil Fdo 10×1 Kg</text:p>
          </table:table-cell>
          <table:table-cell office:value-type="string">
            <text:p>Procedência: Brasil – SP</text:p>
          </table:table-cell>
          <table:table-cell office:value-type="string">
            <text:p>Peso Bruto: 10 Kg (Fardo)</text:p>
          </table:table-cell>
          <table:table-cell office:value-type="string">
            <text:p>Peso Liquido: 1 Kg (Pct)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99</text:p>
          </table:table-cell>
          <table:table-cell office:value-type="string">
            <text:p>Feijão Carioca KiCaldo T1 Fdo 10×1 Kg</text:p>
          </table:table-cell>
          <table:table-cell office:value-type="string">
            <text:p>Procedência: Brasil – SP</text:p>
          </table:table-cell>
          <table:table-cell office:value-type="string">
            <text:p>Peso Bruto: 10 Kg (Fardo)</text:p>
          </table:table-cell>
          <table:table-cell office:value-type="string">
            <text:p>Peso Liquido: 1 Kg (Pct)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0</text:p>
          </table:table-cell>
          <table:table-cell office:value-type="string">
            <text:p>Feijão Preto Kicaldo Fdo 10×1 Kg</text:p>
          </table:table-cell>
          <table:table-cell office:value-type="string">
            <text:p>Procedência: Brasil</text:p>
          </table:table-cell>
          <table:table-cell office:value-type="string">
            <text:p>Peso líquido: 1 kg</text:p>
          </table:table-cell>
          <table:table-cell office:value-type="string">
            <text:p>Peso drenado: 1 kg</text:p>
          </table:table-cell>
          <table:table-cell office:value-type="string">
            <text:p>Embalagem: Pacote de plástico</text:p>
          </table:table-cell>
          <table:table-cell office:value-type="string">
            <text:p>Quantidade: 10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1</text:p>
          </table:table-cell>
          <table:table-cell office:value-type="string">
            <text:p>Feijão Carioca Da Casa Fdo 10×1 Kg</text:p>
          </table:table-cell>
          <table:table-cell office:value-type="string">
            <text:p>Procedência: Brasil – SP</text:p>
          </table:table-cell>
          <table:table-cell office:value-type="string">
            <text:p>Peso Bruto: 10 Kg (Fardo)</text:p>
          </table:table-cell>
          <table:table-cell office:value-type="string">
            <text:p>Peso Liquido: 1 Kg (Pct)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2</text:p>
          </table:table-cell>
          <table:table-cell office:value-type="string">
            <text:p>Feijão Carioca Camil T1 Fdo 10×1 Kg</text:p>
          </table:table-cell>
          <table:table-cell office:value-type="string">
            <text:p>Procedência: Brasil</text:p>
          </table:table-cell>
          <table:table-cell office:value-type="string">
            <text:p>Peso Bruto: 10Kg</text:p>
          </table:table-cell>
          <table:table-cell office:value-type="string">
            <text:p>Peso Líquido: 10Kg</text:p>
          </table:table-cell>
          <table:table-cell office:value-type="string">
            <text:p>Embalagem: Sacos Plásticos</text:p>
          </table:table-cell>
          <table:table-cell office:value-type="string">
            <text:p>Quantidade: 10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3</text:p>
          </table:table-cell>
          <table:table-cell office:value-type="string">
            <text:p>Escarola Congelada Pratigel 2Kg(R)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: Plástica à Vácuo</text:p>
          </table:table-cell>
          <table:table-cell office:value-type="string">
            <text:p>Quantidade: Caixa C/ 7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4</text:p>
          </table:table-cell>
          <table:table-cell office:value-type="string">
            <text:p>Escarola Refogada Mais Alimentos 2kg</text:p>
          </table:table-cell>
          <table:table-cell office:value-type="string">
            <text:p>Procedência:Brasil – SP</text:p>
          </table:table-cell>
          <table:table-cell office:value-type="string">
            <text:p>Peso liquido:2,08kg</text:p>
          </table:table-cell>
          <table:table-cell office:value-type="string">
            <text:p>Peso drenado: 2 kg</text:p>
          </table:table-cell>
          <table:table-cell office:value-type="string">
            <text:p>Embalagem:Bag plastico</text:p>
          </table:table-cell>
          <table:table-cell office:value-type="string">
            <text:p>Quantidade:avulso</text:p>
          </table:table-cell>
          <table:table-cell office:value-type="string">
            <text:p>Formato de venda: Po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5</text:p>
          </table:table-cell>
          <table:table-cell office:value-type="string">
            <text:p>Escarola Congelada Pratigel 2Kg (GP2)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: Plástica à Vácuo</text:p>
          </table:table-cell>
          <table:table-cell office:value-type="string">
            <text:p>Quantidade: Caixa C/ 7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6</text:p>
          </table:table-cell>
          <table:table-cell office:value-type="string">
            <text:p>Escarola Congelada Pratigel 2Kg (GP2)</text:p>
          </table:table-cell>
          <table:table-cell office:value-type="string">
            <text:p>Procedência: Brasil</text:p>
          </table:table-cell>
          <table:table-cell office:value-type="string">
            <text:p>			Peso Bruto: 2 Kg</text:p>
          </table:table-cell>
          <table:table-cell office:value-type="string">
            <text:p>			Peso Líquido: 2 Kg</text:p>
          </table:table-cell>
          <table:table-cell office:value-type="string">
            <text:p>			Embalagem: Plástica à Vácuo</text:p>
          </table:table-cell>
          <table:table-cell office:value-type="string">
            <text:p>			Quantidade: 7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7</text:p>
          </table:table-cell>
          <table:table-cell office:value-type="string">
            <text:p>Ervilha Lata Dez+ 200g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8</text:p>
          </table:table-cell>
          <table:table-cell office:value-type="string">
            <text:p>Ervilha Lata Predilecta 200g</text:p>
          </table:table-cell>
          <table:table-cell office:value-type="string">
            <text:p>Procedência: Brasil-GO</text:p>
          </table:table-cell>
          <table:table-cell office:value-type="string">
            <text:p>Peso bruto: 300 gr</text:p>
          </table:table-cell>
          <table:table-cell office:value-type="string">
            <text:p>Peso Líquido: 200 gr</text:p>
          </table:table-cell>
          <table:table-cell office:value-type="string">
            <text:p>Embalagem: Lata</text:p>
          </table:table-cell>
          <table:table-cell office:value-type="string">
            <text:p>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09</text:p>
          </table:table-cell>
          <table:table-cell office:value-type="string">
            <text:p>Ervilha Dez+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0</text:p>
          </table:table-cell>
          <table:table-cell office:value-type="string">
            <text:p>Ervilha Institucional Fugini Bag 2KG</text:p>
          </table:table-cell>
          <table:table-cell office:value-type="string">
            <text:p> Procedência : Brasil</text:p>
          </table:table-cell>
          <table:table-cell office:value-type="string">
            <text:p>Peso Líquido: 3 Kg</text:p>
          </table:table-cell>
          <table:table-cell office:value-type="string">
            <text:p>Peso drenado: 2 Kg </text:p>
          </table:table-cell>
          <table:table-cell office:value-type="string">
            <text:p>Embalagem: Plástica</text:p>
          </table:table-cell>
          <table:table-cell office:value-type="string">
            <text:p>Quantidade: 6 Unidades por caixa de 2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1</text:p>
          </table:table-cell>
          <table:table-cell office:value-type="string">
            <text:p>Ervilha  Fugini Sache Cx 32x200gr</text:p>
          </table:table-cell>
          <table:table-cell office:value-type="string">
            <text:p> Procedência: Brasil</text:p>
          </table:table-cell>
          <table:table-cell office:value-type="string">
            <text:p>Peso líquido: 200gr</text:p>
          </table:table-cell>
          <table:table-cell office:value-type="string">
            <text:p>Peso Drenado: 200gr</text:p>
          </table:table-cell>
          <table:table-cell office:value-type="string">
            <text:p>Embalagem: Caixa</text:p>
          </table:table-cell>
          <table:table-cell office:value-type="string">
            <text:p>Quantidade: 32 unidades por caixa Tetra P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2</text:p>
          </table:table-cell>
          <table:table-cell office:value-type="string">
            <text:p>Ervilha Lata Goias Verde 200g (R)</text:p>
          </table:table-cell>
          <table:table-cell office:value-type="string">
            <text:p>Procedência: Brasil – GO</text:p>
          </table:table-cell>
          <table:table-cell office:value-type="string">
            <text:p>Peso bruto: 280 g</text:p>
          </table:table-cell>
          <table:table-cell office:value-type="string">
            <text:p>Peso Líquido: 200 g</text:p>
          </table:table-cell>
          <table:table-cell office:value-type="string">
            <text:p>Embalagem: Lata</text:p>
          </table:table-cell>
          <table:table-cell office:value-type="string">
            <text:p>Quantidade: Caixa C/ 24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3</text:p>
          </table:table-cell>
          <table:table-cell office:value-type="string">
            <text:p>Ervilha  Quero Sache Cx 24x200g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4</text:p>
          </table:table-cell>
          <table:table-cell office:value-type="string">
            <text:p>Ervilha Quero 2Kg(R)</text:p>
          </table:table-cell>
          <table:table-cell office:value-type="string">
            <text:p>Procedência: Brasil</text:p>
          </table:table-cell>
          <table:table-cell office:value-type="string">
            <text:p>Peso líquido: 3,100Kg</text:p>
          </table:table-cell>
          <table:table-cell office:value-type="string">
            <text:p>Peso drenado: 2Kg</text:p>
          </table:table-cell>
          <table:table-cell office:value-type="string">
            <text:p>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5</text:p>
          </table:table-cell>
          <table:table-cell office:value-type="string">
            <text:p>Ervilhas Fugini ao Vapor Cx 24x200g</text:p>
          </table:table-cell>
          <table:table-cell office:value-type="string">
            <text:p>Procedência: Brasil-GO&lt;br/&gt;</text:p>
            <text:p>Peso líquido: 240 gr&lt;br/&gt;</text:p>
            <text:p>Peso drenado: 160 gr&lt;br/&gt;</text:p>
            <text:p>Embalagem: Caixa&lt;br/&gt;</text:p>
            <text:p>Quantidade: 24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6</text:p>
          </table:table-cell>
          <table:table-cell office:value-type="string">
            <text:p>Ervilha Lata Quero 200gr (R)</text:p>
          </table:table-cell>
          <table:table-cell office:value-type="string">
            <text:p>Procedência: Brasil</text:p>
          </table:table-cell>
          <table:table-cell office:value-type="string">
            <text:p>Peso líquido: 280gr</text:p>
          </table:table-cell>
          <table:table-cell office:value-type="string">
            <text:p>Peso drenado: 200gr</text:p>
          </table:table-cell>
          <table:table-cell office:value-type="string">
            <text:p>Embalagem: Caixa</text:p>
          </table:table-cell>
          <table:table-cell office:value-type="string">
            <text:p>Quantidade: Caixa C/ 24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7</text:p>
          </table:table-cell>
          <table:table-cell office:value-type="string">
            <text:p>Ervilha Lata Goias Verde 200g (GP2)</text:p>
          </table:table-cell>
          <table:table-cell office:value-type="string">
            <text:p>Procedência: Brasil-GO</text:p>
          </table:table-cell>
          <table:table-cell office:value-type="string">
            <text:p>Peso Líquido: 200 gr</text:p>
          </table:table-cell>
          <table:table-cell office:value-type="string">
            <text:p>Embalagem: Lata</text:p>
          </table:table-cell>
          <table:table-cell office:value-type="string">
            <text:p>Quantidade: Caixa C/ 24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8</text:p>
          </table:table-cell>
          <table:table-cell office:value-type="string">
            <text:p>Ervilha Goias Verde 2Kg (GP2)</text:p>
          </table:table-cell>
          <table:table-cell office:value-type="string">
            <text:p>Procedência: Brasil-GO&lt;br/&gt;</text:p>
            <text:p>Peso líquido: 2 Kg&lt;br/&gt;</text:p>
            <text:p>Peso drenado: 2 Kg&lt;br/&gt;</text:p>
            <text:p>Embalagem: Lata&lt;br/&gt;</text:p>
            <text:p>Quantidade: 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19</text:p>
          </table:table-cell>
          <table:table-cell office:value-type="string">
            <text:p>Ervilha Goias Verde 2Kg (GP2)</text:p>
          </table:table-cell>
          <table:table-cell office:value-type="string">
            <text:p>Procedência: Brasil – Luziania – GO</text:p>
          </table:table-cell>
          <table:table-cell office:value-type="string">
            <text:p>Peso líquido: 2 Kg</text:p>
          </table:table-cell>
          <table:table-cell office:value-type="string">
            <text:p>Peso drenado: 2 Kg</text:p>
          </table:table-cell>
          <table:table-cell office:value-type="string">
            <text:p>Embalagem: Lata</text:p>
          </table:table-cell>
          <table:table-cell office:value-type="string">
            <text:p>Quantidade: Caixa C/ 6 Lt</text:p>
          </table:table-cell>
          <table:table-cell office:value-type="string">
            <text:p>Formato de venda: Lata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0</text:p>
          </table:table-cell>
          <table:table-cell office:value-type="string">
            <text:p>Ervilha Lata Quero 200gr (GP2)</text:p>
          </table:table-cell>
          <table:table-cell office:value-type="string">
            <text:p>Procedência: Brasil</text:p>
          </table:table-cell>
          <table:table-cell office:value-type="string">
            <text:p>Peso líquido: 280gr</text:p>
          </table:table-cell>
          <table:table-cell office:value-type="string">
            <text:p>Peso drenado: 200gr</text:p>
          </table:table-cell>
          <table:table-cell office:value-type="string">
            <text:p>Embalagem: Caixa</text:p>
          </table:table-cell>
          <table:table-cell office:value-type="string">
            <text:p>Quantidade: Caixa C/ 24 Unid 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1</text:p>
          </table:table-cell>
          <table:table-cell office:value-type="string">
            <text:p>Ervilha Quero 2Kg (GP2)</text:p>
          </table:table-cell>
          <table:table-cell office:value-type="string">
            <text:p>Procedência: Brasil</text:p>
          </table:table-cell>
          <table:table-cell office:value-type="string">
            <text:p>Peso líquido: 3,100Kg</text:p>
          </table:table-cell>
          <table:table-cell office:value-type="string">
            <text:p>Peso drenado: 2Kg</text:p>
          </table:table-cell>
          <table:table-cell office:value-type="string">
            <text:p>Embalagem: Lata</text:p>
          </table:table-cell>
          <table:table-cell office:value-type="string">
            <text:p>Quantidade: Caixa c/ 6 unidades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2</text:p>
          </table:table-cell>
          <table:table-cell office:value-type="string">
            <text:p>Ervilha  TP Quero  200gr</text:p>
          </table:table-cell>
          <table:table-cell office:value-type="string">
            <text:p>Procedência: Brasil</text:p>
          </table:table-cell>
          <table:table-cell office:value-type="string">
            <text:p>Peso líquido: 360gr</text:p>
          </table:table-cell>
          <table:table-cell office:value-type="string">
            <text:p>Peso Drenado: 280gr</text:p>
          </table:table-cell>
          <table:table-cell office:value-type="string">
            <text:p>Embalagem: Caixa Tetra Pak</text:p>
          </table:table-cell>
          <table:table-cell office:value-type="string">
            <text:p>Quantidade: Caixa c/ 24 unidades</text:p>
          </table:table-cell>
          <table:table-cell office:value-type="string"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3</text:p>
          </table:table-cell>
          <table:table-cell office:value-type="string">
            <text:p>Cominho Moido Brasil Seco 1kg</text:p>
          </table:table-cell>
          <table:table-cell office:value-type="string">
            <text:p>Procedência: Brasil – SP</text:p>
          </table:table-cell>
          <table:table-cell office:value-type="string">
            <text:p>Peso líquido: 1kg</text:p>
          </table:table-cell>
          <table:table-cell office:value-type="string">
            <text:p>Peso drenado: 1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&lt;br/&gt;</text:p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4</text:p>
          </table:table-cell>
          <table:table-cell office:value-type="string">
            <text:p>Ervilha Natural Congelada Daucy 2,5Kg(GP2)</text:p>
          </table:table-cell>
          <table:table-cell office:value-type="string">
            <text:p>Procedência: Brasil-SP</text:p>
          </table:table-cell>
          <table:table-cell office:value-type="string">
            <text:p>Peso Líquido: 2,5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5</text:p>
          </table:table-cell>
          <table:table-cell office:value-type="string">
            <text:p>Cominho Moido Brasil Seco 1kg</text:p>
          </table:table-cell>
          <table:table-cell office:value-type="string">
            <text:p>Procedência: Brasil</text:p>
          </table:table-cell>
          <table:table-cell office:value-type="string">
            <text:p>			Peso líquido: 1kg</text:p>
          </table:table-cell>
          <table:table-cell office:value-type="string">
            <text:p>			Peso drenado: 1kg</text:p>
          </table:table-cell>
          <table:table-cell office:value-type="string">
            <text:p>			Embalagem: Saco plástico</text:p>
          </table:table-cell>
          <table:table-cell office:value-type="string">
            <text:p>			Quantidade: 10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6</text:p>
          </table:table-cell>
          <table:table-cell office:value-type="string">
            <text:p>Champignon Inteiro Porto Bello 2Kg(GP7)</text:p>
          </table:table-cell>
          <table:table-cell office:value-type="string">
            <text:p> Procedência: Brasil</text:p>
          </table:table-cell>
          <table:table-cell office:value-type="string">
            <text:p>Peso liquido: 3,200Kg</text:p>
          </table:table-cell>
          <table:table-cell office:value-type="string">
            <text:p>Peso drenado: 2,000Kg</text:p>
          </table:table-cell>
          <table:table-cell office:value-type="string">
            <text:p>Embalagem: Balde Plástico</text:p>
          </table:table-cell>
          <table:table-cell office:value-type="string">
            <text:p>Quantidade: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27</text:p>
          </table:table-cell>
          <table:table-cell office:value-type="string">
            <text:p>Champignon Fatiado Porto Bello 1Kg</text:p>
          </table:table-cell>
          <table:table-cell office:value-type="string">
            <text:p>Procedência: Brasil – SP</text:p>
          </table:table-cell>
          <table:table-cell office:value-type="string">
            <text:p>Peso Bruto: 2,36 Kg</text:p>
          </table:table-cell>
          <table:table-cell office:value-type="string">
            <text:p>Peso Liquido: 2,01 Kg</text:p>
          </table:table-cell>
          <table:table-cell office:value-type="string">
            <text:p>Peso Drenado: 1 Kg 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</text:p>
          </table:table-cell>
          <table:table-cell office:value-type="string">
            <text:p/>
          </table:table-cell>
        </table:table-row>
        <table:table-row>
          <table:table-cell office:value-type="string">
            <text:p>528</text:p>
          </table:table-cell>
          <table:table-cell office:value-type="string">
            <text:p>Champignon Inteiro Porto Bello 1Kg (GP7)</text:p>
          </table:table-cell>
          <table:table-cell office:value-type="string">
            <text:p>Procedência: Brasil – SP</text:p>
          </table:table-cell>
          <table:table-cell office:value-type="string">
            <text:p>Peso Bruto: 2,34 Kg</text:p>
          </table:table-cell>
          <table:table-cell office:value-type="string">
            <text:p>Peso Liquido: 2,01 Kg</text:p>
          </table:table-cell>
          <table:table-cell office:value-type="string">
            <text:p>Peso Drenado: 2 Kg 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</text:p>
          </table:table-cell>
          <table:table-cell office:value-type="string">
            <text:p/>
          </table:table-cell>
        </table:table-row>
        <table:table-row>
          <table:table-cell office:value-type="string">
            <text:p>529</text:p>
          </table:table-cell>
          <table:table-cell office:value-type="string">
            <text:p>Champignon Fatiado Arco Bello 2,00Kg(GP7)</text:p>
          </table:table-cell>
          <table:table-cell office:value-type="string">
            <text:p>Procedência: Brasil</text:p>
          </table:table-cell>
          <table:table-cell office:value-type="string">
            <text:p>Peso liquido: 3,24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0</text:p>
          </table:table-cell>
          <table:table-cell office:value-type="string">
            <text:p>Champignon Fatiado Porto Bello 2Kg (GP7)</text:p>
          </table:table-cell>
          <table:table-cell office:value-type="string">
            <text:p>Procedência: Brasil – SP</text:p>
          </table:table-cell>
          <table:table-cell office:value-type="string">
            <text:p>Peso Bruto: 3,26 Kg</text:p>
          </table:table-cell>
          <table:table-cell office:value-type="string">
            <text:p>Peso Liquido: 2,01 Kg</text:p>
          </table:table-cell>
          <table:table-cell office:value-type="string">
            <text:p>Peso Drenado: 2 Kg 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531</text:p>
          </table:table-cell>
          <table:table-cell office:value-type="string">
            <text:p>Champignon Fatiado Arco Bello 1,01 1Kg(GP7)</text:p>
          </table:table-cell>
          <table:table-cell office:value-type="string">
            <text:p>Procedência: Brasil</text:p>
          </table:table-cell>
          <table:table-cell office:value-type="string">
            <text:p>Peso liquido: 2,2 Kg</text:p>
          </table:table-cell>
          <table:table-cell office:value-type="string">
            <text:p>Peso drenado: 1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2</text:p>
          </table:table-cell>
          <table:table-cell office:value-type="string">
            <text:p>Champignon Inteiro Arco bello 2,00Kg(GP7)</text:p>
          </table:table-cell>
          <table:table-cell office:value-type="string">
            <text:p>Procedência: Brasil</text:p>
          </table:table-cell>
          <table:table-cell office:value-type="string">
            <text:p>Peso Bruto: 0,500Kg em media</text:p>
          </table:table-cell>
          <table:table-cell office:value-type="string">
            <text:p>Peso Liquido: 0,500Kg em media</text:p>
          </table:table-cell>
          <table:table-cell office:value-type="string">
            <text:p>Embalagem: Peça embaladas à vácuo</text:p>
          </table:table-cell>
          <table:table-cell office:value-type="string">
            <text:p>Quantidade:a 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3</text:p>
          </table:table-cell>
          <table:table-cell office:value-type="string">
            <text:p>Champignon Inteiro Arco Bello 1,01Kg(gp7)</text:p>
          </table:table-cell>
          <table:table-cell office:value-type="string">
            <text:p>Procedência: Brasil</text:p>
          </table:table-cell>
          <table:table-cell office:value-type="string">
            <text:p>Peso liquido: 1,800Kg</text:p>
          </table:table-cell>
          <table:table-cell office:value-type="string">
            <text:p>Peso drenado: 1,000Kg</text:p>
          </table:table-cell>
          <table:table-cell office:value-type="string">
            <text:p>Embalagem: Balde Plástico</text:p>
          </table:table-cell>
          <table:table-cell office:value-type="string">
            <text:p>Quantidade: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4</text:p>
          </table:table-cell>
          <table:table-cell office:value-type="string">
            <text:p>Champignon Inteiro Arco Bello 1,01Kg(gp7)</text:p>
          </table:table-cell>
          <table:table-cell office:value-type="string">
            <text:p>Procedência: Brasil – SP</text:p>
          </table:table-cell>
          <table:table-cell office:value-type="string">
            <text:p>Peso Bruto: 2,160 Kg</text:p>
          </table:table-cell>
          <table:table-cell office:value-type="string">
            <text:p>Peso drenado:1,01 Kg</text:p>
          </table:table-cell>
          <table:table-cell office:value-type="string">
            <text:p> 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5</text:p>
          </table:table-cell>
          <table:table-cell office:value-type="string">
            <text:p>Cebola Nacional Graúda 18Kg (GP7)</text:p>
          </table:table-cell>
          <table:table-cell office:value-type="string">
            <text:p>Procedência: Brasil – SP</text:p>
          </table:table-cell>
          <table:table-cell office:value-type="string">
            <text:p>Peso Bruto: 18,12 Kg</text:p>
          </table:table-cell>
          <table:table-cell office:value-type="string">
            <text:p>Peso Líquido: 18 kg</text:p>
          </table:table-cell>
          <table:table-cell office:value-type="string">
            <text:p>Embalagem: Plástica (tipo rede)</text:p>
          </table:table-cell>
          <table:table-cell office:value-type="string">
            <text:p>Formato de venda: Sa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6</text:p>
          </table:table-cell>
          <table:table-cell office:value-type="string">
            <text:p>Batata Palito Cong. Cantu CX 4×2,5kg (GP2)</text:p>
          </table:table-cell>
          <table:table-cell office:value-type="string">
            <text:p>Procedência: Alemanha</text:p>
          </table:table-cell>
          <table:table-cell office:value-type="string">
            <text:p>Peso Bruto: 10 Kg (Caixa)</text:p>
          </table:table-cell>
          <table:table-cell office:value-type="string">
            <text:p>Peso Líquido: 2,5 Kg (Pct)</text:p>
          </table:table-cell>
          <table:table-cell office:value-type="string">
            <text:p>Embalagem: Pacote</text:p>
          </table:table-cell>
          <table:table-cell office:value-type="string">
            <text:p>Quantidade: Caixa C/ 4 Pct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7</text:p>
          </table:table-cell>
          <table:table-cell office:value-type="string">
            <text:p>Batata Palito Cong. Cantu Cx 4×2,5kg  (R)</text:p>
          </table:table-cell>
          <table:table-cell office:value-type="string">
            <text:p>Procedência: Alemanha</text:p>
          </table:table-cell>
          <table:table-cell office:value-type="string">
            <text:p>Peso Bruto: 10 Kg (Caixa)</text:p>
          </table:table-cell>
          <table:table-cell office:value-type="string">
            <text:p>Peso Líquido: 2,5 Kg (Pct)</text:p>
          </table:table-cell>
          <table:table-cell office:value-type="string">
            <text:p>Embalagem: Pacote</text:p>
          </table:table-cell>
          <table:table-cell office:value-type="string">
            <text:p>Quantidade: Caixa C/ 4 Pct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8</text:p>
          </table:table-cell>
          <table:table-cell office:value-type="string">
            <text:p>RG Berinjela Refogada Rg 500gr(GP7)</text:p>
          </table:table-cell>
          <table:table-cell office:value-type="string">
            <text:p>Procedência: Brasil – SP</text:p>
          </table:table-cell>
          <table:table-cell office:value-type="string">
            <text:p>Peso bruto: 500gr</text:p>
          </table:table-cell>
          <table:table-cell office:value-type="string">
            <text:p>Peso líquido: 500gr</text:p>
          </table:table-cell>
          <table:table-cell office:value-type="string">
            <text:p>Embalagem: Pacote plástico a vácuo</text:p>
          </table:table-cell>
          <table:table-cell office:value-type="string">
            <text:p>Quantidade: Caixa C/ 10 pacote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39</text:p>
          </table:table-cell>
          <table:table-cell office:value-type="string">
            <text:p>Batata Smiles ( Carinha ) Cong. Mccain Cx 6×1,5kg  (GP2)</text:p>
          </table:table-cell>
          <table:table-cell office:value-type="string">
            <text:p>Procedência: Argentina</text:p>
          </table:table-cell>
          <table:table-cell office:value-type="string">
            <text:p>Peso Bruto:9 KG</text:p>
          </table:table-cell>
          <table:table-cell office:value-type="string">
            <text:p>Peso Líquido: 9 KG</text:p>
          </table:table-cell>
          <table:table-cell office:value-type="string">
            <text:p>Embalagem Primária: CAIXA</text:p>
          </table:table-cell>
          <table:table-cell office:value-type="string">
            <text:p>Quantidade: Caixa C/ 6 Pct de 1,5 k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0</text:p>
          </table:table-cell>
          <table:table-cell office:value-type="string">
            <text:p>Batata Rústica McCain  Pct 2,5 (GP2)</text:p>
          </table:table-cell>
          <table:table-cell office:value-type="string">
            <text:p>Procedência: França</text:p>
          </table:table-cell>
          <table:table-cell office:value-type="string">
            <text:p>Peso Líquido: 2,5 Kg</text:p>
          </table:table-cell>
          <table:table-cell office:value-type="string">
            <text:p>Embalagem: Pacote</text:p>
          </table:table-cell>
          <table:table-cell office:value-type="string">
            <text:p>Quantidade: Caixa C/ 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1</text:p>
          </table:table-cell>
          <table:table-cell office:value-type="string">
            <text:p>Batata Canoa McCain Pct 2,5 (GP2)</text:p>
          </table:table-cell>
          <table:table-cell office:value-type="string">
            <text:p>Procedência: Argentina</text:p>
          </table:table-cell>
          <table:table-cell office:value-type="string">
            <text:p>Peso Bruto: 2,5</text:p>
          </table:table-cell>
          <table:table-cell office:value-type="string">
            <text:p>Peso Líquido: 2,5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com 5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2</text:p>
          </table:table-cell>
          <table:table-cell office:value-type="string">
            <text:p>Batata Palha Imperial Crocks 500gr</text:p>
          </table:table-cell>
          <table:table-cell office:value-type="string">
            <text:p>Procedência: Brasil – Sp</text:p>
          </table:table-cell>
          <table:table-cell office:value-type="string">
            <text:p>Peso Bruto: 500g</text:p>
          </table:table-cell>
          <table:table-cell office:value-type="string">
            <text:p>Peso Líquido: 500g</text:p>
          </table:table-cell>
          <table:table-cell office:value-type="string">
            <text:p>Embalagem Primária: Pacote plástica</text:p>
          </table:table-cell>
          <table:table-cell office:value-type="string">
            <text:p>Quantidade: Fardo C/ 3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3</text:p>
          </table:table-cell>
          <table:table-cell office:value-type="string">
            <text:p>Batata Palito Cong. Quality Fries(promo) pct 2,5Kg(GP2)</text:p>
          </table:table-cell>
          <table:table-cell office:value-type="string">
            <text:p>Procedência: Holanda</text:p>
          </table:table-cell>
          <table:table-cell office:value-type="string">
            <text:p>Peso Bruto: 2,5 Kg</text:p>
          </table:table-cell>
          <table:table-cell office:value-type="string">
            <text:p>Peso Líquido: 2,52 Kg</text:p>
          </table:table-cell>
          <table:table-cell office:value-type="string">
            <text:p>Embalagem: Pacote</text:p>
          </table:table-cell>
          <table:table-cell office:value-type="string">
            <text:p>Quantidade: 5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4</text:p>
          </table:table-cell>
          <table:table-cell office:value-type="string">
            <text:p>Polenta Tolete Ati-Gel 2,5Kg (GP2)</text:p>
          </table:table-cell>
          <table:table-cell office:value-type="string">
            <text:p>Procedencia: Brasil – Atibaia – SP</text:p>
          </table:table-cell>
          <table:table-cell office:value-type="string">
            <text:p>Peso bruto: 2,5 kg</text:p>
          </table:table-cell>
          <table:table-cell office:value-type="string">
            <text:p>Peso liquido: 2,5 kg </text:p>
          </table:table-cell>
          <table:table-cell office:value-type="string">
            <text:p>Embalagem: saco pla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>Caracteristicas: Produto Natural</text:p>
          </table:table-cell>
          <table:table-cell office:value-type="string">
            <text:p/>
          </table:table-cell>
        </table:table-row>
        <table:table-row>
          <table:table-cell office:value-type="string">
            <text:p>545</text:p>
          </table:table-cell>
          <table:table-cell office:value-type="string">
            <text:p>Polenta Palito Ati-Gel 2,5Kg (GP2)</text:p>
          </table:table-cell>
          <table:table-cell office:value-type="string">
            <text:p>Procedencia: Brasil – Atibaia – SP</text:p>
          </table:table-cell>
          <table:table-cell office:value-type="string">
            <text:p>Peso bruto: 2,5kg</text:p>
          </table:table-cell>
          <table:table-cell office:value-type="string">
            <text:p>Peso liquido: 2,5kg </text:p>
          </table:table-cell>
          <table:table-cell office:value-type="string">
            <text:p>Embalagem: saco pla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6</text:p>
          </table:table-cell>
          <table:table-cell office:value-type="string">
            <text:p>Batata Palito Cong. Mccain CX 6×2,5kg (R)</text:p>
          </table:table-cell>
          <table:table-cell office:value-type="string">
            <text:p>Procedência: Argentina</text:p>
          </table:table-cell>
          <table:table-cell office:value-type="string">
            <text:p>Peso Líquido: 15 Kg</text:p>
          </table:table-cell>
          <table:table-cell office:value-type="string">
            <text:p>Embalagem: Caixa Papelão</text:p>
          </table:table-cell>
          <table:table-cell office:value-type="string">
            <text:p>Quantidade: Caixa C/ 6 Pct de 2,5 kg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7</text:p>
          </table:table-cell>
          <table:table-cell office:value-type="string">
            <text:p>Batata Palito Congelada Mccain Caseiro 2,5Kg(GP2)</text:p>
          </table:table-cell>
          <table:table-cell office:value-type="string">
            <text:p>Procedência: Chile</text:p>
          </table:table-cell>
          <table:table-cell office:value-type="string">
            <text:p>Peso Drenado: 2,5 Kg</text:p>
          </table:table-cell>
          <table:table-cell office:value-type="string">
            <text:p>Peso Liquido: 2,5 Kg</text:p>
          </table:table-cell>
          <table:table-cell office:value-type="string">
            <text:p>Embalagem:Saco Plástico&lt;br/&gt;</text:p>
            <text:p>Quantidade:caixa com 6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8</text:p>
          </table:table-cell>
          <table:table-cell office:value-type="string">
            <text:p>Batata Palito Cong. Mccain CX 6×2,5kg (GP2)</text:p>
          </table:table-cell>
          <table:table-cell office:value-type="string">
            <text:p>Procedência: Argentina</text:p>
          </table:table-cell>
          <table:table-cell office:value-type="string">
            <text:p>Peso Líquido: 15 Kg</text:p>
          </table:table-cell>
          <table:table-cell office:value-type="string">
            <text:p>Embalagem: Caixa Papelão</text:p>
          </table:table-cell>
          <table:table-cell office:value-type="string">
            <text:p>Quantidade: Caixa C/ 6 Pct de 2,5 kg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49</text:p>
          </table:table-cell>
          <table:table-cell office:value-type="string">
            <text:p>Batata Palha Fritop 500gr</text:p>
          </table:table-cell>
          <table:table-cell office:value-type="string">
            <text:p>Procedência: Brasil – Itaquaquecetuba – SP</text:p>
          </table:table-cell>
          <table:table-cell office:value-type="string">
            <text:p>Peso líquido: 500 gr</text:p>
          </table:table-cell>
          <table:table-cell office:value-type="string">
            <text:p>Embalagem: Pacote de saco plástico</text:p>
          </table:table-cell>
          <table:table-cell office:value-type="string">
            <text:p>Quantidade: Fardo C / 20 Pct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0</text:p>
          </table:table-cell>
          <table:table-cell office:value-type="string">
            <text:p>Arroz Integral Camil T1 2Kg</text:p>
          </table:table-cell>
          <table:table-cell office:value-type="string">
            <text:p>Procedência: Brasil – RS</text:p>
          </table:table-cell>
          <table:table-cell office:value-type="string">
            <text:p>Peso Bruto: 2,02 Kg </text:p>
          </table:table-cell>
          <table:table-cell office:value-type="string">
            <text:p>Peso Líquido: 2 Kg</text:p>
          </table:table-cell>
          <table:table-cell office:value-type="string">
            <text:p>Embalagem: Pacote </text:p>
          </table:table-cell>
          <table:table-cell office:value-type="string">
            <text:p>Quantidade: Fardo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1</text:p>
          </table:table-cell>
          <table:table-cell office:value-type="string">
            <text:p>Arroz Namorado T1 30Kg(GP7)</text:p>
          </table:table-cell>
          <table:table-cell office:value-type="string">
            <text:p>Procedência: Brasil</text:p>
          </table:table-cell>
          <table:table-cell office:value-type="string">
            <text:p>Peso Bruto: 5 Kg </text:p>
          </table:table-cell>
          <table:table-cell office:value-type="string">
            <text:p>Peso Líquido: 5 Kg</text:p>
          </table:table-cell>
          <table:table-cell office:value-type="string">
            <text:p>Embalagem Primária: Pacote de 5 Kg</text:p>
          </table:table-cell>
          <table:table-cell office:value-type="string">
            <text:p>Embalagem Secundária: Fardo com 6 pacote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2</text:p>
          </table:table-cell>
          <table:table-cell office:value-type="string">
            <text:p>Arroz Mirokumai Tozan T1 5Kg</text:p>
          </table:table-cell>
          <table:table-cell office:value-type="string">
            <text:p>Procedência: Uruguai</text:p>
          </table:table-cell>
          <table:table-cell office:value-type="string">
            <text:p>Peso Bruto: 5,002 Kg </text:p>
          </table:table-cell>
          <table:table-cell office:value-type="string">
            <text:p>Peso Líquido: 5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Fardo C/ 6 pacotes de 5 Kg 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3</text:p>
          </table:table-cell>
          <table:table-cell office:value-type="string">
            <text:p>Arroz Arbóreo Di Salerno 1Kg</text:p>
          </table:table-cell>
          <table:table-cell office:value-type="string">
            <text:p>Procedência: Brasil</text:p>
          </table:table-cell>
          <table:table-cell office:value-type="string">
            <text:p>Peso Líquido: 1 kg</text:p>
          </table:table-cell>
          <table:table-cell office:value-type="string">
            <text:p>Embalagem: Caixa e Plástico no Vacuo</text:p>
          </table:table-cell>
          <table:table-cell office:value-type="string">
            <text:p>Quantidade: Caixa 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4</text:p>
          </table:table-cell>
          <table:table-cell office:value-type="string">
            <text:p>Arroz Camil T1 10X1Kg</text:p>
          </table:table-cell>
          <table:table-cell office:value-type="string">
            <text:p>Procedência: Brasil – RS</text:p>
          </table:table-cell>
          <table:table-cell office:value-type="string">
            <text:p>Peso Líquido: 1 Kg</text:p>
          </table:table-cell>
          <table:table-cell office:value-type="string">
            <text:p>Embalagem: Pacote</text:p>
          </table:table-cell>
          <table:table-cell office:value-type="string">
            <text:p>Quantidade: Fardo com 10 pacotes</text:p>
          </table:table-cell>
          <table:table-cell office:value-type="string">
            <text:p>Formato de Venda: Fdo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5</text:p>
          </table:table-cell>
          <table:table-cell office:value-type="string">
            <text:p>Arroz Camil Reserva Especial T1 30Kg(GP7)</text:p>
          </table:table-cell>
          <table:table-cell office:value-type="string">
            <text:p>Procedência: Brasil</text:p>
          </table:table-cell>
          <table:table-cell office:value-type="string">
            <text:p>Peso Bruto: 5 kg</text:p>
          </table:table-cell>
          <table:table-cell office:value-type="string">
            <text:p>Peso Líquido: 5 kg</text:p>
          </table:table-cell>
          <table:table-cell office:value-type="string">
            <text:p>Embalagem: Saco Plástico</text:p>
          </table:table-cell>
          <table:table-cell office:value-type="string">
            <text:p>Quantidade: 6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6</text:p>
          </table:table-cell>
          <table:table-cell office:value-type="string">
            <text:p>Arroz Camil Arbóreo/Culinária Italiana 2Kg</text:p>
          </table:table-cell>
          <table:table-cell office:value-type="string">
            <text:p>Procedência: Brasil – RS</text:p>
          </table:table-cell>
          <table:table-cell office:value-type="string">
            <text:p>Peso Bruto: 2 kg</text:p>
          </table:table-cell>
          <table:table-cell office:value-type="string">
            <text:p>Peso Líquido: 2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5 Pct 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7</text:p>
          </table:table-cell>
          <table:table-cell office:value-type="string">
            <text:p>Arroz Namorado Seleção Exclusiva T1 30Kg(GP7)</text:p>
          </table:table-cell>
          <table:table-cell office:value-type="string">
            <text:p>Procedência: Brasil – RS</text:p>
          </table:table-cell>
          <table:table-cell office:value-type="string">
            <text:p>Peso Líquido: 5 kg</text:p>
          </table:table-cell>
          <table:table-cell office:value-type="string">
            <text:p>Embalagem: Saco Plástico</text:p>
          </table:table-cell>
          <table:table-cell office:value-type="string">
            <text:p>Quantidade:Fardo C/ 5 Pct</text:p>
          </table:table-cell>
          <table:table-cell office:value-type="string">
            <text:p>Formato de venda: F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8</text:p>
          </table:table-cell>
          <table:table-cell office:value-type="string">
            <text:p>Arroz Butui T1 30Kg(GP7)</text:p>
          </table:table-cell>
          <table:table-cell office:value-type="string">
            <text:p>Procedência: Brasil&lt;br/&gt;</text:p>
            <text:p>Peso Bruto: 5 kg&lt;br/&gt;</text:p>
            <text:p>Peso Líquido: 5 kg&lt;br/&gt;</text:p>
            <text:p>Embalagem: Saco Plástico&lt;br/&gt;</text:p>
            <text:p>Quantidade: 6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59</text:p>
          </table:table-cell>
          <table:table-cell office:value-type="string">
            <text:p>Arroz Integral Camil T1 1Kg</text:p>
          </table:table-cell>
          <table:table-cell office:value-type="string">
            <text:p>Procedência: Brasil – RS</text:p>
          </table:table-cell>
          <table:table-cell office:value-type="string">
            <text:p>Peso Bruto: 1 Kg </text:p>
          </table:table-cell>
          <table:table-cell office:value-type="string">
            <text:p>Peso Líquido: 1 Kg</text:p>
          </table:table-cell>
          <table:table-cell office:value-type="string">
            <text:p>Embalagem Primária: Pacote 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0</text:p>
          </table:table-cell>
          <table:table-cell office:value-type="string">
            <text:p>Arroz  Nobilis T1 30Kg(GP7)</text:p>
          </table:table-cell>
          <table:table-cell office:value-type="string">
            <text:p>Procedência: Brasil – RS</text:p>
          </table:table-cell>
          <table:table-cell office:value-type="string">
            <text:p>Peso Bruto: 30kg</text:p>
          </table:table-cell>
          <table:table-cell office:value-type="string">
            <text:p>Peso Liquido: 30kg</text:p>
          </table:table-cell>
          <table:table-cell office:value-type="string">
            <text:p>Embalagem:  Saco Plástico</text:p>
          </table:table-cell>
          <table:table-cell office:value-type="string">
            <text:p>Quantidade: Fardo de 30 kg c/ 6 Pct de 5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1</text:p>
          </table:table-cell>
          <table:table-cell office:value-type="string">
            <text:p>Arroz Parboilizado Camil T1 30Kg(GP7)</text:p>
          </table:table-cell>
          <table:table-cell office:value-type="string">
            <text:p>Procedência: Brasil – RS</text:p>
          </table:table-cell>
          <table:table-cell office:value-type="string">
            <text:p>Peso Bruto: 5 kg</text:p>
          </table:table-cell>
          <table:table-cell office:value-type="string">
            <text:p>Peso Líquido: 5 kg</text:p>
          </table:table-cell>
          <table:table-cell office:value-type="string">
            <text:p>Embalagem: Saco Plástico </text:p>
          </table:table-cell>
          <table:table-cell office:value-type="string">
            <text:p>Quantidade: Fardo C/ 6 Pct de 5 Kg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2</text:p>
          </table:table-cell>
          <table:table-cell office:value-type="string">
            <text:p>Arroz Camil Azul T1 30Kg (GP7)</text:p>
          </table:table-cell>
          <table:table-cell office:value-type="string">
            <text:p>Procedência: Brasil – SP</text:p>
          </table:table-cell>
          <table:table-cell office:value-type="string">
            <text:p>Peso Bruto: 30,16 Kg</text:p>
          </table:table-cell>
          <table:table-cell office:value-type="string">
            <text:p>Peso Líquido: 30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6 Pcts de 5 Kg</text:p>
          </table:table-cell>
          <table:table-cell office:value-type="string">
            <text:p>Formato de venda: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3</text:p>
          </table:table-cell>
          <table:table-cell office:value-type="string">
            <text:p>Alho Frito Fino Oishii 500gr</text:p>
          </table:table-cell>
          <table:table-cell office:value-type="string">
            <text:p>Procedência: Brasil -SP</text:p>
          </table:table-cell>
          <table:table-cell office:value-type="string">
            <text:p>Peso Bruto: 20 Kg ( Caixa)</text:p>
          </table:table-cell>
          <table:table-cell office:value-type="string">
            <text:p>Peso Liquido: 500 g</text:p>
          </table:table-cell>
          <table:table-cell office:value-type="string">
            <text:p> Embalagem: Saco plástico</text:p>
          </table:table-cell>
          <table:table-cell office:value-type="string">
            <text:p>Quantidade : Caixa C/ 40 Pct</text:p>
          </table:table-cell>
          <table:table-cell office:value-type="string">
            <text:p> 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4</text:p>
          </table:table-cell>
          <table:table-cell office:value-type="string">
            <text:p>Alho Frito Grosso em Flocos Oishii 500gr</text:p>
          </table:table-cell>
          <table:table-cell office:value-type="string">
            <text:p>Procedência: Brasil -SP</text:p>
          </table:table-cell>
          <table:table-cell office:value-type="string">
            <text:p>Peso Bruto: 10 Kg (Caixa)</text:p>
          </table:table-cell>
          <table:table-cell office:value-type="string">
            <text:p>Peso Liquido: 500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5</text:p>
          </table:table-cell>
          <table:table-cell office:value-type="string">
            <text:p>Alho Frito Fino 500gr</text:p>
          </table:table-cell>
          <table:table-cell office:value-type="string">
            <text:p>Procedência: Brasil – SP</text:p>
          </table:table-cell>
          <table:table-cell office:value-type="string">
            <text:p>Peso Líquido: 500g</text:p>
          </table:table-cell>
          <table:table-cell office:value-type="string">
            <text:p>Embalagem: Saco plástico</text:p>
          </table:table-cell>
          <table:table-cell office:value-type="string">
            <text:p>Quantidade: Caixa C / 32 Unid</text:p>
          </table:table-cell>
          <table:table-cell office:value-type="string">
            <text:p>Formato d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6</text:p>
          </table:table-cell>
          <table:table-cell office:value-type="string">
            <text:p>Alho Frito Grosso em Flocos 500gr</text:p>
          </table:table-cell>
          <table:table-cell office:value-type="string">
            <text:p>Procedência: Brasil – SP</text:p>
          </table:table-cell>
          <table:table-cell office:value-type="string">
            <text:p>Peso Bruto: 500gr</text:p>
          </table:table-cell>
          <table:table-cell office:value-type="string">
            <text:p>Peso Líquido: 500gr</text:p>
          </table:table-cell>
          <table:table-cell office:value-type="string">
            <text:p>Embalagem: Saco plástico</text:p>
          </table:table-cell>
          <table:table-cell office:value-type="string">
            <text:p>Quantidade: Caixa c/20 pacotes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7</text:p>
          </table:table-cell>
          <table:table-cell office:value-type="string">
            <text:p>Alho Picado Aja 1,01Kg</text:p>
          </table:table-cell>
          <table:table-cell office:value-type="string">
            <text:p>Procedência: Brasil – SP</text:p>
          </table:table-cell>
          <table:table-cell office:value-type="string">
            <text:p>Peso Liquido: 1,01 Kg</text:p>
          </table:table-cell>
          <table:table-cell office:value-type="string">
            <text:p> Embalagem: Balde pla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P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8</text:p>
          </table:table-cell>
          <table:table-cell office:value-type="string">
            <text:p>Alho em Pasta LG 3Kg</text:p>
          </table:table-cell>
          <table:table-cell office:value-type="string">
            <text:p>Procedência: Brasil – SP</text:p>
          </table:table-cell>
          <table:table-cell office:value-type="string">
            <text:p>Peso Bruto: 3,100 Kg </text:p>
          </table:table-cell>
          <table:table-cell office:value-type="string">
            <text:p>Peso Líquido: 3 Kg</text:p>
          </table:table-cell>
          <table:table-cell office:value-type="string">
            <text:p>Embalagem: Balde plástico</text:p>
          </table:table-cell>
          <table:table-cell office:value-type="string">
            <text:p>Quantidade: Avulso 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69</text:p>
          </table:table-cell>
          <table:table-cell office:value-type="string">
            <text:p>Alho Picado LG 3Kg</text:p>
          </table:table-cell>
          <table:table-cell office:value-type="string">
            <text:p>Procedência: Brasil – SP</text:p>
          </table:table-cell>
          <table:table-cell office:value-type="string">
            <text:p>Peso Líquido: 1,01Kg</text:p>
          </table:table-cell>
          <table:table-cell office:value-type="string">
            <text:p>Embalagem: Balde plástico 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>Obs: Alho Puro Sem Sal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0</text:p>
          </table:table-cell>
          <table:table-cell office:value-type="string">
            <text:p>Alho Picado 3Kg</text:p>
          </table:table-cell>
          <table:table-cell office:value-type="string">
            <text:p>Procedência: Brasil- SP</text:p>
          </table:table-cell>
          <table:table-cell office:value-type="string">
            <text:p>Peso Liquido: 3 Kg</text:p>
          </table:table-cell>
          <table:table-cell office:value-type="string">
            <text:p>Embalagem: Balde plastico</text:p>
          </table:table-cell>
          <table:table-cell office:value-type="string">
            <text:p>Quantidade :Caixa C/ 4 Unid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1</text:p>
          </table:table-cell>
          <table:table-cell office:value-type="string">
            <text:p>Alho em Pasta LG 1,01Kg</text:p>
          </table:table-cell>
          <table:table-cell office:value-type="string">
            <text:p>Procedência: Brasil – SP</text:p>
          </table:table-cell>
          <table:table-cell office:value-type="string">
            <text:p>Peso Líquido: 1,01Kg</text:p>
          </table:table-cell>
          <table:table-cell office:value-type="string">
            <text:p>Embalagem Primária: Balde plástico 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>Obs: Alho Puro Sem Sal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2</text:p>
          </table:table-cell>
          <table:table-cell office:value-type="string">
            <text:p>Alho Descascado 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3</text:p>
          </table:table-cell>
          <table:table-cell office:value-type="string">
            <text:p>Alho Picado Oishii 3Kg</text:p>
          </table:table-cell>
          <table:table-cell office:value-type="string">
            <text:p>Procedência: Brasil – SP</text:p>
          </table:table-cell>
          <table:table-cell office:value-type="string">
            <text:p>Peso Liquido: 3 Kg</text:p>
          </table:table-cell>
          <table:table-cell office:value-type="string">
            <text:p>Embalagem: Balde</text:p>
          </table:table-cell>
          <table:table-cell office:value-type="string">
            <text:p>Quantidade : Caixa C/ 6 Unid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4</text:p>
          </table:table-cell>
          <table:table-cell office:value-type="string">
            <text:p>Alho Picado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12 Bd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5</text:p>
          </table:table-cell>
          <table:table-cell office:value-type="string">
            <text:p>Alho Picado Oishii 1,01Kg</text:p>
          </table:table-cell>
          <table:table-cell office:value-type="string">
            <text:p>Procedência: Brasil – SP</text:p>
          </table:table-cell>
          <table:table-cell office:value-type="string">
            <text:p>Peso Liquido: 1 Kg </text:p>
          </table:table-cell>
          <table:table-cell office:value-type="string">
            <text:p>Embalagem: Balde plastico</text:p>
          </table:table-cell>
          <table:table-cell office:value-type="string">
            <text:p>Quantidade: Caixa C/ 6 Unid</text:p>
          </table:table-cell>
          <table:table-cell office:value-type="string">
            <text:p>Formato de venda: 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6</text:p>
          </table:table-cell>
          <table:table-cell office:value-type="string">
            <text:p>Alcaparra Media Safra Real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77</text:p>
          </table:table-cell>
          <table:table-cell office:value-type="string">
            <text:p>Alcaparra Media Capote La Rioja 2Kg(gp7)</text:p>
          </table:table-cell>
          <table:table-cell office:value-type="string">
            <text:p>Procedência: SP</text:p>
          </table:table-cell>
          <table:table-cell office:value-type="string">
            <text:p>Peso Bruto: 3,49 Kg</text:p>
          </table:table-cell>
          <table:table-cell office:value-type="string">
            <text:p>Peso Liquido: 3,3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 </text:p>
          </table:table-cell>
          <table:table-cell office:value-type="string">
            <text:p/>
          </table:table-cell>
        </table:table-row>
        <table:table-row>
          <table:table-cell office:value-type="string">
            <text:p>578</text:p>
          </table:table-cell>
          <table:table-cell office:value-type="string">
            <text:p>Alcaparra Media Capote Olivita 2Kg(GP7)</text:p>
          </table:table-cell>
          <table:table-cell office:value-type="string">
            <text:p>Procedência: Argentina</text:p>
          </table:table-cell>
          <table:table-cell office:value-type="string">
            <text:p>Peso bruto: 3,640 Kg</text:p>
          </table:table-cell>
          <table:table-cell office:value-type="string">
            <text:p>Peso Líquido: 2,180 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579</text:p>
          </table:table-cell>
          <table:table-cell office:value-type="string">
            <text:p>Alcaparra Média Di Salerno 700gr</text:p>
          </table:table-cell>
          <table:table-cell office:value-type="string">
            <text:p>Procedência: Brasil – SP</text:p>
          </table:table-cell>
          <table:table-cell office:value-type="string">
            <text:p>Peso líquido: 1,05 Kg</text:p>
          </table:table-cell>
          <table:table-cell office:value-type="string">
            <text:p>Peso drenado: 700 g</text:p>
          </table:table-cell>
          <table:table-cell office:value-type="string">
            <text:p>Embalagem: Pote</text:p>
          </table:table-cell>
          <table:table-cell office:value-type="string">
            <text:p>Quantidade: Caixa c/12 potes</text:p>
          </table:table-cell>
          <table:table-cell office:value-type="string">
            <text:p>Formato de venda: P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0</text:p>
          </table:table-cell>
          <table:table-cell office:value-type="string">
            <text:p>Alcachofras Coração Costazzurra 2,5Kg</text:p>
          </table:table-cell>
          <table:table-cell office:value-type="string">
            <text:p>Procedência: Perú</text:p>
          </table:table-cell>
          <table:table-cell office:value-type="string">
            <text:p>Peso Bruto: 2,500 Kg</text:p>
          </table:table-cell>
          <table:table-cell office:value-type="string">
            <text:p>Peso Drenado: 1,550 Kg</text:p>
          </table:table-cell>
          <table:table-cell office:value-type="string">
            <text:p>Embalagem: Lata</text:p>
          </table:table-cell>
          <table:table-cell office:value-type="string">
            <text:p>Quantidade: Caixa C / 6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1</text:p>
          </table:table-cell>
          <table:table-cell office:value-type="string">
            <text:p>Alcachofras Coração Fatiada Marcol 210g</text:p>
          </table:table-cell>
          <table:table-cell office:value-type="string">
            <text:p>Procedência: Espanha</text:p>
          </table:table-cell>
          <table:table-cell office:value-type="string">
            <text:p>Peso Bruto: 390g</text:p>
          </table:table-cell>
          <table:table-cell office:value-type="string">
            <text:p>Peso Líquido: 210g</text:p>
          </table:table-cell>
          <table:table-cell office:value-type="string">
            <text:p>Embalagem: Lata</text:p>
          </table:table-cell>
          <table:table-cell office:value-type="string">
            <text:p>Quantidade: Caixa C/ 24 LT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2</text:p>
          </table:table-cell>
          <table:table-cell office:value-type="string">
            <text:p>Alcachofras Coração Inteiro Arco Bello 2,5Kg</text:p>
          </table:table-cell>
          <table:table-cell office:value-type="string">
            <text:p>Procedência: Espanha</text:p>
          </table:table-cell>
          <table:table-cell office:value-type="string">
            <text:p>Peso Bruto: 2,84 Kg </text:p>
          </table:table-cell>
          <table:table-cell office:value-type="string">
            <text:p>Peso Liquido: 2,50 Kg</text:p>
          </table:table-cell>
          <table:table-cell office:value-type="string">
            <text:p>Peso Drenado: 2,55 Kg</text:p>
          </table:table-cell>
          <table:table-cell office:value-type="string">
            <text:p>Embalagem Primária: Lata</text:p>
          </table:table-cell>
          <table:table-cell office:value-type="string">
            <text:p>Quantidade: Caixa C/ 6 Lt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</table:table-row>
        <table:table-row>
          <table:table-cell office:value-type="string">
            <text:p>583</text:p>
          </table:table-cell>
          <table:table-cell office:value-type="string">
            <text:p>Alcachofras Coração Inteiro Di Salerno 2,5Kg</text:p>
          </table:table-cell>
          <table:table-cell office:value-type="string">
            <text:p>Procedência: Espanha</text:p>
          </table:table-cell>
          <table:table-cell office:value-type="string">
            <text:p> Peso liquido: 2,5 Kg</text:p>
          </table:table-cell>
          <table:table-cell office:value-type="string">
            <text:p>Peso Drenado: 1,35 Kg</text:p>
          </table:table-cell>
          <table:table-cell office:value-type="string">
            <text:p> Embalagem: Lata</text:p>
          </table:table-cell>
          <table:table-cell office:value-type="string">
            <text:p>Quantidade: Caixa C/ 6 LT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4</text:p>
          </table:table-cell>
          <table:table-cell office:value-type="string">
            <text:p>Alcachofra Fundos Di Salerno 2,5Kg</text:p>
          </table:table-cell>
          <table:table-cell office:value-type="string">
            <text:p>Procedência: Chile / Espanha</text:p>
          </table:table-cell>
          <table:table-cell office:value-type="string">
            <text:p>Peso Bruto: 2,500 Kg</text:p>
          </table:table-cell>
          <table:table-cell office:value-type="string">
            <text:p>Peso drenado: 1,550 Kg</text:p>
          </table:table-cell>
          <table:table-cell office:value-type="string">
            <text:p>Embalagem: Lata</text:p>
          </table:table-cell>
          <table:table-cell office:value-type="string">
            <text:p>Quantidade: Caixa c/6 latas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5</text:p>
          </table:table-cell>
          <table:table-cell office:value-type="string">
            <text:p>Ricota Itamontes 500gr</text:p>
          </table:table-cell>
          <table:table-cell office:value-type="string">
            <text:p>Procedência: Brasil –  Pouso Alto – MG</text:p>
          </table:table-cell>
          <table:table-cell office:value-type="string">
            <text:p>Peso Bruto: 520g</text:p>
          </table:table-cell>
          <table:table-cell office:value-type="string">
            <text:p>Peso Líquido: 515g</text:p>
          </table:table-cell>
          <table:table-cell office:value-type="string">
            <text:p> Embalagem: Plástica no Grampo</text:p>
          </table:table-cell>
          <table:table-cell office:value-type="string">
            <text:p>Quantidade:  Caixa C/ 3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6</text:p>
          </table:table-cell>
          <table:table-cell office:value-type="string">
            <text:p>Ricota Beirão 500gr</text:p>
          </table:table-cell>
          <table:table-cell office:value-type="string">
            <text:p>Procedência: Brasil – SP</text:p>
          </table:table-cell>
          <table:table-cell office:value-type="string">
            <text:p>Peso Bruto: 740 Kg</text:p>
          </table:table-cell>
          <table:table-cell office:value-type="string">
            <text:p>Peso Líquido: 737 Kg</text:p>
          </table:table-cell>
          <table:table-cell office:value-type="string">
            <text:p>Embalagem: Plástica no Grampo</text:p>
          </table:table-cell>
          <table:table-cell office:value-type="string">
            <text:p>Quantidade: Caixa C/ 18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7</text:p>
          </table:table-cell>
          <table:table-cell office:value-type="string">
            <text:p>Requeijão Adoratto  Cremoso com Amido 1,5g (GP2)</text:p>
          </table:table-cell>
          <table:table-cell office:value-type="string">
            <text:p>Procedência: Brasil – Santa Vitoria – MG</text:p>
          </table:table-cell>
          <table:table-cell office:value-type="string">
            <text:p>Peso líquido: 1,5 Kg</text:p>
          </table:table-cell>
          <table:table-cell office:value-type="string">
            <text:p>Embalagem: Bisnaga</text:p>
          </table:table-cell>
          <table:table-cell office:value-type="string">
            <text:p>Quantidade: Caixa C/ 12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8</text:p>
          </table:table-cell>
          <table:table-cell office:value-type="string">
            <text:p>Cream Cheese Philadelphia 300g</text:p>
          </table:table-cell>
          <table:table-cell office:value-type="string">
            <text:p>   Procedência:Brasil&lt;br/&gt;</text:p>
            <text:p>Peso bruto:300g</text:p>
          </table:table-cell>
          <table:table-cell office:value-type="string">
            <text:p>peso liquido:300g&lt;br/&gt;</text:p>
            <text:p>Embalagem:  plastica</text:p>
          </table:table-cell>
          <table:table-cell office:value-type="string">
            <text:p>Quantidade: cada caixa contém 10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89</text:p>
          </table:table-cell>
          <table:table-cell office:value-type="string">
            <text:p>Cream Cheese Philadelphia 1,5Kg</text:p>
          </table:table-cell>
          <table:table-cell office:value-type="string">
            <text:p>   Procedência:Brasil</text:p>
          </table:table-cell>
          <table:table-cell office:value-type="string">
            <text:p>Peso bruto:1,500 kg</text:p>
          </table:table-cell>
          <table:table-cell office:value-type="string">
            <text:p>peso liquido:1,500 kg</text:p>
          </table:table-cell>
          <table:table-cell office:value-type="string">
            <text:p>Embalagem: bisnaga plastica</text:p>
          </table:table-cell>
          <table:table-cell office:value-type="string">
            <text:p>Quantidade: cada caixa contém 4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0</text:p>
          </table:table-cell>
          <table:table-cell office:value-type="string">
            <text:p>Requeijão Cremoso Valeza Pote 500g</text:p>
          </table:table-cell>
          <table:table-cell office:value-type="string">
            <text:p>Procedência: Brasil</text:p>
          </table:table-cell>
          <table:table-cell office:value-type="string">
            <text:p>Peso Bruto: 500 g </text:p>
          </table:table-cell>
          <table:table-cell office:value-type="string">
            <text:p>Peso Líquido: 500 g</text:p>
          </table:table-cell>
          <table:table-cell office:value-type="string">
            <text:p>Embalagem Primária: Pote plástico</text:p>
          </table:table-cell>
          <table:table-cell office:value-type="string">
            <text:p>Embalagem Secundária: Caixa com 12 pote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1</text:p>
          </table:table-cell>
          <table:table-cell office:value-type="string">
            <text:p>Cream Cheese Quatá Food Service 1Kg</text:p>
          </table:table-cell>
          <table:table-cell office:value-type="string">
            <text:p>Procedência: Vazante – MG</text:p>
          </table:table-cell>
          <table:table-cell office:value-type="string">
            <text:p>Peso líquido: 1 Kg</text:p>
          </table:table-cell>
          <table:table-cell office:value-type="string">
            <text:p>Embalagem: Bisnaga</text:p>
          </table:table-cell>
          <table:table-cell office:value-type="string">
            <text:p>Quantidade: Caixa C/ 10 Bis</text:p>
          </table:table-cell>
          <table:table-cell office:value-type="string">
            <text:p>Formato de venda:  Bisnag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2</text:p>
          </table:table-cell>
          <table:table-cell office:value-type="string">
            <text:p>Requeijão 3,600Kg Scala(R)</text:p>
          </table:table-cell>
          <table:table-cell office:value-type="string">
            <text:p>Procedência: Brasil</text:p>
          </table:table-cell>
          <table:table-cell office:value-type="string">
            <text:p>Peso Líquido: 3,6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 4 Unid</text:p>
          </table:table-cell>
          <table:table-cell office:value-type="string">
            <text:p>Formato de venda: 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3</text:p>
          </table:table-cell>
          <table:table-cell office:value-type="string">
            <text:p>Requeijão Laska 400g</text:p>
          </table:table-cell>
          <table:table-cell office:value-type="string">
            <text:p> Procedência: Brasil </text:p>
          </table:table-cell>
          <table:table-cell office:value-type="string">
            <text:p>Peso bruto: 4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36 Unid</text:p>
          </table:table-cell>
          <table:table-cell office:value-type="string">
            <text:p>Formato de venda: Bisnaga </text:p>
          </table:table-cell>
          <table:table-cell office:value-type="string">
            <text:p>Obs: contém amido, gordura veget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4</text:p>
          </table:table-cell>
          <table:table-cell office:value-type="string">
            <text:p>Cream Cheese Catupiry 1,2Kg</text:p>
          </table:table-cell>
          <table:table-cell office:value-type="string">
            <text:p>Procedência: Brasil – Santa Vitoria – MG</text:p>
          </table:table-cell>
          <table:table-cell office:value-type="string">
            <text:p>Peso Líquido: 1,2 Kg</text:p>
          </table:table-cell>
          <table:table-cell office:value-type="string">
            <text:p>Embalagem Primária: Bisnaga</text:p>
          </table:table-cell>
          <table:table-cell office:value-type="string">
            <text:p>Quantidade: Caixa C/ 6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5</text:p>
          </table:table-cell>
          <table:table-cell office:value-type="string">
            <text:p>Requeijão Galileo 1,8Kg</text:p>
          </table:table-cell>
          <table:table-cell office:value-type="string">
            <text:p> Procedência: Brasil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&lt;br/&gt;</text:p>
            <text:p>Formato de venda: Bisnaga</text:p>
          </table:table-cell>
          <table:table-cell office:value-type="string">
            <text:p>OBS: Requeijão Cremoso Com Amido e Gordura Vegetal Galile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6</text:p>
          </table:table-cell>
          <table:table-cell office:value-type="string">
            <text:p>Requeijão Laska 1,8Kg(R)</text:p>
          </table:table-cell>
          <table:table-cell office:value-type="string">
            <text:p>Procedência: Brasil 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7</text:p>
          </table:table-cell>
          <table:table-cell office:value-type="string">
            <text:p>Requeijão Laska 1,8Kg(GP2)</text:p>
          </table:table-cell>
          <table:table-cell office:value-type="string">
            <text:p>Procedência: Brasil 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8</text:p>
          </table:table-cell>
          <table:table-cell office:value-type="string">
            <text:p>Requeijão 1,8Kg Tradicional Coronata premium(R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99</text:p>
          </table:table-cell>
          <table:table-cell office:value-type="string">
            <text:p>Cream Cheese Danubio Culinário 1Kg(R)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Bisnaga</text:p>
          </table:table-cell>
          <table:table-cell office:value-type="string">
            <text:p>Quantidade: Caixa C/ 6 Bis</text:p>
          </table:table-cell>
          <table:table-cell office:value-type="string">
            <text:p>Formato de venda: Bisnag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0</text:p>
          </table:table-cell>
          <table:table-cell office:value-type="string">
            <text:p>Requeijão 3,6Kg Coronata(R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3,835 Kg</text:p>
          </table:table-cell>
          <table:table-cell office:value-type="string">
            <text:p>Peso Líquido: 3,6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4 Bisnagas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1</text:p>
          </table:table-cell>
          <table:table-cell office:value-type="string">
            <text:p>Requeijão 1,5g Catupiry (R)</text:p>
          </table:table-cell>
          <table:table-cell office:value-type="string">
            <text:p>Procedência: Brasil</text:p>
          </table:table-cell>
          <table:table-cell office:value-type="string">
            <text:p>Peso líquido: 1,5 Kg</text:p>
          </table:table-cell>
          <table:table-cell office:value-type="string">
            <text:p>Peso drenado: 1,535kg</text:p>
          </table:table-cell>
          <table:table-cell office:value-type="string">
            <text:p>Embalagem: Bisnaga</text:p>
          </table:table-cell>
          <table:table-cell office:value-type="string">
            <text:p>Quantidade: 12 bisnagas por caixa</text:p>
          </table:table-cell>
          <table:table-cell office:value-type="string">
            <text:p>Formato de Venda: Bisnag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2</text:p>
          </table:table-cell>
          <table:table-cell office:value-type="string">
            <text:p>Requeijão 1,8Kg Scala(R)</text:p>
          </table:table-cell>
          <table:table-cell office:value-type="string">
            <text:p>Procedência: Brasil – Sacramento – MG</text:p>
          </table:table-cell>
          <table:table-cell office:value-type="string">
            <text:p>Peso Líquido: 1,8 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3</text:p>
          </table:table-cell>
          <table:table-cell office:value-type="string">
            <text:p>Requeijão Catupiry Copo 200g</text:p>
          </table:table-cell>
          <table:table-cell office:value-type="string">
            <text:p>Procedência: Brasil -SP</text:p>
          </table:table-cell>
          <table:table-cell office:value-type="string">
            <text:p>Peso Líquido: 220g</text:p>
          </table:table-cell>
          <table:table-cell office:value-type="string">
            <text:p>Embalagem: Copo de Plástico</text:p>
          </table:table-cell>
          <table:table-cell office:value-type="string">
            <text:p>Quantidade: Caixa C/ 24 Unid</text:p>
          </table:table-cell>
          <table:table-cell office:value-type="string">
            <text:p>Formato de venda: U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4</text:p>
          </table:table-cell>
          <table:table-cell office:value-type="string">
            <text:p>Requeijão Copo Crioulo 250gr</text:p>
          </table:table-cell>
          <table:table-cell office:value-type="string">
            <text:p>Procedência: Brasil SP</text:p>
          </table:table-cell>
          <table:table-cell office:value-type="string">
            <text:p>Peso Bruto: 220gr</text:p>
          </table:table-cell>
          <table:table-cell office:value-type="string">
            <text:p>Peso Líquido: 200gr</text:p>
          </table:table-cell>
          <table:table-cell office:value-type="string">
            <text:p>Embalagem: Copo de Vidro</text:p>
          </table:table-cell>
          <table:table-cell office:value-type="string">
            <text:p>Quantidade: Caixa C/20 Unid&lt;br/&gt;</text:p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5</text:p>
          </table:table-cell>
          <table:table-cell office:value-type="string">
            <text:p>Requeijão Copo Light Crioulo 250g</text:p>
          </table:table-cell>
          <table:table-cell office:value-type="string">
            <text:p>Procedência: Brasil SP</text:p>
          </table:table-cell>
          <table:table-cell office:value-type="string">
            <text:p>Peso Bruto: 220gr</text:p>
          </table:table-cell>
          <table:table-cell office:value-type="string">
            <text:p>Peso Líquido: 200gr</text:p>
          </table:table-cell>
          <table:table-cell office:value-type="string">
            <text:p>Embalagem: Copo de Vidro</text:p>
          </table:table-cell>
          <table:table-cell office:value-type="string">
            <text:p>Quantidade: Caixa C/ 12 Unid&lt;br/&gt;</text:p>
            <text:p>Formato de venda: 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6</text:p>
          </table:table-cell>
          <table:table-cell office:value-type="string">
            <text:p>Requeijão 1,8Kg Tradicional Coronata Premium (GP2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7</text:p>
          </table:table-cell>
          <table:table-cell office:value-type="string">
            <text:p>Requeijão Copo 200g Scala</text:p>
          </table:table-cell>
          <table:table-cell office:value-type="string">
            <text:p>Procedência: Brasil – MG</text:p>
          </table:table-cell>
          <table:table-cell office:value-type="string">
            <text:p>Peso Líquido: 200 g</text:p>
          </table:table-cell>
          <table:table-cell office:value-type="string">
            <text:p>Embalagem: Copo de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8</text:p>
          </table:table-cell>
          <table:table-cell office:value-type="string">
            <text:p>Cream Cheese Danubio Tradicional 144x18g</text:p>
          </table:table-cell>
          <table:table-cell office:value-type="string">
            <text:p>Procedência: Brasil – SP</text:p>
          </table:table-cell>
          <table:table-cell office:value-type="string">
            <text:p>Peso Liquido: 2,592 Kg</text:p>
          </table:table-cell>
          <table:table-cell office:value-type="string">
            <text:p>Embalagem: Peça embaladas à vácuo</text:p>
          </table:table-cell>
          <table:table-cell office:value-type="string">
            <text:p>Quantidade: Caixa C/ 144 X 18g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09</text:p>
          </table:table-cell>
          <table:table-cell office:value-type="string">
            <text:p>Requeijão Tirolez 1,8Kg</text:p>
          </table:table-cell>
          <table:table-cell office:value-type="string">
            <text:p>Procedência: Brasil – SP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0</text:p>
          </table:table-cell>
          <table:table-cell office:value-type="string">
            <text:p>Cream Cheese Danubio Culinário 1Kg(GP2)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Bisnaga</text:p>
          </table:table-cell>
          <table:table-cell office:value-type="string">
            <text:p>Quantidade: Caixa C/ 6 Bi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1</text:p>
          </table:table-cell>
          <table:table-cell office:value-type="string">
            <text:p>Requeijão Cremoso Danubio 1,010Kg</text:p>
          </table:table-cell>
          <table:table-cell office:value-type="string">
            <text:p>Procedência: Brasil – SP</text:p>
          </table:table-cell>
          <table:table-cell office:value-type="string">
            <text:p>Peso líquido: 1,01 Kg</text:p>
          </table:table-cell>
          <table:table-cell office:value-type="string">
            <text:p>Embalagem: Bisnaga</text:p>
          </table:table-cell>
          <table:table-cell office:value-type="string">
            <text:p>Quantidade: Caixa C/ 6 Unid</text:p>
          </table:table-cell>
          <table:table-cell office:value-type="string">
            <text:p>Formato de venda: B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2</text:p>
          </table:table-cell>
          <table:table-cell office:value-type="string">
            <text:p>Requeijão 1,5g Catupiry (GP2)</text:p>
          </table:table-cell>
          <table:table-cell office:value-type="string">
            <text:p>Procedência: Brasil</text:p>
          </table:table-cell>
          <table:table-cell office:value-type="string">
            <text:p>Peso líquido: 1,5 Kg</text:p>
          </table:table-cell>
          <table:table-cell office:value-type="string">
            <text:p>Peso drenado: 1,535kg</text:p>
          </table:table-cell>
          <table:table-cell office:value-type="string">
            <text:p>Embalagem: Bisnaga</text:p>
          </table:table-cell>
          <table:table-cell office:value-type="string">
            <text:p>Quantidade: 12 bisnagas por caixa</text:p>
          </table:table-cell>
          <table:table-cell office:value-type="string">
            <text:p>Formato de Venda: Bisnag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3</text:p>
          </table:table-cell>
          <table:table-cell office:value-type="string">
            <text:p>Requeijão 1,8Kg Scala (GP2)</text:p>
          </table:table-cell>
          <table:table-cell office:value-type="string">
            <text:p>Procedência: Brasil – Sacramento – MG</text:p>
          </table:table-cell>
          <table:table-cell office:value-type="string">
            <text:p>Peso Líquido: 1,8 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4</text:p>
          </table:table-cell>
          <table:table-cell office:value-type="string">
            <text:p>Requeijão 3,600Kg Scala (GP2)</text:p>
          </table:table-cell>
          <table:table-cell office:value-type="string">
            <text:p>Procedência: Brasil</text:p>
          </table:table-cell>
          <table:table-cell office:value-type="string">
            <text:p>Peso Líquido: 3,6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 4 Unid</text:p>
          </table:table-cell>
          <table:table-cell office:value-type="string">
            <text:p>Formato de venda: 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5</text:p>
          </table:table-cell>
          <table:table-cell office:value-type="string">
            <text:p>Requeijão do Norte Minas Sul</text:p>
          </table:table-cell>
          <table:table-cell office:value-type="string">
            <text:p>Procedência:  Brasil – Paraguaçu – MG</text:p>
          </table:table-cell>
          <table:table-cell office:value-type="string">
            <text:p>Peso bruto:   4,120 kg (Aproximados)</text:p>
          </table:table-cell>
          <table:table-cell office:value-type="string">
            <text:p>Peso líquido:4,115 kg  (Aproximados)</text:p>
          </table:table-cell>
          <table:table-cell office:value-type="string">
            <text:p>Embalagem:  Plástica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6</text:p>
          </table:table-cell>
          <table:table-cell office:value-type="string">
            <text:p>Requeijão Pucon 1,8Kg(R)</text:p>
          </table:table-cell>
          <table:table-cell office:value-type="string">
            <text:p>Procedência: Brasil</text:p>
          </table:table-cell>
          <table:table-cell office:value-type="string">
            <text:p>Peso Bruto: 1,811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7</text:p>
          </table:table-cell>
          <table:table-cell office:value-type="string">
            <text:p>Requeijão 3,6Kg  D’ALLORA (R)</text:p>
          </table:table-cell>
          <table:table-cell office:value-type="string">
            <text:p>Procedência: Brasil – Itapagipe – MG</text:p>
          </table:table-cell>
          <table:table-cell office:value-type="string">
            <text:p>Peso Bruto: 3,816 Kg</text:p>
          </table:table-cell>
          <table:table-cell office:value-type="string">
            <text:p>Peso Líquido: 3,6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4 bisnagas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8</text:p>
          </table:table-cell>
          <table:table-cell office:value-type="string">
            <text:p>Requeijão Bruzzo 1,8Kg(R)</text:p>
          </table:table-cell>
          <table:table-cell office:value-type="string">
            <text:p>Procedência: Brasil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19</text:p>
          </table:table-cell>
          <table:table-cell office:value-type="string">
            <text:p>Requeijão Amarilis 1,8Kg</text:p>
          </table:table-cell>
          <table:table-cell office:value-type="string">
            <text:p>Procedência: Brasil – Itapagipe – MG</text:p>
          </table:table-cell>
          <table:table-cell office:value-type="string">
            <text:p> Peso Líquido: 1.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 Formato de Venda: Bisnaga</text:p>
          </table:table-cell>
          <table:table-cell office:value-type="string">
            <text:p>Obs: Mistura Láctea Cremoso com Amido e Margarina Sabor Requeij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0</text:p>
          </table:table-cell>
          <table:table-cell office:value-type="string">
            <text:p>Requeijão ClaraMilk 1,8Kg(R)</text:p>
          </table:table-cell>
          <table:table-cell office:value-type="string">
            <text:p>Procedência: Brasil – MS</text:p>
          </table:table-cell>
          <table:table-cell office:value-type="string">
            <text:p>Peso bruto: 14,4 Kg (Caixa)</text:p>
          </table:table-cell>
          <table:table-cell office:value-type="string">
            <text:p>Peso líquido: 1,8 kg (Bis)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1</text:p>
          </table:table-cell>
          <table:table-cell office:value-type="string">
            <text:p>Requeijão 1,8Kg Coronata(R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2</text:p>
          </table:table-cell>
          <table:table-cell office:value-type="string">
            <text:p>Requeijão 1,8Kg  D’ALLORA (R)</text:p>
          </table:table-cell>
          <table:table-cell office:value-type="string">
            <text:p>Procedência: Brasil – Itapagipe- MG</text:p>
          </table:table-cell>
          <table:table-cell office:value-type="string">
            <text:p>Peso Bruto: 1,811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3</text:p>
          </table:table-cell>
          <table:table-cell office:value-type="string">
            <text:p>Requeijão Top Milk 1,8Kg (R)</text:p>
          </table:table-cell>
          <table:table-cell office:value-type="string">
            <text:p>Procedência: Brasil – MS</text:p>
          </table:table-cell>
          <table:table-cell office:value-type="string">
            <text:p>Peso bruto: 14,4 Kg (Caixa)</text:p>
          </table:table-cell>
          <table:table-cell office:value-type="string">
            <text:p>Peso líquido: 1,8 kg (Bis)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4</text:p>
          </table:table-cell>
          <table:table-cell office:value-type="string">
            <text:p>Requeijão 400gr Coronata</text:p>
          </table:table-cell>
          <table:table-cell office:value-type="string">
            <text:p>Procedência: Brasil – MG</text:p>
          </table:table-cell>
          <table:table-cell office:value-type="string">
            <text:p>Peso Líquido: 0,4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36 bisnagas</text:p>
          </table:table-cell>
          <table:table-cell office:value-type="string">
            <text:p>Formato de Venda: Bis. </text:p>
          </table:table-cell>
          <table:table-cell office:value-type="string">
            <text:p>Características: Contém amido e gordura veget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5</text:p>
          </table:table-cell>
          <table:table-cell office:value-type="string">
            <text:p>Requeijão Affamato light 1,8Kg</text:p>
          </table:table-cell>
          <table:table-cell office:value-type="string">
            <text:p>Procedência: Brasil – MG</text:p>
          </table:table-cell>
          <table:table-cell office:value-type="string">
            <text:p>Peso Bruto: 1,8 Kg</text:p>
          </table:table-cell>
          <table:table-cell office:value-type="string">
            <text:p>Peso Líquido: 1,8 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&lt;br/&gt;</text:p>
            <text:p>Formato de venda: Bisnaga</text:p>
          </table:table-cell>
          <table:table-cell office:value-type="string">
            <text:p>OBS: Requeijão Cremoso Com Amido e Gordura Vegetal Affamato Ligh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6</text:p>
          </table:table-cell>
          <table:table-cell office:value-type="string">
            <text:p>Requeijão Bella Pizza 1,8Kg</text:p>
          </table:table-cell>
          <table:table-cell office:value-type="string">
            <text:p>Procedência: Brasil – MG</text:p>
          </table:table-cell>
          <table:table-cell office:value-type="string">
            <text:p>Peso Líquido: 1.8 Kg</text:p>
          </table:table-cell>
          <table:table-cell office:value-type="string">
            <text:p>Embalagem: Plástica à Vácuo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7</text:p>
          </table:table-cell>
          <table:table-cell office:value-type="string">
            <text:p>Requeijão ClaraMilk 1,8Kg(GP2)</text:p>
          </table:table-cell>
          <table:table-cell office:value-type="string">
            <text:p>Procedência: Brasil – MS</text:p>
          </table:table-cell>
          <table:table-cell office:value-type="string">
            <text:p>Peso bruto: 14,4 Kg (Caixa)</text:p>
          </table:table-cell>
          <table:table-cell office:value-type="string">
            <text:p>Peso líquido: 1,8 kg (Bis)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8</text:p>
          </table:table-cell>
          <table:table-cell office:value-type="string">
            <text:p>Requeijão Premium  D’ALLORA  Tradicional 1,8Kg</text:p>
          </table:table-cell>
          <table:table-cell office:value-type="string">
            <text:p>Procedência: Brasil – Itapagipe – MG</text:p>
          </table:table-cell>
          <table:table-cell office:value-type="string">
            <text:p> Peso Líquido: 1.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 Formato de Venda: Bisnaga</text:p>
          </table:table-cell>
          <table:table-cell office:value-type="string">
            <text:p>Obs: Requeijão Cremoso Tradicional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29</text:p>
          </table:table-cell>
          <table:table-cell office:value-type="string">
            <text:p>Requeijão Parmaggio 1,8Kg</text:p>
          </table:table-cell>
          <table:table-cell office:value-type="string">
            <text:p>Procedência: Brasil</text:p>
          </table:table-cell>
          <table:table-cell office:value-type="string">
            <text:p>Peso Bruto: 1,811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 Bis</text:p>
          </table:table-cell>
          <table:table-cell office:value-type="string">
            <text:p>Obs: Parmaggio Requeijão Cremoso Com Amido Modificado e Gordura Vegetal  </text:p>
          </table:table-cell>
          <table:table-cell office:value-type="string">
            <text:p/>
          </table:table-cell>
        </table:table-row>
        <table:table-row>
          <table:table-cell office:value-type="string">
            <text:p>630</text:p>
          </table:table-cell>
          <table:table-cell office:value-type="string">
            <text:p>Requeijão Parmato 1.8 Bis</text:p>
          </table:table-cell>
          <table:table-cell office:value-type="string">
            <text:p>Procedência:  Brasil – SP</text:p>
          </table:table-cell>
          <table:table-cell office:value-type="string">
            <text:p>Peso líquido:  1,8 kg</text:p>
          </table:table-cell>
          <table:table-cell office:value-type="string">
            <text:p>Embalagem: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1</text:p>
          </table:table-cell>
          <table:table-cell office:value-type="string">
            <text:p>Requeijão Top Milk 1,8Kg (GP2)</text:p>
          </table:table-cell>
          <table:table-cell office:value-type="string">
            <text:p>Procedência: Brasil – MS</text:p>
          </table:table-cell>
          <table:table-cell office:value-type="string">
            <text:p>Peso bruto: 14,4 Kg (Caixa)</text:p>
          </table:table-cell>
          <table:table-cell office:value-type="string">
            <text:p>Peso líquido: 1,8 kg (Bis)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2</text:p>
          </table:table-cell>
          <table:table-cell office:value-type="string">
            <text:p>Requeijão 3,6Kg Parmato</text:p>
          </table:table-cell>
          <table:table-cell office:value-type="string">
            <text:p>Procedência: Brasil</text:p>
          </table:table-cell>
          <table:table-cell office:value-type="string">
            <text:p>Peso Líquido: 3,6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4 Unid</text:p>
          </table:table-cell>
          <table:table-cell office:value-type="string">
            <text:p>Formato de venda:  Bis</text:p>
          </table:table-cell>
          <table:table-cell office:value-type="string">
            <text:p>Obs: Parmaggio Requeijão Cremoso Com Amido Modificado Parmat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3</text:p>
          </table:table-cell>
          <table:table-cell office:value-type="string">
            <text:p>Requeijão Bruzzo 1,8Kg(GP2)</text:p>
          </table:table-cell>
          <table:table-cell office:value-type="string">
            <text:p>Procedência: Brasil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4</text:p>
          </table:table-cell>
          <table:table-cell office:value-type="string">
            <text:p>Requeijão Provolone  D’ALLORA  500gr</text:p>
          </table:table-cell>
          <table:table-cell office:value-type="string">
            <text:p>Procedência: Brasil – Itapagipe – MG</text:p>
          </table:table-cell>
          <table:table-cell office:value-type="string">
            <text:p> Peso Líquido: 500 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20 Bis</text:p>
          </table:table-cell>
          <table:table-cell office:value-type="string">
            <text:p> Formato de Venda: Bisnaga</text:p>
          </table:table-cell>
          <table:table-cell office:value-type="string">
            <text:p>Obs: Requeijão Cremoso com Amido e Gordura Vegetal Sabor Provolo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5</text:p>
          </table:table-cell>
          <table:table-cell office:value-type="string">
            <text:p>Requeijão Pucon 1,8Kg(GP2)</text:p>
          </table:table-cell>
          <table:table-cell office:value-type="string">
            <text:p>Procedência: Brasil</text:p>
          </table:table-cell>
          <table:table-cell office:value-type="string">
            <text:p>Peso Bruto: 1,811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: Bi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6</text:p>
          </table:table-cell>
          <table:table-cell office:value-type="string">
            <text:p>Requeijão Puranata 1,8Kg</text:p>
          </table:table-cell>
          <table:table-cell office:value-type="string">
            <text:p>Procedência: Brasil</text:p>
          </table:table-cell>
          <table:table-cell office:value-type="string">
            <text:p>Peso Bruto: 1,8Kg</text:p>
          </table:table-cell>
          <table:table-cell office:value-type="string">
            <text:p>Peso Líquido: 1,8Kg</text:p>
          </table:table-cell>
          <table:table-cell office:value-type="string">
            <text:p>Embalagem: Bisnaga Plástica</text:p>
          </table:table-cell>
          <table:table-cell office:value-type="string">
            <text:p>Quantidade: 08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7</text:p>
          </table:table-cell>
          <table:table-cell office:value-type="string">
            <text:p>Requeijão Puranata 1,8Kg</text:p>
          </table:table-cell>
          <table:table-cell office:value-type="string">
            <text:p>Procedência: Brasil – MG</text:p>
          </table:table-cell>
          <table:table-cell office:value-type="string">
            <text:p>Peso Líquido: 1,8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8</text:p>
          </table:table-cell>
          <table:table-cell office:value-type="string">
            <text:p>Requeijão 3,6Kg  D’ALLORA (GP2)</text:p>
          </table:table-cell>
          <table:table-cell office:value-type="string">
            <text:p>Procedência: Brasil – Itapagipe – MG</text:p>
          </table:table-cell>
          <table:table-cell office:value-type="string">
            <text:p>Peso Bruto: 3,816 Kg</text:p>
          </table:table-cell>
          <table:table-cell office:value-type="string">
            <text:p>Peso Líquido: 3,6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4 bisnagas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39</text:p>
          </table:table-cell>
          <table:table-cell office:value-type="string">
            <text:p>Requeijão Gorgonzola  D’ALLORA  500gr</text:p>
          </table:table-cell>
          <table:table-cell office:value-type="string">
            <text:p>Procedência: Brasil – Itapagipe – MG</text:p>
          </table:table-cell>
          <table:table-cell office:value-type="string">
            <text:p> Peso Líquido: 500 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20 Bis</text:p>
          </table:table-cell>
          <table:table-cell office:value-type="string">
            <text:p> Formato de Venda: Bisnaga</text:p>
          </table:table-cell>
          <table:table-cell office:value-type="string">
            <text:p>Obs: Requeijão Cremoso com Amido e Gordura Vegetal Sabor Gorgonzol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0</text:p>
          </table:table-cell>
          <table:table-cell office:value-type="string">
            <text:p>Requeijão 1,8Kg  D’ALLORA (GP2)</text:p>
          </table:table-cell>
          <table:table-cell office:value-type="string">
            <text:p>Procedência: Brasil – Itapagipe- MG</text:p>
          </table:table-cell>
          <table:table-cell office:value-type="string">
            <text:p>Peso Bruto: 1,811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nagas</text:p>
          </table:table-cell>
          <table:table-cell office:value-type="string">
            <text:p>Formato de venda: Bisnag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1</text:p>
          </table:table-cell>
          <table:table-cell office:value-type="string">
            <text:p>Requeijão 1,8Kg Coronata (GP2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nagas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2</text:p>
          </table:table-cell>
          <table:table-cell office:value-type="string">
            <text:p>Requeijão 3,6Kg Coronata (GP2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3,835 Kg</text:p>
          </table:table-cell>
          <table:table-cell office:value-type="string">
            <text:p>Peso Líquido: 3,6 Kg</text:p>
          </table:table-cell>
          <table:table-cell office:value-type="string">
            <text:p>Embalagem: Balde Plástico</text:p>
          </table:table-cell>
          <table:table-cell office:value-type="string">
            <text:p>Quantidade: Caixa C/ 4 Bisnagas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3</text:p>
          </table:table-cell>
          <table:table-cell office:value-type="string">
            <text:p>Queijo Prato Apo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4</text:p>
          </table:table-cell>
          <table:table-cell office:value-type="string">
            <text:p>Queijo Prato Pequeno Crioulo 500g</text:p>
          </table:table-cell>
          <table:table-cell office:value-type="string">
            <text:p>Procedência: Brasil – PR</text:p>
          </table:table-cell>
          <table:table-cell office:value-type="string">
            <text:p>Peso Bruto: 460g (aproximado)</text:p>
          </table:table-cell>
          <table:table-cell office:value-type="string">
            <text:p>Peso Líquido: 456g (aproximado)</text:p>
          </table:table-cell>
          <table:table-cell office:value-type="string">
            <text:p>Embalagem: Vácuo</text:p>
          </table:table-cell>
          <table:table-cell office:value-type="string">
            <text:p>Quantidade: Caixa C/12 unid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5</text:p>
          </table:table-cell>
          <table:table-cell office:value-type="string">
            <text:p>Queijo Prato Coronata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3,400Kg</text:p>
          </table:table-cell>
          <table:table-cell office:value-type="string">
            <text:p>Peso Liquido: 3,400Kg</text:p>
          </table:table-cell>
          <table:table-cell office:value-type="string">
            <text:p>Embalagem: Peça embaladas à vácuo</text:p>
          </table:table-cell>
          <table:table-cell office:value-type="string">
            <text:p>Quantidade:Caixa C/ 6 Pç (aprox. 20,000kg por cx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6</text:p>
          </table:table-cell>
          <table:table-cell office:value-type="string">
            <text:p>Queijo Prato Multib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7</text:p>
          </table:table-cell>
          <table:table-cell office:value-type="string">
            <text:p>Queijo Prato Cristal</text:p>
          </table:table-cell>
          <table:table-cell office:value-type="string">
            <text:p>Procedência:  Brasil</text:p>
          </table:table-cell>
          <table:table-cell office:value-type="string">
            <text:p>Peso Drenado:  3,2 kg aproximadamente</text:p>
          </table:table-cell>
          <table:table-cell office:value-type="string">
            <text:p>Peso líquido:  3,2 kg aproximadamente</text:p>
          </table:table-cell>
          <table:table-cell office:value-type="string">
            <text:p>Embalagem:  Plástica a vácuo</text:p>
          </table:table-cell>
          <table:table-cell office:value-type="string">
            <text:p>Quantidade: 6 peç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8</text:p>
          </table:table-cell>
          <table:table-cell office:value-type="string">
            <text:p>Queijo Prato Três Marias</text:p>
          </table:table-cell>
          <table:table-cell office:value-type="string">
            <text:p>Procedência:  Brasil – MT</text:p>
          </table:table-cell>
          <table:table-cell office:value-type="string">
            <text:p>Peso Bruto:  3,340 kg (aproximadamente)</text:p>
          </table:table-cell>
          <table:table-cell office:value-type="string">
            <text:p>Peso líquido:  3,328 kg (aproximadamente)</text:p>
          </table:table-cell>
          <table:table-cell office:value-type="string">
            <text:p>Embalagem:  Plástica a vácuo</text:p>
          </table:table-cell>
          <table:table-cell office:value-type="string">
            <text:p>Quantidade: Caixa C/ 6 Unid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49</text:p>
          </table:table-cell>
          <table:table-cell office:value-type="string">
            <text:p>Queijo Prato da Vaca</text:p>
          </table:table-cell>
          <table:table-cell office:value-type="string">
            <text:p>Procedência: Brasil – MG</text:p>
          </table:table-cell>
          <table:table-cell office:value-type="string">
            <text:p>Peso Drenado: 3,020 kg (aproximadamente)</text:p>
          </table:table-cell>
          <table:table-cell office:value-type="string">
            <text:p>Peso líquido: 3,007 kg (aproximadamente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6 peças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0</text:p>
          </table:table-cell>
          <table:table-cell office:value-type="string">
            <text:p>Queijo Minas Padrão C/oregano Crioulo (Meia Lua)</text:p>
          </table:table-cell>
          <table:table-cell office:value-type="string">
            <text:p>Procedência: Brasil – PR</text:p>
          </table:table-cell>
          <table:table-cell office:value-type="string">
            <text:p>Peso bruto: 420 g (aproximado)</text:p>
          </table:table-cell>
          <table:table-cell office:value-type="string">
            <text:p>peso liquido: 416 (aproximado)</text:p>
          </table:table-cell>
          <table:table-cell office:value-type="string">
            <text:p>Embalagem: Vacuo</text:p>
          </table:table-cell>
          <table:table-cell office:value-type="string">
            <text:p>Quantidade: Caixa C/8 Pç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1</text:p>
          </table:table-cell>
          <table:table-cell office:value-type="string">
            <text:p>Queijo Minas Padrão Nata de Prata 600g</text:p>
          </table:table-cell>
          <table:table-cell office:value-type="string">
            <text:p>Procedência: Brasil – MG</text:p>
          </table:table-cell>
          <table:table-cell office:value-type="string">
            <text:p>Peso Bruto: 640 g (aproximado)</text:p>
          </table:table-cell>
          <table:table-cell office:value-type="string">
            <text:p>Peso Líquido: 634 g ( aproximado)</text:p>
          </table:table-cell>
          <table:table-cell office:value-type="string">
            <text:p>Embalagem: Peça embalada a vácuo</text:p>
          </table:table-cell>
          <table:table-cell office:value-type="string">
            <text:p>Quantidade: Caixa C/ 48 Pç&lt;br/&gt;</text:p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2</text:p>
          </table:table-cell>
          <table:table-cell office:value-type="string">
            <text:p>Queijo Fresco Coronata 500g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500 gr (média)</text:p>
          </table:table-cell>
          <table:table-cell office:value-type="string">
            <text:p>Peso Líquido: 496 gr (média)</text:p>
          </table:table-cell>
          <table:table-cell office:value-type="string">
            <text:p>Embalagem: Peça embalada a vácuo</text:p>
          </table:table-cell>
          <table:table-cell office:value-type="string">
            <text:p>Quantidade:  Caixa C/ 30 Unid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3</text:p>
          </table:table-cell>
          <table:table-cell office:value-type="string">
            <text:p>Queijo Minas Padrão Crioulo (Meia Lua)</text:p>
          </table:table-cell>
          <table:table-cell office:value-type="string">
            <text:p>Procedência: Brasil – PR</text:p>
          </table:table-cell>
          <table:table-cell office:value-type="string">
            <text:p>Peso bruto: 4,80 g (aproximado)</text:p>
          </table:table-cell>
          <table:table-cell office:value-type="string">
            <text:p>Peso líquido: 4,75 g (aproximado)</text:p>
          </table:table-cell>
          <table:table-cell office:value-type="string">
            <text:p>Embalagem: Vácuo </text:p>
          </table:table-cell>
          <table:table-cell office:value-type="string">
            <text:p>Quantidade: Caixa C/ 1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4</text:p>
          </table:table-cell>
          <table:table-cell office:value-type="string">
            <text:p>Queijo Minas Padrão Três Marias</text:p>
          </table:table-cell>
          <table:table-cell office:value-type="string">
            <text:p>Procedência: Brasil – MT</text:p>
          </table:table-cell>
          <table:table-cell office:value-type="string">
            <text:p>Peso Bruto: 496 Kg (aproximado)</text:p>
          </table:table-cell>
          <table:table-cell office:value-type="string">
            <text:p>Peso Liquido: 455 Kg(aproximado)</text:p>
          </table:table-cell>
          <table:table-cell office:value-type="string">
            <text:p> Embalagem: Peça embaladas à vácuo</text:p>
          </table:table-cell>
          <table:table-cell office:value-type="string">
            <text:p>Quantidade: Caixa C/  24 Pç (aproximado)</text:p>
          </table:table-cell>
          <table:table-cell office:value-type="string">
            <text:p>Formato de venda: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5</text:p>
          </table:table-cell>
          <table:table-cell office:value-type="string">
            <text:p>Queijo Fresco Itamontes  500gr</text:p>
          </table:table-cell>
          <table:table-cell office:value-type="string">
            <text:p>Procedência: Brasil&lt;br/&gt;</text:p>
            <text:p>Peso Bruto: 500gr em média&lt;br/&gt;</text:p>
            <text:p>Peso Líquido: 500gr em média&lt;br/&gt;</text:p>
            <text:p>Embalagem: Peça embalada a vácuo&lt;br/&gt;</text:p>
            <text:p>Quantidade: Avu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6</text:p>
          </table:table-cell>
          <table:table-cell office:value-type="string">
            <text:p>Queijo Fresco Beirão Grampo 500gr</text:p>
          </table:table-cell>
          <table:table-cell office:value-type="string">
            <text:p>Procedência: Brasil – SP</text:p>
          </table:table-cell>
          <table:table-cell office:value-type="string">
            <text:p>Peso Bruto: 520 kg </text:p>
          </table:table-cell>
          <table:table-cell office:value-type="string">
            <text:p>Peso Líquido: 510 kg </text:p>
          </table:table-cell>
          <table:table-cell office:value-type="string">
            <text:p>Embalagem: Peça embalada a vácuo</text:p>
          </table:table-cell>
          <table:table-cell office:value-type="string">
            <text:p>Quantidade: Caixa C/ 24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7</text:p>
          </table:table-cell>
          <table:table-cell office:value-type="string">
            <text:p>Ricota Beiranata  500gr</text:p>
          </table:table-cell>
          <table:table-cell office:value-type="string">
            <text:p>Procedência: Brasil – SP</text:p>
          </table:table-cell>
          <table:table-cell office:value-type="string">
            <text:p>Peso Bruto: 660 Kg ( aproximado)</text:p>
          </table:table-cell>
          <table:table-cell office:value-type="string">
            <text:p>Peso Líquido: 657 Kg (aproximado)</text:p>
          </table:table-cell>
          <table:table-cell office:value-type="string">
            <text:p>Embalagem: Plástica no Grampo</text:p>
          </table:table-cell>
          <table:table-cell office:value-type="string">
            <text:p>Quantidade: Caixa C/ 45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8</text:p>
          </table:table-cell>
          <table:table-cell office:value-type="string">
            <text:p>Queijo de Coalho Três Marias Barra 8Kg</text:p>
          </table:table-cell>
          <table:table-cell office:value-type="string">
            <text:p>Procedência: Brasil – Figueiropolis D oeste -MT</text:p>
          </table:table-cell>
          <table:table-cell office:value-type="string">
            <text:p>Peso líquido: 8,06 Kg</text:p>
          </table:table-cell>
          <table:table-cell office:value-type="string">
            <text:p>Peso Bruto: 8,039 Kg (Aproximados)</text:p>
          </table:table-cell>
          <table:table-cell office:value-type="string">
            <text:p>Embalagem: Caixa Papelão</text:p>
          </table:table-cell>
          <table:table-cell office:value-type="string">
            <text:p>Quantidade: Caixa c/ 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59</text:p>
          </table:table-cell>
          <table:table-cell office:value-type="string">
            <text:p>Queijo de Coalho Opa C/ Orégano no Espeto</text:p>
          </table:table-cell>
          <table:table-cell office:value-type="string">
            <text:p>Procedência: Brasil – Novo Oriente – MG</text:p>
          </table:table-cell>
          <table:table-cell office:value-type="string">
            <text:p>Peso bruto: 420 Kg (aproximado)</text:p>
          </table:table-cell>
          <table:table-cell office:value-type="string">
            <text:p>Peso líquido: 402 Kg (aproximado)</text:p>
          </table:table-cell>
          <table:table-cell office:value-type="string">
            <text:p>Embalagem: Plástica a vácuo com Espeto</text:p>
          </table:table-cell>
          <table:table-cell office:value-type="string">
            <text:p>Quantidade: Caixa C/ 20 Pç</text:p>
          </table:table-cell>
          <table:table-cell office:value-type="string">
            <text:p>Formato 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0</text:p>
          </table:table-cell>
          <table:table-cell office:value-type="string">
            <text:p>Queijo de Coalho em Barra Opa 4Kg</text:p>
          </table:table-cell>
          <table:table-cell office:value-type="string">
            <text:p>Procedência: Brasil – MG</text:p>
          </table:table-cell>
          <table:table-cell office:value-type="string">
            <text:p>Peso líquido: 4,180 Kg (Aproximado)</text:p>
          </table:table-cell>
          <table:table-cell office:value-type="string">
            <text:p>Peso Bruto: 4,168 Kg (Aproximado)</text:p>
          </table:table-cell>
          <table:table-cell office:value-type="string">
            <text:p>Embalagem: Caixa</text:p>
          </table:table-cell>
          <table:table-cell office:value-type="string">
            <text:p>Quantidade: Caixa C/ 6 Pç&lt;br/&gt;</text:p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1</text:p>
          </table:table-cell>
          <table:table-cell office:value-type="string">
            <text:p>Queijo de Coalho no Espeto Opa</text:p>
          </table:table-cell>
          <table:table-cell office:value-type="string">
            <text:p>Procedência: Brasil&lt;br/&gt;</text:p>
            <text:p>Peso líquido: 400 Gr&lt;br/&gt;</text:p>
            <text:p>Peso Bruto: 400 Gr Aproximados&lt;br/&gt;</text:p>
            <text:p>Embalagem: Plástica&lt;br/&gt;</text:p>
            <text:p>Quantidade: Pacote com 6 espetos&lt;br/&gt;</text:p>
            <text:p>Caixa com 10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2</text:p>
          </table:table-cell>
          <table:table-cell office:value-type="string">
            <text:p>Queijo de Coalho no Espeto Três Marias</text:p>
          </table:table-cell>
          <table:table-cell office:value-type="string">
            <text:p>Procedência: Brasil – MT</text:p>
          </table:table-cell>
          <table:table-cell office:value-type="string">
            <text:p>Peso líquido: 520g (aproximado)</text:p>
          </table:table-cell>
          <table:table-cell office:value-type="string">
            <text:p>Peso Bruto: 500g (aproximado)</text:p>
          </table:table-cell>
          <table:table-cell office:value-type="string">
            <text:p>Embalagem: Plástica</text:p>
          </table:table-cell>
          <table:table-cell office:value-type="string">
            <text:p>Quantidade: Caixa C/ 20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3</text:p>
          </table:table-cell>
          <table:table-cell office:value-type="string">
            <text:p>Queijo de Coalho Crioulo C/ Oreg. no Esp.</text:p>
          </table:table-cell>
          <table:table-cell office:value-type="string">
            <text:p>Procedência: Brasil – PR</text:p>
          </table:table-cell>
          <table:table-cell office:value-type="string">
            <text:p>Peso bruto: 460g (aproximado)</text:p>
          </table:table-cell>
          <table:table-cell office:value-type="string">
            <text:p>peso liquido: 365g (aproximado)</text:p>
          </table:table-cell>
          <table:table-cell office:value-type="string">
            <text:p>Embalagem: Plastico</text:p>
          </table:table-cell>
          <table:table-cell office:value-type="string">
            <text:p>Quantidade: Caixa C/8 Pç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4</text:p>
          </table:table-cell>
          <table:table-cell office:value-type="string">
            <text:p>Queijo de Coalho no Espeto Crioulo</text:p>
          </table:table-cell>
          <table:table-cell office:value-type="string">
            <text:p>Procedência: Brasil – PR</text:p>
          </table:table-cell>
          <table:table-cell office:value-type="string">
            <text:p>Peso bruto: 4 g (aproximado)</text:p>
          </table:table-cell>
          <table:table-cell office:value-type="string">
            <text:p>Peso líquido: 365 g (aproximado)</text:p>
          </table:table-cell>
          <table:table-cell office:value-type="string">
            <text:p>Embalagem: Vácuo </text:p>
          </table:table-cell>
          <table:table-cell office:value-type="string">
            <text:p>Quantidade: Caixa C/ 8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5</text:p>
          </table:table-cell>
          <table:table-cell office:value-type="string">
            <text:p>Provolone Grande Apolo 5Kg</text:p>
          </table:table-cell>
          <table:table-cell office:value-type="string">
            <text:p>Procedência: Brasil – SP</text:p>
          </table:table-cell>
          <table:table-cell office:value-type="string">
            <text:p> Peso Bruto: 5,02 Kg (aproximado)</text:p>
          </table:table-cell>
          <table:table-cell office:value-type="string">
            <text:p> Peso Líquido: 5 Kg (aproximado)</text:p>
          </table:table-cell>
          <table:table-cell office:value-type="string">
            <text:p>Embalagem Primária: Vácuo com rede</text:p>
          </table:table-cell>
          <table:table-cell office:value-type="string">
            <text:p>Quantidade: Caixa C/ 3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6</text:p>
          </table:table-cell>
          <table:table-cell office:value-type="string">
            <text:p>Provolone Grande Scala 5Kg</text:p>
          </table:table-cell>
          <table:table-cell office:value-type="string">
            <text:p>Procedência: Sacramento – MG</text:p>
          </table:table-cell>
          <table:table-cell office:value-type="string">
            <text:p>Peso bruto: 5 kg</text:p>
          </table:table-cell>
          <table:table-cell office:value-type="string">
            <text:p>Peso líquido: 4,54 kg</text:p>
          </table:table-cell>
          <table:table-cell office:value-type="string">
            <text:p>Embalagem: Vácuo acompanhado de rede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7</text:p>
          </table:table-cell>
          <table:table-cell office:value-type="string">
            <text:p>Provolone Grande Tania 5Kg</text:p>
          </table:table-cell>
          <table:table-cell office:value-type="string">
            <text:p>Procedência: Brasil – Guaraçai  – SP</text:p>
          </table:table-cell>
          <table:table-cell office:value-type="string">
            <text:p>Peso bruto: 4,700 kg (aproximado)</text:p>
          </table:table-cell>
          <table:table-cell office:value-type="string">
            <text:p>Peso líquido: 4,66 kg (aproximado)</text:p>
          </table:table-cell>
          <table:table-cell office:value-type="string">
            <text:p>Embalagem: A vácuo acompanhado de corda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8</text:p>
          </table:table-cell>
          <table:table-cell office:value-type="string">
            <text:p>Provolone Tirolez 5Kg</text:p>
          </table:table-cell>
          <table:table-cell office:value-type="string">
            <text:p>Procedência:Minas Gerais</text:p>
          </table:table-cell>
          <table:table-cell office:value-type="string">
            <text:p>Peso bruto:4,760 kg</text:p>
          </table:table-cell>
          <table:table-cell office:value-type="string">
            <text:p>Peso liquido:4,700kg</text:p>
          </table:table-cell>
          <table:table-cell office:value-type="string">
            <text:p>Embalagem: Corda Avulso</text:p>
          </table:table-cell>
          <table:table-cell office:value-type="string">
            <text:p>Quantidade: 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69</text:p>
          </table:table-cell>
          <table:table-cell office:value-type="string">
            <text:p>Provolone Crioulo 5Kg</text:p>
          </table:table-cell>
          <table:table-cell office:value-type="string">
            <text:p>Procedência: Brasil – PR</text:p>
          </table:table-cell>
          <table:table-cell office:value-type="string">
            <text:p>Peso bruto: 4,750 g (aproximado)</text:p>
          </table:table-cell>
          <table:table-cell office:value-type="string">
            <text:p>Peso líquido: 4,709 g (aproximado)</text:p>
          </table:table-cell>
          <table:table-cell office:value-type="string">
            <text:p>Embalagem: Vácuo acompanhado de rede</text:p>
          </table:table-cell>
          <table:table-cell office:value-type="string">
            <text:p>Quantidade: Caixa C/ 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0</text:p>
          </table:table-cell>
          <table:table-cell office:value-type="string">
            <text:p>Provolone Pequeno Paraiso 3Kg</text:p>
          </table:table-cell>
          <table:table-cell office:value-type="string">
            <text:p>Procedência: Brasil – SC</text:p>
          </table:table-cell>
          <table:table-cell office:value-type="string">
            <text:p>Peso Bruto: 3,04 kg (aproximado)</text:p>
          </table:table-cell>
          <table:table-cell office:value-type="string">
            <text:p>Peso Liquido: 3,03 kg (aproximado)</text:p>
          </table:table-cell>
          <table:table-cell office:value-type="string">
            <text:p>Embalagem: A vácuo</text:p>
          </table:table-cell>
          <table:table-cell office:value-type="string">
            <text:p>Quantidade: Caixa C/ 6 peças</text:p>
          </table:table-cell>
          <table:table-cell office:value-type="string">
            <text:p>Formato de Venda: Kg.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1</text:p>
          </table:table-cell>
          <table:table-cell office:value-type="string">
            <text:p>Provolone Frizzo 3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2</text:p>
          </table:table-cell>
          <table:table-cell office:value-type="string">
            <text:p>Provolone Pequeno Três Marias 2kg</text:p>
          </table:table-cell>
          <table:table-cell office:value-type="string">
            <text:p>Procedência: Lagamar – MG</text:p>
          </table:table-cell>
          <table:table-cell office:value-type="string">
            <text:p>Peso bruto: 1,760 kg</text:p>
          </table:table-cell>
          <table:table-cell office:value-type="string">
            <text:p>Peso líquido: 1,746 kg</text:p>
          </table:table-cell>
          <table:table-cell office:value-type="string">
            <text:p>Embalagem: Vácuo acompanhado de rede</text:p>
          </table:table-cell>
          <table:table-cell office:value-type="string">
            <text:p>Quantidade: 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3</text:p>
          </table:table-cell>
          <table:table-cell office:value-type="string">
            <text:p>Provolone Grande Três Marias 5Kg</text:p>
          </table:table-cell>
          <table:table-cell office:value-type="string">
            <text:p>Procedência: Lagamar – MG</text:p>
          </table:table-cell>
          <table:table-cell office:value-type="string">
            <text:p>Peso bruto: 5,380 kg (aproximado)</text:p>
          </table:table-cell>
          <table:table-cell office:value-type="string">
            <text:p>Peso líquido: 5,358 kg (aproximado)</text:p>
          </table:table-cell>
          <table:table-cell office:value-type="string">
            <text:p>Embalagem: Vácuo acompanhado de rede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4</text:p>
          </table:table-cell>
          <table:table-cell office:value-type="string">
            <text:p>Provolone Cristal 5Kg</text:p>
          </table:table-cell>
          <table:table-cell office:value-type="string">
            <text:p>Procedência: Brasil – Nova Xavantina- MT</text:p>
          </table:table-cell>
          <table:table-cell office:value-type="string">
            <text:p>Peso bruto: 5,015 Kg</text:p>
          </table:table-cell>
          <table:table-cell office:value-type="string">
            <text:p>Peso líquido: 5 Kg</text:p>
          </table:table-cell>
          <table:table-cell office:value-type="string">
            <text:p>Embalagem: Grampo acompanhado de rede</text:p>
          </table:table-cell>
          <table:table-cell office:value-type="string">
            <text:p>Quantidade: Caixa c/ 4 peças</text:p>
          </table:table-cell>
          <table:table-cell office:value-type="string">
            <text:p>Formato de venda: Avuls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5</text:p>
          </table:table-cell>
          <table:table-cell office:value-type="string">
            <text:p>Provolone Bufalo 5Kg</text:p>
          </table:table-cell>
          <table:table-cell office:value-type="string">
            <text:p>Procedência:Brasil – Estrela do Norte – GO</text:p>
          </table:table-cell>
          <table:table-cell office:value-type="string">
            <text:p>Peso bruto: 5,02 kg (aproximado)</text:p>
          </table:table-cell>
          <table:table-cell office:value-type="string">
            <text:p>Peso líquido: 5,01 kg (aproximado)</text:p>
          </table:table-cell>
          <table:table-cell office:value-type="string">
            <text:p>Embalagem: Vácuo acompanhado de rede</text:p>
          </table:table-cell>
          <table:table-cell office:value-type="string">
            <text:p>Quantidade:  Caixa C/ 3 Pç</text:p>
          </table:table-cell>
          <table:table-cell office:value-type="string">
            <text:p>Formato de venda: Kg</text:p>
          </table:table-cell>
          <table:table-cell office:value-type="string">
            <text:p>OBS: Queijo Tipo Provolone Fresco Defumado</text:p>
          </table:table-cell>
          <table:table-cell office:value-type="string">
            <text:p/>
          </table:table-cell>
        </table:table-row>
        <table:table-row>
          <table:table-cell office:value-type="string">
            <text:p>676</text:p>
          </table:table-cell>
          <table:table-cell office:value-type="string">
            <text:p>Parmesão Ralado Grosso Siberia 1Kg</text:p>
          </table:table-cell>
          <table:table-cell office:value-type="string">
            <text:p>Procedência: Brasil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 Plástica a Vácu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7</text:p>
          </table:table-cell>
          <table:table-cell office:value-type="string">
            <text:p>Parmesão Ralado Grosso Opa 20x50g</text:p>
          </table:table-cell>
          <table:table-cell office:value-type="string">
            <text:p>Procedência: Brasil&lt;br/&gt;</text:p>
            <text:p>Peso bruto: 1 kg&lt;br/&gt;</text:p>
            <text:p>Peso líquido: 1 kg&lt;br/&gt;</text:p>
            <text:p>Embalagem: Plástica com papelão&lt;br/&gt;</text:p>
            <text:p>Quantidade: 20 Pacotes de 50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8</text:p>
          </table:table-cell>
          <table:table-cell office:value-type="string">
            <text:p>Parmesão Ralado Crioulo 20x50g</text:p>
          </table:table-cell>
          <table:table-cell office:value-type="string">
            <text:p>Procedência: Brasil</text:p>
          </table:table-cell>
          <table:table-cell office:value-type="string">
            <text:p>Peso bruto: 1 kg</text:p>
          </table:table-cell>
          <table:table-cell office:value-type="string">
            <text:p>Peso líquido: 1 kg </text:p>
          </table:table-cell>
          <table:table-cell office:value-type="string">
            <text:p>Embalagem: Plástica com papelão</text:p>
          </table:table-cell>
          <table:table-cell office:value-type="string">
            <text:p>Quantidade: Caixa c/ 20 Pct de 50g&lt;br/&gt;</text:p>
            <text:p>Formato d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79</text:p>
          </table:table-cell>
          <table:table-cell office:value-type="string">
            <text:p>Parmesão Ralado Crioulo 20x50g</text:p>
          </table:table-cell>
          <table:table-cell office:value-type="string">
            <text:p>Procedência: Brasil&lt;br/&gt;</text:p>
            <text:p>			Peso bruto: 1 kg&lt;br/&gt;</text:p>
            <text:p>			Peso líquido: 1 kg&lt;br/&gt;</text:p>
            <text:p>			Embalagem: Plástica com papelão&lt;br/&gt;</text:p>
            <text:p>			Quantidade: 20 Pacotes de 50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0</text:p>
          </table:table-cell>
          <table:table-cell office:value-type="string">
            <text:p>Parmesão Ralado Fino Três Reis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 plástica a Vácu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>Obs: Parmesão Puro Ral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1</text:p>
          </table:table-cell>
          <table:table-cell office:value-type="string">
            <text:p>Parmesão Ralado Medio Três Reis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 plástica a Vácu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>Obs: Parmesão Puro Ral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2</text:p>
          </table:table-cell>
          <table:table-cell office:value-type="string">
            <text:p>Parmesão Ralado Grosso Três Reis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 plástica a Vácu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>Obs: Parmesão Puro Ral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3</text:p>
          </table:table-cell>
          <table:table-cell office:value-type="string">
            <text:p>Provolone Grosso Ralado Fillettino 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4</text:p>
          </table:table-cell>
          <table:table-cell office:value-type="string">
            <text:p>Parmesão Ralado Grosso Pucon 1Kg</text:p>
          </table:table-cell>
          <table:table-cell office:value-type="string">
            <text:p>Procedência: Brasil – Vila Matilde – SP</text:p>
          </table:table-cell>
          <table:table-cell office:value-type="string">
            <text:p>Peso Bruto: 1 Kg</text:p>
          </table:table-cell>
          <table:table-cell office:value-type="string">
            <text:p>Embalagem plástica a Vácuo</text:p>
          </table:table-cell>
          <table:table-cell office:value-type="string">
            <text:p>Quantidade: Caixa C/ 20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5</text:p>
          </table:table-cell>
          <table:table-cell office:value-type="string">
            <text:p>Parmesão Ralado Fino Pucon 1Kg</text:p>
          </table:table-cell>
          <table:table-cell office:value-type="string">
            <text:p>Procedência: Brasil</text:p>
          </table:table-cell>
          <table:table-cell office:value-type="string">
            <text:p>			Peso drenado: 1 kg</text:p>
          </table:table-cell>
          <table:table-cell office:value-type="string">
            <text:p>			Peso líquido: 1 kg</text:p>
          </table:table-cell>
          <table:table-cell office:value-type="string">
            <text:p>			Embalagem: Plástica a vácuo.</text:p>
          </table:table-cell>
          <table:table-cell office:value-type="string">
            <text:p>			Quantidade: 20 Pacot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6</text:p>
          </table:table-cell>
          <table:table-cell office:value-type="string">
            <text:p>Parmesão Ralado Fino Pucon 1Kg</text:p>
          </table:table-cell>
          <table:table-cell office:value-type="string">
            <text:p>Procedência: Brasil – Vila Matilde – SP</text:p>
          </table:table-cell>
          <table:table-cell office:value-type="string">
            <text:p>Peso Brut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0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7</text:p>
          </table:table-cell>
          <table:table-cell office:value-type="string">
            <text:p>Parmesão Ralado Medio Pucon 1Kg</text:p>
          </table:table-cell>
          <table:table-cell office:value-type="string">
            <text:p>Procedência: Brasil – Vila Matilde – SP</text:p>
          </table:table-cell>
          <table:table-cell office:value-type="string">
            <text:p>Peso Bruto: 1 Kg</text:p>
          </table:table-cell>
          <table:table-cell office:value-type="string">
            <text:p>Embalagem Plástica a Vácu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8</text:p>
          </table:table-cell>
          <table:table-cell office:value-type="string">
            <text:p>Parmesão Montanhês Gran Mestri 5Kg</text:p>
          </table:table-cell>
          <table:table-cell office:value-type="string">
            <text:p>Procedência: Brasil – Santa Catarina</text:p>
          </table:table-cell>
          <table:table-cell office:value-type="string">
            <text:p>Peso Bruto: 5,420 Kg  (aproximado)</text:p>
          </table:table-cell>
          <table:table-cell office:value-type="string">
            <text:p>Peso Líquido: 5,400 Kg (aproximado)</text:p>
          </table:table-cell>
          <table:table-cell office:value-type="string">
            <text:p>Embalagem: Embalagem selada</text:p>
          </table:table-cell>
          <table:table-cell office:value-type="string">
            <text:p>Quantidade: Caixa C/ 2 Pç&lt;br/&gt;</text:p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89</text:p>
          </table:table-cell>
          <table:table-cell office:value-type="string">
            <text:p>Queijo Tipo Gouda Federicci pç de 2,5 a 3 kg</text:p>
          </table:table-cell>
          <table:table-cell office:value-type="string">
            <text:p>Procedência: Brasil – MG</text:p>
          </table:table-cell>
          <table:table-cell office:value-type="string">
            <text:p>Peso Bruto: 2,740 Kg (aproximado)</text:p>
          </table:table-cell>
          <table:table-cell office:value-type="string">
            <text:p>Peso Líquido: 2,737 Kg (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2 Pç 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0</text:p>
          </table:table-cell>
          <table:table-cell office:value-type="string">
            <text:p>Parmesão Sibéria Especial Grande</text:p>
          </table:table-cell>
          <table:table-cell office:value-type="string">
            <text:p>Procedência: Brasil</text:p>
          </table:table-cell>
          <table:table-cell office:value-type="string">
            <text:p>Peso bruto: 5,50 kg aproximados</text:p>
          </table:table-cell>
          <table:table-cell office:value-type="string">
            <text:p>Peso líquido: 5,50 kg aproximados</text:p>
          </table:table-cell>
          <table:table-cell office:value-type="string">
            <text:p>Embalagem: Plástica a vácu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1</text:p>
          </table:table-cell>
          <table:table-cell office:value-type="string">
            <text:p>Parmesão Scala 1/4 em Pedaço 1,5Kg</text:p>
          </table:table-cell>
          <table:table-cell office:value-type="string">
            <text:p>Procedência: Brasil</text:p>
          </table:table-cell>
          <table:table-cell office:value-type="string">
            <text:p>Peso bruto: 1,6 Kg</text:p>
          </table:table-cell>
          <table:table-cell office:value-type="string">
            <text:p>Peso líquido: 1,589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2 Unid</text:p>
          </table:table-cell>
          <table:table-cell office:value-type="string">
            <text:p>Obs: Pedaços de 1/4 de Uma Pç Inteir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2</text:p>
          </table:table-cell>
          <table:table-cell office:value-type="string">
            <text:p>Parmesão Montanhes Tirolez 6Kg</text:p>
          </table:table-cell>
          <table:table-cell office:value-type="string">
            <text:p>Procedência: Brasil – MG</text:p>
          </table:table-cell>
          <table:table-cell office:value-type="string">
            <text:p>Peso bruto: 7,98 Kg</text:p>
          </table:table-cell>
          <table:table-cell office:value-type="string">
            <text:p>Peso líquido: 7,96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 Pç </text:p>
          </table:table-cell>
          <table:table-cell office:value-type="string">
            <text:p>Formato de venda: 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3</text:p>
          </table:table-cell>
          <table:table-cell office:value-type="string">
            <text:p>Parmesão Scala 1/2 Metade 3Kg</text:p>
          </table:table-cell>
          <table:table-cell office:value-type="string">
            <text:p>Procedência: Brasil – Sacramento – MG</text:p>
          </table:table-cell>
          <table:table-cell office:value-type="string">
            <text:p>Peso bruto: 2,78 Kg</text:p>
          </table:table-cell>
          <table:table-cell office:value-type="string">
            <text:p>Peso líquido: 3,76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4</text:p>
          </table:table-cell>
          <table:table-cell office:value-type="string">
            <text:p>Parmesão Opa 5Kg</text:p>
          </table:table-cell>
          <table:table-cell office:value-type="string">
            <text:p>Procedência: Brasil – Novo Oriente – MG</text:p>
          </table:table-cell>
          <table:table-cell office:value-type="string">
            <text:p>Peso bruto: 5,700 Kg (aproximado)</text:p>
          </table:table-cell>
          <table:table-cell office:value-type="string">
            <text:p>Peso líquido: 5,687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ç</text:p>
          </table:table-cell>
          <table:table-cell office:value-type="string">
            <text:p>Formato 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5</text:p>
          </table:table-cell>
          <table:table-cell office:value-type="string">
            <text:p>Parmesão Tania 6Kg</text:p>
          </table:table-cell>
          <table:table-cell office:value-type="string">
            <text:p>Procedência: Brasil – Guaraçai  – SP</text:p>
          </table:table-cell>
          <table:table-cell office:value-type="string">
            <text:p>Peso bruto: 7,340 kg (aproximado)</text:p>
          </table:table-cell>
          <table:table-cell office:value-type="string">
            <text:p>Peso líquido: 7,322 kg (aproximado)</text:p>
          </table:table-cell>
          <table:table-cell office:value-type="string">
            <text:p>Embalagem: A vácuo acompanhado de corda</text:p>
          </table:table-cell>
          <table:table-cell office:value-type="string">
            <text:p>Quantidade: Caixa C/ 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6</text:p>
          </table:table-cell>
          <table:table-cell office:value-type="string">
            <text:p>Parmesão Scala Premium 12 Meses 6kg</text:p>
          </table:table-cell>
          <table:table-cell office:value-type="string">
            <text:p>Procedência: Brasil – Sacramento – MG</text:p>
          </table:table-cell>
          <table:table-cell office:value-type="string">
            <text:p>Peso bruto: 5,86 kg</text:p>
          </table:table-cell>
          <table:table-cell office:value-type="string">
            <text:p>Peso líquido: 5,84 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 / 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7</text:p>
          </table:table-cell>
          <table:table-cell office:value-type="string">
            <text:p>Parmesão Scala Cunha Fatiado 250gr</text:p>
          </table:table-cell>
          <table:table-cell office:value-type="string">
            <text:p>Procedencia: Brasil – Sacramento – MG</text:p>
          </table:table-cell>
          <table:table-cell office:value-type="string">
            <text:p>peso bruto: 280 kg (aproximado)</text:p>
          </table:table-cell>
          <table:table-cell office:value-type="string">
            <text:p>peso liquido :278 kg (aproximado)</text:p>
          </table:table-cell>
          <table:table-cell office:value-type="string">
            <text:p>Embalagem : Vacuo</text:p>
          </table:table-cell>
          <table:table-cell office:value-type="string">
            <text:p>quantidade: Caixa C/ 36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8</text:p>
          </table:table-cell>
          <table:table-cell office:value-type="string">
            <text:p>Parmesão montanhês Três Marias 5Kg</text:p>
          </table:table-cell>
          <table:table-cell office:value-type="string">
            <text:p>Procedência: Brasil – Penalopis – MG</text:p>
          </table:table-cell>
          <table:table-cell office:value-type="string">
            <text:p>Peso bruto: 5 kg (aproximados)</text:p>
          </table:table-cell>
          <table:table-cell office:value-type="string">
            <text:p>Peso líquido: 4,98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99</text:p>
          </table:table-cell>
          <table:table-cell office:value-type="string">
            <text:p>Parmesão Sibéria Especial Pequeno</text:p>
          </table:table-cell>
          <table:table-cell office:value-type="string">
            <text:p>Procedência: Brasil</text:p>
          </table:table-cell>
          <table:table-cell office:value-type="string">
            <text:p>Peso bruto: 2,6 kg aproximados</text:p>
          </table:table-cell>
          <table:table-cell office:value-type="string">
            <text:p>Peso líquido: 2,6 kg aproximados</text:p>
          </table:table-cell>
          <table:table-cell office:value-type="string">
            <text:p>Embalagem: Plástica a vácu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0</text:p>
          </table:table-cell>
          <table:table-cell office:value-type="string">
            <text:p>Parmesão Scala Montanhês 6Kg</text:p>
          </table:table-cell>
          <table:table-cell office:value-type="string">
            <text:p>Procedência: Brasil – Sacramento – MG</text:p>
          </table:table-cell>
          <table:table-cell office:value-type="string">
            <text:p>Peso bruto: 6,5 Kg</text:p>
          </table:table-cell>
          <table:table-cell office:value-type="string">
            <text:p>Peso líquido: 5,98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3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1</text:p>
          </table:table-cell>
          <table:table-cell office:value-type="string">
            <text:p>Parmesão Serra Nova</text:p>
          </table:table-cell>
          <table:table-cell office:value-type="string">
            <text:p>Procedência: Brasil&lt;br/&gt;</text:p>
            <text:p>Peso Bruto: 5,5 Kg aproximados.&lt;br/&gt;</text:p>
            <text:p>Peso líquido: 5,5 Kg aproximados&lt;br/&gt;</text:p>
            <text:p>Embalagem: Plástica a vácuo&lt;br/&gt;</text:p>
            <text:p>Quantidade: 4 peças por caixas (22kg aproximados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2</text:p>
          </table:table-cell>
          <table:table-cell office:value-type="string">
            <text:p>Parmesão Cristal</text:p>
          </table:table-cell>
          <table:table-cell office:value-type="string">
            <text:p>Procedência: Brasil</text:p>
          </table:table-cell>
          <table:table-cell office:value-type="string">
            <text:p>Peso Bruto: 5,5 Kg aproximados.</text:p>
          </table:table-cell>
          <table:table-cell office:value-type="string">
            <text:p>Peso líquido: 5,5 Kg aproximados</text:p>
          </table:table-cell>
          <table:table-cell office:value-type="string">
            <text:p>Embalagem: Plástica a vácuo</text:p>
          </table:table-cell>
          <table:table-cell office:value-type="string">
            <text:p>Quantidade: 4 peças por caixas(22 kg aproximados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3</text:p>
          </table:table-cell>
          <table:table-cell office:value-type="string">
            <text:p>Mussarela (RO) Ouro Preto Três Marias*</text:p>
          </table:table-cell>
          <table:table-cell office:value-type="string">
            <text:p>Procedência: Brasil – Ouro Preto D Oeste – RO</text:p>
          </table:table-cell>
          <table:table-cell office:value-type="string">
            <text:p>Peso Bruto: 4,08 Kg (Aproximado)</text:p>
          </table:table-cell>
          <table:table-cell office:value-type="string">
            <text:p>Peso Liquido: 4,067 Kg</text:p>
          </table:table-cell>
          <table:table-cell office:value-type="string">
            <text:p>Embalagem: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4</text:p>
          </table:table-cell>
          <table:table-cell office:value-type="string">
            <text:p>Mussarela (MG) Três Marias</text:p>
          </table:table-cell>
          <table:table-cell office:value-type="string">
            <text:p>Procedência: Brasil-MG</text:p>
          </table:table-cell>
          <table:table-cell office:value-type="string">
            <text:p>Peso Bruto: 3,560Kg (aproximado)</text:p>
          </table:table-cell>
          <table:table-cell office:value-type="string">
            <text:p>Peso Líquido: 3,547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 (24 kg aproximados)</text:p>
          </table:table-cell>
          <table:table-cell office:value-type="string">
            <text:p>Formato de venda: Kg </text:p>
          </table:table-cell>
          <table:table-cell office:value-type="string">
            <text:p>Características: Produto de ótima qualidade para qualquer utilização</text:p>
          </table:table-cell>
          <table:table-cell office:value-type="string">
            <text:p/>
          </table:table-cell>
        </table:table-row>
        <table:table-row>
          <table:table-cell office:value-type="string">
            <text:p>705</text:p>
          </table:table-cell>
          <table:table-cell office:value-type="string">
            <text:p>Parmesão Safira</text:p>
          </table:table-cell>
          <table:table-cell office:value-type="string">
            <text:p>Procedência: Brasil – Galileia – MG</text:p>
          </table:table-cell>
          <table:table-cell office:value-type="string">
            <text:p>Peso Bruto: 5,080 kg (aproximado)</text:p>
          </table:table-cell>
          <table:table-cell office:value-type="string">
            <text:p>Peso líquido: 5,068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 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6</text:p>
          </table:table-cell>
          <table:table-cell office:value-type="string">
            <text:p>Mussarela Inlaron(Tradição)</text:p>
          </table:table-cell>
          <table:table-cell office:value-type="string">
            <text:p>Procedência: Brasil – Seringueira – RO</text:p>
          </table:table-cell>
          <table:table-cell office:value-type="string">
            <text:p>Peso líquido: 4,1 Kg (aproximadamente)</text:p>
          </table:table-cell>
          <table:table-cell office:value-type="string">
            <text:p>Peso drenado: 4 Kg (aproximadamente)</text:p>
          </table:table-cell>
          <table:table-cell office:value-type="string">
            <text:p>Embalagem: Plásticas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07</text:p>
          </table:table-cell>
          <table:table-cell office:value-type="string">
            <text:p>Mussarela Scala</text:p>
          </table:table-cell>
          <table:table-cell office:value-type="string">
            <text:p>Procedência: Brasil- Sacramento – MG</text:p>
          </table:table-cell>
          <table:table-cell office:value-type="string">
            <text:p>Peso bruto: 3,92 kg (aproximado)</text:p>
          </table:table-cell>
          <table:table-cell office:value-type="string">
            <text:p>Peso líquido: 3,906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>Características: Produto de ótima qualidade para qualquer utilização.</text:p>
          </table:table-cell>
          <table:table-cell office:value-type="string">
            <text:p/>
          </table:table-cell>
        </table:table-row>
        <table:table-row>
          <table:table-cell office:value-type="string">
            <text:p>708</text:p>
          </table:table-cell>
          <table:table-cell office:value-type="string">
            <text:p>Mussarela (RO) Jarú Três Marias*</text:p>
          </table:table-cell>
          <table:table-cell office:value-type="string">
            <text:p>Procedência: Brasil-RO</text:p>
          </table:table-cell>
          <table:table-cell office:value-type="string">
            <text:p>Peso Bruto: 4 Kg (aproximado)</text:p>
          </table:table-cell>
          <table:table-cell office:value-type="string">
            <text:p>Peso líquido: 3,967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Caixa C/6 Pç</text:p>
          </table:table-cell>
          <table:table-cell office:value-type="string">
            <text:p>Formato de venda: Kg </text:p>
          </table:table-cell>
          <table:table-cell office:value-type="string">
            <text:p>Características: Produto de ótima qualidade para qualquer utilização.</text:p>
          </table:table-cell>
          <table:table-cell office:value-type="string">
            <text:p/>
          </table:table-cell>
        </table:table-row>
        <table:table-row>
          <table:table-cell office:value-type="string">
            <text:p>709</text:p>
          </table:table-cell>
          <table:table-cell office:value-type="string">
            <text:p>Mussarela (MT) Três Marias*</text:p>
          </table:table-cell>
          <table:table-cell office:value-type="string">
            <text:p>Procedência: Brasil-MT</text:p>
          </table:table-cell>
          <table:table-cell office:value-type="string">
            <text:p>Peso bruto: 4 kg  (aproximados)</text:p>
          </table:table-cell>
          <table:table-cell office:value-type="string">
            <text:p>Peso Líquido: 3,917 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 6 peças por caixa (24 kg aproximados )</text:p>
          </table:table-cell>
          <table:table-cell office:value-type="string">
            <text:p>Características: Produto de ótima qualidade para qualquer utilização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0</text:p>
          </table:table-cell>
          <table:table-cell office:value-type="string">
            <text:p>Mussarela Tradição</text:p>
          </table:table-cell>
          <table:table-cell office:value-type="string">
            <text:p>Procedência: Brasil-RO</text:p>
          </table:table-cell>
          <table:table-cell office:value-type="string">
            <text:p>Peso líquido: 4,100 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 6 Pacotes por caixa (aprox. 24kg)</text:p>
          </table:table-cell>
          <table:table-cell office:value-type="string">
            <text:p>Formato de venda: Kg </text:p>
          </table:table-cell>
          <table:table-cell office:value-type="string">
            <text:p>Características: Produto de ótima qualidade para qualquer utilização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1</text:p>
          </table:table-cell>
          <table:table-cell office:value-type="string">
            <text:p>Bola Para Churrasco Yema 500g</text:p>
          </table:table-cell>
          <table:table-cell office:value-type="string">
            <text:p>Procedência : Brasil</text:p>
          </table:table-cell>
          <table:table-cell office:value-type="string">
            <text:p>Peso bruto:  0,460kg aprox</text:p>
          </table:table-cell>
          <table:table-cell office:value-type="string">
            <text:p>peso liquido: 0,460 aprox</text:p>
          </table:table-cell>
          <table:table-cell office:value-type="string">
            <text:p>Embalagem:  vacu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2</text:p>
          </table:table-cell>
          <table:table-cell office:value-type="string">
            <text:p>Mussarela Coopernova</text:p>
          </table:table-cell>
          <table:table-cell office:value-type="string">
            <text:p>Procedência: Brasil- Terra Nova -MT</text:p>
          </table:table-cell>
          <table:table-cell office:value-type="string">
            <text:p>Peso bruto: 4 kg (aproximado)</text:p>
          </table:table-cell>
          <table:table-cell office:value-type="string">
            <text:p>Peso líquido: 4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 C/ 6 pç&lt;br/&gt;</text:p>
            <text:p>Formato de venda: Kg </text:p>
          </table:table-cell>
          <table:table-cell office:value-type="string">
            <text:p>Características: Produto de ótima qualidade para qualquer utilização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3</text:p>
          </table:table-cell>
          <table:table-cell office:value-type="string">
            <text:p>Mussarela Margherita Yema 600g</text:p>
          </table:table-cell>
          <table:table-cell office:value-type="string">
            <text:p>Procedência: Brasil – SP</text:p>
          </table:table-cell>
          <table:table-cell office:value-type="string">
            <text:p>Peso bruto: 660g</text:p>
          </table:table-cell>
          <table:table-cell office:value-type="string">
            <text:p>Peso líquido: 653g</text:p>
          </table:table-cell>
          <table:table-cell office:value-type="string">
            <text:p>Embalagem: Plástica a vácuo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>Obs: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14</text:p>
          </table:table-cell>
          <table:table-cell office:value-type="string">
            <text:p>Mussarela Sibéria Especial</text:p>
          </table:table-cell>
          <table:table-cell office:value-type="string">
            <text:p>Procedência: Brasil</text:p>
          </table:table-cell>
          <table:table-cell office:value-type="string">
            <text:p>Peso bruto: 2 kg aproximados</text:p>
          </table:table-cell>
          <table:table-cell office:value-type="string">
            <text:p>Peso líquido: 2 kg aproximados</text:p>
          </table:table-cell>
          <table:table-cell office:value-type="string">
            <text:p>Embalagem: Plástica a vácuo</text:p>
          </table:table-cell>
          <table:table-cell office:value-type="string">
            <text:p>Quantidade: 10 unidades por caixa</text:p>
          </table:table-cell>
          <table:table-cell office:value-type="string">
            <text:p>Serve para fatia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5</text:p>
          </table:table-cell>
          <table:table-cell office:value-type="string">
            <text:p>Mussarela de Búfala Yema 4Kg(Pura)</text:p>
          </table:table-cell>
          <table:table-cell office:value-type="string">
            <text:p>Procedência: Brasil – SP</text:p>
          </table:table-cell>
          <table:table-cell office:value-type="string">
            <text:p>Peso bruto: 4 Kg</text:p>
          </table:table-cell>
          <table:table-cell office:value-type="string">
            <text:p>Peso líquido: 3,98 Kg</text:p>
          </table:table-cell>
          <table:table-cell office:value-type="string">
            <text:p>Embalagem: Plástica a vácuo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16</text:p>
          </table:table-cell>
          <table:table-cell office:value-type="string">
            <text:p>Mussarela Boccatelle (Bolinha Coronata) 360g</text:p>
          </table:table-cell>
          <table:table-cell office:value-type="string">
            <text:p>Procedência: Brasil – Coromandel – MG</text:p>
          </table:table-cell>
          <table:table-cell office:value-type="string">
            <text:p>Peso liquido: 900 g</text:p>
          </table:table-cell>
          <table:table-cell office:value-type="string">
            <text:p>Peso drenado: 360 g</text:p>
          </table:table-cell>
          <table:table-cell office:value-type="string">
            <text:p>Embalagem: Saco Plástico com Sor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 </text:p>
          </table:table-cell>
          <table:table-cell office:value-type="string">
            <text:p>Obs: Não serve para fatiar.</text:p>
          </table:table-cell>
          <table:table-cell office:value-type="string">
            <text:p/>
          </table:table-cell>
        </table:table-row>
        <table:table-row>
          <table:table-cell office:value-type="string">
            <text:p>717</text:p>
          </table:table-cell>
          <table:table-cell office:value-type="string">
            <text:p>Mussarela Pezzolini (Cerejinha Coronata) 360g</text:p>
          </table:table-cell>
          <table:table-cell office:value-type="string">
            <text:p>Procedência: Brasil – Coromandel – MG</text:p>
          </table:table-cell>
          <table:table-cell office:value-type="string">
            <text:p>Peso líquido: 900 g</text:p>
          </table:table-cell>
          <table:table-cell office:value-type="string">
            <text:p>Peso drenado:360 g</text:p>
          </table:table-cell>
          <table:table-cell office:value-type="string">
            <text:p>Embalagem: Saco Plástico com soro</text:p>
          </table:table-cell>
          <table:table-cell office:value-type="string">
            <text:p>Quantidade: Avulso</text:p>
          </table:table-cell>
          <table:table-cell office:value-type="string">
            <text:p>Formato de venda: Pct </text:p>
          </table:table-cell>
          <table:table-cell office:value-type="string">
            <text:p>Obs: Não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18</text:p>
          </table:table-cell>
          <table:table-cell office:value-type="string">
            <text:p>Mussarela Bocconcino Yema 330g</text:p>
          </table:table-cell>
          <table:table-cell office:value-type="string">
            <text:p>Procedência: Brasil – SP</text:p>
          </table:table-cell>
          <table:table-cell office:value-type="string">
            <text:p>Peso líquido: 900gr</text:p>
          </table:table-cell>
          <table:table-cell office:value-type="string">
            <text:p>Peso drenado: 330gr</text:p>
          </table:table-cell>
          <table:table-cell office:value-type="string">
            <text:p>Embalagem: Saco Plástico com Sor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</text:p>
          </table:table-cell>
          <table:table-cell office:value-type="string">
            <text:p>Obs: Não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19</text:p>
          </table:table-cell>
          <table:table-cell office:value-type="string">
            <text:p>Mussarela Cereja de leite Yema 330g</text:p>
          </table:table-cell>
          <table:table-cell office:value-type="string">
            <text:p>Procedência: Brasil – SP</text:p>
          </table:table-cell>
          <table:table-cell office:value-type="string">
            <text:p>Peso líquido: 900g</text:p>
          </table:table-cell>
          <table:table-cell office:value-type="string">
            <text:p>Peso drenado: 330g</text:p>
          </table:table-cell>
          <table:table-cell office:value-type="string">
            <text:p>Embalagem: Saco Plástico com Soro</text:p>
          </table:table-cell>
          <table:table-cell office:value-type="string">
            <text:p>Quantidade: Caixa C/ 30 Pct</text:p>
          </table:table-cell>
          <table:table-cell office:value-type="string">
            <text:p>Formato de venda: Pct </text:p>
          </table:table-cell>
          <table:table-cell office:value-type="string">
            <text:p>Obs: Não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20</text:p>
          </table:table-cell>
          <table:table-cell office:value-type="string">
            <text:p>Mussarela de Búfala D`oeste(Pura)</text:p>
          </table:table-cell>
          <table:table-cell office:value-type="string">
            <text:p>Procedência: Brasil</text:p>
          </table:table-cell>
          <table:table-cell office:value-type="string">
            <text:p>Peso bruto: 1,9 kg (Aproximado)</text:p>
          </table:table-cell>
          <table:table-cell office:value-type="string">
            <text:p>Peso líquido: 1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Peças avulsas</text:p>
          </table:table-cell>
          <table:table-cell office:value-type="string">
            <text:p>Formato de venda: Kg</text:p>
          </table:table-cell>
          <table:table-cell office:value-type="string">
            <text:p>Obs: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21</text:p>
          </table:table-cell>
          <table:table-cell office:value-type="string">
            <text:p>Mussarela de Búfala Jaborandi(Pura)</text:p>
          </table:table-cell>
          <table:table-cell office:value-type="string">
            <text:p>Procedência: Brasil</text:p>
          </table:table-cell>
          <table:table-cell office:value-type="string">
            <text:p>Peso bruto: 1,700kg (aproximados)</text:p>
          </table:table-cell>
          <table:table-cell office:value-type="string">
            <text:p>Peso líquido: 1,700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 Avulso</text:p>
          </table:table-cell>
          <table:table-cell office:value-type="string">
            <text:p>Formato de Venda:  Kg</text:p>
          </table:table-cell>
          <table:table-cell office:value-type="string">
            <text:p>Obs: Ela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22</text:p>
          </table:table-cell>
          <table:table-cell office:value-type="string">
            <text:p>Mussarela Imperador*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3</text:p>
          </table:table-cell>
          <table:table-cell office:value-type="string">
            <text:p>Mussarela 4 Gerações</text:p>
          </table:table-cell>
          <table:table-cell office:value-type="string">
            <text:p>Procedência: Brasil-SC</text:p>
          </table:table-cell>
          <table:table-cell office:value-type="string">
            <text:p>Peso Bruto: 4,15 Kg (aproximado)</text:p>
          </table:table-cell>
          <table:table-cell office:value-type="string">
            <text:p>Peso líquido: 4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4</text:p>
          </table:table-cell>
          <table:table-cell office:value-type="string">
            <text:p>Mussarela Laurita *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5</text:p>
          </table:table-cell>
          <table:table-cell office:value-type="string">
            <text:p>Mussarela Lacm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6</text:p>
          </table:table-cell>
          <table:table-cell office:value-type="string">
            <text:p>Mussarela Safira**</text:p>
          </table:table-cell>
          <table:table-cell office:value-type="string">
            <text:p>Procedência: Brasil-PR</text:p>
          </table:table-cell>
          <table:table-cell office:value-type="string">
            <text:p>Peso bruto: 4,21 kg (aproximado)</text:p>
          </table:table-cell>
          <table:table-cell office:value-type="string">
            <text:p>Peso Líquido: 4,195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 (24 kg aproximados)</text:p>
          </table:table-cell>
          <table:table-cell office:value-type="string">
            <text:p>Formato de venda: Kg </text:p>
          </table:table-cell>
          <table:table-cell office:value-type="string">
            <text:p>Características: Produto de ótima qualidade</text:p>
          </table:table-cell>
          <table:table-cell office:value-type="string">
            <text:p/>
          </table:table-cell>
        </table:table-row>
        <table:table-row>
          <table:table-cell office:value-type="string">
            <text:p>727</text:p>
          </table:table-cell>
          <table:table-cell office:value-type="string">
            <text:p>Mussarela D Vovó (E)*</text:p>
          </table:table-cell>
          <table:table-cell office:value-type="string">
            <text:p>Procedência: Brasil-SC</text:p>
          </table:table-cell>
          <table:table-cell office:value-type="string">
            <text:p>Peso bruto: 4,22 Kg (aproximado)</text:p>
          </table:table-cell>
          <table:table-cell office:value-type="string">
            <text:p>Peso líquido: 4,20 Kg (aproximado)</text:p>
          </table:table-cell>
          <table:table-cell office:value-type="string">
            <text:p>Embalagem: Plástica</text:p>
          </table:table-cell>
          <table:table-cell office:value-type="string">
            <text:p>Quantidade: Caixa C/ 6 Pç (aproximadamente 24Kg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8</text:p>
          </table:table-cell>
          <table:table-cell office:value-type="string">
            <text:p>Mussarela Pucon (E) *</text:p>
          </table:table-cell>
          <table:table-cell office:value-type="string">
            <text:p>Procedência: Brasil – SC</text:p>
          </table:table-cell>
          <table:table-cell office:value-type="string">
            <text:p>Peso bruto: 4,14 Kg (aproximado)</text:p>
          </table:table-cell>
          <table:table-cell office:value-type="string">
            <text:p>Peso líquido: 4,12 Kg (aproximado)</text:p>
          </table:table-cell>
          <table:table-cell office:value-type="string">
            <text:p>Embalagem: Plástica</text:p>
          </table:table-cell>
          <table:table-cell office:value-type="string">
            <text:p>Quantidade: Caixa C/ 6 peças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29</text:p>
          </table:table-cell>
          <table:table-cell office:value-type="string">
            <text:p>Mussarela Fatiada Anita 4Kg</text:p>
          </table:table-cell>
          <table:table-cell office:value-type="string">
            <text:p>Procedência:Brasil-PR</text:p>
          </table:table-cell>
          <table:table-cell office:value-type="string">
            <text:p>Peso bruto:4,000kg aproximados.</text:p>
          </table:table-cell>
          <table:table-cell office:value-type="string">
            <text:p>Peso Liquido:4,000kg aproximados.</text:p>
          </table:table-cell>
          <table:table-cell office:value-type="string">
            <text:p>Embalagem:plastica a vacuo</text:p>
          </table:table-cell>
          <table:table-cell office:value-type="string">
            <text:p>Quantidade: 6 peças por caixa (24,000kg aproximados 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0</text:p>
          </table:table-cell>
          <table:table-cell office:value-type="string">
            <text:p>Mussarela Fatiada Parlak 4Kg</text:p>
          </table:table-cell>
          <table:table-cell office:value-type="string">
            <text:p>Procedência: Brasil-PR&lt;br/&gt;</text:p>
            <text:p>Peso bruto: 200g em média&lt;br/&gt;</text:p>
            <text:p>Peso líquido:200g em média&lt;br/&gt;</text:p>
            <text:p>Embalagem: Plástica a vácuo.&lt;br/&gt;</text:p>
            <text:p>Quantidade: Por caixa 96 peças (aproximadamente 19,2 kg por cx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1</text:p>
          </table:table-cell>
          <table:table-cell office:value-type="string">
            <text:p>Mussarela Crioulo*</text:p>
          </table:table-cell>
          <table:table-cell office:value-type="string">
            <text:p>Procedência: Brasil – PR</text:p>
          </table:table-cell>
          <table:table-cell office:value-type="string">
            <text:p>Peso bruto: 3,940g (aproximado)</text:p>
          </table:table-cell>
          <table:table-cell office:value-type="string">
            <text:p>Peso líquido: 3,923g  (aproximado)</text:p>
          </table:table-cell>
          <table:table-cell office:value-type="string">
            <text:p>Embalagem: Plástica a vácuo.</text:p>
          </table:table-cell>
          <table:table-cell office:value-type="string">
            <text:p>Quantidade: Caixa C/ 6 pç (aproximadamente 24 kg por cx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2</text:p>
          </table:table-cell>
          <table:table-cell office:value-type="string">
            <text:p>Mussarela Frizzo*</text:p>
          </table:table-cell>
          <table:table-cell office:value-type="string">
            <text:p>Procedência: Brasil&lt;br/&gt;</text:p>
            <text:p>Peso Bruto: 3,92 Kg (Aproximadamente)&lt;br/&gt;</text:p>
            <text:p>Peso Liquido: 3,88 Kg&lt;br/&gt;</text:p>
            <text:p>Embalagem: Vácuo&lt;br/&gt;</text:p>
            <text:p>Quantidade: 6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3</text:p>
          </table:table-cell>
          <table:table-cell office:value-type="string">
            <text:p>Mussarela Anita *</text:p>
          </table:table-cell>
          <table:table-cell office:value-type="string">
            <text:p>Procedência: Brasil-SC&lt;br/&gt;</text:p>
            <text:p>Peso bruto: 4 Kg em media&lt;br/&gt;</text:p>
            <text:p>Peso líquido: 4 Kg em media&lt;br/&gt;</text:p>
            <text:p>Embalagem: Plástica a vácuo.&lt;br/&gt;</text:p>
            <text:p>Quantidade: Por caixa 6 peça (aproximadamente 24 kg por cx.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4</text:p>
          </table:table-cell>
          <table:table-cell office:value-type="string">
            <text:p>Mussarela Quatiguá Vacuo</text:p>
          </table:table-cell>
          <table:table-cell office:value-type="string">
            <text:p>Procedência: Brasil-PR</text:p>
          </table:table-cell>
          <table:table-cell office:value-type="string">
            <text:p>Peso Bruto: 4,18 kg (aproximado)</text:p>
          </table:table-cell>
          <table:table-cell office:value-type="string">
            <text:p>Peso líquido: 4,168 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Caixa C/ 6 Pç</text:p>
          </table:table-cell>
          <table:table-cell office:value-type="string">
            <text:p>Características: Produto de boa qualidade.&lt;br/&gt;</text:p>
            <text:p>Atende bem clientes que usam para ralar ou para fatiar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5</text:p>
          </table:table-cell>
          <table:table-cell office:value-type="string">
            <text:p>Mussarela Bruzzo (E) *</text:p>
          </table:table-cell>
          <table:table-cell office:value-type="string">
            <text:p>Procedência: Brasil – Ministro Andrezza – RO</text:p>
          </table:table-cell>
          <table:table-cell office:value-type="string">
            <text:p>Peso bruto: 4 kg (aproximado)</text:p>
          </table:table-cell>
          <table:table-cell office:value-type="string">
            <text:p>Peso líquido: 4 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6</text:p>
          </table:table-cell>
          <table:table-cell office:value-type="string">
            <text:p>Mussarela Keco (E) *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7</text:p>
          </table:table-cell>
          <table:table-cell office:value-type="string">
            <text:p>Mussarela Italac*</text:p>
          </table:table-cell>
          <table:table-cell office:value-type="string">
            <text:p>Procedência:Brasil-RO</text:p>
          </table:table-cell>
          <table:table-cell office:value-type="string">
            <text:p>Peso bruto: 4,20 kg (aproximado)</text:p>
          </table:table-cell>
          <table:table-cell office:value-type="string">
            <text:p>Peso liquido:4,09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8</text:p>
          </table:table-cell>
          <table:table-cell office:value-type="string">
            <text:p>Mussarela Joia *</text:p>
          </table:table-cell>
          <table:table-cell office:value-type="string">
            <text:p>Procedência: Brasil-RO</text:p>
          </table:table-cell>
          <table:table-cell office:value-type="string">
            <text:p>Peso bruto: 4 kg (em media)</text:p>
          </table:table-cell>
          <table:table-cell office:value-type="string">
            <text:p>Peso líquido: 4 kg (em media)</text:p>
          </table:table-cell>
          <table:table-cell office:value-type="string">
            <text:p>Embalagem: Plástica a vácuo.</text:p>
          </table:table-cell>
          <table:table-cell office:value-type="string">
            <text:p>Quantidade: Caixa C/ 6 Pç (aproximadamente 24 kg por cx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39</text:p>
          </table:table-cell>
          <table:table-cell office:value-type="string">
            <text:p>Mussarela Sempre Bom (E) *</text:p>
          </table:table-cell>
          <table:table-cell office:value-type="string">
            <text:p>Procedência: Brasil-RO</text:p>
          </table:table-cell>
          <table:table-cell office:value-type="string">
            <text:p>Peso bruto: 4,15 kg (aproximados)</text:p>
          </table:table-cell>
          <table:table-cell office:value-type="string">
            <text:p>Peso líquido: 4,02 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Caixa C/ 6 Pç (24 kg aproximados)</text:p>
          </table:table-cell>
          <table:table-cell office:value-type="string">
            <text:p>Características: Produto de boa qualidade. Melhor resultado para usuários que ralam o produto. Normalmente não fatia muito bem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0</text:p>
          </table:table-cell>
          <table:table-cell office:value-type="string">
            <text:p>Mussarela Piloto</text:p>
          </table:table-cell>
          <table:table-cell office:value-type="string">
            <text:p>Procedência: Brasil-PR&lt;br/&gt;</text:p>
            <text:p>Peso bruto: 4 Kg em media&lt;br/&gt;</text:p>
            <text:p>Peso liquido:  4 Kg em media&lt;br/&gt;</text:p>
            <text:p>Embalagem: Plastica a vácuo.&lt;br/&gt;</text:p>
            <text:p>Quantidade: Por caixa 6 peça(Aproximadamente 24 Kg por cx)&lt;br/&gt;</text:p>
            <text:p>Características: Produto com padrão variável. Consulte sobre o lote disponível para venda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1</text:p>
          </table:table-cell>
          <table:table-cell office:value-type="string">
            <text:p>Mussarela Real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2</text:p>
          </table:table-cell>
          <table:table-cell office:value-type="string">
            <text:p>Mussarela Monte Verde (E) *</text:p>
          </table:table-cell>
          <table:table-cell office:value-type="string">
            <text:p>Procedência: Brasil – Mirante Das – RO</text:p>
          </table:table-cell>
          <table:table-cell office:value-type="string">
            <text:p>Peso Bruto: 4,12 Kg (aproximadamente)</text:p>
          </table:table-cell>
          <table:table-cell office:value-type="string">
            <text:p>Peso Líquido: 4 Kg (aproximadamente)</text:p>
          </table:table-cell>
          <table:table-cell office:value-type="string">
            <text:p>Embalagem: Vácuo</text:p>
          </table:table-cell>
          <table:table-cell office:value-type="string">
            <text:p>Quantidade: Caixa C/ 6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3</text:p>
          </table:table-cell>
          <table:table-cell office:value-type="string">
            <text:p>Mussarela Apo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4</text:p>
          </table:table-cell>
          <table:table-cell office:value-type="string">
            <text:p>Mussarela Multibom*</text:p>
          </table:table-cell>
          <table:table-cell office:value-type="string">
            <text:p>Procedência: Brasil-RO</text:p>
          </table:table-cell>
          <table:table-cell office:value-type="string">
            <text:p>Peso Bruto: 4 kg</text:p>
          </table:table-cell>
          <table:table-cell office:value-type="string">
            <text:p>Peso Líquido: 4 kg</text:p>
          </table:table-cell>
          <table:table-cell office:value-type="string">
            <text:p>Embalagem: Plástica a vácuo</text:p>
          </table:table-cell>
          <table:table-cell office:value-type="string">
            <text:p>Quantidade: 6 unidades por caixa (aproximadamente 24 Kg)</text:p>
          </table:table-cell>
          <table:table-cell office:value-type="string">
            <text:p>Características: Produto de ótima qualidade para qualquer utilização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5</text:p>
          </table:table-cell>
          <table:table-cell office:value-type="string">
            <text:p>Mussarela Di Genaro</text:p>
          </table:table-cell>
          <table:table-cell office:value-type="string">
            <text:p>Procedência: Brasil-MT</text:p>
          </table:table-cell>
          <table:table-cell office:value-type="string">
            <text:p>Peso bruto: 4 kg (aproximados)</text:p>
          </table:table-cell>
          <table:table-cell office:value-type="string">
            <text:p>Peso líquido: 4 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 /6 Pç</text:p>
          </table:table-cell>
          <table:table-cell office:value-type="string">
            <text:p>Características: Produto de boa qualidade. Melhor resultado para usuários que ralam o produto. Normalmente não fatia muito bem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6</text:p>
          </table:table-cell>
          <table:table-cell office:value-type="string">
            <text:p>Mussarela La Salle (E) *</text:p>
          </table:table-cell>
          <table:table-cell office:value-type="string">
            <text:p>Procedência: Brasil-PR</text:p>
          </table:table-cell>
          <table:table-cell office:value-type="string">
            <text:p>Peso bruto: 4 kg (aproximado)</text:p>
          </table:table-cell>
          <table:table-cell office:value-type="string">
            <text:p>Peso líquido: 3,988  kg (aproximado)</text:p>
          </table:table-cell>
          <table:table-cell office:value-type="string">
            <text:p>Embalagem: Plástica a vácuo.</text:p>
          </table:table-cell>
          <table:table-cell office:value-type="string">
            <text:p>Quantidade: Caixa C/ 6 peça (aproximadamente 24kg por cx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7</text:p>
          </table:table-cell>
          <table:table-cell office:value-type="string">
            <text:p>Mussarela Nutribom *</text:p>
          </table:table-cell>
          <table:table-cell office:value-type="string">
            <text:p>Procedência: Brasil – Ouro Preto</text:p>
          </table:table-cell>
          <table:table-cell office:value-type="string">
            <text:p>Peso liquído: 4,42 kg (aprox)</text:p>
          </table:table-cell>
          <table:table-cell office:value-type="string">
            <text:p>Peso drenado: 4 ,29 kg (aprox)</text:p>
          </table:table-cell>
          <table:table-cell office:value-type="string">
            <text:p>Embalagem: a vacuo</text:p>
          </table:table-cell>
          <table:table-cell office:value-type="string">
            <text:p>Quantidade: Caixa C/6 Pç</text:p>
          </table:table-cell>
          <table:table-cell office:value-type="string">
            <text:p>Formato de venda: Kg </text:p>
          </table:table-cell>
          <table:table-cell office:value-type="string">
            <text:p>Obs mussarela serve para fatiar</text:p>
          </table:table-cell>
          <table:table-cell office:value-type="string">
            <text:p/>
          </table:table-cell>
        </table:table-row>
        <table:table-row>
          <table:table-cell office:value-type="string">
            <text:p>748</text:p>
          </table:table-cell>
          <table:table-cell office:value-type="string">
            <text:p>Mussarela Litor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49</text:p>
          </table:table-cell>
          <table:table-cell office:value-type="string">
            <text:p>Mussarela Paraiso *</text:p>
          </table:table-cell>
          <table:table-cell office:value-type="string">
            <text:p>Procedência: Brasil-SC</text:p>
          </table:table-cell>
          <table:table-cell office:value-type="string">
            <text:p>Peso Bruto: 4 Kg aproximados</text:p>
          </table:table-cell>
          <table:table-cell office:value-type="string">
            <text:p>Peso líquido: 4 Kg aproximados</text:p>
          </table:table-cell>
          <table:table-cell office:value-type="string">
            <text:p>Embalagem: Plástica a vácu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0</text:p>
          </table:table-cell>
          <table:table-cell office:value-type="string">
            <text:p>Mussarela Rondolac (E) *</text:p>
          </table:table-cell>
          <table:table-cell office:value-type="string">
            <text:p>Procedência:Brasil&lt;br/&gt;</text:p>
            <text:p>Peso bruto:4 Kg aproximados&lt;br/&gt;</text:p>
            <text:p>Peso liquido:4 Kg aproximados&lt;br/&gt;</text:p>
            <text:p>Embalagem:plastica a vácuo&lt;br/&gt;</text:p>
            <text:p>Quantidade: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1</text:p>
          </table:table-cell>
          <table:table-cell office:value-type="string">
            <text:p>Mussarela Classica*</text:p>
          </table:table-cell>
          <table:table-cell office:value-type="string">
            <text:p>Procedência: Brasil-MT</text:p>
          </table:table-cell>
          <table:table-cell office:value-type="string">
            <text:p>Peso bruto: 4 kg aproximados</text:p>
          </table:table-cell>
          <table:table-cell office:value-type="string">
            <text:p>Peso líquido: 4 kg aproximados</text:p>
          </table:table-cell>
          <table:table-cell office:value-type="string">
            <text:p>Embalagem: Plástica a vácuo</text:p>
          </table:table-cell>
          <table:table-cell office:value-type="string">
            <text:p>Quantidade: 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2</text:p>
          </table:table-cell>
          <table:table-cell office:value-type="string">
            <text:p>Mussarela Palac*</text:p>
          </table:table-cell>
          <table:table-cell office:value-type="string">
            <text:p>Procedência : Brasil – Colinas do Tocantins – TO</text:p>
          </table:table-cell>
          <table:table-cell office:value-type="string">
            <text:p>Peso bruto:4,30 kg (aproximados)</text:p>
          </table:table-cell>
          <table:table-cell office:value-type="string">
            <text:p>Peso liquido:4 Kg (kg aproximados)</text:p>
          </table:table-cell>
          <table:table-cell office:value-type="string">
            <text:p>Embalagem:plastica a vacuo</text:p>
          </table:table-cell>
          <table:table-cell office:value-type="string">
            <text:p>Quantidade: Caixa C/ 6 Pç</text:p>
          </table:table-cell>
          <table:table-cell office:value-type="string">
            <text:p>Características: Produto com padrão variável. Consulte sobre o lote disponível para venda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3</text:p>
          </table:table-cell>
          <table:table-cell office:value-type="string">
            <text:p>Manteiga Tirolez Pote 5kg</text:p>
          </table:table-cell>
          <table:table-cell office:value-type="string">
            <text:p> Procedência: Brasil – Santa Catarina&lt;br/&gt;</text:p>
            <text:p>Peso Bruto: 5kg</text:p>
          </table:table-cell>
          <table:table-cell office:value-type="string">
            <text:p>Peso Líquido: 5kg</text:p>
          </table:table-cell>
          <table:table-cell office:value-type="string">
            <text:p>Embalagem Primária: CAIXA</text:p>
          </table:table-cell>
          <table:table-cell office:value-type="string">
            <text:p>Embalagem Secundária: CAIXA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4</text:p>
          </table:table-cell>
          <table:table-cell office:value-type="string">
            <text:p>Mussarela Fleury *</text:p>
          </table:table-cell>
          <table:table-cell office:value-type="string">
            <text:p>Procedência: Brasil-GO&lt;br/&gt;</text:p>
            <text:p>Peso bruto: 4 kg (em media)&lt;br/&gt;</text:p>
            <text:p>Peso líquido: 4 kg (em media)&lt;br/&gt;</text:p>
            <text:p>Embalagem: plástica a vácuo.&lt;br/&gt;</text:p>
            <text:p>Quantidade: Caixa c/ 6 peças (aproximadamente 24kg por cx)&lt;br/&gt;</text:p>
            <text:p>Formato de Venda: Kg</text:p>
          </table:table-cell>
          <table:table-cell office:value-type="string">
            <text:p>Características: Produto de boa qualidade. Melhor resultado para usuários que ralam o produto. Normalmente não fatia muito bem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5</text:p>
          </table:table-cell>
          <table:table-cell office:value-type="string">
            <text:p>Mussarela Luisa (E) *</text:p>
          </table:table-cell>
          <table:table-cell office:value-type="string">
            <text:p>Procedência: Brasil-RO&lt;br/&gt;</text:p>
            <text:p>Peso bruto: 4 kg em media&lt;br/&gt;</text:p>
            <text:p>Peso líquido: 4 kg em media&lt;br/&gt;</text:p>
            <text:p>Embalagem: Plástica a vácuo&lt;br/&gt;</text:p>
            <text:p>Quantidade por caixa: 6 pçs (24kg aproximadamente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6</text:p>
          </table:table-cell>
          <table:table-cell office:value-type="string">
            <text:p>Manteiga C/Sal Tirolez Pote 200g</text:p>
          </table:table-cell>
          <table:table-cell office:value-type="string">
            <text:p> Procedência: Brasil – Santa Catarina&lt;br/&gt;</text:p>
            <text:p>Peso Bruto: 0,200g</text:p>
          </table:table-cell>
          <table:table-cell office:value-type="string">
            <text:p>Peso Líquido: 0,200g</text:p>
          </table:table-cell>
          <table:table-cell office:value-type="string">
            <text:p>Embalagem Primária: Pote Plástico</text:p>
          </table:table-cell>
          <table:table-cell office:value-type="string">
            <text:p>Embalagem Secundária: Caixa com 12 p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7</text:p>
          </table:table-cell>
          <table:table-cell office:value-type="string">
            <text:p>Manteiga S/Sal Tirolez Pote 200g</text:p>
          </table:table-cell>
          <table:table-cell office:value-type="string">
            <text:p>rocedência: Brasil – Santa Catarina</text:p>
          </table:table-cell>
          <table:table-cell office:value-type="string">
            <text:p>Peso Bruto: 0,200g</text:p>
          </table:table-cell>
          <table:table-cell office:value-type="string">
            <text:p>Peso Líquido: 0,200g</text:p>
          </table:table-cell>
          <table:table-cell office:value-type="string">
            <text:p>Embalagem Primária: Pote Plástico</text:p>
          </table:table-cell>
          <table:table-cell office:value-type="string">
            <text:p>Embalagem Secundária: Caixa com 12 p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8</text:p>
          </table:table-cell>
          <table:table-cell office:value-type="string">
            <text:p>Manteiga Extra S/Sal Gran Mestri Lata 200g</text:p>
          </table:table-cell>
          <table:table-cell office:value-type="string">
            <text:p>Procedência: Brasil – Santa Catarina</text:p>
          </table:table-cell>
          <table:table-cell office:value-type="string">
            <text:p>Peso Bruto: 0,200g</text:p>
          </table:table-cell>
          <table:table-cell office:value-type="string">
            <text:p>Peso Líquido: 0,200g</text:p>
          </table:table-cell>
          <table:table-cell office:value-type="string">
            <text:p>Embalagem Primária: Lata</text:p>
          </table:table-cell>
          <table:table-cell office:value-type="string">
            <text:p>Embalagem Secundária: Caixa com 12 latas</text:p>
          </table:table-cell>
          <table:table-cell office:value-type="string">
            <text:p>OBS: Tampa abre fácil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59</text:p>
          </table:table-cell>
          <table:table-cell office:value-type="string">
            <text:p>Manteiga Extra C/Sal Gran Mestri Lata 200g</text:p>
          </table:table-cell>
          <table:table-cell office:value-type="string">
            <text:p>Procedência: Brasil – Santa Catarina</text:p>
          </table:table-cell>
          <table:table-cell office:value-type="string">
            <text:p>Peso Líquido: 200g</text:p>
          </table:table-cell>
          <table:table-cell office:value-type="string">
            <text:p>Embalagem: Lata</text:p>
          </table:table-cell>
          <table:table-cell office:value-type="string">
            <text:p>Quantidade: Caixa C/ 12 Lt</text:p>
          </table:table-cell>
          <table:table-cell office:value-type="string">
            <text:p>Formato de venda: Lata </text:p>
          </table:table-cell>
          <table:table-cell office:value-type="string">
            <text:p>OBS:Tampa abre fácil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0</text:p>
          </table:table-cell>
          <table:table-cell office:value-type="string">
            <text:p>Manteiga de Garrafa Sertanorte 450g</text:p>
          </table:table-cell>
          <table:table-cell office:value-type="string">
            <text:p>Procedência: Brasil-Piçarra PA</text:p>
          </table:table-cell>
          <table:table-cell office:value-type="string">
            <text:p> Peso Líquido: 450g</text:p>
          </table:table-cell>
          <table:table-cell office:value-type="string">
            <text:p>Embalagem Primária: Garrafa de vidro</text:p>
          </table:table-cell>
          <table:table-cell office:value-type="string">
            <text:p>Quantidade: Caixa C/ 12 vd</text:p>
          </table:table-cell>
          <table:table-cell office:value-type="string">
            <text:p>Formato de venda: Vidro</text:p>
          </table:table-cell>
          <table:table-cell office:value-type="string">
            <text:p>OBS: Uso culinári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1</text:p>
          </table:table-cell>
          <table:table-cell office:value-type="string">
            <text:p>Manteiga Paraiso S/ Sal 5Kg(R)</text:p>
          </table:table-cell>
          <table:table-cell office:value-type="string">
            <text:p>Procedência: Brasil- Paraiso- SC</text:p>
          </table:table-cell>
          <table:table-cell office:value-type="string">
            <text:p>Peso líquido: 5 kg</text:p>
          </table:table-cell>
          <table:table-cell office:value-type="string">
            <text:p>Embalagem: Saco plástico com sobre embalagem de papelão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2</text:p>
          </table:table-cell>
          <table:table-cell office:value-type="string">
            <text:p>Manteiga C/Sal Crioulo 24x200g</text:p>
          </table:table-cell>
          <table:table-cell office:value-type="string">
            <text:p>Procedência: Brasil PR</text:p>
          </table:table-cell>
          <table:table-cell office:value-type="string">
            <text:p>Peso Bruto: 5 Kg</text:p>
          </table:table-cell>
          <table:table-cell office:value-type="string">
            <text:p>Peso Liquido: 4,800 Kg </text:p>
          </table:table-cell>
          <table:table-cell office:value-type="string">
            <text:p>Embalagem: Caixa  </text:p>
          </table:table-cell>
          <table:table-cell office:value-type="string">
            <text:p>Quantidade: Caixa C/ 24 Unid  (200g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3</text:p>
          </table:table-cell>
          <table:table-cell office:value-type="string">
            <text:p>Manteiga C/Sal Aviação Pote 200g</text:p>
          </table:table-cell>
          <table:table-cell office:value-type="string">
            <text:p>Procedência: Brasil – São Sebatião de Paraiso – MG</text:p>
          </table:table-cell>
          <table:table-cell office:value-type="string">
            <text:p>Peso bruto: 200g</text:p>
          </table:table-cell>
          <table:table-cell office:value-type="string">
            <text:p>Embalagem: Pote Plástico</text:p>
          </table:table-cell>
          <table:table-cell office:value-type="string">
            <text:p>Quantidade: Caixa C/ 24  Pote </text:p>
          </table:table-cell>
          <table:table-cell office:value-type="string">
            <text:p>Formato de venda: P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4</text:p>
          </table:table-cell>
          <table:table-cell office:value-type="string">
            <text:p>Manteiga Extra S/Sal Vigor 192x10g</text:p>
          </table:table-cell>
          <table:table-cell office:value-type="string">
            <text:p>Procedência: Brasil – SP</text:p>
          </table:table-cell>
          <table:table-cell office:value-type="string">
            <text:p>Peso Líquido: 1,920 Kg</text:p>
          </table:table-cell>
          <table:table-cell office:value-type="string">
            <text:p>Embalagem: Caixa</text:p>
          </table:table-cell>
          <table:table-cell office:value-type="string">
            <text:p>Quantidade: Caixa c/192 Unidades de 10g 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5</text:p>
          </table:table-cell>
          <table:table-cell office:value-type="string">
            <text:p>Manteiga Extra C/Sal Vigor 192x10g</text:p>
          </table:table-cell>
          <table:table-cell office:value-type="string">
            <text:p>Procedência: Brasil – SP</text:p>
          </table:table-cell>
          <table:table-cell office:value-type="string">
            <text:p>Peso Líquido: 1,920 Kg</text:p>
          </table:table-cell>
          <table:table-cell office:value-type="string">
            <text:p>Embalagem: Caixa</text:p>
          </table:table-cell>
          <table:table-cell office:value-type="string">
            <text:p>Quantidade: Caixa c/ 192 Unidades de 10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6</text:p>
          </table:table-cell>
          <table:table-cell office:value-type="string">
            <text:p>Manteiga Extra Scala S/Sal 5Kg</text:p>
          </table:table-cell>
          <table:table-cell office:value-type="string">
            <text:p>Procedência: Brasil – Sacramento -MG  </text:p>
          </table:table-cell>
          <table:table-cell office:value-type="string">
            <text:p>Peso bruto: 5 Kg</text:p>
          </table:table-cell>
          <table:table-cell office:value-type="string">
            <text:p>Embalagem: Caixa de papelão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7</text:p>
          </table:table-cell>
          <table:table-cell office:value-type="string">
            <text:p>Manteiga Paraiso S/ Sal 5Kg(GP2)</text:p>
          </table:table-cell>
          <table:table-cell office:value-type="string">
            <text:p>Procedência: Brasil- Paraiso- SC</text:p>
          </table:table-cell>
          <table:table-cell office:value-type="string">
            <text:p>Peso líquido: 5 kg</text:p>
          </table:table-cell>
          <table:table-cell office:value-type="string">
            <text:p>Embalagem: Saco plástico com sobre embalagem de papelão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8</text:p>
          </table:table-cell>
          <table:table-cell office:value-type="string">
            <text:p>Manteiga Paraiso S/ Sal 5Kg(GP2)</text:p>
          </table:table-cell>
          <table:table-cell office:value-type="string">
            <text:p>Procedência: Brasil</text:p>
          </table:table-cell>
          <table:table-cell office:value-type="string">
            <text:p>			Peso bruto: 5,140kg aproximados</text:p>
          </table:table-cell>
          <table:table-cell office:value-type="string">
            <text:p>			Peso líquido: 5,000kg</text:p>
          </table:table-cell>
          <table:table-cell office:value-type="string">
            <text:p>			Embalagem: Saco plástico com sobre embalagem de papelão</text:p>
          </table:table-cell>
          <table:table-cell office:value-type="string">
            <text:p>			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69</text:p>
          </table:table-cell>
          <table:table-cell office:value-type="string">
            <text:p>Manteiga Três Marias S/Sal 5Kg</text:p>
          </table:table-cell>
          <table:table-cell office:value-type="string">
            <text:p>Procedência: Brasil – Ouro Preto D Oeste – RO</text:p>
          </table:table-cell>
          <table:table-cell office:value-type="string">
            <text:p>Peso líquido: 5kg</text:p>
          </table:table-cell>
          <table:table-cell office:value-type="string">
            <text:p>Embalagem: Papelão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0</text:p>
          </table:table-cell>
          <table:table-cell office:value-type="string">
            <text:p>Manteiga Keco S/ Sal 5Kg</text:p>
          </table:table-cell>
          <table:table-cell office:value-type="string">
            <text:p>Procedência: Brasil</text:p>
          </table:table-cell>
          <table:table-cell office:value-type="string">
            <text:p>Peso Bruto: 5,200Kg</text:p>
          </table:table-cell>
          <table:table-cell office:value-type="string">
            <text:p>Peso Liquido: 5,000Kg</text:p>
          </table:table-cell>
          <table:table-cell office:value-type="string">
            <text:p>Embalagem: caixa papelão individual</text:p>
          </table:table-cell>
          <table:table-cell office:value-type="string">
            <text:p>Quantidade: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1</text:p>
          </table:table-cell>
          <table:table-cell office:value-type="string">
            <text:p>Leite em Pó Italac Integral 400g</text:p>
          </table:table-cell>
          <table:table-cell office:value-type="string">
            <text:p> Procedência: Brasil – RS</text:p>
          </table:table-cell>
          <table:table-cell office:value-type="string">
            <text:p>Peso Líquido: 400 G</text:p>
          </table:table-cell>
          <table:table-cell office:value-type="string">
            <text:p>Embalagem: Plástico</text:p>
          </table:table-cell>
          <table:table-cell office:value-type="string">
            <text:p>Quantidade:  Caixa C/ 25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2</text:p>
          </table:table-cell>
          <table:table-cell office:value-type="string">
            <text:p>Leite em Pó Itambé  1Kg</text:p>
          </table:table-cell>
          <table:table-cell office:value-type="string">
            <text:p>  Procedência: Brasil</text:p>
          </table:table-cell>
          <table:table-cell office:value-type="string">
            <text:p>Peso Bruto:1kg</text:p>
          </table:table-cell>
          <table:table-cell office:value-type="string">
            <text:p>Peso Liquido:1kg</text:p>
          </table:table-cell>
          <table:table-cell office:value-type="string">
            <text:p>Embalagem: Plástica a vácu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3</text:p>
          </table:table-cell>
          <table:table-cell office:value-type="string">
            <text:p>Leite em Pó Itambé Integral 400g</text:p>
          </table:table-cell>
          <table:table-cell office:value-type="string">
            <text:p>Procedência: Brasil – GO</text:p>
          </table:table-cell>
          <table:table-cell office:value-type="string">
            <text:p>Peso Liquido: 400g</text:p>
          </table:table-cell>
          <table:table-cell office:value-type="string">
            <text:p>Embalagem: Plástica a Vácuo </text:p>
          </table:table-cell>
          <table:table-cell office:value-type="string">
            <text:p>Quantidade: Caixa C/ 2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4</text:p>
          </table:table-cell>
          <table:table-cell office:value-type="string">
            <text:p>Chanty Mix Chocolate Amelia 1Kg</text:p>
          </table:table-cell>
          <table:table-cell office:value-type="string">
            <text:p>Procedência: Brasil – SP</text:p>
          </table:table-cell>
          <table:table-cell office:value-type="string">
            <text:p>Peso Bruto: 1,01Kg</text:p>
          </table:table-cell>
          <table:table-cell office:value-type="string">
            <text:p>Peso Líquido: 1Kg</text:p>
          </table:table-cell>
          <table:table-cell office:value-type="string">
            <text:p>Embalagem: Caixa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>Obs: Ideal P/ Coberturas e Recheios.  </text:p>
          </table:table-cell>
          <table:table-cell office:value-type="string">
            <text:p/>
          </table:table-cell>
        </table:table-row>
        <table:table-row>
          <table:table-cell office:value-type="string">
            <text:p>775</text:p>
          </table:table-cell>
          <table:table-cell office:value-type="string">
            <text:p>Leite Condensado Italac Bag 2,5L</text:p>
          </table:table-cell>
          <table:table-cell office:value-type="string">
            <text:p> Procedência: Brasil – GO</text:p>
          </table:table-cell>
          <table:table-cell office:value-type="string">
            <text:p>Peso Líquido: 2,5 Kg</text:p>
          </table:table-cell>
          <table:table-cell office:value-type="string">
            <text:p> Embalagem: Bag</text:p>
          </table:table-cell>
          <table:table-cell office:value-type="string">
            <text:p>Quantidade: Caixa C/ 4 Unid</text:p>
          </table:table-cell>
          <table:table-cell office:value-type="string">
            <text:p>Formato de venda, Pct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6</text:p>
          </table:table-cell>
          <table:table-cell office:value-type="string">
            <text:p>Leite Condensado Piracanjuba 395g</text:p>
          </table:table-cell>
          <table:table-cell office:value-type="string">
            <text:p>Procedência: Brasil</text:p>
          </table:table-cell>
          <table:table-cell office:value-type="string">
            <text:p>Peso Líquido: 395g</text:p>
          </table:table-cell>
          <table:table-cell office:value-type="string">
            <text:p>Embalagem: Caixa Tetra Pak.</text:p>
          </table:table-cell>
          <table:table-cell office:value-type="string">
            <text:p>Quantidade: Caixa C/ 27 UN</text:p>
          </table:table-cell>
          <table:table-cell office:value-type="string">
            <text:p>Formato de venda: UN </text:p>
          </table:table-cell>
          <table:table-cell office:value-type="string">
            <text:p>Palletização: 105 Caixas por Pallete.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7</text:p>
          </table:table-cell>
          <table:table-cell office:value-type="string">
            <text:p>Leite Condensado Moça 2,6Kg</text:p>
          </table:table-cell>
          <table:table-cell office:value-type="string">
            <text:p>Procedência: Brasil – SP&lt;br/&gt;</text:p>
            <text:p> Peso Líquido: 2,6 Kg</text:p>
          </table:table-cell>
          <table:table-cell office:value-type="string">
            <text:p> Embalagem: Lata</text:p>
          </table:table-cell>
          <table:table-cell office:value-type="string">
            <text:p>Quantidade: Caixa C/ 6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8</text:p>
          </table:table-cell>
          <table:table-cell office:value-type="string">
            <text:p>Chanty Mix Amelia 1Kg</text:p>
          </table:table-cell>
          <table:table-cell office:value-type="string">
            <text:p>Procedência: Brasil – SP</text:p>
          </table:table-cell>
          <table:table-cell office:value-type="string">
            <text:p>Peso Bruto: 1,01 Kg</text:p>
          </table:table-cell>
          <table:table-cell office:value-type="string">
            <text:p>Peso Líquido: 1 Kg</text:p>
          </table:table-cell>
          <table:table-cell office:value-type="string">
            <text:p>Embalagem: Caixa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79</text:p>
          </table:table-cell>
          <table:table-cell office:value-type="string">
            <text:p>Leite Condensado Italac 395g</text:p>
          </table:table-cell>
          <table:table-cell office:value-type="string">
            <text:p>Procedência: Brasil</text:p>
          </table:table-cell>
          <table:table-cell office:value-type="string">
            <text:p>Peso Drenado: 395gr</text:p>
          </table:table-cell>
          <table:table-cell office:value-type="string">
            <text:p>Peso Líquido: 395gr</text:p>
          </table:table-cell>
          <table:table-cell office:value-type="string">
            <text:p>Embalagem: Tetra Park</text:p>
          </table:table-cell>
          <table:table-cell office:value-type="string">
            <text:p>Quantidade: 27 unidades 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0</text:p>
          </table:table-cell>
          <table:table-cell office:value-type="string">
            <text:p>Leite Integral Italac (R)</text:p>
          </table:table-cell>
          <table:table-cell office:value-type="string">
            <text:p>Procedência: Brasil</text:p>
          </table:table-cell>
          <table:table-cell office:value-type="string">
            <text:p>Peso líquido: 1L</text:p>
          </table:table-cell>
          <table:table-cell office:value-type="string">
            <text:p>Embalagem: Caixa</text:p>
          </table:table-cell>
          <table:table-cell office:value-type="string">
            <text:p>Quantidade: Caixa C/ 12 unid de 1l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1</text:p>
          </table:table-cell>
          <table:table-cell office:value-type="string">
            <text:p>Leite Integral Piracanjuba (GP2)</text:p>
          </table:table-cell>
          <table:table-cell office:value-type="string">
            <text:p>Procedência: Brasil – SC</text:p>
          </table:table-cell>
          <table:table-cell office:value-type="string">
            <text:p>Peso Líquido: 1 litro</text:p>
          </table:table-cell>
          <table:table-cell office:value-type="string">
            <text:p>Embalagem: Longa vida</text:p>
          </table:table-cell>
          <table:table-cell office:value-type="string">
            <text:p>Quantidade: Caixa C/ 12 UN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2</text:p>
          </table:table-cell>
          <table:table-cell office:value-type="string">
            <text:p>Leite Integral Italac (GP2)</text:p>
          </table:table-cell>
          <table:table-cell office:value-type="string">
            <text:p>Procedência: Brasil</text:p>
          </table:table-cell>
          <table:table-cell office:value-type="string">
            <text:p>Peso líquido: 1 L</text:p>
          </table:table-cell>
          <table:table-cell office:value-type="string">
            <text:p>Embalagem: Caixa</text:p>
          </table:table-cell>
          <table:table-cell office:value-type="string">
            <text:p>Quantidade: Caixa C/ 12 unid de 1l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3</text:p>
          </table:table-cell>
          <table:table-cell office:value-type="string">
            <text:p>Gorgonzola Cunha Bella Italia 250g</text:p>
          </table:table-cell>
          <table:table-cell office:value-type="string">
            <text:p>Procedência: Brasil – MG</text:p>
          </table:table-cell>
          <table:table-cell office:value-type="string">
            <text:p>Peso Liquido: 210 g (aproximado)</text:p>
          </table:table-cell>
          <table:table-cell office:value-type="string">
            <text:p>Embalagem: papel aluminio</text:p>
          </table:table-cell>
          <table:table-cell office:value-type="string">
            <text:p>Quantidade: Caixa C/ 48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4</text:p>
          </table:table-cell>
          <table:table-cell office:value-type="string">
            <text:p>Gorgonzola Cunha Quata 500gr</text:p>
          </table:table-cell>
          <table:table-cell office:value-type="string">
            <text:p>Procedência: Brasil – Vazante – MG</text:p>
          </table:table-cell>
          <table:table-cell office:value-type="string">
            <text:p>Peso Bruto: 500 Kg (aproximado)</text:p>
          </table:table-cell>
          <table:table-cell office:value-type="string">
            <text:p>Peso Líquido: 495 Kg  (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12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5</text:p>
          </table:table-cell>
          <table:table-cell office:value-type="string">
            <text:p>Queijo Tipo Gruyére Pedaço Federicci 3Kg</text:p>
          </table:table-cell>
          <table:table-cell office:value-type="string">
            <text:p>Procedência: Brasil – MG</text:p>
          </table:table-cell>
          <table:table-cell office:value-type="string">
            <text:p>Peso Bruto: 2,400 Kg (aproximado)</text:p>
          </table:table-cell>
          <table:table-cell office:value-type="string">
            <text:p>Peso Líquido: 2,387 Kg (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4 Pç 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6</text:p>
          </table:table-cell>
          <table:table-cell office:value-type="string">
            <text:p>Gorgonzola Tirolez Pç 3Kg</text:p>
          </table:table-cell>
          <table:table-cell office:value-type="string">
            <text:p> Procedência: Brasil&lt;br/&gt;</text:p>
            <text:p>Peso Bruto: 3 Kg</text:p>
          </table:table-cell>
          <table:table-cell office:value-type="string">
            <text:p>Peso Líquido: 3 Kg</text:p>
          </table:table-cell>
          <table:table-cell office:value-type="string">
            <text:p>Embalagem: Papel alumínio</text:p>
          </table:table-cell>
          <table:table-cell office:value-type="string">
            <text:p>Quantidade: 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7</text:p>
          </table:table-cell>
          <table:table-cell office:value-type="string">
            <text:p>Gorgonzola Tirolez (Fração 200g)</text:p>
          </table:table-cell>
          <table:table-cell office:value-type="string">
            <text:p>Procedência: Brasil – MG</text:p>
          </table:table-cell>
          <table:table-cell office:value-type="string">
            <text:p>Peso Bruto: 180 g</text:p>
          </table:table-cell>
          <table:table-cell office:value-type="string">
            <text:p>Peso Liquido: 174 g</text:p>
          </table:table-cell>
          <table:table-cell office:value-type="string">
            <text:p>Embalagem: papel aluminio</text:p>
          </table:table-cell>
          <table:table-cell office:value-type="string">
            <text:p>Quantidade: Caixa C/ 3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8</text:p>
          </table:table-cell>
          <table:table-cell office:value-type="string">
            <text:p>Queijo Tipo Brie Federicci 1,2Kg</text:p>
          </table:table-cell>
          <table:table-cell office:value-type="string">
            <text:p>Procedência: Brasil – MG</text:p>
          </table:table-cell>
          <table:table-cell office:value-type="string">
            <text:p>Peso Bruto: 1,200 Kg (aproximado)</text:p>
          </table:table-cell>
          <table:table-cell office:value-type="string">
            <text:p>Peso Líquido: 1,187 Kg (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2 Pç 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89</text:p>
          </table:table-cell>
          <table:table-cell office:value-type="string">
            <text:p>Gorgonzola Federicci Pç 300g</text:p>
          </table:table-cell>
          <table:table-cell office:value-type="string">
            <text:p>Procedência: Brasil – MG</text:p>
          </table:table-cell>
          <table:table-cell office:value-type="string">
            <text:p>Peso Bruto: 320 Kg ( aproximado)</text:p>
          </table:table-cell>
          <table:table-cell office:value-type="string">
            <text:p>Peso Líquido: 313 Kg ( 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16 Pç 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0</text:p>
          </table:table-cell>
          <table:table-cell office:value-type="string">
            <text:p>Gorgonzola Bella Italia Pç 3Kg</text:p>
          </table:table-cell>
          <table:table-cell office:value-type="string">
            <text:p>Procedência: Brasil</text:p>
          </table:table-cell>
          <table:table-cell office:value-type="string">
            <text:p>Peso Bruto: 3 Kg</text:p>
          </table:table-cell>
          <table:table-cell office:value-type="string">
            <text:p>Peso Líquido: 3 Kg</text:p>
          </table:table-cell>
          <table:table-cell office:value-type="string">
            <text:p>Embalagem: Papel alumínio</text:p>
          </table:table-cell>
          <table:table-cell office:value-type="string">
            <text:p>Quantidade: 4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1</text:p>
          </table:table-cell>
          <table:table-cell office:value-type="string">
            <text:p>Gorgonzola Federicci Pç 2,5 a 3 Kg</text:p>
          </table:table-cell>
          <table:table-cell office:value-type="string">
            <text:p>Procedência: Brasil – MG&lt;br/&gt;</text:p>
            <text:p>Peso Bruto: 2,640 Kg ( aproximado)</text:p>
          </table:table-cell>
          <table:table-cell office:value-type="string">
            <text:p>Peso Líquido: 2,627 Kg ( 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2 Pç 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2</text:p>
          </table:table-cell>
          <table:table-cell office:value-type="string">
            <text:p>Creme de Leite Italac 1kg</text:p>
          </table:table-cell>
          <table:table-cell office:value-type="string">
            <text:p>Procedência: Brasil – GO</text:p>
          </table:table-cell>
          <table:table-cell office:value-type="string">
            <text:p>Peso liquido: 1 kg </text:p>
          </table:table-cell>
          <table:table-cell office:value-type="string">
            <text:p>Embalagem: Caixinha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3</text:p>
          </table:table-cell>
          <table:table-cell office:value-type="string">
            <text:p>Gorgonzola Quata Pç 3Kg</text:p>
          </table:table-cell>
          <table:table-cell office:value-type="string">
            <text:p>Procedência: Brasil – Vazante – MG</text:p>
          </table:table-cell>
          <table:table-cell office:value-type="string">
            <text:p>Peso Bruto: 3,05 Kg (aproximado)</text:p>
          </table:table-cell>
          <table:table-cell office:value-type="string">
            <text:p>Peso Líquido: 3,033 Kg  (aproximado)</text:p>
          </table:table-cell>
          <table:table-cell office:value-type="string">
            <text:p>Embalagem: Papel alumínio</text:p>
          </table:table-cell>
          <table:table-cell office:value-type="string">
            <text:p>Quantidade: Caixa C/ 2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4</text:p>
          </table:table-cell>
          <table:table-cell office:value-type="string">
            <text:p>Gorgonzola Cunha Quata 250g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5</text:p>
          </table:table-cell>
          <table:table-cell office:value-type="string">
            <text:p>Creme de Leite Paulista 200g</text:p>
          </table:table-cell>
          <table:table-cell office:value-type="string">
            <text:p>Procedência: Brasil</text:p>
          </table:table-cell>
          <table:table-cell office:value-type="string">
            <text:p>Peso liquido: 0,205kg</text:p>
          </table:table-cell>
          <table:table-cell office:value-type="string">
            <text:p>Peso drenado: 0,200kg</text:p>
          </table:table-cell>
          <table:table-cell office:value-type="string">
            <text:p>Embalagem: longa vi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6</text:p>
          </table:table-cell>
          <table:table-cell office:value-type="string">
            <text:p>Creme de Leite Biocreme Pasteurizado 1,01Kg</text:p>
          </table:table-cell>
          <table:table-cell office:value-type="string">
            <text:p>Procedência: Brasil – Itatiba</text:p>
          </table:table-cell>
          <table:table-cell office:value-type="string">
            <text:p>Peso liquido: 1,01kg</text:p>
          </table:table-cell>
          <table:table-cell office:value-type="string">
            <text:p>Peso drenado: 1,01kg</text:p>
          </table:table-cell>
          <table:table-cell office:value-type="string">
            <text:p>Embalagem: Frasco Pla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7</text:p>
          </table:table-cell>
          <table:table-cell office:value-type="string">
            <text:p>Creme de Leite Piracanjuba 200g</text:p>
          </table:table-cell>
          <table:table-cell office:value-type="string">
            <text:p>Procedência: Brasil</text:p>
          </table:table-cell>
          <table:table-cell office:value-type="string">
            <text:p>Peso líquido: 200 G</text:p>
          </table:table-cell>
          <table:table-cell office:value-type="string">
            <text:p>Embalagem: longa vida</text:p>
          </table:table-cell>
          <table:table-cell office:value-type="string">
            <text:p>Quantidade: Caixa C/ 27 UN</text:p>
          </table:table-cell>
          <table:table-cell office:value-type="string">
            <text:p>Formato de venda: UN </text:p>
          </table:table-cell>
          <table:table-cell office:value-type="string">
            <text:p>OBS: Paletização: 180 Caixas por Palle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8</text:p>
          </table:table-cell>
          <table:table-cell office:value-type="string">
            <text:p>Creme Culinário Leco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Longa vida</text:p>
          </table:table-cell>
          <table:table-cell office:value-type="string">
            <text:p>Quantidade:Caixa C/ 12 Unid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99</text:p>
          </table:table-cell>
          <table:table-cell office:value-type="string">
            <text:p>Creme de Leite Italac 200g</text:p>
          </table:table-cell>
          <table:table-cell office:value-type="string">
            <text:p>Procedência: Brasil – RS</text:p>
          </table:table-cell>
          <table:table-cell office:value-type="string">
            <text:p>Peso Bruto: 220 g </text:p>
          </table:table-cell>
          <table:table-cell office:value-type="string">
            <text:p>Peso Liquido: 200 g</text:p>
          </table:table-cell>
          <table:table-cell office:value-type="string">
            <text:p>Embalagem: longa vida</text:p>
          </table:table-cell>
          <table:table-cell office:value-type="string">
            <text:p>Quantidade: Caixa C/ 24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0</text:p>
          </table:table-cell>
          <table:table-cell office:value-type="string">
            <text:p>Requeijão Coro Cheddar 1.8 Kg (Sem Amido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 </text:p>
          </table:table-cell>
          <table:table-cell office:value-type="string">
            <text:p>Peso Líquido:  1,8 Kg</text:p>
          </table:table-cell>
          <table:table-cell office:value-type="string">
            <text:p>Embalagem: Bisnaga Plástica</text:p>
          </table:table-cell>
          <table:table-cell office:value-type="string">
            <text:p>Quantidade:Caixa C/ 8 Unid</text:p>
          </table:table-cell>
          <table:table-cell office:value-type="string">
            <text:p>Formato de venda: Bisnaga</text:p>
          </table:table-cell>
          <table:table-cell office:value-type="string">
            <text:p>Obs: Requeijão Cremoso Com Cheddar/ Sem Amido</text:p>
          </table:table-cell>
          <table:table-cell office:value-type="string">
            <text:p/>
          </table:table-cell>
        </table:table-row>
        <table:table-row>
          <table:table-cell office:value-type="string">
            <text:p>801</text:p>
          </table:table-cell>
          <table:table-cell office:value-type="string">
            <text:p>Requeijão Cheddar D’ALLORA 1,8Kg (R)</text:p>
          </table:table-cell>
          <table:table-cell office:value-type="string">
            <text:p>Procedência: Brasil – Itapagipe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</text:p>
          </table:table-cell>
          <table:table-cell office:value-type="string">
            <text:p>Formato de venda, Bisnag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2</text:p>
          </table:table-cell>
          <table:table-cell office:value-type="string">
            <text:p>Requeijão Coro Cheddar C/ Amido1,8Kg (R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12 Unid</text:p>
          </table:table-cell>
          <table:table-cell office:value-type="string">
            <text:p>Formato de venda: Bisnaga </text:p>
          </table:table-cell>
          <table:table-cell office:value-type="string">
            <text:p>Obs: Amido e Gordura Vegetal </text:p>
          </table:table-cell>
          <table:table-cell office:value-type="string">
            <text:p/>
          </table:table-cell>
        </table:table-row>
        <table:table-row>
          <table:table-cell office:value-type="string">
            <text:p>803</text:p>
          </table:table-cell>
          <table:table-cell office:value-type="string">
            <text:p>Requeijão Coro Cheddar  Bis 240g</text:p>
          </table:table-cell>
          <table:table-cell office:value-type="string">
            <text:p>Procedência: Brasil – Coromandel – MG</text:p>
          </table:table-cell>
          <table:table-cell office:value-type="string">
            <text:p>Peso Líquido: 240g</text:p>
          </table:table-cell>
          <table:table-cell office:value-type="string">
            <text:p> Embalagem: Bisnaga Plástica</text:p>
          </table:table-cell>
          <table:table-cell office:value-type="string">
            <text:p>Quantidade: Caixa C/ 60 Bis</text:p>
          </table:table-cell>
          <table:table-cell office:value-type="string">
            <text:p>Formato de venda: Bisnaga</text:p>
          </table:table-cell>
          <table:table-cell office:value-type="string">
            <text:p>Obs: Requeijão  Cremoso com Cheddar Amido e Gordura Veget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4</text:p>
          </table:table-cell>
          <table:table-cell office:value-type="string">
            <text:p>Requeijão Cheddar Puranata 1,2Kg</text:p>
          </table:table-cell>
          <table:table-cell office:value-type="string">
            <text:p>Procedência: Brasil&lt;br/&gt;</text:p>
            <text:p>Peso Líquido: 1,2Kg&lt;br/&gt;</text:p>
            <text:p>Peso Bruto: 1,211Kg&lt;br/&gt;</text:p>
            <text:p>Embalagem: Bisnaga Plástica&lt;br/&gt;</text:p>
            <text:p>Quantidade: 1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5</text:p>
          </table:table-cell>
          <table:table-cell office:value-type="string">
            <text:p>Requeijão Cheddar Puranata 1,2Kg</text:p>
          </table:table-cell>
          <table:table-cell office:value-type="string">
            <text:p>Procedência: Brasil – MG</text:p>
          </table:table-cell>
          <table:table-cell office:value-type="string">
            <text:p>Peso Líquido: 1,2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Unid</text:p>
          </table:table-cell>
          <table:table-cell office:value-type="string">
            <text:p>Formato de venda: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6</text:p>
          </table:table-cell>
          <table:table-cell office:value-type="string">
            <text:p>Requeijão Cheddar  D’ALLORA  500gr</text:p>
          </table:table-cell>
          <table:table-cell office:value-type="string">
            <text:p>Procedência: Brasil – Itapagipe – MG</text:p>
          </table:table-cell>
          <table:table-cell office:value-type="string">
            <text:p>Peso Líquido: 500gr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20 Bis</text:p>
          </table:table-cell>
          <table:table-cell office:value-type="string">
            <text:p> Formato de Venda: Bisnaga</text:p>
          </table:table-cell>
          <table:table-cell office:value-type="string">
            <text:p>Obs: Requeijão Cremoso com Amido e Gordura Vegetal Sabor Cheddar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7</text:p>
          </table:table-cell>
          <table:table-cell office:value-type="string">
            <text:p>Requeijão Cheddar  D’ALLORA 1,8Kg (GP2)</text:p>
          </table:table-cell>
          <table:table-cell office:value-type="string">
            <text:p>Procedência: Brasil – Itapagipe – MG</text:p>
          </table:table-cell>
          <table:table-cell office:value-type="string">
            <text:p>Peso Bruto: 1,812 Kg</text:p>
          </table:table-cell>
          <table:table-cell office:value-type="string">
            <text:p>Peso Líquido: 1,800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8 Bis&lt;br/&gt;</text:p>
            <text:p>Formato de venda, Bisnag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08</text:p>
          </table:table-cell>
          <table:table-cell office:value-type="string">
            <text:p>Requeijão Coro Cheddar C/ Amido 1,8Kg (GP2)</text:p>
          </table:table-cell>
          <table:table-cell office:value-type="string">
            <text:p>Procedência: Brasil – Coromandel – MG</text:p>
          </table:table-cell>
          <table:table-cell office:value-type="string">
            <text:p>Peso Bruto: 1,812 Kg</text:p>
          </table:table-cell>
          <table:table-cell office:value-type="string">
            <text:p>Peso Líquido: 1,8 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12 Unid</text:p>
          </table:table-cell>
          <table:table-cell office:value-type="string">
            <text:p>Formato de venda: Bisnaga </text:p>
          </table:table-cell>
          <table:table-cell office:value-type="string">
            <text:p>Obs: Amido e Gordura Vegetal </text:p>
          </table:table-cell>
          <table:table-cell office:value-type="string">
            <text:p/>
          </table:table-cell>
        </table:table-row>
        <table:table-row>
          <table:table-cell office:value-type="string">
            <text:p>809</text:p>
          </table:table-cell>
          <table:table-cell office:value-type="string">
            <text:p>Requeijão Cheddar Roseli 1,2Kg</text:p>
          </table:table-cell>
          <table:table-cell office:value-type="string">
            <text:p>Procedência: Brasil – MG</text:p>
          </table:table-cell>
          <table:table-cell office:value-type="string">
            <text:p>Peso Líquido: 1,2Kg</text:p>
          </table:table-cell>
          <table:table-cell office:value-type="string">
            <text:p>Peso Bruto: 1,2Kg</text:p>
          </table:table-cell>
          <table:table-cell office:value-type="string">
            <text:p>Embalagem: Bisnaga Plástica</text:p>
          </table:table-cell>
          <table:table-cell office:value-type="string">
            <text:p>Quantidade: Caixa C/ 12 Unid</text:p>
          </table:table-cell>
          <table:table-cell office:value-type="string">
            <text:p>Formato de venda: Bisnaga&lt;br/&gt;</text:p>
            <text:p>OBS: Roseli Requeijão Cremoso com Amido Modificado Gordura Vegetal Sabor Cheddar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0</text:p>
          </table:table-cell>
          <table:table-cell office:value-type="string">
            <text:p>Filét de Polaca do Alaska IQF. Cong. Cx 10Kg(GP2)</text:p>
          </table:table-cell>
          <table:table-cell office:value-type="string">
            <text:p>Procedência: China</text:p>
          </table:table-cell>
          <table:table-cell office:value-type="string">
            <text:p>Peso Bruto: 12 Kg </text:p>
          </table:table-cell>
          <table:table-cell office:value-type="string">
            <text:p>Peso Líquido: 12 Kg</text:p>
          </table:table-cell>
          <table:table-cell office:value-type="string">
            <text:p>Embalagem Primária: Bloco</text:p>
          </table:table-cell>
          <table:table-cell office:value-type="string">
            <text:p>Embalagem Secundária: Caixa de 12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1</text:p>
          </table:table-cell>
          <table:table-cell office:value-type="string">
            <text:p>Zarbo Bacalhau 16×20 25Kg</text:p>
          </table:table-cell>
          <table:table-cell office:value-type="string">
            <text:p>Procedência: Noruega&lt;br/&gt;</text:p>
            <text:p>Peso Liquida: 25 Kg&lt;br/&gt;</text:p>
            <text:p>Embalagem: Caixa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2</text:p>
          </table:table-cell>
          <table:table-cell office:value-type="string">
            <text:p>Peixe Salgado Desfiado Tipo Bacalhau (Pollack)  10Kg</text:p>
          </table:table-cell>
          <table:table-cell office:value-type="string">
            <text:p>Procedência: China</text:p>
          </table:table-cell>
          <table:table-cell office:value-type="string">
            <text:p>Peso Bruto: 12 kg</text:p>
          </table:table-cell>
          <table:table-cell office:value-type="string">
            <text:p>Peso Líquido: 10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3</text:p>
          </table:table-cell>
          <table:table-cell office:value-type="string">
            <text:p>Filét de Salmão  10Kg (GP2)</text:p>
          </table:table-cell>
          <table:table-cell office:value-type="string">
            <text:p> Procedência: Brasil</text:p>
          </table:table-cell>
          <table:table-cell office:value-type="string">
            <text:p>Peso líquido: 10Kg</text:p>
          </table:table-cell>
          <table:table-cell office:value-type="string">
            <text:p>Peso drenado: 10Kg</text:p>
          </table:table-cell>
          <table:table-cell office:value-type="string">
            <text:p>Postas de 1Kg com pele e sem espinhas</text:p>
          </table:table-cell>
          <table:table-cell office:value-type="string">
            <text:p>Embalagem: individual em saco plast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4</text:p>
          </table:table-cell>
          <table:table-cell office:value-type="string">
            <text:p>Filét de Salmão  10Kg (GP2)</text:p>
          </table:table-cell>
          <table:table-cell office:value-type="string">
            <text:p>Procedência: Brasil</text:p>
          </table:table-cell>
          <table:table-cell office:value-type="string">
            <text:p>			Peso líquido: 10Kg</text:p>
          </table:table-cell>
          <table:table-cell office:value-type="string">
            <text:p>			Peso drenado: 10Kg</text:p>
          </table:table-cell>
          <table:table-cell office:value-type="string">
            <text:p>			Postas de 1Kg com pele e sem espinhas</text:p>
          </table:table-cell>
          <table:table-cell office:value-type="string">
            <text:p>			Embalagem: individual em saco plast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5</text:p>
          </table:table-cell>
          <table:table-cell office:value-type="string">
            <text:p>Manjuba Salgada 10Kg</text:p>
          </table:table-cell>
          <table:table-cell office:value-type="string">
            <text:p>Procedência: Brasil&lt;br/&gt;</text:p>
            <text:p>Peso Bruto: 10 Kg </text:p>
          </table:table-cell>
          <table:table-cell office:value-type="string">
            <text:p>Peso Liquido: 10 Kg</text:p>
          </table:table-cell>
          <table:table-cell office:value-type="string">
            <text:p>Embalagem: Caixa de madeira</text:p>
          </table:table-cell>
          <table:table-cell office:value-type="string">
            <text:p>formato de venda: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6</text:p>
          </table:table-cell>
          <table:table-cell office:value-type="string">
            <text:p>Merluza Espalmada Salgada 10Kg</text:p>
          </table:table-cell>
          <table:table-cell office:value-type="string">
            <text:p>Procedência: Brasil&lt;br/&gt;</text:p>
            <text:p>Peso Liquido: 10 Kg&lt;br/&gt;</text:p>
            <text:p>Embalagem: Caixa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7</text:p>
          </table:table-cell>
          <table:table-cell office:value-type="string">
            <text:p>Sardinha Salgada 10Kg</text:p>
          </table:table-cell>
          <table:table-cell office:value-type="string">
            <text:p>Procedência: Brasil – SP</text:p>
          </table:table-cell>
          <table:table-cell office:value-type="string">
            <text:p>Peso Liquido: 10 Kg</text:p>
          </table:table-cell>
          <table:table-cell office:value-type="string">
            <text:p>Embalagem: Caixa Madeira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8</text:p>
          </table:table-cell>
          <table:table-cell office:value-type="string">
            <text:p>RG Bacalhau Desfiado  Temp 300Gr(GP7)</text:p>
          </table:table-cell>
          <table:table-cell office:value-type="string">
            <text:p>Procedência: Brasil – SP</text:p>
          </table:table-cell>
          <table:table-cell office:value-type="string">
            <text:p>Peso Bruto: 360gr</text:p>
          </table:table-cell>
          <table:table-cell office:value-type="string">
            <text:p>Peso Líquido: 300gr</text:p>
          </table:table-cell>
          <table:table-cell office:value-type="string">
            <text:p>Embalagem: Saco plástico  a vácuo</text:p>
          </table:table-cell>
          <table:table-cell office:value-type="string">
            <text:p>Quantidade: Caixa C/ 12 Unid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19</text:p>
          </table:table-cell>
          <table:table-cell office:value-type="string">
            <text:p>Filét de Merluza Cong. S/P Interf. Megg´s Cx 21Kg (GP2)</text:p>
          </table:table-cell>
          <table:table-cell office:value-type="string">
            <text:p>Procedência: Argentina</text:p>
          </table:table-cell>
          <table:table-cell office:value-type="string">
            <text:p>Peso Bruto: 22 Kg </text:p>
          </table:table-cell>
          <table:table-cell office:value-type="string">
            <text:p>Peso Líquido: 21 Kg</text:p>
          </table:table-cell>
          <table:table-cell office:value-type="string">
            <text:p>Embalagem Primária: Interfolhado</text:p>
          </table:table-cell>
          <table:table-cell office:value-type="string">
            <text:p>Embalagem Secundária: Caixa com 21 Kg</text:p>
          </table:table-cell>
          <table:table-cell office:value-type="string">
            <text:p>OBS: Sem Pel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0</text:p>
          </table:table-cell>
          <table:table-cell office:value-type="string">
            <text:p>Filét de Panga Cong. S/G Inter. Cx 10Kg (GP2)</text:p>
          </table:table-cell>
          <table:table-cell office:value-type="string">
            <text:p>Procedência: Vietnam</text:p>
          </table:table-cell>
          <table:table-cell office:value-type="string">
            <text:p>Peso Bruto: 11 Kg </text:p>
          </table:table-cell>
          <table:table-cell office:value-type="string">
            <text:p>Peso Líquido: 8 Kg</text:p>
          </table:table-cell>
          <table:table-cell office:value-type="string">
            <text:p>Embalagem Primária: Interfolhado</text:p>
          </table:table-cell>
          <table:table-cell office:value-type="string">
            <text:p>Embalagem Secundária: Caixa com 10 Kg</text:p>
          </table:table-cell>
          <table:table-cell office:value-type="string">
            <text:p>OBS: Sem Pel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1</text:p>
          </table:table-cell>
          <table:table-cell office:value-type="string">
            <text:p>Filét de Panga Cong. C/G Inter. Cx 10Kg (GP2)</text:p>
          </table:table-cell>
          <table:table-cell office:value-type="string">
            <text:p>Procedência: Vietnam</text:p>
          </table:table-cell>
          <table:table-cell office:value-type="string">
            <text:p>Peso Bruto: 11 Kg </text:p>
          </table:table-cell>
          <table:table-cell office:value-type="string">
            <text:p>Peso Líquido: 8 Kg</text:p>
          </table:table-cell>
          <table:table-cell office:value-type="string">
            <text:p>Embalagem Primária: Interfolhado</text:p>
          </table:table-cell>
          <table:table-cell office:value-type="string">
            <text:p>Embalagem Secundária: Caixa com 10 Kg</text:p>
          </table:table-cell>
          <table:table-cell office:value-type="string">
            <text:p>OBS: Sem Pele </text:p>
          </table:table-cell>
          <table:table-cell office:value-type="string">
            <text:p>Calibre: 220g+ </text:p>
          </table:table-cell>
          <table:table-cell office:value-type="string">
            <text:p/>
          </table:table-cell>
        </table:table-row>
        <table:table-row>
          <table:table-cell office:value-type="string">
            <text:p>822</text:p>
          </table:table-cell>
          <table:table-cell office:value-type="string">
            <text:p>Filét de Merluza Cong. S/P Interf. Planalto Cx 21Kg (GP2)</text:p>
          </table:table-cell>
          <table:table-cell office:value-type="string">
            <text:p>Procedência: Argentina</text:p>
          </table:table-cell>
          <table:table-cell office:value-type="string">
            <text:p>Peso Bruto: 21,60 Kg </text:p>
          </table:table-cell>
          <table:table-cell office:value-type="string">
            <text:p>Peso Líquido: 21 Kg</text:p>
          </table:table-cell>
          <table:table-cell office:value-type="string">
            <text:p>Embalagem: Interfolhado</text:p>
          </table:table-cell>
          <table:table-cell office:value-type="string">
            <text:p>Quantidade: Caixa C/ 1 Item</text:p>
          </table:table-cell>
          <table:table-cell office:value-type="string">
            <text:p>Formato de venda: Cx </text:p>
          </table:table-cell>
          <table:table-cell office:value-type="string">
            <text:p>OBS: Sem Pele </text:p>
          </table:table-cell>
          <table:table-cell office:value-type="string">
            <text:p/>
          </table:table-cell>
        </table:table-row>
        <table:table-row>
          <table:table-cell office:value-type="string">
            <text:p>823</text:p>
          </table:table-cell>
          <table:table-cell office:value-type="string">
            <text:p>Camarão Congelado Sul Mar/Beira Sul 2Kg(R)</text:p>
          </table:table-cell>
          <table:table-cell office:value-type="string">
            <text:p>Procedência: Brasil- Barra Velha – SC</text:p>
          </table:table-cell>
          <table:table-cell office:value-type="string">
            <text:p>Peso Bruto: 14 Kg (Caixa)</text:p>
          </table:table-cell>
          <table:table-cell office:value-type="string">
            <text:p>Peso liquido: 2 Kg 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7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4</text:p>
          </table:table-cell>
          <table:table-cell office:value-type="string">
            <text:p>Filét de Pescada S/ Pele 1Kg Sul Mar (GP2)</text:p>
          </table:table-cell>
          <table:table-cell office:value-type="string">
            <text:p>Procedência: Brasil</text:p>
          </table:table-cell>
          <table:table-cell office:value-type="string">
            <text:p>Peso líquido: 1 Kg</text:p>
          </table:table-cell>
          <table:table-cell office:value-type="string">
            <text:p>Peso drenado: 1 Kg</text:p>
          </table:table-cell>
          <table:table-cell office:value-type="string">
            <text:p>Embalagem: Pacote plástico</text:p>
          </table:table-cell>
          <table:table-cell office:value-type="string">
            <text:p>Quantidade: 12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5</text:p>
          </table:table-cell>
          <table:table-cell office:value-type="string">
            <text:p>RG Camarão Cozido  Temp. 300Gr(GP7)</text:p>
          </table:table-cell>
          <table:table-cell office:value-type="string">
            <text:p>Procedência: Brasil – SP</text:p>
          </table:table-cell>
          <table:table-cell office:value-type="string">
            <text:p>Peso Bruto: 360gr</text:p>
          </table:table-cell>
          <table:table-cell office:value-type="string">
            <text:p>Peso Líquido: 300gr</text:p>
          </table:table-cell>
          <table:table-cell office:value-type="string">
            <text:p>Embalagem: Saco plástico a vácuo</text:p>
          </table:table-cell>
          <table:table-cell office:value-type="string">
            <text:p>Quantidade: Caixa C/ 12 Unid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6</text:p>
          </table:table-cell>
          <table:table-cell office:value-type="string">
            <text:p>Camarão Congelado Sul Mar/Beira Sul 2Kg(GP2)</text:p>
          </table:table-cell>
          <table:table-cell office:value-type="string">
            <text:p>Procedência: Brasil- Barra Velha – SC</text:p>
          </table:table-cell>
          <table:table-cell office:value-type="string">
            <text:p>Peso Bruto: 14 Kg (Caixa)</text:p>
          </table:table-cell>
          <table:table-cell office:value-type="string">
            <text:p>Peso liquido: 2 Kg 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7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7</text:p>
          </table:table-cell>
          <table:table-cell office:value-type="string">
            <text:p>Atum Ralado Falani 170g</text:p>
          </table:table-cell>
          <table:table-cell office:value-type="string">
            <text:p> Procedência: Equador&lt;br/&gt;</text:p>
            <text:p>Peso Bruto: 120g</text:p>
          </table:table-cell>
          <table:table-cell office:value-type="string">
            <text:p>Peso Líquido: 170gr</text:p>
          </table:table-cell>
          <table:table-cell office:value-type="string">
            <text:p>Embalagem: Lata</text:p>
          </table:table-cell>
          <table:table-cell office:value-type="string">
            <text:p>Quantidade: Caixa com 48 unidad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8</text:p>
          </table:table-cell>
          <table:table-cell office:value-type="string">
            <text:p>Atum Ralado Costazzurra 400g</text:p>
          </table:table-cell>
          <table:table-cell office:value-type="string">
            <text:p> Procedência: Santa Catarina – Brasil&lt;br/&gt;</text:p>
            <text:p>Peso líquido: 400gr&lt;br/&gt;</text:p>
            <text:p>Peso drenado: 300gr&lt;br/&gt;</text:p>
            <text:p>Embalagem: Lata&lt;br/&gt;</text:p>
            <text:p>Quantidade: 24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29</text:p>
          </table:table-cell>
          <table:table-cell office:value-type="string">
            <text:p>Atum Solido Gomes da Costa 170g</text:p>
          </table:table-cell>
          <table:table-cell office:value-type="string">
            <text:p>Procedência: Cidade Del Este – Paraguay</text:p>
          </table:table-cell>
          <table:table-cell office:value-type="string">
            <text:p>Peso Bruto: 170g</text:p>
          </table:table-cell>
          <table:table-cell office:value-type="string">
            <text:p>Peso Líquido: 120g</text:p>
          </table:table-cell>
          <table:table-cell office:value-type="string">
            <text:p>Embalagem: Lata</text:p>
          </table:table-cell>
          <table:table-cell office:value-type="string">
            <text:p>Quantidade: Caixa com 24 unidades</text:p>
          </table:table-cell>
          <table:table-cell office:value-type="string">
            <text:p>Formato de Venda: 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0</text:p>
          </table:table-cell>
          <table:table-cell office:value-type="string">
            <text:p>Atum em Pedaços Yeli 530 gr</text:p>
          </table:table-cell>
          <table:table-cell office:value-type="string">
            <text:p>Procedência: Santa Catarina-Brasil</text:p>
          </table:table-cell>
          <table:table-cell office:value-type="string">
            <text:p>Peso Liquido: 4530 g</text:p>
          </table:table-cell>
          <table:table-cell office:value-type="string">
            <text:p>Peso Drenado: 575 g</text:p>
          </table:table-cell>
          <table:table-cell office:value-type="string">
            <text:p>Embalagem: Sachê 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1</text:p>
          </table:table-cell>
          <table:table-cell office:value-type="string">
            <text:p>Atum Yeli Sólido em Oleo 170g</text:p>
          </table:table-cell>
          <table:table-cell office:value-type="string">
            <text:p>Procedência: Equador</text:p>
          </table:table-cell>
          <table:table-cell office:value-type="string">
            <text:p>Peso Líquido: 8,16 Kg por caixa</text:p>
          </table:table-cell>
          <table:table-cell office:value-type="string">
            <text:p>Peso Drenado: 8,16 Kg por caixa</text:p>
          </table:table-cell>
          <table:table-cell office:value-type="string">
            <text:p>Embalagem: Lata</text:p>
          </table:table-cell>
          <table:table-cell office:value-type="string">
            <text:p>Quantidade: 48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2</text:p>
          </table:table-cell>
          <table:table-cell office:value-type="string">
            <text:p>Atum Pescador Sólido 170gr</text:p>
          </table:table-cell>
          <table:table-cell office:value-type="string">
            <text:p>Procedência: Brasil</text:p>
          </table:table-cell>
          <table:table-cell office:value-type="string">
            <text:p>Peso liquido: 4,08 Kg por caixa</text:p>
          </table:table-cell>
          <table:table-cell office:value-type="string">
            <text:p>Peso drenado: 4,08 Kg por caixa</text:p>
          </table:table-cell>
          <table:table-cell office:value-type="string">
            <text:p>Embalagem: Lata</text:p>
          </table:table-cell>
          <table:table-cell office:value-type="string">
            <text:p>Quantidade: 24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3</text:p>
          </table:table-cell>
          <table:table-cell office:value-type="string">
            <text:p>Atum Ralado Beira Mar 400g</text:p>
          </table:table-cell>
          <table:table-cell office:value-type="string">
            <text:p>Procedência: Tailândia</text:p>
          </table:table-cell>
          <table:table-cell office:value-type="string">
            <text:p>Peso líquido: 400g</text:p>
          </table:table-cell>
          <table:table-cell office:value-type="string">
            <text:p>Peso drenado: 300g</text:p>
          </table:table-cell>
          <table:table-cell office:value-type="string">
            <text:p>Embalagem: Lata</text:p>
          </table:table-cell>
          <table:table-cell office:value-type="string">
            <text:p>Quantidade: Caixa C/ 24 UN</text:p>
          </table:table-cell>
          <table:table-cell office:value-type="string">
            <text:p>Formato de venda: L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4</text:p>
          </table:table-cell>
          <table:table-cell office:value-type="string">
            <text:p>Atum Ralado 88 500g</text:p>
          </table:table-cell>
          <table:table-cell office:value-type="string">
            <text:p>Procedência: Brasil – SP</text:p>
          </table:table-cell>
          <table:table-cell office:value-type="string">
            <text:p>Peso Bruto: 500g</text:p>
          </table:table-cell>
          <table:table-cell office:value-type="string">
            <text:p>Peso Líquido: 500gr</text:p>
          </table:table-cell>
          <table:table-cell office:value-type="string">
            <text:p>Embalagem: Pouch</text:p>
          </table:table-cell>
          <table:table-cell office:value-type="string">
            <text:p>Quantidade: Caixa C/12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5</text:p>
          </table:table-cell>
          <table:table-cell office:value-type="string">
            <text:p>Atum Solido Tours 420g</text:p>
          </table:table-cell>
          <table:table-cell office:value-type="string">
            <text:p>Procedência: Santa Catarina – Brasil</text:p>
          </table:table-cell>
          <table:table-cell office:value-type="string">
            <text:p>Peso líquido: 420 g</text:p>
          </table:table-cell>
          <table:table-cell office:value-type="string">
            <text:p>Peso drenado: 300 g</text:p>
          </table:table-cell>
          <table:table-cell office:value-type="string">
            <text:p>Embalagem: Lata</text:p>
          </table:table-cell>
          <table:table-cell office:value-type="string">
            <text:p>Quantidade: Caixa C/ 24 Unid</text:p>
          </table:table-cell>
          <table:table-cell office:value-type="string">
            <text:p>Formato de venda: 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6</text:p>
          </table:table-cell>
          <table:table-cell office:value-type="string">
            <text:p>Atum em Pedaços Gomes da Costa 500 gr</text:p>
          </table:table-cell>
          <table:table-cell office:value-type="string">
            <text:p>Procedência: Brasil – Itajai – SC</text:p>
          </table:table-cell>
          <table:table-cell office:value-type="string">
            <text:p>Peso Bruto: 500 g </text:p>
          </table:table-cell>
          <table:table-cell office:value-type="string">
            <text:p>Embalagem: Sachê</text:p>
          </table:table-cell>
          <table:table-cell office:value-type="string">
            <text:p>Quantidade: Caixa C/ 12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7</text:p>
          </table:table-cell>
          <table:table-cell office:value-type="string">
            <text:p>Atum Ralado Tours 400g</text:p>
          </table:table-cell>
          <table:table-cell office:value-type="string">
            <text:p>Procedência: Santa Catarina – Brasil</text:p>
          </table:table-cell>
          <table:table-cell office:value-type="string">
            <text:p>Peso líquido: 400 g</text:p>
          </table:table-cell>
          <table:table-cell office:value-type="string">
            <text:p>Peso drenado: 300 g</text:p>
          </table:table-cell>
          <table:table-cell office:value-type="string">
            <text:p>Embalagem: Lata</text:p>
          </table:table-cell>
          <table:table-cell office:value-type="string">
            <text:p>Quantidade: Caixa C/ 24 Unid</text:p>
          </table:table-cell>
          <table:table-cell office:value-type="string">
            <text:p>formato de venda: Lat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8</text:p>
          </table:table-cell>
          <table:table-cell office:value-type="string">
            <text:p>Atum Ralado Gomes da Costa 500gr</text:p>
          </table:table-cell>
          <table:table-cell office:value-type="string">
            <text:p>Procedência: SC</text:p>
          </table:table-cell>
          <table:table-cell office:value-type="string">
            <text:p>Peso Bruto: 500 g</text:p>
          </table:table-cell>
          <table:table-cell office:value-type="string">
            <text:p>Embalagem: Sachê</text:p>
          </table:table-cell>
          <table:table-cell office:value-type="string">
            <text:p>Quantidade: Caixa C/ 12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39</text:p>
          </table:table-cell>
          <table:table-cell office:value-type="string">
            <text:p>Atum Pescador Sólido Cx 24x170gr (GP2)</text:p>
          </table:table-cell>
          <table:table-cell office:value-type="string">
            <text:p>Procedência: Brasil – SC</text:p>
          </table:table-cell>
          <table:table-cell office:value-type="string">
            <text:p>Peso Líquido: 4,08 Kg  ( Peso Cx )</text:p>
          </table:table-cell>
          <table:table-cell office:value-type="string">
            <text:p>Peso Drenado: 4,08 Kg</text:p>
          </table:table-cell>
          <table:table-cell office:value-type="string">
            <text:p>Embalagem: Lata</text:p>
          </table:table-cell>
          <table:table-cell office:value-type="string">
            <text:p>Quantidade: Caixa c/ 24 latas 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0</text:p>
          </table:table-cell>
          <table:table-cell office:value-type="string">
            <text:p>Chicharro Dadá Lt de 420gr</text:p>
          </table:table-cell>
          <table:table-cell office:value-type="string">
            <text:p>Procedência: Peru</text:p>
          </table:table-cell>
          <table:table-cell office:value-type="string">
            <text:p>Peso Líquido: 420g</text:p>
          </table:table-cell>
          <table:table-cell office:value-type="string">
            <text:p>Peso Drenado: 315g</text:p>
          </table:table-cell>
          <table:table-cell office:value-type="string">
            <text:p>Embalagem: Lata</text:p>
          </table:table-cell>
          <table:table-cell office:value-type="string">
            <text:p>Quantidade: 24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1</text:p>
          </table:table-cell>
          <table:table-cell office:value-type="string">
            <text:p>Chicharro Randy LT de 410gr</text:p>
          </table:table-cell>
          <table:table-cell office:value-type="string">
            <text:p> Procedência:  Perú</text:p>
          </table:table-cell>
          <table:table-cell office:value-type="string">
            <text:p>Peso Drenado:  0,320 Kg </text:p>
          </table:table-cell>
          <table:table-cell office:value-type="string">
            <text:p>Peso liquido: 0,410 Kg </text:p>
          </table:table-cell>
          <table:table-cell office:value-type="string">
            <text:p>Embalagem:  Lata </text:p>
          </table:table-cell>
          <table:table-cell office:value-type="string">
            <text:p>Quantidade: 24 lat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2</text:p>
          </table:table-cell>
          <table:table-cell office:value-type="string">
            <text:p>Atum Yeli Sólido Cx 48x170g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3</text:p>
          </table:table-cell>
          <table:table-cell office:value-type="string">
            <text:p>Atum em Pedaços Costazzurra 530g</text:p>
          </table:table-cell>
          <table:table-cell office:value-type="string">
            <text:p>Procedência: Equador&lt;br/&gt;</text:p>
            <text:p>Peso Bruto: 530gr&lt;br/&gt;</text:p>
            <text:p>Peso Liquido: 475gr&lt;br/&gt;</text:p>
            <text:p>Embalagem: Pacote&lt;br/&gt;</text:p>
            <text:p>Quantidade: 10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4</text:p>
          </table:table-cell>
          <table:table-cell office:value-type="string">
            <text:p>Chicharro Randy Cx 24x410gr (GP2)</text:p>
          </table:table-cell>
          <table:table-cell office:value-type="string">
            <text:p>Procedência:Brasil- Municipio de Serra Espirito Santo</text:p>
          </table:table-cell>
          <table:table-cell office:value-type="string">
            <text:p>Peso liquido:410 Gr</text:p>
          </table:table-cell>
          <table:table-cell office:value-type="string">
            <text:p>Peso Drenado: 320 Gr</text:p>
          </table:table-cell>
          <table:table-cell office:value-type="string">
            <text:p>Embalagem:  Lata</text:p>
          </table:table-cell>
          <table:table-cell office:value-type="string">
            <text:p>Quantidade: Caixa C/ 24 lt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5</text:p>
          </table:table-cell>
          <table:table-cell office:value-type="string">
            <text:p>Atum Marcol em Pedaços  400gr</text:p>
          </table:table-cell>
          <table:table-cell office:value-type="string">
            <text:p>Procedência: Equador</text:p>
          </table:table-cell>
          <table:table-cell office:value-type="string">
            <text:p>Peso líquido: 400gr</text:p>
          </table:table-cell>
          <table:table-cell office:value-type="string">
            <text:p>Peso drenado: 280gr</text:p>
          </table:table-cell>
          <table:table-cell office:value-type="string">
            <text:p>Embalagem: Lata</text:p>
          </table:table-cell>
          <table:table-cell office:value-type="string">
            <text:p>Quantidade: 24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6</text:p>
          </table:table-cell>
          <table:table-cell office:value-type="string">
            <text:p>Chicharro Dadá Cx 24x420gr (GP2)</text:p>
          </table:table-cell>
          <table:table-cell office:value-type="string">
            <text:p>Procedência: Peru</text:p>
          </table:table-cell>
          <table:table-cell office:value-type="string">
            <text:p>Peso Líquido: 420g</text:p>
          </table:table-cell>
          <table:table-cell office:value-type="string">
            <text:p>Peso Drenado: 315g</text:p>
          </table:table-cell>
          <table:table-cell office:value-type="string">
            <text:p>Embalagem: Lata</text:p>
          </table:table-cell>
          <table:table-cell office:value-type="string">
            <text:p>Quantidade: Caixa c/ 24 Latas</text:p>
          </table:table-cell>
          <table:table-cell office:value-type="string">
            <text:p> Formato de vendas: Caix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7</text:p>
          </table:table-cell>
          <table:table-cell office:value-type="string">
            <text:p>Aliche Marcol Vidro 225gr</text:p>
          </table:table-cell>
          <table:table-cell office:value-type="string">
            <text:p>Procedência: Peru</text:p>
          </table:table-cell>
          <table:table-cell office:value-type="string">
            <text:p>Peso líquido: 225g</text:p>
          </table:table-cell>
          <table:table-cell office:value-type="string">
            <text:p>Peso drenado: 160g</text:p>
          </table:table-cell>
          <table:table-cell office:value-type="string">
            <text:p>Embalagem: Vidro</text:p>
          </table:table-cell>
          <table:table-cell office:value-type="string">
            <text:p>Quantidade: Caixa C/ 12 Vd&lt;br/&gt;</text:p>
            <text:p>Formato de venda: Vidro</text:p>
          </table:table-cell>
          <table:table-cell office:value-type="string">
            <text:p>OBS: Files de Anchoveta Anchovada Òleo Comestíve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8</text:p>
          </table:table-cell>
          <table:table-cell office:value-type="string">
            <text:p>Aliche Marcol Vidro 80g</text:p>
          </table:table-cell>
          <table:table-cell office:value-type="string">
            <text:p>Procedência: Peru</text:p>
          </table:table-cell>
          <table:table-cell office:value-type="string">
            <text:p>Peso líquido: 80 g</text:p>
          </table:table-cell>
          <table:table-cell office:value-type="string">
            <text:p>Peso drenado: 50 g</text:p>
          </table:table-cell>
          <table:table-cell office:value-type="string">
            <text:p>Embalagem: Vidro</text:p>
          </table:table-cell>
          <table:table-cell office:value-type="string">
            <text:p>Quantidade: Caixa C/  24  Unid</text:p>
          </table:table-cell>
          <table:table-cell office:value-type="string">
            <text:p>Formato de venda: Vid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49</text:p>
          </table:table-cell>
          <table:table-cell office:value-type="string">
            <text:p>Aliche Marcol 1,7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0</text:p>
          </table:table-cell>
          <table:table-cell office:value-type="string">
            <text:p>Aliche Di Salerno 550gr</text:p>
          </table:table-cell>
          <table:table-cell office:value-type="string">
            <text:p>Procedência: Argentina</text:p>
          </table:table-cell>
          <table:table-cell office:value-type="string">
            <text:p>Peso líquido: 550g</text:p>
          </table:table-cell>
          <table:table-cell office:value-type="string">
            <text:p>Peso drenado: 440g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V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1</text:p>
          </table:table-cell>
          <table:table-cell office:value-type="string">
            <text:p>Aliche Ribamar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Peso drenado: 900gr</text:p>
          </table:table-cell>
          <table:table-cell office:value-type="string">
            <text:p>Embalagem: Balde plástico</text:p>
          </table:table-cell>
          <table:table-cell office:value-type="string">
            <text:p>Quantidade: Avulso&lt;br/&gt;</text:p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2</text:p>
          </table:table-cell>
          <table:table-cell office:value-type="string">
            <text:p>Aliche Ribamar 2K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Peso drenado: 1,8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3</text:p>
          </table:table-cell>
          <table:table-cell office:value-type="string">
            <text:p>Aliche Di Salerno 1,5Kg</text:p>
          </table:table-cell>
          <table:table-cell office:value-type="string">
            <text:p>Procedência: Argentina</text:p>
          </table:table-cell>
          <table:table-cell office:value-type="string">
            <text:p>Peso líquido: 1,5Kg</text:p>
          </table:table-cell>
          <table:table-cell office:value-type="string">
            <text:p>Peso drenado: 1,2Kg</text:p>
          </table:table-cell>
          <table:table-cell office:value-type="string">
            <text:p>Embalagem: Vidro</text:p>
          </table:table-cell>
          <table:table-cell office:value-type="string">
            <text:p>Quantidade: Caixa C/ 6 vidros</text:p>
          </table:table-cell>
          <table:table-cell office:value-type="string">
            <text:p>Formato de venda: Vidr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4</text:p>
          </table:table-cell>
          <table:table-cell office:value-type="string">
            <text:p>Aliche Marcol 1kg</text:p>
          </table:table-cell>
          <table:table-cell office:value-type="string">
            <text:p>Procedência: Peru</text:p>
          </table:table-cell>
          <table:table-cell office:value-type="string">
            <text:p>Peso líquido: 1 Kg</text:p>
          </table:table-cell>
          <table:table-cell office:value-type="string">
            <text:p>Peso drenado: 720 gr</text:p>
          </table:table-cell>
          <table:table-cell office:value-type="string">
            <text:p>Embalagem: Vidro</text:p>
          </table:table-cell>
          <table:table-cell office:value-type="string">
            <text:p>Quantidade:Caixa C/ 12 Vd&lt;br/&gt;</text:p>
            <text:p>Formato de venda:Vidro</text:p>
          </table:table-cell>
          <table:table-cell office:value-type="string">
            <text:p>OBS: Files de Anchoveta Anchovada  Òleo  Comestíve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5</text:p>
          </table:table-cell>
          <table:table-cell office:value-type="string">
            <text:p>Coxinha da Asa Mister frango/gold frango Cx 18x1Kg (GP7)</text:p>
          </table:table-cell>
          <table:table-cell office:value-type="string">
            <text:p>Procedência: Brasil – PR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Primária: Interfolhada</text:p>
          </table:table-cell>
          <table:table-cell office:value-type="string">
            <text:p>Embalagem: Caixa de 18 Kg  </text:p>
          </table:table-cell>
          <table:table-cell office:value-type="string">
            <text:p>Quantidade: Caixa C/ 18 Pct de 1kg (Aproximado)&lt;br/&gt;</text:p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6</text:p>
          </table:table-cell>
          <table:table-cell office:value-type="string">
            <text:p>Retalhos de Frango Adoro cx 20Kg 2PCT.(GP7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</text:p>
          </table:table-cell>
          <table:table-cell office:value-type="string">
            <text:p>Peso Líquido: 20 Kg </text:p>
          </table:table-cell>
          <table:table-cell office:value-type="string">
            <text:p>Embalagem: Caixa papelão</text:p>
          </table:table-cell>
          <table:table-cell office:value-type="string">
            <text:p>Quantidade: Caixa C/ 2 Pct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7</text:p>
          </table:table-cell>
          <table:table-cell office:value-type="string">
            <text:p>Sassami de Frango Interfolhado Adoro 20Kg(R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líquido: 20 kg</text:p>
          </table:table-cell>
          <table:table-cell office:value-type="string">
            <text:p>Embalagem: Caixa com 20 Kg</text:p>
          </table:table-cell>
          <table:table-cell office:value-type="string">
            <text:p>Quantidade: Caixa C/ 1 Item </text:p>
          </table:table-cell>
          <table:table-cell office:value-type="string">
            <text:p>Sassami de Frango Interfolhado 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58</text:p>
          </table:table-cell>
          <table:table-cell office:value-type="string">
            <text:p>Sassami de Frango  Adoro Cx 20Kg 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4 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</table:table-row>
        <table:table-row>
          <table:table-cell office:value-type="string">
            <text:p>859</text:p>
          </table:table-cell>
          <table:table-cell office:value-type="string">
            <text:p>Sassami de Frango Interfolhado Adoro Cx 20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</text:p>
          </table:table-cell>
          <table:table-cell office:value-type="string">
            <text:p>Peso líquido: 20 kg</text:p>
          </table:table-cell>
          <table:table-cell office:value-type="string">
            <text:p>Embalagem: Caixa</text:p>
          </table:table-cell>
          <table:table-cell office:value-type="string">
            <text:p>Quantidade: Caixa C/ 1 Item </text:p>
          </table:table-cell>
          <table:table-cell office:value-type="string">
            <text:p>Formato de venda: Cx </text:p>
          </table:table-cell>
          <table:table-cell office:value-type="string">
            <text:p>Obs: Sassami de Frango Interfolhado </text:p>
          </table:table-cell>
          <table:table-cell office:value-type="string">
            <text:p/>
          </table:table-cell>
        </table:table-row>
        <table:table-row>
          <table:table-cell office:value-type="string">
            <text:p>860</text:p>
          </table:table-cell>
          <table:table-cell office:value-type="string">
            <text:p>Sassami de Frango (Filézinho) Pct Canção Cx 10x1Kg (GP7)</text:p>
          </table:table-cell>
          <table:table-cell office:value-type="string">
            <text:p>Procedência: Brasil – PR</text:p>
          </table:table-cell>
          <table:table-cell office:value-type="string">
            <text:p>Peso Bruto: 10 Kg </text:p>
          </table:table-cell>
          <table:table-cell office:value-type="string">
            <text:p>Peso Líquido: 10 Kg</text:p>
          </table:table-cell>
          <table:table-cell office:value-type="string">
            <text:p>Embalagem: Primária: Pacote 1kg(aprox.) / Secundária: Caixa de 10 kg  </text:p>
          </table:table-cell>
          <table:table-cell office:value-type="string">
            <text:p>Quantidade: Caixa C/ 10 Pct  </text:p>
          </table:table-cell>
          <table:table-cell office:value-type="string">
            <text:p> 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1</text:p>
          </table:table-cell>
          <table:table-cell office:value-type="string">
            <text:p>Sassami de Frango Aurora 1 Kg(R)</text:p>
          </table:table-cell>
          <table:table-cell office:value-type="string">
            <text:p>Procedência: Brasil – Quilombo – SC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2</text:p>
          </table:table-cell>
          <table:table-cell office:value-type="string">
            <text:p>Sassami de Frango Aurora 1 Kg(GP2)</text:p>
          </table:table-cell>
          <table:table-cell office:value-type="string">
            <text:p>Procedência: Brasil – Quilombo – SC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3</text:p>
          </table:table-cell>
          <table:table-cell office:value-type="string">
            <text:p>Sassami de Frango Perdigão 1Kg(R)</text:p>
          </table:table-cell>
          <table:table-cell office:value-type="string">
            <text:p>Procedência: Brasil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16 kg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4</text:p>
          </table:table-cell>
          <table:table-cell office:value-type="string">
            <text:p>Sassami de Frango Perdigão 1Kg(GP2)</text:p>
          </table:table-cell>
          <table:table-cell office:value-type="string">
            <text:p>Procedência: Brasil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16 kg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5</text:p>
          </table:table-cell>
          <table:table-cell office:value-type="string">
            <text:p>Peito de Perú Defumado Kassel 2,25Kg</text:p>
          </table:table-cell>
          <table:table-cell office:value-type="string">
            <text:p>Procedência: Brasil – SP</text:p>
          </table:table-cell>
          <table:table-cell office:value-type="string">
            <text:p>Peso Bruto: 2,20 Kg (aproximados)</text:p>
          </table:table-cell>
          <table:table-cell office:value-type="string">
            <text:p>Peso Líquido: 2,19 Kg (aproximados)</text:p>
          </table:table-cell>
          <table:table-cell office:value-type="string">
            <text:p>Embalagem:  Plástica a vácuo</text:p>
          </table:table-cell>
          <table:table-cell office:value-type="string">
            <text:p>Quantidade: Caixa c/ 4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6</text:p>
          </table:table-cell>
          <table:table-cell office:value-type="string">
            <text:p>Peito de Frango Defumado Ceratti 2,5Kg</text:p>
          </table:table-cell>
          <table:table-cell office:value-type="string">
            <text:p>Procedência: Brasil</text:p>
          </table:table-cell>
          <table:table-cell office:value-type="string">
            <text:p>Peso Bruto: 2,5 Kg aproximados</text:p>
          </table:table-cell>
          <table:table-cell office:value-type="string">
            <text:p>Peso Líquido: 2,5 Kg aproximados</text:p>
          </table:table-cell>
          <table:table-cell office:value-type="string">
            <text:p>Embalagem:  Plástica a vácuo</text:p>
          </table:table-cell>
          <table:table-cell office:value-type="string">
            <text:p>Quantidade: 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7</text:p>
          </table:table-cell>
          <table:table-cell office:value-type="string">
            <text:p>Peito de Perú  Defumado Seara 2,5Kg</text:p>
          </table:table-cell>
          <table:table-cell office:value-type="string">
            <text:p>Procedência: Brasil – SP</text:p>
          </table:table-cell>
          <table:table-cell office:value-type="string">
            <text:p>Peso Bruto: 2,610 Kg </text:p>
          </table:table-cell>
          <table:table-cell office:value-type="string">
            <text:p>Peso Líquido: 2,597 Kg </text:p>
          </table:table-cell>
          <table:table-cell office:value-type="string">
            <text:p>Embalagem:  Plástica a vácuo</text:p>
          </table:table-cell>
          <table:table-cell office:value-type="string">
            <text:p>Quantidade: Caixa C/ 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8</text:p>
          </table:table-cell>
          <table:table-cell office:value-type="string">
            <text:p>Peito de Perú Defumado Rezende 2,5Kg</text:p>
          </table:table-cell>
          <table:table-cell office:value-type="string">
            <text:p>Procedência: Brasil – Salto Veloso – SC</text:p>
          </table:table-cell>
          <table:table-cell office:value-type="string">
            <text:p>Peso Bruto: 2,5 Kg (aproximado)</text:p>
          </table:table-cell>
          <table:table-cell office:value-type="string">
            <text:p>Peso Líquido: 2,48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ç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69</text:p>
          </table:table-cell>
          <table:table-cell office:value-type="string">
            <text:p>Peito de Perú Defumado Sadia 2,5Kg</text:p>
          </table:table-cell>
          <table:table-cell office:value-type="string">
            <text:p>Procedência: Brasil – Concordia  – SC</text:p>
          </table:table-cell>
          <table:table-cell office:value-type="string">
            <text:p>Peso Bruto: 2,5 Kg (aproximados)</text:p>
          </table:table-cell>
          <table:table-cell office:value-type="string">
            <text:p>Peso Líquido: 2,48 Kg (aproximados)</text:p>
          </table:table-cell>
          <table:table-cell office:value-type="string">
            <text:p>Embalagem:  Plástica a vácuo</text:p>
          </table:table-cell>
          <table:table-cell office:value-type="string">
            <text:p>Quantidade: Caixa C/ 2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0</text:p>
          </table:table-cell>
          <table:table-cell office:value-type="string">
            <text:p>Peito de Frango Vapza Salg. 400gr Coz e Desf.</text:p>
          </table:table-cell>
          <table:table-cell office:value-type="string">
            <text:p>Procedência: Brasil – Castro – PR</text:p>
          </table:table-cell>
          <table:table-cell office:value-type="string">
            <text:p>Peso Líquido: 400g</text:p>
          </table:table-cell>
          <table:table-cell office:value-type="string">
            <text:p>Embalagem: Pouch</text:p>
          </table:table-cell>
          <table:table-cell office:value-type="string">
            <text:p>Quantidade: Caixa C/ 24 Unid</text:p>
          </table:table-cell>
          <table:table-cell office:value-type="string">
            <text:p>Formato de Venda: Pct</text:p>
          </table:table-cell>
          <table:table-cell office:value-type="string">
            <text:p>OBS: Peito de Frango Salgado Cozido Desfi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1</text:p>
          </table:table-cell>
          <table:table-cell office:value-type="string">
            <text:p>Peito de Frango Vapza Salg. Coz e Desf. 2,5Kg</text:p>
          </table:table-cell>
          <table:table-cell office:value-type="string">
            <text:p>Procedência: Brasil – PR</text:p>
          </table:table-cell>
          <table:table-cell office:value-type="string">
            <text:p>Peso Bruto: 2,5Kg</text:p>
          </table:table-cell>
          <table:table-cell office:value-type="string">
            <text:p>Embalagem: Pounch</text:p>
          </table:table-cell>
          <table:table-cell office:value-type="string">
            <text:p>Quantidade:   Caixa C/ 6 Pct</text:p>
          </table:table-cell>
          <table:table-cell office:value-type="string">
            <text:p>Formato de venda: Pct </text:p>
          </table:table-cell>
          <table:table-cell office:value-type="string">
            <text:p> OBS: Não necessita Refrigeraçã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2</text:p>
          </table:table-cell>
          <table:table-cell office:value-type="string">
            <text:p>Frango Desfiado Pif Paf 500gr(GP2)</text:p>
          </table:table-cell>
          <table:table-cell office:value-type="string">
            <text:p>Procedência: Brasil</text:p>
          </table:table-cell>
          <table:table-cell office:value-type="string">
            <text:p>Peso Bruto: 505 g</text:p>
          </table:table-cell>
          <table:table-cell office:value-type="string">
            <text:p>Peso Líquido: 500 g</text:p>
          </table:table-cell>
          <table:table-cell office:value-type="string">
            <text:p>Embalagem: Saco Plástico</text:p>
          </table:table-cell>
          <table:table-cell office:value-type="string">
            <text:p>Quantidade: Caixa c/ 30 unidade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3</text:p>
          </table:table-cell>
          <table:table-cell office:value-type="string">
            <text:p>Frango Desfiado Pif Paf 4Kg (GP2)</text:p>
          </table:table-cell>
          <table:table-cell office:value-type="string">
            <text:p>Procedência: Brasil – SP</text:p>
          </table:table-cell>
          <table:table-cell office:value-type="string">
            <text:p>Peso Bruto: 4 Kg</text:p>
          </table:table-cell>
          <table:table-cell office:value-type="string">
            <text:p>Peso Líquido: 4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4</text:p>
          </table:table-cell>
          <table:table-cell office:value-type="string">
            <text:p>Peito de Frango C/ Osso Aurora 16kg(gp2)</text:p>
          </table:table-cell>
          <table:table-cell office:value-type="string">
            <text:p> Caixa com Caixa com aproximadamente 16 kg </text:p>
          </table:table-cell>
          <table:table-cell office:value-type="string">
            <text:p>Caixa com aproximadamente 11 pctsaproximadamente 11 p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5</text:p>
          </table:table-cell>
          <table:table-cell office:value-type="string">
            <text:p>Frango Desfiado Pif Paf 500gr(GP2)</text:p>
          </table:table-cell>
          <table:table-cell office:value-type="string">
            <text:p>Procedência: Brasil</text:p>
          </table:table-cell>
          <table:table-cell office:value-type="string">
            <text:p>			Peso Bruto: 505gr</text:p>
          </table:table-cell>
          <table:table-cell office:value-type="string">
            <text:p>			Peso Líquido: 500gr</text:p>
          </table:table-cell>
          <table:table-cell office:value-type="string">
            <text:p>			Embalagem: Saco Plástico</text:p>
          </table:table-cell>
          <table:table-cell office:value-type="string">
            <text:p>			Quantidade: 30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6</text:p>
          </table:table-cell>
          <table:table-cell office:value-type="string">
            <text:p>Peito de Frango C/osso Pct Naturaves 18Kg(GP2)</text:p>
          </table:table-cell>
          <table:table-cell office:value-type="string">
            <text:p>Procedência: Brasil -Biriri – SP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18 Kg  </text:p>
          </table:table-cell>
          <table:table-cell office:value-type="string">
            <text:p>Quantidade: Caixa C/ 10 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</table:table-row>
        <table:table-row>
          <table:table-cell office:value-type="string">
            <text:p>877</text:p>
          </table:table-cell>
          <table:table-cell office:value-type="string">
            <text:p>Peito de Frango Cong.C/osso Pct Naturaves 18Kg(R)</text:p>
          </table:table-cell>
          <table:table-cell office:value-type="string">
            <text:p>Procedência: Brasil – Biriri – SP</text:p>
          </table:table-cell>
          <table:table-cell office:value-type="string">
            <text:p>Peso Líquido: 18 Kg</text:p>
          </table:table-cell>
          <table:table-cell office:value-type="string">
            <text:p>Embalagem Primária: Pacote </text:p>
          </table:table-cell>
          <table:table-cell office:value-type="string">
            <text:p> Embalagem Secundária: Caixa de 18 Kg  </text:p>
          </table:table-cell>
          <table:table-cell office:value-type="string">
            <text:p>Quantidade: Caixa C/ 10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8</text:p>
          </table:table-cell>
          <table:table-cell office:value-type="string">
            <text:p>Peito C/Osso de Frango Jaguá 18Kg(GP7)</text:p>
          </table:table-cell>
          <table:table-cell office:value-type="string">
            <text:p>Procedência: Brasil – Brasil</text:p>
          </table:table-cell>
          <table:table-cell office:value-type="string">
            <text:p>Peso Bruto: 18,110 Kg</text:p>
          </table:table-cell>
          <table:table-cell office:value-type="string">
            <text:p> Peso Líquido: 18 Kg</text:p>
          </table:table-cell>
          <table:table-cell office:value-type="string">
            <text:p> Embalagem: Caixa </text:p>
          </table:table-cell>
          <table:table-cell office:value-type="string">
            <text:p>Quantidade: Caixa  C/ 9 Pcts (aproximado) </text:p>
          </table:table-cell>
          <table:table-cell office:value-type="string">
            <text:p>Formato de venda: 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79</text:p>
          </table:table-cell>
          <table:table-cell office:value-type="string">
            <text:p>Peito de Frango C/osso Resf. Pct Adoro 20Kg (R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0 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0</text:p>
          </table:table-cell>
          <table:table-cell office:value-type="string">
            <text:p>Peito de Frango C/osso Resf. Pct Adoro 20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0 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1</text:p>
          </table:table-cell>
          <table:table-cell office:value-type="string">
            <text:p>Ovos Branco Aja 06 Bj</text:p>
          </table:table-cell>
          <table:table-cell office:value-type="string">
            <text:p>Procedência: Brasil – Santo André – SP</text:p>
          </table:table-cell>
          <table:table-cell office:value-type="string">
            <text:p>Peso Bruto: 50g </text:p>
          </table:table-cell>
          <table:table-cell office:value-type="string">
            <text:p>Peso Líquido: 50g</text:p>
          </table:table-cell>
          <table:table-cell office:value-type="string">
            <text:p>Embalagem Primária: Cartela de papelão</text:p>
          </table:table-cell>
          <table:table-cell office:value-type="string">
            <text:p>Embalagem Secundária: Caixa com 6 bandejas</text:p>
          </table:table-cell>
          <table:table-cell office:value-type="string">
            <text:p>Quantidade: Caixa C/ 180 Ovos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</table:table-row>
        <table:table-row>
          <table:table-cell office:value-type="string">
            <text:p>882</text:p>
          </table:table-cell>
          <table:table-cell office:value-type="string">
            <text:p>Ovos Branco Aja 02Bj</text:p>
          </table:table-cell>
          <table:table-cell office:value-type="string">
            <text:p>Procedência: Brasil – Santo André – SP</text:p>
          </table:table-cell>
          <table:table-cell office:value-type="string">
            <text:p>Peso Bruto: 50 g </text:p>
          </table:table-cell>
          <table:table-cell office:value-type="string">
            <text:p>Peso Líquido: 50 g</text:p>
          </table:table-cell>
          <table:table-cell office:value-type="string">
            <text:p>Embalagem Primária: Cartela de papelão</text:p>
          </table:table-cell>
          <table:table-cell office:value-type="string">
            <text:p>Embalagem Secundária: Caixa com 2 bandejas</text:p>
          </table:table-cell>
          <table:table-cell office:value-type="string">
            <text:p>Quantidade: Caixa C/ 60 Ovo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</table:table-row>
        <table:table-row>
          <table:table-cell office:value-type="string">
            <text:p>883</text:p>
          </table:table-cell>
          <table:table-cell office:value-type="string">
            <text:p>Ovos Branco Mantiqueira 06Bj</text:p>
          </table:table-cell>
          <table:table-cell office:value-type="string">
            <text:p>Procedência: Brasil – Itanhandu – MG</text:p>
          </table:table-cell>
          <table:table-cell office:value-type="string">
            <text:p>Peso Bruto: 50 g </text:p>
          </table:table-cell>
          <table:table-cell office:value-type="string">
            <text:p>Peso Líquido: 50 g</text:p>
          </table:table-cell>
          <table:table-cell office:value-type="string">
            <text:p>Embalagem Primária: Cartela de papelão</text:p>
          </table:table-cell>
          <table:table-cell office:value-type="string">
            <text:p>Embalagem Secundária: Caixa com 6 bandejas</text:p>
          </table:table-cell>
          <table:table-cell office:value-type="string">
            <text:p>Quantidade: Caixa C/ 180 Ovo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</table:table-row>
        <table:table-row>
          <table:table-cell office:value-type="string">
            <text:p>884</text:p>
          </table:table-cell>
          <table:table-cell office:value-type="string">
            <text:p>Sassami Fgo.Cong. IQF C.Vale Pct. 1kg Cx 15Kg (GP2)</text:p>
          </table:table-cell>
          <table:table-cell office:value-type="string">
            <text:p>Procedência: Brasil – Bitencourt – Santa Fé</text:p>
          </table:table-cell>
          <table:table-cell office:value-type="string">
            <text:p>Peso Bruto: 15 Kg </text:p>
          </table:table-cell>
          <table:table-cell office:value-type="string">
            <text:p>Peso Líquido: 15 Kg</text:p>
          </table:table-cell>
          <table:table-cell office:value-type="string">
            <text:p>Embalagem Primária: Inter-folhado  </text:p>
          </table:table-cell>
          <table:table-cell office:value-type="string">
            <text:p>Embalagem: Caixa de 15 Kg /com Pct de 1 k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5</text:p>
          </table:table-cell>
          <table:table-cell office:value-type="string">
            <text:p>Ovos Branco Mantiqueira 02Bj</text:p>
          </table:table-cell>
          <table:table-cell office:value-type="string">
            <text:p>Procedência: Brasil – Itanhandu – MG</text:p>
          </table:table-cell>
          <table:table-cell office:value-type="string">
            <text:p>Peso Bruto: 50 g </text:p>
          </table:table-cell>
          <table:table-cell office:value-type="string">
            <text:p>Peso Líquido: 50 g</text:p>
          </table:table-cell>
          <table:table-cell office:value-type="string">
            <text:p>Embalagem Primária: Cartela de papelão</text:p>
          </table:table-cell>
          <table:table-cell office:value-type="string">
            <text:p>Embalagem Secundária: Caixa com 2 bandejas</text:p>
          </table:table-cell>
          <table:table-cell office:value-type="string">
            <text:p>Quantidade: Caixa C/ 60 Ovo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</table:table-row>
        <table:table-row>
          <table:table-cell office:value-type="string">
            <text:p>886</text:p>
          </table:table-cell>
          <table:table-cell office:value-type="string">
            <text:p>Sobrecoxa Interfolhado Cong. C.Vale Cx 18Kg (GP2)</text:p>
          </table:table-cell>
          <table:table-cell office:value-type="string">
            <text:p>Procedência: Brasil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Secundária: Caixa de 18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7</text:p>
          </table:table-cell>
          <table:table-cell office:value-type="string">
            <text:p>Filét de Frango Cong.S/Sassami Pct.C.Vale Cx 18Kg (GP2)</text:p>
          </table:table-cell>
          <table:table-cell office:value-type="string">
            <text:p>Procedência: Brasil – Bitencourt – Santa Fé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: Caixa de 18 K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8</text:p>
          </table:table-cell>
          <table:table-cell office:value-type="string">
            <text:p>Filét Coxa-Sobrecoxa Congelado Pct Copagril Cx 18Kg (GP2)</text:p>
          </table:table-cell>
          <table:table-cell office:value-type="string">
            <text:p>Procedência: Brasil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Secundária: Caixa de 18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89</text:p>
          </table:table-cell>
          <table:table-cell office:value-type="string">
            <text:p>Carcaça de Frango Cong. Languiru 13,60Kg (GP2)</text:p>
          </table:table-cell>
          <table:table-cell office:value-type="string">
            <text:p>Procedência: Brasil – RS</text:p>
          </table:table-cell>
          <table:table-cell office:value-type="string">
            <text:p>Peso Líquido: 13,60 Kg</text:p>
          </table:table-cell>
          <table:table-cell office:value-type="string">
            <text:p>Embalagem: Caixa papelão</text:p>
          </table:table-cell>
          <table:table-cell office:value-type="string">
            <text:p>Quantidade: Caixa C/ 12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0</text:p>
          </table:table-cell>
          <table:table-cell office:value-type="string">
            <text:p>Nuggets C.Vale Pct 2,5Kg Cx 10 Kg (GP2)</text:p>
          </table:table-cell>
          <table:table-cell office:value-type="string">
            <text:p> Procedência: Brasil – Palotina – PR</text:p>
          </table:table-cell>
          <table:table-cell office:value-type="string">
            <text:p>Peso Bruto: 10 Kg (Caixa)</text:p>
          </table:table-cell>
          <table:table-cell office:value-type="string">
            <text:p>Peso Liquido: 2,5 Kg (Pct)</text:p>
          </table:table-cell>
          <table:table-cell office:value-type="string">
            <text:p>Embalagem: Caixa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1</text:p>
          </table:table-cell>
          <table:table-cell office:value-type="string">
            <text:p>Frango (Carcaça) Cong. Rosaves 1,7 a 1,8Kg (GP2)</text:p>
          </table:table-cell>
          <table:table-cell office:value-type="string">
            <text:p>Procedência: Brasil</text:p>
          </table:table-cell>
          <table:table-cell office:value-type="string">
            <text:p>Peso Bruto: 17 Kg </text:p>
          </table:table-cell>
          <table:table-cell office:value-type="string">
            <text:p>Peso Líquido: 17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com 10 unidades Entre 1,7 a 1,8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2</text:p>
          </table:table-cell>
          <table:table-cell office:value-type="string">
            <text:p>Filezinho Empanado C.Vale Pct 2,5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3</text:p>
          </table:table-cell>
          <table:table-cell office:value-type="string">
            <text:p>Asa de Frango naturaves Cx 20KG (GP2)</text:p>
          </table:table-cell>
          <table:table-cell office:value-type="string">
            <text:p>Procedência: Brasil</text:p>
          </table:table-cell>
          <table:table-cell office:value-type="string">
            <text:p>Peso Bruto: 20,25Kg </text:p>
          </table:table-cell>
          <table:table-cell office:value-type="string">
            <text:p>Peso Líquido: 20 Kg</text:p>
          </table:table-cell>
          <table:table-cell office:value-type="string">
            <text:p>Embalagem Primária: Interfolhado </text:p>
          </table:table-cell>
          <table:table-cell office:value-type="string">
            <text:p>Embalagem Secundária: Caixa de 20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4</text:p>
          </table:table-cell>
          <table:table-cell office:value-type="string">
            <text:p>Coxas de Frango Cong. Inter. Jaguá Cx 18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5</text:p>
          </table:table-cell>
          <table:table-cell office:value-type="string">
            <text:p>Sobrecoxas de Frango Cong.Jaguá Cx 18Kg (GP7)</text:p>
          </table:table-cell>
          <table:table-cell office:value-type="string">
            <text:p>Procedência: Brasil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Primária: 10 pcts 2kg</text:p>
          </table:table-cell>
          <table:table-cell office:value-type="string">
            <text:p>Embalagem Secundária: Caixa de 20 Kg  </text:p>
          </table:table-cell>
          <table:table-cell office:value-type="string">
            <text:p>OBS: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6</text:p>
          </table:table-cell>
          <table:table-cell office:value-type="string">
            <text:p>Coxas-Sobrecoxas de Frango Cong Pct Mister Frango18Kg(GP7)</text:p>
          </table:table-cell>
          <table:table-cell office:value-type="string">
            <text:p>Procedência: Brasil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Primária: Pacote</text:p>
          </table:table-cell>
          <table:table-cell office:value-type="string">
            <text:p>Embalagem Secundária: Caixa de 18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7</text:p>
          </table:table-cell>
          <table:table-cell office:value-type="string">
            <text:p>Coxas-Sobrecoxa Cong Pct Naturaves 18Kg(R)</text:p>
          </table:table-cell>
          <table:table-cell office:value-type="string">
            <text:p>Procedência: Brasil -Biriri – SP</text:p>
          </table:table-cell>
          <table:table-cell office:value-type="string">
            <text:p>Peso Líquido: 18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18 Kg  </text:p>
          </table:table-cell>
          <table:table-cell office:value-type="string">
            <text:p>Quantidade: Caixa C/ 10 ptc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98</text:p>
          </table:table-cell>
          <table:table-cell office:value-type="string">
            <text:p>Coxas-Sobrecoxas  Cong Naturaves 18Kg(GP2)</text:p>
          </table:table-cell>
          <table:table-cell office:value-type="string">
            <text:p>Procedência: Brasil -Biriri – SP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18 Kg  </text:p>
          </table:table-cell>
          <table:table-cell office:value-type="string">
            <text:p>Quantidade: Caixa C/ 10 pct ( Aproximado)</text:p>
          </table:table-cell>
          <table:table-cell office:value-type="string">
            <text:p>Formato de venda: Cx </text:p>
          </table:table-cell>
          <table:table-cell office:value-type="string">
            <text:p> Obs: Coxa com Sobre Coxa de Frango</text:p>
          </table:table-cell>
        </table:table-row>
        <table:table-row>
          <table:table-cell office:value-type="string">
            <text:p>899</text:p>
          </table:table-cell>
          <table:table-cell office:value-type="string">
            <text:p>Frango Inteiro Congelado Naturaves 20Kg(GP2)</text:p>
          </table:table-cell>
          <table:table-cell office:value-type="string">
            <text:p> Procedência: Brasil -Biriri – SP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Individual </text:p>
          </table:table-cell>
          <table:table-cell office:value-type="string">
            <text:p> Embalagem Secundária: Caixa de 20 Kg  </text:p>
          </table:table-cell>
          <table:table-cell office:value-type="string">
            <text:p>Quantidade: Caixa C/ 8 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00</text:p>
          </table:table-cell>
          <table:table-cell office:value-type="string">
            <text:p>Frango Inteiro Congelado Naturaves 20Kg (R)</text:p>
          </table:table-cell>
          <table:table-cell office:value-type="string">
            <text:p> Procedência: Brasil -Biriri – SP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Individual </text:p>
          </table:table-cell>
          <table:table-cell office:value-type="string">
            <text:p> Embalagem Secundária: Caixa de 20 Kg  </text:p>
          </table:table-cell>
          <table:table-cell office:value-type="string">
            <text:p>Quantidade: Caixa C/ 8 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01</text:p>
          </table:table-cell>
          <table:table-cell office:value-type="string">
            <text:p>Miúdos de Frango (Moela) Cong Adoro 20Kg(GP2)</text:p>
          </table:table-cell>
          <table:table-cell office:value-type="string">
            <text:p>Procedência: Brasil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02</text:p>
          </table:table-cell>
          <table:table-cell office:value-type="string">
            <text:p>Asa de Frango Adoro Pct Cx18 Kg 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Individual</text:p>
          </table:table-cell>
          <table:table-cell office:value-type="string">
            <text:p>Quantidade: Caixa C/ 12 Pct (aproximado) </text:p>
          </table:table-cell>
          <table:table-cell office:value-type="string">
            <text:p> 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03</text:p>
          </table:table-cell>
          <table:table-cell office:value-type="string">
            <text:p>Frango a Passarinho Temperado Cong. Adoro 18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 Primária: Pacote Individual</text:p>
          </table:table-cell>
          <table:table-cell office:value-type="string">
            <text:p>Embalagem Secundária: Caixa de 18 Kg </text:p>
          </table:table-cell>
          <table:table-cell office:value-type="string">
            <text:p>Quantidade: Caixa C/ 12 Pct ( 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</table:table-row>
        <table:table-row>
          <table:table-cell office:value-type="string">
            <text:p>904</text:p>
          </table:table-cell>
          <table:table-cell office:value-type="string">
            <text:p>Frango Inteiro Congelado Jagua 20Kg(GP7)</text:p>
          </table:table-cell>
          <table:table-cell office:value-type="string">
            <text:p> Procedência: Brasil – Brasil</text:p>
          </table:table-cell>
          <table:table-cell office:value-type="string">
            <text:p>Peso Bruto: 20,640 Kg</text:p>
          </table:table-cell>
          <table:table-cell office:value-type="string">
            <text:p> Peso Líquido: 20 Kg</text:p>
          </table:table-cell>
          <table:table-cell office:value-type="string">
            <text:p> Embalagem: Caixa </text:p>
          </table:table-cell>
          <table:table-cell office:value-type="string">
            <text:p>Quantidade: Caixa  C/ 10 Pcts (aproximado) </text:p>
          </table:table-cell>
          <table:table-cell office:value-type="string">
            <text:p>Formato de venda:  Cx </text:p>
          </table:table-cell>
          <table:table-cell office:value-type="string">
            <text:p>Obs: Com 2 Pés, 2 Figados, 2 Moelas, 2 Pescoços e 1 Cabeça</text:p>
          </table:table-cell>
          <table:table-cell office:value-type="string">
            <text:p/>
          </table:table-cell>
        </table:table-row>
        <table:table-row>
          <table:table-cell office:value-type="string">
            <text:p>905</text:p>
          </table:table-cell>
          <table:table-cell office:value-type="string">
            <text:p>Coxas-Sobrecoxas de Frango Cong Pct Adoro 20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0 ptc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</table:table-row>
        <table:table-row>
          <table:table-cell office:value-type="string">
            <text:p>906</text:p>
          </table:table-cell>
          <table:table-cell office:value-type="string">
            <text:p>Filét de Frango Cortado ao Meio Int. Aurora 15Kg (GP2)</text:p>
          </table:table-cell>
          <table:table-cell office:value-type="string">
            <text:p>Procedência: Brasil – SC</text:p>
          </table:table-cell>
          <table:table-cell office:value-type="string">
            <text:p>Peso Líquido: 15 Kg</text:p>
          </table:table-cell>
          <table:table-cell office:value-type="string">
            <text:p>Embalagem: Inter-folhado  </text:p>
          </table:table-cell>
          <table:table-cell office:value-type="string">
            <text:p>Quantidade: Avulso</text:p>
          </table:table-cell>
          <table:table-cell office:value-type="string">
            <text:p>Formato de venda: Cx </text:p>
          </table:table-cell>
          <table:table-cell office:value-type="string">
            <text:p>OBS: Sem osso/Sem pele/Sem sassam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07</text:p>
          </table:table-cell>
          <table:table-cell office:value-type="string">
            <text:p>Filét de Frango Ind. C/sassami Granjeiro 20Kg (GP2)</text:p>
          </table:table-cell>
          <table:table-cell office:value-type="string">
            <text:p>Procedência: Brasil – Rolandia – Parana</text:p>
          </table:table-cell>
          <table:table-cell office:value-type="string">
            <text:p>Peso Bruto: 20,46 Kg 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Individual</text:p>
          </table:table-cell>
          <table:table-cell office:value-type="string">
            <text:p>Quantidade: Caixa C/ 14 Pct (aproximado)</text:p>
          </table:table-cell>
          <table:table-cell office:value-type="string">
            <text:p>Formato de venda: Cx </text:p>
          </table:table-cell>
          <table:table-cell office:value-type="string">
            <text:p>OBS: COM SASSAMI </text:p>
          </table:table-cell>
          <table:table-cell office:value-type="string">
            <text:p/>
          </table:table-cell>
        </table:table-row>
        <table:table-row>
          <table:table-cell office:value-type="string">
            <text:p>908</text:p>
          </table:table-cell>
          <table:table-cell office:value-type="string">
            <text:p>Filét de Frango C/Sassami Pct.Ind.Mister Frango 18Kg (GP7)</text:p>
          </table:table-cell>
          <table:table-cell office:value-type="string">
            <text:p>Procedência: Brasil – PR</text:p>
          </table:table-cell>
          <table:table-cell office:value-type="string">
            <text:p>Peso Bruto: 18 Kg </text:p>
          </table:table-cell>
          <table:table-cell office:value-type="string">
            <text:p>Peso Líquido: 18 Kg</text:p>
          </table:table-cell>
          <table:table-cell office:value-type="string">
            <text:p>Embalagem: Primária: Pacote 1kg(aprox.) / Secundária: Caixa de 18 kg  </text:p>
          </table:table-cell>
          <table:table-cell office:value-type="string">
            <text:p>Quantidade: Caixa C/ 18 Pct  </text:p>
          </table:table-cell>
          <table:table-cell office:value-type="string">
            <text:p>Formato de venda: Caixa </text:p>
          </table:table-cell>
          <table:table-cell office:value-type="string">
            <text:p> OBS: Sem osso/Sem pele/Individual</text:p>
          </table:table-cell>
          <table:table-cell office:value-type="string">
            <text:p/>
          </table:table-cell>
        </table:table-row>
        <table:table-row>
          <table:table-cell office:value-type="string">
            <text:p>909</text:p>
          </table:table-cell>
          <table:table-cell office:value-type="string">
            <text:p>Filét  Fgo S/Sassami Cort. Meio Adoro 20Kg 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</text:p>
          </table:table-cell>
          <table:table-cell office:value-type="string">
            <text:p>Peso Líquido: 20 Kg</text:p>
          </table:table-cell>
          <table:table-cell office:value-type="string">
            <text:p>Embalagem Primária: Inter-folhado  Bloco</text:p>
          </table:table-cell>
          <table:table-cell office:value-type="string">
            <text:p>Embalagem Secundária: Caixa de 20 Kg</text:p>
          </table:table-cell>
          <table:table-cell office:value-type="string">
            <text:p>Quantidade: Caixa C / 1 Item</text:p>
          </table:table-cell>
          <table:table-cell office:value-type="string">
            <text:p>Formato de venda: Cx</text:p>
          </table:table-cell>
          <table:table-cell office:value-type="string">
            <text:p>OBS: Sem osso/Sem pele/Sem sassami</text:p>
          </table:table-cell>
        </table:table-row>
        <table:table-row>
          <table:table-cell office:value-type="string">
            <text:p>910</text:p>
          </table:table-cell>
          <table:table-cell office:value-type="string">
            <text:p>Filét de Coxas-Sobrecoxas Com Pele Adoro 20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Individual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0 Pct ( 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</table:table-row>
        <table:table-row>
          <table:table-cell office:value-type="string">
            <text:p>911</text:p>
          </table:table-cell>
          <table:table-cell office:value-type="string">
            <text:p>Filét de Frango C/Sassami Pct Adoro 20Kg(R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0 Pct (Aproximado)</text:p>
          </table:table-cell>
          <table:table-cell office:value-type="string">
            <text:p>Formato de venda: Cx </text:p>
          </table:table-cell>
          <table:table-cell office:value-type="string">
            <text:p> OBS: Sem osso/Sem pele</text:p>
          </table:table-cell>
          <table:table-cell office:value-type="string">
            <text:p/>
          </table:table-cell>
        </table:table-row>
        <table:table-row>
          <table:table-cell office:value-type="string">
            <text:p>912</text:p>
          </table:table-cell>
          <table:table-cell office:value-type="string">
            <text:p>Filét de Peito Adoro individual 20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20 Kg </text:p>
          </table:table-cell>
          <table:table-cell office:value-type="string">
            <text:p>Peso Líquido: 20 Kg</text:p>
          </table:table-cell>
          <table:table-cell office:value-type="string">
            <text:p>Embalagem : Caixa de 20 Kg  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3</text:p>
          </table:table-cell>
          <table:table-cell office:value-type="string">
            <text:p>Filét de Frango C/Sassami Pct Adoro 20Kg 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Líquido: 20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de 20 Kg  </text:p>
          </table:table-cell>
          <table:table-cell office:value-type="string">
            <text:p>Quantidade: Caixa C/ 10 Pct (Aproximado)</text:p>
          </table:table-cell>
          <table:table-cell office:value-type="string">
            <text:p>Formato de venda: Cx </text:p>
          </table:table-cell>
          <table:table-cell office:value-type="string">
            <text:p> OBS: Sem osso/Sem pele</text:p>
          </table:table-cell>
          <table:table-cell office:value-type="string">
            <text:p/>
          </table:table-cell>
        </table:table-row>
        <table:table-row>
          <table:table-cell office:value-type="string">
            <text:p>914</text:p>
          </table:table-cell>
          <table:table-cell office:value-type="string">
            <text:p>Finesse de Peru Light Sea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5</text:p>
          </table:table-cell>
          <table:table-cell office:value-type="string">
            <text:p>Blanquet Sadia</text:p>
          </table:table-cell>
          <table:table-cell office:value-type="string">
            <text:p>Procedência: Brasil – Concordia – SC</text:p>
          </table:table-cell>
          <table:table-cell office:value-type="string">
            <text:p>Peso Bruto: 1,7kg (aproximado)</text:p>
          </table:table-cell>
          <table:table-cell office:value-type="string">
            <text:p>Peso líquido: 1,7Kg (aproximado)</text:p>
          </table:table-cell>
          <table:table-cell office:value-type="string">
            <text:p>Embalagem: Plástica com fechamento em grampo</text:p>
          </table:table-cell>
          <table:table-cell office:value-type="string">
            <text:p>Quantidade: Caixa c/ 4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6</text:p>
          </table:table-cell>
          <table:table-cell office:value-type="string">
            <text:p>Cebolinha Alimenko/Giovenka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7</text:p>
          </table:table-cell>
          <table:table-cell office:value-type="string">
            <text:p>Cebolinha Vale Fertil 2Kg(GP7)</text:p>
          </table:table-cell>
          <table:table-cell office:value-type="string">
            <text:p> Procedência: Brasil&lt;br/&gt;</text:p>
            <text:p>Peso Bruto: 2 Kg </text:p>
          </table:table-cell>
          <table:table-cell office:value-type="string">
            <text:p>Peso Líquido: 2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Avulso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8</text:p>
          </table:table-cell>
          <table:table-cell office:value-type="string">
            <text:p>Cebolinha Safra Real 2Kg (GP7)</text:p>
          </table:table-cell>
          <table:table-cell office:value-type="string">
            <text:p>Procedência: Brasil</text:p>
          </table:table-cell>
          <table:table-cell office:value-type="string">
            <text:p>Peso Bruto: 2 Kg </text:p>
          </table:table-cell>
          <table:table-cell office:value-type="string">
            <text:p>Peso Líquido: 2 Kg</text:p>
          </table:table-cell>
          <table:table-cell office:value-type="string">
            <text:p>Embalagem Primária: Balde plástico</text:p>
          </table:table-cell>
          <table:table-cell office:value-type="string">
            <text:p>Embalagem Secundária: Avulso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19</text:p>
          </table:table-cell>
          <table:table-cell office:value-type="string">
            <text:p>Cebolinha Conserva La Rioja 2Kg</text:p>
          </table:table-cell>
          <table:table-cell office:value-type="string">
            <text:p>  Procedência: Brasil</text:p>
          </table:table-cell>
          <table:table-cell office:value-type="string">
            <text:p>Peso Bruto: 3,380 kg</text:p>
          </table:table-cell>
          <table:table-cell office:value-type="string">
            <text:p>Peso Líquido: 3,19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920</text:p>
          </table:table-cell>
          <table:table-cell office:value-type="string">
            <text:p>Pepino Joanópolis / Don Pepe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1</text:p>
          </table:table-cell>
          <table:table-cell office:value-type="string">
            <text:p>Pickles em Conserva Filetado Joanópolis/Don Pepe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2</text:p>
          </table:table-cell>
          <table:table-cell office:value-type="string">
            <text:p>Pickles em Conserva Andinas/Olivita 2Kg</text:p>
          </table:table-cell>
          <table:table-cell office:value-type="string">
            <text:p>Procedência: Argentina&lt;br/&gt;</text:p>
            <text:p>Peso bruto: 3,340 Kg</text:p>
          </table:table-cell>
          <table:table-cell office:value-type="string">
            <text:p>Peso Líquido: 2,01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3</text:p>
          </table:table-cell>
          <table:table-cell office:value-type="string">
            <text:p>Pickles em Conserva La Rioja 2Kg</text:p>
          </table:table-cell>
          <table:table-cell office:value-type="string">
            <text:p>Procedência: Brasil</text:p>
          </table:table-cell>
          <table:table-cell office:value-type="string">
            <text:p>Peso Bruto: 3,480 kg</text:p>
          </table:table-cell>
          <table:table-cell office:value-type="string">
            <text:p>Peso Líquido: 3,15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Formato de venda: Balde  </text:p>
          </table:table-cell>
          <table:table-cell office:value-type="string">
            <text:p/>
          </table:table-cell>
        </table:table-row>
        <table:table-row>
          <table:table-cell office:value-type="string">
            <text:p>924</text:p>
          </table:table-cell>
          <table:table-cell office:value-type="string">
            <text:p>Pickles Safra Real 2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5</text:p>
          </table:table-cell>
          <table:table-cell office:value-type="string">
            <text:p>Cebolinha em Conserva Olivita/Andinas2Kg</text:p>
          </table:table-cell>
          <table:table-cell office:value-type="string">
            <text:p>Procedência: Argentina</text:p>
          </table:table-cell>
          <table:table-cell office:value-type="string">
            <text:p>Peso Líquido: 3,340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6</text:p>
          </table:table-cell>
          <table:table-cell office:value-type="string">
            <text:p>Palmito Pupunha Fatiado Excelencia 1.8Kg (GP7)</text:p>
          </table:table-cell>
          <table:table-cell office:value-type="string">
            <text:p>Procedência: Brasil</text:p>
          </table:table-cell>
          <table:table-cell office:value-type="string">
            <text:p>Peso Bruto: 1,8 Kg </text:p>
          </table:table-cell>
          <table:table-cell office:value-type="string">
            <text:p>Peso Líquido: 1,8 Kg</text:p>
          </table:table-cell>
          <table:table-cell office:value-type="string">
            <text:p>Embalagem Primária: Vidro</text:p>
          </table:table-cell>
          <table:table-cell office:value-type="string">
            <text:p>Embalagem Secundária: Caixa com 6 vid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7</text:p>
          </table:table-cell>
          <table:table-cell office:value-type="string">
            <text:p>Palmito Pupunha Tolete Excelencia 300gr (GP7)</text:p>
          </table:table-cell>
          <table:table-cell office:value-type="string">
            <text:p> Procedência: Brasil – PR</text:p>
          </table:table-cell>
          <table:table-cell office:value-type="string">
            <text:p>Peso Liquido: 570 g</text:p>
          </table:table-cell>
          <table:table-cell office:value-type="string">
            <text:p>Peso Drenado: 300 g</text:p>
          </table:table-cell>
          <table:table-cell office:value-type="string">
            <text:p>Embalagem: Vidro</text:p>
          </table:table-cell>
          <table:table-cell office:value-type="string">
            <text:p>Quantidade: Caixa C/ 15 VD</text:p>
          </table:table-cell>
          <table:table-cell office:value-type="string">
            <text:p>Formato de venda: UN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8</text:p>
          </table:table-cell>
          <table:table-cell office:value-type="string">
            <text:p>Palmito Pupunha Picado Excelencia 1.8Kg (GP7)</text:p>
          </table:table-cell>
          <table:table-cell office:value-type="string">
            <text:p>Procedência: Brasil – Campina Grande do Sul – PR</text:p>
          </table:table-cell>
          <table:table-cell office:value-type="string">
            <text:p>Peso Líquido: 3,15 Kg</text:p>
          </table:table-cell>
          <table:table-cell office:value-type="string">
            <text:p>Peso Bruto: 1,8 Kg </text:p>
          </table:table-cell>
          <table:table-cell office:value-type="string">
            <text:p>Embalagem Primária: Vidro</text:p>
          </table:table-cell>
          <table:table-cell office:value-type="string">
            <text:p>Quantidade:Caixa C/ 6 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29</text:p>
          </table:table-cell>
          <table:table-cell office:value-type="string">
            <text:p>Palmito Pupunha Tolete Excelencia 1.8Kg (GP7)</text:p>
          </table:table-cell>
          <table:table-cell office:value-type="string">
            <text:p>Procedência: Brasil -PR</text:p>
          </table:table-cell>
          <table:table-cell office:value-type="string">
            <text:p>Peso Liquido: 3,150 Kg </text:p>
          </table:table-cell>
          <table:table-cell office:value-type="string">
            <text:p>Peso Drenado: 1,8 Kg</text:p>
          </table:table-cell>
          <table:table-cell office:value-type="string">
            <text:p>Embalagem: Vidro</text:p>
          </table:table-cell>
          <table:table-cell office:value-type="string">
            <text:p>Quantidade: Caixa C/ 6 Vd</text:p>
          </table:table-cell>
          <table:table-cell office:value-type="string">
            <text:p>Formato de venda: Unid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30</text:p>
          </table:table-cell>
          <table:table-cell office:value-type="string">
            <text:p>Palmito Pupunha Picado Conquista 1,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31</text:p>
          </table:table-cell>
          <table:table-cell office:value-type="string">
            <text:p>Palmito Pupunha Banda DuCampo 1.8Kg</text:p>
          </table:table-cell>
          <table:table-cell office:value-type="string">
            <text:p>Procedência: Brasil – SP</text:p>
          </table:table-cell>
          <table:table-cell office:value-type="string">
            <text:p>Peso Bruto: 4,19 Kg</text:p>
          </table:table-cell>
          <table:table-cell office:value-type="string">
            <text:p>Peso Liquido: 2,8 Kg</text:p>
          </table:table-cell>
          <table:table-cell office:value-type="string">
            <text:p>Peso Drenado:  1,8 Kg</text:p>
          </table:table-cell>
          <table:table-cell office:value-type="string">
            <text:p>Embalagem: Vidro</text:p>
          </table:table-cell>
          <table:table-cell office:value-type="string">
            <text:p>Quantidade: Caixa C/ 6 Unid</text:p>
          </table:table-cell>
          <table:table-cell office:value-type="string">
            <text:p>Formato de venda: Vidro </text:p>
          </table:table-cell>
          <table:table-cell office:value-type="string">
            <text:p>Obs.: Palmito de pupunha</text:p>
          </table:table-cell>
        </table:table-row>
        <table:table-row>
          <table:table-cell office:value-type="string">
            <text:p>932</text:p>
          </table:table-cell>
          <table:table-cell office:value-type="string">
            <text:p>Palmito Pup Picado Itariri 1,8Kg(GP7)</text:p>
          </table:table-cell>
          <table:table-cell office:value-type="string">
            <text:p>Procedência: Brasil – Itariri – SP</text:p>
          </table:table-cell>
          <table:table-cell office:value-type="string">
            <text:p>Peso líquido: 3,2 Kg</text:p>
          </table:table-cell>
          <table:table-cell office:value-type="string">
            <text:p>Peso drenado: 1,8 Kg</text:p>
          </table:table-cell>
          <table:table-cell office:value-type="string">
            <text:p> Embalagem: Vidro</text:p>
          </table:table-cell>
          <table:table-cell office:value-type="string">
            <text:p>Quantidade: Caixa C/ 6 Vd</text:p>
          </table:table-cell>
          <table:table-cell office:value-type="string">
            <text:p>Formato de venda: Vidro </text:p>
          </table:table-cell>
          <table:table-cell office:value-type="string">
            <text:p>Obs: Palmito de pupunha</text:p>
          </table:table-cell>
          <table:table-cell office:value-type="string">
            <text:p/>
          </table:table-cell>
        </table:table-row>
        <table:table-row>
          <table:table-cell office:value-type="string">
            <text:p>933</text:p>
          </table:table-cell>
          <table:table-cell office:value-type="string">
            <text:p>Pepino em Conserva Andinas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34</text:p>
          </table:table-cell>
          <table:table-cell office:value-type="string">
            <text:p>Palmito Pup Inteiro Conquista 1,8Kg</text:p>
          </table:table-cell>
          <table:table-cell office:value-type="string">
            <text:p>Procedência: Brasil&lt;br/&gt;</text:p>
            <text:p>Peso líquido: 2,6 Kg&lt;br/&gt;</text:p>
            <text:p>Peso bruto: 1,8 Kg&lt;br/&gt;</text:p>
            <text:p>Embalagem: Vidro&lt;br/&gt;</text:p>
            <text:p>Quantidade: 6 unidades por caixa&lt;br/&gt;</text:p>
            <text:p>Obs.: Palmito de pupunh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35</text:p>
          </table:table-cell>
          <table:table-cell office:value-type="string">
            <text:p>Palmito Pup Picado Ducampo 1,8Kg(GP7)</text:p>
          </table:table-cell>
          <table:table-cell office:value-type="string">
            <text:p>Procedência: Brasil – SP</text:p>
          </table:table-cell>
          <table:table-cell office:value-type="string">
            <text:p>Peso Bruto: 4,26 Kg</text:p>
          </table:table-cell>
          <table:table-cell office:value-type="string">
            <text:p>Peso Liquido: 2,8 Kg&lt;br/&gt;</text:p>
            <text:p>Peso Drenado:  1,8 Kg</text:p>
          </table:table-cell>
          <table:table-cell office:value-type="string">
            <text:p>Embalagem: Vidro</text:p>
          </table:table-cell>
          <table:table-cell office:value-type="string">
            <text:p>Quantidade: Caixa C/ 6 Unid</text:p>
          </table:table-cell>
          <table:table-cell office:value-type="string">
            <text:p>Formato de venda: Vidro </text:p>
          </table:table-cell>
          <table:table-cell office:value-type="string">
            <text:p> Obs.: Palmito de pupunha</text:p>
          </table:table-cell>
          <table:table-cell office:value-type="string">
            <text:p/>
          </table:table-cell>
        </table:table-row>
        <table:table-row>
          <table:table-cell office:value-type="string">
            <text:p>936</text:p>
          </table:table-cell>
          <table:table-cell office:value-type="string">
            <text:p>Palmito Pup Inteiro Ducampo 1,8Kg(GP7)</text:p>
          </table:table-cell>
          <table:table-cell office:value-type="string">
            <text:p>Procedência: Brasil – SP</text:p>
          </table:table-cell>
          <table:table-cell office:value-type="string">
            <text:p>Peso Bruto: 4,30 Kg</text:p>
          </table:table-cell>
          <table:table-cell office:value-type="string">
            <text:p>Peso Liquido: 2,8 Kg</text:p>
          </table:table-cell>
          <table:table-cell office:value-type="string">
            <text:p>Peso Drenado:  1,8 Kg</text:p>
          </table:table-cell>
          <table:table-cell office:value-type="string">
            <text:p>Embalagem: Vidro</text:p>
          </table:table-cell>
          <table:table-cell office:value-type="string">
            <text:p>Quantidade: Caixa C/ 6 Unid</text:p>
          </table:table-cell>
          <table:table-cell office:value-type="string">
            <text:p>Formato de venda: Vidro </text:p>
          </table:table-cell>
          <table:table-cell office:value-type="string">
            <text:p> Obs.: Palmito de pupunha</text:p>
          </table:table-cell>
        </table:table-row>
        <table:table-row>
          <table:table-cell office:value-type="string">
            <text:p>937</text:p>
          </table:table-cell>
          <table:table-cell office:value-type="string">
            <text:p>Pepino em Conserva La Rioja /Pala Doro 2Kg</text:p>
          </table:table-cell>
          <table:table-cell office:value-type="string">
            <text:p>Procedência: Brasil</text:p>
          </table:table-cell>
          <table:table-cell office:value-type="string">
            <text:p>Peso Bruto: 3,220 kg</text:p>
          </table:table-cell>
          <table:table-cell office:value-type="string">
            <text:p>Peso Líquido: 3,11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</table:table-row>
        <table:table-row>
          <table:table-cell office:value-type="string">
            <text:p>938</text:p>
          </table:table-cell>
          <table:table-cell office:value-type="string">
            <text:p>Pepino em Conserva Alimenko 2Kg</text:p>
          </table:table-cell>
          <table:table-cell office:value-type="string">
            <text:p>Procedência: Brasil&lt;br/&gt;</text:p>
            <text:p>Peso líquido: 2,6 Kg&lt;br/&gt;</text:p>
            <text:p>Peso drenado: 1,8Kg&lt;br/&gt;</text:p>
            <text:p>Embalagem: Vidro&lt;br/&gt;</text:p>
            <text:p>Quantidade: 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39</text:p>
          </table:table-cell>
          <table:table-cell office:value-type="string">
            <text:p>Palmito de Juçara Picado Jureré 1,8Kg</text:p>
          </table:table-cell>
          <table:table-cell office:value-type="string">
            <text:p>Procedência: Brasil-SC</text:p>
          </table:table-cell>
          <table:table-cell office:value-type="string">
            <text:p>Peso liquido: 3,1 Kg</text:p>
          </table:table-cell>
          <table:table-cell office:value-type="string">
            <text:p>Peso drenado: 1,8 Kg</text:p>
          </table:table-cell>
          <table:table-cell office:value-type="string">
            <text:p>Embalagem: Vidro</text:p>
          </table:table-cell>
          <table:table-cell office:value-type="string">
            <text:p>Quantidade: Caixa C/ 4 Unid</text:p>
          </table:table-cell>
          <table:table-cell office:value-type="string">
            <text:p>Formato de venda: Vidro </text:p>
          </table:table-cell>
          <table:table-cell office:value-type="string">
            <text:p>Obs:palmito de Juçara</text:p>
          </table:table-cell>
          <table:table-cell office:value-type="string">
            <text:p/>
          </table:table-cell>
        </table:table-row>
        <table:table-row>
          <table:table-cell office:value-type="string">
            <text:p>940</text:p>
          </table:table-cell>
          <table:table-cell office:value-type="string">
            <text:p>Palmito Pup Rodela DuCampo 1,8Kg(gp7)</text:p>
          </table:table-cell>
          <table:table-cell office:value-type="string">
            <text:p>Procedência: Brasil – SP</text:p>
          </table:table-cell>
          <table:table-cell office:value-type="string">
            <text:p>Peso Bruto: 4,34 Kg</text:p>
          </table:table-cell>
          <table:table-cell office:value-type="string">
            <text:p>Peso Liquido: 2,8 Kg</text:p>
          </table:table-cell>
          <table:table-cell office:value-type="string">
            <text:p>Peso Drenado:  1,8 Kg</text:p>
          </table:table-cell>
          <table:table-cell office:value-type="string">
            <text:p>Embalagem: Vidro</text:p>
          </table:table-cell>
          <table:table-cell office:value-type="string">
            <text:p>Quantidade: Caixa C/ 6 Unid</text:p>
          </table:table-cell>
          <table:table-cell office:value-type="string">
            <text:p>Formato de venda: Vidro </text:p>
          </table:table-cell>
          <table:table-cell office:value-type="string">
            <text:p> Obs.: Palmito de pupunha</text:p>
          </table:table-cell>
        </table:table-row>
        <table:table-row>
          <table:table-cell office:value-type="string">
            <text:p>941</text:p>
          </table:table-cell>
          <table:table-cell office:value-type="string">
            <text:p>Palmito Palmeiral Picado Pote 1,8kg</text:p>
          </table:table-cell>
          <table:table-cell office:value-type="string">
            <text:p>Procedência: Brasil – SP</text:p>
          </table:table-cell>
          <table:table-cell office:value-type="string">
            <text:p>Peso líquido: 3 Kg</text:p>
          </table:table-cell>
          <table:table-cell office:value-type="string">
            <text:p>Peso drenado: 1.8 kg</text:p>
          </table:table-cell>
          <table:table-cell office:value-type="string">
            <text:p>Embalagem: Vidro</text:p>
          </table:table-cell>
          <table:table-cell office:value-type="string">
            <text:p>Quantidade: Caixa C/ 6 Unid</text:p>
          </table:table-cell>
          <table:table-cell office:value-type="string">
            <text:p>Formato de venda: Vid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2</text:p>
          </table:table-cell>
          <table:table-cell office:value-type="string">
            <text:p>Palmito Palmeiral Picado Lata 1,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3</text:p>
          </table:table-cell>
          <table:table-cell office:value-type="string">
            <text:p>Palmito Palmeiral Premium Inteiro Pote 1,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4</text:p>
          </table:table-cell>
          <table:table-cell office:value-type="string">
            <text:p>Palmito de Pup Inteiro Itariri 1,8Kg(GP7)</text:p>
          </table:table-cell>
          <table:table-cell office:value-type="string">
            <text:p>Procedência: Brasil – Itariri – SP</text:p>
          </table:table-cell>
          <table:table-cell office:value-type="string">
            <text:p>Peso líquido: 3,2 Kg</text:p>
          </table:table-cell>
          <table:table-cell office:value-type="string">
            <text:p>Peso drenado: 1,8 Kg</text:p>
          </table:table-cell>
          <table:table-cell office:value-type="string">
            <text:p> Embalagem: Vidro</text:p>
          </table:table-cell>
          <table:table-cell office:value-type="string">
            <text:p>Quantidade: Caixa C/ 6 Vd</text:p>
          </table:table-cell>
          <table:table-cell office:value-type="string">
            <text:p>Formato de venda: Vid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5</text:p>
          </table:table-cell>
          <table:table-cell office:value-type="string">
            <text:p>Palmito Palmeiral Rodela Lata 1,8kg</text:p>
          </table:table-cell>
          <table:table-cell office:value-type="string">
            <text:p> caixa de papelão com 6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6</text:p>
          </table:table-cell>
          <table:table-cell office:value-type="string">
            <text:p>Palmito Palmeiral Rodela Pote 1,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7</text:p>
          </table:table-cell>
          <table:table-cell office:value-type="string">
            <text:p>Palmito Pup Inteiro Ducampo 300gr(gp7)</text:p>
          </table:table-cell>
          <table:table-cell office:value-type="string">
            <text:p>Procedência: Brasil – SP</text:p>
          </table:table-cell>
          <table:table-cell office:value-type="string">
            <text:p>Peso Bruto: 840 g</text:p>
          </table:table-cell>
          <table:table-cell office:value-type="string">
            <text:p>Peso Liquido: 500 g</text:p>
          </table:table-cell>
          <table:table-cell office:value-type="string">
            <text:p>Peso Drenado: 300 g </text:p>
          </table:table-cell>
          <table:table-cell office:value-type="string">
            <text:p>Embalagem: Vidro</text:p>
          </table:table-cell>
          <table:table-cell office:value-type="string">
            <text:p>Quantidade: Caixa C/ 15 Vd</text:p>
          </table:table-cell>
          <table:table-cell office:value-type="string">
            <text:p>Formato de venda: VD</text:p>
          </table:table-cell>
          <table:table-cell office:value-type="string">
            <text:p/>
          </table:table-cell>
        </table:table-row>
        <table:table-row>
          <table:table-cell office:value-type="string">
            <text:p>948</text:p>
          </table:table-cell>
          <table:table-cell office:value-type="string">
            <text:p>Palmito de Açaí Inteiro Conquista 300g</text:p>
          </table:table-cell>
          <table:table-cell office:value-type="string">
            <text:p>Procedência: Brasil</text:p>
          </table:table-cell>
          <table:table-cell office:value-type="string">
            <text:p>Peso Líquido: 540 g</text:p>
          </table:table-cell>
          <table:table-cell office:value-type="string">
            <text:p>Peso Drenado: 300 g&lt;br/&gt;</text:p>
            <text:p>Embalagem Primária: Pote de vidro</text:p>
          </table:table-cell>
          <table:table-cell office:value-type="string">
            <text:p>Embalagem Secundária: Caixa com 15 potes de 300 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49</text:p>
          </table:table-cell>
          <table:table-cell office:value-type="string">
            <text:p>Palmito de Açaí Inteiro Conquista 500gr</text:p>
          </table:table-cell>
          <table:table-cell office:value-type="string">
            <text:p>Procedência: Brasil&lt;br/&gt;</text:p>
            <text:p>Peso líquido: 800 gr&lt;br/&gt;</text:p>
            <text:p>Peso drenado: 500 gr&lt;br/&gt;</text:p>
            <text:p>Embalagem: Lata&lt;br/&gt;</text:p>
            <text:p>Quantidade: 12 unidades por caixa&lt;br/&gt;</text:p>
            <text:p>Obs.: Palmito de açaí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50</text:p>
          </table:table-cell>
          <table:table-cell office:value-type="string">
            <text:p>Palmito Tolete Jureré 300g</text:p>
          </table:table-cell>
          <table:table-cell office:value-type="string">
            <text:p>Procedência: Brasil </text:p>
          </table:table-cell>
          <table:table-cell office:value-type="string">
            <text:p>Peso líquido: 530 g</text:p>
          </table:table-cell>
          <table:table-cell office:value-type="string">
            <text:p>Peso drenado: 300 g</text:p>
          </table:table-cell>
          <table:table-cell office:value-type="string">
            <text:p>Embalagem: Vidro</text:p>
          </table:table-cell>
          <table:table-cell office:value-type="string">
            <text:p>Quantidade:Caixa C/ 15 Unid</text:p>
          </table:table-cell>
          <table:table-cell office:value-type="string">
            <text:p>Formato de venda: Vidro </text:p>
          </table:table-cell>
          <table:table-cell office:value-type="string">
            <text:p>Obs: Palmito de Palmeira Real</text:p>
          </table:table-cell>
          <table:table-cell office:value-type="string">
            <text:p/>
          </table:table-cell>
        </table:table-row>
        <table:table-row>
          <table:table-cell office:value-type="string">
            <text:p>951</text:p>
          </table:table-cell>
          <table:table-cell office:value-type="string">
            <text:p>Palmito de Açaí Inteiro Gold  Palmeiral 500gr</text:p>
          </table:table-cell>
          <table:table-cell office:value-type="string">
            <text:p>Procedência: Brasil – PA</text:p>
          </table:table-cell>
          <table:table-cell office:value-type="string">
            <text:p>Peso líquido: 800 Gr</text:p>
          </table:table-cell>
          <table:table-cell office:value-type="string">
            <text:p>Peso drenado: 500 Gr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 </text:p>
          </table:table-cell>
          <table:table-cell office:value-type="string">
            <text:p>Obs.: Palmito de açaí</text:p>
          </table:table-cell>
          <table:table-cell office:value-type="string">
            <text:p/>
          </table:table-cell>
        </table:table-row>
        <table:table-row>
          <table:table-cell office:value-type="string">
            <text:p>952</text:p>
          </table:table-cell>
          <table:table-cell office:value-type="string">
            <text:p>Palmito de Açaí Banda Palmeiral 500gr</text:p>
          </table:table-cell>
          <table:table-cell office:value-type="string">
            <text:p>Procedência: Brasil – PA</text:p>
          </table:table-cell>
          <table:table-cell office:value-type="string">
            <text:p>Peso líquido: 800g</text:p>
          </table:table-cell>
          <table:table-cell office:value-type="string">
            <text:p>Peso drenado: 500g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 </text:p>
          </table:table-cell>
          <table:table-cell office:value-type="string">
            <text:p>Obs.: Palmito de açaí</text:p>
          </table:table-cell>
          <table:table-cell office:value-type="string">
            <text:p/>
          </table:table-cell>
        </table:table-row>
        <table:table-row>
          <table:table-cell office:value-type="string">
            <text:p>953</text:p>
          </table:table-cell>
          <table:table-cell office:value-type="string">
            <text:p>Palmito de Açaí Banda Sanede 500gr</text:p>
          </table:table-cell>
          <table:table-cell office:value-type="string">
            <text:p>Procedência: Brasil</text:p>
          </table:table-cell>
          <table:table-cell office:value-type="string">
            <text:p>Peso líquido: 800gr</text:p>
          </table:table-cell>
          <table:table-cell office:value-type="string">
            <text:p>Peso drenado: 500gr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 </text:p>
          </table:table-cell>
          <table:table-cell office:value-type="string">
            <text:p>Obs: Palmito de açaí</text:p>
          </table:table-cell>
          <table:table-cell office:value-type="string">
            <text:p/>
          </table:table-cell>
        </table:table-row>
        <table:table-row>
          <table:table-cell office:value-type="string">
            <text:p>954</text:p>
          </table:table-cell>
          <table:table-cell office:value-type="string">
            <text:p>Palmito de Açaí Inteiro Sanede 500gr</text:p>
          </table:table-cell>
          <table:table-cell office:value-type="string">
            <text:p>Procedência: Brasil</text:p>
          </table:table-cell>
          <table:table-cell office:value-type="string">
            <text:p>Peso líquido: 800 g</text:p>
          </table:table-cell>
          <table:table-cell office:value-type="string">
            <text:p>Peso drenado: 500 g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Lata</text:p>
          </table:table-cell>
          <table:table-cell office:value-type="string">
            <text:p>Obs: Palmito de açaí</text:p>
          </table:table-cell>
          <table:table-cell office:value-type="string">
            <text:p/>
          </table:table-cell>
        </table:table-row>
        <table:table-row>
          <table:table-cell office:value-type="string">
            <text:p>955</text:p>
          </table:table-cell>
          <table:table-cell office:value-type="string">
            <text:p>Az. Verde Media Olivita  24×28 (Barrica) 60 Kg(GP7)</text:p>
          </table:table-cell>
          <table:table-cell office:value-type="string">
            <text:p>Procedência: Argentina</text:p>
          </table:table-cell>
          <table:table-cell office:value-type="string">
            <text:p>Peso Líquido: 90 Kg</text:p>
          </table:table-cell>
          <table:table-cell office:value-type="string">
            <text:p>Peso Drenado: 60 Kg</text:p>
          </table:table-cell>
          <table:table-cell office:value-type="string">
            <text:p>Embalagem: Barrica</text:p>
          </table:table-cell>
          <table:table-cell office:value-type="string">
            <text:p>Quantidade: Avulso</text:p>
          </table:table-cell>
          <table:table-cell office:value-type="string">
            <text:p> Formato de venda: Barric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56</text:p>
          </table:table-cell>
          <table:table-cell office:value-type="string">
            <text:p>Az. Verde Media 28×32 Vale Fertil (Barrica) 60Kg (GP7)</text:p>
          </table:table-cell>
          <table:table-cell office:value-type="string">
            <text:p>Procedência:Argentina</text:p>
          </table:table-cell>
          <table:table-cell office:value-type="string">
            <text:p>Peso liquido:90,000kg</text:p>
          </table:table-cell>
          <table:table-cell office:value-type="string">
            <text:p>Peso drenado:50,000kg</text:p>
          </table:table-cell>
          <table:table-cell office:value-type="string">
            <text:p>Embalagem: Barr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57</text:p>
          </table:table-cell>
          <table:table-cell office:value-type="string">
            <text:p>Az. Verde Media 24×28 (Barrica) 50Kg (GP7)</text:p>
          </table:table-cell>
          <table:table-cell office:value-type="string">
            <text:p>Procedência: Argentina</text:p>
          </table:table-cell>
          <table:table-cell office:value-type="string">
            <text:p>Peso Bruto: 80 Kg</text:p>
          </table:table-cell>
          <table:table-cell office:value-type="string">
            <text:p>Peso drenado: 50 Kg</text:p>
          </table:table-cell>
          <table:table-cell office:value-type="string">
            <text:p>Embalagem: Barrica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58</text:p>
          </table:table-cell>
          <table:table-cell office:value-type="string">
            <text:p>Az. Verde Media 28×32 Arco Bello  (Barrica) 60 Kg(GP7)</text:p>
          </table:table-cell>
          <table:table-cell office:value-type="string">
            <text:p>Procedência: Argentina</text:p>
          </table:table-cell>
          <table:table-cell office:value-type="string">
            <text:p>Peso Bruto: 90Kg</text:p>
          </table:table-cell>
          <table:table-cell office:value-type="string">
            <text:p>Peso Liquido: 58Kg</text:p>
          </table:table-cell>
          <table:table-cell office:value-type="string">
            <text:p>Embalagem: Barr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59</text:p>
          </table:table-cell>
          <table:table-cell office:value-type="string">
            <text:p>Az. Verde Recheada Olivita 2Kg(GP7)</text:p>
          </table:table-cell>
          <table:table-cell office:value-type="string">
            <text:p>Procedência: Argentina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0</text:p>
          </table:table-cell>
          <table:table-cell office:value-type="string">
            <text:p>Az. Verde Grauda OliVita 16×20 2kg</text:p>
          </table:table-cell>
          <table:table-cell office:value-type="string">
            <text:p>Procedência: Argentina</text:p>
          </table:table-cell>
          <table:table-cell office:value-type="string">
            <text:p>Peso bruto: 5,20 Kg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961</text:p>
          </table:table-cell>
          <table:table-cell office:value-type="string">
            <text:p>Az. Verde S/ Caroço OliVita/andinas 2Kg(GP7)</text:p>
          </table:table-cell>
          <table:table-cell office:value-type="string">
            <text:p>Procedência: Argentina</text:p>
          </table:table-cell>
          <table:table-cell office:value-type="string">
            <text:p>Peso bruto: 3,260 Kg</text:p>
          </table:table-cell>
          <table:table-cell office:value-type="string">
            <text:p>Peso Líquido: 2,070 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962</text:p>
          </table:table-cell>
          <table:table-cell office:value-type="string">
            <text:p>Az. Verde Media Safra Real 20×24 5kg 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3</text:p>
          </table:table-cell>
          <table:table-cell office:value-type="string">
            <text:p>Az. Verde Grauda 16×20 Vale Fertil 2Kg(GP7)</text:p>
          </table:table-cell>
          <table:table-cell office:value-type="string">
            <text:p>Procedência: Argentina</text:p>
          </table:table-cell>
          <table:table-cell office:value-type="string">
            <text:p>Peso Bruto: 3,84 Kg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 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</text:p>
          </table:table-cell>
          <table:table-cell office:value-type="string">
            <text:p/>
          </table:table-cell>
        </table:table-row>
        <table:table-row>
          <table:table-cell office:value-type="string">
            <text:p>964</text:p>
          </table:table-cell>
          <table:table-cell office:value-type="string">
            <text:p>Az. Verde Miuda Olivita/Gourmet 32×45 2Kg(GP7)</text:p>
          </table:table-cell>
          <table:table-cell office:value-type="string">
            <text:p>Procedência: Argentina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5</text:p>
          </table:table-cell>
          <table:table-cell office:value-type="string">
            <text:p>Az. Verde Media OliVita/Gourmet 20×24 5Kg(GP7)</text:p>
          </table:table-cell>
          <table:table-cell office:value-type="string">
            <text:p>Procedência: Argentina</text:p>
          </table:table-cell>
          <table:table-cell office:value-type="string">
            <text:p>Peso Drenado: 5 Kg</text:p>
          </table:table-cell>
          <table:table-cell office:value-type="string">
            <text:p>Embalagem: PLA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6</text:p>
          </table:table-cell>
          <table:table-cell office:value-type="string">
            <text:p>Az. Verde Media OliVita/Gourmet 24×28 14Kg (GP7)</text:p>
          </table:table-cell>
          <table:table-cell office:value-type="string">
            <text:p>Procedência: Argentina</text:p>
          </table:table-cell>
          <table:table-cell office:value-type="string">
            <text:p>Peso bruto: 3,380 Kg</text:p>
          </table:table-cell>
          <table:table-cell office:value-type="string">
            <text:p>Peso Líquido: 2,120 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967</text:p>
          </table:table-cell>
          <table:table-cell office:value-type="string">
            <text:p>Az. Verde Miuda Colosso 32×45 2Kg(gp7)</text:p>
          </table:table-cell>
          <table:table-cell office:value-type="string">
            <text:p>Procedência: Argentina</text:p>
          </table:table-cell>
          <table:table-cell office:value-type="string">
            <text:p>Peso Brut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8</text:p>
          </table:table-cell>
          <table:table-cell office:value-type="string">
            <text:p>Az. Verde Grauda Colosso 16×20 2Kg(GP7)</text:p>
          </table:table-cell>
          <table:table-cell office:value-type="string">
            <text:p>Procedência: Argentina</text:p>
          </table:table-cell>
          <table:table-cell office:value-type="string">
            <text:p>Peso Brut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69</text:p>
          </table:table-cell>
          <table:table-cell office:value-type="string">
            <text:p>Az. Verde Fatiada Colosso 2Kg(GP7)</text:p>
          </table:table-cell>
          <table:table-cell office:value-type="string">
            <text:p>Procedência: Argentina&lt;br/&gt;</text:p>
            <text:p>Peso líquido: 3,200 Kg&lt;br/&gt;</text:p>
            <text:p>Peso drenado: 2 Kg&lt;br/&gt;</text:p>
            <text:p>Embalagem: Balde Plástico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0</text:p>
          </table:table-cell>
          <table:table-cell office:value-type="string">
            <text:p>Az. Verde Media Colosso 24×28  2Kg (GP7)</text:p>
          </table:table-cell>
          <table:table-cell office:value-type="string">
            <text:p>Procedência: Argentina</text:p>
          </table:table-cell>
          <table:table-cell office:value-type="string">
            <text:p>Peso Brut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1</text:p>
          </table:table-cell>
          <table:table-cell office:value-type="string">
            <text:p>Az. Verde Media Colosso 14Kg 28×32 (GP7)</text:p>
          </table:table-cell>
          <table:table-cell office:value-type="string">
            <text:p>Procedência: Argentina</text:p>
          </table:table-cell>
          <table:table-cell office:value-type="string">
            <text:p>Peso Bruto: 21,78 Kg</text:p>
          </table:table-cell>
          <table:table-cell office:value-type="string">
            <text:p>Peso drenado: 14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2</text:p>
          </table:table-cell>
          <table:table-cell office:value-type="string">
            <text:p>Az. Verde S/ Caroço Vale Fertil 1,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3</text:p>
          </table:table-cell>
          <table:table-cell office:value-type="string">
            <text:p>Az. Verde Miuda 28×32 Vale Fertil Bd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4</text:p>
          </table:table-cell>
          <table:table-cell office:value-type="string">
            <text:p>Az. Verde Media Vale Fertil 20×24 5Kg (GP7)</text:p>
          </table:table-cell>
          <table:table-cell office:value-type="string">
            <text:p>Procedência: Argentina</text:p>
          </table:table-cell>
          <table:table-cell office:value-type="string">
            <text:p>Peso Bruto: 9,06 Kg</text:p>
          </table:table-cell>
          <table:table-cell office:value-type="string">
            <text:p>Peso Liquido: 8 Kg</text:p>
          </table:table-cell>
          <table:table-cell office:value-type="string">
            <text:p>Peso drenado: 5 Kg</text:p>
          </table:table-cell>
          <table:table-cell office:value-type="string">
            <text:p> 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 </text:p>
          </table:table-cell>
          <table:table-cell office:value-type="string">
            <text:p/>
          </table:table-cell>
        </table:table-row>
        <table:table-row>
          <table:table-cell office:value-type="string">
            <text:p>975</text:p>
          </table:table-cell>
          <table:table-cell office:value-type="string">
            <text:p>Az. Verde Media Gourmet / Olivita 24×28 2Kg</text:p>
          </table:table-cell>
          <table:table-cell office:value-type="string">
            <text:p>Procedência: Argentina&lt;br/&gt;</text:p>
            <text:p>Peso bruto: 5,20 Kg&lt;br/&gt;</text:p>
            <text:p>Peso Líquido: 3,2 Kg&lt;br/&gt;</text:p>
            <text:p>Peso Drenado: 2 Kg&lt;br/&gt;</text:p>
            <text:p>Embalagem: Balde&lt;br/&gt;</text:p>
            <text:p>Quantidade: Avulso&lt;br/&gt;</text:p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6</text:p>
          </table:table-cell>
          <table:table-cell office:value-type="string">
            <text:p>Az. Verde Media Colosso 20×24  7,5kg (GP7)</text:p>
          </table:table-cell>
          <table:table-cell office:value-type="string">
            <text:p>Procedência: Argentina</text:p>
          </table:table-cell>
          <table:table-cell office:value-type="string">
            <text:p>Peso Bruto: 10 Kg</text:p>
          </table:table-cell>
          <table:table-cell office:value-type="string">
            <text:p>Peso Líquido: 7,5 Kg</text:p>
          </table:table-cell>
          <table:table-cell office:value-type="string">
            <text:p>Embalagem: Balde Plástico atóxic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7</text:p>
          </table:table-cell>
          <table:table-cell office:value-type="string">
            <text:p>Az. Verde Grauda Bruzzo16x20 2Kg (gp7)</text:p>
          </table:table-cell>
          <table:table-cell office:value-type="string">
            <text:p>Procedência: Argentina</text:p>
          </table:table-cell>
          <table:table-cell office:value-type="string">
            <text:p>Peso líquido: 3,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8</text:p>
          </table:table-cell>
          <table:table-cell office:value-type="string">
            <text:p>Az. Preta Fatiada Bruzzo 2Kg (gp7)</text:p>
          </table:table-cell>
          <table:table-cell office:value-type="string">
            <text:p>Procedência: Argentina</text:p>
          </table:table-cell>
          <table:table-cell office:value-type="string">
            <text:p>Peso líquido: 3,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79</text:p>
          </table:table-cell>
          <table:table-cell office:value-type="string">
            <text:p>Az. Verde S/ Caroço Bruzzo 2kg (gp7)</text:p>
          </table:table-cell>
          <table:table-cell office:value-type="string">
            <text:p>Procedência: Argentina</text:p>
          </table:table-cell>
          <table:table-cell office:value-type="string">
            <text:p>Peso Bruto: 3,44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0</text:p>
          </table:table-cell>
          <table:table-cell office:value-type="string">
            <text:p>Az. Verde Média 24X28 Bruzzo 5Kg (gp7)</text:p>
          </table:table-cell>
          <table:table-cell office:value-type="string">
            <text:p> Procedência: Argentina</text:p>
          </table:table-cell>
          <table:table-cell office:value-type="string">
            <text:p>Peso Bruto: 9,360 Kg</text:p>
          </table:table-cell>
          <table:table-cell office:value-type="string">
            <text:p>Peso drenado: 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1</text:p>
          </table:table-cell>
          <table:table-cell office:value-type="string">
            <text:p>Az. Preta Azapa 20×24 Olivita 2kg</text:p>
          </table:table-cell>
          <table:table-cell office:value-type="string">
            <text:p>Procedência: Argentina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2</text:p>
          </table:table-cell>
          <table:table-cell office:value-type="string">
            <text:p>Az. Verde Fatiada Bruzzo 2Kg (gp7)</text:p>
          </table:table-cell>
          <table:table-cell office:value-type="string">
            <text:p>Procedência: Argentina</text:p>
          </table:table-cell>
          <table:table-cell office:value-type="string">
            <text:p>Peso líquido: 3,26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3</text:p>
          </table:table-cell>
          <table:table-cell office:value-type="string">
            <text:p>Az. Preta S/ Caroço Bruzzo 2Kg (gp7)</text:p>
          </table:table-cell>
          <table:table-cell office:value-type="string">
            <text:p>Procedência: Argentina</text:p>
          </table:table-cell>
          <table:table-cell office:value-type="string">
            <text:p>Peso líquido: 3,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4</text:p>
          </table:table-cell>
          <table:table-cell office:value-type="string">
            <text:p>Az. Preta Media Andinas 24×28 2kg</text:p>
          </table:table-cell>
          <table:table-cell office:value-type="string">
            <text:p>Procedência: Argentina</text:p>
          </table:table-cell>
          <table:table-cell office:value-type="string">
            <text:p>Peso bruto: 5,20 Kg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> Formato de venda: Balde</text:p>
          </table:table-cell>
          <table:table-cell office:value-type="string">
            <text:p/>
          </table:table-cell>
        </table:table-row>
        <table:table-row>
          <table:table-cell office:value-type="string">
            <text:p>985</text:p>
          </table:table-cell>
          <table:table-cell office:value-type="string">
            <text:p>Az. Pts Tipo Portuguesa Vale Fértil  5Kg (GP7)</text:p>
          </table:table-cell>
          <table:table-cell office:value-type="string">
            <text:p>Procedência: Argentina</text:p>
          </table:table-cell>
          <table:table-cell office:value-type="string">
            <text:p>Peso Bruto: 9,06 Kg</text:p>
          </table:table-cell>
          <table:table-cell office:value-type="string">
            <text:p>Peso Liquido: 8 Kg</text:p>
          </table:table-cell>
          <table:table-cell office:value-type="string">
            <text:p>Peso drenado: 5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</table:table-row>
        <table:table-row>
          <table:table-cell office:value-type="string">
            <text:p>986</text:p>
          </table:table-cell>
          <table:table-cell office:value-type="string">
            <text:p>Az. Preta Média La Rioja 32×45 2Kg(GP7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7</text:p>
          </table:table-cell>
          <table:table-cell office:value-type="string">
            <text:p>Az. Preta Miuda Gourmet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8</text:p>
          </table:table-cell>
          <table:table-cell office:value-type="string">
            <text:p>Az. Preta Miuda Colosso 32×45 2Kg(GP7)</text:p>
          </table:table-cell>
          <table:table-cell office:value-type="string">
            <text:p>Procedência: Argentina</text:p>
          </table:table-cell>
          <table:table-cell office:value-type="string">
            <text:p>Peso liquido: 2,0Kg</text:p>
          </table:table-cell>
          <table:table-cell office:value-type="string">
            <text:p>Peso drenado: 3,20Kg</text:p>
          </table:table-cell>
          <table:table-cell office:value-type="string">
            <text:p>Embalagem: Balde Plástico</text:p>
          </table:table-cell>
          <table:table-cell office:value-type="string">
            <text:p>Quantidade: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89</text:p>
          </table:table-cell>
          <table:table-cell office:value-type="string">
            <text:p>Az. Preta Media OliVita/andinas 20×24 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0</text:p>
          </table:table-cell>
          <table:table-cell office:value-type="string">
            <text:p>Az. Verde Fatiada Andinas 2Kg(gp7)</text:p>
          </table:table-cell>
          <table:table-cell office:value-type="string">
            <text:p>Procedência: Argentina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1</text:p>
          </table:table-cell>
          <table:table-cell office:value-type="string">
            <text:p>Az. Preta S/ Caroço Andinas OliVita 2Kg</text:p>
          </table:table-cell>
          <table:table-cell office:value-type="string">
            <text:p>Procedência: Argentina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PLA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2</text:p>
          </table:table-cell>
          <table:table-cell office:value-type="string">
            <text:p>Az. Preta Fatiada La Rioja 2Kg(GP7)</text:p>
          </table:table-cell>
          <table:table-cell office:value-type="string">
            <text:p>Procedência:Argentina</text:p>
          </table:table-cell>
          <table:table-cell office:value-type="string">
            <text:p>Peso liquido:3,200kg</text:p>
          </table:table-cell>
          <table:table-cell office:value-type="string">
            <text:p>Peso drenado:2,000kg</text:p>
          </table:table-cell>
          <table:table-cell office:value-type="string">
            <text:p>Embalagem:balde plastico</text:p>
          </table:table-cell>
          <table:table-cell office:value-type="string">
            <text:p>Quantidade: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3</text:p>
          </table:table-cell>
          <table:table-cell office:value-type="string">
            <text:p>Az. Preta Media Colosso 28×32 14Kg(GP7)</text:p>
          </table:table-cell>
          <table:table-cell office:value-type="string">
            <text:p>Procedência: Argentina</text:p>
          </table:table-cell>
          <table:table-cell office:value-type="string">
            <text:p>Peso Liquido: 21,78 Kg</text:p>
          </table:table-cell>
          <table:table-cell office:value-type="string">
            <text:p>Peso Drenado: 14 Kg</text:p>
          </table:table-cell>
          <table:table-cell office:value-type="string">
            <text:p>Embalagem: Balde Plástico atóxico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4</text:p>
          </table:table-cell>
          <table:table-cell office:value-type="string">
            <text:p>Az. Preta Miuda Colosso 32×36 2Kg(gp7)</text:p>
          </table:table-cell>
          <table:table-cell office:value-type="string">
            <text:p>Procedência:Argentina</text:p>
          </table:table-cell>
          <table:table-cell office:value-type="string">
            <text:p>Peso liquido:3,200kg</text:p>
          </table:table-cell>
          <table:table-cell office:value-type="string">
            <text:p>Peso drenado:2,000kg</text:p>
          </table:table-cell>
          <table:table-cell office:value-type="string">
            <text:p>Embalagem:balde plastico</text:p>
          </table:table-cell>
          <table:table-cell office:value-type="string">
            <text:p>Quantidade: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5</text:p>
          </table:table-cell>
          <table:table-cell office:value-type="string">
            <text:p>Az. Preta Media Colosso 28×32  2Kg(GP7)</text:p>
          </table:table-cell>
          <table:table-cell office:value-type="string">
            <text:p>Procedência: Argentina&lt;br/&gt;</text:p>
            <text:p>Peso líquido: 3,200 Kg&lt;br/&gt;</text:p>
            <text:p>Peso drenado: 2 Kg&lt;br/&gt;</text:p>
            <text:p>Embalagem: Balde plástico&lt;br/&gt;</text:p>
            <text:p>Quantidade: Avulso&lt;br/&gt;</text:p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6</text:p>
          </table:table-cell>
          <table:table-cell office:value-type="string">
            <text:p>Az. Preta Fatiada Colosso 2Kg(GP7)</text:p>
          </table:table-cell>
          <table:table-cell office:value-type="string">
            <text:p>Procedência: Argentina</text:p>
          </table:table-cell>
          <table:table-cell office:value-type="string">
            <text:p>Peso líquido: 3,2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7</text:p>
          </table:table-cell>
          <table:table-cell office:value-type="string">
            <text:p>Az. Verde Media Bruzzo 24×28 2Kg (GP7)</text:p>
          </table:table-cell>
          <table:table-cell office:value-type="string">
            <text:p>Procedência: Argentina</text:p>
          </table:table-cell>
          <table:table-cell office:value-type="string">
            <text:p>Peso Líquido: 3,400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alde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8</text:p>
          </table:table-cell>
          <table:table-cell office:value-type="string">
            <text:p>Az. Verde Miuda 32×45 La Rioja  2Kg(GP7)</text:p>
          </table:table-cell>
          <table:table-cell office:value-type="string">
            <text:p>Procedência: Argentina&lt;br/&gt;</text:p>
            <text:p>Peso líquido: 2 Kg&lt;br/&gt;</text:p>
            <text:p>Peso drenado: 3,2 Kg&lt;br/&gt;</text:p>
            <text:p>Embalagem: Balde Plástico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99</text:p>
          </table:table-cell>
          <table:table-cell office:value-type="string">
            <text:p>Az. Chilena Azapa Gigante Vale Fertil 90×110 2Kg(GP7)</text:p>
          </table:table-cell>
          <table:table-cell office:value-type="string">
            <text:p>Procedência: Argentina</text:p>
          </table:table-cell>
          <table:table-cell office:value-type="string">
            <text:p>Peso Bruto: 4,06 Kg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</text:p>
          </table:table-cell>
          <table:table-cell office:value-type="string">
            <text:p/>
          </table:table-cell>
        </table:table-row>
        <table:table-row>
          <table:table-cell office:value-type="string">
            <text:p>1000</text:p>
          </table:table-cell>
          <table:table-cell office:value-type="string">
            <text:p>Az. Chilena Azapa Media 20×24 Vale Fertil 2Kg(GP7)</text:p>
          </table:table-cell>
          <table:table-cell office:value-type="string">
            <text:p>Procedência: Argentina</text:p>
          </table:table-cell>
          <table:table-cell office:value-type="string">
            <text:p>Peso Bruto: 4 Kg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</text:p>
          </table:table-cell>
          <table:table-cell office:value-type="string">
            <text:p/>
          </table:table-cell>
        </table:table-row>
        <table:table-row>
          <table:table-cell office:value-type="string">
            <text:p>1001</text:p>
          </table:table-cell>
          <table:table-cell office:value-type="string">
            <text:p>Az. Verde S/ Caroço Colosso 14Kg (GP7)</text:p>
          </table:table-cell>
          <table:table-cell office:value-type="string">
            <text:p>Procedência: Argentina</text:p>
          </table:table-cell>
          <table:table-cell office:value-type="string">
            <text:p>Peso Bruto: 21,78 Kg</text:p>
          </table:table-cell>
          <table:table-cell office:value-type="string">
            <text:p>Peso drenado: 14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2</text:p>
          </table:table-cell>
          <table:table-cell office:value-type="string">
            <text:p>Az. Verde Recheada Colosso  7,5Kg(GP7)</text:p>
          </table:table-cell>
          <table:table-cell office:value-type="string">
            <text:p>Procedência: Argentina</text:p>
          </table:table-cell>
          <table:table-cell office:value-type="string">
            <text:p>Peso Liquido: 11 Kg</text:p>
          </table:table-cell>
          <table:table-cell office:value-type="string">
            <text:p>Peso Drenado: 7,5 Kg</text:p>
          </table:table-cell>
          <table:table-cell office:value-type="string">
            <text:p>Embalagem: Balde Plástico atóxico</text:p>
          </table:table-cell>
          <table:table-cell office:value-type="string">
            <text:p>Embalagem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3</text:p>
          </table:table-cell>
          <table:table-cell office:value-type="string">
            <text:p>Az. Preta Azapa Bruzzo 20×24 2Kg (GP7)</text:p>
          </table:table-cell>
          <table:table-cell office:value-type="string">
            <text:p>Procedência: Argentina</text:p>
          </table:table-cell>
          <table:table-cell office:value-type="string">
            <text:p>Peso Bruto: 3,380 Kg</text:p>
          </table:table-cell>
          <table:table-cell office:value-type="string">
            <text:p>Peso Liqui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4</text:p>
          </table:table-cell>
          <table:table-cell office:value-type="string">
            <text:p>Az. Chilena Azapa Gigante Pala D oro / La Rioja 90×100 2Kg (GP7)</text:p>
          </table:table-cell>
          <table:table-cell office:value-type="string">
            <text:p>Procedência: Argentina</text:p>
          </table:table-cell>
          <table:table-cell office:value-type="string">
            <text:p> Peso Bruto: 3,240 kg</text:p>
          </table:table-cell>
          <table:table-cell office:value-type="string">
            <text:p>Peso Líquido: 3,130 kg</text:p>
          </table:table-cell>
          <table:table-cell office:value-type="string">
            <text:p>Peso Drenado: 2 kg</text:p>
          </table:table-cell>
          <table:table-cell office:value-type="string">
            <text:p> 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</table:table-row>
        <table:table-row>
          <table:table-cell office:value-type="string">
            <text:p>1005</text:p>
          </table:table-cell>
          <table:table-cell office:value-type="string">
            <text:p>Az. Chilena Azapa Gigante Colosso 90×110 2Kg(GP7)</text:p>
          </table:table-cell>
          <table:table-cell office:value-type="string">
            <text:p>Procedência: Chile</text:p>
          </table:table-cell>
          <table:table-cell office:value-type="string">
            <text:p>Peso Brut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6</text:p>
          </table:table-cell>
          <table:table-cell office:value-type="string">
            <text:p>Az. Preta S/ Caroço Vale Fertil 1,8Kg</text:p>
          </table:table-cell>
          <table:table-cell office:value-type="string">
            <text:p>Procedência: Argentina</text:p>
          </table:table-cell>
          <table:table-cell office:value-type="string">
            <text:p>Peso Bruto:3,80 Kg</text:p>
          </table:table-cell>
          <table:table-cell office:value-type="string">
            <text:p>Peso Liquido: 3,2 Kg</text:p>
          </table:table-cell>
          <table:table-cell office:value-type="string">
            <text:p>Peso drenado: 1,8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</table:table-row>
        <table:table-row>
          <table:table-cell office:value-type="string">
            <text:p>1007</text:p>
          </table:table-cell>
          <table:table-cell office:value-type="string">
            <text:p>Az. Verde S/ Caroço Colosso 2Kg(GP7)</text:p>
          </table:table-cell>
          <table:table-cell office:value-type="string">
            <text:p>Procedência: Argentina&lt;br/&gt;</text:p>
            <text:p>Peso líquido: 3,200 Kg&lt;br/&gt;</text:p>
            <text:p>Peso drenado: 2,000 Kg&lt;br/&gt;</text:p>
            <text:p>Embalagem: Balde plástico&lt;br/&gt;</text:p>
            <text:p>Quantidade: Avulso&lt;br/&gt;</text:p>
            <text:p>  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8</text:p>
          </table:table-cell>
          <table:table-cell office:value-type="string">
            <text:p>Az. Verde Recheada Colosso 2Kg(gp7)</text:p>
          </table:table-cell>
          <table:table-cell office:value-type="string">
            <text:p>Procedência: Argentina</text:p>
          </table:table-cell>
          <table:table-cell office:value-type="string">
            <text:p>Peso Brut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 </text:p>
          </table:table-cell>
          <table:table-cell office:value-type="string">
            <text:p>Formato de venda: Bal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09</text:p>
          </table:table-cell>
          <table:table-cell office:value-type="string">
            <text:p>Az. Preta S/ Caroço Colosso 2Kg(gp7)</text:p>
          </table:table-cell>
          <table:table-cell office:value-type="string">
            <text:p>Procedência: Argentina&lt;br/&gt;</text:p>
            <text:p>Peso líquido: 3,2 Kg&lt;br/&gt;</text:p>
            <text:p>Peso drenado: 2 kg&lt;br/&gt;</text:p>
            <text:p>Embalagem: Balde plástico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0</text:p>
          </table:table-cell>
          <table:table-cell office:value-type="string">
            <text:p>Az. Verde S/ Caroço Colosso 2Kg(GP7)</text:p>
          </table:table-cell>
          <table:table-cell office:value-type="string">
            <text:p>Procedência: Argentina&lt;br/&gt;</text:p>
            <text:p>			Peso líquido: 3,200 Kg&lt;br/&gt;</text:p>
            <text:p>			Peso drenado: 2,000 Kg&lt;br/&gt;</text:p>
            <text:p>			Embalagem: Balde plástico&lt;br/&gt;</text:p>
            <text:p>			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1</text:p>
          </table:table-cell>
          <table:table-cell office:value-type="string">
            <text:p>Az. Preta Azapa Chilena Colosso 20×24 2Kg (GP7)</text:p>
          </table:table-cell>
          <table:table-cell office:value-type="string">
            <text:p>Procedência: Chile</text:p>
          </table:table-cell>
          <table:table-cell office:value-type="string">
            <text:p>Peso Lí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 Lacrado</text:p>
          </table:table-cell>
          <table:table-cell office:value-type="string">
            <text:p>Quantidade: Avulso</text:p>
          </table:table-cell>
          <table:table-cell office:value-type="string">
            <text:p>Formato de venda: Bald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2</text:p>
          </table:table-cell>
          <table:table-cell office:value-type="string">
            <text:p>Az. Verde Fatiada 20×24 Vale Fertil 1,8kg (GP7)</text:p>
          </table:table-cell>
          <table:table-cell office:value-type="string">
            <text:p>Procedência: Argentina</text:p>
          </table:table-cell>
          <table:table-cell office:value-type="string">
            <text:p>Peso Bruto: 3,74 Kg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</table:table-row>
        <table:table-row>
          <table:table-cell office:value-type="string">
            <text:p>1013</text:p>
          </table:table-cell>
          <table:table-cell office:value-type="string">
            <text:p>Az. Verde Media Vale Fertil 24×28  2Kg (GP7)</text:p>
          </table:table-cell>
          <table:table-cell office:value-type="string">
            <text:p>Procedência: Argentina</text:p>
          </table:table-cell>
          <table:table-cell office:value-type="string">
            <text:p>Peso Bruto: 3,92 Kg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, BD </text:p>
          </table:table-cell>
          <table:table-cell office:value-type="string">
            <text:p>Características: Produto ideal para recheios de salgados.</text:p>
          </table:table-cell>
        </table:table-row>
        <table:table-row>
          <table:table-cell office:value-type="string">
            <text:p>1014</text:p>
          </table:table-cell>
          <table:table-cell office:value-type="string">
            <text:p>Az. Verde Recheada Vale Fértil 2Kg</text:p>
          </table:table-cell>
          <table:table-cell office:value-type="string">
            <text:p>Procedência: Argentina</text:p>
          </table:table-cell>
          <table:table-cell office:value-type="string">
            <text:p>Peso Bruto: 4,04 Kg</text:p>
          </table:table-cell>
          <table:table-cell office:value-type="string">
            <text:p>Peso Liquido: 3,2 Kg</text:p>
          </table:table-cell>
          <table:table-cell office:value-type="string">
            <text:p>Peso drenado: 2 Kg</text:p>
          </table:table-cell>
          <table:table-cell office:value-type="string">
            <text:p> Embalagem: Balde Plástico</text:p>
          </table:table-cell>
          <table:table-cell office:value-type="string">
            <text:p>Quantidade: Avulso</text:p>
          </table:table-cell>
          <table:table-cell office:value-type="string">
            <text:p>Formato de venda: BD </text:p>
          </table:table-cell>
          <table:table-cell office:value-type="string">
            <text:p/>
          </table:table-cell>
        </table:table-row>
        <table:table-row>
          <table:table-cell office:value-type="string">
            <text:p>1015</text:p>
          </table:table-cell>
          <table:table-cell office:value-type="string">
            <text:p>Aspargo Marcol 205 gr</text:p>
          </table:table-cell>
          <table:table-cell office:value-type="string">
            <text:p>Procedência: China</text:p>
          </table:table-cell>
          <table:table-cell office:value-type="string">
            <text:p>Peso líquido: 330gr</text:p>
          </table:table-cell>
          <table:table-cell office:value-type="string">
            <text:p>Peso drenado: 205gr</text:p>
          </table:table-cell>
          <table:table-cell office:value-type="string">
            <text:p>Embalagem: Vidro</text:p>
          </table:table-cell>
          <table:table-cell office:value-type="string">
            <text:p>Quantidade: Caixa C/ 12 Vid&lt;br/&gt;</text:p>
            <text:p>Formato de venda: Vidro</text:p>
          </table:table-cell>
          <table:table-cell office:value-type="string">
            <text:p>OBS: Aspargos Brancos Marco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6</text:p>
          </table:table-cell>
          <table:table-cell office:value-type="string">
            <text:p>Molho Madeira Ekma Bag 2k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: Bag</text:p>
          </table:table-cell>
          <table:table-cell office:value-type="string">
            <text:p>Quantidade: Caixa c/ 6 Bag</text:p>
          </table:table-cell>
          <table:table-cell office:value-type="string">
            <text:p>Formato de venda: B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7</text:p>
          </table:table-cell>
          <table:table-cell office:value-type="string">
            <text:p>Chimichurri Penina 200g</text:p>
          </table:table-cell>
          <table:table-cell office:value-type="string">
            <text:p>Procedência: Brasil – SP</text:p>
          </table:table-cell>
          <table:table-cell office:value-type="string">
            <text:p>Peso Bruto: 200g </text:p>
          </table:table-cell>
          <table:table-cell office:value-type="string">
            <text:p>Peso Líquido: 200g</text:p>
          </table:table-cell>
          <table:table-cell office:value-type="string">
            <text:p>Embalagem Primária: Pacote plástic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8</text:p>
          </table:table-cell>
          <table:table-cell office:value-type="string">
            <text:p>Base de Tomate Desidratada Knorr 750g</text:p>
          </table:table-cell>
          <table:table-cell office:value-type="string">
            <text:p>Procedência: Brasil – GO</text:p>
          </table:table-cell>
          <table:table-cell office:value-type="string">
            <text:p>Peso Líquido: 750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19</text:p>
          </table:table-cell>
          <table:table-cell office:value-type="string">
            <text:p>Pimenta Calabresa em Flocos Brasil Seco 505g</text:p>
          </table:table-cell>
          <table:table-cell office:value-type="string">
            <text:p> Procedência: Brasil – SP</text:p>
          </table:table-cell>
          <table:table-cell office:value-type="string">
            <text:p>Peso Líquido: 505g</text:p>
          </table:table-cell>
          <table:table-cell office:value-type="string">
            <text:p>Embalagem: Saco plástico</text:p>
          </table:table-cell>
          <table:table-cell office:value-type="string">
            <text:p>Quantidade: Caixa c / 3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0</text:p>
          </table:table-cell>
          <table:table-cell office:value-type="string">
            <text:p>Caldo de Carne Knorr 1,01Kg</text:p>
          </table:table-cell>
          <table:table-cell office:value-type="string">
            <text:p>Procedência: Brasil – Goiania – GO</text:p>
          </table:table-cell>
          <table:table-cell office:value-type="string">
            <text:p>Peso Líquido: 1,01 Kg</text:p>
          </table:table-cell>
          <table:table-cell office:value-type="string">
            <text:p>Embalagem: Pacote </text:p>
          </table:table-cell>
          <table:table-cell office:value-type="string">
            <text:p>Quantidade:Caixa C 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1</text:p>
          </table:table-cell>
          <table:table-cell office:value-type="string">
            <text:p>Colorífico Belacor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2</text:p>
          </table:table-cell>
          <table:table-cell office:value-type="string">
            <text:p>Amaciante de Carne Penina 1,05Kg</text:p>
          </table:table-cell>
          <table:table-cell office:value-type="string">
            <text:p>Procedência: Brasil – SP</text:p>
          </table:table-cell>
          <table:table-cell office:value-type="string">
            <text:p>Peso Liqui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3</text:p>
          </table:table-cell>
          <table:table-cell office:value-type="string">
            <text:p>Colorífico Penina 1 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4</text:p>
          </table:table-cell>
          <table:table-cell office:value-type="string">
            <text:p>Amaciante de Carnes Qualimax 1 Kg</text:p>
          </table:table-cell>
          <table:table-cell office:value-type="string">
            <text:p>Procedência: Brasil – SP</text:p>
          </table:table-cell>
          <table:table-cell office:value-type="string">
            <text:p>Peso Liquí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5</text:p>
          </table:table-cell>
          <table:table-cell office:value-type="string">
            <text:p>Pistache T/S C/ Casca Brasil Seco 1kg</text:p>
          </table:table-cell>
          <table:table-cell office:value-type="string">
            <text:p> Procedência: Brasil</text:p>
          </table:table-cell>
          <table:table-cell office:value-type="string">
            <text:p>Peso Bruto: 1kg&lt;br/&gt;</text:p>
            <text:p>Peso Liquido: 1kg&lt;br/&gt;</text:p>
            <text:p>Embalagem: Saco Plástico&lt;br/&gt;</text:p>
            <text:p>Quantidade: 10 sa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6</text:p>
          </table:table-cell>
          <table:table-cell office:value-type="string">
            <text:p>Uva Passa Branca S/C Brasil Seco 1kg</text:p>
          </table:table-cell>
          <table:table-cell office:value-type="string">
            <text:p>Procedência: Africa do Sul</text:p>
          </table:table-cell>
          <table:table-cell office:value-type="string">
            <text:p>Peso Liquido: 1kg 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7</text:p>
          </table:table-cell>
          <table:table-cell office:value-type="string">
            <text:p>Damasco Brasil Seco 1kg</text:p>
          </table:table-cell>
          <table:table-cell office:value-type="string">
            <text:p> Procedência: Brasil</text:p>
          </table:table-cell>
          <table:table-cell office:value-type="string">
            <text:p>Peso Bruto: 1kg&lt;br/&gt;</text:p>
            <text:p>Peso Liquido: 1kg&lt;br/&gt;</text:p>
            <text:p>Embalagem: Saco Plástico&lt;br/&gt;</text:p>
            <text:p>Quantidade: 10 sa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8</text:p>
          </table:table-cell>
          <table:table-cell office:value-type="string">
            <text:p>Amendoa Sem Casca Brasil Seco 1kg</text:p>
          </table:table-cell>
          <table:table-cell office:value-type="string">
            <text:p>  Procedência: Brasil</text:p>
          </table:table-cell>
          <table:table-cell office:value-type="string">
            <text:p>Peso Bruto: 1kg&lt;br/&gt;</text:p>
            <text:p>Peso Liquido: 1kg&lt;br/&gt;</text:p>
            <text:p>Embalagem: Saco Plástico&lt;br/&gt;</text:p>
            <text:p>Quantidade: 10 sa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29</text:p>
          </table:table-cell>
          <table:table-cell office:value-type="string">
            <text:p>Uva Passa Preta S/C Brasil Seco 1kg</text:p>
          </table:table-cell>
          <table:table-cell office:value-type="string">
            <text:p>Procedência: Brasil – Sp</text:p>
          </table:table-cell>
          <table:table-cell office:value-type="string">
            <text:p>Peso Liquido: 1,05 kg 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0</text:p>
          </table:table-cell>
          <table:table-cell office:value-type="string">
            <text:p>Nozes Mariposa Light Brasil Seco 1kg</text:p>
          </table:table-cell>
          <table:table-cell office:value-type="string">
            <text:p>Procedência: Brasil – SP</text:p>
          </table:table-cell>
          <table:table-cell office:value-type="string">
            <text:p>Peso Bruto: 1,005 kg</text:p>
          </table:table-cell>
          <table:table-cell office:value-type="string">
            <text:p>Peso Liquido: 1 kg 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1</text:p>
          </table:table-cell>
          <table:table-cell office:value-type="string">
            <text:p>Amendoa Laminada Brasil Seco 1kg</text:p>
          </table:table-cell>
          <table:table-cell office:value-type="string">
            <text:p>Procedência: Brasil – SP</text:p>
          </table:table-cell>
          <table:table-cell office:value-type="string">
            <text:p>Peso Liquido: 1kg 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2</text:p>
          </table:table-cell>
          <table:table-cell office:value-type="string">
            <text:p>Amendoim T/S Sem Pele Brasil Seco 1kg</text:p>
          </table:table-cell>
          <table:table-cell office:value-type="string">
            <text:p> Procedência: Brasil – Cotia – SP</text:p>
          </table:table-cell>
          <table:table-cell office:value-type="string">
            <text:p>Peso Liquido: 1,005kg</text:p>
          </table:table-cell>
          <table:table-cell office:value-type="string">
            <text:p>Embalagem: Saco Plástico</text:p>
          </table:table-cell>
          <table:table-cell office:value-type="string">
            <text:p>Quantidade: Caixa c 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3</text:p>
          </table:table-cell>
          <table:table-cell office:value-type="string">
            <text:p>Castanha de Caju T/S Brasil Seco 1kg</text:p>
          </table:table-cell>
          <table:table-cell office:value-type="string">
            <text:p>Procedência: Brasil- SP</text:p>
          </table:table-cell>
          <table:table-cell office:value-type="string">
            <text:p>Peso Líquido: 1,05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4</text:p>
          </table:table-cell>
          <table:table-cell office:value-type="string">
            <text:p>Castanha do Pará Brasil Seco 1kg</text:p>
          </table:table-cell>
          <table:table-cell office:value-type="string">
            <text:p> Procedência: Brasil</text:p>
          </table:table-cell>
          <table:table-cell office:value-type="string">
            <text:p>Peso Bruto: 1kg&lt;br/&gt;</text:p>
            <text:p>Peso Liquido: 1kg&lt;br/&gt;</text:p>
            <text:p>Embalagem: Saco Plástico&lt;br/&gt;</text:p>
            <text:p>Quantidade: 10 sa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5</text:p>
          </table:table-cell>
          <table:table-cell office:value-type="string">
            <text:p>Pimenta do Reino Moida Brasil Seco 1kg</text:p>
          </table:table-cell>
          <table:table-cell office:value-type="string">
            <text:p> Procedência: Brasil – SP</text:p>
          </table:table-cell>
          <table:table-cell office:value-type="string">
            <text:p>Peso Liquido: 1,05 kg </text:p>
          </table:table-cell>
          <table:table-cell office:value-type="string">
            <text:p>Embalagem: Saco Plástico</text:p>
          </table:table-cell>
          <table:table-cell office:value-type="string">
            <text:p>Quantidade: Caixa C / 2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6</text:p>
          </table:table-cell>
          <table:table-cell office:value-type="string">
            <text:p>Castanha do Pará Brasil Seco 1kg</text:p>
          </table:table-cell>
          <table:table-cell office:value-type="string">
            <text:p>Procedência: Brasil</text:p>
          </table:table-cell>
          <table:table-cell office:value-type="string">
            <text:p>			Peso Bruto: 1kg&lt;br/&gt;</text:p>
            <text:p>			Peso Liquido: 1kg&lt;br/&gt;</text:p>
            <text:p>			Embalagem: Saco Plástico&lt;br/&gt;</text:p>
            <text:p>			Quantidade: 10 sa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7</text:p>
          </table:table-cell>
          <table:table-cell office:value-type="string">
            <text:p>Condimento Curcumá (Açafrão) Brasil Seco 1kg</text:p>
          </table:table-cell>
          <table:table-cell office:value-type="string">
            <text:p>Procedência: Brasil – SP</text:p>
          </table:table-cell>
          <table:table-cell office:value-type="string">
            <text:p>Peso Liquido: 1,05kg</text:p>
          </table:table-cell>
          <table:table-cell office:value-type="string">
            <text:p>Embalagem: Pacote</text:p>
          </table:table-cell>
          <table:table-cell office:value-type="string">
            <text:p>Quantidade: Caixa C / 2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8</text:p>
          </table:table-cell>
          <table:table-cell office:value-type="string">
            <text:p>Colorífico Brasil Seco 1Kg</text:p>
          </table:table-cell>
          <table:table-cell office:value-type="string">
            <text:p> Procedência: Brasil – SP</text:p>
          </table:table-cell>
          <table:table-cell office:value-type="string">
            <text:p>Peso Líquido: 1,05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5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39</text:p>
          </table:table-cell>
          <table:table-cell office:value-type="string">
            <text:p>Caldo de Carne Vigor 1,05Kg</text:p>
          </table:table-cell>
          <table:table-cell office:value-type="string">
            <text:p>Procedencia: SP</text:p>
          </table:table-cell>
          <table:table-cell office:value-type="string">
            <text:p>Peso Bruto: 1,05 Kg</text:p>
          </table:table-cell>
          <table:table-cell office:value-type="string">
            <text:p>Embalagem: Plástica</text:p>
          </table:table-cell>
          <table:table-cell office:value-type="string">
            <text:p>Quantidade: Caixa C/ 6 UN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0</text:p>
          </table:table-cell>
          <table:table-cell office:value-type="string">
            <text:p>Caldo de Galinha Vigor 1,05Kg</text:p>
          </table:table-cell>
          <table:table-cell office:value-type="string">
            <text:p> Procedencia: SP</text:p>
          </table:table-cell>
          <table:table-cell office:value-type="string">
            <text:p>Peso Bruto: 1,05 Kg</text:p>
          </table:table-cell>
          <table:table-cell office:value-type="string">
            <text:p>Embalagem: Plástica</text:p>
          </table:table-cell>
          <table:table-cell office:value-type="string">
            <text:p>Quantidade: Caixa C/ 6 UN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1</text:p>
          </table:table-cell>
          <table:table-cell office:value-type="string">
            <text:p>Caldo de Carne Qualimax 1,010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2</text:p>
          </table:table-cell>
          <table:table-cell office:value-type="string">
            <text:p>Caldo de Galinha Qualimax 1,010Kg</text:p>
          </table:table-cell>
          <table:table-cell office:value-type="string">
            <text:p>Procedência: Brasil – Embu das Artes – SP</text:p>
          </table:table-cell>
          <table:table-cell office:value-type="string">
            <text:p>Peso Bruto: 1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3</text:p>
          </table:table-cell>
          <table:table-cell office:value-type="string">
            <text:p>Sazon Vermelho (BAG)Tradicional 900g</text:p>
          </table:table-cell>
          <table:table-cell office:value-type="string">
            <text:p>Procedência:Brasil – SP</text:p>
          </table:table-cell>
          <table:table-cell office:value-type="string">
            <text:p>Peso liquido: 900kg</text:p>
          </table:table-cell>
          <table:table-cell office:value-type="string">
            <text:p>Embalagem: Bag plastico</text:p>
          </table:table-cell>
          <table:table-cell office:value-type="string">
            <text:p>Quantidade: Caixa c/ 6 Unid</text:p>
          </table:table-cell>
          <table:table-cell office:value-type="string">
            <text:p>Formato de venda: B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4</text:p>
          </table:table-cell>
          <table:table-cell office:value-type="string">
            <text:p>Condimento Preparado de Cúrcuma Penina 1,05Kg</text:p>
          </table:table-cell>
          <table:table-cell office:value-type="string">
            <text:p>Procedência: Brasil</text:p>
          </table:table-cell>
          <table:table-cell office:value-type="string">
            <text:p>Peso Bruto: 1,05 Kg </text:p>
          </table:table-cell>
          <table:table-cell office:value-type="string">
            <text:p>Peso Líquido: 1,05 Kg</text:p>
          </table:table-cell>
          <table:table-cell office:value-type="string">
            <text:p>Embalagem Primária: Pacote plástico</text:p>
          </table:table-cell>
          <table:table-cell office:value-type="string">
            <text:p>Embalagem Secundária: Fardo com 10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5</text:p>
          </table:table-cell>
          <table:table-cell office:value-type="string">
            <text:p>Molho Madeira Knorr 1,10Kg</text:p>
          </table:table-cell>
          <table:table-cell office:value-type="string">
            <text:p>Procedência: Brasil</text:p>
          </table:table-cell>
          <table:table-cell office:value-type="string">
            <text:p>Peso líquido: 1,10 Kg</text:p>
          </table:table-cell>
          <table:table-cell office:value-type="string">
            <text:p>Peso drenado: 1,10 Kg</text:p>
          </table:table-cell>
          <table:table-cell office:value-type="string">
            <text:p>Embalagem: Bag</text:p>
          </table:table-cell>
          <table:table-cell office:value-type="string">
            <text:p>Caixa com 6 bags 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6</text:p>
          </table:table-cell>
          <table:table-cell office:value-type="string">
            <text:p>Caldo de Legumes Knorr 1,01Kg</text:p>
          </table:table-cell>
          <table:table-cell office:value-type="string">
            <text:p>Procedência: Brasil</text:p>
          </table:table-cell>
          <table:table-cell office:value-type="string">
            <text:p>Peso Bruto: 1,01 Kg </text:p>
          </table:table-cell>
          <table:table-cell office:value-type="string">
            <text:p>Peso Líquido: 1,01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com 4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7</text:p>
          </table:table-cell>
          <table:table-cell office:value-type="string">
            <text:p>Caldo de Galinha Knorr 1,01Kg</text:p>
          </table:table-cell>
          <table:table-cell office:value-type="string">
            <text:p>Procedência: Brasil</text:p>
          </table:table-cell>
          <table:table-cell office:value-type="string">
            <text:p>Peso bruto: 1,04 Kg</text:p>
          </table:table-cell>
          <table:table-cell office:value-type="string">
            <text:p>Peso líquido: 1,01 Kg</text:p>
          </table:table-cell>
          <table:table-cell office:value-type="string">
            <text:p>Embalagem: Plástica</text:p>
          </table:table-cell>
          <table:table-cell office:value-type="string">
            <text:p>Quantidade: Caixa C 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8</text:p>
          </table:table-cell>
          <table:table-cell office:value-type="string">
            <text:p>Caldo Delícias do Mar Knorr 1,01 Kg</text:p>
          </table:table-cell>
          <table:table-cell office:value-type="string">
            <text:p>Procedência:Brasil</text:p>
          </table:table-cell>
          <table:table-cell office:value-type="string">
            <text:p>Peso bruto:1,01 kg</text:p>
          </table:table-cell>
          <table:table-cell office:value-type="string">
            <text:p>Peso liquido:1,01kg</text:p>
          </table:table-cell>
          <table:table-cell office:value-type="string">
            <text:p>Embalagem:plastica</text:p>
          </table:table-cell>
          <table:table-cell office:value-type="string">
            <text:p>Quantidade:PCT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49</text:p>
          </table:table-cell>
          <table:table-cell office:value-type="string">
            <text:p>Creme de Cebola Knorr 850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0</text:p>
          </table:table-cell>
          <table:table-cell office:value-type="string">
            <text:p>Ajinomoto Realçador de Sabor 2k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Peso bruto: 2,060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6 Unid&lt;br/&gt;</text:p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1</text:p>
          </table:table-cell>
          <table:table-cell office:value-type="string">
            <text:p>Condimento Preparado de Cominho Penina 1,05Kg</text:p>
          </table:table-cell>
          <table:table-cell office:value-type="string">
            <text:p>Procedência: Brasil – SP</text:p>
          </table:table-cell>
          <table:table-cell office:value-type="string">
            <text:p>Peso Líquido: 1,05 Kg</text:p>
          </table:table-cell>
          <table:table-cell office:value-type="string">
            <text:p>Embalagem: Pacote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2</text:p>
          </table:table-cell>
          <table:table-cell office:value-type="string">
            <text:p>Caldo de Galinha Penina 1,05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3</text:p>
          </table:table-cell>
          <table:table-cell office:value-type="string">
            <text:p>Caldo de Carne Penina 1,05Kg</text:p>
          </table:table-cell>
          <table:table-cell office:value-type="string">
            <text:p>Procedência: Brasil – SP</text:p>
          </table:table-cell>
          <table:table-cell office:value-type="string">
            <text:p>Peso líquido: 1,05 Kg</text:p>
          </table:table-cell>
          <table:table-cell office:value-type="string">
            <text:p>Embalagem: Plástica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4</text:p>
          </table:table-cell>
          <table:table-cell office:value-type="string">
            <text:p>Pimenta Calabresa em Flocos Penina 500gr</text:p>
          </table:table-cell>
          <table:table-cell office:value-type="string">
            <text:p>Procedência: Brasil</text:p>
          </table:table-cell>
          <table:table-cell office:value-type="string">
            <text:p>Peso Bruto: 0,500g</text:p>
          </table:table-cell>
          <table:table-cell office:value-type="string">
            <text:p>Peso Líquido: 0,500g</text:p>
          </table:table-cell>
          <table:table-cell office:value-type="string">
            <text:p>Embalagem Primária: Pacote plástico</text:p>
          </table:table-cell>
          <table:table-cell office:value-type="string">
            <text:p>Embalagem Secundária: Fardo com 10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5</text:p>
          </table:table-cell>
          <table:table-cell office:value-type="string">
            <text:p>Sal Refinado Extra Fino Campeão 1Kg</text:p>
          </table:table-cell>
          <table:table-cell office:value-type="string">
            <text:p>Procedência: Brasil – Grossos- RN</text:p>
          </table:table-cell>
          <table:table-cell office:value-type="string">
            <text:p>Peso Bruto: 1 Kg </text:p>
          </table:table-cell>
          <table:table-cell office:value-type="string">
            <text:p>Peso Líquido: 1 Kg</text:p>
          </table:table-cell>
          <table:table-cell office:value-type="string">
            <text:p>Embalagem Primária: Pacote </text:p>
          </table:table-cell>
          <table:table-cell office:value-type="string">
            <text:p>Quantidade: Fardo C/ 3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6</text:p>
          </table:table-cell>
          <table:table-cell office:value-type="string">
            <text:p>Sal Grosso P/ Churrasco Souto 1Kg</text:p>
          </table:table-cell>
          <table:table-cell office:value-type="string">
            <text:p>Procedência: Brasil – Grosso – RN</text:p>
          </table:table-cell>
          <table:table-cell office:value-type="string">
            <text:p>Peso Bruto: 1Kg</text:p>
          </table:table-cell>
          <table:table-cell office:value-type="string">
            <text:p>Peso Líquido: 1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30 pct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7</text:p>
          </table:table-cell>
          <table:table-cell office:value-type="string">
            <text:p>Sal Refinado Campeão 1Kg</text:p>
          </table:table-cell>
          <table:table-cell office:value-type="string">
            <text:p>Procedência: Brasil – Areia Branca – RN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3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8</text:p>
          </table:table-cell>
          <table:table-cell office:value-type="string">
            <text:p>Sal Refinado Cisne 1Kg</text:p>
          </table:table-cell>
          <table:table-cell office:value-type="string">
            <text:p>Procedência: Brasil – RJ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Saco plástico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59</text:p>
          </table:table-cell>
          <table:table-cell office:value-type="string">
            <text:p>Molho Italiano Sache Lanchero 152un 8ml</text:p>
          </table:table-cell>
          <table:table-cell office:value-type="string">
            <text:p>Procedência: Brasil </text:p>
          </table:table-cell>
          <table:table-cell office:value-type="string">
            <text:p>Embalagem Primária: Caixa</text:p>
          </table:table-cell>
          <table:table-cell office:value-type="string">
            <text:p>Embalagem Secundária: Caixa com 154un 8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0</text:p>
          </table:table-cell>
          <table:table-cell office:value-type="string">
            <text:p>Palito Single/Junior Sachê 2000un</text:p>
          </table:table-cell>
          <table:table-cell office:value-type="string">
            <text:p>Procedência: Brasil – SP</text:p>
          </table:table-cell>
          <table:table-cell office:value-type="string">
            <text:p>Peso Líquido: 400g</text:p>
          </table:table-cell>
          <table:table-cell office:value-type="string">
            <text:p>Embalagem: Papelão</text:p>
          </table:table-cell>
          <table:table-cell office:value-type="string">
            <text:p>Quantidade: Caixa C/ 2000 palito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1</text:p>
          </table:table-cell>
          <table:table-cell office:value-type="string">
            <text:p>Catchup Heinz Mini Sachê 192un</text:p>
          </table:table-cell>
          <table:table-cell office:value-type="string">
            <text:p>Procedência: Brasil – Neropolis – MG</text:p>
          </table:table-cell>
          <table:table-cell office:value-type="string">
            <text:p>Peso Bruto: 1,78 Kg</text:p>
          </table:table-cell>
          <table:table-cell office:value-type="string">
            <text:p>Embalagem Primária: Caixa Sachê </text:p>
          </table:table-cell>
          <table:table-cell office:value-type="string">
            <text:p>Quantidade: Caixa C/ 192 sachês x 8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2</text:p>
          </table:table-cell>
          <table:table-cell office:value-type="string">
            <text:p>Açucar Mais Doce Sachê 400un 5g</text:p>
          </table:table-cell>
          <table:table-cell office:value-type="string">
            <text:p>Procedência: Brasil – SP</text:p>
          </table:table-cell>
          <table:table-cell office:value-type="string">
            <text:p>Peso Líquido: 2 Kg</text:p>
          </table:table-cell>
          <table:table-cell office:value-type="string">
            <text:p>Embalagem: Sache </text:p>
          </table:table-cell>
          <table:table-cell office:value-type="string">
            <text:p>Quantidade: Caixa C/  40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3</text:p>
          </table:table-cell>
          <table:table-cell office:value-type="string">
            <text:p>Maionese Hemmer Sachê 190un</text:p>
          </table:table-cell>
          <table:table-cell office:value-type="string">
            <text:p>Procedência: Brasil-Santa Catarina</text:p>
          </table:table-cell>
          <table:table-cell office:value-type="string">
            <text:p>Peso Líquido: 7 g</text:p>
          </table:table-cell>
          <table:table-cell office:value-type="string">
            <text:p>Embalagem: Sachet plástico</text:p>
          </table:table-cell>
          <table:table-cell office:value-type="string">
            <text:p>Quantidade: Caixa C/  19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4</text:p>
          </table:table-cell>
          <table:table-cell office:value-type="string">
            <text:p>Catchup Hemmer Sachê 190un</text:p>
          </table:table-cell>
          <table:table-cell office:value-type="string">
            <text:p>Procedência: Brasil-Santa Catarina</text:p>
          </table:table-cell>
          <table:table-cell office:value-type="string">
            <text:p>Peso Líquido: 7g</text:p>
          </table:table-cell>
          <table:table-cell office:value-type="string">
            <text:p>Embalagem Primária: Sachet plástico</text:p>
          </table:table-cell>
          <table:table-cell office:value-type="string">
            <text:p>Quantidade: Caixa C/  19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5</text:p>
          </table:table-cell>
          <table:table-cell office:value-type="string">
            <text:p>Mostarda Hemmer Sachê 190un</text:p>
          </table:table-cell>
          <table:table-cell office:value-type="string">
            <text:p>Procedência: Brasil-Santa Catarina</text:p>
          </table:table-cell>
          <table:table-cell office:value-type="string">
            <text:p>Peso Líquido: 7 g</text:p>
          </table:table-cell>
          <table:table-cell office:value-type="string">
            <text:p>Embalagem: Sachet plástico</text:p>
          </table:table-cell>
          <table:table-cell office:value-type="string">
            <text:p>Quantidade: Caixa C/  19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6</text:p>
          </table:table-cell>
          <table:table-cell office:value-type="string">
            <text:p>Palito Bom Sabor Sachê 2000un</text:p>
          </table:table-cell>
          <table:table-cell office:value-type="string">
            <text:p>Procedência: Brasil – SP</text:p>
          </table:table-cell>
          <table:table-cell office:value-type="string">
            <text:p>Peso Bruto: 338 g </text:p>
          </table:table-cell>
          <table:table-cell office:value-type="string">
            <text:p>Peso Líquido: 220 g</text:p>
          </table:table-cell>
          <table:table-cell office:value-type="string">
            <text:p>Embalagem Primária: Papel</text:p>
          </table:table-cell>
          <table:table-cell office:value-type="string">
            <text:p>Quantidade: Caixa C/ 2000 palitos&lt;br/&gt;</text:p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7</text:p>
          </table:table-cell>
          <table:table-cell office:value-type="string">
            <text:p>Sal Globo Bom Sabor Sachê 2000Un</text:p>
          </table:table-cell>
          <table:table-cell office:value-type="string">
            <text:p>Procedência: Brasil – SP</text:p>
          </table:table-cell>
          <table:table-cell office:value-type="string">
            <text:p>Peso Bruto: 2,300 Kg </text:p>
          </table:table-cell>
          <table:table-cell office:value-type="string">
            <text:p>Peso Líquido: 2 Kg</text:p>
          </table:table-cell>
          <table:table-cell office:value-type="string">
            <text:p>Embalagem: Sachê papel</text:p>
          </table:table-cell>
          <table:table-cell office:value-type="string">
            <text:p>Quantidade: Caixa C/ 2000 sachê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8</text:p>
          </table:table-cell>
          <table:table-cell office:value-type="string">
            <text:p>Mostarda Bom Sabor Sachê 182un  7g</text:p>
          </table:table-cell>
          <table:table-cell office:value-type="string">
            <text:p>Procedência: Brasil – SP</text:p>
          </table:table-cell>
          <table:table-cell office:value-type="string">
            <text:p>Peso Bruto: 1,415 Kg </text:p>
          </table:table-cell>
          <table:table-cell office:value-type="string">
            <text:p>Peso Líquido: 1,274 Kg</text:p>
          </table:table-cell>
          <table:table-cell office:value-type="string">
            <text:p>Embalagem Primária: Sachê plástico</text:p>
          </table:table-cell>
          <table:table-cell office:value-type="string">
            <text:p>Quantidade: Caixa C/ 182 sachês</text:p>
          </table:table-cell>
          <table:table-cell office:value-type="string">
            <text:p>Formato de venda: 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69</text:p>
          </table:table-cell>
          <table:table-cell office:value-type="string">
            <text:p>Maionese Bom Sabor Sachê 182un 7g</text:p>
          </table:table-cell>
          <table:table-cell office:value-type="string">
            <text:p>Procedência: Brasil – SP</text:p>
          </table:table-cell>
          <table:table-cell office:value-type="string">
            <text:p>Peso Bruto: 1,415 Kg </text:p>
          </table:table-cell>
          <table:table-cell office:value-type="string">
            <text:p>Peso Líquido: 1,274 Kg</text:p>
          </table:table-cell>
          <table:table-cell office:value-type="string">
            <text:p>Embalagem: Sachê Plástico</text:p>
          </table:table-cell>
          <table:table-cell office:value-type="string">
            <text:p>Quantidade: Caixa C/ 182 sachês  de 7g&lt;br/&gt;</text:p>
            <text:p>Formato de venda: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0</text:p>
          </table:table-cell>
          <table:table-cell office:value-type="string">
            <text:p>Catchup Premium Bom Sabor Sachê 182un 7g</text:p>
          </table:table-cell>
          <table:table-cell office:value-type="string">
            <text:p>Procedência: Brasil – SP</text:p>
          </table:table-cell>
          <table:table-cell office:value-type="string">
            <text:p>Peso Bruto: 1,420 Kg </text:p>
          </table:table-cell>
          <table:table-cell office:value-type="string">
            <text:p>Peso Líquido: 1,274 Kg</text:p>
          </table:table-cell>
          <table:table-cell office:value-type="string">
            <text:p>Embalagem Primária: Sachê plástico</text:p>
          </table:table-cell>
          <table:table-cell office:value-type="string">
            <text:p>Quantidade: Caixa C/ 182 sachês  de 7g&lt;br/&gt;</text:p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1</text:p>
          </table:table-cell>
          <table:table-cell office:value-type="string">
            <text:p>Açucar da Barra Bom Sabor Sachê 336un 5g</text:p>
          </table:table-cell>
          <table:table-cell office:value-type="string">
            <text:p>Procedência: Brasil</text:p>
          </table:table-cell>
          <table:table-cell office:value-type="string">
            <text:p>Peso Bruto: 1,879 Kg </text:p>
          </table:table-cell>
          <table:table-cell office:value-type="string">
            <text:p>Peso Líquido: 1,680Kg</text:p>
          </table:table-cell>
          <table:table-cell office:value-type="string">
            <text:p>Embalagem Primária: Sachê </text:p>
          </table:table-cell>
          <table:table-cell office:value-type="string">
            <text:p>Embalagem Secundária: Caixa com 336 sachê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2</text:p>
          </table:table-cell>
          <table:table-cell office:value-type="string">
            <text:p>Açucar União Diet Sucralose Sachê 400un 320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3</text:p>
          </table:table-cell>
          <table:table-cell office:value-type="string">
            <text:p>Açucar Mascavo Bom Sabor Sachê 200un 5g</text:p>
          </table:table-cell>
          <table:table-cell office:value-type="string">
            <text:p>Procedência: Brasil – SP</text:p>
          </table:table-cell>
          <table:table-cell office:value-type="string">
            <text:p>Peso Bruto: 1,370 Kg </text:p>
          </table:table-cell>
          <table:table-cell office:value-type="string">
            <text:p>Peso Líquido: 1,200 Kg</text:p>
          </table:table-cell>
          <table:table-cell office:value-type="string">
            <text:p>Embalagem: Sachê </text:p>
          </table:table-cell>
          <table:table-cell office:value-type="string">
            <text:p>Quantidade: Caixa C/ 200 sachê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4</text:p>
          </table:table-cell>
          <table:table-cell office:value-type="string">
            <text:p>Sal Refinado Sosal Sachê 2000x1g</text:p>
          </table:table-cell>
          <table:table-cell office:value-type="string">
            <text:p>Procedência: Brasil – RN</text:p>
          </table:table-cell>
          <table:table-cell office:value-type="string">
            <text:p>Peso Líquido: 2 Kg</text:p>
          </table:table-cell>
          <table:table-cell office:value-type="string">
            <text:p>Embalagem Primária: Pacote de 1g</text:p>
          </table:table-cell>
          <table:table-cell office:value-type="string">
            <text:p>Quantidade: Caixa C/ 200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5</text:p>
          </table:table-cell>
          <table:table-cell office:value-type="string">
            <text:p>Molho P/ Salada Italian Ekma 120x18g</text:p>
          </table:table-cell>
          <table:table-cell office:value-type="string">
            <text:p>Procedência: Brasil – SP</text:p>
          </table:table-cell>
          <table:table-cell office:value-type="string">
            <text:p>Peso Líquido: 2,16 Kg</text:p>
          </table:table-cell>
          <table:table-cell office:value-type="string">
            <text:p>Embalagem Primária: Caixa</text:p>
          </table:table-cell>
          <table:table-cell office:value-type="string">
            <text:p>Quantidade: Caixa C/ 120 x 18g  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6</text:p>
          </table:table-cell>
          <table:table-cell office:value-type="string">
            <text:p>Mostarda Sachet Heinz 192un</text:p>
          </table:table-cell>
          <table:table-cell office:value-type="string">
            <text:p>Procedência: México</text:p>
          </table:table-cell>
          <table:table-cell office:value-type="string">
            <text:p>Peso Bruto:1,000gr</text:p>
          </table:table-cell>
          <table:table-cell office:value-type="string">
            <text:p>Peso Líquido: 1,000gr</text:p>
          </table:table-cell>
          <table:table-cell office:value-type="string">
            <text:p>Embalagem: Caixa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7</text:p>
          </table:table-cell>
          <table:table-cell office:value-type="string">
            <text:p>Molho Shoyu Sachê Ekma100x8ml</text:p>
          </table:table-cell>
          <table:table-cell office:value-type="string">
            <text:p>Procedência: Brasil</text:p>
          </table:table-cell>
          <table:table-cell office:value-type="string">
            <text:p>Peso Bruto: 0,800ml </text:p>
          </table:table-cell>
          <table:table-cell office:value-type="string">
            <text:p>Peso Líquido: 0,800ml</text:p>
          </table:table-cell>
          <table:table-cell office:value-type="string">
            <text:p>Embalagem Primária: Bag </text:p>
          </table:table-cell>
          <table:table-cell office:value-type="string">
            <text:p>Embalagem Secundária: Caixa com 6 bag com 100 sachê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8</text:p>
          </table:table-cell>
          <table:table-cell office:value-type="string">
            <text:p>Molho de Pimenta Sachê Ekma150x3ml</text:p>
          </table:table-cell>
          <table:table-cell office:value-type="string">
            <text:p>Procedência: Brasil – SP</text:p>
          </table:table-cell>
          <table:table-cell office:value-type="string">
            <text:p>Peso Líquido: 450 ml</text:p>
          </table:table-cell>
          <table:table-cell office:value-type="string">
            <text:p>Embalagem: Plástica</text:p>
          </table:table-cell>
          <table:table-cell office:value-type="string">
            <text:p>Quantidade: Caixa C/ 150 Unid 3 ml</text:p>
          </table:table-cell>
          <table:table-cell office:value-type="string">
            <text:p>Formato de venda: B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79</text:p>
          </table:table-cell>
          <table:table-cell office:value-type="string">
            <text:p>Vinagre de Vinho Tinto em Sache Isis 192Un 4ml</text:p>
          </table:table-cell>
          <table:table-cell office:value-type="string">
            <text:p>Procedência: Brasil – Embu Guaçu – SP</text:p>
          </table:table-cell>
          <table:table-cell office:value-type="string">
            <text:p>Volume: 800 ml</text:p>
          </table:table-cell>
          <table:table-cell office:value-type="string">
            <text:p>Embalagem: Plástico</text:p>
          </table:table-cell>
          <table:table-cell office:value-type="string">
            <text:p>Quantidade: Caixa C/ 192 sachês de 4ml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0</text:p>
          </table:table-cell>
          <table:table-cell office:value-type="string">
            <text:p>Azeite de Oliva em Sachê Ekma 150x4ml</text:p>
          </table:table-cell>
          <table:table-cell office:value-type="string">
            <text:p>Procedência: Brasil</text:p>
          </table:table-cell>
          <table:table-cell office:value-type="string">
            <text:p>Peso Bruto: 0,750ml </text:p>
          </table:table-cell>
          <table:table-cell office:value-type="string">
            <text:p>Peso Líquido: 0,750ml</text:p>
          </table:table-cell>
          <table:table-cell office:value-type="string">
            <text:p>Embalagem Primária: Bag </text:p>
          </table:table-cell>
          <table:table-cell office:value-type="string">
            <text:p>Embalagem Secundária: Caixa com 6 bag com 150 sachê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1</text:p>
          </table:table-cell>
          <table:table-cell office:value-type="string">
            <text:p>Azeite de Oliva em Sache Isis 192un</text:p>
          </table:table-cell>
          <table:table-cell office:value-type="string">
            <text:p>Procedência: Brasil – Embu Guaçu – SP</text:p>
          </table:table-cell>
          <table:table-cell office:value-type="string">
            <text:p>Volume: 800 ml</text:p>
          </table:table-cell>
          <table:table-cell office:value-type="string">
            <text:p>Embalagem: Plástica</text:p>
          </table:table-cell>
          <table:table-cell office:value-type="string">
            <text:p>Quantidade: Caixa C/ 192 sachês 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2</text:p>
          </table:table-cell>
          <table:table-cell office:value-type="string">
            <text:p>Vinagre Tinto em Sache Castelo 200un</text:p>
          </table:table-cell>
          <table:table-cell office:value-type="string">
            <text:p>Procedência: Brasil – SP</text:p>
          </table:table-cell>
          <table:table-cell office:value-type="string">
            <text:p>Peso Bruto: 980g</text:p>
          </table:table-cell>
          <table:table-cell office:value-type="string">
            <text:p>Peso Líquido: 800g</text:p>
          </table:table-cell>
          <table:table-cell office:value-type="string">
            <text:p>Embalagem: Plástica</text:p>
          </table:table-cell>
          <table:table-cell office:value-type="string">
            <text:p>Quantidade: Caixa C/  200 Sache&lt;br/&gt;</text:p>
            <text:p>Formato de venda: Cx </text:p>
          </table:table-cell>
          <table:table-cell office:value-type="string">
            <text:p>Obs: Vinagre de vinho tinto stick bom sabor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3</text:p>
          </table:table-cell>
          <table:table-cell office:value-type="string">
            <text:p>Catchup Cepêra Sachê 175un</text:p>
          </table:table-cell>
          <table:table-cell office:value-type="string">
            <text:p>Procedência: Brasil – SP</text:p>
          </table:table-cell>
          <table:table-cell office:value-type="string">
            <text:p>Peso Bruto: 1,380 Kg</text:p>
          </table:table-cell>
          <table:table-cell office:value-type="string">
            <text:p>Peso Líquido: 1,225 Kg</text:p>
          </table:table-cell>
          <table:table-cell office:value-type="string">
            <text:p>Embalagem: Sache Plástico</text:p>
          </table:table-cell>
          <table:table-cell office:value-type="string">
            <text:p>Quantidade: Caixa C/ 175 sachês de 7 gramas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4</text:p>
          </table:table-cell>
          <table:table-cell office:value-type="string">
            <text:p>Mostarda Cepêra Sachê 175un</text:p>
          </table:table-cell>
          <table:table-cell office:value-type="string">
            <text:p>Procedência: Brasil&lt;br/&gt;</text:p>
            <text:p> Peso Bruto: 1,295 Kg</text:p>
          </table:table-cell>
          <table:table-cell office:value-type="string">
            <text:p> Peso Líquido: 1,225 Kg</text:p>
          </table:table-cell>
          <table:table-cell office:value-type="string">
            <text:p> Embalagem: Sachê Plástico</text:p>
          </table:table-cell>
          <table:table-cell office:value-type="string">
            <text:p> Quantidade: Caixa c/ 175 sachês de 7 gramas&lt;br/&gt;</text:p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5</text:p>
          </table:table-cell>
          <table:table-cell office:value-type="string">
            <text:p>Maionese Cepêra Sachê 175un</text:p>
          </table:table-cell>
          <table:table-cell office:value-type="string">
            <text:p>Procedência: Brasil – SP</text:p>
          </table:table-cell>
          <table:table-cell office:value-type="string">
            <text:p>Peso Bruto: 1,380Kg</text:p>
          </table:table-cell>
          <table:table-cell office:value-type="string">
            <text:p>Peso Líquido: 1,225 Kg</text:p>
          </table:table-cell>
          <table:table-cell office:value-type="string">
            <text:p>Embalagem: Sachê Plástico</text:p>
          </table:table-cell>
          <table:table-cell office:value-type="string">
            <text:p>Quantidade: Caixa C/ com 175 sachês de 7 gramas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6</text:p>
          </table:table-cell>
          <table:table-cell office:value-type="string">
            <text:p>Sal Refinado Cisne Sachê 1000Un</text:p>
          </table:table-cell>
          <table:table-cell office:value-type="string">
            <text:p>Procedência: Brasil&lt;br/&gt;</text:p>
            <text:p>Peso bruto por caixa: 2 kg&lt;br/&gt;</text:p>
            <text:p>Peso líquido por caixa: 2 kg&lt;br/&gt;</text:p>
            <text:p>Embalagem: Sachês Plásticos na Caixa de Papelão&lt;br/&gt;</text:p>
            <text:p>Quantidade: Cada caixa contém 1000 sache de 1g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7</text:p>
          </table:table-cell>
          <table:table-cell office:value-type="string">
            <text:p>Catchup Lanchero Sachê 190un</text:p>
          </table:table-cell>
          <table:table-cell office:value-type="string">
            <text:p>Procedência: Brasil – SP</text:p>
          </table:table-cell>
          <table:table-cell office:value-type="string">
            <text:p>Peso Bruto: 1,440 Kg</text:p>
          </table:table-cell>
          <table:table-cell office:value-type="string">
            <text:p>Embalagem: Caixa</text:p>
          </table:table-cell>
          <table:table-cell office:value-type="string">
            <text:p>Quantidade: Caixa C/ 190 Unid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8</text:p>
          </table:table-cell>
          <table:table-cell office:value-type="string">
            <text:p>Mostarda Lanchero Sachê 190un</text:p>
          </table:table-cell>
          <table:table-cell office:value-type="string">
            <text:p>Procedência: Brasil – SP</text:p>
          </table:table-cell>
          <table:table-cell office:value-type="string">
            <text:p>Peso Bruto: 1,440 Kg</text:p>
          </table:table-cell>
          <table:table-cell office:value-type="string">
            <text:p>Embalagem: Caixa</text:p>
          </table:table-cell>
          <table:table-cell office:value-type="string">
            <text:p>Quantidade: Caixa C/ 19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89</text:p>
          </table:table-cell>
          <table:table-cell office:value-type="string">
            <text:p>Adoçante Gold Aspartame Sache 1000un 8mg</text:p>
          </table:table-cell>
          <table:table-cell office:value-type="string">
            <text:p>Procedência: Brasil – SP</text:p>
          </table:table-cell>
          <table:table-cell office:value-type="string">
            <text:p>Peso Bruto: 1,360 kg </text:p>
          </table:table-cell>
          <table:table-cell office:value-type="string">
            <text:p>Peso Líquido: 80 g</text:p>
          </table:table-cell>
          <table:table-cell office:value-type="string">
            <text:p>Embalagem: Plástica</text:p>
          </table:table-cell>
          <table:table-cell office:value-type="string">
            <text:p>Quantidade:  Caixa C/1000 sachês de 8 gr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0</text:p>
          </table:table-cell>
          <table:table-cell office:value-type="string">
            <text:p>Açucar União Sachê 400un 5g</text:p>
          </table:table-cell>
          <table:table-cell office:value-type="string">
            <text:p>Procedência: Brasil – SP</text:p>
          </table:table-cell>
          <table:table-cell office:value-type="string">
            <text:p>Peso: 2 Kg</text:p>
          </table:table-cell>
          <table:table-cell office:value-type="string">
            <text:p>Embalagem: Caixa</text:p>
          </table:table-cell>
          <table:table-cell office:value-type="string">
            <text:p>Quantidade: Caixa C/ 400 Unid de 5g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1</text:p>
          </table:table-cell>
          <table:table-cell office:value-type="string">
            <text:p>Maionese Hellmann s Sachê 182un</text:p>
          </table:table-cell>
          <table:table-cell office:value-type="string">
            <text:p>Procedência: Brasil</text:p>
          </table:table-cell>
          <table:table-cell office:value-type="string">
            <text:p>Peso líquido: 8gr</text:p>
          </table:table-cell>
          <table:table-cell office:value-type="string">
            <text:p>Peso drenado: 8gr</text:p>
          </table:table-cell>
          <table:table-cell office:value-type="string">
            <text:p>Embalagem: Caixa de papelão</text:p>
          </table:table-cell>
          <table:table-cell office:value-type="string">
            <text:p>Quantidade: 182 unida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2</text:p>
          </table:table-cell>
          <table:table-cell office:value-type="string">
            <text:p>Catchup Hellmann`s Sachê 182un</text:p>
          </table:table-cell>
          <table:table-cell office:value-type="string">
            <text:p>Procedência: Brasil</text:p>
          </table:table-cell>
          <table:table-cell office:value-type="string">
            <text:p>Embalagem: Caixa de papelão</text:p>
          </table:table-cell>
          <table:table-cell office:value-type="string">
            <text:p>Quantidade: 18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3</text:p>
          </table:table-cell>
          <table:table-cell office:value-type="string">
            <text:p>Mostarda (Molho) Hellmann`s Sachê 182un</text:p>
          </table:table-cell>
          <table:table-cell office:value-type="string">
            <text:p>Procedência: Brasil</text:p>
          </table:table-cell>
          <table:table-cell office:value-type="string">
            <text:p>Peso Bruto: 1,54gr</text:p>
          </table:table-cell>
          <table:table-cell office:value-type="string">
            <text:p>Peso Líquido: 1,26gr</text:p>
          </table:table-cell>
          <table:table-cell office:value-type="string">
            <text:p>Embalagem: Caixa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4</text:p>
          </table:table-cell>
          <table:table-cell office:value-type="string">
            <text:p>Maionese Ekma Sachê 192un</text:p>
          </table:table-cell>
          <table:table-cell office:value-type="string">
            <text:p>Procedência:Brasil – SP</text:p>
          </table:table-cell>
          <table:table-cell office:value-type="string">
            <text:p>Peso bruto por caixa:1,344 kg</text:p>
          </table:table-cell>
          <table:table-cell office:value-type="string">
            <text:p>Embalagem: Caixa com Sachê</text:p>
          </table:table-cell>
          <table:table-cell office:value-type="string">
            <text:p>Quantidade: Caixa C/  192 X 8 g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5</text:p>
          </table:table-cell>
          <table:table-cell office:value-type="string">
            <text:p>Orégano LG 1Kg</text:p>
          </table:table-cell>
          <table:table-cell office:value-type="string">
            <text:p>Procedência: Peru</text:p>
          </table:table-cell>
          <table:table-cell office:value-type="string">
            <text:p>Peso Líquido: 1 Kg</text:p>
          </table:table-cell>
          <table:table-cell office:value-type="string">
            <text:p>Embalagem: Pacote plástico</text:p>
          </table:table-cell>
          <table:table-cell office:value-type="string">
            <text:p>Quantidade: Fardo C/ 12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6</text:p>
          </table:table-cell>
          <table:table-cell office:value-type="string">
            <text:p>Catchup Ekma Sachê 192un</text:p>
          </table:table-cell>
          <table:table-cell office:value-type="string">
            <text:p>Procedência: Brasil- SP</text:p>
          </table:table-cell>
          <table:table-cell office:value-type="string">
            <text:p>Peso Líquido: 1,344 kg</text:p>
          </table:table-cell>
          <table:table-cell office:value-type="string">
            <text:p>Embalagem: Caixa Papelão </text:p>
          </table:table-cell>
          <table:table-cell office:value-type="string">
            <text:p>Quantidade: Caixa C/ 192 sachê X 8g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7</text:p>
          </table:table-cell>
          <table:table-cell office:value-type="string">
            <text:p>Mostarda Ekma Sachê 192un</text:p>
          </table:table-cell>
          <table:table-cell office:value-type="string">
            <text:p>Procedência: Brasil  – SP</text:p>
          </table:table-cell>
          <table:table-cell office:value-type="string">
            <text:p>Peso Líquido: 1,344kg</text:p>
          </table:table-cell>
          <table:table-cell office:value-type="string">
            <text:p>Embalagem: Plástica</text:p>
          </table:table-cell>
          <table:table-cell office:value-type="string">
            <text:p>Quantidade: Caixa c/ 192 sachês de 7 gramas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8</text:p>
          </table:table-cell>
          <table:table-cell office:value-type="string">
            <text:p>Orégano Brasil Seco 500Gr</text:p>
          </table:table-cell>
          <table:table-cell office:value-type="string">
            <text:p>Procedência: Peru</text:p>
          </table:table-cell>
          <table:table-cell office:value-type="string">
            <text:p>Peso Líquido: 500 Gr</text:p>
          </table:table-cell>
          <table:table-cell office:value-type="string">
            <text:p> Embalagem: Saco Plástico atóxico</text:p>
          </table:table-cell>
          <table:table-cell office:value-type="string">
            <text:p>Quantidade: Caixa c / 25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99</text:p>
          </table:table-cell>
          <table:table-cell office:value-type="string">
            <text:p>Orégano Flocos Penina 200g</text:p>
          </table:table-cell>
          <table:table-cell office:value-type="string">
            <text:p>Procedência: Brasil – SP</text:p>
          </table:table-cell>
          <table:table-cell office:value-type="string">
            <text:p>Peso Bruto: 8 Kg (Caixa)</text:p>
          </table:table-cell>
          <table:table-cell office:value-type="string">
            <text:p>Peso Líquido: 200g (Pct)</text:p>
          </table:table-cell>
          <table:table-cell office:value-type="string">
            <text:p>Embalagem: Pacote plástico</text:p>
          </table:table-cell>
          <table:table-cell office:value-type="string">
            <text:p>Quantidade: Fardo C/ 4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0</text:p>
          </table:table-cell>
          <table:table-cell office:value-type="string">
            <text:p>Orégano Di Salerno 1Kg</text:p>
          </table:table-cell>
          <table:table-cell office:value-type="string">
            <text:p>Procedência: Brasil- SP</text:p>
          </table:table-cell>
          <table:table-cell office:value-type="string">
            <text:p>Peso Líquido: 1 Kg</text:p>
          </table:table-cell>
          <table:table-cell office:value-type="string">
            <text:p>Embalagem: Pacote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1</text:p>
          </table:table-cell>
          <table:table-cell office:value-type="string">
            <text:p>Manjericão Desidratado Brasil Seco 500gr</text:p>
          </table:table-cell>
          <table:table-cell office:value-type="string">
            <text:p>Procedência: Peru</text:p>
          </table:table-cell>
          <table:table-cell office:value-type="string">
            <text:p>Peso Drenado: 500gr</text:p>
          </table:table-cell>
          <table:table-cell office:value-type="string">
            <text:p>Peso Líquido: 500gr</text:p>
          </table:table-cell>
          <table:table-cell office:value-type="string">
            <text:p>Embalagem: Pacote plástico</text:p>
          </table:table-cell>
          <table:table-cell office:value-type="string">
            <text:p>Quantidade: Avulso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2</text:p>
          </table:table-cell>
          <table:table-cell office:value-type="string">
            <text:p>Salsa Flocos Brasil Seco 500gr</text:p>
          </table:table-cell>
          <table:table-cell office:value-type="string">
            <text:p>Procedência: Brasil – SP</text:p>
          </table:table-cell>
          <table:table-cell office:value-type="string">
            <text:p>Peso Líquido: 500g</text:p>
          </table:table-cell>
          <table:table-cell office:value-type="string">
            <text:p>Embalagem: Pacote plástico</text:p>
          </table:table-cell>
          <table:table-cell office:value-type="string">
            <text:p>Quantidade: Fardo C/ 25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3</text:p>
          </table:table-cell>
          <table:table-cell office:value-type="string">
            <text:p>Manjericão Flocos Penina 200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4</text:p>
          </table:table-cell>
          <table:table-cell office:value-type="string">
            <text:p>Gergelim Indiano Branco Brasil Seco 1Kg</text:p>
          </table:table-cell>
          <table:table-cell office:value-type="string">
            <text:p>Procedência: Brasil- SP</text:p>
          </table:table-cell>
          <table:table-cell office:value-type="string">
            <text:p>Peso Líquido: 1,05 K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5</text:p>
          </table:table-cell>
          <table:table-cell office:value-type="string">
            <text:p>Pasta Gergelim Tahine 13Kg(gp7)</text:p>
          </table:table-cell>
          <table:table-cell office:value-type="string">
            <text:p>Procedência: Brasil</text:p>
          </table:table-cell>
          <table:table-cell office:value-type="string">
            <text:p>Peso Bruto: 13 Kg</text:p>
          </table:table-cell>
          <table:table-cell office:value-type="string">
            <text:p>Peso Líquido: 13 Kg</text:p>
          </table:table-cell>
          <table:table-cell office:value-type="string">
            <text:p>Embalagem: Balde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6</text:p>
          </table:table-cell>
          <table:table-cell office:value-type="string">
            <text:p>Bicarbonato de Sódio Brasil Seco 1kg</text:p>
          </table:table-cell>
          <table:table-cell office:value-type="string">
            <text:p>Procedência: Brasil – SP</text:p>
          </table:table-cell>
          <table:table-cell office:value-type="string">
            <text:p>Peso drenado: 1,05 kg</text:p>
          </table:table-cell>
          <table:table-cell office:value-type="string">
            <text:p>Embalagem: Plástica</text:p>
          </table:table-cell>
          <table:table-cell office:value-type="string">
            <text:p>Quantidade: Caixa C/ 2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7</text:p>
          </table:table-cell>
          <table:table-cell office:value-type="string">
            <text:p>Pasta de Gergelim Tahine 500gr</text:p>
          </table:table-cell>
          <table:table-cell office:value-type="string">
            <text:p>Procedência: Brasil – SP</text:p>
          </table:table-cell>
          <table:table-cell office:value-type="string">
            <text:p>Peso Bruto: 6 Kg (Caixa)</text:p>
          </table:table-cell>
          <table:table-cell office:value-type="string">
            <text:p>Peso Líquido: 500 g (Lata)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Lat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8</text:p>
          </table:table-cell>
          <table:table-cell office:value-type="string">
            <text:p>Fermento Seco Fleischmann 500g</text:p>
          </table:table-cell>
          <table:table-cell office:value-type="string">
            <text:p>Procedência: Brasil – Perdeneiras- SP</text:p>
          </table:table-cell>
          <table:table-cell office:value-type="string">
            <text:p>Peso bruto: 500 gr</text:p>
          </table:table-cell>
          <table:table-cell office:value-type="string">
            <text:p>Peso líquido: 500 gr</text:p>
          </table:table-cell>
          <table:table-cell office:value-type="string">
            <text:p>Embalagem: Plástica no Vácuo</text:p>
          </table:table-cell>
          <table:table-cell office:value-type="string">
            <text:p>Quantidade: Caixa C/ 20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09</text:p>
          </table:table-cell>
          <table:table-cell office:value-type="string">
            <text:p>Fermento Seco Mauri 500g</text:p>
          </table:table-cell>
          <table:table-cell office:value-type="string">
            <text:p>Procedência: Brasil – SP&lt;br/&gt;</text:p>
            <text:p> Peso bruto: 500 gr</text:p>
          </table:table-cell>
          <table:table-cell office:value-type="string">
            <text:p> Peso líquido: 500 gr</text:p>
          </table:table-cell>
          <table:table-cell office:value-type="string">
            <text:p> Embalagem: Plástica no Vácuo</text:p>
          </table:table-cell>
          <table:table-cell office:value-type="string">
            <text:p> Quantidade:Caixa c/ 20 unid&lt;br/&gt;</text:p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0</text:p>
          </table:table-cell>
          <table:table-cell office:value-type="string">
            <text:p>Fermento Fleischmann 500gr(R)</text:p>
          </table:table-cell>
          <table:table-cell office:value-type="string">
            <text:p>Procedência: Brasil- Perdeneiras- SP</text:p>
          </table:table-cell>
          <table:table-cell office:value-type="string">
            <text:p>Peso Bruto: 500gr</text:p>
          </table:table-cell>
          <table:table-cell office:value-type="string">
            <text:p>Peso Líquido: 500gr</text:p>
          </table:table-cell>
          <table:table-cell office:value-type="string">
            <text:p>Embalagem: Sacos Plásticos</text:p>
          </table:table-cell>
          <table:table-cell office:value-type="string">
            <text:p>Quantidade: Caixa c/ 50 unid.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1</text:p>
          </table:table-cell>
          <table:table-cell office:value-type="string">
            <text:p>Bicarbonato de Sódio Penina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2</text:p>
          </table:table-cell>
          <table:table-cell office:value-type="string">
            <text:p>Fermento Seco Fermix 500g</text:p>
          </table:table-cell>
          <table:table-cell office:value-type="string">
            <text:p>Procedência: Brasil&lt;br/&gt;</text:p>
            <text:p>Peso drenado: 500g&lt;br/&gt;</text:p>
            <text:p>Peso Líquido: 500g&lt;br/&gt;</text:p>
            <text:p>Embalagem: Plást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3</text:p>
          </table:table-cell>
          <table:table-cell office:value-type="string">
            <text:p>Fermento Fleischmann 500gr (GP2)</text:p>
          </table:table-cell>
          <table:table-cell office:value-type="string">
            <text:p>Procedência: Brasil- Perdeneiras- SP</text:p>
          </table:table-cell>
          <table:table-cell office:value-type="string">
            <text:p>Peso Bruto: 500gr</text:p>
          </table:table-cell>
          <table:table-cell office:value-type="string">
            <text:p>Peso Líquido: 500gr</text:p>
          </table:table-cell>
          <table:table-cell office:value-type="string">
            <text:p>Embalagem: Sacos Plásticos</text:p>
          </table:table-cell>
          <table:table-cell office:value-type="string">
            <text:p>Quantidade: Caixa c/ 50 unid.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4</text:p>
          </table:table-cell>
          <table:table-cell office:value-type="string">
            <text:p>Fermento Itaiquara 500gr</text:p>
          </table:table-cell>
          <table:table-cell office:value-type="string">
            <text:p>Procedência: Brasil – Tapiratiba – SP</text:p>
          </table:table-cell>
          <table:table-cell office:value-type="string">
            <text:p>Peso Líquido: 500gr</text:p>
          </table:table-cell>
          <table:table-cell office:value-type="string">
            <text:p>Embalagem: Sacos Plásticos</text:p>
          </table:table-cell>
          <table:table-cell office:value-type="string">
            <text:p>Quantidade: Caixa C/ 5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5</text:p>
          </table:table-cell>
          <table:table-cell office:value-type="string">
            <text:p>Café Torrado e Moido Extra Forte Caixinha Melitta 500gr</text:p>
          </table:table-cell>
          <table:table-cell office:value-type="string">
            <text:p>Procedência: Brasil – SP</text:p>
          </table:table-cell>
          <table:table-cell office:value-type="string">
            <text:p>Peso Líquido: 500 g</text:p>
          </table:table-cell>
          <table:table-cell office:value-type="string">
            <text:p>Embalagem Primária: Caixinha</text:p>
          </table:table-cell>
          <table:table-cell office:value-type="string">
            <text:p>Quantidade: Caixa C/ 20 Cx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6</text:p>
          </table:table-cell>
          <table:table-cell office:value-type="string">
            <text:p>Café Torrado e Moido Extra Forte Vacuo Pilão 500gr</text:p>
          </table:table-cell>
          <table:table-cell office:value-type="string">
            <text:p>Procedência: Brasil</text:p>
          </table:table-cell>
          <table:table-cell office:value-type="string">
            <text:p>Peso Bruto: 0,500g</text:p>
          </table:table-cell>
          <table:table-cell office:value-type="string">
            <text:p>Peso Líquido: 0,500g</text:p>
          </table:table-cell>
          <table:table-cell office:value-type="string">
            <text:p>Embalagem Primária: Vácuo </text:p>
          </table:table-cell>
          <table:table-cell office:value-type="string">
            <text:p>Embalagem Secundária: Caixa com 20 pacote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7</text:p>
          </table:table-cell>
          <table:table-cell office:value-type="string">
            <text:p>Café Torrado em Grãos Spresso Pacote Melitta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 Primária: Pct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8</text:p>
          </table:table-cell>
          <table:table-cell office:value-type="string">
            <text:p>Café Torrado e Moido Almofada Pelé 500gr</text:p>
          </table:table-cell>
          <table:table-cell office:value-type="string">
            <text:p>Procedência: Brasil – Barueri – SP</text:p>
          </table:table-cell>
          <table:table-cell office:value-type="string">
            <text:p>Peso Bruto: 500 g </text:p>
          </table:table-cell>
          <table:table-cell office:value-type="string">
            <text:p>Peso Líquido: 500 g</text:p>
          </table:table-cell>
          <table:table-cell office:value-type="string">
            <text:p>Embalagem Primária: Almofada</text:p>
          </table:table-cell>
          <table:table-cell office:value-type="string">
            <text:p>Embalagem Secundária: Fardo C/  10 pct</text:p>
          </table:table-cell>
          <table:table-cell office:value-type="string">
            <text:p>Formato  de Venda: Pc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19</text:p>
          </table:table-cell>
          <table:table-cell office:value-type="string">
            <text:p>Café Torrado e Moido Pacote Melitta 1Kg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 Primária: Pacote</text:p>
          </table:table-cell>
          <table:table-cell office:value-type="string">
            <text:p>Quantidade: Fardo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0</text:p>
          </table:table-cell>
          <table:table-cell office:value-type="string">
            <text:p>Café Torrado e Moido Vacuo Pilão 500gr</text:p>
          </table:table-cell>
          <table:table-cell office:value-type="string">
            <text:p>Procedência: Brasil</text:p>
          </table:table-cell>
          <table:table-cell office:value-type="string">
            <text:p>Peso Bruto: 500 Gr</text:p>
          </table:table-cell>
          <table:table-cell office:value-type="string">
            <text:p>Peso Líquido: 500 Gr</text:p>
          </table:table-cell>
          <table:table-cell office:value-type="string">
            <text:p>Embalagem Primária: Pacote a vacuo</text:p>
          </table:table-cell>
          <table:table-cell office:value-type="string">
            <text:p>Embalagem : Caixa C/20 pct</text:p>
          </table:table-cell>
          <table:table-cell office:value-type="string">
            <text:p>Formato de venda: Unidad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1</text:p>
          </table:table-cell>
          <table:table-cell office:value-type="string">
            <text:p>Café Torrado e Moido Caixinha Melitta 500gr</text:p>
          </table:table-cell>
          <table:table-cell office:value-type="string">
            <text:p>Procedência: Brasil – SP</text:p>
          </table:table-cell>
          <table:table-cell office:value-type="string">
            <text:p>Peso Líquido: 500 g</text:p>
          </table:table-cell>
          <table:table-cell office:value-type="string">
            <text:p>Embalagem Primária: Caixinha</text:p>
          </table:table-cell>
          <table:table-cell office:value-type="string">
            <text:p> Quantidade: Caixa C/ 20 Cx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2</text:p>
          </table:table-cell>
          <table:table-cell office:value-type="string">
            <text:p>Café Torrado e Moido Caixinha Melitta 250gr</text:p>
          </table:table-cell>
          <table:table-cell office:value-type="string">
            <text:p>Procedência: Brasil – Avaré</text:p>
          </table:table-cell>
          <table:table-cell office:value-type="string">
            <text:p>Peso Líquido: 250g</text:p>
          </table:table-cell>
          <table:table-cell office:value-type="string">
            <text:p>Embalagem: Caixinha</text:p>
          </table:table-cell>
          <table:table-cell office:value-type="string">
            <text:p>Quantidade: Caixa C/ 20 Cx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3</text:p>
          </table:table-cell>
          <table:table-cell office:value-type="string">
            <text:p>Chá Matte Leão 250gr</text:p>
          </table:table-cell>
          <table:table-cell office:value-type="string">
            <text:p>Procedência: Brasil – PR</text:p>
          </table:table-cell>
          <table:table-cell office:value-type="string">
            <text:p>Peso Bruto: 280g</text:p>
          </table:table-cell>
          <table:table-cell office:value-type="string">
            <text:p>Peso Liquido: 250g </text:p>
          </table:table-cell>
          <table:table-cell office:value-type="string">
            <text:p>Embalagem: Caixa</text:p>
          </table:table-cell>
          <table:table-cell office:value-type="string">
            <text:p>Quantidade: Caixa C/ 3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4</text:p>
          </table:table-cell>
          <table:table-cell office:value-type="string">
            <text:p>Tempero Baiano Penina 500g</text:p>
          </table:table-cell>
          <table:table-cell office:value-type="string">
            <text:p>Procedência: Brasil – SP</text:p>
          </table:table-cell>
          <table:table-cell office:value-type="string">
            <text:p>Peso Bruto: 500g </text:p>
          </table:table-cell>
          <table:table-cell office:value-type="string">
            <text:p>Peso Líquido: 500g</text:p>
          </table:table-cell>
          <table:table-cell office:value-type="string">
            <text:p>Embalagem: Pacote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5</text:p>
          </table:table-cell>
          <table:table-cell office:value-type="string">
            <text:p>Café Torrado e Moido Almofada Pilão 500gr</text:p>
          </table:table-cell>
          <table:table-cell office:value-type="string">
            <text:p>Procedência: Brasil</text:p>
          </table:table-cell>
          <table:table-cell office:value-type="string">
            <text:p>Peso Bruto: 500gr</text:p>
          </table:table-cell>
          <table:table-cell office:value-type="string">
            <text:p>Peso Líquido: 500gr</text:p>
          </table:table-cell>
          <table:table-cell office:value-type="string">
            <text:p> Embalagem: Plástica a vácuo</text:p>
          </table:table-cell>
          <table:table-cell office:value-type="string">
            <text:p>Quantidade: Fardo c/ 10 pacote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6</text:p>
          </table:table-cell>
          <table:table-cell office:value-type="string">
            <text:p>Canela Java Penina 500g</text:p>
          </table:table-cell>
          <table:table-cell office:value-type="string">
            <text:p>Procedência: Brasil – SP – SP</text:p>
          </table:table-cell>
          <table:table-cell office:value-type="string">
            <text:p>Peso Liquido: 500 g</text:p>
          </table:table-cell>
          <table:table-cell office:value-type="string">
            <text:p>Embalagem: Pacote</text:p>
          </table:table-cell>
          <table:table-cell office:value-type="string">
            <text:p>Quantidade: Caixa C/ 10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7</text:p>
          </table:table-cell>
          <table:table-cell office:value-type="string">
            <text:p>Açucar Cristal Mais Doce 5Kg</text:p>
          </table:table-cell>
          <table:table-cell office:value-type="string">
            <text:p>Procedência: Brasil – SP</text:p>
          </table:table-cell>
          <table:table-cell office:value-type="string">
            <text:p>Peso Líquido: 5 Kg</text:p>
          </table:table-cell>
          <table:table-cell office:value-type="string">
            <text:p>Embalagem: Pacote plástico</text:p>
          </table:table-cell>
          <table:table-cell office:value-type="string">
            <text:p>Quantidade: Fardo C/ 5 pacotes de 5 Kg 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8</text:p>
          </table:table-cell>
          <table:table-cell office:value-type="string">
            <text:p>Açúcar Confeiteiro Glaçúcar União 500g</text:p>
          </table:table-cell>
          <table:table-cell office:value-type="string">
            <text:p>Procedência: Brasil – SP</text:p>
          </table:table-cell>
          <table:table-cell office:value-type="string">
            <text:p>Peso líquido: 500g</text:p>
          </table:table-cell>
          <table:table-cell office:value-type="string">
            <text:p>Embalagem: Saco plástico a vácuo</text:p>
          </table:table-cell>
          <table:table-cell office:value-type="string">
            <text:p>Quantidade: Fardo C/ 20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29</text:p>
          </table:table-cell>
          <table:table-cell office:value-type="string">
            <text:p>Açúcar Cristal Orgânico União 1Kg (GP7)</text:p>
          </table:table-cell>
          <table:table-cell office:value-type="string">
            <text:p> Procedência: Brasil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Saco plástico a vácuo</text:p>
          </table:table-cell>
          <table:table-cell office:value-type="string">
            <text:p>Quantidade: 10 unidad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0</text:p>
          </table:table-cell>
          <table:table-cell office:value-type="string">
            <text:p>Açúcar Refinado Granulado Doçucar União 10x1Kg</text:p>
          </table:table-cell>
          <table:table-cell office:value-type="string">
            <text:p>Procedência: Brasil</text:p>
          </table:table-cell>
          <table:table-cell office:value-type="string">
            <text:p>Peso Bruto: 10Kg</text:p>
          </table:table-cell>
          <table:table-cell office:value-type="string">
            <text:p>Peso líquido: 10Kg</text:p>
          </table:table-cell>
          <table:table-cell office:value-type="string">
            <text:p>Embalagem: Saco plástico a vácuo</text:p>
          </table:table-cell>
          <table:table-cell office:value-type="string">
            <text:p>Quantidade: 10 unidades por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1</text:p>
          </table:table-cell>
          <table:table-cell office:value-type="string">
            <text:p>Canela com Açucar Brasil Seco 1,05kg</text:p>
          </table:table-cell>
          <table:table-cell office:value-type="string">
            <text:p> Procedência: Brasil</text:p>
          </table:table-cell>
          <table:table-cell office:value-type="string">
            <text:p>Peso Bruto: 1,05kg</text:p>
          </table:table-cell>
          <table:table-cell office:value-type="string">
            <text:p>Peso Liquido: 1,05kg</text:p>
          </table:table-cell>
          <table:table-cell office:value-type="string">
            <text:p>Embalagem: Fardo de Plastico</text:p>
          </table:table-cell>
          <table:table-cell office:value-type="string">
            <text:p>Caracteristicas: Saco</text:p>
          </table:table-cell>
          <table:table-cell office:value-type="string">
            <text:p>Quantidade : 10 sacos por far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2</text:p>
          </table:table-cell>
          <table:table-cell office:value-type="string">
            <text:p>Açucar Refinado Mais Doce FDO 10×1 Kg(GP2)</text:p>
          </table:table-cell>
          <table:table-cell office:value-type="string">
            <text:p>Procedência: Brasil – SP</text:p>
          </table:table-cell>
          <table:table-cell office:value-type="string">
            <text:p>Peso líquido: 10 Kg</text:p>
          </table:table-cell>
          <table:table-cell office:value-type="string">
            <text:p>Embalagem: Saco plástico a vácuo</text:p>
          </table:table-cell>
          <table:table-cell office:value-type="string">
            <text:p>Quantidade: Fardo C/ 10 Pct de 1 Kg</text:p>
          </table:table-cell>
          <table:table-cell office:value-type="string">
            <text:p>Formato de venda: F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3</text:p>
          </table:table-cell>
          <table:table-cell office:value-type="string">
            <text:p>Açucar Refinado União FDO 10×1 Kg(GP7)</text:p>
          </table:table-cell>
          <table:table-cell office:value-type="string">
            <text:p>Procedência: Brasil</text:p>
          </table:table-cell>
          <table:table-cell office:value-type="string">
            <text:p>Peso líquido: 10Kg</text:p>
          </table:table-cell>
          <table:table-cell office:value-type="string">
            <text:p>Embalagem: Saco plástico a vácuo</text:p>
          </table:table-cell>
          <table:table-cell office:value-type="string">
            <text:p>Quantidade: Fardo c/ 10 unid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4</text:p>
          </table:table-cell>
          <table:table-cell office:value-type="string">
            <text:p>Açucar Refinado Barra FDO 10×1 Kg</text:p>
          </table:table-cell>
          <table:table-cell office:value-type="string">
            <text:p>Procedência: Brasil – SP</text:p>
          </table:table-cell>
          <table:table-cell office:value-type="string">
            <text:p>Peso Bruto: 10 Kg (Fardo)</text:p>
          </table:table-cell>
          <table:table-cell office:value-type="string">
            <text:p>Peso liquido:1 Kg (Pct)</text:p>
          </table:table-cell>
          <table:table-cell office:value-type="string">
            <text:p>Embalagem: Saco plastico  a vácuo</text:p>
          </table:table-cell>
          <table:table-cell office:value-type="string">
            <text:p>Quantidade : Fardo C/ 10 Pct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5</text:p>
          </table:table-cell>
          <table:table-cell office:value-type="string">
            <text:p>Salsicha Hot Dog Resfriada Adoro 3Kg(R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3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8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6</text:p>
          </table:table-cell>
          <table:table-cell office:value-type="string">
            <text:p>Salsicha Hot Dog Resfriada Adoro 3Kg(GP2)</text:p>
          </table:table-cell>
          <table:table-cell office:value-type="string">
            <text:p>Procedência: Brasil – Varzea Paulista – SP</text:p>
          </table:table-cell>
          <table:table-cell office:value-type="string">
            <text:p>Peso Bruto: 3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8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7</text:p>
          </table:table-cell>
          <table:table-cell office:value-type="string">
            <text:p>Salsicha Hot Dog Perdigão 5Kg(R)</text:p>
          </table:table-cell>
          <table:table-cell office:value-type="string">
            <text:p>Procedência: Brasil – GO</text:p>
          </table:table-cell>
          <table:table-cell office:value-type="string">
            <text:p>Peso Liquido: 5 Kg</text:p>
          </table:table-cell>
          <table:table-cell office:value-type="string">
            <text:p>Embalagem: Pacote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8</text:p>
          </table:table-cell>
          <table:table-cell office:value-type="string">
            <text:p>Salsicha Hot Dog Perdigão 5Kg(GP2)</text:p>
          </table:table-cell>
          <table:table-cell office:value-type="string">
            <text:p>Procedência: Brasil – GO</text:p>
          </table:table-cell>
          <table:table-cell office:value-type="string">
            <text:p>Peso Liquido: 5 Kg</text:p>
          </table:table-cell>
          <table:table-cell office:value-type="string">
            <text:p>Embalagem: Pacote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39</text:p>
          </table:table-cell>
          <table:table-cell office:value-type="string">
            <text:p>Salame Italiano Sadia</text:p>
          </table:table-cell>
          <table:table-cell office:value-type="string">
            <text:p>Procedência: Brasil – Concordia – SC</text:p>
          </table:table-cell>
          <table:table-cell office:value-type="string">
            <text:p>Peso Bruto: 83 g</text:p>
          </table:table-cell>
          <table:table-cell office:value-type="string">
            <text:p>Peso Líquido: 81 g</text:p>
          </table:table-cell>
          <table:table-cell office:value-type="string">
            <text:p>Embalagem: Plástica</text:p>
          </table:table-cell>
          <table:table-cell office:value-type="string">
            <text:p>Quantidade: Caixa C/ 8 Pç (aproximado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0</text:p>
          </table:table-cell>
          <table:table-cell office:value-type="string">
            <text:p>Salame Tipo Italiano Fatiado Sadia 100g</text:p>
          </table:table-cell>
          <table:table-cell office:value-type="string">
            <text:p>Procedência: Brasil</text:p>
          </table:table-cell>
          <table:table-cell office:value-type="string">
            <text:p>Peso Bruto: 100gr</text:p>
          </table:table-cell>
          <table:table-cell office:value-type="string">
            <text:p>Peso Líquido: 100gr</text:p>
          </table:table-cell>
          <table:table-cell office:value-type="string">
            <text:p>Embalagem: Plástica a vácuo</text:p>
          </table:table-cell>
          <table:table-cell office:value-type="string">
            <text:p>Quantidade: 30 unidades por caixa aproximado (3 kg por caixa)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1</text:p>
          </table:table-cell>
          <table:table-cell office:value-type="string">
            <text:p>Salame Italiano Rezende</text:p>
          </table:table-cell>
          <table:table-cell office:value-type="string">
            <text:p>Procedência: Brasil – SC</text:p>
          </table:table-cell>
          <table:table-cell office:value-type="string">
            <text:p>Peso Bruto: 680g</text:p>
          </table:table-cell>
          <table:table-cell office:value-type="string">
            <text:p>Peso Líquido: 671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8 Pct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2</text:p>
          </table:table-cell>
          <table:table-cell office:value-type="string">
            <text:p>Salame Italiano Nobre</text:p>
          </table:table-cell>
          <table:table-cell office:value-type="string">
            <text:p>Procedência: Brasil – Erechim – RS</text:p>
          </table:table-cell>
          <table:table-cell office:value-type="string">
            <text:p>Peso Bruto: 730 g (Aproximado)</text:p>
          </table:table-cell>
          <table:table-cell office:value-type="string">
            <text:p>Peso Líquido: 722 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 caixa C/ 7 Un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3</text:p>
          </table:table-cell>
          <table:table-cell office:value-type="string">
            <text:p>Salame Italiano Aurora</text:p>
          </table:table-cell>
          <table:table-cell office:value-type="string">
            <text:p>Procedência: Brasil – Chapeco- SC</text:p>
          </table:table-cell>
          <table:table-cell office:value-type="string">
            <text:p>Peso Bruto: 680 g (aproximado)</text:p>
          </table:table-cell>
          <table:table-cell office:value-type="string">
            <text:p>Peso Líquido: 673 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5 unid (aproximado)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4</text:p>
          </table:table-cell>
          <table:table-cell office:value-type="string">
            <text:p>Presunto Tipo Parma Espuña 120g</text:p>
          </table:table-cell>
          <table:table-cell office:value-type="string">
            <text:p> Procedência: Espanha</text:p>
          </table:table-cell>
          <table:table-cell office:value-type="string">
            <text:p>Peso Líquido: 120g</text:p>
          </table:table-cell>
          <table:table-cell office:value-type="string">
            <text:p>Embalagem:  Plástica fechada a vácuo</text:p>
          </table:table-cell>
          <table:table-cell office:value-type="string">
            <text:p>Quantidade: Caixa C/ 18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5</text:p>
          </table:table-cell>
          <table:table-cell office:value-type="string">
            <text:p>Presunto Parma Italiano Panini 1,05Kg</text:p>
          </table:table-cell>
          <table:table-cell office:value-type="string">
            <text:p>Procedência: Brasil – SP</text:p>
          </table:table-cell>
          <table:table-cell office:value-type="string">
            <text:p>Peso Líquido: 1,376 Kg</text:p>
          </table:table-cell>
          <table:table-cell office:value-type="string">
            <text:p>Embalagem:  Plástica fechada a vácuo</text:p>
          </table:table-cell>
          <table:table-cell office:value-type="string">
            <text:p>Quantidade: Caixa C/ 8 Unid</text:p>
          </table:table-cell>
          <table:table-cell office:value-type="string">
            <text:p>Formato de venda: Kg</text:p>
          </table:table-cell>
          <table:table-cell office:value-type="string">
            <text:p>Obs: Presunto Curado Italiano Desoss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6</text:p>
          </table:table-cell>
          <table:table-cell office:value-type="string">
            <text:p>Presunto Parma Sadia 100g</text:p>
          </table:table-cell>
          <table:table-cell office:value-type="string">
            <text:p>Procedência: Brasil – Concordia – SC</text:p>
          </table:table-cell>
          <table:table-cell office:value-type="string">
            <text:p>Peso Líquido: 100gr</text:p>
          </table:table-cell>
          <table:table-cell office:value-type="string">
            <text:p>Embalagem: Plástica fechada a vácuo</text:p>
          </table:table-cell>
          <table:table-cell office:value-type="string">
            <text:p>Quantidade: Caixa C/ 3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7</text:p>
          </table:table-cell>
          <table:table-cell office:value-type="string">
            <text:p>Presunto Magro Ceratti 3,5Kg</text:p>
          </table:table-cell>
          <table:table-cell office:value-type="string">
            <text:p>Procedência: Brasil – SP</text:p>
          </table:table-cell>
          <table:table-cell office:value-type="string">
            <text:p>Peso bruto: 3,5 kg</text:p>
          </table:table-cell>
          <table:table-cell office:value-type="string">
            <text:p>Peso líquido: 3,1Kg</text:p>
          </table:table-cell>
          <table:table-cell office:value-type="string">
            <text:p>Embalagem: Plástica a vácuo </text:p>
          </table:table-cell>
          <table:table-cell office:value-type="string">
            <text:p>Quantidade: Caixa C/ 2 Pct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8</text:p>
          </table:table-cell>
          <table:table-cell office:value-type="string">
            <text:p>Presunto Magro Nobre Un 3,5Kg</text:p>
          </table:table-cell>
          <table:table-cell office:value-type="string">
            <text:p>Procedência: Brasil – SC</text:p>
          </table:table-cell>
          <table:table-cell office:value-type="string">
            <text:p>Peso Liquido: 3,5 Kg (aproximados)</text:p>
          </table:table-cell>
          <table:table-cell office:value-type="string">
            <text:p>Embalagem: Plástica fechado à vácuo</text:p>
          </table:table-cell>
          <table:table-cell office:value-type="string">
            <text:p>Quantidade: Caixa C/ 2pç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49</text:p>
          </table:table-cell>
          <table:table-cell office:value-type="string">
            <text:p>Presunto Magro Aurora Un 3,5Kg(R)</text:p>
          </table:table-cell>
          <table:table-cell office:value-type="string">
            <text:p>Procedência: Brasil – São Gabriel do Oeste – MS</text:p>
          </table:table-cell>
          <table:table-cell office:value-type="string">
            <text:p>Peso Liquido: 3,2 Kg </text:p>
          </table:table-cell>
          <table:table-cell office:value-type="string">
            <text:p>Embalagem: Plástica fechado à vácuo</text:p>
          </table:table-cell>
          <table:table-cell office:value-type="string">
            <text:p>Quantidade: Caixa C/ 2 pç</text:p>
          </table:table-cell>
          <table:table-cell office:value-type="string">
            <text:p>Formato de venda: Pç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0</text:p>
          </table:table-cell>
          <table:table-cell office:value-type="string">
            <text:p>Presunto Magro Seara 3,3Kg</text:p>
          </table:table-cell>
          <table:table-cell office:value-type="string">
            <text:p>Procedência: Brasil – Tres Passos</text:p>
          </table:table-cell>
          <table:table-cell office:value-type="string">
            <text:p>Peso Bruto: 3,3 Kg</text:p>
          </table:table-cell>
          <table:table-cell office:value-type="string">
            <text:p>Peso Liquido: 3,1 Kg</text:p>
          </table:table-cell>
          <table:table-cell office:value-type="string">
            <text:p>Embalagem: Pote Plástico</text:p>
          </table:table-cell>
          <table:table-cell office:value-type="string">
            <text:p>Quantidade: Caixa C/ 4 Pct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1</text:p>
          </table:table-cell>
          <table:table-cell office:value-type="string">
            <text:p>Presunto Peperi Magro Un 3,5Kg(GP2)</text:p>
          </table:table-cell>
          <table:table-cell office:value-type="string">
            <text:p>Procedência: Brasil – São Gabriel do Oeste – MG</text:p>
          </table:table-cell>
          <table:table-cell office:value-type="string">
            <text:p>Peso Líquido: 3,5 Kg </text:p>
          </table:table-cell>
          <table:table-cell office:value-type="string">
            <text:p>Embalagem: Plástica fechado a vácuo</text:p>
          </table:table-cell>
          <table:table-cell office:value-type="string">
            <text:p>Quantidade: Caixa C/ 2 Pç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2</text:p>
          </table:table-cell>
          <table:table-cell office:value-type="string">
            <text:p>Presunto Magro Sadia 3,2kg</text:p>
          </table:table-cell>
          <table:table-cell office:value-type="string">
            <text:p>Procedência: Brasil</text:p>
          </table:table-cell>
          <table:table-cell office:value-type="string">
            <text:p>Peso Bruto: 3,5 Kg aproximados</text:p>
          </table:table-cell>
          <table:table-cell office:value-type="string">
            <text:p>Peso Líquido: 3,5 Kg aproximados</text:p>
          </table:table-cell>
          <table:table-cell office:value-type="string">
            <text:p>Embalagem: Plástica fechada a vácuo</text:p>
          </table:table-cell>
          <table:table-cell office:value-type="string">
            <text:p>Quantidade: 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3</text:p>
          </table:table-cell>
          <table:table-cell office:value-type="string">
            <text:p>Presunto Magro Sadia 3,2kg</text:p>
          </table:table-cell>
          <table:table-cell office:value-type="string">
            <text:p>Procedência: Brasil – MG</text:p>
          </table:table-cell>
          <table:table-cell office:value-type="string">
            <text:p>Peso Bruto: 3,5 Kg (aproximados)</text:p>
          </table:table-cell>
          <table:table-cell office:value-type="string">
            <text:p>Peso Líquido: 3,5 Kg (aproximados)</text:p>
          </table:table-cell>
          <table:table-cell office:value-type="string">
            <text:p>Embalagem:  Plástica fechada a vácuo</text:p>
          </table:table-cell>
          <table:table-cell office:value-type="string">
            <text:p>Quantidade: Caixa C/2 Pç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4</text:p>
          </table:table-cell>
          <table:table-cell office:value-type="string">
            <text:p>Presunto Magro Perdigão 3,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5</text:p>
          </table:table-cell>
          <table:table-cell office:value-type="string">
            <text:p>Presunto Magro Aurora Un 3,5Kg(GP2)</text:p>
          </table:table-cell>
          <table:table-cell office:value-type="string">
            <text:p>Procedência: Brasil – São Gabriel do Oeste – MS</text:p>
          </table:table-cell>
          <table:table-cell office:value-type="string">
            <text:p>Peso Liquido: 3,2 Kg </text:p>
          </table:table-cell>
          <table:table-cell office:value-type="string">
            <text:p>Embalagem: Plástica fechado à vácuo</text:p>
          </table:table-cell>
          <table:table-cell office:value-type="string">
            <text:p>Quantidade: Caixa C/ 2 pç</text:p>
          </table:table-cell>
          <table:table-cell office:value-type="string">
            <text:p>Formato de venda: Pç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6</text:p>
          </table:table-cell>
          <table:table-cell office:value-type="string">
            <text:p>Presunto Magro Prieto Pç 3,35Kg (GP2)</text:p>
          </table:table-cell>
          <table:table-cell office:value-type="string">
            <text:p>Procedência: Brasil – Cajamar- SP</text:p>
          </table:table-cell>
          <table:table-cell office:value-type="string">
            <text:p>Peso Bruto: 3,38Kg (aproximado)</text:p>
          </table:table-cell>
          <table:table-cell office:value-type="string">
            <text:p>Peso Líquido: 3,350Kg (aproximado)</text:p>
          </table:table-cell>
          <table:table-cell office:value-type="string">
            <text:p>Embalagem: Plástica fechada a vácuo</text:p>
          </table:table-cell>
          <table:table-cell office:value-type="string">
            <text:p>Quantidade: Caixa C/ 2 Unid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7</text:p>
          </table:table-cell>
          <table:table-cell office:value-type="string">
            <text:p>Presunto Magro Prieto 3,35Kg(R)</text:p>
          </table:table-cell>
          <table:table-cell office:value-type="string">
            <text:p>Procedência: Brasil – Cajamar- SP</text:p>
          </table:table-cell>
          <table:table-cell office:value-type="string">
            <text:p>Peso Bruto: 3,38Kg (aproximado)</text:p>
          </table:table-cell>
          <table:table-cell office:value-type="string">
            <text:p>Peso Líquido: 3,350Kg (aproximado)</text:p>
          </table:table-cell>
          <table:table-cell office:value-type="string">
            <text:p>Embalagem:  Plástica fechada a vácuo</text:p>
          </table:table-cell>
          <table:table-cell office:value-type="string">
            <text:p>Quantidade: Caixa C/ 2 Unid</text:p>
          </table:table-cell>
          <table:table-cell office:value-type="string">
            <text:p>Formato de venda: Peç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8</text:p>
          </table:table-cell>
          <table:table-cell office:value-type="string">
            <text:p>Peperoni Fatiado Sadia 1Kg(R)</text:p>
          </table:table-cell>
          <table:table-cell office:value-type="string">
            <text:p>Procedência: Brasil – Concordia – SC</text:p>
          </table:table-cell>
          <table:table-cell office:value-type="string">
            <text:p>Peso líquido: 1 Kg</text:p>
          </table:table-cell>
          <table:table-cell office:value-type="string">
            <text:p>Embalagem: Saco Plástico sem vácuo</text:p>
          </table:table-cell>
          <table:table-cell office:value-type="string">
            <text:p>Quantidade: Caixa c/ 2 peças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59</text:p>
          </table:table-cell>
          <table:table-cell office:value-type="string">
            <text:p>Peperoni Fatiado Sadia 1Kg (GP2)</text:p>
          </table:table-cell>
          <table:table-cell office:value-type="string">
            <text:p>Procedência: Brasil – Concordia – SC</text:p>
          </table:table-cell>
          <table:table-cell office:value-type="string">
            <text:p>Peso líquido: 1 Kg</text:p>
          </table:table-cell>
          <table:table-cell office:value-type="string">
            <text:p>Embalagem: Saco Plástico sem vácuo</text:p>
          </table:table-cell>
          <table:table-cell office:value-type="string">
            <text:p>Quantidade: Caixa c/ 2 peças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0</text:p>
          </table:table-cell>
          <table:table-cell office:value-type="string">
            <text:p>Peperoni Fatiado Ceratti 1Kg</text:p>
          </table:table-cell>
          <table:table-cell office:value-type="string">
            <text:p>Procedência: Brasil</text:p>
          </table:table-cell>
          <table:table-cell office:value-type="string">
            <text:p>Peso drenado: 1 Kg</text:p>
          </table:table-cell>
          <table:table-cell office:value-type="string">
            <text:p>Peso líquido: 1 Kg</text:p>
          </table:table-cell>
          <table:table-cell office:value-type="string">
            <text:p>Embalagem: Bandeja plástica</text:p>
          </table:table-cell>
          <table:table-cell office:value-type="string">
            <text:p>Quantidade: 3 Peç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1</text:p>
          </table:table-cell>
          <table:table-cell office:value-type="string">
            <text:p>Mortadela Bambina Ceratti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2</text:p>
          </table:table-cell>
          <table:table-cell office:value-type="string">
            <text:p>Peperoni Fatiado Sadia 1Kg (GP2)</text:p>
          </table:table-cell>
          <table:table-cell office:value-type="string">
            <text:p>Procedência: Brasil</text:p>
          </table:table-cell>
          <table:table-cell office:value-type="string">
            <text:p>			Peso drenado: 1 Kg</text:p>
          </table:table-cell>
          <table:table-cell office:value-type="string">
            <text:p>			Peso líquido: 1 Kg</text:p>
          </table:table-cell>
          <table:table-cell office:value-type="string">
            <text:p>			Embalagem: Saco Plástico sem vácuo</text:p>
          </table:table-cell>
          <table:table-cell office:value-type="string">
            <text:p>			Quantidade: 2 peça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3</text:p>
          </table:table-cell>
          <table:table-cell office:value-type="string">
            <text:p>Mortadela Defumada Seara  4Kg</text:p>
          </table:table-cell>
          <table:table-cell office:value-type="string">
            <text:p> Procedência: Brasil</text:p>
          </table:table-cell>
          <table:table-cell office:value-type="string">
            <text:p>Peso Bruto: 4,80 Kg aproximados&lt;br/&gt;</text:p>
            <text:p>Peso liquido: 4,00 Kg aproximados&lt;br/&gt;</text:p>
            <text:p>Embalagem: Plástica a vácuo com uma sobre-capa em rede&lt;br/&gt;</text:p>
            <text:p>Quantidade: 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4</text:p>
          </table:table-cell>
          <table:table-cell office:value-type="string">
            <text:p>Mortadela Bambina Ceratti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5</text:p>
          </table:table-cell>
          <table:table-cell office:value-type="string">
            <text:p>Mortadela Bambina Ceratti 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6</text:p>
          </table:table-cell>
          <table:table-cell office:value-type="string">
            <text:p>Mortadela Tubular Rezende 5Kg</text:p>
          </table:table-cell>
          <table:table-cell office:value-type="string">
            <text:p>Procedência: Brasil – PR</text:p>
          </table:table-cell>
          <table:table-cell office:value-type="string">
            <text:p>Peso Bruto: 5,100 kg (aproximados)</text:p>
          </table:table-cell>
          <table:table-cell office:value-type="string">
            <text:p>Peso líquido: 5 kg (aproximados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7</text:p>
          </table:table-cell>
          <table:table-cell office:value-type="string">
            <text:p>Mortadela Defumada Aurora</text:p>
          </table:table-cell>
          <table:table-cell office:value-type="string">
            <text:p>Procedência: Brasil&lt;br/&gt;</text:p>
            <text:p>Peso Bruto: 5,1 Kg aproximados&lt;br/&gt;</text:p>
            <text:p>Peso líquido: 5,1 Kg aproximados&lt;br/&gt;</text:p>
            <text:p>Embalagem: Plástica a vácuo com uma sobrecapa em rede&lt;br/&gt;</text:p>
            <text:p>Quantidade: 2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8</text:p>
          </table:table-cell>
          <table:table-cell office:value-type="string">
            <text:p>Mortadela Defumada Bologna Marba 5Kg</text:p>
          </table:table-cell>
          <table:table-cell office:value-type="string">
            <text:p>Procedência: Brasil – São Bernado do Campo – SP</text:p>
          </table:table-cell>
          <table:table-cell office:value-type="string">
            <text:p>Peso Bruto: 4,16 Kg (Aproximados)</text:p>
          </table:table-cell>
          <table:table-cell office:value-type="string">
            <text:p>Peso liquido: 4,12 Kg (Aproximados)</text:p>
          </table:table-cell>
          <table:table-cell office:value-type="string">
            <text:p>Embalagem: Plástica a vácuo com uma sobre-capa em rede</text:p>
          </table:table-cell>
          <table:table-cell office:value-type="string">
            <text:p>Quantidade: Caixa C/ 2 Unid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69</text:p>
          </table:table-cell>
          <table:table-cell office:value-type="string">
            <text:p>Mortadela Marbinha 500 gr</text:p>
          </table:table-cell>
          <table:table-cell office:value-type="string">
            <text:p>Procedência:Brasil – São Bernado do Campo – SP</text:p>
          </table:table-cell>
          <table:table-cell office:value-type="string">
            <text:p>Peso Bruto: 500 g (aproximados)</text:p>
          </table:table-cell>
          <table:table-cell office:value-type="string">
            <text:p>Peso liquido: 500 g (aproximados)</text:p>
          </table:table-cell>
          <table:table-cell office:value-type="string">
            <text:p>Embalagem:plastica a vacuo com uma sobre-capa em rede</text:p>
          </table:table-cell>
          <table:table-cell office:value-type="string">
            <text:p>Quantidade: Caixa C/ 20 Unid</text:p>
          </table:table-cell>
          <table:table-cell office:value-type="string">
            <text:p>Formato de venda: Pç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0</text:p>
          </table:table-cell>
          <table:table-cell office:value-type="string">
            <text:p>Mortadela Aurorella 5Kg</text:p>
          </table:table-cell>
          <table:table-cell office:value-type="string">
            <text:p>Procedência: Brasil – Chapecó – SP</text:p>
          </table:table-cell>
          <table:table-cell office:value-type="string">
            <text:p>Peso Bruto: 5,02 Kg (Aproximadamente)</text:p>
          </table:table-cell>
          <table:table-cell office:value-type="string">
            <text:p>Peso Liquido: 5 Kg (Aproximadamente)</text:p>
          </table:table-cell>
          <table:table-cell office:value-type="string">
            <text:p>Embalagem: Grampo</text:p>
          </table:table-cell>
          <table:table-cell office:value-type="string">
            <text:p>Quantidade: Caixa C/ 2 Pç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1</text:p>
          </table:table-cell>
          <table:table-cell office:value-type="string">
            <text:p>Mortadela Ouro Perdigão 4Kg</text:p>
          </table:table-cell>
          <table:table-cell office:value-type="string">
            <text:p>rocedência: Brasil – MG</text:p>
          </table:table-cell>
          <table:table-cell office:value-type="string">
            <text:p>Peso líquido: 4 Kg (aproximado)</text:p>
          </table:table-cell>
          <table:table-cell office:value-type="string">
            <text:p>Embalagem: Vácuo</text:p>
          </table:table-cell>
          <table:table-cell office:value-type="string">
            <text:p>Quantidade: Caixa C/ 2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2</text:p>
          </table:table-cell>
          <table:table-cell office:value-type="string">
            <text:p>Mortadela Tradicional Ceratti</text:p>
          </table:table-cell>
          <table:table-cell office:value-type="string">
            <text:p> Procedencia: SP</text:p>
          </table:table-cell>
          <table:table-cell office:value-type="string">
            <text:p>Peso Bruto: 7,09 Kg</text:p>
          </table:table-cell>
          <table:table-cell office:value-type="string">
            <text:p>Peso liquido: 6,82</text:p>
          </table:table-cell>
          <table:table-cell office:value-type="string">
            <text:p>Embalagem: A Vácuo</text:p>
          </table:table-cell>
          <table:table-cell office:value-type="string">
            <text:p>Quantidade 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3</text:p>
          </table:table-cell>
          <table:table-cell office:value-type="string">
            <text:p>Mortadela Tubular Marba 5Kg</text:p>
          </table:table-cell>
          <table:table-cell office:value-type="string">
            <text:p>Procedência: Brasil – São Bernado do Campo – SP</text:p>
          </table:table-cell>
          <table:table-cell office:value-type="string">
            <text:p>Peso Bruto: 5,04 kg (Aproximados)</text:p>
          </table:table-cell>
          <table:table-cell office:value-type="string">
            <text:p>Peso líquido: 5 kg (Aproximados)</text:p>
          </table:table-cell>
          <table:table-cell office:value-type="string">
            <text:p>Embalagem: Plástica a vácuo </text:p>
          </table:table-cell>
          <table:table-cell office:value-type="string">
            <text:p>Quantidade: Caixa C / 4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4</text:p>
          </table:table-cell>
          <table:table-cell office:value-type="string">
            <text:p>Lombo Suíno Aurora 1,5kg</text:p>
          </table:table-cell>
          <table:table-cell office:value-type="string">
            <text:p> Procedencia: Brasil – SP</text:p>
          </table:table-cell>
          <table:table-cell office:value-type="string">
            <text:p>Peso Bruto: 12 Kg ( Caixa )</text:p>
          </table:table-cell>
          <table:table-cell office:value-type="string">
            <text:p>Peso Liquido: 0,821 Kg ( Peça)</text:p>
          </table:table-cell>
          <table:table-cell office:value-type="string">
            <text:p>Quantidade: Caixa C/ 8 Unid</text:p>
          </table:table-cell>
          <table:table-cell office:value-type="string">
            <text:p>Formato de venda: 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5</text:p>
          </table:table-cell>
          <table:table-cell office:value-type="string">
            <text:p>Lombo Aurora Tipo Canadense  700gr</text:p>
          </table:table-cell>
          <table:table-cell office:value-type="string">
            <text:p>Procedência: Brasil- Chapeco- SC</text:p>
          </table:table-cell>
          <table:table-cell office:value-type="string">
            <text:p>Peso Bruto:0,560gr (aproximadamente)</text:p>
          </table:table-cell>
          <table:table-cell office:value-type="string">
            <text:p>Peso Líquido: 0,551gr (aproximadamente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8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6</text:p>
          </table:table-cell>
          <table:table-cell office:value-type="string">
            <text:p>Lombo Jumirim Tipo Canadense</text:p>
          </table:table-cell>
          <table:table-cell office:value-type="string">
            <text:p>Procedencia: Brasil – Jumirim – SP</text:p>
          </table:table-cell>
          <table:table-cell office:value-type="string">
            <text:p>Peso Bruto: 1 kg </text:p>
          </table:table-cell>
          <table:table-cell office:value-type="string">
            <text:p>Embalagem: vacuo</text:p>
          </table:table-cell>
          <table:table-cell office:value-type="string">
            <text:p>Quantidade: Caixa C/ 12 Pç</text:p>
          </table:table-cell>
          <table:table-cell office:value-type="string">
            <text:p>Formato de venda: Kg </text:p>
          </table:table-cell>
          <table:table-cell office:value-type="string">
            <text:p>Caracteristicas: Carne Suina, Sal, Conservant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7</text:p>
          </table:table-cell>
          <table:table-cell office:value-type="string">
            <text:p>Lombo Ceratti Tipo Canadense 1Kg</text:p>
          </table:table-cell>
          <table:table-cell office:value-type="string">
            <text:p>Procedência: Brasil</text:p>
          </table:table-cell>
          <table:table-cell office:value-type="string">
            <text:p>Peso Bruto: 1 Kg </text:p>
          </table:table-cell>
          <table:table-cell office:value-type="string">
            <text:p>Peso Líquido: 1 Kg</text:p>
          </table:table-cell>
          <table:table-cell office:value-type="string">
            <text:p>Embalagem Primária: Embalagem plástica selada</text:p>
          </table:table-cell>
          <table:table-cell office:value-type="string">
            <text:p>Embalagem Secundária: Caixa com 6 peç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8</text:p>
          </table:table-cell>
          <table:table-cell office:value-type="string">
            <text:p>Lombo Privilla Tipo Canadense  700gr</text:p>
          </table:table-cell>
          <table:table-cell office:value-type="string">
            <text:p>Procedência: Brasil – SP</text:p>
          </table:table-cell>
          <table:table-cell office:value-type="string">
            <text:p>Peso Bruto: 5 Kg</text:p>
          </table:table-cell>
          <table:table-cell office:value-type="string">
            <text:p>Peso Li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79</text:p>
          </table:table-cell>
          <table:table-cell office:value-type="string">
            <text:p>Lombo Nobre Tipo Canadense 1Kg</text:p>
          </table:table-cell>
          <table:table-cell office:value-type="string">
            <text:p>Procedência: Brasil – RS</text:p>
          </table:table-cell>
          <table:table-cell office:value-type="string">
            <text:p>Peso Líquido: 1 kg</text:p>
          </table:table-cell>
          <table:table-cell office:value-type="string">
            <text:p>Embalagem: A vácuo</text:p>
          </table:table-cell>
          <table:table-cell office:value-type="string">
            <text:p>Quantidade: Caixa C/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0</text:p>
          </table:table-cell>
          <table:table-cell office:value-type="string">
            <text:p>Linguiça Toscana Aurora 5Kg(R)</text:p>
          </table:table-cell>
          <table:table-cell office:value-type="string">
            <text:p>Procedência: Brasil – São Gabriel do Oeste – MG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1</text:p>
          </table:table-cell>
          <table:table-cell office:value-type="string">
            <text:p>Linguiça Toscana Nobre 1Kg(R)</text:p>
          </table:table-cell>
          <table:table-cell office:value-type="string">
            <text:p>Procedência: Brasil – Erechim – RS</text:p>
          </table:table-cell>
          <table:table-cell office:value-type="string">
            <text:p>Peso líquido: 1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2</text:p>
          </table:table-cell>
          <table:table-cell office:value-type="string">
            <text:p>Linguiça Toscana Nobre 5Kg(R)</text:p>
          </table:table-cell>
          <table:table-cell office:value-type="string">
            <text:p>Procedência: Brasil – Chapecó – SC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3</text:p>
          </table:table-cell>
          <table:table-cell office:value-type="string">
            <text:p>Linguiça de Frango Pérola 2,5Kg(GP2)</text:p>
          </table:table-cell>
          <table:table-cell office:value-type="string">
            <text:p>Procedência: Brasil – Bernadino Campo – SP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 de 2,5 Kg</text:p>
          </table:table-cell>
          <table:table-cell office:value-type="string">
            <text:p>Formato de venda:Pc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4</text:p>
          </table:table-cell>
          <table:table-cell office:value-type="string">
            <text:p>Linguiça Suina Apimentada Pérola 2,5Kg(GP2)</text:p>
          </table:table-cell>
          <table:table-cell office:value-type="string">
            <text:p>Procedência: Brasil</text:p>
          </table:table-cell>
          <table:table-cell office:value-type="string">
            <text:p>Peso Bruto: 2,500Kg</text:p>
          </table:table-cell>
          <table:table-cell office:value-type="string">
            <text:p>Peso Liquido: 2,500Kg</text:p>
          </table:table-cell>
          <table:table-cell office:value-type="string">
            <text:p> Embalagem: Plastica a vácuo</text:p>
          </table:table-cell>
          <table:table-cell office:value-type="string">
            <text:p>Quantidade: Caixa C/ 4 Pct de 2,5 Kg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5</text:p>
          </table:table-cell>
          <table:table-cell office:value-type="string">
            <text:p>Linguiça Suina Pérola 2,5Kg(GP2)</text:p>
          </table:table-cell>
          <table:table-cell office:value-type="string">
            <text:p>Procedência: Brasil – Bernadino – SP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 de 2,5 Kg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6</text:p>
          </table:table-cell>
          <table:table-cell office:value-type="string">
            <text:p>Linguiça Bovina Reta Jumirim 6Kg</text:p>
          </table:table-cell>
          <table:table-cell office:value-type="string">
            <text:p> Procedência: Brasil – Jumirim – SP</text:p>
          </table:table-cell>
          <table:table-cell office:value-type="string">
            <text:p>Peso líquido: 6 kg</text:p>
          </table:table-cell>
          <table:table-cell office:value-type="string">
            <text:p>Peso drenado: 6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3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7</text:p>
          </table:table-cell>
          <table:table-cell office:value-type="string">
            <text:p>Linguiça Bovina Reta Jumirim 6Kg</text:p>
          </table:table-cell>
          <table:table-cell office:value-type="string">
            <text:p>			Procedência: Brasil&lt;br/&gt;</text:p>
            <text:p>			Peso líquido: 6 kg&lt;br/&gt;</text:p>
            <text:p>			Peso drenado: 6 kg&lt;br/&gt;</text:p>
            <text:p>			Embalagem: Pacote de plástico&lt;br/&gt;</text:p>
            <text:p>			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8</text:p>
          </table:table-cell>
          <table:table-cell office:value-type="string">
            <text:p>Linguiça Toscana Sadia 5Kg(GP2)</text:p>
          </table:table-cell>
          <table:table-cell office:value-type="string">
            <text:p>Procedência: Brasil</text:p>
          </table:table-cell>
          <table:table-cell office:value-type="string">
            <text:p>Peso Bruto: 5,04 Kg</text:p>
          </table:table-cell>
          <table:table-cell office:value-type="string">
            <text:p>Peso Líquido: 5,2 Kg</text:p>
          </table:table-cell>
          <table:table-cell office:value-type="string">
            <text:p>Embalagem: Vácuo</text:p>
          </table:table-cell>
          <table:table-cell office:value-type="string">
            <text:p>Quantidade: 3 pacotes 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89</text:p>
          </table:table-cell>
          <table:table-cell office:value-type="string">
            <text:p>Linguiça Toscana Nobre 1Kg(GP2)</text:p>
          </table:table-cell>
          <table:table-cell office:value-type="string">
            <text:p>Procedência: Brasil – Erechim – RS</text:p>
          </table:table-cell>
          <table:table-cell office:value-type="string">
            <text:p>Peso líquido: 1 kg</text:p>
          </table:table-cell>
          <table:table-cell office:value-type="string">
            <text:p>Embalagem: Pacote de plástico</text:p>
          </table:table-cell>
          <table:table-cell office:value-type="string">
            <text:p>Quantidade: Caixa C/ 10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0</text:p>
          </table:table-cell>
          <table:table-cell office:value-type="string">
            <text:p>Calabresa Fresca Aurora 5Kg (GP2)</text:p>
          </table:table-cell>
          <table:table-cell office:value-type="string">
            <text:p>Procedência: Brasil</text:p>
          </table:table-cell>
          <table:table-cell office:value-type="string">
            <text:p>Peso liquido: 5 kg</text:p>
          </table:table-cell>
          <table:table-cell office:value-type="string">
            <text:p>Peso drenado: 5kg</text:p>
          </table:table-cell>
          <table:table-cell office:value-type="string">
            <text:p>Embalagem: pacote plastico</text:p>
          </table:table-cell>
          <table:table-cell office:value-type="string">
            <text:p>Quantidade: 5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1</text:p>
          </table:table-cell>
          <table:table-cell office:value-type="string">
            <text:p>Linguiça Toscana Nobre 1Kg(GP2)</text:p>
          </table:table-cell>
          <table:table-cell office:value-type="string">
            <text:p>Procedência: Brasil</text:p>
          </table:table-cell>
          <table:table-cell office:value-type="string">
            <text:p>			Peso líquido: 1 kg</text:p>
          </table:table-cell>
          <table:table-cell office:value-type="string">
            <text:p>			Peso drenado: 1 kg</text:p>
          </table:table-cell>
          <table:table-cell office:value-type="string">
            <text:p>			Embalagem: Pacote de plástico</text:p>
          </table:table-cell>
          <table:table-cell office:value-type="string">
            <text:p>			Quantidade: 10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2</text:p>
          </table:table-cell>
          <table:table-cell office:value-type="string">
            <text:p>Linguiça Toscana Aurora 5Kg(GP2)</text:p>
          </table:table-cell>
          <table:table-cell office:value-type="string">
            <text:p>Procedência: Brasil – São Gabriel do Oeste – MG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3</text:p>
          </table:table-cell>
          <table:table-cell office:value-type="string">
            <text:p>Linguiça Toscana Nobre 5Kg(GP2)</text:p>
          </table:table-cell>
          <table:table-cell office:value-type="string">
            <text:p>Procedência: Brasil – Chapecó – SC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4</text:p>
          </table:table-cell>
          <table:table-cell office:value-type="string">
            <text:p>Calabresa Reta Nobre 2,5Kg(R)</text:p>
          </table:table-cell>
          <table:table-cell office:value-type="string">
            <text:p>Procedência: Brasil – Erechim – RS</text:p>
          </table:table-cell>
          <table:table-cell office:value-type="string">
            <text:p>Peso Líquido: 2,5 Kg</text:p>
          </table:table-cell>
          <table:table-cell office:value-type="string">
            <text:p>Embalagem Primária: Plástica a vácuo </text:p>
          </table:table-cell>
          <table:table-cell office:value-type="string">
            <text:p>Quantidade: Caixa C/ 5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5</text:p>
          </table:table-cell>
          <table:table-cell office:value-type="string">
            <text:p>Calabresa Curva Ceratti 2,5Kg</text:p>
          </table:table-cell>
          <table:table-cell office:value-type="string">
            <text:p> Procedência: Brasil&lt;br/&gt;</text:p>
            <text:p>Peso bruto: 2,5 kg</text:p>
          </table:table-cell>
          <table:table-cell office:value-type="string">
            <text:p>Peso líquido: 2,5Kg</text:p>
          </table:table-cell>
          <table:table-cell office:value-type="string">
            <text:p>Embalagem: Plástica a vácuo </text:p>
          </table:table-cell>
          <table:table-cell office:value-type="string">
            <text:p>Quantidade: 06 pct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6</text:p>
          </table:table-cell>
          <table:table-cell office:value-type="string">
            <text:p>Calabresa Reta Nobre 2,5Kg (GP2)</text:p>
          </table:table-cell>
          <table:table-cell office:value-type="string">
            <text:p>Procedência: Brasil – Erechim – RS</text:p>
          </table:table-cell>
          <table:table-cell office:value-type="string">
            <text:p>Peso Líquido: 2,5 Kg</text:p>
          </table:table-cell>
          <table:table-cell office:value-type="string">
            <text:p>Embalagem Primária: Plástica a vácuo </text:p>
          </table:table-cell>
          <table:table-cell office:value-type="string">
            <text:p>Quantidade: Caixa C/ 5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7</text:p>
          </table:table-cell>
          <table:table-cell office:value-type="string">
            <text:p>Calabresa Reta Seara 2,5Kg (R)</text:p>
          </table:table-cell>
          <table:table-cell office:value-type="string">
            <text:p>Procedência:Brasil – Duque de caxias – RJ</text:p>
          </table:table-cell>
          <table:table-cell office:value-type="string">
            <text:p>Peso Liquido:2,5 Kg</text:p>
          </table:table-cell>
          <table:table-cell office:value-type="string">
            <text:p>Embalagem: Plastica a vácuo </text:p>
          </table:table-cell>
          <table:table-cell office:value-type="string">
            <text:p>Quantidade 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8</text:p>
          </table:table-cell>
          <table:table-cell office:value-type="string">
            <text:p>Calabresa  Nobre 2,5Kg(R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99</text:p>
          </table:table-cell>
          <table:table-cell office:value-type="string">
            <text:p>Calabresa  Nobre 2,5Kg(R)</text:p>
          </table:table-cell>
          <table:table-cell office:value-type="string">
            <text:p>Procedência: Brasil – Chapecó – SC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0</text:p>
          </table:table-cell>
          <table:table-cell office:value-type="string">
            <text:p>Calabresa Curada Pura Prieto 5Kg(R)</text:p>
          </table:table-cell>
          <table:table-cell office:value-type="string">
            <text:p>Procedência: Brasil- Cajamar- SP</text:p>
          </table:table-cell>
          <table:table-cell office:value-type="string">
            <text:p>Peso Bruto: 5,036 kg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ct</text:p>
          </table:table-cell>
          <table:table-cell office:value-type="string">
            <text:p>Características: Carne suína defumada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</table:table-row>
        <table:table-row>
          <table:table-cell office:value-type="string">
            <text:p>1201</text:p>
          </table:table-cell>
          <table:table-cell office:value-type="string">
            <text:p>Calabresa Reta Prieto 3Kg(R)</text:p>
          </table:table-cell>
          <table:table-cell office:value-type="string">
            <text:p>Procedência: Brasil – Cajamar – SP</text:p>
          </table:table-cell>
          <table:table-cell office:value-type="string">
            <text:p>Peso Bruto: 3,10 Kg</text:p>
          </table:table-cell>
          <table:table-cell office:value-type="string">
            <text:p>Peso Líquido: 3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2</text:p>
          </table:table-cell>
          <table:table-cell office:value-type="string">
            <text:p>Calabresa Prata Prieto 5Kg(R)</text:p>
          </table:table-cell>
          <table:table-cell office:value-type="string">
            <text:p>Procedência: Brasil- Cajamar- SP</text:p>
          </table:table-cell>
          <table:table-cell office:value-type="string">
            <text:p>Peso Bruto: 5,036Kg</text:p>
          </table:table-cell>
          <table:table-cell office:value-type="string">
            <text:p>Peso Líquido: 5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acotes</text:p>
          </table:table-cell>
          <table:table-cell office:value-type="string">
            <text:p>Formato de venda: Pacote</text:p>
          </table:table-cell>
          <table:table-cell office:value-type="string">
            <text:p>Características: Cozida e defumada</text:p>
          </table:table-cell>
          <table:table-cell office:value-type="string">
            <text:p/>
          </table:table-cell>
        </table:table-row>
        <table:table-row>
          <table:table-cell office:value-type="string">
            <text:p>1203</text:p>
          </table:table-cell>
          <table:table-cell office:value-type="string">
            <text:p>Calabresa Reta Jumirim 3Kg</text:p>
          </table:table-cell>
          <table:table-cell office:value-type="string">
            <text:p>Procedência: Brasil – Jumirim – SP</text:p>
          </table:table-cell>
          <table:table-cell office:value-type="string">
            <text:p>Peso Bruto: 3 Kg</text:p>
          </table:table-cell>
          <table:table-cell office:value-type="string">
            <text:p>Peso Liquido:3 Kg</text:p>
          </table:table-cell>
          <table:table-cell office:value-type="string">
            <text:p>Embalagem: Plastica a vácuo</text:p>
          </table:table-cell>
          <table:table-cell office:value-type="string">
            <text:p>Quantidade: Caixa 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4</text:p>
          </table:table-cell>
          <table:table-cell office:value-type="string">
            <text:p>Paio Prieto 2,5Kg</text:p>
          </table:table-cell>
          <table:table-cell office:value-type="string">
            <text:p>Procedência: Brasil – SP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 Caixa C/ 4 Pç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5</text:p>
          </table:table-cell>
          <table:table-cell office:value-type="string">
            <text:p>Calabresa Curva Sadia 2,5Kg(R)</text:p>
          </table:table-cell>
          <table:table-cell office:value-type="string">
            <text:p>Procedência: Brasil – Uberlandia -M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6</text:p>
          </table:table-cell>
          <table:table-cell office:value-type="string">
            <text:p>Calabresa Aurora 5Kg(R)</text:p>
          </table:table-cell>
          <table:table-cell office:value-type="string">
            <text:p>Procedência: Brasil – Chapeco – SC</text:p>
          </table:table-cell>
          <table:table-cell office:value-type="string">
            <text:p>Peso Bruto: 5,05kg</text:p>
          </table:table-cell>
          <table:table-cell office:value-type="string">
            <text:p>Peso Líquido: 5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5 pacotes </text:p>
          </table:table-cell>
          <table:table-cell office:value-type="string">
            <text:p>Formato de venda: Pacote </text:p>
          </table:table-cell>
          <table:table-cell office:value-type="string">
            <text:p>Características: Cozida e defumada</text:p>
          </table:table-cell>
          <table:table-cell office:value-type="string">
            <text:p/>
          </table:table-cell>
        </table:table-row>
        <table:table-row>
          <table:table-cell office:value-type="string">
            <text:p>1207</text:p>
          </table:table-cell>
          <table:table-cell office:value-type="string">
            <text:p>Calabresa curva Perdigão 4,5Kg(R)</text:p>
          </table:table-cell>
          <table:table-cell office:value-type="string">
            <text:p>Procedência: Brasil – Uberlandia – MG</text:p>
          </table:table-cell>
          <table:table-cell office:value-type="string">
            <text:p>Peso Líquido: 4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> Características: cozida e defuma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8</text:p>
          </table:table-cell>
          <table:table-cell office:value-type="string">
            <text:p>Calabresa Reta Sadia 2,5Kg(R)</text:p>
          </table:table-cell>
          <table:table-cell office:value-type="string">
            <text:p>Procedência: Brasil</text:p>
          </table:table-cell>
          <table:table-cell office:value-type="string">
            <text:p>Peso Drenado: 2.5 kg</text:p>
          </table:table-cell>
          <table:table-cell office:value-type="string">
            <text:p>Peso liquido: 2.5 kg</text:p>
          </table:table-cell>
          <table:table-cell office:value-type="string">
            <text:p>Embalagem: a vácuo</text:p>
          </table:table-cell>
          <table:table-cell office:value-type="string">
            <text:p>Quantidade : 3 pct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09</text:p>
          </table:table-cell>
          <table:table-cell office:value-type="string">
            <text:p>Calabresa Reta Sadia 2,5Kg(R)</text:p>
          </table:table-cell>
          <table:table-cell office:value-type="string">
            <text:p>Procedência: Brasil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3 pacotes por caixa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0</text:p>
          </table:table-cell>
          <table:table-cell office:value-type="string">
            <text:p>Calabresa Reta Prieto 3Kg (GP2)</text:p>
          </table:table-cell>
          <table:table-cell office:value-type="string">
            <text:p>Procedência: Brasil – Cajamar – SP</text:p>
          </table:table-cell>
          <table:table-cell office:value-type="string">
            <text:p>Peso Bruto: 3,10 Kg</text:p>
          </table:table-cell>
          <table:table-cell office:value-type="string">
            <text:p>Peso Líquido: 3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Unid&lt;br/&gt;</text:p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1</text:p>
          </table:table-cell>
          <table:table-cell office:value-type="string">
            <text:p>Calabresa Reta Sadia 2,5Kg (GP3)</text:p>
          </table:table-cell>
          <table:table-cell office:value-type="string">
            <text:p>Procedência: Brasil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3 pacot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2</text:p>
          </table:table-cell>
          <table:table-cell office:value-type="string">
            <text:p>Calabresa Reta Sadia 2,5Kg (GP2)</text:p>
          </table:table-cell>
          <table:table-cell office:value-type="string">
            <text:p>Procedência: Brasil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3 pacotes por caixa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3</text:p>
          </table:table-cell>
          <table:table-cell office:value-type="string">
            <text:p>Calabresa Reta Aurora 3Kg</text:p>
          </table:table-cell>
          <table:table-cell office:value-type="string">
            <text:p>Procedência: Brasil – Chapecó – SC</text:p>
          </table:table-cell>
          <table:table-cell office:value-type="string">
            <text:p>Peso Bruto: 3,080 Kg (aproximado)</text:p>
          </table:table-cell>
          <table:table-cell office:value-type="string">
            <text:p>Peso Líquido: 3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>Obs: Calabresa cozida e defumada</text:p>
          </table:table-cell>
          <table:table-cell office:value-type="string">
            <text:p/>
          </table:table-cell>
        </table:table-row>
        <table:table-row>
          <table:table-cell office:value-type="string">
            <text:p>1214</text:p>
          </table:table-cell>
          <table:table-cell office:value-type="string">
            <text:p>Calabresa Reta Seara 2,5Kg(GP2)</text:p>
          </table:table-cell>
          <table:table-cell office:value-type="string">
            <text:p>Procedência:Brasil – Duque de caxias – RJ</text:p>
          </table:table-cell>
          <table:table-cell office:value-type="string">
            <text:p>Peso Liquido:2,5 Kg</text:p>
          </table:table-cell>
          <table:table-cell office:value-type="string">
            <text:p>Embalagem: Plastica a vácuo </text:p>
          </table:table-cell>
          <table:table-cell office:value-type="string">
            <text:p>Quantidade 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5</text:p>
          </table:table-cell>
          <table:table-cell office:value-type="string">
            <text:p>Calabresa Curva Sadia 2,5Kg(GP2)</text:p>
          </table:table-cell>
          <table:table-cell office:value-type="string">
            <text:p>Procedência: Brasil – Uberlandia -M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6</text:p>
          </table:table-cell>
          <table:table-cell office:value-type="string">
            <text:p>Calabresa  Nobre 2,5Kg (GP2)</text:p>
          </table:table-cell>
          <table:table-cell office:value-type="string">
            <text:p>Procedência: Brasil – Chapecó – SC</text:p>
          </table:table-cell>
          <table:table-cell office:value-type="string">
            <text:p>Peso Bruto: 2,5 Kg</text:p>
          </table:table-cell>
          <table:table-cell office:value-type="string">
            <text:p>Peso Líquido: 2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7</text:p>
          </table:table-cell>
          <table:table-cell office:value-type="string">
            <text:p>Calabresa Reta Rezende 3Kg (GP2)</text:p>
          </table:table-cell>
          <table:table-cell office:value-type="string">
            <text:p>Procedência: Brasil – RS</text:p>
          </table:table-cell>
          <table:table-cell office:value-type="string">
            <text:p>Peso Liquido: 3 Kg</text:p>
          </table:table-cell>
          <table:table-cell office:value-type="string">
            <text:p>Embalagem: Plastica a vacu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8</text:p>
          </table:table-cell>
          <table:table-cell office:value-type="string">
            <text:p>Calabresa  Nobre 2,5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19</text:p>
          </table:table-cell>
          <table:table-cell office:value-type="string">
            <text:p>Calabresa Frimesa 3Kg (GP2)</text:p>
          </table:table-cell>
          <table:table-cell office:value-type="string">
            <text:p>Procedência: Brasil – Medianeira – PR</text:p>
          </table:table-cell>
          <table:table-cell office:value-type="string">
            <text:p>Peso bruto: 3 Kg</text:p>
          </table:table-cell>
          <table:table-cell office:value-type="string">
            <text:p>Peso líquido: 3 Kg</text:p>
          </table:table-cell>
          <table:table-cell office:value-type="string">
            <text:p>Embalagem: plástica a vácuo</text:p>
          </table:table-cell>
          <table:table-cell office:value-type="string">
            <text:p>Quantidade: 2 pacotes por caixa</text:p>
          </table:table-cell>
          <table:table-cell office:value-type="string">
            <text:p>Formato de venda: Pct</text:p>
          </table:table-cell>
          <table:table-cell office:value-type="string">
            <text:p>Obs: Produto cozido e defumado</text:p>
          </table:table-cell>
          <table:table-cell office:value-type="string">
            <text:p/>
          </table:table-cell>
        </table:table-row>
        <table:table-row>
          <table:table-cell office:value-type="string">
            <text:p>1220</text:p>
          </table:table-cell>
          <table:table-cell office:value-type="string">
            <text:p>Calabresa Prata Prieto 5Kg (GP2)</text:p>
          </table:table-cell>
          <table:table-cell office:value-type="string">
            <text:p>Procedência: Brasil- Cajamar- SP</text:p>
          </table:table-cell>
          <table:table-cell office:value-type="string">
            <text:p>Peso Bruto: 5,036Kg</text:p>
          </table:table-cell>
          <table:table-cell office:value-type="string">
            <text:p>Peso Líquido: 5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acotes</text:p>
          </table:table-cell>
          <table:table-cell office:value-type="string">
            <text:p>Formato de venda: Pacote</text:p>
          </table:table-cell>
          <table:table-cell office:value-type="string">
            <text:p>Características: Cozida e defumada</text:p>
          </table:table-cell>
          <table:table-cell office:value-type="string">
            <text:p/>
          </table:table-cell>
        </table:table-row>
        <table:table-row>
          <table:table-cell office:value-type="string">
            <text:p>1221</text:p>
          </table:table-cell>
          <table:table-cell office:value-type="string">
            <text:p>Calabresa Curada Pura Prieto 5Kg (GP2)</text:p>
          </table:table-cell>
          <table:table-cell office:value-type="string">
            <text:p>Procedência: Brasil- Cajamar- SP</text:p>
          </table:table-cell>
          <table:table-cell office:value-type="string">
            <text:p>Peso Bruto: 5,036 kg</text:p>
          </table:table-cell>
          <table:table-cell office:value-type="string">
            <text:p>Peso Líquido: 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ct</text:p>
          </table:table-cell>
          <table:table-cell office:value-type="string">
            <text:p>Características: Carne suína defumada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22</text:p>
          </table:table-cell>
          <table:table-cell office:value-type="string">
            <text:p>Calabresa Aurora 5Kg (GP2)</text:p>
          </table:table-cell>
          <table:table-cell office:value-type="string">
            <text:p>Procedência: Brasil – Chapeco – SC</text:p>
          </table:table-cell>
          <table:table-cell office:value-type="string">
            <text:p>Peso Bruto: 5,05kg</text:p>
          </table:table-cell>
          <table:table-cell office:value-type="string">
            <text:p>Peso Líquido: 5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5 pacotes </text:p>
          </table:table-cell>
          <table:table-cell office:value-type="string">
            <text:p>Formato de venda: Pacote </text:p>
          </table:table-cell>
          <table:table-cell office:value-type="string">
            <text:p>Características: Cozida e defumada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23</text:p>
          </table:table-cell>
          <table:table-cell office:value-type="string">
            <text:p>Calabresa Curva Perdigão 4,5Kg (GP2)</text:p>
          </table:table-cell>
          <table:table-cell office:value-type="string">
            <text:p>Procedência: Brasil – Uberlandia – MG</text:p>
          </table:table-cell>
          <table:table-cell office:value-type="string">
            <text:p>Peso Líquido: 4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4 Pct</text:p>
          </table:table-cell>
          <table:table-cell office:value-type="string">
            <text:p>Formato de venda: Pct </text:p>
          </table:table-cell>
          <table:table-cell office:value-type="string">
            <text:p>características: cozida e defuma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4</text:p>
          </table:table-cell>
          <table:table-cell office:value-type="string">
            <text:p>Pernil Suino Cong. C/osso Pamplona 14Kg</text:p>
          </table:table-cell>
          <table:table-cell office:value-type="string">
            <text:p>Procedência: Brasil</text:p>
          </table:table-cell>
          <table:table-cell office:value-type="string">
            <text:p>Peso Bruto: 9,70 Kg </text:p>
          </table:table-cell>
          <table:table-cell office:value-type="string">
            <text:p>Peso Líquido: 9 Kg</text:p>
          </table:table-cell>
          <table:table-cell office:value-type="string">
            <text:p>Embalagem Primária: Pacote </text:p>
          </table:table-cell>
          <table:table-cell office:value-type="string">
            <text:p>Embalagem Secundária: Caixa com 2 peç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5</text:p>
          </table:table-cell>
          <table:table-cell office:value-type="string">
            <text:p>Pernil Suino Cong. S/osso Pamplona  10Kg(GP7)</text:p>
          </table:table-cell>
          <table:table-cell office:value-type="string">
            <text:p>Procedência: Brasil – SC</text:p>
          </table:table-cell>
          <table:table-cell office:value-type="string">
            <text:p>Peso Bruto: 19,600 Kg </text:p>
          </table:table-cell>
          <table:table-cell office:value-type="string">
            <text:p>Peso Líquido: 19 Kg</text:p>
          </table:table-cell>
          <table:table-cell office:value-type="string">
            <text:p>Embalagem: Pacote </text:p>
          </table:table-cell>
          <table:table-cell office:value-type="string">
            <text:p>Quantidade: Caixa C/ 2 pç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6</text:p>
          </table:table-cell>
          <table:table-cell office:value-type="string">
            <text:p>Bisteca Suina Frimesa C/Osso Cong Cx 5Kg(GP2)</text:p>
          </table:table-cell>
          <table:table-cell office:value-type="string">
            <text:p>Procedência: Brasil – Medianeira – PR</text:p>
          </table:table-cell>
          <table:table-cell office:value-type="string">
            <text:p>Peso líquido: 5 kg</text:p>
          </table:table-cell>
          <table:table-cell office:value-type="string">
            <text:p> Peso drenado: 5 kg</text:p>
          </table:table-cell>
          <table:table-cell office:value-type="string">
            <text:p>Embalagem: Caixa (1 item)&lt;br/&gt;</text:p>
            <text:p>Formato de venda: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7</text:p>
          </table:table-cell>
          <table:table-cell office:value-type="string">
            <text:p>Costela C/ Osso Suino Temp.Frimesa cx10kg Temp. S  uave(GP7)</text:p>
          </table:table-cell>
          <table:table-cell office:value-type="string">
            <text:p>Procedência: Brasil – Parana – BR</text:p>
          </table:table-cell>
          <table:table-cell office:value-type="string">
            <text:p>Peso líquido: 9,5kg</text:p>
          </table:table-cell>
          <table:table-cell office:value-type="string">
            <text:p>Embalagem: Caixa de Papelão </text:p>
          </table:table-cell>
          <table:table-cell office:value-type="string">
            <text:p>Quantidade: Caixa C/ 8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8</text:p>
          </table:table-cell>
          <table:table-cell office:value-type="string">
            <text:p>Sobrepaleta Suina Cong Frimesa 20Kg(GP7)</text:p>
          </table:table-cell>
          <table:table-cell office:value-type="string">
            <text:p>Procedência: Brasil</text:p>
          </table:table-cell>
          <table:table-cell office:value-type="string">
            <text:p>Peso líquido: 20kg</text:p>
          </table:table-cell>
          <table:table-cell office:value-type="string">
            <text:p>Peso drenado: 20kg</text:p>
          </table:table-cell>
          <table:table-cell office:value-type="string">
            <text:p>Embalagem: Caixa Saco Plástico Selado</text:p>
          </table:table-cell>
          <table:table-cell office:value-type="string">
            <text:p>Aproximadamente 16 Pçs por Caixa</text:p>
          </table:table-cell>
          <table:table-cell office:value-type="string">
            <text:p>Produto Congel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29</text:p>
          </table:table-cell>
          <table:table-cell office:value-type="string">
            <text:p>Bisteca Suina Pamplona 10Kg(GP7)</text:p>
          </table:table-cell>
          <table:table-cell office:value-type="string">
            <text:p> Procedencia: Brasil – SC</text:p>
          </table:table-cell>
          <table:table-cell office:value-type="string">
            <text:p>Peso Bruto: 10,20 Kg</text:p>
          </table:table-cell>
          <table:table-cell office:value-type="string">
            <text:p>Peso Liquido: 10 Kg</text:p>
          </table:table-cell>
          <table:table-cell office:value-type="string">
            <text:p>Embalagem: Caixa c/ 1 item</text:p>
          </table:table-cell>
          <table:table-cell office:value-type="string">
            <text:p>Quantidade: Avulso</text:p>
          </table:table-cell>
          <table:table-cell office:value-type="string">
            <text:p>Formato de venda: Cx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0</text:p>
          </table:table-cell>
          <table:table-cell office:value-type="string">
            <text:p>Sobrepaleta Pamplona CX 10Kg</text:p>
          </table:table-cell>
          <table:table-cell office:value-type="string">
            <text:p>Procedência: Brasil&lt;br/&gt;</text:p>
            <text:p>Peso Bruto aproximado por Pç: 1,4 kg&lt;br/&gt;</text:p>
            <text:p>Peso Líquido: 1,4 kg&lt;br/&gt;</text:p>
            <text:p>Embalagem: plástica a vácu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1</text:p>
          </table:table-cell>
          <table:table-cell office:value-type="string">
            <text:p>Banha Animal Frimesa 1Kg(R)</text:p>
          </table:table-cell>
          <table:table-cell office:value-type="string">
            <text:p>Procedência: Brasil – Medianeira – PR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8 pacote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2</text:p>
          </table:table-cell>
          <table:table-cell office:value-type="string">
            <text:p>Banha Animal Frimesa 1Kg (GP2)</text:p>
          </table:table-cell>
          <table:table-cell office:value-type="string">
            <text:p>Procedência: Brasil – Medianeira – PR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Plástica</text:p>
          </table:table-cell>
          <table:table-cell office:value-type="string">
            <text:p>Quantidade: Caixa c/ 18 pacotes</text:p>
          </table:table-cell>
          <table:table-cell office:value-type="string">
            <text:p>Formato de venda: Pct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3</text:p>
          </table:table-cell>
          <table:table-cell office:value-type="string">
            <text:p>Banha Animal Aurora 1Kg</text:p>
          </table:table-cell>
          <table:table-cell office:value-type="string">
            <text:p>Procedência: Brasil- São Miguel do Oeste- SC</text:p>
          </table:table-cell>
          <table:table-cell office:value-type="string">
            <text:p>Peso Bruto: 1kg</text:p>
          </table:table-cell>
          <table:table-cell office:value-type="string">
            <text:p>Peso Líquido: 1kg</text:p>
          </table:table-cell>
          <table:table-cell office:value-type="string">
            <text:p>Embalagem: Plástica sem vácuo</text:p>
          </table:table-cell>
          <table:table-cell office:value-type="string">
            <text:p>Quantidade: Caixa c/ 24 pacotes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4</text:p>
          </table:table-cell>
          <table:table-cell office:value-type="string">
            <text:p>Bacon Médio Sadia Cx 10 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5</text:p>
          </table:table-cell>
          <table:table-cell office:value-type="string">
            <text:p>Bacon médio CAIXA 12 kg Rezen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6</text:p>
          </table:table-cell>
          <table:table-cell office:value-type="string">
            <text:p>Bacon Médio Aurora Cx 11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7</text:p>
          </table:table-cell>
          <table:table-cell office:value-type="string">
            <text:p>Bacon Médio Sulita Cx 15Kg (GP2)</text:p>
          </table:table-cell>
          <table:table-cell office:value-type="string">
            <text:p>Procedência: Brasil – Videira – SC</text:p>
          </table:table-cell>
          <table:table-cell office:value-type="string">
            <text:p> Peso Bruto: 15,99 Kg </text:p>
          </table:table-cell>
          <table:table-cell office:value-type="string">
            <text:p> Peso Líquido: 15 Kg</text:p>
          </table:table-cell>
          <table:table-cell office:value-type="string">
            <text:p>Embalagem Primária: Embalagem a vácuo</text:p>
          </table:table-cell>
          <table:table-cell office:value-type="string">
            <text:p>Quantidade: Caixa C/ 12 Pct (aproximado)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8</text:p>
          </table:table-cell>
          <table:table-cell office:value-type="string">
            <text:p>Bacon Médio Nobre Cx 11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39</text:p>
          </table:table-cell>
          <table:table-cell office:value-type="string">
            <text:p>Bacon Médio Nobre 4,5Kg</text:p>
          </table:table-cell>
          <table:table-cell office:value-type="string">
            <text:p>Procedência: Brasil – RS</text:p>
          </table:table-cell>
          <table:table-cell office:value-type="string">
            <text:p>Peso Bruto: 4,5 kg (aproximado)</text:p>
          </table:table-cell>
          <table:table-cell office:value-type="string">
            <text:p>Peso Líquido: 3,600 kg (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3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0</text:p>
          </table:table-cell>
          <table:table-cell office:value-type="string">
            <text:p>Bacon Médio Sadia 5Kg</text:p>
          </table:table-cell>
          <table:table-cell office:value-type="string">
            <text:p>Procedência: Brasil – Concordia – SC</text:p>
          </table:table-cell>
          <table:table-cell office:value-type="string">
            <text:p>Peso Bruto: 5 Kg</text:p>
          </table:table-cell>
          <table:table-cell office:value-type="string">
            <text:p>Peso Líquido: 4,95 Kg</text:p>
          </table:table-cell>
          <table:table-cell office:value-type="string">
            <text:p>Embalagem: vácuo</text:p>
          </table:table-cell>
          <table:table-cell office:value-type="string">
            <text:p>Quantidade:Caixa C/ 3 Pç</text:p>
          </table:table-cell>
          <table:table-cell office:value-type="string">
            <text:p>Formato de venda: Kg </text:p>
          </table:table-cell>
          <table:table-cell office:value-type="string">
            <text:p>Obs: peças com variação de 3kg a 5kg</text:p>
          </table:table-cell>
          <table:table-cell office:value-type="string">
            <text:p/>
          </table:table-cell>
        </table:table-row>
        <table:table-row>
          <table:table-cell office:value-type="string">
            <text:p>1241</text:p>
          </table:table-cell>
          <table:table-cell office:value-type="string">
            <text:p>Bacon Médio Aurora 4,5Kg</text:p>
          </table:table-cell>
          <table:table-cell office:value-type="string">
            <text:p>Procedência: Brasil</text:p>
          </table:table-cell>
          <table:table-cell office:value-type="string">
            <text:p>Peso Bruto: 10 kg (Caixa aproximado)</text:p>
          </table:table-cell>
          <table:table-cell office:value-type="string">
            <text:p>Peso Líquido: 4,5 kg (Pct aproximado)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ct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2</text:p>
          </table:table-cell>
          <table:table-cell office:value-type="string">
            <text:p>Bacon Médio Rezende Manta 4,5Kg</text:p>
          </table:table-cell>
          <table:table-cell office:value-type="string">
            <text:p>Procedência: Brasil</text:p>
          </table:table-cell>
          <table:table-cell office:value-type="string">
            <text:p>Peso bruto: 4 kg</text:p>
          </table:table-cell>
          <table:table-cell office:value-type="string">
            <text:p>Peso líquido: 4 kg</text:p>
          </table:table-cell>
          <table:table-cell office:value-type="string">
            <text:p>Embalagem: Plástica a vácuo</text:p>
          </table:table-cell>
          <table:table-cell office:value-type="string">
            <text:p>Quantidade: Cada caixa contém 20 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3</text:p>
          </table:table-cell>
          <table:table-cell office:value-type="string">
            <text:p>Bacon Fatiado Unaí 2Kg</text:p>
          </table:table-cell>
          <table:table-cell office:value-type="string">
            <text:p>Procedência: Brasil – SP</text:p>
          </table:table-cell>
          <table:table-cell office:value-type="string">
            <text:p>Peso Líquido: 2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4</text:p>
          </table:table-cell>
          <table:table-cell office:value-type="string">
            <text:p>Bacon Fatiado Frimesa 1Kg(GP2)</text:p>
          </table:table-cell>
          <table:table-cell office:value-type="string">
            <text:p>Procedência: Brasil – Medianeira – PR</text:p>
          </table:table-cell>
          <table:table-cell office:value-type="string">
            <text:p>Peso Bruto: 1 Kg</text:p>
          </table:table-cell>
          <table:table-cell office:value-type="string">
            <text:p>Peso Líquido: 1 Kg</text:p>
          </table:table-cell>
          <table:table-cell office:value-type="string">
            <text:p>Embalagem: Plástica a vácuo</text:p>
          </table:table-cell>
          <table:table-cell office:value-type="string">
            <text:p>Quantidade: 7 pacotes por caixa&lt;br/&gt;</text:p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5</text:p>
          </table:table-cell>
          <table:table-cell office:value-type="string">
            <text:p>Bacon Especial Aurora Cx 11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6</text:p>
          </table:table-cell>
          <table:table-cell office:value-type="string">
            <text:p>Bacon Especial Aurora 4,5Kg</text:p>
          </table:table-cell>
          <table:table-cell office:value-type="string">
            <text:p>Procedência: Brasil</text:p>
          </table:table-cell>
          <table:table-cell office:value-type="string">
            <text:p>Peso Bruto: 5 kg</text:p>
          </table:table-cell>
          <table:table-cell office:value-type="string">
            <text:p>Peso Líquido:  4,5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eças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7</text:p>
          </table:table-cell>
          <table:table-cell office:value-type="string">
            <text:p>Bacon Cubo de Pernil Conquista 1,5Kg</text:p>
          </table:table-cell>
          <table:table-cell office:value-type="string">
            <text:p> Procedência: Brasil -SP</text:p>
          </table:table-cell>
          <table:table-cell office:value-type="string">
            <text:p>Peso líquido: 1,5 kg</text:p>
          </table:table-cell>
          <table:table-cell office:value-type="string">
            <text:p>Embalagem: embalada a vacuo</text:p>
          </table:table-cell>
          <table:table-cell office:value-type="string">
            <text:p>Quantidade: Caixa C/ 10 Pct</text:p>
          </table:table-cell>
          <table:table-cell office:value-type="string"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8</text:p>
          </table:table-cell>
          <table:table-cell office:value-type="string">
            <text:p>Bacon Fatiado de Pernil Conquista 1,5Kg</text:p>
          </table:table-cell>
          <table:table-cell office:value-type="string">
            <text:p>  Procedência: Brasil -SP</text:p>
          </table:table-cell>
          <table:table-cell office:value-type="string">
            <text:p>Peso líquido: 1,5 Kg</text:p>
          </table:table-cell>
          <table:table-cell office:value-type="string">
            <text:p>Embalagem: embalada a vacuo</text:p>
          </table:table-cell>
          <table:table-cell office:value-type="string">
            <text:p> Quantidade: Caixa C/ 10 Pct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49</text:p>
          </table:table-cell>
          <table:table-cell office:value-type="string">
            <text:p>Bacon Cubo Unaí 2Kg</text:p>
          </table:table-cell>
          <table:table-cell office:value-type="string">
            <text:p>Procedência: Brasil – São José do Rio Pardo – SP</text:p>
          </table:table-cell>
          <table:table-cell office:value-type="string">
            <text:p>Peso líquido: 2 kg</text:p>
          </table:table-cell>
          <table:table-cell office:value-type="string">
            <text:p>Embalagem: Caixa de papelão</text:p>
          </table:table-cell>
          <table:table-cell office:value-type="string">
            <text:p>Quantidade: Caixa C/ 5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0</text:p>
          </table:table-cell>
          <table:table-cell office:value-type="string">
            <text:p>Bacon Cubo Jumirim 2Kg</text:p>
          </table:table-cell>
          <table:table-cell office:value-type="string">
            <text:p>Procedência: Brasil – Jumirim – SP</text:p>
          </table:table-cell>
          <table:table-cell office:value-type="string">
            <text:p>Peso líquido: 2 kg</text:p>
          </table:table-cell>
          <table:table-cell office:value-type="string">
            <text:p>Peso drenado: 2 kg</text:p>
          </table:table-cell>
          <table:table-cell office:value-type="string">
            <text:p>Embalagem: Caixa de papelão</text:p>
          </table:table-cell>
          <table:table-cell office:value-type="string">
            <text:p>Quantidade: Caixa C/ 6 Pct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1</text:p>
          </table:table-cell>
          <table:table-cell office:value-type="string">
            <text:p>Barriga C/Pele Cong Frimesa cx 15kg (GP7)</text:p>
          </table:table-cell>
          <table:table-cell office:value-type="string">
            <text:p> Procedência: Brasil – PR</text:p>
          </table:table-cell>
          <table:table-cell office:value-type="string">
            <text:p>Peso líquido: 15kg</text:p>
          </table:table-cell>
          <table:table-cell office:value-type="string">
            <text:p> Peso drenado: 15kg</text:p>
          </table:table-cell>
          <table:table-cell office:value-type="string">
            <text:p>Embalagem: Caixa Palelão Saco Plástico Selado</text:p>
          </table:table-cell>
          <table:table-cell office:value-type="string">
            <text:p> Quantidade: Caixa C/ 3 Unid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2</text:p>
          </table:table-cell>
          <table:table-cell office:value-type="string">
            <text:p>Bacon Cubo Aurora 1Kg</text:p>
          </table:table-cell>
          <table:table-cell office:value-type="string">
            <text:p>Procedência: Brasil – Chapeco – SC</text:p>
          </table:table-cell>
          <table:table-cell office:value-type="string">
            <text:p>Peso Bruto: 1,02kg</text:p>
          </table:table-cell>
          <table:table-cell office:value-type="string">
            <text:p>Peso Líquido: 1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10 pacotes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3</text:p>
          </table:table-cell>
          <table:table-cell office:value-type="string">
            <text:p>Bacon Cubo Perdigão 2Kg</text:p>
          </table:table-cell>
          <table:table-cell office:value-type="string">
            <text:p>Procedência: Brasil- Videira- SC</text:p>
          </table:table-cell>
          <table:table-cell office:value-type="string">
            <text:p>Peso Bruto: 2,02kg</text:p>
          </table:table-cell>
          <table:table-cell office:value-type="string">
            <text:p>Peso Líquido: 2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2 pacotes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4</text:p>
          </table:table-cell>
          <table:table-cell office:value-type="string">
            <text:p>Apresuntado Nobre 3,7Kg(R)</text:p>
          </table:table-cell>
          <table:table-cell office:value-type="string">
            <text:p>Procedência: Brasil – Erechim – RS</text:p>
          </table:table-cell>
          <table:table-cell office:value-type="string">
            <text:p>Peso Bruto: 3,7 Kg (aproximado)</text:p>
          </table:table-cell>
          <table:table-cell office:value-type="string">
            <text:p>Peso Líquido: 3,7 Kg (aproximado)</text:p>
          </table:table-cell>
          <table:table-cell office:value-type="string">
            <text:p>Embalagem: Plástica com fechamento em grampo</text:p>
          </table:table-cell>
          <table:table-cell office:value-type="string">
            <text:p>Quantidade: Caixa C/ 2 Pç</text:p>
          </table:table-cell>
          <table:table-cell office:value-type="string">
            <text:p>Formato de venda: Peça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5</text:p>
          </table:table-cell>
          <table:table-cell office:value-type="string">
            <text:p>Apresuntado Nobreza 3,675Kg(R)</text:p>
          </table:table-cell>
          <table:table-cell office:value-type="string">
            <text:p>Procedência: Brasil – Chapecó – SC</text:p>
          </table:table-cell>
          <table:table-cell office:value-type="string">
            <text:p>Peso Bruto: 3,75 Kg (aproximados)</text:p>
          </table:table-cell>
          <table:table-cell office:value-type="string">
            <text:p>Peso Líquido: 1,837 Kg (aproximados)</text:p>
          </table:table-cell>
          <table:table-cell office:value-type="string">
            <text:p>Embalagem: Plástica com fechamento em grampo</text:p>
          </table:table-cell>
          <table:table-cell office:value-type="string">
            <text:p>Quantidade: Caixa C/ 2 Pç</text:p>
          </table:table-cell>
          <table:table-cell office:value-type="string">
            <text:p>Formato de venda: Peç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6</text:p>
          </table:table-cell>
          <table:table-cell office:value-type="string">
            <text:p>Apresuntado Peperi Aurora Un 3,7Kg(R)</text:p>
          </table:table-cell>
          <table:table-cell office:value-type="string">
            <text:p>Procedência: Brasil – Chapeco – SC</text:p>
          </table:table-cell>
          <table:table-cell office:value-type="string">
            <text:p> Peso Bruto: 3,7 kg (aproximado)</text:p>
          </table:table-cell>
          <table:table-cell office:value-type="string">
            <text:p> Peso Líquido: 3,7 kg (aproximado)</text:p>
          </table:table-cell>
          <table:table-cell office:value-type="string">
            <text:p> Embalagem: Plástico</text:p>
          </table:table-cell>
          <table:table-cell office:value-type="string">
            <text:p> Quantidade: Caixa  c/2 peças</text:p>
          </table:table-cell>
          <table:table-cell office:value-type="string">
            <text:p>Formato de venda: Peç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7</text:p>
          </table:table-cell>
          <table:table-cell office:value-type="string">
            <text:p>Apresuntado Branco Aurora Un 3,7Kg(R)</text:p>
          </table:table-cell>
          <table:table-cell office:value-type="string">
            <text:p>Procedência: Brasil – São Gabriel do Oeste – MS</text:p>
          </table:table-cell>
          <table:table-cell office:value-type="string">
            <text:p>Peso Bruto: 3,7 kg (Aproximado)</text:p>
          </table:table-cell>
          <table:table-cell office:value-type="string">
            <text:p>Peso Líquido: 3,683 kg (Aproximado)</text:p>
          </table:table-cell>
          <table:table-cell office:value-type="string">
            <text:p>Embalagem: Plástico</text:p>
          </table:table-cell>
          <table:table-cell office:value-type="string">
            <text:p>Quantidade: Caixa c/ 2 peças (cada caixa contém 7,400kg)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8</text:p>
          </table:table-cell>
          <table:table-cell office:value-type="string">
            <text:p>Rosbeef Ceratti (Bigbeef) 3Kg</text:p>
          </table:table-cell>
          <table:table-cell office:value-type="string">
            <text:p>Procedência: Brasil – SP</text:p>
          </table:table-cell>
          <table:table-cell office:value-type="string">
            <text:p>Peso bruto: 3 kg (aproximado)</text:p>
          </table:table-cell>
          <table:table-cell office:value-type="string">
            <text:p>Peso líquido: 2,92 Kg ( aproximado)</text:p>
          </table:table-cell>
          <table:table-cell office:value-type="string">
            <text:p>Embalagem: Plástica a vácuo </text:p>
          </table:table-cell>
          <table:table-cell office:value-type="string">
            <text:p>Quantidade: Avulso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59</text:p>
          </table:table-cell>
          <table:table-cell office:value-type="string">
            <text:p>Apresuntado Nobre 3,7Kg(GP2)</text:p>
          </table:table-cell>
          <table:table-cell office:value-type="string">
            <text:p>Procedência: Brasil – Erechim – RS</text:p>
          </table:table-cell>
          <table:table-cell office:value-type="string">
            <text:p>Peso Bruto: 3,7 Kg (aproximado)</text:p>
          </table:table-cell>
          <table:table-cell office:value-type="string">
            <text:p>Peso Líquido: 3,7 Kg (aproximado)</text:p>
          </table:table-cell>
          <table:table-cell office:value-type="string">
            <text:p>Embalagem: Plástica com fechamento em grampo</text:p>
          </table:table-cell>
          <table:table-cell office:value-type="string">
            <text:p>Quantidade: Caixa C/ 2 Pç</text:p>
          </table:table-cell>
          <table:table-cell office:value-type="string">
            <text:p>Formato de venda: Peça 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0</text:p>
          </table:table-cell>
          <table:table-cell office:value-type="string">
            <text:p>Apresuntado Nobreza 3,675 kg (GP2)</text:p>
          </table:table-cell>
          <table:table-cell office:value-type="string">
            <text:p>Procedência: Brasil – Chapecó – SC</text:p>
          </table:table-cell>
          <table:table-cell office:value-type="string">
            <text:p>Peso Bruto: 3,75 Kg (aproximados)</text:p>
          </table:table-cell>
          <table:table-cell office:value-type="string">
            <text:p>Peso Líquido: 1,837 Kg (aproximados)</text:p>
          </table:table-cell>
          <table:table-cell office:value-type="string">
            <text:p>Embalagem: Plástica com fechamento em grampo</text:p>
          </table:table-cell>
          <table:table-cell office:value-type="string">
            <text:p>Quantidade: Caixa C/ 2 Pç</text:p>
          </table:table-cell>
          <table:table-cell office:value-type="string">
            <text:p>Formato de venda: Peç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1</text:p>
          </table:table-cell>
          <table:table-cell office:value-type="string">
            <text:p>Apresuntado Prieto Ouro Pç 3,65Kg (GP2)</text:p>
          </table:table-cell>
          <table:table-cell office:value-type="string">
            <text:p>Procedência: Brasil- Cajamar – SP</text:p>
          </table:table-cell>
          <table:table-cell office:value-type="string">
            <text:p>Peso Bruto: 3,74 kg (aproximado)</text:p>
          </table:table-cell>
          <table:table-cell office:value-type="string">
            <text:p>Peso Líquido: 3,74kg (aproximado)</text:p>
          </table:table-cell>
          <table:table-cell office:value-type="string">
            <text:p>Embalagem: Plástica com fechamento em grampo</text:p>
          </table:table-cell>
          <table:table-cell office:value-type="string">
            <text:p>Quantidade:  Caixa c/ 2 peças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2</text:p>
          </table:table-cell>
          <table:table-cell office:value-type="string">
            <text:p>Apresuntado Peperi Aurora Un 3,7Kg(GP2)</text:p>
          </table:table-cell>
          <table:table-cell office:value-type="string">
            <text:p>Procedência: Brasil – Chapeco – SC</text:p>
          </table:table-cell>
          <table:table-cell office:value-type="string">
            <text:p> Peso Bruto: 3,7 kg (aproximado)</text:p>
          </table:table-cell>
          <table:table-cell office:value-type="string">
            <text:p> Peso Líquido: 3,7 kg (aproximado)</text:p>
          </table:table-cell>
          <table:table-cell office:value-type="string">
            <text:p> Embalagem: Plástico</text:p>
          </table:table-cell>
          <table:table-cell office:value-type="string">
            <text:p> Quantidade: Caixa  c/2 peças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3</text:p>
          </table:table-cell>
          <table:table-cell office:value-type="string">
            <text:p>Apresuntado Prieto Ouro Pç 3,65Kg (GP2)</text:p>
          </table:table-cell>
          <table:table-cell office:value-type="string">
            <text:p>Procedência: Brasil</text:p>
          </table:table-cell>
          <table:table-cell office:value-type="string">
            <text:p>			Peso Bruto: 3,6 kg aproximados</text:p>
          </table:table-cell>
          <table:table-cell office:value-type="string">
            <text:p>			Peso Líquido: 3,6 kg aproximados</text:p>
          </table:table-cell>
          <table:table-cell office:value-type="string">
            <text:p>			Embalagem: Plástica com fechamento em grampo</text:p>
          </table:table-cell>
          <table:table-cell office:value-type="string">
            <text:p>			Quantidade: 2 peças por ca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4</text:p>
          </table:table-cell>
          <table:table-cell office:value-type="string">
            <text:p>Apresuntado Branco Aurora Un 3,7Kg (GP2)</text:p>
          </table:table-cell>
          <table:table-cell office:value-type="string">
            <text:p>Procedência: Brasil – São Gabriel do Oeste – MS</text:p>
          </table:table-cell>
          <table:table-cell office:value-type="string">
            <text:p>Peso Bruto: 3,7 kg (Aproximado)</text:p>
          </table:table-cell>
          <table:table-cell office:value-type="string">
            <text:p>Peso Líquido: 3,683 kg (Aproximado)</text:p>
          </table:table-cell>
          <table:table-cell office:value-type="string">
            <text:p>Embalagem: Plástico</text:p>
          </table:table-cell>
          <table:table-cell office:value-type="string">
            <text:p>Quantidade: Caixa c/ 2 peças (cada caixa contém 7,400kg)</text:p>
          </table:table-cell>
          <table:table-cell office:value-type="string">
            <text:p>Formato de venda: Peç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5</text:p>
          </table:table-cell>
          <table:table-cell office:value-type="string">
            <text:p>Hamburguer Bovino Friboi 36x56gr (GP2)</text:p>
          </table:table-cell>
          <table:table-cell office:value-type="string">
            <text:p>Procedência: Brasil – Lius</text:p>
          </table:table-cell>
          <table:table-cell office:value-type="string">
            <text:p>Peso Bruto: 2,216 Kg </text:p>
          </table:table-cell>
          <table:table-cell office:value-type="string">
            <text:p>Peso Líquido: 2,016 Kg</text:p>
          </table:table-cell>
          <table:table-cell office:value-type="string">
            <text:p>Embalagem Primária: Embalagem plástica a vácuo</text:p>
          </table:table-cell>
          <table:table-cell office:value-type="string">
            <text:p>Embalagem Secundária: Caixa C/ 36 Unid de 56g</text:p>
          </table:table-cell>
          <table:table-cell office:value-type="string">
            <text:p>Características: Carne (Bovina) 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66</text:p>
          </table:table-cell>
          <table:table-cell office:value-type="string">
            <text:p>Hamburguer Bovino Friboi 36x90gr (GP2)</text:p>
          </table:table-cell>
          <table:table-cell office:value-type="string">
            <text:p>Procedência: Brasil – Lius</text:p>
          </table:table-cell>
          <table:table-cell office:value-type="string">
            <text:p>Peso Bruto: 3,506 Kg </text:p>
          </table:table-cell>
          <table:table-cell office:value-type="string">
            <text:p>Peso Líquido: 3,240 Kg</text:p>
          </table:table-cell>
          <table:table-cell office:value-type="string">
            <text:p>Embalagem Primária: Embalagem plástica a vácuo</text:p>
          </table:table-cell>
          <table:table-cell office:value-type="string">
            <text:p>Quantidade: Caixa C/ 36 Unid de 90g</text:p>
          </table:table-cell>
          <table:table-cell office:value-type="string">
            <text:p> Formato de venda: Cx </text:p>
          </table:table-cell>
          <table:table-cell office:value-type="string">
            <text:p>Características: Carne (Bovina)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67</text:p>
          </table:table-cell>
          <table:table-cell office:value-type="string">
            <text:p>Picanha Cozida e Defumada Ceratti</text:p>
          </table:table-cell>
          <table:table-cell office:value-type="string">
            <text:p>Procedência: Brasil</text:p>
          </table:table-cell>
          <table:table-cell office:value-type="string">
            <text:p>Peso bruto: 1 kg aproximado</text:p>
          </table:table-cell>
          <table:table-cell office:value-type="string">
            <text:p>Peso líquido: 1 kg aproximado</text:p>
          </table:table-cell>
          <table:table-cell office:value-type="string">
            <text:p>Embalagem: Plástica a vácuo congelad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68</text:p>
          </table:table-cell>
          <table:table-cell office:value-type="string">
            <text:p>Hamburguer Misto Friboi 36x56g (GP2)</text:p>
          </table:table-cell>
          <table:table-cell office:value-type="string">
            <text:p>Procedência: Brasil – Lius – SP</text:p>
          </table:table-cell>
          <table:table-cell office:value-type="string">
            <text:p>Peso Bruto: 2,214 Kg ( aproximado)</text:p>
          </table:table-cell>
          <table:table-cell office:value-type="string">
            <text:p>Peso Líquido: 2,016 Kg ( aproximado)</text:p>
          </table:table-cell>
          <table:table-cell office:value-type="string">
            <text:p>Embalagem Primária: Embalagem plástica a vácuo</text:p>
          </table:table-cell>
          <table:table-cell office:value-type="string">
            <text:p>Quantidade: Caixa C/ 36 Unid de 56g</text:p>
          </table:table-cell>
          <table:table-cell office:value-type="string">
            <text:p>Formato de venda: Cx </text:p>
          </table:table-cell>
          <table:table-cell office:value-type="string">
            <text:p>Características: Misto com carnes (Bovinas e Aves)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69</text:p>
          </table:table-cell>
          <table:table-cell office:value-type="string">
            <text:p>Hamburguer Nobre 36x56gr(GP2)</text:p>
          </table:table-cell>
          <table:table-cell office:value-type="string">
            <text:p>rocedência: Brasil – Chapecó – SC</text:p>
          </table:table-cell>
          <table:table-cell office:value-type="string">
            <text:p>Peso Bruto: 2,275 Kg</text:p>
          </table:table-cell>
          <table:table-cell office:value-type="string">
            <text:p>Peso Líquido: 2,016 Kg</text:p>
          </table:table-cell>
          <table:table-cell office:value-type="string">
            <text:p>Embalagem: Plástica a vácuo</text:p>
          </table:table-cell>
          <table:table-cell office:value-type="string">
            <text:p>Quantidade: Caixa C/ 36 unidades com 56 gramas</text:p>
          </table:table-cell>
          <table:table-cell office:value-type="string">
            <text:p>Formato de venda: Cx </text:p>
          </table:table-cell>
          <table:table-cell office:value-type="string">
            <text:p>Caracteristicas: Misto com carne de frango, suina e bovina.</text:p>
          </table:table-cell>
          <table:table-cell office:value-type="string">
            <text:p/>
          </table:table-cell>
        </table:table-row>
        <table:table-row>
          <table:table-cell office:value-type="string">
            <text:p>1270</text:p>
          </table:table-cell>
          <table:table-cell office:value-type="string">
            <text:p>Hamburguer Aurora (Misto Faroeste) 36x56gr(GP2)</text:p>
          </table:table-cell>
          <table:table-cell office:value-type="string">
            <text:p>Procedência: Brasil – São Gabriel do Oeste – MG</text:p>
          </table:table-cell>
          <table:table-cell office:value-type="string">
            <text:p>Peso Bruto: 2,275 Kg</text:p>
          </table:table-cell>
          <table:table-cell office:value-type="string">
            <text:p>Peso Líquido: 2,016 Kg </text:p>
          </table:table-cell>
          <table:table-cell office:value-type="string">
            <text:p>Embalagem: envelopado Composto de Carne de Frango, Carne Bovina e Carne Suína</text:p>
          </table:table-cell>
          <table:table-cell office:value-type="string">
            <text:p>Quantidade: Caixa C/ 36 unidades com 56 gram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1</text:p>
          </table:table-cell>
          <table:table-cell office:value-type="string">
            <text:p>Hamburguer Aurora 36x90gr(GP2)</text:p>
          </table:table-cell>
          <table:table-cell office:value-type="string">
            <text:p>Procedência: Brasil -Chapecó  – SC</text:p>
          </table:table-cell>
          <table:table-cell office:value-type="string">
            <text:p>Peso bruto: 3,400 kg (por caixa)</text:p>
          </table:table-cell>
          <table:table-cell office:value-type="string">
            <text:p>Peso líquido: 3,2400 kg (por caixa)</text:p>
          </table:table-cell>
          <table:table-cell office:value-type="string">
            <text:p>Embalagem: Plástica com sobre embalagem de papel</text:p>
          </table:table-cell>
          <table:table-cell office:value-type="string">
            <text:p>Quantidade: Caixa C/ 36 unidades com 90 gramas</text:p>
          </table:table-cell>
          <table:table-cell office:value-type="string">
            <text:p>Formato de venda: Cx </text:p>
          </table:table-cell>
          <table:table-cell office:value-type="string">
            <text:p>Característica: Carne Bovina</text:p>
          </table:table-cell>
          <table:table-cell office:value-type="string">
            <text:p/>
          </table:table-cell>
        </table:table-row>
        <table:table-row>
          <table:table-cell office:value-type="string">
            <text:p>1272</text:p>
          </table:table-cell>
          <table:table-cell office:value-type="string">
            <text:p>Alcatra com Maminha Frigo Nosso Cx 25kg</text:p>
          </table:table-cell>
          <table:table-cell office:value-type="string">
            <text:p> Procedência: Brasil&lt;br/&gt;</text:p>
            <text:p>Peso bruto: 25 aprox</text:p>
          </table:table-cell>
          <table:table-cell office:value-type="string">
            <text:p>Peso líquido: 25 kg aprox</text:p>
          </table:table-cell>
          <table:table-cell office:value-type="string">
            <text:p>Embalagem: embalado em sacos plasticos, dentro de caixa de pape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3</text:p>
          </table:table-cell>
          <table:table-cell office:value-type="string">
            <text:p>Patinho Resfriado Frigo Nosso Cx 25kg</text:p>
          </table:table-cell>
          <table:table-cell office:value-type="string">
            <text:p>  Procedência: Brasil&lt;br/&gt;</text:p>
            <text:p>Peso bruto: 25 kgaprox</text:p>
          </table:table-cell>
          <table:table-cell office:value-type="string">
            <text:p>Peso líquido: 25 kg aprox</text:p>
          </table:table-cell>
          <table:table-cell office:value-type="string">
            <text:p>Embalagem: embalado em sacos plasticos, dentro de caixa de pape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4</text:p>
          </table:table-cell>
          <table:table-cell office:value-type="string">
            <text:p>Bife do Vazio Agra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5</text:p>
          </table:table-cell>
          <table:table-cell office:value-type="string">
            <text:p>Musculo Resfriado Agra Cx 25Kg</text:p>
          </table:table-cell>
          <table:table-cell office:value-type="string">
            <text:p> Procedência: Brasil&lt;br/&gt;</text:p>
            <text:p>Peso bruto: 26,59 kg aprox</text:p>
          </table:table-cell>
          <table:table-cell office:value-type="string">
            <text:p>Peso líquido : 25,54 kg aprox</text:p>
          </table:table-cell>
          <table:table-cell office:value-type="string">
            <text:p>Embalagem: pacotes em sacos plasticos, dentro de caixa de papel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6</text:p>
          </table:table-cell>
          <table:table-cell office:value-type="string">
            <text:p>Maminha Resfriado Marfrig Cx 16Kg</text:p>
          </table:table-cell>
          <table:table-cell office:value-type="string">
            <text:p>Procedência: Brasil – MT</text:p>
          </table:table-cell>
          <table:table-cell office:value-type="string">
            <text:p>Peso Bruto: 17,445 Kg (aproximado)</text:p>
          </table:table-cell>
          <table:table-cell office:value-type="string">
            <text:p>Peso Líquido:16,724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6 Kg</text:p>
          </table:table-cell>
          <table:table-cell office:value-type="string">
            <text:p>Quantidade: Caixa C/ 9 Pct (aproximado)</text:p>
          </table:table-cell>
          <table:table-cell office:value-type="string">
            <text:p>Formato de venda: Kg 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77</text:p>
          </table:table-cell>
          <table:table-cell office:value-type="string">
            <text:p>Capa de Filé  Resfriada Agra cx 21kg</text:p>
          </table:table-cell>
          <table:table-cell office:value-type="string">
            <text:p> Procedência: Mato Grosso</text:p>
          </table:table-cell>
          <table:table-cell office:value-type="string">
            <text:p>Carne Bovina S/ Osso</text:p>
          </table:table-cell>
          <table:table-cell office:value-type="string">
            <text:p>Peso bruto:22kg aprox</text:p>
          </table:table-cell>
          <table:table-cell office:value-type="string">
            <text:p>Peso líquido:19 kg aprox</text:p>
          </table:table-cell>
          <table:table-cell office:value-type="string">
            <text:p>Embalagem: Pacotes em sacos plasticos, dentro de caixa de papelão</text:p>
          </table:table-cell>
          <table:table-cell office:value-type="string">
            <text:p>Quantidade: cada caixa contem 12pacotes apro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8</text:p>
          </table:table-cell>
          <table:table-cell office:value-type="string">
            <text:p>Carne Moída Cong. Marfrig Cx 10Kg (GP2)</text:p>
          </table:table-cell>
          <table:table-cell office:value-type="string">
            <text:p>Procedência: Brasil- Santa Julia Itapeva- SP</text:p>
          </table:table-cell>
          <table:table-cell office:value-type="string">
            <text:p>Peso Líquido: 10,00 Kg (Média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</text:p>
          </table:table-cell>
          <table:table-cell office:value-type="string">
            <text:p>Quantidade: Caixa C/ 10 Pct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79</text:p>
          </table:table-cell>
          <table:table-cell office:value-type="string">
            <text:p>Paleta Resfriado Agra Cx 23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4,03 Kg </text:p>
          </table:table-cell>
          <table:table-cell office:value-type="string">
            <text:p>Peso Líquido: Média 23,03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1 Kg</text:p>
          </table:table-cell>
          <table:table-cell office:value-type="string">
            <text:p>Quantidade média por caixa: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0</text:p>
          </table:table-cell>
          <table:table-cell office:value-type="string">
            <text:p>Picanha (B) Resf.  Agra Cx 1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6,19 Kg </text:p>
          </table:table-cell>
          <table:table-cell office:value-type="string">
            <text:p>Peso Líquido: Média 15,38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3 Kg  </text:p>
          </table:table-cell>
          <table:table-cell office:value-type="string">
            <text:p>Quantidade média por caixa: 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1</text:p>
          </table:table-cell>
          <table:table-cell office:value-type="string">
            <text:p>Lagarto Resfriado Marfrig Cx 22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1,45 Kg </text:p>
          </table:table-cell>
          <table:table-cell office:value-type="string">
            <text:p>Peso Líquido: Média 20,5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0 Kg  </text:p>
          </table:table-cell>
          <table:table-cell office:value-type="string">
            <text:p>Quantidade média por caixa: 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2</text:p>
          </table:table-cell>
          <table:table-cell office:value-type="string">
            <text:p>Costela Bovina Cong. Tira Marfrig Cx 18Kg (GP2)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19,90 Kg </text:p>
          </table:table-cell>
          <table:table-cell office:value-type="string">
            <text:p>Peso Líquido: Média 18,9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8 a 20 Kg</text:p>
          </table:table-cell>
          <table:table-cell office:value-type="string">
            <text:p>Quantidade média por caixa: 10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3</text:p>
          </table:table-cell>
          <table:table-cell office:value-type="string">
            <text:p>Cordão de Filét Mignon Resf.Marfrig Cx 20Kg</text:p>
          </table:table-cell>
          <table:table-cell office:value-type="string">
            <text:p>Procedência: Brasil – MS</text:p>
          </table:table-cell>
          <table:table-cell office:value-type="string">
            <text:p>Peso Bruto: 15,875 Kg (aproximado)</text:p>
          </table:table-cell>
          <table:table-cell office:value-type="string">
            <text:p>Peso Líquido:15,115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0 Kg</text:p>
          </table:table-cell>
          <table:table-cell office:value-type="string">
            <text:p>Quantidade: Caixa C/ 12 Pct (aproximado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284</text:p>
          </table:table-cell>
          <table:table-cell office:value-type="string">
            <text:p>Miolo de Alcatra Resfriado Frigo Nosso  Cx 2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5Kg </text:p>
          </table:table-cell>
          <table:table-cell office:value-type="string">
            <text:p>Peso Líquido: Média 24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Kg</text:p>
          </table:table-cell>
          <table:table-cell office:value-type="string">
            <text:p>Quantidade média por caixa: 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5</text:p>
          </table:table-cell>
          <table:table-cell office:value-type="string">
            <text:p>Paleta Resfriado Marfrig Cx 15Kg</text:p>
          </table:table-cell>
          <table:table-cell office:value-type="string">
            <text:p>Procedência: Brasil – MT</text:p>
          </table:table-cell>
          <table:table-cell office:value-type="string">
            <text:p>Peso Bruto: 24,55 Kg </text:p>
          </table:table-cell>
          <table:table-cell office:value-type="string">
            <text:p>Peso Líquido: 23,678 Kg</text:p>
          </table:table-cell>
          <table:table-cell office:value-type="string">
            <text:p>Embalagem: Primária: Embalagem a vácuo / Secundária: Caixa de 15 Kg  </text:p>
          </table:table-cell>
          <table:table-cell office:value-type="string">
            <text:p>Quantidade: 1 item na caixa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6</text:p>
          </table:table-cell>
          <table:table-cell office:value-type="string">
            <text:p>Picanha (B) Resfriada Frigo Nosso Cx 1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2,970 Kg </text:p>
          </table:table-cell>
          <table:table-cell office:value-type="string">
            <text:p>Peso Líquido: Média 12,243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</text:p>
          </table:table-cell>
          <table:table-cell office:value-type="string">
            <text:p>Quantidade média por caixa: 09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7</text:p>
          </table:table-cell>
          <table:table-cell office:value-type="string">
            <text:p>Picanha (A) Resf. 0,9 a 1.2 kg Marfrig Cx 15Kg</text:p>
          </table:table-cell>
          <table:table-cell office:value-type="string">
            <text:p>Procedência: Brasil</text:p>
          </table:table-cell>
          <table:table-cell office:value-type="string">
            <text:p>Peso Bruto: 16,49 Kg </text:p>
          </table:table-cell>
          <table:table-cell office:value-type="string">
            <text:p>Peso Líquido: 15,41 Kg</text:p>
          </table:table-cell>
          <table:table-cell office:value-type="string">
            <text:p>Embalagem Primária: Embalagem a vácuo</text:p>
          </table:table-cell>
          <table:table-cell office:value-type="string">
            <text:p>Embalagem Secundária: Caixa de 15 Kg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8</text:p>
          </table:table-cell>
          <table:table-cell office:value-type="string">
            <text:p>Ponta de Peito Resf. S/ Osso Marfrig Cx 26Kg</text:p>
          </table:table-cell>
          <table:table-cell office:value-type="string">
            <text:p>Procedência: Brasil</text:p>
          </table:table-cell>
          <table:table-cell office:value-type="string">
            <text:p>Peso Bruto: 27,51 Kg </text:p>
          </table:table-cell>
          <table:table-cell office:value-type="string">
            <text:p>Peso Líquido: 26,66 Kg</text:p>
          </table:table-cell>
          <table:table-cell office:value-type="string">
            <text:p>Embalagem Primária: Embalagem a vácuo</text:p>
          </table:table-cell>
          <table:table-cell office:value-type="string">
            <text:p>Embalagem Secundária: Caixa de 26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89</text:p>
          </table:table-cell>
          <table:table-cell office:value-type="string">
            <text:p>Acem Resfriado Frigo Nosso Cx 20Kg</text:p>
          </table:table-cell>
          <table:table-cell office:value-type="string">
            <text:p>Procedência: Brasil</text:p>
          </table:table-cell>
          <table:table-cell office:value-type="string">
            <text:p>Peso Bruto: 21,815 Kg </text:p>
          </table:table-cell>
          <table:table-cell office:value-type="string">
            <text:p>Peso Líquido: 20,943 Kg</text:p>
          </table:table-cell>
          <table:table-cell office:value-type="string">
            <text:p>Embalagem Primária: Embalagem a vácuo</text:p>
          </table:table-cell>
          <table:table-cell office:value-type="string">
            <text:p>Embalagem Secundária: Caixa de 20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0</text:p>
          </table:table-cell>
          <table:table-cell office:value-type="string">
            <text:p>Contra Filét Resfriado S/noix Marfrig Cx 25Kg</text:p>
          </table:table-cell>
          <table:table-cell office:value-type="string">
            <text:p>Procedência: Brasil</text:p>
          </table:table-cell>
          <table:table-cell office:value-type="string">
            <text:p>Peso Bruto: 26,07 Kg </text:p>
          </table:table-cell>
          <table:table-cell office:value-type="string">
            <text:p>Peso Líquido: 25,19 Kg</text:p>
          </table:table-cell>
          <table:table-cell office:value-type="string">
            <text:p>Embalagem Primária: Embalagem a vácuo</text:p>
          </table:table-cell>
          <table:table-cell office:value-type="string">
            <text:p>Embalagem Secundária: Caixa de 25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1</text:p>
          </table:table-cell>
          <table:table-cell office:value-type="string">
            <text:p>Cupim B Congelado Marfrig Cx 21Kg</text:p>
          </table:table-cell>
          <table:table-cell office:value-type="string">
            <text:p>Procedência: Brasil</text:p>
          </table:table-cell>
          <table:table-cell office:value-type="string">
            <text:p>Peso Bruto: 21,52 Kg </text:p>
          </table:table-cell>
          <table:table-cell office:value-type="string">
            <text:p>Peso Líquido: 20,763 Kg</text:p>
          </table:table-cell>
          <table:table-cell office:value-type="string">
            <text:p>Embalagem Primária: Embalagem a vácuo</text:p>
          </table:table-cell>
          <table:table-cell office:value-type="string">
            <text:p>Embalagem Secundária: Caixa de 20 Kg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2</text:p>
          </table:table-cell>
          <table:table-cell office:value-type="string">
            <text:p>Filét Mignon S/C 4/5 Better Beef CX 20 Kg (GP2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3</text:p>
          </table:table-cell>
          <table:table-cell office:value-type="string">
            <text:p>Picanha (B) Resfriada 1.2 kg Astra Cx 1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15,690 Kg </text:p>
          </table:table-cell>
          <table:table-cell office:value-type="string">
            <text:p>Peso Líquido: Média 15,123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  </text:p>
          </table:table-cell>
          <table:table-cell office:value-type="string">
            <text:p>Quantidade média por caixa: 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4</text:p>
          </table:table-cell>
          <table:table-cell office:value-type="string">
            <text:p>Cupim B Congelado Plena Cx 2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6.180 Kg </text:p>
          </table:table-cell>
          <table:table-cell office:value-type="string">
            <text:p>Peso Líquido: Média 25,36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</text:p>
          </table:table-cell>
          <table:table-cell office:value-type="string">
            <text:p>Quantidade média por caixa: 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5</text:p>
          </table:table-cell>
          <table:table-cell office:value-type="string">
            <text:p>Capa de Filét Resfriado  Plena 24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5,460 Kg </text:p>
          </table:table-cell>
          <table:table-cell office:value-type="string">
            <text:p>Peso Líquido: Média 24,65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Kg  </text:p>
          </table:table-cell>
          <table:table-cell office:value-type="string">
            <text:p>Quantidade média por caixa: 12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6</text:p>
          </table:table-cell>
          <table:table-cell office:value-type="string">
            <text:p>Músculo Resfriado Friboi Cx 23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4,290 Kg </text:p>
          </table:table-cell>
          <table:table-cell office:value-type="string">
            <text:p>Peso Líquido: Média 23,34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3 Kg</text:p>
          </table:table-cell>
          <table:table-cell office:value-type="string">
            <text:p>Quantidade média por caixa: 6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7</text:p>
          </table:table-cell>
          <table:table-cell office:value-type="string">
            <text:p>Rabo Cong. Bovino Friboi Cx 19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4,350 Kg </text:p>
          </table:table-cell>
          <table:table-cell office:value-type="string">
            <text:p>Peso Líquido: Média 23,35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3 Kg</text:p>
          </table:table-cell>
          <table:table-cell office:value-type="string">
            <text:p>Quantidade média por caixa: 16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8</text:p>
          </table:table-cell>
          <table:table-cell office:value-type="string">
            <text:p>Filét Mignon Resf S/C 4/5 Agra Cx 14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4,880 Kg </text:p>
          </table:table-cell>
          <table:table-cell office:value-type="string">
            <text:p>Peso Líquido: Média 14,90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4 Kg  </text:p>
          </table:table-cell>
          <table:table-cell office:value-type="string">
            <text:p>Quantidade média por caixa: 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99</text:p>
          </table:table-cell>
          <table:table-cell office:value-type="string">
            <text:p>Picanha (A) Resf. 0,9 a 1.2 kg Agra Cx 13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4,580 Kg </text:p>
          </table:table-cell>
          <table:table-cell office:value-type="string">
            <text:p>Peso Líquido: Média 13,79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3 Kg  </text:p>
          </table:table-cell>
          <table:table-cell office:value-type="string">
            <text:p>Quantidade média por caixa: 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0</text:p>
          </table:table-cell>
          <table:table-cell office:value-type="string">
            <text:p>Coxão Duro Resfriado Agra Cx 24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5,170 Kg </text:p>
          </table:table-cell>
          <table:table-cell office:value-type="string">
            <text:p>Peso Líquido: Média 24,20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Kg  </text:p>
          </table:table-cell>
          <table:table-cell office:value-type="string">
            <text:p>Quantidade média por caixa: 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1</text:p>
          </table:table-cell>
          <table:table-cell office:value-type="string">
            <text:p>Lagarto Resfriado Friboi Cx 29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30,330 Kg </text:p>
          </table:table-cell>
          <table:table-cell office:value-type="string">
            <text:p>Peso Líquido: Média 29,323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9 Kg</text:p>
          </table:table-cell>
          <table:table-cell office:value-type="string">
            <text:p>Quantidade média por caixa: 10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2</text:p>
          </table:table-cell>
          <table:table-cell office:value-type="string">
            <text:p>Paleta Resfriado Astra Cx 2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6.020 Kg </text:p>
          </table:table-cell>
          <table:table-cell office:value-type="string">
            <text:p>Peso Líquido: Média 25.02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  </text:p>
          </table:table-cell>
          <table:table-cell office:value-type="string">
            <text:p>Quantidade média por caixa: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3</text:p>
          </table:table-cell>
          <table:table-cell office:value-type="string">
            <text:p>Costela Bovina Congelada Tira FriboiCx 27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4</text:p>
          </table:table-cell>
          <table:table-cell office:value-type="string">
            <text:p>Cordão de Filét Mignon Resf. Agra Cx 17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5</text:p>
          </table:table-cell>
          <table:table-cell office:value-type="string">
            <text:p>Rabo Cong. Bovino Agra Cx 20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1,450 Kg </text:p>
          </table:table-cell>
          <table:table-cell office:value-type="string">
            <text:p>Peso Líquido: Média 20,53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0 a 21 Kg</text:p>
          </table:table-cell>
          <table:table-cell office:value-type="string">
            <text:p>Quantidade média por caixa: 13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6</text:p>
          </table:table-cell>
          <table:table-cell office:value-type="string">
            <text:p>Filét Mignon Resf S/C 3/4 Friboi Cx 11Kg</text:p>
          </table:table-cell>
          <table:table-cell office:value-type="string">
            <text:p>Procedência: Brasil-MS</text:p>
          </table:table-cell>
          <table:table-cell office:value-type="string">
            <text:p>Peso Bruto: 19,280 Kg  (aproximado)</text:p>
          </table:table-cell>
          <table:table-cell office:value-type="string">
            <text:p>Peso Líquido: 18,202 Kg (aproximado)</text:p>
          </table:table-cell>
          <table:table-cell office:value-type="string">
            <text:p>Embalagem: Embalagem Plastica Selada</text:p>
          </table:table-cell>
          <table:table-cell office:value-type="string">
            <text:p>Embalagem: Caixa Papelão Média 12 Kg</text:p>
          </table:table-cell>
          <table:table-cell office:value-type="string">
            <text:p>Quantidade: Caixa C/ 8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307</text:p>
          </table:table-cell>
          <table:table-cell office:value-type="string">
            <text:p>Ponta de Peito Resf. S/ Osso Astra Cx 26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7,960 Kg </text:p>
          </table:table-cell>
          <table:table-cell office:value-type="string">
            <text:p>Peso Líquido: Média 26,99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6 Kg  </text:p>
          </table:table-cell>
          <table:table-cell office:value-type="string">
            <text:p>Quantidade média por caixa: 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8</text:p>
          </table:table-cell>
          <table:table-cell office:value-type="string">
            <text:p>Bife do Vazio Ind. Cong. Friboi Cx 25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6,800 Kg </text:p>
          </table:table-cell>
          <table:table-cell office:value-type="string">
            <text:p>Peso Líquido: Média 25,767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6 Kg</text:p>
          </table:table-cell>
          <table:table-cell office:value-type="string">
            <text:p>Quantidade média por caixa: 1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09</text:p>
          </table:table-cell>
          <table:table-cell office:value-type="string">
            <text:p>Contra Filét Resfriado S/noix Best Boi Cx 1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0</text:p>
          </table:table-cell>
          <table:table-cell office:value-type="string">
            <text:p>Cordão de Filét Mignon Resf. Friboi Cx 21Kg</text:p>
          </table:table-cell>
          <table:table-cell office:value-type="string">
            <text:p>Procedência: Brasil- SP</text:p>
          </table:table-cell>
          <table:table-cell office:value-type="string">
            <text:p>Peso Bruto: Média 26,680 Kg (aproximado)</text:p>
          </table:table-cell>
          <table:table-cell office:value-type="string">
            <text:p>Peso Líquido: Média 25,805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1 Kg</text:p>
          </table:table-cell>
          <table:table-cell office:value-type="string">
            <text:p>Quantidade: Caixa C/ 20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</table:table-row>
        <table:table-row>
          <table:table-cell office:value-type="string">
            <text:p>1311</text:p>
          </table:table-cell>
          <table:table-cell office:value-type="string">
            <text:p>Paleta s/ Músculo  Friboi Cx 25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4,200 Kg </text:p>
          </table:table-cell>
          <table:table-cell office:value-type="string">
            <text:p>Peso Líquido: Média 23,25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3 Kg</text:p>
          </table:table-cell>
          <table:table-cell office:value-type="string">
            <text:p>Quantidade média por caixa: 4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2</text:p>
          </table:table-cell>
          <table:table-cell office:value-type="string">
            <text:p>Alcatra C/maminha Resf. Friboi Cx 20Kg</text:p>
          </table:table-cell>
          <table:table-cell office:value-type="string">
            <text:p>Procedência: Brasil- GO</text:p>
          </table:table-cell>
          <table:table-cell office:value-type="string">
            <text:p>Peso Bruto: Média 28,425 Kg </text:p>
          </table:table-cell>
          <table:table-cell office:value-type="string">
            <text:p>Peso Líquido: Média 27,449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: Caixa Papelão Média 28Kg</text:p>
          </table:table-cell>
          <table:table-cell office:value-type="string">
            <text:p>Quantidade: Caixa C/ 4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</table:table-row>
        <table:table-row>
          <table:table-cell office:value-type="string">
            <text:p>1313</text:p>
          </table:table-cell>
          <table:table-cell office:value-type="string">
            <text:p>Fraldinha Resfriada Friboi Cx 28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9,100 Kg </text:p>
          </table:table-cell>
          <table:table-cell office:value-type="string">
            <text:p>Peso Líquido: Média 28,025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8 Kg</text:p>
          </table:table-cell>
          <table:table-cell office:value-type="string">
            <text:p>Quantidade média por caixa: 20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4</text:p>
          </table:table-cell>
          <table:table-cell office:value-type="string">
            <text:p>Patinho Resfriado Friboi Cx 19Kg</text:p>
          </table:table-cell>
          <table:table-cell office:value-type="string">
            <text:p>Procedência: Brasil-RO</text:p>
          </table:table-cell>
          <table:table-cell office:value-type="string">
            <text:p>Peso Bruto: 25,365 Kg (Média)</text:p>
          </table:table-cell>
          <table:table-cell office:value-type="string">
            <text:p>Peso Líquido: 24,409 Kg (Média)</text:p>
          </table:table-cell>
          <table:table-cell office:value-type="string">
            <text:p>Embalagem Primária: Embalagem Plastica Selada</text:p>
          </table:table-cell>
          <table:table-cell office:value-type="string">
            <text:p>Quantidade: Caixa C/ 6 PÇ (Média)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5</text:p>
          </table:table-cell>
          <table:table-cell office:value-type="string">
            <text:p>Contra Filét Resfriado S/noix  Friboi Cx 25Kg</text:p>
          </table:table-cell>
          <table:table-cell office:value-type="string">
            <text:p>Procedência: Brasil- GO</text:p>
          </table:table-cell>
          <table:table-cell office:value-type="string">
            <text:p>Peso Bruto: Média 24,850 Kg (aproximado)</text:p>
          </table:table-cell>
          <table:table-cell office:value-type="string">
            <text:p>Peso Líquido: Média 23,690 Kg (aproximado)&lt;br/&gt;</text:p>
            <text:p>Embalagem Primária: Embalagem Plastica Selada</text:p>
          </table:table-cell>
          <table:table-cell office:value-type="string">
            <text:p>Embalagem : Caixa Papelão Média 25 Kg</text:p>
          </table:table-cell>
          <table:table-cell office:value-type="string">
            <text:p>Quantidade: Caixa C/ 5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6</text:p>
          </table:table-cell>
          <table:table-cell office:value-type="string">
            <text:p>Maminha Resfriada Astra Cx 1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16,490 Kg </text:p>
          </table:table-cell>
          <table:table-cell office:value-type="string">
            <text:p>Peso Líquido: Média 15,932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  </text:p>
          </table:table-cell>
          <table:table-cell office:value-type="string">
            <text:p>Quantidade média por caixa: 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7</text:p>
          </table:table-cell>
          <table:table-cell office:value-type="string">
            <text:p>Rabo Cong. Bovino Astra Cx 21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2,800 Kg </text:p>
          </table:table-cell>
          <table:table-cell office:value-type="string">
            <text:p>Peso Líquido: Média 21,89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1 Kg  </text:p>
          </table:table-cell>
          <table:table-cell office:value-type="string">
            <text:p>Quantidade média por caixa: 1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8</text:p>
          </table:table-cell>
          <table:table-cell office:value-type="string">
            <text:p>Filét Mignon Resf S/C 4/5 Friboi Cx 11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12,900 Kg </text:p>
          </table:table-cell>
          <table:table-cell office:value-type="string">
            <text:p>Peso Líquido: Média 11,879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1 Kg</text:p>
          </table:table-cell>
          <table:table-cell office:value-type="string">
            <text:p>Quantidade média por caixa: 6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19</text:p>
          </table:table-cell>
          <table:table-cell office:value-type="string">
            <text:p>Músculo Resfriado Astra Cx 29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30,430 Kg </text:p>
          </table:table-cell>
          <table:table-cell office:value-type="string">
            <text:p>Peso Líquido: Média 29,48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9 Kg  </text:p>
          </table:table-cell>
          <table:table-cell office:value-type="string">
            <text:p>Quantidade média por caixa: 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0</text:p>
          </table:table-cell>
          <table:table-cell office:value-type="string">
            <text:p>Rabo Cong. Bovino Better Beef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1</text:p>
          </table:table-cell>
          <table:table-cell office:value-type="string">
            <text:p>Noix Resf. Astra Cx 18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18,810 Kg </text:p>
          </table:table-cell>
          <table:table-cell office:value-type="string">
            <text:p>Peso Líquido: Média 18,21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8 Kg  </text:p>
          </table:table-cell>
          <table:table-cell office:value-type="string">
            <text:p>Quantidade média por caixa: 1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2</text:p>
          </table:table-cell>
          <table:table-cell office:value-type="string">
            <text:p>Miolo de Alcatra Resfriado Plena Cx 27Kg</text:p>
          </table:table-cell>
          <table:table-cell office:value-type="string">
            <text:p>Procedência: Brasil-MG</text:p>
          </table:table-cell>
          <table:table-cell office:value-type="string">
            <text:p>Peso Bruto: Média 28,40 Kg </text:p>
          </table:table-cell>
          <table:table-cell office:value-type="string">
            <text:p>Peso Líquido: Média 27,51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8 Kg  </text:p>
          </table:table-cell>
          <table:table-cell office:value-type="string">
            <text:p>Quantidade média por caixa: 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3</text:p>
          </table:table-cell>
          <table:table-cell office:value-type="string">
            <text:p>Contra Filét Resfriado C/noix Plena Cx 23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3,230 Kg </text:p>
          </table:table-cell>
          <table:table-cell office:value-type="string">
            <text:p>Peso Líquido: Média 22,425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  </text:p>
          </table:table-cell>
          <table:table-cell office:value-type="string">
            <text:p>Quantidade média por caixa: 5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4</text:p>
          </table:table-cell>
          <table:table-cell office:value-type="string">
            <text:p>Filét Mignon Resf S/C 4/5 Astra Cx 1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16,210 Kg </text:p>
          </table:table-cell>
          <table:table-cell office:value-type="string">
            <text:p>Peso Líquido: Média 15,68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6 Kg  </text:p>
          </table:table-cell>
          <table:table-cell office:value-type="string">
            <text:p>Quantidade média por caixa: 8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5</text:p>
          </table:table-cell>
          <table:table-cell office:value-type="string">
            <text:p>Alcatra C/maminha Resf. Astra Cx 29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30,780 Kg </text:p>
          </table:table-cell>
          <table:table-cell office:value-type="string">
            <text:p>Peso Líquido: Média 29,83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9 Kg  </text:p>
          </table:table-cell>
          <table:table-cell office:value-type="string">
            <text:p>Quantidade média por caixa: 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6</text:p>
          </table:table-cell>
          <table:table-cell office:value-type="string">
            <text:p>Paleta Resfriado Plena Cx 21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2,150 Kg </text:p>
          </table:table-cell>
          <table:table-cell office:value-type="string">
            <text:p>Peso Líquido: Média 21,34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1 Kg</text:p>
          </table:table-cell>
          <table:table-cell office:value-type="string">
            <text:p>Quantidade média por caixa: 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7</text:p>
          </table:table-cell>
          <table:table-cell office:value-type="string">
            <text:p>Contra Filét Resfriado C/noix Best Boi Cx 23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24 Kg </text:p>
          </table:table-cell>
          <table:table-cell office:value-type="string">
            <text:p>Peso Líquido: Média 23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Kg  </text:p>
          </table:table-cell>
          <table:table-cell office:value-type="string">
            <text:p>Quantidade média por caixa: 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8</text:p>
          </table:table-cell>
          <table:table-cell office:value-type="string">
            <text:p>Capa de Filé Resf. Frigo Nosso Cx 24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5,300 Kg </text:p>
          </table:table-cell>
          <table:table-cell office:value-type="string">
            <text:p>Peso Líquido: Média 24,18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Kg  </text:p>
          </table:table-cell>
          <table:table-cell office:value-type="string">
            <text:p>Quantidade média por caixa: 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29</text:p>
          </table:table-cell>
          <table:table-cell office:value-type="string">
            <text:p>Contra Filét Resfriado C/noix Friboi Cx 25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5,970 Kg  (aproximado)</text:p>
          </table:table-cell>
          <table:table-cell office:value-type="string">
            <text:p>Peso Líquido: Média 24,010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</text:p>
          </table:table-cell>
          <table:table-cell office:value-type="string">
            <text:p>Quantidade média por caixa: 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330</text:p>
          </table:table-cell>
          <table:table-cell office:value-type="string">
            <text:p>Maminha Resfriado Better Beef Cx 23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1</text:p>
          </table:table-cell>
          <table:table-cell office:value-type="string">
            <text:p>Costela Bovina Congelada Tira Agra Cx 20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1,160 Kg </text:p>
          </table:table-cell>
          <table:table-cell office:value-type="string">
            <text:p>Peso Líquido: Média 20,18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0 a 21 Kg</text:p>
          </table:table-cell>
          <table:table-cell office:value-type="string">
            <text:p>Quantidade média por caixa: 5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2</text:p>
          </table:table-cell>
          <table:table-cell office:value-type="string">
            <text:p>Lagarto Resfriado Astra Cx 28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9,440 Kg </text:p>
          </table:table-cell>
          <table:table-cell office:value-type="string">
            <text:p>Peso Líquido: Média 28,47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8 Kg  </text:p>
          </table:table-cell>
          <table:table-cell office:value-type="string">
            <text:p>Quantidade média por caixa: 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3</text:p>
          </table:table-cell>
          <table:table-cell office:value-type="string">
            <text:p>Miolo de Alcatra Resfriado Astra Cx 2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6,130 Kg </text:p>
          </table:table-cell>
          <table:table-cell office:value-type="string">
            <text:p>Peso Líquido: Média 25,212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6 Kg  </text:p>
          </table:table-cell>
          <table:table-cell office:value-type="string">
            <text:p>Quantidade média por caixa: 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4</text:p>
          </table:table-cell>
          <table:table-cell office:value-type="string">
            <text:p>Coxão Duro Resfriado Friboi Cx 20Kg</text:p>
          </table:table-cell>
          <table:table-cell office:value-type="string">
            <text:p>Procedência: Brasil-RO</text:p>
          </table:table-cell>
          <table:table-cell office:value-type="string">
            <text:p>Peso Bruto: Média 21,115 Kg </text:p>
          </table:table-cell>
          <table:table-cell office:value-type="string">
            <text:p>Peso Líquido: Média 20,117 Kg</text:p>
          </table:table-cell>
          <table:table-cell office:value-type="string">
            <text:p>Embalagem Primária: Plastica Selada / Secundaria: Caixa Papelão</text:p>
          </table:table-cell>
          <table:table-cell office:value-type="string">
            <text:p>Embalagem : Caixa Papelão Média 20 Kg</text:p>
          </table:table-cell>
          <table:table-cell office:value-type="string">
            <text:p>Caixa C/ 5 Peças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335</text:p>
          </table:table-cell>
          <table:table-cell office:value-type="string">
            <text:p>Picanha (B) Resfriada 1.3 kg Friboi/Anglo Cx 26Kg</text:p>
          </table:table-cell>
          <table:table-cell office:value-type="string">
            <text:p>Procedência: Brasil- SP</text:p>
          </table:table-cell>
          <table:table-cell office:value-type="string">
            <text:p>Peso Bruto: Média 22,365 Kg (aproximado)</text:p>
          </table:table-cell>
          <table:table-cell office:value-type="string">
            <text:p>Peso Líquido: Média 21,3655 Kg (aproximado)</text:p>
          </table:table-cell>
          <table:table-cell office:value-type="string">
            <text:p>Embalagem Primária: Plastica Selada</text:p>
          </table:table-cell>
          <table:table-cell office:value-type="string">
            <text:p>Embalagem Secundária: Caixa Papelão Média 26 Kg</text:p>
          </table:table-cell>
          <table:table-cell office:value-type="string">
            <text:p>Quantidade: Caixa C/ 14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</table:table-row>
        <table:table-row>
          <table:table-cell office:value-type="string">
            <text:p>1336</text:p>
          </table:table-cell>
          <table:table-cell office:value-type="string">
            <text:p>Coxão Mole Resfriado Friboi Cx 21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2,450 Kg </text:p>
          </table:table-cell>
          <table:table-cell office:value-type="string">
            <text:p>Peso Líquido: Média 21,47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1 Kg</text:p>
          </table:table-cell>
          <table:table-cell office:value-type="string">
            <text:p>Quantidade média por caixa: 3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7</text:p>
          </table:table-cell>
          <table:table-cell office:value-type="string">
            <text:p>Costela Bovina Congelada Tira Plena Cx 32 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33,940 Kg </text:p>
          </table:table-cell>
          <table:table-cell office:value-type="string">
            <text:p>Peso Líquido: Média 32,92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32 Kg</text:p>
          </table:table-cell>
          <table:table-cell office:value-type="string">
            <text:p>Quantidade média por caixa: 2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8</text:p>
          </table:table-cell>
          <table:table-cell office:value-type="string">
            <text:p>Bife do Vazio Ind. Cong. Better Beef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39</text:p>
          </table:table-cell>
          <table:table-cell office:value-type="string">
            <text:p>Fraldinha Resfriado Plena Cx 18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9,050 Kg </text:p>
          </table:table-cell>
          <table:table-cell office:value-type="string">
            <text:p>Peso Líquido: Média 18,501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8 Kg</text:p>
          </table:table-cell>
          <table:table-cell office:value-type="string">
            <text:p>Quantidade média por caixa: 1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0</text:p>
          </table:table-cell>
          <table:table-cell office:value-type="string">
            <text:p>Costela Bovina Congelada Rojão Better Beef Cx 2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1</text:p>
          </table:table-cell>
          <table:table-cell office:value-type="string">
            <text:p>Patinho Resfriado Astra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2</text:p>
          </table:table-cell>
          <table:table-cell office:value-type="string">
            <text:p>Acem Resfriado Astra Cx 19 a 30 kg.</text:p>
          </table:table-cell>
          <table:table-cell office:value-type="string">
            <text:p>Procedência: Brasil-Parana</text:p>
          </table:table-cell>
          <table:table-cell office:value-type="string">
            <text:p>Peso Bruto: Média 19,890 Kg </text:p>
          </table:table-cell>
          <table:table-cell office:value-type="string">
            <text:p>Peso Líquido: Média 19,043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9 Kg  </text:p>
          </table:table-cell>
          <table:table-cell office:value-type="string">
            <text:p>Quantidade média por caixa: 1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3</text:p>
          </table:table-cell>
          <table:table-cell office:value-type="string">
            <text:p>Filét Mignon Resf S/C  3/4 Better Beef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4</text:p>
          </table:table-cell>
          <table:table-cell office:value-type="string">
            <text:p>Picanha (A) Resfriada 1.2 Kg Better Beef Cx 2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5</text:p>
          </table:table-cell>
          <table:table-cell office:value-type="string">
            <text:p>Cupim B Congelado Astra Cx 26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7,860 Kg </text:p>
          </table:table-cell>
          <table:table-cell office:value-type="string">
            <text:p>Peso Líquido: Média 26,81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6 Kg  </text:p>
          </table:table-cell>
          <table:table-cell office:value-type="string">
            <text:p>Quantidade média por caixa: 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6</text:p>
          </table:table-cell>
          <table:table-cell office:value-type="string">
            <text:p>Capa de Filé Resf. S/ Osso Better Beef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7</text:p>
          </table:table-cell>
          <table:table-cell office:value-type="string">
            <text:p>Músculo Resfriado Plena Cx 28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9,355 Kg </text:p>
          </table:table-cell>
          <table:table-cell office:value-type="string">
            <text:p>Peso Líquido: Média 28,50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8 Kg</text:p>
          </table:table-cell>
          <table:table-cell office:value-type="string">
            <text:p>Quantidade média por caixa: 7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8</text:p>
          </table:table-cell>
          <table:table-cell office:value-type="string">
            <text:p>Alcatra C/maminha Resfriado Plena Cx 26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7,180 Kg </text:p>
          </table:table-cell>
          <table:table-cell office:value-type="string">
            <text:p>Peso Líquido: Média 26,355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6 Kg</text:p>
          </table:table-cell>
          <table:table-cell office:value-type="string">
            <text:p>Quantidade média por caixa: 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49</text:p>
          </table:table-cell>
          <table:table-cell office:value-type="string">
            <text:p>Contra Filét Resfriado Astra S/noix Cx 2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6,960 Kg </text:p>
          </table:table-cell>
          <table:table-cell office:value-type="string">
            <text:p>Peso Líquido: Média 25,88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  </text:p>
          </table:table-cell>
          <table:table-cell office:value-type="string">
            <text:p>Quantidade média por caixa: 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0</text:p>
          </table:table-cell>
          <table:table-cell office:value-type="string">
            <text:p>Miolo de Alcatra Resfriado Better Beef Cx 2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1</text:p>
          </table:table-cell>
          <table:table-cell office:value-type="string">
            <text:p>Contra Filét s/ Noix Frigo Nosso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2</text:p>
          </table:table-cell>
          <table:table-cell office:value-type="string">
            <text:p>Ponta de Peito Resf. S/ Osso Agra Cx 23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4,00 Kg </text:p>
          </table:table-cell>
          <table:table-cell office:value-type="string">
            <text:p>Peso Líquido: Média 23,108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6 Kg  </text:p>
          </table:table-cell>
          <table:table-cell office:value-type="string">
            <text:p>Quantidade média por caixa: 11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3</text:p>
          </table:table-cell>
          <table:table-cell office:value-type="string">
            <text:p>Paleta Resfriado Better Beef Cx 26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4</text:p>
          </table:table-cell>
          <table:table-cell office:value-type="string">
            <text:p>Lagarto Resfriado Better Beef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5</text:p>
          </table:table-cell>
          <table:table-cell office:value-type="string">
            <text:p>Picanha (A) Resfriada 1.2 kg Astra Cx 1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16,030 Kg </text:p>
          </table:table-cell>
          <table:table-cell office:value-type="string">
            <text:p>Peso Líquido: Média 15,52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  </text:p>
          </table:table-cell>
          <table:table-cell office:value-type="string">
            <text:p>Quantidade média por caixa: 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6</text:p>
          </table:table-cell>
          <table:table-cell office:value-type="string">
            <text:p>Filét Mignon Resfriada S/C 3/4 Astra Cx 1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7</text:p>
          </table:table-cell>
          <table:table-cell office:value-type="string">
            <text:p>Contra Filét Resfriado C/noix Astra Cx 21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2,290 Kg </text:p>
          </table:table-cell>
          <table:table-cell office:value-type="string">
            <text:p>Peso Líquido: Média 21,36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1 Kg  </text:p>
          </table:table-cell>
          <table:table-cell office:value-type="string">
            <text:p>Quantidade média por caixa: 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8</text:p>
          </table:table-cell>
          <table:table-cell office:value-type="string">
            <text:p>Cordão de Filét Mignon Resfriada Astra Cx 1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15,880 Kg </text:p>
          </table:table-cell>
          <table:table-cell office:value-type="string">
            <text:p>Peso Líquido: Média 15,31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  </text:p>
          </table:table-cell>
          <table:table-cell office:value-type="string">
            <text:p>Quantidade média por caixa: 16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59</text:p>
          </table:table-cell>
          <table:table-cell office:value-type="string">
            <text:p>Coxão Duro Resfriado Astra Cx 26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7,020 Kg </text:p>
          </table:table-cell>
          <table:table-cell office:value-type="string">
            <text:p>Peso Líquido: Média 26,095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6 Kg  </text:p>
          </table:table-cell>
          <table:table-cell office:value-type="string">
            <text:p>Quantidade média por caixa: 5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0</text:p>
          </table:table-cell>
          <table:table-cell office:value-type="string">
            <text:p>Coxão Mole Resfriado Astra Cx 25Kg</text:p>
          </table:table-cell>
          <table:table-cell office:value-type="string">
            <text:p>Procedência: Brasil-Parana</text:p>
          </table:table-cell>
          <table:table-cell office:value-type="string">
            <text:p>Peso Bruto: Média 26,530 Kg </text:p>
          </table:table-cell>
          <table:table-cell office:value-type="string">
            <text:p>Peso Líquido: Média 25,628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  </text:p>
          </table:table-cell>
          <table:table-cell office:value-type="string">
            <text:p>Quantidade média por caixa: 2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1</text:p>
          </table:table-cell>
          <table:table-cell office:value-type="string">
            <text:p>Contra Filét Resfriado C/noix Frigo Nosso Cx 26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2</text:p>
          </table:table-cell>
          <table:table-cell office:value-type="string">
            <text:p>Alcatra C/maminha Resf. Better Beef Cx 2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3</text:p>
          </table:table-cell>
          <table:table-cell office:value-type="string">
            <text:p>Patinho Resfriado Plena Cx 27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4</text:p>
          </table:table-cell>
          <table:table-cell office:value-type="string">
            <text:p>Coxão Mole Resfriado Better Beef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5</text:p>
          </table:table-cell>
          <table:table-cell office:value-type="string">
            <text:p>Coxão Duro Resfriado Frigo Nosso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6</text:p>
          </table:table-cell>
          <table:table-cell office:value-type="string">
            <text:p>Bife do Vazio Resf. Astra Cx 2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7</text:p>
          </table:table-cell>
          <table:table-cell office:value-type="string">
            <text:p>Acem Resfriado Better Beef Cx 2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8</text:p>
          </table:table-cell>
          <table:table-cell office:value-type="string">
            <text:p>Patinho Resfriado Better Beef Cx 2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69</text:p>
          </table:table-cell>
          <table:table-cell office:value-type="string">
            <text:p>Fraldinha Resfriado Agra Cx 23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0</text:p>
          </table:table-cell>
          <table:table-cell office:value-type="string">
            <text:p>Acem Resfriado Friboi Cx 21Kg</text:p>
          </table:table-cell>
          <table:table-cell office:value-type="string">
            <text:p>Procedência: Brasil-MT</text:p>
          </table:table-cell>
          <table:table-cell office:value-type="string">
            <text:p>Peso Bruto: Média 20,820 Kg (aproximado)</text:p>
          </table:table-cell>
          <table:table-cell office:value-type="string">
            <text:p>Peso Líquido: Média 19,875 Kg (aproximado)&lt;br/&gt;</text:p>
            <text:p>Embalagem: Primária: Plastica Selada / Secundária: Caixa Papelão</text:p>
          </table:table-cell>
          <table:table-cell office:value-type="string">
            <text:p>Quantidade: Caixa C/ 1 Peça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1</text:p>
          </table:table-cell>
          <table:table-cell office:value-type="string">
            <text:p>Músculo Resfriado Frigo Nosso Cx 26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2</text:p>
          </table:table-cell>
          <table:table-cell office:value-type="string">
            <text:p>Coxão Mole Resfriado Plena Cx 29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30,50 Kg </text:p>
          </table:table-cell>
          <table:table-cell office:value-type="string">
            <text:p>Peso Líquido: Média 29,69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7 Kg  </text:p>
          </table:table-cell>
          <table:table-cell office:value-type="string">
            <text:p>Quantidade média por caixa: 3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3</text:p>
          </table:table-cell>
          <table:table-cell office:value-type="string">
            <text:p>Picanha (A) Resf.1.3 kg Plena Nobre Cx 15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15,60 Kg </text:p>
          </table:table-cell>
          <table:table-cell office:value-type="string">
            <text:p>Peso Líquido: Média 15,1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  </text:p>
          </table:table-cell>
          <table:table-cell office:value-type="string">
            <text:p>Quantidade média por caixa: 10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4</text:p>
          </table:table-cell>
          <table:table-cell office:value-type="string">
            <text:p>Contra Filét Resfriado C/noix Agra Cx 24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5,95 Kg </text:p>
          </table:table-cell>
          <table:table-cell office:value-type="string">
            <text:p>Peso Líquido: Média 24,89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Kg  </text:p>
          </table:table-cell>
          <table:table-cell office:value-type="string">
            <text:p>Quantidade média por caixa: 7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5</text:p>
          </table:table-cell>
          <table:table-cell office:value-type="string">
            <text:p>Cordão de Filét Mignon Cong. Plena Cx 22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3 Kg </text:p>
          </table:table-cell>
          <table:table-cell office:value-type="string">
            <text:p>Peso Líquido: Média 22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2 Kg  </text:p>
          </table:table-cell>
          <table:table-cell office:value-type="string">
            <text:p>Quantidade média por caixa: 2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6</text:p>
          </table:table-cell>
          <table:table-cell office:value-type="string">
            <text:p>Coxão Duro Resfriado Plena Cx 28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29,80 Kg </text:p>
          </table:table-cell>
          <table:table-cell office:value-type="string">
            <text:p>Peso Líquido: Média 28,945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8 Kg  </text:p>
          </table:table-cell>
          <table:table-cell office:value-type="string">
            <text:p>Quantidade média por caixa: 7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7</text:p>
          </table:table-cell>
          <table:table-cell office:value-type="string">
            <text:p>Miolo de Alcatra Resf. Agra Cx 23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4,04 Kg </text:p>
          </table:table-cell>
          <table:table-cell office:value-type="string">
            <text:p>Peso Líquido: Média 23,01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3 Kg  </text:p>
          </table:table-cell>
          <table:table-cell office:value-type="string">
            <text:p>Quantidade média por caixa: 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8</text:p>
          </table:table-cell>
          <table:table-cell office:value-type="string">
            <text:p>Lagarto Resfriado Plena Cx 12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13,00 Kg </text:p>
          </table:table-cell>
          <table:table-cell office:value-type="string">
            <text:p>Peso Líquido: Média 12,508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2 Kg  </text:p>
          </table:table-cell>
          <table:table-cell office:value-type="string">
            <text:p>Quantidade média por caixa: 6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79</text:p>
          </table:table-cell>
          <table:table-cell office:value-type="string">
            <text:p>Picanha (B) Resf.1.3 kg Plena Cx 15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15,60 Kg </text:p>
          </table:table-cell>
          <table:table-cell office:value-type="string">
            <text:p>Peso Líquido: Média 15,1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5 Kg  </text:p>
          </table:table-cell>
          <table:table-cell office:value-type="string">
            <text:p>Quantidade média por caixa: 10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0</text:p>
          </table:table-cell>
          <table:table-cell office:value-type="string">
            <text:p>Maminha Resfriado Plena Cx 16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17,15 Kg </text:p>
          </table:table-cell>
          <table:table-cell office:value-type="string">
            <text:p>Peso Líquido: Média 16,601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6 Kg  </text:p>
          </table:table-cell>
          <table:table-cell office:value-type="string">
            <text:p>Quantidade média por caixa: 11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1</text:p>
          </table:table-cell>
          <table:table-cell office:value-type="string">
            <text:p>Alcatra C/maminha Resf. Agra Cx 2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5,97 Kg </text:p>
          </table:table-cell>
          <table:table-cell office:value-type="string">
            <text:p>Peso Líquido: Média 24,97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  </text:p>
          </table:table-cell>
          <table:table-cell office:value-type="string">
            <text:p>Quantidade média por caixa: 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2</text:p>
          </table:table-cell>
          <table:table-cell office:value-type="string">
            <text:p>Coxão Mole Resfriado Agra Cx 27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7,21 Kg </text:p>
          </table:table-cell>
          <table:table-cell office:value-type="string">
            <text:p>Peso Líquido: Média 26,0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7 Kg  </text:p>
          </table:table-cell>
          <table:table-cell office:value-type="string">
            <text:p>Quantidade média por caixa: 3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3</text:p>
          </table:table-cell>
          <table:table-cell office:value-type="string">
            <text:p>Acem Resfriado Agra Cx 22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2,10 Kg </text:p>
          </table:table-cell>
          <table:table-cell office:value-type="string">
            <text:p>Peso Líquido: Média 20,92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2 Kg  </text:p>
          </table:table-cell>
          <table:table-cell office:value-type="string">
            <text:p>Quantidade média por caixa: 2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4</text:p>
          </table:table-cell>
          <table:table-cell office:value-type="string">
            <text:p>Contra Filét Resfriado S/noix Plena Cx 27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28,70 Kg </text:p>
          </table:table-cell>
          <table:table-cell office:value-type="string">
            <text:p>Peso Líquido: Média 27,875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7 Kg  </text:p>
          </table:table-cell>
          <table:table-cell office:value-type="string">
            <text:p>Quantidade média por caixa: 5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5</text:p>
          </table:table-cell>
          <table:table-cell office:value-type="string">
            <text:p>Ponta de Peito Resf. Friboi Cx 22Kg</text:p>
          </table:table-cell>
          <table:table-cell office:value-type="string">
            <text:p>Procedência: Brasil- Navirai- MS</text:p>
          </table:table-cell>
          <table:table-cell office:value-type="string">
            <text:p>Peso Bruto: Média: 18,365 Kg (aproximado)</text:p>
          </table:table-cell>
          <table:table-cell office:value-type="string">
            <text:p>Peso Líquido: Média 17,450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: Caixa Papelão Média 22 Kg</text:p>
          </table:table-cell>
          <table:table-cell office:value-type="string">
            <text:p>Quantidade: Caixa C/ 4 Peças</text:p>
          </table:table-cell>
          <table:table-cell office:value-type="string">
            <text:p>Formato de venda: Kg</text:p>
          </table:table-cell>
          <table:table-cell office:value-type="string">
            <text:p/>
          </table:table-cell>
        </table:table-row>
        <table:table-row>
          <table:table-cell office:value-type="string">
            <text:p>1386</text:p>
          </table:table-cell>
          <table:table-cell office:value-type="string">
            <text:p>Filét Mignon Resf S/C 3/4 Plena Cx 18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18,60 Kg </text:p>
          </table:table-cell>
          <table:table-cell office:value-type="string">
            <text:p>Peso Líquido: Média 18,09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8 Kg  </text:p>
          </table:table-cell>
          <table:table-cell office:value-type="string">
            <text:p>Quantidade média por caixa: 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7</text:p>
          </table:table-cell>
          <table:table-cell office:value-type="string">
            <text:p>Contra Filét Resfriado S/noix Plena Cx 27Kg</text:p>
          </table:table-cell>
          <table:table-cell office:value-type="string">
            <text:p>Procedência: Brasil-Minas Gerais</text:p>
          </table:table-cell>
          <table:table-cell office:value-type="string">
            <text:p>			Peso Bruto: Média 28,70 Kg </text:p>
          </table:table-cell>
          <table:table-cell office:value-type="string">
            <text:p>			Peso Líquido: Média 27,875 Kg</text:p>
          </table:table-cell>
          <table:table-cell office:value-type="string">
            <text:p>			Embalagem Primária: Embalagem Plastica Selada</text:p>
          </table:table-cell>
          <table:table-cell office:value-type="string">
            <text:p>			Embalagem Secundária: Caixa Papelão Média 27 Kg  </text:p>
          </table:table-cell>
          <table:table-cell office:value-type="string">
            <text:p>			Quantidade média por caixa: 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88</text:p>
          </table:table-cell>
          <table:table-cell office:value-type="string">
            <text:p>Picanha (A) Resf. 1,1 a 1.3 kg Friboi Cx 22Kg</text:p>
          </table:table-cell>
          <table:table-cell office:value-type="string">
            <text:p>Procedência: Brasil- Narivai – MS</text:p>
          </table:table-cell>
          <table:table-cell office:value-type="string">
            <text:p>Peso Bruto: Média 21,095 Kg (Aproximado)</text:p>
          </table:table-cell>
          <table:table-cell office:value-type="string">
            <text:p>Peso Líquido: Média 20,070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2 Kg a 23 Kg</text:p>
          </table:table-cell>
          <table:table-cell office:value-type="string">
            <text:p>Quantidade média por caixa: 16 Pç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389</text:p>
          </table:table-cell>
          <table:table-cell office:value-type="string">
            <text:p>Costela Bovina Congelada Rojão Friboi Cx 19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19,95 Kg </text:p>
          </table:table-cell>
          <table:table-cell office:value-type="string">
            <text:p>Peso Líquido: Média 19,1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9 a 20 Kg</text:p>
          </table:table-cell>
          <table:table-cell office:value-type="string">
            <text:p>Quantidade média por caixa: 2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0</text:p>
          </table:table-cell>
          <table:table-cell office:value-type="string">
            <text:p>Maminha Resfriado Friboi Cx 24Kg</text:p>
          </table:table-cell>
          <table:table-cell office:value-type="string">
            <text:p>Procedência: Brasil-São Paulo</text:p>
          </table:table-cell>
          <table:table-cell office:value-type="string">
            <text:p>			Peso Bruto: Média 25,25 Kg </text:p>
          </table:table-cell>
          <table:table-cell office:value-type="string">
            <text:p>			Peso Líquido: Média 24,20 Kg</text:p>
          </table:table-cell>
          <table:table-cell office:value-type="string">
            <text:p>			Embalagem Primária: Embalagem Plastica Selada</text:p>
          </table:table-cell>
          <table:table-cell office:value-type="string">
            <text:p>			Embalagem Secundária: Caixa Papelão Média 24 a 25 Kg</text:p>
          </table:table-cell>
          <table:table-cell office:value-type="string">
            <text:p>			Quantidade média por caixa: 17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1</text:p>
          </table:table-cell>
          <table:table-cell office:value-type="string">
            <text:p>Maminha Resfriado Friboi Cx 24Kg</text:p>
          </table:table-cell>
          <table:table-cell office:value-type="string">
            <text:p>Procedência: Brasil-São Paulo</text:p>
          </table:table-cell>
          <table:table-cell office:value-type="string">
            <text:p>Peso Bruto: Média 25,25 Kg </text:p>
          </table:table-cell>
          <table:table-cell office:value-type="string">
            <text:p>Peso Líquido: Média 24,2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4 a 25 Kg</text:p>
          </table:table-cell>
          <table:table-cell office:value-type="string">
            <text:p>Quantidade média por caixa: 17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2</text:p>
          </table:table-cell>
          <table:table-cell office:value-type="string">
            <text:p>Picanha (A) Resf. 1,1 a 1.3 kg Friboi Cx 22Kg</text:p>
          </table:table-cell>
          <table:table-cell office:value-type="string">
            <text:p>Procedência: Brasil-São Paulo</text:p>
          </table:table-cell>
          <table:table-cell office:value-type="string">
            <text:p>			Peso Bruto: Média 23,83 Kg </text:p>
          </table:table-cell>
          <table:table-cell office:value-type="string">
            <text:p>			Peso Líquido: Média 22,81 Kg</text:p>
          </table:table-cell>
          <table:table-cell office:value-type="string">
            <text:p>			Embalagem Primária: Embalagem Plastica Selada</text:p>
          </table:table-cell>
          <table:table-cell office:value-type="string">
            <text:p>			Embalagem Secundária: Caixa Papelão Média 22 Kg a 23 Kg</text:p>
          </table:table-cell>
          <table:table-cell office:value-type="string">
            <text:p>			Quantidade média por caixa: 1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3</text:p>
          </table:table-cell>
          <table:table-cell office:value-type="string">
            <text:p>Cupim B Congelado Friboi Cx 22Kg</text:p>
          </table:table-cell>
          <table:table-cell office:value-type="string">
            <text:p>Procedência: Brasil-RO</text:p>
          </table:table-cell>
          <table:table-cell office:value-type="string">
            <text:p>Peso Bruto:  21,988 Kg (aproximado)</text:p>
          </table:table-cell>
          <table:table-cell office:value-type="string">
            <text:p>Peso Líquido:  21,234 Kg (aproximado)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2 a 23 Kg</text:p>
          </table:table-cell>
          <table:table-cell office:value-type="string">
            <text:p>Quantidade: Caixa C/ 8 Pç (aproximado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394</text:p>
          </table:table-cell>
          <table:table-cell office:value-type="string">
            <text:p>Lagarto Resfriado Agra Cx 30Kg</text:p>
          </table:table-cell>
          <table:table-cell office:value-type="string">
            <text:p>rocedência: Brasil-Mato Grosso</text:p>
          </table:table-cell>
          <table:table-cell office:value-type="string">
            <text:p>Peso Bruto: Média 32,65 Kg </text:p>
          </table:table-cell>
          <table:table-cell office:value-type="string">
            <text:p>Peso Líquido: Média 33,8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30 a 33 Kg</text:p>
          </table:table-cell>
          <table:table-cell office:value-type="string">
            <text:p>Quantidade média por caixa: 10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5</text:p>
          </table:table-cell>
          <table:table-cell office:value-type="string">
            <text:p>Cupim Congelado Frigo Nosso Cx2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6</text:p>
          </table:table-cell>
          <table:table-cell office:value-type="string">
            <text:p>Cupim B Congelado Agra Cx 1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4,93 Kg </text:p>
          </table:table-cell>
          <table:table-cell office:value-type="string">
            <text:p>Peso Líquido: Média 15,6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4 a 15,50 Kg</text:p>
          </table:table-cell>
          <table:table-cell office:value-type="string">
            <text:p>Quantidade média por caixa: 4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7</text:p>
          </table:table-cell>
          <table:table-cell office:value-type="string">
            <text:p>Maminha Resfriado Agra Cx 10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0,97 Kg </text:p>
          </table:table-cell>
          <table:table-cell office:value-type="string">
            <text:p>Peso Líquido: Média 10,36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0 a 10,50 Kg</text:p>
          </table:table-cell>
          <table:table-cell office:value-type="string">
            <text:p>Quantidade média por caixa: 8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8</text:p>
          </table:table-cell>
          <table:table-cell office:value-type="string">
            <text:p>Filét Mignon Resf S/C 4/5 Plena Cx 12 a 15Kg</text:p>
          </table:table-cell>
          <table:table-cell office:value-type="string">
            <text:p>Procedência: Brasil-Minas Gerais</text:p>
          </table:table-cell>
          <table:table-cell office:value-type="string">
            <text:p>Peso Bruto: Média 12,5 a 15,5 Kg </text:p>
          </table:table-cell>
          <table:table-cell office:value-type="string">
            <text:p>Peso Líquido: Média 14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3 Kg  </text:p>
          </table:table-cell>
          <table:table-cell office:value-type="string">
            <text:p>Quantidade média por caixa: 9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99</text:p>
          </table:table-cell>
          <table:table-cell office:value-type="string">
            <text:p>Contra Filét Resfriado S/noix Agra Cx 25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25 Kg </text:p>
          </table:table-cell>
          <table:table-cell office:value-type="string">
            <text:p>Peso Líquido: Média 2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Kg  </text:p>
          </table:table-cell>
          <table:table-cell office:value-type="string">
            <text:p>Quantidade média por caixa: 5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0</text:p>
          </table:table-cell>
          <table:table-cell office:value-type="string">
            <text:p>Costela Bovina Congelada Rojão Agra Cx 20Kg</text:p>
          </table:table-cell>
          <table:table-cell office:value-type="string">
            <text:p>Procedência: Brasil-Mato Grosso</text:p>
          </table:table-cell>
          <table:table-cell office:value-type="string">
            <text:p>Peso Bruto: Média 19 Kg </text:p>
          </table:table-cell>
          <table:table-cell office:value-type="string">
            <text:p>Peso Líquido: Média 20 Kg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17 a 23 Kg</text:p>
          </table:table-cell>
          <table:table-cell office:value-type="string">
            <text:p>Quantidade média por caixa: 3 Peç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1</text:p>
          </table:table-cell>
          <table:table-cell office:value-type="string">
            <text:p>Lagarto Resfriado Frigo Nosso Cx 2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2</text:p>
          </table:table-cell>
          <table:table-cell office:value-type="string">
            <text:p>Maminha Resfriado Frigo Nosso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3</text:p>
          </table:table-cell>
          <table:table-cell office:value-type="string">
            <text:p>Costela Bovina Congelada Tira Astra Cx 28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4</text:p>
          </table:table-cell>
          <table:table-cell office:value-type="string">
            <text:p>Picanha (A) Resf.1.2/1,5 kg Frigo Nosso Cx 22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5</text:p>
          </table:table-cell>
          <table:table-cell office:value-type="string">
            <text:p>Costela Bovina Congelada Ripa Better Beef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6</text:p>
          </table:table-cell>
          <table:table-cell office:value-type="string">
            <text:p>Filét Mignon Resf S/C  3/4 Frigo Nosso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7</text:p>
          </table:table-cell>
          <table:table-cell office:value-type="string">
            <text:p>Contra Filét Resfriado C/noix Boi Brasil Cx 24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8</text:p>
          </table:table-cell>
          <table:table-cell office:value-type="string">
            <text:p>Capa de Filé Resfriada Friboi Cx 25kg</text:p>
          </table:table-cell>
          <table:table-cell office:value-type="string">
            <text:p>Procedência: Brasil</text:p>
          </table:table-cell>
          <table:table-cell office:value-type="string">
            <text:p>Peso bruto: 25 kg (aprox)</text:p>
          </table:table-cell>
          <table:table-cell office:value-type="string">
            <text:p>Peso líquido: 23 kg (aprox)</text:p>
          </table:table-cell>
          <table:table-cell office:value-type="string">
            <text:p>Embalagem: pacotes em sacos plásticos, dentro de caixa de papelão</text:p>
          </table:table-cell>
          <table:table-cell office:value-type="string">
            <text:p>Quantidade: Caixa c/ 15 pacotes (aprox)</text:p>
          </table:table-cell>
          <table:table-cell office:value-type="string">
            <text:p>Formato de Venda: Kg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09</text:p>
          </table:table-cell>
          <table:table-cell office:value-type="string">
            <text:p>Capa de Filé  Resfriada Astra cx 20kg</text:p>
          </table:table-cell>
          <table:table-cell office:value-type="string">
            <text:p>Procedência: Brasil</text:p>
          </table:table-cell>
          <table:table-cell office:value-type="string">
            <text:p>Carne Bovina S/ Osso</text:p>
          </table:table-cell>
          <table:table-cell office:value-type="string">
            <text:p>Peso bruto:21kg aprox</text:p>
          </table:table-cell>
          <table:table-cell office:value-type="string">
            <text:p>Peso líquido:21 kg aprox</text:p>
          </table:table-cell>
          <table:table-cell office:value-type="string">
            <text:p>Embalagem: Pacotes em sacos plasticos, dentro de caixa de papelão</text:p>
          </table:table-cell>
          <table:table-cell office:value-type="string">
            <text:p>Quantidade: cada caixa contem 8pacotes apro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0</text:p>
          </table:table-cell>
          <table:table-cell office:value-type="string">
            <text:p>Acem  Resfriado Plena Cx 25kg</text:p>
          </table:table-cell>
          <table:table-cell office:value-type="string">
            <text:p>Procedência: Brasil</text:p>
          </table:table-cell>
          <table:table-cell office:value-type="string">
            <text:p>Peso bruto: 25kg bruto</text:p>
          </table:table-cell>
          <table:table-cell office:value-type="string">
            <text:p>Peso líquido: 23 kg aproximado</text:p>
          </table:table-cell>
          <table:table-cell office:value-type="string">
            <text:p>Embalagem: pacotes em saco plastico , dentro de caixa de papelao</text:p>
          </table:table-cell>
          <table:table-cell office:value-type="string">
            <text:p>Quantidade: cada caixa contem 2 pacotes aproximad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1</text:p>
          </table:table-cell>
          <table:table-cell office:value-type="string">
            <text:p>Miolo de Alcatra Resfriado Friboi / Bertin Cx 27Kg</text:p>
          </table:table-cell>
          <table:table-cell office:value-type="string">
            <text:p>Procedência: Brasil-GO</text:p>
          </table:table-cell>
          <table:table-cell office:value-type="string">
            <text:p>Peso Bruto: 22,865 Kg (Média)</text:p>
          </table:table-cell>
          <table:table-cell office:value-type="string">
            <text:p>Peso Líquido: 21,894 Kg (Média)</text:p>
          </table:table-cell>
          <table:table-cell office:value-type="string">
            <text:p>Embalagem Primária: Embalagem Plastica Selada</text:p>
          </table:table-cell>
          <table:table-cell office:value-type="string">
            <text:p>Quantidade: Caixa C/ 6 PÇ (Média)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2</text:p>
          </table:table-cell>
          <table:table-cell office:value-type="string">
            <text:p>Filét Mignon S/C Resf. 4/5 Frigo Nosso Cx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3</text:p>
          </table:table-cell>
          <table:table-cell office:value-type="string">
            <text:p>Ponta de Peito Resf Plena Cx 22 Kg</text:p>
          </table:table-cell>
          <table:table-cell office:value-type="string">
            <text:p>Procedência: Brasil</text:p>
          </table:table-cell>
          <table:table-cell office:value-type="string">
            <text:p>Origem: MT </text:p>
          </table:table-cell>
          <table:table-cell office:value-type="string">
            <text:p>Carne Bovina S/ Osso</text:p>
          </table:table-cell>
          <table:table-cell office:value-type="string">
            <text:p>Peso bruto: 6Kg </text:p>
          </table:table-cell>
          <table:table-cell office:value-type="string">
            <text:p>Peso líquido: 5,3Kg</text:p>
          </table:table-cell>
          <table:table-cell office:value-type="string">
            <text:p>Embalagem: A vácuo</text:p>
          </table:table-cell>
          <table:table-cell office:value-type="string">
            <text:p>Quantidade: Cada caixa contém 4 pacotes </text:p>
          </table:table-cell>
          <table:table-cell office:value-type="string">
            <text:p/>
          </table:table-cell>
        </table:table-row>
        <table:table-row>
          <table:table-cell office:value-type="string">
            <text:p>1414</text:p>
          </table:table-cell>
          <table:table-cell office:value-type="string">
            <text:p>Cupim B Cong.Better Beef 25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5</text:p>
          </table:table-cell>
          <table:table-cell office:value-type="string">
            <text:p>Costela Bovina Cong. Rojão Plena 20Kg</text:p>
          </table:table-cell>
          <table:table-cell office:value-type="string">
            <text:p>Procedência: Brasil</text:p>
          </table:table-cell>
          <table:table-cell office:value-type="string">
            <text:p>Peso bruto: 22kg aprox</text:p>
          </table:table-cell>
          <table:table-cell office:value-type="string">
            <text:p>Peso líquido: 20kg aprox</text:p>
          </table:table-cell>
          <table:table-cell office:value-type="string">
            <text:p>Embalagem: embalado em saco plastico dentro de caixa de papelão</text:p>
          </table:table-cell>
          <table:table-cell office:value-type="string">
            <text:p>Quantidade: cada caixa contém 03 pacotes</text:p>
          </table:table-cell>
          <table:table-cell office:value-type="string">
            <text:p>obs: costela do traseiro (rojão)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6</text:p>
          </table:table-cell>
          <table:table-cell office:value-type="string">
            <text:p>Noix Resfriado Frigo Nosso Cx 20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17</text:p>
          </table:table-cell>
          <table:table-cell office:value-type="string">
            <text:p>Carne Moída  Cong Friboi Pct 0,500Gr (GP2)</text:p>
          </table:table-cell>
          <table:table-cell office:value-type="string">
            <text:p>Procedência: Brasil- Cajamar – SP</text:p>
          </table:table-cell>
          <table:table-cell office:value-type="string">
            <text:p>Peso Bruto: Média 26,359 Kg ( Caixa)</text:p>
          </table:table-cell>
          <table:table-cell office:value-type="string">
            <text:p>Peso Líquido: Média 25,500 Kg (Caixa)&lt;br/&gt;</text:p>
            <text:p>Peso: Liquido: 500 g ( Pct) 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a 25,500 Kg</text:p>
          </table:table-cell>
          <table:table-cell office:value-type="string">
            <text:p>Quantidade média por caixa: 32 Peças</text:p>
          </table:table-cell>
          <table:table-cell office:value-type="string">
            <text:p>OBS: Pacote de 500 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418</text:p>
          </table:table-cell>
          <table:table-cell office:value-type="string">
            <text:p>Carne Moída  Cong Friboi Pct 0,500Gr (GP2)</text:p>
          </table:table-cell>
          <table:table-cell office:value-type="string">
            <text:p>Procedência: Brasil- Cajamar – SP</text:p>
          </table:table-cell>
          <table:table-cell office:value-type="string">
            <text:p>Peso Bruto: Média 26,359 Kg ( Caixa)</text:p>
          </table:table-cell>
          <table:table-cell office:value-type="string">
            <text:p>Peso Líquido: Média 25,500 Kg (Caixa)&lt;br/&gt;</text:p>
            <text:p>Peso: Liquido: 500 g ( Pct) </text:p>
          </table:table-cell>
          <table:table-cell office:value-type="string">
            <text:p>Embalagem Primária: Embalagem Plastica Selada</text:p>
          </table:table-cell>
          <table:table-cell office:value-type="string">
            <text:p>Embalagem Secundária: Caixa Papelão Média 25 a 25,500 Kg</text:p>
          </table:table-cell>
          <table:table-cell office:value-type="string">
            <text:p>Quantidade média por caixa: 32 Peças</text:p>
          </table:table-cell>
          <table:table-cell office:value-type="string">
            <text:p>OBS: Pacote de 500 g </text:p>
          </table:table-cell>
          <table:table-cell office:value-type="string">
            <text:p/>
          </table:table-cell>
        </table:table-row>
        <table:table-row>
          <table:table-cell office:value-type="string">
            <text:p>1419</text:p>
          </table:table-cell>
          <table:table-cell office:value-type="string">
            <text:p>Filet Mignon S/C Resf. 3/4 Agra Cx 15Kg</text:p>
          </table:table-cell>
          <table:table-cell office:value-type="string">
            <text:p>Procedência: Brasil</text:p>
          </table:table-cell>
          <table:table-cell office:value-type="string">
            <text:p>File Mignon sem cordão </text:p>
          </table:table-cell>
          <table:table-cell office:value-type="string">
            <text:p>Peso bruto: 13 kg aprox </text:p>
          </table:table-cell>
          <table:table-cell office:value-type="string">
            <text:p>Peso líquido:12 kg aprox </text:p>
          </table:table-cell>
          <table:table-cell office:value-type="string">
            <text:p>Embalagem: Pacotes em sacos plasticos, dentro de caixa de papelão</text:p>
          </table:table-cell>
          <table:table-cell office:value-type="string">
            <text:p>Quantidade: cada caixa contem 8pacotes apro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0</text:p>
          </table:table-cell>
          <table:table-cell office:value-type="string">
            <text:p>Coxão Mole Resfriado Frigo Nosso cx 25kg</text:p>
          </table:table-cell>
          <table:table-cell office:value-type="string">
            <text:p>Procedência: Brasil</text:p>
          </table:table-cell>
          <table:table-cell office:value-type="string">
            <text:p>Peso bruto: 26kg aprox</text:p>
          </table:table-cell>
          <table:table-cell office:value-type="string">
            <text:p>Peso líquido: 25 kg aprox</text:p>
          </table:table-cell>
          <table:table-cell office:value-type="string">
            <text:p>Embalagem: embalado em sacos plasticos, dentro de caixa de papelão</text:p>
          </table:table-cell>
          <table:table-cell office:value-type="string">
            <text:p>Quantidade: cada caixa contem 2 paco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1</text:p>
          </table:table-cell>
          <table:table-cell office:value-type="string">
            <text:p>Patinho Resfriado Agra Cx 22,00Kg</text:p>
          </table:table-cell>
          <table:table-cell office:value-type="string">
            <text:p>Procedência: Brasil</text:p>
          </table:table-cell>
          <table:table-cell office:value-type="string">
            <text:p>Peso bruto: 23 kg aprox</text:p>
          </table:table-cell>
          <table:table-cell office:value-type="string">
            <text:p>Peso líquido : 22 kg aprox</text:p>
          </table:table-cell>
          <table:table-cell office:value-type="string">
            <text:p>Embalagem: pacotes em sacos plasticos, dentro de caixa de papelão</text:p>
          </table:table-cell>
          <table:table-cell office:value-type="string">
            <text:p>Quantidade: cada caixa contem 5 pacotes apro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2</text:p>
          </table:table-cell>
          <table:table-cell office:value-type="string">
            <text:p>Carne Vapza Bov. Coz.Desf.C/Sal 2,5Kg</text:p>
          </table:table-cell>
          <table:table-cell office:value-type="string">
            <text:p>Procedência: Brasil</text:p>
          </table:table-cell>
          <table:table-cell office:value-type="string">
            <text:p>Peso Líquido: 2,5Kg</text:p>
          </table:table-cell>
          <table:table-cell office:value-type="string">
            <text:p>Embalagem: Pouch</text:p>
          </table:table-cell>
          <table:table-cell office:value-type="string">
            <text:p>Quantidade: Caixa c/ 6 Pacotes</text:p>
          </table:table-cell>
          <table:table-cell office:value-type="string">
            <text:p>Formato de Venda: Pct</text:p>
          </table:table-cell>
          <table:table-cell office:value-type="string">
            <text:p>Obs: Não necessita Refrigeraç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3</text:p>
          </table:table-cell>
          <table:table-cell office:value-type="string">
            <text:p>Picanha Resf. Better Beef ( B ) Cx 21k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4</text:p>
          </table:table-cell>
          <table:table-cell office:value-type="string">
            <text:p>RG Carne Seca Temp Refog 300Gr(GP7)</text:p>
          </table:table-cell>
          <table:table-cell office:value-type="string">
            <text:p>Procedência: Brasil- SP</text:p>
          </table:table-cell>
          <table:table-cell office:value-type="string">
            <text:p>Peso Bruto: 360 gr</text:p>
          </table:table-cell>
          <table:table-cell office:value-type="string">
            <text:p>Peso Líquido: 300 gr</text:p>
          </table:table-cell>
          <table:table-cell office:value-type="string">
            <text:p>Embalagem: Saco plástico a vácuo</text:p>
          </table:table-cell>
          <table:table-cell office:value-type="string">
            <text:p>Quantidade: Caixa c/ 12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5</text:p>
          </table:table-cell>
          <table:table-cell office:value-type="string">
            <text:p>Carne Vapza Bov.Desf. Cur.C/Sal 400g</text:p>
          </table:table-cell>
          <table:table-cell office:value-type="string">
            <text:p>Procedência: Brasil – Castro – PR</text:p>
          </table:table-cell>
          <table:table-cell office:value-type="string">
            <text:p>Peso Líquido: 400 g</text:p>
          </table:table-cell>
          <table:table-cell office:value-type="string">
            <text:p>Embalagem: Pouch</text:p>
          </table:table-cell>
          <table:table-cell office:value-type="string">
            <text:p>Quantidade: Caixa C / 24 Pct</text:p>
          </table:table-cell>
          <table:table-cell office:value-type="string">
            <text:p>Formato de venda: Pct </text:p>
          </table:table-cell>
          <table:table-cell office:value-type="string">
            <text:p>Obs Não necessita Refrigeraçã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6</text:p>
          </table:table-cell>
          <table:table-cell office:value-type="string">
            <text:p>Vinho Tinto Fino Seco Pomar do Espirito Santo Manz 750ml</text:p>
          </table:table-cell>
          <table:table-cell office:value-type="string">
            <text:p> Procedência: Portugal&lt;br/&gt;</text:p>
            <text:p>Peso Bruto: 750ML</text:p>
          </table:table-cell>
          <table:table-cell office:value-type="string">
            <text:p>Peso Líquido: 4,5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7</text:p>
          </table:table-cell>
          <table:table-cell office:value-type="string">
            <text:p>Vinho Tinto Fino Meio Seco Platonico Manz 750ml</text:p>
          </table:table-cell>
          <table:table-cell office:value-type="string">
            <text:p> Procedência: Portugal&lt;br/&gt;</text:p>
            <text:p>Peso Bruto: 750ML</text:p>
          </table:table-cell>
          <table:table-cell office:value-type="string">
            <text:p>Peso Líquido: 4,5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8</text:p>
          </table:table-cell>
          <table:table-cell office:value-type="string">
            <text:p>Vinho Tinto Fino Seco Douro Manz 750ml</text:p>
          </table:table-cell>
          <table:table-cell office:value-type="string">
            <text:p>Procedência: Portugal</text:p>
          </table:table-cell>
          <table:table-cell office:value-type="string">
            <text:p>Peso Bruto: 750ML</text:p>
          </table:table-cell>
          <table:table-cell office:value-type="string">
            <text:p>Peso Líquido: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29</text:p>
          </table:table-cell>
          <table:table-cell office:value-type="string">
            <text:p>Vinho Tinto Fino Meio Seco Penedo do Lexim Manz 750ml</text:p>
          </table:table-cell>
          <table:table-cell office:value-type="string">
            <text:p>Procedência: Portugal</text:p>
          </table:table-cell>
          <table:table-cell office:value-type="string">
            <text:p>Peso Bruto: 750ML</text:p>
          </table:table-cell>
          <table:table-cell office:value-type="string">
            <text:p>Peso Líquido: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0</text:p>
          </table:table-cell>
          <table:table-cell office:value-type="string">
            <text:p>Vinho Branco Fino Seco Dona Fatima Manz 750ml</text:p>
          </table:table-cell>
          <table:table-cell office:value-type="string">
            <text:p>Procedência: Portugal</text:p>
          </table:table-cell>
          <table:table-cell office:value-type="string">
            <text:p>Peso Bruto: 750ML</text:p>
          </table:table-cell>
          <table:table-cell office:value-type="string">
            <text:p>Peso Líquido: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1</text:p>
          </table:table-cell>
          <table:table-cell office:value-type="string">
            <text:p>Vinho Tinto Meio Seco Contador de Estorias Manz 750ml</text:p>
          </table:table-cell>
          <table:table-cell office:value-type="string">
            <text:p>Procedência: Portugal</text:p>
          </table:table-cell>
          <table:table-cell office:value-type="string">
            <text:p>Peso Bruto: 750ML</text:p>
          </table:table-cell>
          <table:table-cell office:value-type="string">
            <text:p>Peso Líquido: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2</text:p>
          </table:table-cell>
          <table:table-cell office:value-type="string">
            <text:p>Vinho Rosé Fino Meio Seco Manz 750ml</text:p>
          </table:table-cell>
          <table:table-cell office:value-type="string">
            <text:p>Procedência: Portugal</text:p>
          </table:table-cell>
          <table:table-cell office:value-type="string">
            <text:p>Peso Bruto: 750ML</text:p>
          </table:table-cell>
          <table:table-cell office:value-type="string">
            <text:p>Peso Líquido: 750ML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3</text:p>
          </table:table-cell>
          <table:table-cell office:value-type="string">
            <text:p>Vinho Tinto Suave Góes 4,5L</text:p>
          </table:table-cell>
          <table:table-cell office:value-type="string">
            <text:p>Procedência: Brasil – Cangueira São Roque – SP</text:p>
          </table:table-cell>
          <table:table-cell office:value-type="string">
            <text:p>Volume: 4,5 L</text:p>
          </table:table-cell>
          <table:table-cell office:value-type="string">
            <text:p>Teor Alcoolico: 10% 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4</text:p>
          </table:table-cell>
          <table:table-cell office:value-type="string">
            <text:p>Vinho Branco Seco Góes 4,5L</text:p>
          </table:table-cell>
          <table:table-cell office:value-type="string">
            <text:p>Procedência: Brasil- São Roque- SP</text:p>
          </table:table-cell>
          <table:table-cell office:value-type="string">
            <text:p>Volume: 4,5L</text:p>
          </table:table-cell>
          <table:table-cell office:value-type="string">
            <text:p>Teor Alcoolico: 10%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5</text:p>
          </table:table-cell>
          <table:table-cell office:value-type="string">
            <text:p>Vinho Tinto Seco Góes 4,5L</text:p>
          </table:table-cell>
          <table:table-cell office:value-type="string">
            <text:p>Procedência: Brasil – São Roque – SP</text:p>
          </table:table-cell>
          <table:table-cell office:value-type="string">
            <text:p>Volume: 4,5 L</text:p>
          </table:table-cell>
          <table:table-cell office:value-type="string">
            <text:p>Teor Alcoolico: 10% 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6</text:p>
          </table:table-cell>
          <table:table-cell office:value-type="string">
            <text:p>Vinho Branco Suave Góes 4,5L</text:p>
          </table:table-cell>
          <table:table-cell office:value-type="string">
            <text:p>Procedência: Brasil – SP</text:p>
          </table:table-cell>
          <table:table-cell office:value-type="string">
            <text:p>Volume: 4,5 L</text:p>
          </table:table-cell>
          <table:table-cell office:value-type="string">
            <text:p>Teor Alcoólico: 10% </text:p>
          </table:table-cell>
          <table:table-cell office:value-type="string">
            <text:p>Embalagem: Vidro</text:p>
          </table:table-cell>
          <table:table-cell office:value-type="string">
            <text:p>Quantidade: Avulso</text:p>
          </table:table-cell>
          <table:table-cell office:value-type="string">
            <text:p>Formato de venda: UN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7</text:p>
          </table:table-cell>
          <table:table-cell office:value-type="string">
            <text:p>Vinho Tinto Seco Collina 2L</text:p>
          </table:table-cell>
          <table:table-cell office:value-type="string">
            <text:p>Procedência: Brasil-São Peligrino</text:p>
          </table:table-cell>
          <table:table-cell office:value-type="string">
            <text:p>Peso Bruto: 2 L</text:p>
          </table:table-cell>
          <table:table-cell office:value-type="string">
            <text:p>Peso Líquido: 2 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4 vidros</text:p>
          </table:table-cell>
          <table:table-cell office:value-type="string">
            <text:p>OBS: 10% vol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8</text:p>
          </table:table-cell>
          <table:table-cell office:value-type="string">
            <text:p>Vinho Tinto Seco Santomé 6x1Litro</text:p>
          </table:table-cell>
          <table:table-cell office:value-type="string">
            <text:p> Procedência: Portugal</text:p>
          </table:table-cell>
          <table:table-cell office:value-type="string">
            <text:p>Peso Bruto:  1L</text:p>
          </table:table-cell>
          <table:table-cell office:value-type="string">
            <text:p>Peso Líquido: 1L</text:p>
          </table:table-cell>
          <table:table-cell office:value-type="string">
            <text:p>Embalagem: Vidro</text:p>
          </table:table-cell>
          <table:table-cell office:value-type="string">
            <text:p>Quantidade: 6 unidade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39</text:p>
          </table:table-cell>
          <table:table-cell office:value-type="string">
            <text:p>Sukita Laranja Pet 2L</text:p>
          </table:table-cell>
          <table:table-cell office:value-type="string">
            <text:p>Procedência: Brasil – Tatui-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0</text:p>
          </table:table-cell>
          <table:table-cell office:value-type="string">
            <text:p>Fanta Laranja Pet 600ml</text:p>
          </table:table-cell>
          <table:table-cell office:value-type="string">
            <text:p>Procedência: Brasil- Jundiai </text:p>
          </table:table-cell>
          <table:table-cell office:value-type="string">
            <text:p>Volume: 600 ml</text:p>
          </table:table-cell>
          <table:table-cell office:value-type="string">
            <text:p>Embalagem: Pet</text:p>
          </table:table-cell>
          <table:table-cell office:value-type="string">
            <text:p>Quantidade: Caixa C/ 12 Gar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1</text:p>
          </table:table-cell>
          <table:table-cell office:value-type="string">
            <text:p>Fanta Laranja Pet 2L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2</text:p>
          </table:table-cell>
          <table:table-cell office:value-type="string">
            <text:p>Sprite Pet 2L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3</text:p>
          </table:table-cell>
          <table:table-cell office:value-type="string">
            <text:p>Fanta Uva Pet 2L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s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4</text:p>
          </table:table-cell>
          <table:table-cell office:value-type="string">
            <text:p>H2OH! Limão Pet 500ml Cx 12Un.</text:p>
          </table:table-cell>
          <table:table-cell office:value-type="string">
            <text:p>Procedência: Brasil -SP</text:p>
          </table:table-cell>
          <table:table-cell office:value-type="string">
            <text:p>Volume: 500 ml</text:p>
          </table:table-cell>
          <table:table-cell office:value-type="string">
            <text:p>Embalagem: pet</text:p>
          </table:table-cell>
          <table:table-cell office:value-type="string">
            <text:p>Quantidade: Pct C/ 12 Garr</text:p>
          </table:table-cell>
          <table:table-cell office:value-type="string">
            <text:p>Formato de venda: Pct </text:p>
          </table:table-cell>
          <table:table-cell office:value-type="string">
            <text:p>OBS: Fabricante Peps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5</text:p>
          </table:table-cell>
          <table:table-cell office:value-type="string">
            <text:p>Sprite Pet 2L(GP2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6</text:p>
          </table:table-cell>
          <table:table-cell office:value-type="string">
            <text:p>Fanta Uva Pet 2L(GP2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s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7</text:p>
          </table:table-cell>
          <table:table-cell office:value-type="string">
            <text:p>Fanta Laranja Pet 2L(GP2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8</text:p>
          </table:table-cell>
          <table:table-cell office:value-type="string">
            <text:p>Guaraná Itubaína Original 2L</text:p>
          </table:table-cell>
          <table:table-cell office:value-type="string">
            <text:p>Procedência: Brasil – RS</text:p>
          </table:table-cell>
          <table:table-cell office:value-type="string">
            <text:p>Volume: 2 L</text:p>
          </table:table-cell>
          <table:table-cell office:value-type="string">
            <text:p>Embalagem: Pet</text:p>
          </table:table-cell>
          <table:table-cell office:value-type="string">
            <text:p>Quantidade: Pacote C/ 6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49</text:p>
          </table:table-cell>
          <table:table-cell office:value-type="string">
            <text:p>Dolly Limão Pet 2L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0</text:p>
          </table:table-cell>
          <table:table-cell office:value-type="string">
            <text:p>Dolly Guaraná Pet 2L(R)</text:p>
          </table:table-cell>
          <table:table-cell office:value-type="string">
            <text:p>Procedência: Brasil – Tatui-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1</text:p>
          </table:table-cell>
          <table:table-cell office:value-type="string">
            <text:p>Dolly Laranja Pet 2L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2</text:p>
          </table:table-cell>
          <table:table-cell office:value-type="string">
            <text:p>Dolly Limão Pet 2L(GP2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 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3</text:p>
          </table:table-cell>
          <table:table-cell office:value-type="string">
            <text:p>Dolly Cola Pet 2L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4</text:p>
          </table:table-cell>
          <table:table-cell office:value-type="string">
            <text:p>Dolly Laranja Pet 2L(GP2)</text:p>
          </table:table-cell>
          <table:table-cell office:value-type="string">
            <text:p>Procedência: Brasil – Tatui –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5</text:p>
          </table:table-cell>
          <table:table-cell office:value-type="string">
            <text:p>Dolly Guaraná Pet 2L (GP2)</text:p>
          </table:table-cell>
          <table:table-cell office:value-type="string">
            <text:p>Procedência: Brasil – Tatui-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6</text:p>
          </table:table-cell>
          <table:table-cell office:value-type="string">
            <text:p>Coca Cola Zero Pet 2L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s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7</text:p>
          </table:table-cell>
          <table:table-cell office:value-type="string">
            <text:p>Coca Cola Pet 600ml(R)</text:p>
          </table:table-cell>
          <table:table-cell office:value-type="string">
            <text:p>Procedência: Brasil -Jundiai – </text:p>
          </table:table-cell>
          <table:table-cell office:value-type="string">
            <text:p>Volume: 600 ml</text:p>
          </table:table-cell>
          <table:table-cell office:value-type="string">
            <text:p>Embalagem: Pet</text:p>
          </table:table-cell>
          <table:table-cell office:value-type="string">
            <text:p>Quantidade: Caixa C/ 12 Gar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8</text:p>
          </table:table-cell>
          <table:table-cell office:value-type="string">
            <text:p>Coca Cola Pet 2L C/06(R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</text:p>
          </table:table-cell>
          <table:table-cell office:value-type="string">
            <text:p>Formato de vendas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59</text:p>
          </table:table-cell>
          <table:table-cell office:value-type="string">
            <text:p>Coca Cola Zero Pet 2L C/06(GP2)</text:p>
          </table:table-cell>
          <table:table-cell office:value-type="string">
            <text:p>Procedência: Brasil – RJ</text:p>
          </table:table-cell>
          <table:table-cell office:value-type="string">
            <text:p>Volume: 2 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0</text:p>
          </table:table-cell>
          <table:table-cell office:value-type="string">
            <text:p>Coca Cola Pet 600ml(GP2)</text:p>
          </table:table-cell>
          <table:table-cell office:value-type="string">
            <text:p>Procedência: Brasil – Jundiai</text:p>
          </table:table-cell>
          <table:table-cell office:value-type="string">
            <text:p>Volume: 600 ml</text:p>
          </table:table-cell>
          <table:table-cell office:value-type="string">
            <text:p>Embalagem: Pet</text:p>
          </table:table-cell>
          <table:table-cell office:value-type="string">
            <text:p>Quantidade: Caixa C/ 12 Gar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1</text:p>
          </table:table-cell>
          <table:table-cell office:value-type="string">
            <text:p>Coca Cola Pet 2L C/06(GP2)</text:p>
          </table:table-cell>
          <table:table-cell office:value-type="string">
            <text:p>Procedência: Brasil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ades</text:p>
          </table:table-cell>
          <table:table-cell office:value-type="string">
            <text:p>Formato de vendas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2</text:p>
          </table:table-cell>
          <table:table-cell office:value-type="string">
            <text:p>Pepsi Cola Pet 2L(R)</text:p>
          </table:table-cell>
          <table:table-cell office:value-type="string">
            <text:p>Procedência: Brasil – Tatui-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3</text:p>
          </table:table-cell>
          <table:table-cell office:value-type="string">
            <text:p>Guaraná Antarctica Zero Pet 2L(R)</text:p>
          </table:table-cell>
          <table:table-cell office:value-type="string">
            <text:p>Procedência: Brasil – Itapissuma – PE</text:p>
          </table:table-cell>
          <table:table-cell office:value-type="string">
            <text:p>Volume: 2L 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ades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4</text:p>
          </table:table-cell>
          <table:table-cell office:value-type="string">
            <text:p>Guaraná Antarctica Zero Pet 600ml</text:p>
          </table:table-cell>
          <table:table-cell office:value-type="string">
            <text:p>Procedência: Brasil – Jundiai</text:p>
          </table:table-cell>
          <table:table-cell office:value-type="string">
            <text:p>Volume: 600 ml</text:p>
          </table:table-cell>
          <table:table-cell office:value-type="string">
            <text:p>Embalagem: Pet</text:p>
          </table:table-cell>
          <table:table-cell office:value-type="string">
            <text:p>Quantidade: Caixa C/ 12 Gar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5</text:p>
          </table:table-cell>
          <table:table-cell office:value-type="string">
            <text:p>Soda Antarctica Pet 600ml</text:p>
          </table:table-cell>
          <table:table-cell office:value-type="string">
            <text:p>Procedência: Brasil – Jundiai</text:p>
          </table:table-cell>
          <table:table-cell office:value-type="string">
            <text:p>Volume: 600 ml</text:p>
          </table:table-cell>
          <table:table-cell office:value-type="string">
            <text:p>Embalagem: Pet</text:p>
          </table:table-cell>
          <table:table-cell office:value-type="string">
            <text:p>Quantidade: Caixa C/ 12 Gar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6</text:p>
          </table:table-cell>
          <table:table-cell office:value-type="string">
            <text:p>Guaraná Antarctica Pet 2L(R)</text:p>
          </table:table-cell>
          <table:table-cell office:value-type="string">
            <text:p>Procedência: Brasil – Itapissuma – PE</text:p>
          </table:table-cell>
          <table:table-cell office:value-type="string">
            <text:p>Volume: 2L 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ades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7</text:p>
          </table:table-cell>
          <table:table-cell office:value-type="string">
            <text:p>Guaraná Antarctica Pet 600ml</text:p>
          </table:table-cell>
          <table:table-cell office:value-type="string">
            <text:p>Procedência: Brasil – Jundiai</text:p>
          </table:table-cell>
          <table:table-cell office:value-type="string">
            <text:p>Volume: 600 ml</text:p>
          </table:table-cell>
          <table:table-cell office:value-type="string">
            <text:p>Embalagem: Pet</text:p>
          </table:table-cell>
          <table:table-cell office:value-type="string">
            <text:p>Quantidade: Caixa C/ 12 Gar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8</text:p>
          </table:table-cell>
          <table:table-cell office:value-type="string">
            <text:p>Pepsi Cola Pet 2L (GP2)</text:p>
          </table:table-cell>
          <table:table-cell office:value-type="string">
            <text:p>Procedência: Brasil – Tatui-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69</text:p>
          </table:table-cell>
          <table:table-cell office:value-type="string">
            <text:p>Guaraná Antarctica Pet 2L (GP2)</text:p>
          </table:table-cell>
          <table:table-cell office:value-type="string">
            <text:p>Procedência: Brasil – Itapissuma – PE</text:p>
          </table:table-cell>
          <table:table-cell office:value-type="string">
            <text:p>Volume: 2 L 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ades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0</text:p>
          </table:table-cell>
          <table:table-cell office:value-type="string">
            <text:p>Soda Limonada Antarctica Pet 2L</text:p>
          </table:table-cell>
          <table:table-cell office:value-type="string">
            <text:p>Procedência: Brasil – Tatui- SP</text:p>
          </table:table-cell>
          <table:table-cell office:value-type="string">
            <text:p>Volume: 2L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. </text:p>
          </table:table-cell>
          <table:table-cell office:value-type="string">
            <text:p>Formato de venda: Pacot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1</text:p>
          </table:table-cell>
          <table:table-cell office:value-type="string">
            <text:p>Guaraná Antarctica Zero Pet 2L (GP2)</text:p>
          </table:table-cell>
          <table:table-cell office:value-type="string">
            <text:p>Procedência: Brasil – Itapissuma – PE</text:p>
          </table:table-cell>
          <table:table-cell office:value-type="string">
            <text:p>Volume: 2L </text:p>
          </table:table-cell>
          <table:table-cell office:value-type="string">
            <text:p>Embalagem: Garrafa plástica</text:p>
          </table:table-cell>
          <table:table-cell office:value-type="string">
            <text:p>Quantidade: Pacote c/ 6 Unidades</text:p>
          </table:table-cell>
          <table:table-cell office:value-type="string">
            <text:p>Formato de venda: Paco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2</text:p>
          </table:table-cell>
          <table:table-cell office:value-type="string">
            <text:p>Soda Antarctica Zero Lata 350ml</text:p>
          </table:table-cell>
          <table:table-cell office:value-type="string">
            <text:p>Procedência: Brasil</text:p>
          </table:table-cell>
          <table:table-cell office:value-type="string">
            <text:p>Peso drenado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3</text:p>
          </table:table-cell>
          <table:table-cell office:value-type="string">
            <text:p>Soda Antarctica Lata 350ml(R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4</text:p>
          </table:table-cell>
          <table:table-cell office:value-type="string">
            <text:p>Agua Tônica Antarctica Zero Lata 350ml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5</text:p>
          </table:table-cell>
          <table:table-cell office:value-type="string">
            <text:p>Guaraná Antarctica Zero Lata 350ml(R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6</text:p>
          </table:table-cell>
          <table:table-cell office:value-type="string">
            <text:p>Sukita Laranja Lata 350ml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7</text:p>
          </table:table-cell>
          <table:table-cell office:value-type="string">
            <text:p>Coca Cola Zero Lata 350ml(R)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8</text:p>
          </table:table-cell>
          <table:table-cell office:value-type="string">
            <text:p>Guaraná Antarctica Lata 350ml(R)</text:p>
          </table:table-cell>
          <table:table-cell office:value-type="string">
            <text:p>Procedência: Brasil</text:p>
          </table:table-cell>
          <table:table-cell office:value-type="string">
            <text:p>Peso líquido: 350 ml</text:p>
          </table:table-cell>
          <table:table-cell office:value-type="string">
            <text:p>Embalagem: Lata</text:p>
          </table:table-cell>
          <table:table-cell office:value-type="string">
            <text:p>Quantidade: Caixa C/  12 latas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79</text:p>
          </table:table-cell>
          <table:table-cell office:value-type="string">
            <text:p>Coca Cola Lata 350ml(R)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0</text:p>
          </table:table-cell>
          <table:table-cell office:value-type="string">
            <text:p>Pepsi Twist 350ml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1</text:p>
          </table:table-cell>
          <table:table-cell office:value-type="string">
            <text:p>Soda Antarctica Lata 350ml (GP2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2</text:p>
          </table:table-cell>
          <table:table-cell office:value-type="string">
            <text:p>Schweppes Citrus 6x350ml</text:p>
          </table:table-cell>
          <table:table-cell office:value-type="string">
            <text:p>Procedência: Brasil&lt;br/&gt;</text:p>
            <text:p>Volume: 350 Ml</text:p>
          </table:table-cell>
          <table:table-cell office:value-type="string">
            <text:p>Embalagem: Lata&lt;br/&gt;</text:p>
            <text:p> Quantidade:Caixa C/ 6 UN&lt;br/&gt;</text:p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3</text:p>
          </table:table-cell>
          <table:table-cell office:value-type="string">
            <text:p>Fanta Uva Lata 6x350ml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4</text:p>
          </table:table-cell>
          <table:table-cell office:value-type="string">
            <text:p>Agua Tônica Antarctica Lata 350ml</text:p>
          </table:table-cell>
          <table:table-cell office:value-type="string">
            <text:p>Procedência: Brasil – SP</text:p>
          </table:table-cell>
          <table:table-cell office:value-type="string">
            <text:p>Volume: 500 ml</text:p>
          </table:table-cell>
          <table:table-cell office:value-type="string">
            <text:p>Embalagem: Lata</text:p>
          </table:table-cell>
          <table:table-cell office:value-type="string">
            <text:p>Quantidade: Caixa C/  1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5</text:p>
          </table:table-cell>
          <table:table-cell office:value-type="string">
            <text:p>Fanta Laranja Lata 350ml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6</text:p>
          </table:table-cell>
          <table:table-cell office:value-type="string">
            <text:p>Sprite Lata 350ml C/12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7</text:p>
          </table:table-cell>
          <table:table-cell office:value-type="string">
            <text:p>Coca Cola Zero Lata 350ml(GP2)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8</text:p>
          </table:table-cell>
          <table:table-cell office:value-type="string">
            <text:p>Guaraná Antarctica Zero Lata 350ml (GP2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89</text:p>
          </table:table-cell>
          <table:table-cell office:value-type="string">
            <text:p>Guaraná Antarctica Lata 350ml (GP2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 12 latas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0</text:p>
          </table:table-cell>
          <table:table-cell office:value-type="string">
            <text:p>Whisky White Horse 1L</text:p>
          </table:table-cell>
          <table:table-cell office:value-type="string">
            <text:p>Procedência: Escócia</text:p>
          </table:table-cell>
          <table:table-cell office:value-type="string">
            <text:p>Peso Bruto: 1 L</text:p>
          </table:table-cell>
          <table:table-cell office:value-type="string">
            <text:p>Peso Líquido: 1 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1</text:p>
          </table:table-cell>
          <table:table-cell office:value-type="string">
            <text:p>Coca Cola Lata 350ml(GP2)</text:p>
          </table:table-cell>
          <table:table-cell office:value-type="string">
            <text:p>Procedência: Brasil – Jundiai – SP </text:p>
          </table:table-cell>
          <table:table-cell office:value-type="string">
            <text:p>Volume: 350 ml</text:p>
          </table:table-cell>
          <table:table-cell office:value-type="string">
            <text:p>Embalagem: Lata</text:p>
          </table:table-cell>
          <table:table-cell office:value-type="string">
            <text:p>Quantidade: Caixa c/ 12 latas.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2</text:p>
          </table:table-cell>
          <table:table-cell office:value-type="string">
            <text:p>Tequila José Cuervo Prata 750ml</text:p>
          </table:table-cell>
          <table:table-cell office:value-type="string">
            <text:p>Procedência: México</text:p>
          </table:table-cell>
          <table:table-cell office:value-type="string">
            <text:p>Peso Bruto: 0,750ml </text:p>
          </table:table-cell>
          <table:table-cell office:value-type="string">
            <text:p>Peso Líquido: 0,750m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3</text:p>
          </table:table-cell>
          <table:table-cell office:value-type="string">
            <text:p>Cachaça Velho Barreiro 910ml</text:p>
          </table:table-cell>
          <table:table-cell office:value-type="string">
            <text:p>Procedência: Brasil – SP</text:p>
          </table:table-cell>
          <table:table-cell office:value-type="string">
            <text:p>Volume:910 ml</text:p>
          </table:table-cell>
          <table:table-cell office:value-type="string">
            <text:p>Embalagem Primária: Garrafa de vidro</text:p>
          </table:table-cell>
          <table:table-cell office:value-type="string">
            <text:p>Quantidade: Caixa C/12 gar</text:p>
          </table:table-cell>
          <table:table-cell office:value-type="string">
            <text:p>Teor Alcólico: 39%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4</text:p>
          </table:table-cell>
          <table:table-cell office:value-type="string">
            <text:p>Bacardi Gold 980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5</text:p>
          </table:table-cell>
          <table:table-cell office:value-type="string">
            <text:p>Vermouth Contini Tinto 900ml</text:p>
          </table:table-cell>
          <table:table-cell office:value-type="string">
            <text:p> Procedência: Brasil</text:p>
          </table:table-cell>
          <table:table-cell office:value-type="string">
            <text:p>Peso Bruto: 900ml</text:p>
          </table:table-cell>
          <table:table-cell office:value-type="string">
            <text:p>Peso Líquido: 900ml</text:p>
          </table:table-cell>
          <table:table-cell office:value-type="string">
            <text:p>Embalagem: Vidro</text:p>
          </table:table-cell>
          <table:table-cell office:value-type="string">
            <text:p>Quantidade: Cada caixa conté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6</text:p>
          </table:table-cell>
          <table:table-cell office:value-type="string">
            <text:p>Cachaça Armazem Vieira 750ml</text:p>
          </table:table-cell>
          <table:table-cell office:value-type="string">
            <text:p>Procedência: Brasil</text:p>
          </table:table-cell>
          <table:table-cell office:value-type="string">
            <text:p>Peso Bruto: 0,750ml </text:p>
          </table:table-cell>
          <table:table-cell office:value-type="string">
            <text:p>Peso Líquido: 0,750m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6 garrafas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7</text:p>
          </table:table-cell>
          <table:table-cell office:value-type="string">
            <text:p>Tequila José Cuervo Ouro 750ml</text:p>
          </table:table-cell>
          <table:table-cell office:value-type="string">
            <text:p>Procedência: México</text:p>
          </table:table-cell>
          <table:table-cell office:value-type="string">
            <text:p>Peso Bruto: 0,750ml </text:p>
          </table:table-cell>
          <table:table-cell office:value-type="string">
            <text:p>Peso Líquido: 0,750m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8</text:p>
          </table:table-cell>
          <table:table-cell office:value-type="string">
            <text:p>Licor Escocês Drambuie 750ml</text:p>
          </table:table-cell>
          <table:table-cell office:value-type="string">
            <text:p>Procedência: Escócia</text:p>
          </table:table-cell>
          <table:table-cell office:value-type="string">
            <text:p>Peso Bruto: 0,750ml </text:p>
          </table:table-cell>
          <table:table-cell office:value-type="string">
            <text:p>Peso Líquido: 0,750m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6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99</text:p>
          </table:table-cell>
          <table:table-cell office:value-type="string">
            <text:p>Amarula 750ml</text:p>
          </table:table-cell>
          <table:table-cell office:value-type="string">
            <text:p>Procedência: Brasil</text:p>
          </table:table-cell>
          <table:table-cell office:value-type="string">
            <text:p>Peso Bruto: 0,750ml </text:p>
          </table:table-cell>
          <table:table-cell office:value-type="string">
            <text:p>Peso Líquido: 0,750ml</text:p>
          </table:table-cell>
          <table:table-cell office:value-type="string">
            <text:p>Embalagem Primária: Garrafa de vidro</text:p>
          </table:table-cell>
          <table:table-cell office:value-type="string">
            <text:p>Embalagem Secundária: Caixa co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0</text:p>
          </table:table-cell>
          <table:table-cell office:value-type="string">
            <text:p>Sake Azuma Kirin Dourado Tozan 740ml</text:p>
          </table:table-cell>
          <table:table-cell office:value-type="string">
            <text:p>Procedência: Brasil – SP</text:p>
          </table:table-cell>
          <table:table-cell office:value-type="string">
            <text:p>Volume: 740 ml</text:p>
          </table:table-cell>
          <table:table-cell office:value-type="string">
            <text:p>Teor Alcoólico 15,5 %</text:p>
          </table:table-cell>
          <table:table-cell office:value-type="string">
            <text:p> Embalagem: Garrafa de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Vid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1</text:p>
          </table:table-cell>
          <table:table-cell office:value-type="string">
            <text:p>Sake Azuma Merim Tozan 5L</text:p>
          </table:table-cell>
          <table:table-cell office:value-type="string">
            <text:p>Procedência: Brasil</text:p>
          </table:table-cell>
          <table:table-cell office:value-type="string">
            <text:p>Peso Bruto: 5 L </text:p>
          </table:table-cell>
          <table:table-cell office:value-type="string">
            <text:p>Peso Líquido: 5 L</text:p>
          </table:table-cell>
          <table:table-cell office:value-type="string">
            <text:p>Embalagem Primária: Galão plástico</text:p>
          </table:table-cell>
          <table:table-cell office:value-type="string">
            <text:p>Embalagem Secundária: Caixa com 2 Galões</text:p>
          </table:table-cell>
          <table:table-cell office:value-type="string">
            <text:p>OBS: Teor Alcoólico 14%Vol.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2</text:p>
          </table:table-cell>
          <table:table-cell office:value-type="string">
            <text:p>Sake Azuma Kirin Soft Tozan 740ml</text:p>
          </table:table-cell>
          <table:table-cell office:value-type="string">
            <text:p>Procedência: Brasil – SP</text:p>
          </table:table-cell>
          <table:table-cell office:value-type="string">
            <text:p>Volume: 740 ml</text:p>
          </table:table-cell>
          <table:table-cell office:value-type="string">
            <text:p>Teor Alcoólico 14%</text:p>
          </table:table-cell>
          <table:table-cell office:value-type="string">
            <text:p>Embalagem Primária: Garrafa de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Vidr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3</text:p>
          </table:table-cell>
          <table:table-cell office:value-type="string">
            <text:p>Campari 900ml</text:p>
          </table:table-cell>
          <table:table-cell office:value-type="string">
            <text:p> Procedência: Brasil</text:p>
          </table:table-cell>
          <table:table-cell office:value-type="string">
            <text:p>Peso Bruto: 900ml</text:p>
          </table:table-cell>
          <table:table-cell office:value-type="string">
            <text:p>Peso Líquido: 900ml</text:p>
          </table:table-cell>
          <table:table-cell office:value-type="string">
            <text:p>Embalagem: Vidro</text:p>
          </table:table-cell>
          <table:table-cell office:value-type="string">
            <text:p>Quantidade: Cada caixa conté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4</text:p>
          </table:table-cell>
          <table:table-cell office:value-type="string">
            <text:p>Catuaba Selvagem 1Litro</text:p>
          </table:table-cell>
          <table:table-cell office:value-type="string">
            <text:p>Procedência: Brasil – RJ</text:p>
          </table:table-cell>
          <table:table-cell office:value-type="string">
            <text:p>Volume: 1 L</text:p>
          </table:table-cell>
          <table:table-cell office:value-type="string">
            <text:p>Teor Alcoolico: 14 % </text:p>
          </table:table-cell>
          <table:table-cell office:value-type="string">
            <text:p>Embalagem: Vidro</text:p>
          </table:table-cell>
          <table:table-cell office:value-type="string">
            <text:p>Quantidade: Caixa C/ 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5</text:p>
          </table:table-cell>
          <table:table-cell office:value-type="string">
            <text:p>Conhaque Dreher 900ml</text:p>
          </table:table-cell>
          <table:table-cell office:value-type="string">
            <text:p> Procedência: Brasil</text:p>
          </table:table-cell>
          <table:table-cell office:value-type="string">
            <text:p>Peso Bruto: 900ml</text:p>
          </table:table-cell>
          <table:table-cell office:value-type="string">
            <text:p>Peso Líquido: 900ml</text:p>
          </table:table-cell>
          <table:table-cell office:value-type="string">
            <text:p>Embalagem: Vidro</text:p>
          </table:table-cell>
          <table:table-cell office:value-type="string">
            <text:p>Quantidade: Cada caixa conté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6</text:p>
          </table:table-cell>
          <table:table-cell office:value-type="string">
            <text:p>Whisky Black &amp; White 1L</text:p>
          </table:table-cell>
          <table:table-cell office:value-type="string">
            <text:p> Procedência: Escocia</text:p>
          </table:table-cell>
          <table:table-cell office:value-type="string">
            <text:p>Peso Bruto: 1L</text:p>
          </table:table-cell>
          <table:table-cell office:value-type="string">
            <text:p>Peso Líquido: 1L</text:p>
          </table:table-cell>
          <table:table-cell office:value-type="string">
            <text:p>Embalagem: Vidro</text:p>
          </table:table-cell>
          <table:table-cell office:value-type="string">
            <text:p>Quantidade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7</text:p>
          </table:table-cell>
          <table:table-cell office:value-type="string">
            <text:p>Sake Jun Daiti 670ml</text:p>
          </table:table-cell>
          <table:table-cell office:value-type="string">
            <text:p> Procedência: Brasil</text:p>
          </table:table-cell>
          <table:table-cell office:value-type="string">
            <text:p>Peso Bruto: 670ml</text:p>
          </table:table-cell>
          <table:table-cell office:value-type="string">
            <text:p>Peso Líquido: 670ml</text:p>
          </table:table-cell>
          <table:table-cell office:value-type="string">
            <text:p>Embalagem: Vidro</text:p>
          </table:table-cell>
          <table:table-cell office:value-type="string">
            <text:p>Quantidade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8</text:p>
          </table:table-cell>
          <table:table-cell office:value-type="string">
            <text:p>Whisky J&amp;W Black Label 12anos 1L</text:p>
          </table:table-cell>
          <table:table-cell office:value-type="string">
            <text:p>  Procedência: Escocia</text:p>
          </table:table-cell>
          <table:table-cell office:value-type="string">
            <text:p>Peso Bruto: 1L</text:p>
          </table:table-cell>
          <table:table-cell office:value-type="string">
            <text:p>Peso Líquido: 1L</text:p>
          </table:table-cell>
          <table:table-cell office:value-type="string">
            <text:p>Embalagem: Vidro</text:p>
          </table:table-cell>
          <table:table-cell office:value-type="string">
            <text:p>Quantidade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09</text:p>
          </table:table-cell>
          <table:table-cell office:value-type="string">
            <text:p>Vermouth Contini Branco 900ml</text:p>
          </table:table-cell>
          <table:table-cell office:value-type="string">
            <text:p>Procedência: Brasil</text:p>
          </table:table-cell>
          <table:table-cell office:value-type="string">
            <text:p>Peso Bruto: 900ml</text:p>
          </table:table-cell>
          <table:table-cell office:value-type="string">
            <text:p>Peso Líquido: 900ml</text:p>
          </table:table-cell>
          <table:table-cell office:value-type="string">
            <text:p>Embalagem: Vidro</text:p>
          </table:table-cell>
          <table:table-cell office:value-type="string">
            <text:p>Quantidade: Cada caixa conté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0</text:p>
          </table:table-cell>
          <table:table-cell office:value-type="string">
            <text:p>Whisky J&amp;W Red Label 1L</text:p>
          </table:table-cell>
          <table:table-cell office:value-type="string">
            <text:p>Procedência: Escócia&lt;br/&gt;</text:p>
            <text:p>Peso Bruto: 1L&lt;br/&gt;</text:p>
            <text:p>Peso Líquido: 1L&lt;br/&gt;</text:p>
            <text:p>Embalagem: Vidro&lt;br/&gt;</text:p>
            <text:p>Quantidade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1</text:p>
          </table:table-cell>
          <table:table-cell office:value-type="string">
            <text:p>Cachaça Ypióca Ouro 965ml</text:p>
          </table:table-cell>
          <table:table-cell office:value-type="string">
            <text:p>Procedência: Brasil</text:p>
          </table:table-cell>
          <table:table-cell office:value-type="string">
            <text:p>Peso Bruto: 965ml</text:p>
          </table:table-cell>
          <table:table-cell office:value-type="string">
            <text:p>Peso Líquido: 965ml</text:p>
          </table:table-cell>
          <table:table-cell office:value-type="string">
            <text:p>Embalagem: Vidro</text:p>
          </table:table-cell>
          <table:table-cell office:value-type="string">
            <text:p>Quantidade: Cada caixa contém 12 Garraf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2</text:p>
          </table:table-cell>
          <table:table-cell office:value-type="string">
            <text:p>Vodka Smirnoff 998ml</text:p>
          </table:table-cell>
          <table:table-cell office:value-type="string">
            <text:p> Procedência: Brasil – Fortaleza – CE</text:p>
          </table:table-cell>
          <table:table-cell office:value-type="string">
            <text:p>Volume: 998 ml</text:p>
          </table:table-cell>
          <table:table-cell office:value-type="string">
            <text:p>Teor Alcoolico: 37,5 % </text:p>
          </table:table-cell>
          <table:table-cell office:value-type="string">
            <text:p>Embalagem: Vidro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3</text:p>
          </table:table-cell>
          <table:table-cell office:value-type="string">
            <text:p>Whisky Buchanans 12anos 1L</text:p>
          </table:table-cell>
          <table:table-cell office:value-type="string">
            <text:p> Procedência: Escocia</text:p>
          </table:table-cell>
          <table:table-cell office:value-type="string">
            <text:p>Peso Bruto: 1L</text:p>
          </table:table-cell>
          <table:table-cell office:value-type="string">
            <text:p>Peso Líquido: 1L</text:p>
          </table:table-cell>
          <table:table-cell office:value-type="string">
            <text:p>Embalagem: Vidro</text:p>
          </table:table-cell>
          <table:table-cell office:value-type="string">
            <text:p>Quantidade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4</text:p>
          </table:table-cell>
          <table:table-cell office:value-type="string">
            <text:p>Cerveja Heineken Long Neck 355ml Cx24Un</text:p>
          </table:table-cell>
          <table:table-cell office:value-type="string">
            <text:p> Procedencia, Holanda</text:p>
          </table:table-cell>
          <table:table-cell office:value-type="string">
            <text:p>Volume: 355 ml</text:p>
          </table:table-cell>
          <table:table-cell office:value-type="string">
            <text:p>Teor Alcoólico: 5 % </text:p>
          </table:table-cell>
          <table:table-cell office:value-type="string">
            <text:p>Embalagem: Caixa de Papelão</text:p>
          </table:table-cell>
          <table:table-cell office:value-type="string">
            <text:p>Quantidade: Caixa C/ 24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5</text:p>
          </table:table-cell>
          <table:table-cell office:value-type="string">
            <text:p>Cerveja Stella Artois Long Neck 275 ml Cx24Un(R)</text:p>
          </table:table-cell>
          <table:table-cell office:value-type="string">
            <text:p>Procedência: Belga</text:p>
          </table:table-cell>
          <table:table-cell office:value-type="string">
            <text:p>Volume: 275 ml</text:p>
          </table:table-cell>
          <table:table-cell office:value-type="string">
            <text:p>Teor Alcoólico: 5% </text:p>
          </table:table-cell>
          <table:table-cell office:value-type="string">
            <text:p>Embalagem: Caixa C/ 4 fds de 6 Unid</text:p>
          </table:table-cell>
          <table:table-cell office:value-type="string">
            <text:p>Quantidade: Caixa C/ 24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6</text:p>
          </table:table-cell>
          <table:table-cell office:value-type="string">
            <text:p>Cerveja Bohemia 350ml 12Un(GP2)</text:p>
          </table:table-cell>
          <table:table-cell office:value-type="string">
            <text:p> Procedência: Brasil – RJ</text:p>
          </table:table-cell>
          <table:table-cell office:value-type="string">
            <text:p>Volume: 350 ml</text:p>
          </table:table-cell>
          <table:table-cell office:value-type="string">
            <text:p>Teor Alcoolico: 5 % </text:p>
          </table:table-cell>
          <table:table-cell office:value-type="string">
            <text:p> Embalagem: Lata</text:p>
          </table:table-cell>
          <table:table-cell office:value-type="string">
            <text:p>Quantidade : Caixa C/ 1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7</text:p>
          </table:table-cell>
          <table:table-cell office:value-type="string">
            <text:p>Cerveja Stella Artois Long Neck 275 ml Cx24Un(GP2)</text:p>
          </table:table-cell>
          <table:table-cell office:value-type="string">
            <text:p>Procedência: Belga</text:p>
          </table:table-cell>
          <table:table-cell office:value-type="string">
            <text:p>Volume: 275 ml</text:p>
          </table:table-cell>
          <table:table-cell office:value-type="string">
            <text:p>Teor Alcoólico: 5% </text:p>
          </table:table-cell>
          <table:table-cell office:value-type="string">
            <text:p>Embalagem: Caixa C/ 4 fds de 6 Unid</text:p>
          </table:table-cell>
          <table:table-cell office:value-type="string">
            <text:p>Quantidade: Caixa C/ 24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8</text:p>
          </table:table-cell>
          <table:table-cell office:value-type="string">
            <text:p>Cerveja Itaipava 350ml(R)</text:p>
          </table:table-cell>
          <table:table-cell office:value-type="string">
            <text:p>Procedência: Brasil – Petropolis – RS </text:p>
          </table:table-cell>
          <table:table-cell office:value-type="string">
            <text:p>Volume: 350 ml</text:p>
          </table:table-cell>
          <table:table-cell office:value-type="string">
            <text:p>Teor Alcoolico: 4,5 % </text:p>
          </table:table-cell>
          <table:table-cell office:value-type="string">
            <text:p>Embalagem: Lata</text:p>
          </table:table-cell>
          <table:table-cell office:value-type="string">
            <text:p>Quantidade: Caixa C/ 12 Lata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19</text:p>
          </table:table-cell>
          <table:table-cell office:value-type="string">
            <text:p>Cerveja Budweiser 350ml 12Un</text:p>
          </table:table-cell>
          <table:table-cell office:value-type="string">
            <text:p> Procedência: Brasil</text:p>
          </table:table-cell>
          <table:table-cell office:value-type="string">
            <text:p>Peso Bruto: 0,350Kg</text:p>
          </table:table-cell>
          <table:table-cell office:value-type="string">
            <text:p>Peso Liquido: 0,350Kg</text:p>
          </table:table-cell>
          <table:table-cell office:value-type="string">
            <text:p>Embalagem: Lata</text:p>
          </table:table-cell>
          <table:table-cell office:value-type="string">
            <text:p>Quantidade : cada caixa contém 12 lat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0</text:p>
          </table:table-cell>
          <table:table-cell office:value-type="string">
            <text:p>Cerveja Skol 350ml 12Un(R)</text:p>
          </table:table-cell>
          <table:table-cell office:value-type="string">
            <text:p> Procedência: Brasil </text:p>
          </table:table-cell>
          <table:table-cell office:value-type="string">
            <text:p>Volume: 350 ml</text:p>
          </table:table-cell>
          <table:table-cell office:value-type="string">
            <text:p>Teor Alcolico: 4,7%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1</text:p>
          </table:table-cell>
          <table:table-cell office:value-type="string">
            <text:p>Cerveja Brahma 350ml(R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Teor Alcoólico: 4,8% </text:p>
          </table:table-cell>
          <table:table-cell office:value-type="string">
            <text:p> 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2</text:p>
          </table:table-cell>
          <table:table-cell office:value-type="string">
            <text:p>Cerveja Skolzinha 269ml 15Un</text:p>
          </table:table-cell>
          <table:table-cell office:value-type="string">
            <text:p>Procedência: Brasil&lt;br/&gt;</text:p>
            <text:p>Peso Bruto: 269ml&lt;br/&gt;</text:p>
            <text:p>Peso Liquido: 269ml&lt;br/&gt;</text:p>
            <text:p>Embalagem: Lata&lt;br/&gt;</text:p>
            <text:p>Quantidade: Cada caixa contém 15 lat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3</text:p>
          </table:table-cell>
          <table:table-cell office:value-type="string">
            <text:p>Cerveja Skol Latão 473ml</text:p>
          </table:table-cell>
          <table:table-cell office:value-type="string">
            <text:p>Procedência: Europa</text:p>
          </table:table-cell>
          <table:table-cell office:value-type="string">
            <text:p>Volume: 473 ml</text:p>
          </table:table-cell>
          <table:table-cell office:value-type="string">
            <text:p>Teor Alcoólico: 4,7 % 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4</text:p>
          </table:table-cell>
          <table:table-cell office:value-type="string">
            <text:p>Cerveja Skol 350ml 12Un.(GP2)</text:p>
          </table:table-cell>
          <table:table-cell office:value-type="string">
            <text:p>Procedência: Brasil </text:p>
          </table:table-cell>
          <table:table-cell office:value-type="string">
            <text:p>Volume: 350 ml</text:p>
          </table:table-cell>
          <table:table-cell office:value-type="string">
            <text:p>Teor Alcolico: 4,7%</text:p>
          </table:table-cell>
          <table:table-cell office:value-type="string">
            <text:p>Embalagem: Lata</text:p>
          </table:table-cell>
          <table:table-cell office:value-type="string">
            <text:p>Quantidade: Caixa c/ 12 latas</text:p>
          </table:table-cell>
          <table:table-cell office:value-type="string">
            <text:p>Formato de venda: Caixa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5</text:p>
          </table:table-cell>
          <table:table-cell office:value-type="string">
            <text:p>Cerveja Itaipava 350ml(GP2)</text:p>
          </table:table-cell>
          <table:table-cell office:value-type="string">
            <text:p>Procedência: Brasil – Petropolis – RS </text:p>
          </table:table-cell>
          <table:table-cell office:value-type="string">
            <text:p>Volume: 350 ml</text:p>
          </table:table-cell>
          <table:table-cell office:value-type="string">
            <text:p>Teor Alcoolico: 4,5 % </text:p>
          </table:table-cell>
          <table:table-cell office:value-type="string">
            <text:p>Embalagem: Lata</text:p>
          </table:table-cell>
          <table:table-cell office:value-type="string">
            <text:p>Quantidade: Caixa C/ 12 Lata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6</text:p>
          </table:table-cell>
          <table:table-cell office:value-type="string">
            <text:p>Cerveja Brahma 350ml (GP2)</text:p>
          </table:table-cell>
          <table:table-cell office:value-type="string">
            <text:p>Procedência: Brasil</text:p>
          </table:table-cell>
          <table:table-cell office:value-type="string">
            <text:p>Volume: 350 ml</text:p>
          </table:table-cell>
          <table:table-cell office:value-type="string">
            <text:p>Teor Alcoólico: 4,8% </text:p>
          </table:table-cell>
          <table:table-cell office:value-type="string">
            <text:p>Embalagem: Lata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7</text:p>
          </table:table-cell>
          <table:table-cell office:value-type="string">
            <text:p>Agua Mineral Crystal S/ Gas 500ml(R)</text:p>
          </table:table-cell>
          <table:table-cell office:value-type="string">
            <text:p>Procedência: Brasil – Mogi das Cruzes  – SP</text:p>
          </table:table-cell>
          <table:table-cell office:value-type="string">
            <text:p>Volume: 500 ml</text:p>
          </table:table-cell>
          <table:table-cell office:value-type="string">
            <text:p>Embalagem: Pet</text:p>
          </table:table-cell>
          <table:table-cell office:value-type="string">
            <text:p>Quantidade: Pacote C/ 12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8</text:p>
          </table:table-cell>
          <table:table-cell office:value-type="string">
            <text:p>Agua Mineral Nestle S/ Gas 1,5L</text:p>
          </table:table-cell>
          <table:table-cell office:value-type="string">
            <text:p>Procedência: Mogi das Cruzes- SP</text:p>
          </table:table-cell>
          <table:table-cell office:value-type="string">
            <text:p>Volume: 1,5 L</text:p>
          </table:table-cell>
          <table:table-cell office:value-type="string">
            <text:p>Embalagem: Pet</text:p>
          </table:table-cell>
          <table:table-cell office:value-type="string">
            <text:p>Quantidade: Fardo C/ 6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29</text:p>
          </table:table-cell>
          <table:table-cell office:value-type="string">
            <text:p>Agua Mineral Bonafont S/ Gas 500ML C/24</text:p>
          </table:table-cell>
          <table:table-cell office:value-type="string">
            <text:p>Procedência: Brasil</text:p>
          </table:table-cell>
          <table:table-cell office:value-type="string">
            <text:p>Peso Bruto: 0,500 ML </text:p>
          </table:table-cell>
          <table:table-cell office:value-type="string">
            <text:p>Peso Líquido: 0,500 ML</text:p>
          </table:table-cell>
          <table:table-cell office:value-type="string">
            <text:p>Embalagem Primária: Garrafa pet</text:p>
          </table:table-cell>
          <table:table-cell office:value-type="string">
            <text:p>Embalagem Secundária: Fardo com 24 garrafas pe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0</text:p>
          </table:table-cell>
          <table:table-cell office:value-type="string">
            <text:p>Agua Mineral Nestle S/ Gas 510ml</text:p>
          </table:table-cell>
          <table:table-cell office:value-type="string">
            <text:p>Procedência: Brasil – SP</text:p>
          </table:table-cell>
          <table:table-cell office:value-type="string">
            <text:p>Volume: 510 ml</text:p>
          </table:table-cell>
          <table:table-cell office:value-type="string">
            <text:p>Embalagem Primária: Pet plástico</text:p>
          </table:table-cell>
          <table:table-cell office:value-type="string">
            <text:p>Quantidade: Caixa C/ 12 pets 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1</text:p>
          </table:table-cell>
          <table:table-cell office:value-type="string">
            <text:p>Água de Coco Ducoco 1L</text:p>
          </table:table-cell>
          <table:table-cell office:value-type="string">
            <text:p>Procedência: Brasil – Linhares – ES</text:p>
          </table:table-cell>
          <table:table-cell office:value-type="string">
            <text:p>Volume: 1L</text:p>
          </table:table-cell>
          <table:table-cell office:value-type="string">
            <text:p>Embalagem Primária: Caixinha de 1 L</text:p>
          </table:table-cell>
          <table:table-cell office:value-type="string">
            <text:p>Quantidade: Caixa C/ 12Unid</text:p>
          </table:table-cell>
          <table:table-cell office:value-type="string">
            <text:p>Formato de venda: Unid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2</text:p>
          </table:table-cell>
          <table:table-cell office:value-type="string">
            <text:p>Água de Coco Sococo   24×200 ML</text:p>
          </table:table-cell>
          <table:table-cell office:value-type="string">
            <text:p>Procedência: Brasil</text:p>
          </table:table-cell>
          <table:table-cell office:value-type="string">
            <text:p>Peso Bruto: 200 ML</text:p>
          </table:table-cell>
          <table:table-cell office:value-type="string">
            <text:p>Peso Líquido: 200 Ml</text:p>
          </table:table-cell>
          <table:table-cell office:value-type="string">
            <text:p>Embalagem Primária: Fardinho com 3 unidades</text:p>
          </table:table-cell>
          <table:table-cell office:value-type="string">
            <text:p>Embalagem Secundária: Caixa com 8 fardinhos com 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3</text:p>
          </table:table-cell>
          <table:table-cell office:value-type="string">
            <text:p>Água de Coco Ducoco   27×200 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4</text:p>
          </table:table-cell>
          <table:table-cell office:value-type="string">
            <text:p>Água de Coco Sococo   1L</text:p>
          </table:table-cell>
          <table:table-cell office:value-type="string">
            <text:p>Procedência: Brasil – AL</text:p>
          </table:table-cell>
          <table:table-cell office:value-type="string">
            <text:p>Volume: 1L </text:p>
          </table:table-cell>
          <table:table-cell office:value-type="string">
            <text:p>Embalagem: Caixa  </text:p>
          </table:table-cell>
          <table:table-cell office:value-type="string">
            <text:p>Quantidade: Caixa C/ 12 Unid</text:p>
          </table:table-cell>
          <table:table-cell office:value-type="string">
            <text:p>Formato de venda: U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5</text:p>
          </table:table-cell>
          <table:table-cell office:value-type="string">
            <text:p>Agua Mineral Crystal com Gas 500ml (12 und)</text:p>
          </table:table-cell>
          <table:table-cell office:value-type="string">
            <text:p>Procedência: Brasil – Mogi das Cruzes  – SP</text:p>
          </table:table-cell>
          <table:table-cell office:value-type="string">
            <text:p>Volume: 500 ml</text:p>
          </table:table-cell>
          <table:table-cell office:value-type="string">
            <text:p>Embalagem: Pet</text:p>
          </table:table-cell>
          <table:table-cell office:value-type="string">
            <text:p>Quantidade: Pacote C/ 12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6</text:p>
          </table:table-cell>
          <table:table-cell office:value-type="string">
            <text:p>Agua Mineral Bonafont S/ Gas 1,5L C/8</text:p>
          </table:table-cell>
          <table:table-cell office:value-type="string">
            <text:p>Procedência: Brasil – SP</text:p>
          </table:table-cell>
          <table:table-cell office:value-type="string">
            <text:p>Volume:1,5L</text:p>
          </table:table-cell>
          <table:table-cell office:value-type="string">
            <text:p>Embalagem: Pet plástico</text:p>
          </table:table-cell>
          <table:table-cell office:value-type="string">
            <text:p>Quantidade: Caixa C/ 8 pets  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7</text:p>
          </table:table-cell>
          <table:table-cell office:value-type="string">
            <text:p>Agua Mineral Crystal S/ Gas 500ml(GP2)</text:p>
          </table:table-cell>
          <table:table-cell office:value-type="string">
            <text:p>Procedência: Brasil – Mogi das Cruzes  – SP</text:p>
          </table:table-cell>
          <table:table-cell office:value-type="string">
            <text:p>Volume: 500 ml</text:p>
          </table:table-cell>
          <table:table-cell office:value-type="string">
            <text:p>Embalagem: Pet</text:p>
          </table:table-cell>
          <table:table-cell office:value-type="string">
            <text:p>Quantidade: Pacote C/ 12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8</text:p>
          </table:table-cell>
          <table:table-cell office:value-type="string">
            <text:p>Agua Mineral Crystal S/ Gas 1,5L PCT C/06 UND</text:p>
          </table:table-cell>
          <table:table-cell office:value-type="string">
            <text:p>Procedencia: Mogi das Cruzes- SP</text:p>
          </table:table-cell>
          <table:table-cell office:value-type="string">
            <text:p>Volume: 1,5 L</text:p>
          </table:table-cell>
          <table:table-cell office:value-type="string">
            <text:p>Embalagem: Pet</text:p>
          </table:table-cell>
          <table:table-cell office:value-type="string">
            <text:p>Quantidade: Fardo C/ 6 Unid</text:p>
          </table:table-cell>
          <table:table-cell office:value-type="string">
            <text:p>Formato de venda: P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39</text:p>
          </table:table-cell>
          <table:table-cell office:value-type="string">
            <text:p>Suporte Tripé 500Un</text:p>
          </table:table-cell>
          <table:table-cell office:value-type="string">
            <text:p>Procedência: Brasil – SP</text:p>
          </table:table-cell>
          <table:table-cell office:value-type="string">
            <text:p>Peso líquido: 1,010 kg</text:p>
          </table:table-cell>
          <table:table-cell office:value-type="string">
            <text:p>Embalagem: Saco plástico</text:p>
          </table:table-cell>
          <table:table-cell office:value-type="string">
            <text:p>Quantidade :Pacote C/50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0</text:p>
          </table:table-cell>
          <table:table-cell office:value-type="string">
            <text:p>Saco de Lixo Especial 100L</text:p>
          </table:table-cell>
          <table:table-cell office:value-type="string">
            <text:p> Procedência: Brasil – SP</text:p>
          </table:table-cell>
          <table:table-cell office:value-type="string">
            <text:p>Peso Liquido: 2,660 Kg (aproximado)</text:p>
          </table:table-cell>
          <table:table-cell office:value-type="string">
            <text:p> Embalagem: Peça embaladas à vácuo</text:p>
          </table:table-cell>
          <table:table-cell office:value-type="string">
            <text:p>Quantidade: Fardo C/ 100 Unid</text:p>
          </table:table-cell>
          <table:table-cell office:value-type="string"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1</text:p>
          </table:table-cell>
          <table:table-cell office:value-type="string">
            <text:p>Limpador Practice Bom Bril Multi Uso 500ml</text:p>
          </table:table-cell>
          <table:table-cell office:value-type="string">
            <text:p>Procedência: Brasil – SP</text:p>
          </table:table-cell>
          <table:table-cell office:value-type="string">
            <text:p>Peso Bruto: 500ml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12 FR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2</text:p>
          </table:table-cell>
          <table:table-cell office:value-type="string">
            <text:p>Esponja de Aço Q. Lustro Fdo C/ 14 Und</text:p>
          </table:table-cell>
          <table:table-cell office:value-type="string">
            <text:p>Procedência: Brasil – MG</text:p>
          </table:table-cell>
          <table:table-cell office:value-type="string">
            <text:p>Peso Bruto: 60g</text:p>
          </table:table-cell>
          <table:table-cell office:value-type="string">
            <text:p>Embalagem: Fardo com 14 embalagens plástica </text:p>
          </table:table-cell>
          <table:table-cell office:value-type="string">
            <text:p>Quantidade: Fardão C/ 10 Fardos</text:p>
          </table:table-cell>
          <table:table-cell office:value-type="string">
            <text:p>Formato de venda: Far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3</text:p>
          </table:table-cell>
          <table:table-cell office:value-type="string">
            <text:p>Esponja de Aço Bom Bril 1001 Util. Fdo C/14 Und</text:p>
          </table:table-cell>
          <table:table-cell office:value-type="string">
            <text:p>Procedência: Brasil – SP</text:p>
          </table:table-cell>
          <table:table-cell office:value-type="string">
            <text:p>Peso Bruto: 84 g </text:p>
          </table:table-cell>
          <table:table-cell office:value-type="string">
            <text:p>Peso Líquido: 84 g</text:p>
          </table:table-cell>
          <table:table-cell office:value-type="string">
            <text:p>Embalagem Primária: Fardo com 14 embalagens plástica </text:p>
          </table:table-cell>
          <table:table-cell office:value-type="string">
            <text:p>Embalagem Secundária: Fardão com 10 fardos&lt;br/&gt;</text:p>
            <text:p>Formato de venda: Far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4</text:p>
          </table:table-cell>
          <table:table-cell office:value-type="string">
            <text:p>Esponja Multiuso Bom Bril 1001 Utilidades Pct C/ 3 Und</text:p>
          </table:table-cell>
          <table:table-cell office:value-type="string">
            <text:p>Procedência: Brasil – SP</text:p>
          </table:table-cell>
          <table:table-cell office:value-type="string">
            <text:p>Peso Bruto: 3g </text:p>
          </table:table-cell>
          <table:table-cell office:value-type="string">
            <text:p>Embalagem: Embalagem</text:p>
          </table:table-cell>
          <table:table-cell office:value-type="string">
            <text:p>Quantidade: Caixa C/ 40 conjuntos de 3 unidade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5</text:p>
          </table:table-cell>
          <table:table-cell office:value-type="string">
            <text:p>Detergente Limpol Neutro C/glicerina 5 L</text:p>
          </table:table-cell>
          <table:table-cell office:value-type="string">
            <text:p>Procedência: Brasil – SP</text:p>
          </table:table-cell>
          <table:table-cell office:value-type="string">
            <text:p>Peso Bruto: 5L</text:p>
          </table:table-cell>
          <table:table-cell office:value-type="string">
            <text:p>Embalagem: Peça embaladas à vácuo</text:p>
          </table:table-cell>
          <table:table-cell office:value-type="string">
            <text:p>Quantidade:Caixa C/ 4 Unid</text:p>
          </table:table-cell>
          <table:table-cell office:value-type="string">
            <text:p>Formato de venda: Galã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6</text:p>
          </table:table-cell>
          <table:table-cell office:value-type="string">
            <text:p>Água Sanitária  1L</text:p>
          </table:table-cell>
          <table:table-cell office:value-type="string">
            <text:p>Procedência: Brasil – SP</text:p>
          </table:table-cell>
          <table:table-cell office:value-type="string">
            <text:p>Volume: 1L</text:p>
          </table:table-cell>
          <table:table-cell office:value-type="string">
            <text:p>Embalagem: Primária – Caixa de Papelão / Secundária – Fras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7</text:p>
          </table:table-cell>
          <table:table-cell office:value-type="string">
            <text:p>Alcool Tupi 92% 1 L</text:p>
          </table:table-cell>
          <table:table-cell office:value-type="string">
            <text:p>Procedência: Brasil – SP</text:p>
          </table:table-cell>
          <table:table-cell office:value-type="string">
            <text:p>Peso líquido: 1 Lt</text:p>
          </table:table-cell>
          <table:table-cell office:value-type="string">
            <text:p>Embalagem: Frasco plástico</text:p>
          </table:table-cell>
          <table:table-cell office:value-type="string">
            <text:p>Quantidade: Caixa C/ 12 Unid</text:p>
          </table:table-cell>
          <table:table-cell office:value-type="string">
            <text:p>Formato de venda: Frasc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8</text:p>
          </table:table-cell>
          <table:table-cell office:value-type="string">
            <text:p>Limpador Veja Multi Uso 500ml</text:p>
          </table:table-cell>
          <table:table-cell office:value-type="string">
            <text:p>Procedência: Brasil</text:p>
          </table:table-cell>
          <table:table-cell office:value-type="string">
            <text:p>Peso líquido: 500 ml</text:p>
          </table:table-cell>
          <table:table-cell office:value-type="string">
            <text:p>Peso drenado: 540 ml</text:p>
          </table:table-cell>
          <table:table-cell office:value-type="string">
            <text:p>Embalagem: Frasco plástico</text:p>
          </table:table-cell>
          <table:table-cell office:value-type="string">
            <text:p>Quantidade: 24 frascos por caix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49</text:p>
          </table:table-cell>
          <table:table-cell office:value-type="string">
            <text:p>Bolsa Redonda Térmica P/ Pizza Gigante Vermelha</text:p>
          </table:table-cell>
          <table:table-cell office:value-type="string">
            <text:p> Procedência: Brasil</text:p>
          </table:table-cell>
          <table:table-cell office:value-type="string">
            <text:p>Peso bruto: 200g aproximados</text:p>
          </table:table-cell>
          <table:table-cell office:value-type="string">
            <text:p>Peso líquido: 200g aproximados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0</text:p>
          </table:table-cell>
          <table:table-cell office:value-type="string">
            <text:p>Detergente Neutro Limpol 500ml – 6Un</text:p>
          </table:table-cell>
          <table:table-cell office:value-type="string">
            <text:p>Procedência: Brasil – SP</text:p>
          </table:table-cell>
          <table:table-cell office:value-type="string">
            <text:p>Peso Bruto: 500 ml</text:p>
          </table:table-cell>
          <table:table-cell office:value-type="string">
            <text:p>Embalagem: Frasco</text:p>
          </table:table-cell>
          <table:table-cell office:value-type="string">
            <text:p>Quantidade: Caixa C/ 4  Pct de 6 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1</text:p>
          </table:table-cell>
          <table:table-cell office:value-type="string">
            <text:p>Bolsa Redonda Térmica P/ Pizza Gigante Azul</text:p>
          </table:table-cell>
          <table:table-cell office:value-type="string">
            <text:p>Procedência: Brasil</text:p>
          </table:table-cell>
          <table:table-cell office:value-type="string">
            <text:p>Peso bruto: 200g aproximados&lt;br/&gt;</text:p>
            <text:p>Peso líquido: 200g aproximados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2</text:p>
          </table:table-cell>
          <table:table-cell office:value-type="string">
            <text:p>Baú Mochila p/ Pizza Gigante</text:p>
          </table:table-cell>
          <table:table-cell office:value-type="string">
            <text:p>Procedência: Brasil</text:p>
          </table:table-cell>
          <table:table-cell office:value-type="string">
            <text:p>Peso bruto: 2 kg</text:p>
          </table:table-cell>
          <table:table-cell office:value-type="string">
            <text:p>Peso líquido: 2 kg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>Obs: Caixa Gigan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3</text:p>
          </table:table-cell>
          <table:table-cell office:value-type="string">
            <text:p>Baú Mochila p/ Marmitex (5 bandejas)</text:p>
          </table:table-cell>
          <table:table-cell office:value-type="string">
            <text:p>Procedência: Brasil</text:p>
          </table:table-cell>
          <table:table-cell office:value-type="string">
            <text:p>Peso bruto: 2 kg</text:p>
          </table:table-cell>
          <table:table-cell office:value-type="string">
            <text:p>Peso líquido: 2 kg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>Obs: Caixa 5 bandej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4</text:p>
          </table:table-cell>
          <table:table-cell office:value-type="string">
            <text:p>Baú Mochila p/ Pizza Revestido Metalisado</text:p>
          </table:table-cell>
          <table:table-cell office:value-type="string">
            <text:p>Procedência: Brasil</text:p>
          </table:table-cell>
          <table:table-cell office:value-type="string">
            <text:p>Peso líquido: 1,4 kg</text:p>
          </table:table-cell>
          <table:table-cell office:value-type="string">
            <text:p>Embalagem: Saco Plástico</text:p>
          </table:table-cell>
          <table:table-cell office:value-type="string">
            <text:p>Quantidade: Avulsa</text:p>
          </table:table-cell>
          <table:table-cell office:value-type="string">
            <text:p>Formato de venda: Unid</text:p>
          </table:table-cell>
          <table:table-cell office:value-type="string">
            <text:p>Obs: Caixa Revestida Internamente Metalis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5</text:p>
          </table:table-cell>
          <table:table-cell office:value-type="string">
            <text:p>Baú Mochila p/ Pizza Amarelo/Preto</text:p>
          </table:table-cell>
          <table:table-cell office:value-type="string">
            <text:p>Procedência: Brasil</text:p>
          </table:table-cell>
          <table:table-cell office:value-type="string">
            <text:p>Peso líquido: 1,4 kg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>Formato de venda: Unid</text:p>
          </table:table-cell>
          <table:table-cell office:value-type="string">
            <text:p>Obs: Contém 2 porta pet em cada l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6</text:p>
          </table:table-cell>
          <table:table-cell office:value-type="string">
            <text:p>Bolsa Redonda Térmica P/ Pizza Vermelha 35cm</text:p>
          </table:table-cell>
          <table:table-cell office:value-type="string">
            <text:p>Procedência: Brasil&lt;br/&gt;</text:p>
            <text:p>Peso bruto: 200g aproximados&lt;br/&gt;</text:p>
            <text:p>Peso líquido: 200g aproximados&lt;br/&gt;</text:p>
            <text:p>Embalagem: Saco plástico&lt;br/&gt;</text:p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7</text:p>
          </table:table-cell>
          <table:table-cell office:value-type="string">
            <text:p>Caixa de Isopor P/ Baú Mochila</text:p>
          </table:table-cell>
          <table:table-cell office:value-type="string">
            <text:p>Procedência: Brasil – SP</text:p>
          </table:table-cell>
          <table:table-cell office:value-type="string">
            <text:p>Peso Liquido: 760g</text:p>
          </table:table-cell>
          <table:table-cell office:value-type="string">
            <text:p>Embalagem: Produto de isopor embalado com plástico.</text:p>
          </table:table-cell>
          <table:table-cell office:value-type="string">
            <text:p>Quantidade: Avulso</text:p>
          </table:table-cell>
          <table:table-cell office:value-type="string">
            <text:p>Formato de venda: UN</text:p>
          </table:table-cell>
          <table:table-cell office:value-type="string">
            <text:p>OBS: Capacidade: 45 Litro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8</text:p>
          </table:table-cell>
          <table:table-cell office:value-type="string">
            <text:p>Baú Mochila p/ Pizza Verde/Preto</text:p>
          </table:table-cell>
          <table:table-cell office:value-type="string">
            <text:p>Procedência: Brasil</text:p>
          </table:table-cell>
          <table:table-cell office:value-type="string">
            <text:p>Peso líquido: 1,4 kg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>Formato de venda: Uni </text:p>
          </table:table-cell>
          <table:table-cell office:value-type="string">
            <text:p>Obs: Contém 2 porta pet em cada l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59</text:p>
          </table:table-cell>
          <table:table-cell office:value-type="string">
            <text:p>Baú Mochila p/ Pizza Vermelho/Preto</text:p>
          </table:table-cell>
          <table:table-cell office:value-type="string">
            <text:p>Procedência: Brasil&lt;br/&gt;</text:p>
            <text:p>Peso: 1,4 kg&lt;br/&gt;</text:p>
            <text:p>Embalagem: Saco plástico&lt;br/&gt;</text:p>
            <text:p>Quantidade: Avulso&lt;br/&gt;</text:p>
            <text:p>Obs: Contém 2 porta pet em cada lado&lt;br/&gt;</text:p>
            <text:p>Medidas internas: CM 0,40 / LG 0,30 / AT 0,37&lt;br/&gt;</text:p>
            <text:p>Medidas externas: CM 0,46 / LG 0,39 / AT 0,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0</text:p>
          </table:table-cell>
          <table:table-cell office:value-type="string">
            <text:p>Fósforos c/ 10 Cxs</text:p>
          </table:table-cell>
          <table:table-cell office:value-type="string">
            <text:p>Procedência: Brasil – SP</text:p>
          </table:table-cell>
          <table:table-cell office:value-type="string">
            <text:p>Peso líquido: 100 g     </text:p>
          </table:table-cell>
          <table:table-cell office:value-type="string">
            <text:p>Embalagem: Pacote</text:p>
          </table:table-cell>
          <table:table-cell office:value-type="string">
            <text:p>Quantidade: Pacote C/ 20 caixas de 50 palitos</text:p>
          </table:table-cell>
          <table:table-cell office:value-type="string">
            <text:p>Formato de venda: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1</text:p>
          </table:table-cell>
          <table:table-cell office:value-type="string">
            <text:p>Tabuleiro p/ Pizzaria Poletileno  60x48cm</text:p>
          </table:table-cell>
          <table:table-cell office:value-type="string">
            <text:p>Procedência: Brasil</text:p>
          </table:table-cell>
          <table:table-cell office:value-type="string">
            <text:p>Peso Bruto: 2,350 kg</text:p>
          </table:table-cell>
          <table:table-cell office:value-type="string">
            <text:p>Peso líquido: 2,350 kg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Produto feito de Poletile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2</text:p>
          </table:table-cell>
          <table:table-cell office:value-type="string">
            <text:p>Pá de Madeira 44cm</text:p>
          </table:table-cell>
          <table:table-cell office:value-type="string">
            <text:p>Procedência: Brasil</text:p>
          </table:table-cell>
          <table:table-cell office:value-type="string">
            <text:p>Peso bruto: 2 Kg</text:p>
          </table:table-cell>
          <table:table-cell office:value-type="string">
            <text:p>Peso líquido: 2 Kg</text:p>
          </table:table-cell>
          <table:table-cell office:value-type="string">
            <text:p>Embalagem: Exposta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3</text:p>
          </table:table-cell>
          <table:table-cell office:value-type="string">
            <text:p>Luva Descartável 100Un</text:p>
          </table:table-cell>
          <table:table-cell office:value-type="string">
            <text:p>Procedência: Brasil&lt;br/&gt;</text:p>
            <text:p>Embalagem: Plástico&lt;br/&gt;</text:p>
            <text:p>Quantidade: Pacote com 100 luvas ca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4</text:p>
          </table:table-cell>
          <table:table-cell office:value-type="string">
            <text:p>Rolo de Polietileno Grande</text:p>
          </table:table-cell>
          <table:table-cell office:value-type="string">
            <text:p>Procedência: Brasil&lt;br/&gt;</text:p>
            <text:p>Peso Bruto: 1,150 kg </text:p>
          </table:table-cell>
          <table:table-cell office:value-type="string">
            <text:p>Peso Líquido: 1,150 kg&lt;br/&gt;</text:p>
            <text:p>Embalagem: Exposto </text:p>
          </table:table-cell>
          <table:table-cell office:value-type="string">
            <text:p>Quantidade: caixa com 06 unidades </text:p>
          </table:table-cell>
          <table:table-cell office:value-type="string">
            <text:p>tamanho 40cm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5</text:p>
          </table:table-cell>
          <table:table-cell office:value-type="string">
            <text:p>Varredor de Forno comum 30cm</text:p>
          </table:table-cell>
          <table:table-cell office:value-type="string">
            <text:p>Procedência: Brasil – SP</text:p>
          </table:table-cell>
          <table:table-cell office:value-type="string">
            <text:p>Peso líquido: 1 kg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Formato de venda: Unid </text:p>
          </table:table-cell>
          <table:table-cell office:value-type="string">
            <text:p>Obs: Cabo de madeira e escova de bagaço de co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6</text:p>
          </table:table-cell>
          <table:table-cell office:value-type="string">
            <text:p>Varredor Limpa Pedra</text:p>
          </table:table-cell>
          <table:table-cell office:value-type="string">
            <text:p>Procedência: Brasil – SP</text:p>
          </table:table-cell>
          <table:table-cell office:value-type="string">
            <text:p>Peso bruto: 1 kg</text:p>
          </table:table-cell>
          <table:table-cell office:value-type="string">
            <text:p>Embalagem: Exposto</text:p>
          </table:table-cell>
          <table:table-cell office:value-type="string">
            <text:p>Quantidade: Avulso/ Tamanho 29 cm</text:p>
          </table:table-cell>
          <table:table-cell office:value-type="string">
            <text:p>Formato de venda: Unid</text:p>
          </table:table-cell>
          <table:table-cell office:value-type="string">
            <text:p>Obs:: Cabo de madeira e escova de bagaço de coc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7</text:p>
          </table:table-cell>
          <table:table-cell office:value-type="string">
            <text:p>Touca Descartável Pct c/ 20Un</text:p>
          </table:table-cell>
          <table:table-cell office:value-type="string">
            <text:p>Procedência: Brasil -SP</text:p>
          </table:table-cell>
          <table:table-cell office:value-type="string">
            <text:p>Peso Líquido: 0,06g</text:p>
          </table:table-cell>
          <table:table-cell office:value-type="string">
            <text:p>Embalagem: Saco plástico</text:p>
          </table:table-cell>
          <table:table-cell office:value-type="string">
            <text:p>Quantidade:  40 UN</text:p>
          </table:table-cell>
          <table:table-cell office:value-type="string">
            <text:p>Formato de venda: UN </text:p>
          </table:table-cell>
          <table:table-cell office:value-type="string">
            <text:p>OBS :Caixa C/ 40 pacotes c/20 un ca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8</text:p>
          </table:table-cell>
          <table:table-cell office:value-type="string">
            <text:p>Suporte de Vime P/ Forma Pizza 35</text:p>
          </table:table-cell>
          <table:table-cell office:value-type="string">
            <text:p>Procedência: Brasil</text:p>
          </table:table-cell>
          <table:table-cell office:value-type="string">
            <text:p>Embalagem: Avuls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69</text:p>
          </table:table-cell>
          <table:table-cell office:value-type="string">
            <text:p>Tampa P/ Forma Pizza 35</text:p>
          </table:table-cell>
          <table:table-cell office:value-type="string">
            <text:p>Procedência: Brasil</text:p>
          </table:table-cell>
          <table:table-cell office:value-type="string">
            <text:p>Embalagem: Avuls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0</text:p>
          </table:table-cell>
          <table:table-cell office:value-type="string">
            <text:p>Suporte De Madeira P/ Forma Pizza 35</text:p>
          </table:table-cell>
          <table:table-cell office:value-type="string">
            <text:p>Procedência: Brasil</text:p>
          </table:table-cell>
          <table:table-cell office:value-type="string">
            <text:p>Embalagem: Avulso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1</text:p>
          </table:table-cell>
          <table:table-cell office:value-type="string">
            <text:p>Luva de Latex 10 Un</text:p>
          </table:table-cell>
          <table:table-cell office:value-type="string">
            <text:p>Procedência: Brasil</text:p>
          </table:table-cell>
          <table:table-cell office:value-type="string">
            <text:p>Peso Liquido: 60g </text:p>
          </table:table-cell>
          <table:table-cell office:value-type="string">
            <text:p>Embalagem: Látex</text:p>
          </table:table-cell>
          <table:table-cell office:value-type="string">
            <text:p>Quantidade: Pct c/ 10 Luvas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2</text:p>
          </table:table-cell>
          <table:table-cell office:value-type="string">
            <text:p>Pá de Ferro com Cabo de Madeira 38cm</text:p>
          </table:table-cell>
          <table:table-cell office:value-type="string">
            <text:p>Procedência: Brasileira</text:p>
          </table:table-cell>
          <table:table-cell office:value-type="string">
            <text:p>Quantidade: Avulso</text:p>
          </table:table-cell>
          <table:table-cell office:value-type="string">
            <text:p>Altura: 1,90 M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3</text:p>
          </table:table-cell>
          <table:table-cell office:value-type="string">
            <text:p>Forma  de Aluminio P/ Pizza 35</text:p>
          </table:table-cell>
          <table:table-cell office:value-type="string">
            <text:p>Procedência: Brasil – SP</text:p>
          </table:table-cell>
          <table:table-cell office:value-type="string">
            <text:p>Peso líquido: 250 g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 Formato de venda: Unid</text:p>
          </table:table-cell>
          <table:table-cell office:value-type="string">
            <text:p>Forma de alumínio  p/ pizza 35 com espessura de 0,8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4</text:p>
          </table:table-cell>
          <table:table-cell office:value-type="string">
            <text:p>Mascara c/ Elastico 50 Un</text:p>
          </table:table-cell>
          <table:table-cell office:value-type="string">
            <text:p>Procedência: Brasil – SP</text:p>
          </table:table-cell>
          <table:table-cell office:value-type="string">
            <text:p>Peso Bruto: 8g</text:p>
          </table:table-cell>
          <table:table-cell office:value-type="string">
            <text:p>Embalagem: Saco Plastico  </text:p>
          </table:table-cell>
          <table:table-cell office:value-type="string">
            <text:p>Quantidade: Caixa C/ 20 UN</text:p>
          </table:table-cell>
          <table:table-cell office:value-type="string">
            <text:p>Formato de venda: Pct </text:p>
          </table:table-cell>
          <table:table-cell office:value-type="string">
            <text:p>OBS: Caixa 20x50uni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5</text:p>
          </table:table-cell>
          <table:table-cell office:value-type="string">
            <text:p>Varredor de forno comum 40cm</text:p>
          </table:table-cell>
          <table:table-cell office:value-type="string">
            <text:p>Procedência: Brasil</text:p>
          </table:table-cell>
          <table:table-cell office:value-type="string">
            <text:p>Peso líquido: 1,7 kg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Características: Cabo de madeira e escova de bagaço de co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6</text:p>
          </table:table-cell>
          <table:table-cell office:value-type="string">
            <text:p>Jaleco G</text:p>
          </table:table-cell>
          <table:table-cell office:value-type="string">
            <text:p>Procedência: Brasil – SP</text:p>
          </table:table-cell>
          <table:table-cell office:value-type="string">
            <text:p>Peso bruto: 18 g</text:p>
          </table:table-cell>
          <table:table-cell office:value-type="string">
            <text:p>Embalagem: Saco plástico</text:p>
          </table:table-cell>
          <table:table-cell office:value-type="string">
            <text:p>Quantidade: Caixa C/ 30 UN</text:p>
          </table:table-cell>
          <table:table-cell office:value-type="string">
            <text:p>Formato de venda:  UN </text:p>
          </table:table-cell>
          <table:table-cell office:value-type="string">
            <text:p>Características: Jaleco em tecido, tamanho g , n° 5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7</text:p>
          </table:table-cell>
          <table:table-cell office:value-type="string">
            <text:p>Jaleco GG</text:p>
          </table:table-cell>
          <table:table-cell office:value-type="string">
            <text:p>Procedência: Brasil – SP</text:p>
          </table:table-cell>
          <table:table-cell office:value-type="string">
            <text:p>Peso bruto: 18g</text:p>
          </table:table-cell>
          <table:table-cell office:value-type="string">
            <text:p>Embalagem: Saco plástico</text:p>
          </table:table-cell>
          <table:table-cell office:value-type="string">
            <text:p>Quantidade: Caixa C/ 30 UN</text:p>
          </table:table-cell>
          <table:table-cell office:value-type="string">
            <text:p>Formato de venda:  UN </text:p>
          </table:table-cell>
          <table:table-cell office:value-type="string">
            <text:p>Características: Jaleco em tecido, tamanho g , n° 5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8</text:p>
          </table:table-cell>
          <table:table-cell office:value-type="string">
            <text:p>Vassourinha p/ Mesa</text:p>
          </table:table-cell>
          <table:table-cell office:value-type="string">
            <text:p>Procedência:Brasil – SP</text:p>
          </table:table-cell>
          <table:table-cell office:value-type="string">
            <text:p>Peso bruto: 1 Kg</text:p>
          </table:table-cell>
          <table:table-cell office:value-type="string">
            <text:p>Embalagem:  cabo de plastico e escova</text:p>
          </table:table-cell>
          <table:table-cell office:value-type="string">
            <text:p>Quantidade: Maço C/ 24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79</text:p>
          </table:table-cell>
          <table:table-cell office:value-type="string">
            <text:p>Calça Brim Branca M 44</text:p>
          </table:table-cell>
          <table:table-cell office:value-type="string">
            <text:p>Procedência: Brasil – SP</text:p>
          </table:table-cell>
          <table:table-cell office:value-type="string">
            <text:p>Peso Bruto: 44 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Unid</text:p>
          </table:table-cell>
          <table:table-cell office:value-type="string">
            <text:p>Formato de venda: UN </text:p>
          </table:table-cell>
          <table:table-cell office:value-type="string">
            <text:p>Característica: Feito em tecido de algod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0</text:p>
          </table:table-cell>
          <table:table-cell office:value-type="string">
            <text:p>Calça Brim Branca G 46</text:p>
          </table:table-cell>
          <table:table-cell office:value-type="string">
            <text:p>Procedência: Brasil – SP</text:p>
          </table:table-cell>
          <table:table-cell office:value-type="string">
            <text:p>Peso Bruto: 44 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Unid</text:p>
          </table:table-cell>
          <table:table-cell office:value-type="string">
            <text:p>Formato de venda: UN </text:p>
          </table:table-cell>
          <table:table-cell office:value-type="string">
            <text:p>Característica: Feito em tecido de algod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1</text:p>
          </table:table-cell>
          <table:table-cell office:value-type="string">
            <text:p>Jaleco M</text:p>
          </table:table-cell>
          <table:table-cell office:value-type="string">
            <text:p>Procedência: Brasil – SP</text:p>
          </table:table-cell>
          <table:table-cell office:value-type="string">
            <text:p>Peso bruto: 18g</text:p>
          </table:table-cell>
          <table:table-cell office:value-type="string">
            <text:p>Embalagem: Saco plástico</text:p>
          </table:table-cell>
          <table:table-cell office:value-type="string">
            <text:p>Quantidade: Caixa C/ 30 UN</text:p>
          </table:table-cell>
          <table:table-cell office:value-type="string">
            <text:p>Formato de venda:  UN </text:p>
          </table:table-cell>
          <table:table-cell office:value-type="string">
            <text:p>Características: Jaleco em tecido, tamanho g , n° 5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2</text:p>
          </table:table-cell>
          <table:table-cell office:value-type="string">
            <text:p>Boné Brim Branco</text:p>
          </table:table-cell>
          <table:table-cell office:value-type="string">
            <text:p>Procedência: Brasil – SP</text:p>
          </table:table-cell>
          <table:table-cell office:value-type="string">
            <text:p>Peso bruto: 8g</text:p>
          </table:table-cell>
          <table:table-cell office:value-type="string">
            <text:p>Embalagem: Exposto</text:p>
          </table:table-cell>
          <table:table-cell office:value-type="string">
            <text:p>Quantidade: Caixa C/ 20 UN</text:p>
          </table:table-cell>
          <table:table-cell office:value-type="string">
            <text:p>Formato de venda: UN </text:p>
          </table:table-cell>
          <table:table-cell office:value-type="string">
            <text:p>Característica: Feito em tecido de algod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3</text:p>
          </table:table-cell>
          <table:table-cell office:value-type="string">
            <text:p>Calça Brim Branca  P 42</text:p>
          </table:table-cell>
          <table:table-cell office:value-type="string">
            <text:p>Procedência: Brasil – SP</text:p>
          </table:table-cell>
          <table:table-cell office:value-type="string">
            <text:p>Peso Bruto: 44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0 Unid</text:p>
          </table:table-cell>
          <table:table-cell office:value-type="string">
            <text:p>Formato de venda: UN </text:p>
          </table:table-cell>
          <table:table-cell office:value-type="string">
            <text:p>Característica: Feito em tecido de algod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4</text:p>
          </table:table-cell>
          <table:table-cell office:value-type="string">
            <text:p>Espátula Raspadeira em Inox</text:p>
          </table:table-cell>
          <table:table-cell office:value-type="string">
            <text:p>Procedência: Brasil – Sp</text:p>
          </table:table-cell>
          <table:table-cell office:value-type="string">
            <text:p>Peso bruto: 160 g</text:p>
          </table:table-cell>
          <table:table-cell office:value-type="string">
            <text:p>Embalagem: Exposto</text:p>
          </table:table-cell>
          <table:table-cell office:value-type="string">
            <text:p>Quantidade: Avulso&lt;br/&gt;</text:p>
            <text:p>Formato de venda: UN </text:p>
          </table:table-cell>
          <table:table-cell office:value-type="string">
            <text:p>Obs: Produto com lâmina de aço e cabo de mad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5</text:p>
          </table:table-cell>
          <table:table-cell office:value-type="string">
            <text:p>Avental Emborrachado</text:p>
          </table:table-cell>
          <table:table-cell office:value-type="string">
            <text:p>Procedência: Brasil – SP</text:p>
          </table:table-cell>
          <table:table-cell office:value-type="string">
            <text:p>Peso líquido: 150 g</text:p>
          </table:table-cell>
          <table:table-cell office:value-type="string">
            <text:p>Embalagem: Saco plástico</text:p>
          </table:table-cell>
          <table:table-cell office:value-type="string">
            <text:p>Quantidade: Avulso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6</text:p>
          </table:table-cell>
          <table:table-cell office:value-type="string">
            <text:p>Tabuleiro p/ Bola de Pizza 60x48cm</text:p>
          </table:table-cell>
          <table:table-cell office:value-type="string">
            <text:p>Procedência: Brasil</text:p>
          </table:table-cell>
          <table:table-cell office:value-type="string">
            <text:p>Peso Bruto: 2,350 kg</text:p>
          </table:table-cell>
          <table:table-cell office:value-type="string">
            <text:p>Peso líquido: 2,350 kg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Produto feito de madeir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7</text:p>
          </table:table-cell>
          <table:table-cell office:value-type="string">
            <text:p>Bico p/ Saco de Confeitar</text:p>
          </table:table-cell>
          <table:table-cell office:value-type="string">
            <text:p>Procedência: Brasil</text:p>
          </table:table-cell>
          <table:table-cell office:value-type="string">
            <text:p>Peso Bruto: 15gr</text:p>
          </table:table-cell>
          <table:table-cell office:value-type="string">
            <text:p>Peso líquido: 15gr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Produto: feito em aç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8</text:p>
          </table:table-cell>
          <table:table-cell office:value-type="string">
            <text:p>Manga p/ Confeitar Descartável 28cm c/ 50U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89</text:p>
          </table:table-cell>
          <table:table-cell office:value-type="string">
            <text:p>Pá de Ferro 38cm</text:p>
          </table:table-cell>
          <table:table-cell office:value-type="string">
            <text:p>Procedência: Brasil – SP</text:p>
          </table:table-cell>
          <table:table-cell office:value-type="string">
            <text:p>Peso bruto: 3 kg</text:p>
          </table:table-cell>
          <table:table-cell office:value-type="string">
            <text:p>Embalagem: Exposto</text:p>
          </table:table-cell>
          <table:table-cell office:value-type="string">
            <text:p>Quantidade: Avulso&lt;br/&gt;</text:p>
            <text:p>Formato de venda:  U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0</text:p>
          </table:table-cell>
          <table:table-cell office:value-type="string">
            <text:p>Pá p/ Esfiha 90cm</text:p>
          </table:table-cell>
          <table:table-cell office:value-type="string">
            <text:p>Procedência: Brasil – SP</text:p>
          </table:table-cell>
          <table:table-cell office:value-type="string">
            <text:p>Peso líquido: 1,0 kg</text:p>
          </table:table-cell>
          <table:table-cell office:value-type="string">
            <text:p>Embalagem: Exposta</text:p>
          </table:table-cell>
          <table:table-cell office:value-type="string">
            <text:p>Quantidade: Caixa C/ 5 Unid</text:p>
          </table:table-cell>
          <table:table-cell office:value-type="string">
            <text:p>Formato de venda: Unid</text:p>
          </table:table-cell>
          <table:table-cell office:value-type="string">
            <text:p> Obs: Madeir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1</text:p>
          </table:table-cell>
          <table:table-cell office:value-type="string">
            <text:p>Pá de Ferro 35cm</text:p>
          </table:table-cell>
          <table:table-cell office:value-type="string">
            <text:p>Procedência: Brasil – SP</text:p>
          </table:table-cell>
          <table:table-cell office:value-type="string">
            <text:p>Peso líquido: 2,5 kg</text:p>
          </table:table-cell>
          <table:table-cell office:value-type="string">
            <text:p>Embalagem: Exposto</text:p>
          </table:table-cell>
          <table:table-cell office:value-type="string">
            <text:p>Quantidade: Avulso</text:p>
          </table:table-cell>
          <table:table-cell office:value-type="string">
            <text:p>Formato de Venda: Un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2</text:p>
          </table:table-cell>
          <table:table-cell office:value-type="string">
            <text:p>Pá de Madeira 40cm</text:p>
          </table:table-cell>
          <table:table-cell office:value-type="string">
            <text:p>Procedência: Brasil – SP</text:p>
          </table:table-cell>
          <table:table-cell office:value-type="string">
            <text:p>Peso líquido: 1,5 Kg</text:p>
          </table:table-cell>
          <table:table-cell office:value-type="string">
            <text:p>Embalagem: Exposta</text:p>
          </table:table-cell>
          <table:table-cell office:value-type="string">
            <text:p>Quantidade: Caixa C/ 5 Unid</text:p>
          </table:table-cell>
          <table:table-cell office:value-type="string">
            <text:p>Formato de venda: U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3</text:p>
          </table:table-cell>
          <table:table-cell office:value-type="string">
            <text:p>Pá de Madeira 35cm</text:p>
          </table:table-cell>
          <table:table-cell office:value-type="string">
            <text:p>Procedência: Brasil</text:p>
          </table:table-cell>
          <table:table-cell office:value-type="string">
            <text:p>Peso bruto: 2 Kg</text:p>
          </table:table-cell>
          <table:table-cell office:value-type="string">
            <text:p>Peso líquido: 2 Kg</text:p>
          </table:table-cell>
          <table:table-cell office:value-type="string">
            <text:p>Embalagem: Exposta</text:p>
          </table:table-cell>
          <table:table-cell office:value-type="string">
            <text:p>Quantidade: Avul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4</text:p>
          </table:table-cell>
          <table:table-cell office:value-type="string">
            <text:p>Envelope p/ Pizza 25cm 250un</text:p>
          </table:table-cell>
          <table:table-cell office:value-type="string">
            <text:p>Procedência: Brasil – SP</text:p>
          </table:table-cell>
          <table:table-cell office:value-type="string">
            <text:p>Peso líquido: 3,9 kg</text:p>
          </table:table-cell>
          <table:table-cell office:value-type="string">
            <text:p>Embalagem: Papel</text:p>
          </table:table-cell>
          <table:table-cell office:value-type="string">
            <text:p>Quantidade: Pacote C/ 25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5</text:p>
          </table:table-cell>
          <table:table-cell office:value-type="string">
            <text:p>Guardanapos de Papel 29,5×30 50un</text:p>
          </table:table-cell>
          <table:table-cell office:value-type="string">
            <text:p> Procedência: Brasil&lt;br/&gt;</text:p>
            <text:p>Peso líquido: 800g</text:p>
          </table:table-cell>
          <table:table-cell office:value-type="string">
            <text:p>Peso drenado: 800gr</text:p>
          </table:table-cell>
          <table:table-cell office:value-type="string">
            <text:p>Embalagem: Saco plástico</text:p>
          </table:table-cell>
          <table:table-cell office:value-type="string">
            <text:p>Quantidade: Pacote com 50 unidades Caixa c/ 15Pcts</text:p>
          </table:table-cell>
          <table:table-cell office:value-type="string">
            <text:p>Tamanho: 29 x 30 c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6</text:p>
          </table:table-cell>
          <table:table-cell office:value-type="string">
            <text:p>Envelope p/ Pizza 35cm 250Un</text:p>
          </table:table-cell>
          <table:table-cell office:value-type="string">
            <text:p>Procedência: Brasil – SP</text:p>
          </table:table-cell>
          <table:table-cell office:value-type="string">
            <text:p>Peso Bruto: 5,03 kg</text:p>
          </table:table-cell>
          <table:table-cell office:value-type="string">
            <text:p>Embalagem: Papel</text:p>
          </table:table-cell>
          <table:table-cell office:value-type="string">
            <text:p>Quantidade: Pacote C/ 250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7</text:p>
          </table:table-cell>
          <table:table-cell office:value-type="string">
            <text:p>Canudo Bom Sabor C/1000Un</text:p>
          </table:table-cell>
          <table:table-cell office:value-type="string">
            <text:p> Procedência: Brasil – SP</text:p>
          </table:table-cell>
          <table:table-cell office:value-type="string">
            <text:p>Peso Bruto: 888 Kg</text:p>
          </table:table-cell>
          <table:table-cell office:value-type="string">
            <text:p>Peso Liquido: 520 Kg </text:p>
          </table:table-cell>
          <table:table-cell office:value-type="string">
            <text:p>Embalagem: Peça embaladas à vácuo</text:p>
          </table:table-cell>
          <table:table-cell office:value-type="string">
            <text:p>Quantidade: Caixa C/ 1000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8</text:p>
          </table:table-cell>
          <table:table-cell office:value-type="string">
            <text:p>Papel Alumínio 30Cm X 7,5M Cx 12Un.</text:p>
          </table:table-cell>
          <table:table-cell office:value-type="string">
            <text:p>Procedência: Brasil – SP</text:p>
          </table:table-cell>
          <table:table-cell office:value-type="string">
            <text:p>Peso Líquido: 100g</text:p>
          </table:table-cell>
          <table:table-cell office:value-type="string">
            <text:p>Embalagem: Rolo</text:p>
          </table:table-cell>
          <table:table-cell office:value-type="string">
            <text:p>Quantidade: Caixa C/ 12 Unid</text:p>
          </table:table-cell>
          <table:table-cell office:value-type="string">
            <text:p>Formato de venda: Cx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99</text:p>
          </table:table-cell>
          <table:table-cell office:value-type="string">
            <text:p>Copo Descartavel Pequeno Café 100x50ml</text:p>
          </table:table-cell>
          <table:table-cell office:value-type="string">
            <text:p>Procedência: Brasil</text:p>
          </table:table-cell>
          <table:table-cell office:value-type="string">
            <text:p>Peso líquido: 250gr</text:p>
          </table:table-cell>
          <table:table-cell office:value-type="string">
            <text:p>Peso drenado: 250gr</text:p>
          </table:table-cell>
          <table:table-cell office:value-type="string">
            <text:p>Embalagem: Saco plástico</text:p>
          </table:table-cell>
          <table:table-cell office:value-type="string">
            <text:p>Quantidade: Caixa com 50X100unidades </text:p>
          </table:table-cell>
          <table:table-cell office:value-type="string">
            <text:p>Tamanho: 100×50 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0</text:p>
          </table:table-cell>
          <table:table-cell office:value-type="string">
            <text:p>Canudo sachet Gol  C/3.000 Un.</text:p>
          </table:table-cell>
          <table:table-cell office:value-type="string">
            <text:p>Procedência Brasil</text:p>
          </table:table-cell>
          <table:table-cell office:value-type="string">
            <text:p>Peso Bruto: 1.66</text:p>
          </table:table-cell>
          <table:table-cell office:value-type="string">
            <text:p>Peso Liquido:1.66</text:p>
          </table:table-cell>
          <table:table-cell office:value-type="string">
            <text:p>Cor: Branco e Vermelho</text:p>
          </table:table-cell>
          <table:table-cell office:value-type="string">
            <text:p>Embalagem: Sachê Bopp</text:p>
          </table:table-cell>
          <table:table-cell office:value-type="string">
            <text:p>Quantidade: Cada caixa contém 3.000 Unidade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1</text:p>
          </table:table-cell>
          <table:table-cell office:value-type="string">
            <text:p>Guardanapos de Papel Peq. 18×20 100un</text:p>
          </table:table-cell>
          <table:table-cell office:value-type="string">
            <text:p>Procedência: Brasil</text:p>
          </table:table-cell>
          <table:table-cell office:value-type="string">
            <text:p>Peso líquido: 0,06gr</text:p>
          </table:table-cell>
          <table:table-cell office:value-type="string">
            <text:p>Peso drenado: 0,06gr</text:p>
          </table:table-cell>
          <table:table-cell office:value-type="string">
            <text:p>Embalagem: Saco plástico</text:p>
          </table:table-cell>
          <table:table-cell office:value-type="string">
            <text:p>Quantidade: Pacote com 100 unidades</text:p>
          </table:table-cell>
          <table:table-cell office:value-type="string">
            <text:p>Tamanho: 18×20 c/ 50 Pct Caixa Fecha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2</text:p>
          </table:table-cell>
          <table:table-cell office:value-type="string">
            <text:p>Bloco de Pedidos 50×1</text:p>
          </table:table-cell>
          <table:table-cell office:value-type="string">
            <text:p>Procedência: Brasil</text:p>
          </table:table-cell>
          <table:table-cell office:value-type="string">
            <text:p>Embalagem:Saco Plástico</text:p>
          </table:table-cell>
          <table:table-cell office:value-type="string">
            <text:p>Quantidade:avulso</text:p>
          </table:table-cell>
          <table:table-cell office:value-type="string">
            <text:p>Não serve para fatiar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3</text:p>
          </table:table-cell>
          <table:table-cell office:value-type="string">
            <text:p>Papel Toalha Interfolhadas  1000 fl</text:p>
          </table:table-cell>
          <table:table-cell office:value-type="string">
            <text:p>Procedência: Brasil – SP</text:p>
          </table:table-cell>
          <table:table-cell office:value-type="string">
            <text:p>Peso Liquido: 1,16 Kg </text:p>
          </table:table-cell>
          <table:table-cell office:value-type="string">
            <text:p>Embalagem: Pacote de papelão</text:p>
          </table:table-cell>
          <table:table-cell office:value-type="string">
            <text:p>Quantidade: Caixa C/ 7 Unid</text:p>
          </table:table-cell>
          <table:table-cell office:value-type="string">
            <text:p>Formato de venda: Pct</text:p>
          </table:table-cell>
          <table:table-cell office:value-type="string">
            <text:p>Obs: Pct/ 1000 folh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4</text:p>
          </table:table-cell>
          <table:table-cell office:value-type="string">
            <text:p>Guardanapos de Papel 29,5×30 100un</text:p>
          </table:table-cell>
          <table:table-cell office:value-type="string">
            <text:p>Procedência: Brasil</text:p>
          </table:table-cell>
          <table:table-cell office:value-type="string">
            <text:p>Peso líquido: 800g</text:p>
          </table:table-cell>
          <table:table-cell office:value-type="string">
            <text:p>Peso drenado: 800gr</text:p>
          </table:table-cell>
          <table:table-cell office:value-type="string">
            <text:p>Embalagem: Saco plástico</text:p>
          </table:table-cell>
          <table:table-cell office:value-type="string">
            <text:p>Quantidade: Pacote com 100 unidades Caixa c/ 30Pcts</text:p>
          </table:table-cell>
          <table:table-cell office:value-type="string">
            <text:p>Tamanho: 30×3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5</text:p>
          </table:table-cell>
          <table:table-cell office:value-type="string">
            <text:p>Canudo p/ Refrigerante 800 und</text:p>
          </table:table-cell>
          <table:table-cell office:value-type="string">
            <text:p>Procedência: Brasil – SP</text:p>
          </table:table-cell>
          <table:table-cell office:value-type="string">
            <text:p>Peso Liquido: 210 g</text:p>
          </table:table-cell>
          <table:table-cell office:value-type="string">
            <text:p>Embalagem: Peça embaladas à vácuo</text:p>
          </table:table-cell>
          <table:table-cell office:value-type="string">
            <text:p>Quantidade: Caixa C/ 800 UN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6</text:p>
          </table:table-cell>
          <table:table-cell office:value-type="string">
            <text:p>Guardanapos de Papel TV 14×13,50 2000un</text:p>
          </table:table-cell>
          <table:table-cell office:value-type="string">
            <text:p>Procedência: Brasil – SP</text:p>
          </table:table-cell>
          <table:table-cell office:value-type="string">
            <text:p>Peso líquido: 760g</text:p>
          </table:table-cell>
          <table:table-cell office:value-type="string">
            <text:p>Embalagem: Saco plástico</text:p>
          </table:table-cell>
          <table:table-cell office:value-type="string">
            <text:p>Quantidade: Caixa C/ 24 Unid</text:p>
          </table:table-cell>
          <table:table-cell office:value-type="string">
            <text:p>Obs: Pacote com 2000 unidades</text:p>
          </table:table-cell>
          <table:table-cell office:value-type="string">
            <text:p>Tamanho: 14×1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7</text:p>
          </table:table-cell>
          <table:table-cell office:value-type="string">
            <text:p>Copo Descartavel Pequeno 100x180ml</text:p>
          </table:table-cell>
          <table:table-cell office:value-type="string">
            <text:p>Procedência: Brasil – SP</text:p>
          </table:table-cell>
          <table:table-cell office:value-type="string">
            <text:p>Peso líquido: 180 ml</text:p>
          </table:table-cell>
          <table:table-cell office:value-type="string">
            <text:p>Embalagem: Saco plástico</text:p>
          </table:table-cell>
          <table:table-cell office:value-type="string">
            <text:p>Quantidade: Caixa C/  25X100 Unid&lt;br/&gt;</text:p>
            <text:p>Formato de Venda: Pct </text:p>
          </table:table-cell>
          <table:table-cell office:value-type="string">
            <text:p>Obs: Tamanho: 100×180 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8</text:p>
          </table:table-cell>
          <table:table-cell office:value-type="string">
            <text:p>Lacre de Segurança P/ Embalagens de Alimentos</text:p>
          </table:table-cell>
          <table:table-cell office:value-type="string">
            <text:p>Procedência: Brasil – SP</text:p>
          </table:table-cell>
          <table:table-cell office:value-type="string">
            <text:p>Peso bruto: 500g (aproximado)</text:p>
          </table:table-cell>
          <table:table-cell office:value-type="string">
            <text:p>Embalagem: 2 Rolos no Pacotes</text:p>
          </table:table-cell>
          <table:table-cell office:value-type="string">
            <text:p>Quantidade: Caixa C/ 48 Pct</text:p>
          </table:table-cell>
          <table:table-cell office:value-type="string">
            <text:p>Formato de venda: Pct </text:p>
          </table:table-cell>
          <table:table-cell office:value-type="string">
            <text:p>Obs: 1000 Etiquetas de 10 Cm x 3,5 Cm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09</text:p>
          </table:table-cell>
          <table:table-cell office:value-type="string">
            <text:p>Comanda Comum</text:p>
          </table:table-cell>
          <table:table-cell office:value-type="string">
            <text:p>Procedência: Brasil</text:p>
          </table:table-cell>
          <table:table-cell office:value-type="string">
            <text:p>Peso bruto: 890 gr</text:p>
          </table:table-cell>
          <table:table-cell office:value-type="string">
            <text:p>Embalagem: Saco plástico</text:p>
          </table:table-cell>
          <table:table-cell office:value-type="string">
            <text:p>Quantidade: Cada pacote contém 20 blocos com 50 páginas</text:p>
          </table:table-cell>
          <table:table-cell office:value-type="string">
            <text:p>Formato de Venda: Pct&lt;br/&gt;</text:p>
            <text:p>Obs: Dimensão 7 X 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0</text:p>
          </table:table-cell>
          <table:table-cell office:value-type="string">
            <text:p>Comanda Autocopiativa</text:p>
          </table:table-cell>
          <table:table-cell office:value-type="string">
            <text:p>Procedência: Brasil</text:p>
          </table:table-cell>
          <table:table-cell office:value-type="string">
            <text:p>Peso bruto: 840 g (aproximados)</text:p>
          </table:table-cell>
          <table:table-cell office:value-type="string">
            <text:p>Embalagem: Saco plástico</text:p>
          </table:table-cell>
          <table:table-cell office:value-type="string">
            <text:p>Quantidade: Avulso&lt;br/&gt;</text:p>
            <text:p>Formato de venda: Pct</text:p>
          </table:table-cell>
          <table:table-cell office:value-type="string">
            <text:p>Obs: Dimensão 7 X 10 </text:p>
          </table:table-cell>
          <table:table-cell office:value-type="string">
            <text:p>CAIXA 2040 BLOCOS, 20 BLOCOS NO PACOTE, 102 FOLHAS COM 3 VIAS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1</text:p>
          </table:table-cell>
          <table:table-cell office:value-type="string">
            <text:p>Caixa p/ Pizza Branca 35cm – 25 Un(GP7)</text:p>
          </table:table-cell>
          <table:table-cell office:value-type="string">
            <text:p>Procedência: Brasil – SP</text:p>
          </table:table-cell>
          <table:table-cell office:value-type="string">
            <text:p>Peso Bruto: 3,5 kg</text:p>
          </table:table-cell>
          <table:table-cell office:value-type="string">
            <text:p>Embalagem: Saco plástico</text:p>
          </table:table-cell>
          <table:table-cell office:value-type="string">
            <text:p>Quantidade:Pacote C/ 25 caixas de papelão para pizza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2</text:p>
          </table:table-cell>
          <table:table-cell office:value-type="string">
            <text:p>Caixa p/ Pizza Branca 25cm – 25 Un(GP7)</text:p>
          </table:table-cell>
          <table:table-cell office:value-type="string">
            <text:p>Procedência: Brasil – SP</text:p>
          </table:table-cell>
          <table:table-cell office:value-type="string">
            <text:p>Peso bruto: 1,960 kg</text:p>
          </table:table-cell>
          <table:table-cell office:value-type="string">
            <text:p>Peso líquido: 1,950 kg</text:p>
          </table:table-cell>
          <table:table-cell office:value-type="string">
            <text:p>Embalagem: Saco plástico</text:p>
          </table:table-cell>
          <table:table-cell office:value-type="string">
            <text:p>Quantidade: Pacote C/ 25 caixas de papelão para pizza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3</text:p>
          </table:table-cell>
          <table:table-cell office:value-type="string">
            <text:p>Caixa Octavada Fotográfica 35cm-25Un (GP7)</text:p>
          </table:table-cell>
          <table:table-cell office:value-type="string">
            <text:p>Procedência: Brasil  SP</text:p>
          </table:table-cell>
          <table:table-cell office:value-type="string">
            <text:p>Peso bruto: 3 Kg</text:p>
          </table:table-cell>
          <table:table-cell office:value-type="string">
            <text:p>Embalagem: Saco plastico</text:p>
          </table:table-cell>
          <table:table-cell office:value-type="string">
            <text:p>Quantidade: Caixa C/ 25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4</text:p>
          </table:table-cell>
          <table:table-cell office:value-type="string">
            <text:p>Filtro de Papel  Melitta 103 1pct x 6uni</text:p>
          </table:table-cell>
          <table:table-cell office:value-type="string">
            <text:p>Procedência: Brasil – RS</text:p>
          </table:table-cell>
          <table:table-cell office:value-type="string">
            <text:p>Peso Líquido: 500 g</text:p>
          </table:table-cell>
          <table:table-cell office:value-type="string">
            <text:p>Embalagem Primária: Pacote com 6 caixetas com 30 unidades</text:p>
          </table:table-cell>
          <table:table-cell office:value-type="string">
            <text:p>Quantidade:: Caixa C/ 8 pacotes de 6 caixetas&lt;br/&gt;</text:p>
            <text:p>Formato de venda: 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5</text:p>
          </table:table-cell>
          <table:table-cell office:value-type="string">
            <text:p>Caixa Octavada Comum 25Cm 25Un (Brotinho)</text:p>
          </table:table-cell>
          <table:table-cell office:value-type="string">
            <text:p>Procedência: Brasil  SP</text:p>
          </table:table-cell>
          <table:table-cell office:value-type="string">
            <text:p>Peso bruto: 2 Kg</text:p>
          </table:table-cell>
          <table:table-cell office:value-type="string">
            <text:p>Embalagem:saco plastico</text:p>
          </table:table-cell>
          <table:table-cell office:value-type="string">
            <text:p>Quantidade: Caixa C/ 25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16</text:p>
          </table:table-cell>
          <table:table-cell office:value-type="string">
            <text:p>Caixa Octavada 35Cm 25 Un</text:p>
          </table:table-cell>
          <table:table-cell office:value-type="string">
            <text:p>Procedência: Brasil  SP</text:p>
          </table:table-cell>
          <table:table-cell office:value-type="string">
            <text:p>Peso bruto: 3 Kg</text:p>
          </table:table-cell>
          <table:table-cell office:value-type="string">
            <text:p>Embalagem: Saco plastico</text:p>
          </table:table-cell>
          <table:table-cell office:value-type="string">
            <text:p>Quantidade: Caixa C/ 25 Unid</text:p>
          </table:table-cell>
          <table:table-cell office:value-type="string">
            <text:p>Formato de venda: Pc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meta:generator>ODFPY/0.9.6</meta:generator>
  </office:meta>
</office:document-meta>
</file>